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1.9543in"/>
    </style:style>
    <style:style style:name="co3" style:family="table-column">
      <style:table-column-properties fo:break-before="auto" style:column-width="2.3618in"/>
    </style:style>
    <style:style style:name="co4" style:family="table-column">
      <style:table-column-properties fo:break-before="auto" style:column-width="2.3937in"/>
    </style:style>
    <style:style style:name="co5" style:family="table-column">
      <style:table-column-properties fo:break-before="auto" style:column-width="1.9756in"/>
    </style:style>
    <style:style style:name="co6" style:family="table-column">
      <style:table-column-properties fo:break-before="auto" style:column-width="2.2016in"/>
    </style:style>
    <style:style style:name="co7" style:family="table-column">
      <style:table-column-properties fo:break-before="auto" style:column-width="2.2866in"/>
    </style:style>
    <style:style style:name="co8" style:family="table-column">
      <style:table-column-properties fo:break-before="auto" style:column-width="1.4827in"/>
    </style:style>
    <style:style style:name="co9" style:family="table-column">
      <style:table-column-properties fo:break-before="auto" style:column-width="1.8902in"/>
    </style:style>
    <style:style style:name="co10" style:family="table-column">
      <style:table-column-properties fo:break-before="auto" style:column-width="1.7827in"/>
    </style:style>
    <style:style style:name="co11" style:family="table-column">
      <style:table-column-properties fo:break-before="auto" style:column-width="1.8689in"/>
    </style:style>
    <style:style style:name="co12" style:family="table-column">
      <style:table-column-properties fo:break-before="auto" style:column-width="2.0937in"/>
    </style:style>
    <style:style style:name="co13" style:family="table-column">
      <style:table-column-properties fo:break-before="auto" style:column-width="2.0618in"/>
    </style:style>
    <style:style style:name="co14" style:family="table-column">
      <style:table-column-properties fo:break-before="auto" style:column-width="1.7402in"/>
    </style:style>
    <style:style style:name="co15" style:family="table-column">
      <style:table-column-properties fo:break-before="auto" style:column-width="1.6543in"/>
    </style:style>
    <style:style style:name="co16" style:family="table-column">
      <style:table-column-properties fo:break-before="auto" style:column-width="1.7937in"/>
    </style:style>
    <style:style style:name="co17" style:family="table-column">
      <style:table-column-properties fo:break-before="auto" style:column-width="1.4508in"/>
    </style:style>
    <style:style style:name="co18" style:family="table-column">
      <style:table-column-properties fo:break-before="auto" style:column-width="1.5146in"/>
    </style:style>
    <style:style style:name="co19" style:family="table-column">
      <style:table-column-properties fo:break-before="auto" style:column-width="1.3543in"/>
    </style:style>
    <style:style style:name="co2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8.678in" svg:height="4.4008in" svg:x="42.0736in" svg:y="0.2724in">
            <draw:object draw:notify-on-update-of-ranges="Sheet1.A2:Sheet1.A342 Sheet1.N1:Sheet1.N1 Sheet1.N2:Sheet1.N342 Sheet1.A2:Sheet1.A342 Sheet1.O1:Sheet1.O1 Sheet1.O2:Sheet1.O34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9.3551in" svg:height="5.0264in" svg:x="46.8953in" svg:y="32.8307in">
            <draw:object draw:notify-on-update-of-ranges="Sheet1.A2:Sheet1.A342 Sheet1.P1:Sheet1.P1 Sheet1.P2:Sheet1.P342 Sheet1.A2:Sheet1.A342 Sheet1.N1:Sheet1.N1 Sheet1.N2:Sheet1.N34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8.6772in" svg:height="5.2654in" svg:x="43.7854in" svg:y="7.9516in">
            <draw:object draw:notify-on-update-of-ranges="Sheet1.A2:Sheet1.A342 Sheet1.H1:Sheet1.H1 Sheet1.H2:Sheet1.H342 Sheet1.A2:Sheet1.A342 Sheet1.I1:Sheet1.I1 Sheet1.I2:Sheet1.I34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9.1406in" svg:height="5.413in" svg:x="53.2756in" svg:y="8.1004in">
            <draw:object draw:notify-on-update-of-ranges="Sheet1.A2:Sheet1.A342 Sheet1.H1:Sheet1.H1 Sheet1.H2:Sheet1.H342 Sheet1.A2:Sheet1.A342 Sheet1.J1:Sheet1.J1 Sheet1.J2:Sheet1.J34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16.7441in" svg:height="8.0508in" svg:x="46.7024in" svg:y="14.6555in">
            <draw:object draw:notify-on-update-of-ranges="Sheet1.A2:Sheet1.A342 Sheet1.L1:Sheet1.L1 Sheet1.L2:Sheet1.L342 Sheet1.A2:Sheet1.A342 Sheet1.J1:Sheet1.J1 Sheet1.J2:Sheet1.J342 Sheet1.A2:Sheet1.A342 Sheet1.H1:Sheet1.H1 Sheet1.H2:Sheet1.H34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svg:width="12.435in" svg:height="8.0106in" svg:x="46.8071in" svg:y="23.8642in">
            <draw:object draw:notify-on-update-of-ranges="Sheet1.A2:Sheet1.A342 Sheet1.K1:Sheet1.K1 Sheet1.K2:Sheet1.K342 Sheet1.A2:Sheet1.A342 Sheet1.J1:Sheet1.J1 Sheet1.J2:Sheet1.J342 Sheet1.A2:Sheet1.A342 Sheet1.H1:Sheet1.H1 Sheet1.H2:Sheet1.H34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2.435in" svg:height="8.0106in" svg:x="61.0681in" svg:y="23.8362in">
            <draw:object draw:notify-on-update-of-ranges="Sheet1.A2:Sheet1.A342 Sheet1.J1:Sheet1.J1 Sheet1.J2:Sheet1.J342 Sheet1.A2:Sheet1.A342 Sheet1.H1:Sheet1.H1 Sheet1.H2:Sheet1.H342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t(ms)</text:p>
          </table:table-cell>
          <table:table-cell office:value-type="string">
            <text:p>deslocamento_encoders(mm)</text:p>
          </table:table-cell>
          <table:table-cell office:value-type="string">
            <text:p>deslocamento_acelerometro_Y(mm)</text:p>
          </table:table-cell>
          <table:table-cell office:value-type="string">
            <text:p>erro_deslocamento_acelerometro(%)</text:p>
          </table:table-cell>
          <table:table-cell office:value-type="string">
            <text:p>desloc_angular_encoders(rad)</text:p>
          </table:table-cell>
          <table:table-cell office:value-type="string">
            <text:p>desloc_angular_giroscopio_Z(rad)</text:p>
          </table:table-cell>
          <table:table-cell office:value-type="string">
            <text:p>erro_desloc_angular_giroscopio(%)</text:p>
          </table:table-cell>
          <table:table-cell office:value-type="string">
            <text:p>Aceleração encoders</text:p>
          </table:table-cell>
          <table:table-cell office:value-type="string">
            <text:p>acel_acelerometro_Y(m/s^2) com offset</text:p>
          </table:table-cell>
          <table:table-cell office:value-type="string">
            <text:p>Aceleração acelerômetro</text:p>
          </table:table-cell>
          <table:table-cell office:value-type="string">
            <text:p>Média 5 períodos acelerômetro</text:p>
          </table:table-cell>
          <table:table-cell office:value-type="string">
            <text:p>media10_acel_acelerometro_Y(m/s^2)</text:p>
          </table:table-cell>
          <table:table-cell office:value-type="string">
            <text:p>erro_acel_acelerometro(%)</text:p>
          </table:table-cell>
          <table:table-cell office:value-type="string">
            <text:p>Velocidade angular encoders</text:p>
          </table:table-cell>
          <table:table-cell office:value-type="string">
            <text:p>Velocidade angular giroscópio com offset</text:p>
          </table:table-cell>
          <table:table-cell office:value-type="string">
            <text:p>Velocidade angular giroscópio</text:p>
          </table:table-cell>
          <table:table-cell office:value-type="string">
            <text:p>erro_vel_angular_giroscopio(%)</text:p>
          </table:table-cell>
          <table:table-cell office:value-type="string">
            <text:p>posicao_encoders_X(mm)</text:p>
          </table:table-cell>
          <table:table-cell office:value-type="string">
            <text:p>posicao_encoders_Y(mm)</text:p>
          </table:table-cell>
          <table:table-cell office:value-type="string">
            <text:p>posicao_acelgiro_X(mm)</text:p>
          </table:table-cell>
          <table:table-cell office:value-type="string">
            <text:p>posicao_acelgiro_Y(mm)</text:p>
          </table:table-cell>
          <table:table-cell office:value-type="string">
            <text:p>erro_posicao_acelgiro(mm)</text:p>
          </table:table-cell>
          <table:table-cell office:value-type="string">
            <text:p>angulo_encoders(rad)</text:p>
          </table:table-cell>
          <table:table-cell office:value-type="string">
            <text:p>angulo_giroscopio(rad)</text:p>
          </table:table-cell>
          <table:table-cell office:value-type="string">
            <text:p>erro_angulo_giro(%)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19154">
            <text:p>-0.019154</text:p>
          </table:table-cell>
          <table:table-cell table:formula="of:=[.I2]-[.$I$2]" office:value-type="float" office:value="0">
            <text:p>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646">
            <text:p>0.026646</text:p>
          </table:table-cell>
          <table:table-cell table:formula="of:=[.O2]-0.021583" office:value-type="float" office:value="0.005063">
            <text:p>0.005063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05547">
            <text:p>0.00554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771">
            <text:p>771</text:p>
          </table:table-cell>
          <table:table-cell office:value-type="float" office:value="0">
            <text:p>0</text:p>
          </table:table-cell>
          <table:table-cell office:value-type="float" office:value="-6">
            <text:p>-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table:formula="of:=[.I3]-[.$I$2]" office:value-type="float" office:value="0.028731">
            <text:p>0.028731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8386">
            <text:p>0.018386</text:p>
          </table:table-cell>
          <table:table-cell table:formula="of:=[.O3]-0.021583" office:value-type="float" office:value="-0.003197">
            <text:p>-0.0031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7">
            <text:p>-7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0.011471">
            <text:p>0.01147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028">
            <text:p>1028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6336">
            <text:p>-0.026336</text:p>
          </table:table-cell>
          <table:table-cell table:formula="of:=[.I4]-[.$I$2]" office:value-type="float" office:value="-0.007182">
            <text:p>-0.007182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648">
            <text:p>0.024648</text:p>
          </table:table-cell>
          <table:table-cell table:formula="of:=[.O4]-0.021583" office:value-type="float" office:value="0.003065">
            <text:p>0.003065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office:value-type="float" office:value="0.017497">
            <text:p>0.01749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285">
            <text:p>1285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9577">
            <text:p>-0.009577</text:p>
          </table:table-cell>
          <table:table-cell table:formula="of:=[.I5]-[.$I$2]" office:value-type="float" office:value="0.009577">
            <text:p>0.009577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179">
            <text:p>0.027179</text:p>
          </table:table-cell>
          <table:table-cell table:formula="of:=[.O5]-0.021583" office:value-type="float" office:value="0.005596">
            <text:p>0.0055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29">
            <text:p>-29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023557">
            <text:p>0.0235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542">
            <text:p>1542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999">
            <text:p>0.0049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549">
            <text:p>-0.04549</text:p>
          </table:table-cell>
          <table:table-cell table:formula="of:=[.I6]-[.$I$2]" office:value-type="float" office:value="-0.026336">
            <text:p>-0.026336</text:p>
          </table:table-cell>
          <table:table-cell table:formula="of:=AVERAGE([.J2:.J6])" office:value-type="float" office:value="0.000957999999999998">
            <text:p>0.000958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8511">
            <text:p>0.028511</text:p>
          </table:table-cell>
          <table:table-cell table:formula="of:=[.O6]-0.021583" office:value-type="float" office:value="0.006928">
            <text:p>0.00692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44">
            <text:p>-44</text:p>
          </table:table-cell>
          <table:table-cell office:value-type="float" office:value="0">
            <text:p>0</text:p>
          </table:table-cell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028557">
            <text:p>0.028557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799">
            <text:p>1799</text:p>
          </table:table-cell>
          <table:table-cell office:value-type="float" office:value="0">
            <text:p>0</text:p>
          </table:table-cell>
          <table:table-cell office:value-type="float" office:value="-16">
            <text:p>-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[.I7]-[.$I$2]" office:value-type="float" office:value="-0.004788">
            <text:p>-0.004788</text:p>
          </table:table-cell>
          <table:table-cell table:formula="of:=AVERAGE([.J3:.J7])" office:value-type="float" office:value="0.000000399999999997624">
            <text:p>0.0000004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0917">
            <text:p>0.020917</text:p>
          </table:table-cell>
          <table:table-cell table:formula="of:=[.O7]-0.021583" office:value-type="float" office:value="-0.000666">
            <text:p>-0.0006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03448">
            <text:p>0.0344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056">
            <text:p>2056</text:p>
          </table:table-cell>
          <table:table-cell office:value-type="float" office:value="0">
            <text:p>0</text:p>
          </table:table-cell>
          <table:table-cell office:value-type="float" office:value="-17">
            <text:p>-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[.I8]-[.$I$2]" office:value-type="float" office:value="-0.019153">
            <text:p>-0.019153</text:p>
          </table:table-cell>
          <table:table-cell table:formula="of:=AVERAGE([.J4:.J8])" office:value-type="float" office:value="-0.0095764">
            <text:p>-0.0095764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986">
            <text:p>0.017986</text:p>
          </table:table-cell>
          <table:table-cell table:formula="of:=[.O8]-0.021583" office:value-type="float" office:value="-0.003597">
            <text:p>-0.003597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77">
            <text:p>-77</text:p>
          </table:table-cell>
          <table:table-cell office:value-type="float" office:value="-1">
            <text:p>-1</text:p>
          </table:table-cell>
          <table:table-cell office:value-type="float" office:value="77.006493">
            <text:p>77.006493</text:p>
          </table:table-cell>
          <table:table-cell office:value-type="float" office:value="0">
            <text:p>0</text:p>
          </table:table-cell>
          <table:table-cell office:value-type="float" office:value="0.040541">
            <text:p>0.040541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313">
            <text:p>2313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8307">
            <text:p>-0.038307</text:p>
          </table:table-cell>
          <table:table-cell table:formula="of:=[.I9]-[.$I$2]" office:value-type="float" office:value="-0.019153">
            <text:p>-0.019153</text:p>
          </table:table-cell>
          <table:table-cell table:formula="of:=AVERAGE([.J5:.J9])" office:value-type="float" office:value="-0.0119706">
            <text:p>-0.0119706</text:p>
          </table:table-cell>
          <table:table-cell/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052">
            <text:p>0.019052</text:p>
          </table:table-cell>
          <table:table-cell table:formula="of:=[.O9]-0.021583" office:value-type="float" office:value="-0.002531">
            <text:p>-0.00253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91">
            <text:p>-91</text:p>
          </table:table-cell>
          <table:table-cell office:value-type="float" office:value="-2">
            <text:p>-2</text:p>
          </table:table-cell>
          <table:table-cell office:value-type="float" office:value="91.021973">
            <text:p>91.021973</text:p>
          </table:table-cell>
          <table:table-cell office:value-type="float" office:value="0">
            <text:p>0</text:p>
          </table:table-cell>
          <table:table-cell office:value-type="float" office:value="0.046498">
            <text:p>0.046498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570">
            <text:p>2570</text:p>
          </table:table-cell>
          <table:table-cell office:value-type="float" office:value="0">
            <text:p>0</text:p>
          </table:table-cell>
          <table:table-cell office:value-type="float" office:value="-13">
            <text:p>-1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[.I10]-[.$I$2]" office:value-type="float" office:value="-0.011971">
            <text:p>-0.011971</text:p>
          </table:table-cell>
          <table:table-cell table:formula="of:=AVERAGE([.J6:.J10])" office:value-type="float" office:value="-0.0162802">
            <text:p>-0.0162802</text:p>
          </table:table-cell>
          <table:table-cell table:formula="of:=AVERAGE([.J2:.J10])" office:value-type="float" office:value="-0.00558611111111112">
            <text:p>-0.005586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5181">
            <text:p>0.025181</text:p>
          </table:table-cell>
          <table:table-cell table:formula="of:=[.O10]-0.021583" office:value-type="float" office:value="0.003598">
            <text:p>0.003598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04">
            <text:p>-104</text:p>
          </table:table-cell>
          <table:table-cell office:value-type="float" office:value="-3">
            <text:p>-3</text:p>
          </table:table-cell>
          <table:table-cell office:value-type="float" office:value="104.043259">
            <text:p>104.043259</text:p>
          </table:table-cell>
          <table:table-cell office:value-type="float" office:value="0">
            <text:p>0</text:p>
          </table:table-cell>
          <table:table-cell office:value-type="float" office:value="0.052833">
            <text:p>0.05283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2827">
            <text:p>2827</text:p>
          </table:table-cell>
          <table:table-cell office:value-type="float" office:value="0">
            <text:p>0</text:p>
          </table:table-cell>
          <table:table-cell office:value-type="float" office:value="-14">
            <text:p>-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29">
            <text:p>0.00612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47884">
            <text:p>-0.047884</text:p>
          </table:table-cell>
          <table:table-cell table:formula="of:=[.I11]-[.$I$2]" office:value-type="float" office:value="-0.02873">
            <text:p>-0.02873</text:p>
          </table:table-cell>
          <table:table-cell table:formula="of:=AVERAGE([.J7:.J11])" office:value-type="float" office:value="-0.016759">
            <text:p>-0.016759</text:p>
          </table:table-cell>
          <table:table-cell table:formula="of:=AVERAGE([.J3:.J11])" office:value-type="float" office:value="-0.00877833333333334">
            <text:p>-0.008778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[.O11]-0.021583" office:value-type="float" office:value="0.001866">
            <text:p>0.00186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18">
            <text:p>-118</text:p>
          </table:table-cell>
          <table:table-cell office:value-type="float" office:value="-4">
            <text:p>-4</text:p>
          </table:table-cell>
          <table:table-cell office:value-type="float" office:value="118.06778">
            <text:p>118.06778</text:p>
          </table:table-cell>
          <table:table-cell office:value-type="float" office:value="0">
            <text:p>0</text:p>
          </table:table-cell>
          <table:table-cell office:value-type="float" office:value="0.058962">
            <text:p>0.05896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084">
            <text:p>3084</text:p>
          </table:table-cell>
          <table:table-cell office:value-type="float" office:value="0">
            <text:p>0</text:p>
          </table:table-cell>
          <table:table-cell office:value-type="float" office:value="-9">
            <text:p>-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19">
            <text:p>0.007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79009">
            <text:p>-0.079009</text:p>
          </table:table-cell>
          <table:table-cell table:formula="of:=[.I12]-[.$I$2]" office:value-type="float" office:value="-0.059855">
            <text:p>-0.059855</text:p>
          </table:table-cell>
          <table:table-cell table:formula="of:=AVERAGE([.J8:.J12])" office:value-type="float" office:value="-0.0277724">
            <text:p>-0.0277724</text:p>
          </table:table-cell>
          <table:table-cell table:formula="of:=AVERAGE([.J4:.J12])" office:value-type="float" office:value="-0.0186212222222222">
            <text:p>-0.018621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587">
            <text:p>0.017587</text:p>
          </table:table-cell>
          <table:table-cell table:formula="of:=[.O12]-0.021583" office:value-type="float" office:value="-0.003996">
            <text:p>-0.003996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-127">
            <text:p>-127</text:p>
          </table:table-cell>
          <table:table-cell office:value-type="float" office:value="-5">
            <text:p>-5</text:p>
          </table:table-cell>
          <table:table-cell office:value-type="float" office:value="127.098389">
            <text:p>127.098389</text:p>
          </table:table-cell>
          <table:table-cell office:value-type="float" office:value="0">
            <text:p>0</text:p>
          </table:table-cell>
          <table:table-cell office:value-type="float" office:value="0.066153">
            <text:p>0.066153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3341">
            <text:p>3341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2272.019287">
            <text:p>2272.019287</text:p>
          </table:table-cell>
          <table:table-cell office:value-type="float" office:value="0.01">
            <text:p>0.01</text:p>
          </table:table-cell>
          <table:table-cell office:value-type="float" office:value="0.048382">
            <text:p>0.048382</text:p>
          </table:table-cell>
          <table:table-cell office:value-type="float" office:value="383.817261">
            <text:p>383.817261</text:p>
          </table:table-cell>
          <table:table-cell office:value-type="float" office:value="0">
            <text:p>0</text:p>
          </table:table-cell>
          <table:table-cell office:value-type="float" office:value="0.011971">
            <text:p>0.011971</text:p>
          </table:table-cell>
          <table:table-cell table:formula="of:=[.I13]-[.$I$2]" office:value-type="float" office:value="0.031125">
            <text:p>0.031125</text:p>
          </table:table-cell>
          <table:table-cell table:formula="of:=AVERAGE([.J9:.J13])" office:value-type="float" office:value="-0.0177168">
            <text:p>-0.0177168</text:p>
          </table:table-cell>
          <table:table-cell table:formula="of:=AVERAGE([.J5:.J13])" office:value-type="float" office:value="-0.0143648888888889">
            <text:p>-0.0143648889</text:p>
          </table:table-cell>
          <table:table-cell office:value-type="float" office:value="2738.516602">
            <text:p>2738.516602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[.O13]-0.021583" office:value-type="float" office:value="0.001333">
            <text:p>0.001333</text:p>
          </table:table-cell>
          <table:table-cell office:value-type="float" office:value="383.817261">
            <text:p>383.81726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float" office:value="-2">
            <text:p>-2</text:p>
          </table:table-cell>
          <table:table-cell office:value-type="float" office:value="82.024384">
            <text:p>82.024384</text:p>
          </table:table-cell>
          <table:table-cell office:value-type="float" office:value="0.01">
            <text:p>0.01</text:p>
          </table:table-cell>
          <table:table-cell office:value-type="float" office:value="0.114534">
            <text:p>0.114534</text:p>
          </table:table-cell>
          <table:table-cell office:value-type="float" office:value="1045.342407">
            <text:p>1045.342407</text:p>
          </table:table-cell>
        </table:table-row>
        <table:table-row table:style-name="ro1">
          <table:table-cell office:value-type="float" office:value="3598">
            <text:p>3598</text:p>
          </table:table-cell>
          <table:table-cell office:value-type="float" office:value="21">
            <text:p>21</text:p>
          </table:table-cell>
          <table:table-cell office:value-type="float" office:value="37">
            <text:p>37</text:p>
          </table:table-cell>
          <table:table-cell office:value-type="float" office:value="73.948051">
            <text:p>73.948051</text:p>
          </table:table-cell>
          <table:table-cell office:value-type="float" office:value="0.05">
            <text:p>0.05</text:p>
          </table:table-cell>
          <table:table-cell office:value-type="float" office:value="0.042732">
            <text:p>0.042732</text:p>
          </table:table-cell>
          <table:table-cell office:value-type="float" office:value="14.535889">
            <text:p>14.535889</text:p>
          </table:table-cell>
          <table:table-cell office:value-type="float" office:value="0">
            <text:p>0</text:p>
          </table:table-cell>
          <table:table-cell office:value-type="float" office:value="-0.076614">
            <text:p>-0.076614</text:p>
          </table:table-cell>
          <table:table-cell table:formula="of:=[.I14]-[.$I$2]" office:value-type="float" office:value="-0.05746">
            <text:p>-0.05746</text:p>
          </table:table-cell>
          <table:table-cell table:formula="of:=AVERAGE([.J10:.J14])" office:value-type="float" office:value="-0.0253782">
            <text:p>-0.0253782</text:p>
          </table:table-cell>
          <table:table-cell table:formula="of:=AVERAGE([.J6:.J14])" office:value-type="float" office:value="-0.0218134444444444">
            <text:p>-0.0218134444</text:p>
          </table:table-cell>
          <table:table-cell office:value-type="float" office:value="157.427841">
            <text:p>157.427841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O14]-0.021583" office:value-type="float" office:value="0.00453">
            <text:p>0.00453</text:p>
          </table:table-cell>
          <table:table-cell office:value-type="float" office:value="14.535885">
            <text:p>14.535885</text:p>
          </table:table-cell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-44">
            <text:p>-44</text:p>
          </table:table-cell>
          <table:table-cell office:value-type="float" office:value="2">
            <text:p>2</text:p>
          </table:table-cell>
          <table:table-cell office:value-type="float" office:value="67.029846">
            <text:p>67.029846</text:p>
          </table:table-cell>
          <table:table-cell office:value-type="float" office:value="0.06">
            <text:p>0.06</text:p>
          </table:table-cell>
          <table:table-cell office:value-type="float" office:value="0.157266">
            <text:p>0.157266</text:p>
          </table:table-cell>
          <table:table-cell office:value-type="float" office:value="162.110474">
            <text:p>162.110474</text:p>
          </table:table-cell>
        </table:table-row>
        <table:table-row table:style-name="ro1">
          <table:table-cell office:value-type="float" office:value="3855">
            <text:p>3855</text:p>
          </table:table-cell>
          <table:table-cell office:value-type="float" office:value="40">
            <text:p>40</text:p>
          </table:table-cell>
          <table:table-cell office:value-type="float" office:value="12">
            <text:p>12</text:p>
          </table:table-cell>
          <table:table-cell office:value-type="float" office:value="68.768433">
            <text:p>68.768433</text:p>
          </table:table-cell>
          <table:table-cell office:value-type="float" office:value="0.012658">
            <text:p>0.012658</text:p>
          </table:table-cell>
          <table:table-cell office:value-type="float" office:value="-0.001233">
            <text:p>-0.001233</text:p>
          </table:table-cell>
          <table:table-cell office:value-type="float" office:value="109.737984">
            <text:p>109.737984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[.I15]-[.$I$2]" office:value-type="float" office:value="-0.011971">
            <text:p>-0.011971</text:p>
          </table:table-cell>
          <table:table-cell table:formula="of:=AVERAGE([.J11:.J15])" office:value-type="float" office:value="-0.0253782">
            <text:p>-0.0253782</text:p>
          </table:table-cell>
          <table:table-cell table:formula="of:=AVERAGE([.J7:.J15])" office:value-type="float" office:value="-0.0202173333333333">
            <text:p>-0.0202173333</text:p>
          </table:table-cell>
          <table:table-cell office:value-type="float" office:value="226.507706">
            <text:p>226.507706</text:p>
          </table:table-cell>
          <table:table-cell office:value-type="float" office:value="0">
            <text:p>0</text:p>
          </table:table-cell>
          <table:table-cell office:value-type="float" office:value="0.015322">
            <text:p>0.015322</text:p>
          </table:table-cell>
          <table:table-cell table:formula="of:=[.O15]-0.021583" office:value-type="float" office:value="-0.006261">
            <text:p>-0.006261</text:p>
          </table:table-cell>
          <table:table-cell office:value-type="float" office:value="109.737984">
            <text:p>109.73798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-32">
            <text:p>-32</text:p>
          </table:table-cell>
          <table:table-cell office:value-type="float" office:value="4">
            <text:p>4</text:p>
          </table:table-cell>
          <table:table-cell office:value-type="float" office:value="95.021049">
            <text:p>95.021049</text:p>
          </table:table-cell>
          <table:table-cell office:value-type="float" office:value="0.072658">
            <text:p>0.072658</text:p>
          </table:table-cell>
          <table:table-cell office:value-type="float" office:value="0.156034">
            <text:p>0.156034</text:p>
          </table:table-cell>
          <table:table-cell office:value-type="float" office:value="114.750114">
            <text:p>114.750114</text:p>
          </table:table-cell>
        </table:table-row>
        <table:table-row table:style-name="ro1">
          <table:table-cell office:value-type="float" office:value="4112">
            <text:p>4112</text:p>
          </table:table-cell>
          <table:table-cell office:value-type="float" office:value="40">
            <text:p>40</text:p>
          </table:table-cell>
          <table:table-cell office:value-type="float" office:value="32">
            <text:p>32</text:p>
          </table:table-cell>
          <table:table-cell office:value-type="float" office:value="20.537376">
            <text:p>20.537376</text:p>
          </table:table-cell>
          <table:table-cell office:value-type="float" office:value="-0.012658">
            <text:p>-0.012658</text:p>
          </table:table-cell>
          <table:table-cell office:value-type="float" office:value="-0.015682">
            <text:p>-0.015682</text:p>
          </table:table-cell>
          <table:table-cell office:value-type="float" office:value="23.888714">
            <text:p>23.888714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formula="of:=[.I16]-[.$I$2]" office:value-type="float" office:value="-0.009576">
            <text:p>-0.009576</text:p>
          </table:table-cell>
          <table:table-cell table:formula="of:=AVERAGE([.J12:.J16])" office:value-type="float" office:value="-0.0215474">
            <text:p>-0.0215474</text:p>
          </table:table-cell>
          <table:table-cell table:formula="of:=AVERAGE([.J8:.J16])" office:value-type="float" office:value="-0.0207493333333333">
            <text:p>-0.020749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718">
            <text:p>0.019718</text:p>
          </table:table-cell>
          <table:table-cell table:formula="of:=[.O16]-0.021583" office:value-type="float" office:value="-0.001865">
            <text:p>-0.001865</text:p>
          </table:table-cell>
          <table:table-cell office:value-type="float" office:value="23.888716">
            <text:p>23.888716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float" office:value="9">
            <text:p>9</text:p>
          </table:table-cell>
          <table:table-cell office:value-type="float" office:value="104.076897">
            <text:p>104.076897</text:p>
          </table:table-cell>
          <table:table-cell office:value-type="float" office:value="0.06">
            <text:p>0.06</text:p>
          </table:table-cell>
          <table:table-cell office:value-type="float" office:value="0.140352">
            <text:p>0.140352</text:p>
          </table:table-cell>
          <table:table-cell office:value-type="float" office:value="133.919174">
            <text:p>133.919174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office:value-type="float" office:value="31">
            <text:p>31</text:p>
          </table:table-cell>
          <table:table-cell office:value-type="float" office:value="112">
            <text:p>112</text:p>
          </table:table-cell>
          <table:table-cell office:value-type="float" office:value="261.669159">
            <text:p>261.669159</text:p>
          </table:table-cell>
          <table:table-cell office:value-type="float" office:value="-0.007623">
            <text:p>-0.007623</text:p>
          </table:table-cell>
          <table:table-cell office:value-type="float" office:value="0.005478">
            <text:p>0.005478</text:p>
          </table:table-cell>
          <table:table-cell office:value-type="float" office:value="171.868088">
            <text:p>171.868088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[.I17]-[.$I$2]" office:value-type="float" office:value="-0.031124">
            <text:p>-0.031124</text:p>
          </table:table-cell>
          <table:table-cell table:formula="of:=AVERAGE([.J13:.J17])" office:value-type="float" office:value="-0.0158012">
            <text:p>-0.0158012</text:p>
          </table:table-cell>
          <table:table-cell table:formula="of:=AVERAGE([.J9:.J17])" office:value-type="float" office:value="-0.0220794444444444">
            <text:p>-0.0220794444</text:p>
          </table:table-cell>
          <table:table-cell office:value-type="float" office:value="992.582153">
            <text:p>992.582153</text:p>
          </table:table-cell>
          <table:table-cell office:value-type="float" office:value="0">
            <text:p>0</text:p>
          </table:table-cell>
          <table:table-cell office:value-type="float" office:value="0.024248">
            <text:p>0.024248</text:p>
          </table:table-cell>
          <table:table-cell table:formula="of:=[.O17]-0.021583" office:value-type="float" office:value="0.002665">
            <text:p>0.002665</text:p>
          </table:table-cell>
          <table:table-cell office:value-type="float" office:value="171.868088">
            <text:p>171.868088</text:p>
          </table:table-cell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0.052377">
            <text:p>0.052377</text:p>
          </table:table-cell>
          <table:table-cell office:value-type="float" office:value="0.14583">
            <text:p>0.14583</text:p>
          </table:table-cell>
          <table:table-cell office:value-type="float" office:value="178.423416">
            <text:p>178.423416</text:p>
          </table:table-cell>
        </table:table-row>
        <table:table-row table:style-name="ro1">
          <table:table-cell office:value-type="float" office:value="4626">
            <text:p>4626</text:p>
          </table:table-cell>
          <table:table-cell office:value-type="float" office:value="24">
            <text:p>24</text:p>
          </table:table-cell>
          <table:table-cell office:value-type="float" office:value="114">
            <text:p>114</text:p>
          </table:table-cell>
          <table:table-cell office:value-type="float" office:value="377.039429">
            <text:p>377.039429</text:p>
          </table:table-cell>
          <table:table-cell office:value-type="float" office:value="-0.02">
            <text:p>-0.02</text:p>
          </table:table-cell>
          <table:table-cell office:value-type="float" office:value="-0.026605">
            <text:p>-0.026605</text:p>
          </table:table-cell>
          <table:table-cell office:value-type="float" office:value="33.024075">
            <text:p>33.024075</text:p>
          </table:table-cell>
          <table:table-cell office:value-type="float" office:value="0">
            <text:p>0</text:p>
          </table:table-cell>
          <table:table-cell office:value-type="float" office:value="-0.02873">
            <text:p>-0.02873</text:p>
          </table:table-cell>
          <table:table-cell table:formula="of:=[.I18]-[.$I$2]" office:value-type="float" office:value="-0.009576">
            <text:p>-0.009576</text:p>
          </table:table-cell>
          <table:table-cell table:formula="of:=AVERAGE([.J14:.J18])" office:value-type="float" office:value="-0.0239414">
            <text:p>-0.0239414</text:p>
          </table:table-cell>
          <table:table-cell table:formula="of:=AVERAGE([.J10:.J18])" office:value-type="float" office:value="-0.0210153333333333">
            <text:p>-0.0210153333</text:p>
          </table:table-cell>
          <table:table-cell office:value-type="float" office:value="133.885986">
            <text:p>133.885986</text:p>
          </table:table-cell>
          <table:table-cell office:value-type="float" office:value="0">
            <text:p>0</text:p>
          </table:table-cell>
          <table:table-cell office:value-type="float" office:value="0.031309">
            <text:p>0.031309</text:p>
          </table:table-cell>
          <table:table-cell table:formula="of:=[.O18]-0.021583" office:value-type="float" office:value="0.009726">
            <text:p>0.009726</text:p>
          </table:table-cell>
          <table:table-cell office:value-type="float" office:value="33.024071">
            <text:p>33.024071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223">
            <text:p>223</text:p>
          </table:table-cell>
          <table:table-cell office:value-type="float" office:value="42">
            <text:p>42</text:p>
          </table:table-cell>
          <table:table-cell office:value-type="float" office:value="73.355301">
            <text:p>73.355301</text:p>
          </table:table-cell>
          <table:table-cell office:value-type="float" office:value="0.032377">
            <text:p>0.032377</text:p>
          </table:table-cell>
          <table:table-cell office:value-type="float" office:value="0.119225">
            <text:p>0.119225</text:p>
          </table:table-cell>
          <table:table-cell office:value-type="float" office:value="268.239685">
            <text:p>268.239685</text:p>
          </table:table-cell>
        </table:table-row>
        <table:table-row table:style-name="ro1">
          <table:table-cell office:value-type="float" office:value="4883">
            <text:p>4883</text:p>
          </table:table-cell>
          <table:table-cell office:value-type="float" office:value="17">
            <text:p>17</text:p>
          </table:table-cell>
          <table:table-cell office:value-type="float" office:value="92">
            <text:p>92</text:p>
          </table:table-cell>
          <table:table-cell office:value-type="float" office:value="438.58786">
            <text:p>438.58786</text:p>
          </table:table-cell>
          <table:table-cell office:value-type="float" office:value="-0.035">
            <text:p>-0.035</text:p>
          </table:table-cell>
          <table:table-cell office:value-type="float" office:value="-0.040917">
            <text:p>-0.040917</text:p>
          </table:table-cell>
          <table:table-cell office:value-type="float" office:value="16.906603">
            <text:p>16.906603</text:p>
          </table:table-cell>
          <table:table-cell office:value-type="float" office:value="0">
            <text:p>0</text:p>
          </table:table-cell>
          <table:table-cell office:value-type="float" office:value="-0.067038">
            <text:p>-0.067038</text:p>
          </table:table-cell>
          <table:table-cell table:formula="of:=[.I19]-[.$I$2]" office:value-type="float" office:value="-0.047884">
            <text:p>-0.047884</text:p>
          </table:table-cell>
          <table:table-cell table:formula="of:=AVERAGE([.J15:.J19])" office:value-type="float" office:value="-0.0220262">
            <text:p>-0.0220262</text:p>
          </table:table-cell>
          <table:table-cell table:formula="of:=AVERAGE([.J11:.J19])" office:value-type="float" office:value="-0.0250056666666667">
            <text:p>-0.0250056667</text:p>
          </table:table-cell>
          <table:table-cell office:value-type="float" office:value="227.564575">
            <text:p>227.564575</text:p>
          </table:table-cell>
          <table:table-cell office:value-type="float" office:value="0">
            <text:p>0</text:p>
          </table:table-cell>
          <table:table-cell office:value-type="float" office:value="0.023315">
            <text:p>0.023315</text:p>
          </table:table-cell>
          <table:table-cell table:formula="of:=[.O19]-0.021583" office:value-type="float" office:value="0.001732">
            <text:p>0.001732</text:p>
          </table:table-cell>
          <table:table-cell office:value-type="float" office:value="16.906616">
            <text:p>16.906616</text:p>
          </table:table-cell>
          <table:table-cell office:value-type="float" office:value="175">
            <text:p>175</text:p>
          </table:table-cell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 office:value-type="float" office:value="53">
            <text:p>53</text:p>
          </table:table-cell>
          <table:table-cell office:value-type="float" office:value="145.797806">
            <text:p>145.797806</text:p>
          </table:table-cell>
          <table:table-cell office:value-type="float" office:value="-0.002623">
            <text:p>-0.002623</text:p>
          </table:table-cell>
          <table:table-cell office:value-type="float" office:value="0.078308">
            <text:p>0.078308</text:p>
          </table:table-cell>
          <table:table-cell office:value-type="float" office:value="3085.496094">
            <text:p>3085.496094</text:p>
          </table:table-cell>
        </table:table-row>
        <table:table-row table:style-name="ro1">
          <table:table-cell office:value-type="float" office:value="5140">
            <text:p>5140</text:p>
          </table:table-cell>
          <table:table-cell office:value-type="float" office:value="19">
            <text:p>19</text:p>
          </table:table-cell>
          <table:table-cell office:value-type="float" office:value="94">
            <text:p>94</text:p>
          </table:table-cell>
          <table:table-cell office:value-type="float" office:value="393.546417">
            <text:p>393.546417</text:p>
          </table:table-cell>
          <table:table-cell office:value-type="float" office:value="-0.028243">
            <text:p>-0.028243</text:p>
          </table:table-cell>
          <table:table-cell office:value-type="float" office:value="-0.009142">
            <text:p>-0.009142</text:p>
          </table:table-cell>
          <table:table-cell office:value-type="float" office:value="67.630501">
            <text:p>67.630501</text:p>
          </table:table-cell>
          <table:table-cell office:value-type="float" office:value="0">
            <text:p>0</text:p>
          </table:table-cell>
          <table:table-cell office:value-type="float" office:value="-0.011971">
            <text:p>-0.011971</text:p>
          </table:table-cell>
          <table:table-cell table:formula="of:=[.I20]-[.$I$2]" office:value-type="float" office:value="0.007183">
            <text:p>0.007183</text:p>
          </table:table-cell>
          <table:table-cell table:formula="of:=AVERAGE([.J16:.J20])" office:value-type="float" office:value="-0.0181954">
            <text:p>-0.0181954</text:p>
          </table:table-cell>
          <table:table-cell table:formula="of:=AVERAGE([.J12:.J20])" office:value-type="float" office:value="-0.0210153333333333">
            <text:p>-0.0210153333</text:p>
          </table:table-cell>
          <table:table-cell office:value-type="float" office:value="10.694224">
            <text:p>10.694224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O20]-0.021583" office:value-type="float" office:value="0.00453">
            <text:p>0.00453</text:p>
          </table:table-cell>
          <table:table-cell office:value-type="float" office:value="67.630508">
            <text:p>67.630508</text:p>
          </table:table-cell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float" office:value="407">
            <text:p>407</text:p>
          </table:table-cell>
          <table:table-cell office:value-type="float" office:value="60">
            <text:p>60</text:p>
          </table:table-cell>
          <table:table-cell office:value-type="float" office:value="219.020554">
            <text:p>219.020554</text:p>
          </table:table-cell>
          <table:table-cell office:value-type="float" office:value="-0.030866">
            <text:p>-0.030866</text:p>
          </table:table-cell>
          <table:table-cell office:value-type="float" office:value="0.069166">
            <text:p>0.069166</text:p>
          </table:table-cell>
          <table:table-cell office:value-type="float" office:value="324.082336">
            <text:p>324.082336</text:p>
          </table:table-cell>
        </table:table-row>
        <table:table-row table:style-name="ro1">
          <table:table-cell office:value-type="float" office:value="5397">
            <text:p>5397</text:p>
          </table:table-cell>
          <table:table-cell office:value-type="float" office:value="25">
            <text:p>25</text:p>
          </table:table-cell>
          <table:table-cell office:value-type="float" office:value="124">
            <text:p>124</text:p>
          </table:table-cell>
          <table:table-cell office:value-type="float" office:value="397.807739">
            <text:p>397.807739</text:p>
          </table:table-cell>
          <table:table-cell office:value-type="float" office:value="0.002551">
            <text:p>0.002551</text:p>
          </table:table-cell>
          <table:table-cell office:value-type="float" office:value="0.012703">
            <text:p>0.012703</text:p>
          </table:table-cell>
          <table:table-cell office:value-type="float" office:value="397.965393">
            <text:p>397.965393</text:p>
          </table:table-cell>
          <table:table-cell office:value-type="float" office:value="0">
            <text:p>0</text:p>
          </table:table-cell>
          <table:table-cell office:value-type="float" office:value="-0.047884">
            <text:p>-0.047884</text:p>
          </table:table-cell>
          <table:table-cell table:formula="of:=[.I21]-[.$I$2]" office:value-type="float" office:value="-0.02873">
            <text:p>-0.02873</text:p>
          </table:table-cell>
          <table:table-cell table:formula="of:=AVERAGE([.J17:.J21])" office:value-type="float" office:value="-0.0220262">
            <text:p>-0.0220262</text:p>
          </table:table-cell>
          <table:table-cell table:formula="of:=AVERAGE([.J13:.J21])" office:value-type="float" office:value="-0.017557">
            <text:p>-0.017557</text:p>
          </table:table-cell>
          <table:table-cell office:value-type="float" office:value="411.301849">
            <text:p>411.301849</text:p>
          </table:table-cell>
          <table:table-cell office:value-type="float" office:value="0">
            <text:p>0</text:p>
          </table:table-cell>
          <table:table-cell office:value-type="float" office:value="0.02185">
            <text:p>0.02185</text:p>
          </table:table-cell>
          <table:table-cell table:formula="of:=[.O21]-0.021583" office:value-type="float" office:value="0.000267000000000003">
            <text:p>0.000267</text:p>
          </table:table-cell>
          <table:table-cell office:value-type="float" office:value="397.965424">
            <text:p>397.965424</text:p>
          </table:table-cell>
          <table:table-cell office:value-type="float" office:value="219">
            <text:p>219</text:p>
          </table:table-cell>
          <table:table-cell office:value-type="float" office:value="8">
            <text:p>8</text:p>
          </table:table-cell>
          <table:table-cell office:value-type="float" office:value="531">
            <text:p>531</text:p>
          </table:table-cell>
          <table:table-cell office:value-type="float" office:value="69">
            <text:p>69</text:p>
          </table:table-cell>
          <table:table-cell office:value-type="float" office:value="317.907227">
            <text:p>317.907227</text:p>
          </table:table-cell>
          <table:table-cell office:value-type="float" office:value="-0.028315">
            <text:p>-0.028315</text:p>
          </table:table-cell>
          <table:table-cell office:value-type="float" office:value="0.081869">
            <text:p>0.081869</text:p>
          </table:table-cell>
          <table:table-cell office:value-type="float" office:value="389.134369">
            <text:p>389.134369</text:p>
          </table:table-cell>
        </table:table-row>
        <table:table-row table:style-name="ro1">
          <table:table-cell office:value-type="float" office:value="5654">
            <text:p>5654</text:p>
          </table:table-cell>
          <table:table-cell office:value-type="float" office:value="29">
            <text:p>29</text:p>
          </table:table-cell>
          <table:table-cell office:value-type="float" office:value="109">
            <text:p>109</text:p>
          </table:table-cell>
          <table:table-cell office:value-type="float" office:value="277.341919">
            <text:p>277.341919</text:p>
          </table:table-cell>
          <table:table-cell office:value-type="float" office:value="0.002544">
            <text:p>0.002544</text:p>
          </table:table-cell>
          <table:table-cell office:value-type="float" office:value="0.006985">
            <text:p>0.006985</text:p>
          </table:table-cell>
          <table:table-cell office:value-type="float" office:value="174.58461">
            <text:p>174.58461</text:p>
          </table:table-cell>
          <table:table-cell office:value-type="float" office:value="0">
            <text:p>0</text:p>
          </table:table-cell>
          <table:table-cell office:value-type="float" office:value="-0.014365">
            <text:p>-0.014365</text:p>
          </table:table-cell>
          <table:table-cell table:formula="of:=[.I22]-[.$I$2]" office:value-type="float" office:value="0.004789">
            <text:p>0.004789</text:p>
          </table:table-cell>
          <table:table-cell table:formula="of:=AVERAGE([.J18:.J22])" office:value-type="float" office:value="-0.0148436">
            <text:p>-0.0148436</text:p>
          </table:table-cell>
          <table:table-cell table:formula="of:=AVERAGE([.J14:.J22])" office:value-type="float" office:value="-0.0204832222222222">
            <text:p>-0.0204832222</text:p>
          </table:table-cell>
          <table:table-cell office:value-type="float" office:value="475.569733">
            <text:p>475.569733</text:p>
          </table:table-cell>
          <table:table-cell office:value-type="float" office:value="0">
            <text:p>0</text:p>
          </table:table-cell>
          <table:table-cell office:value-type="float" office:value="0.017054">
            <text:p>0.017054</text:p>
          </table:table-cell>
          <table:table-cell table:formula="of:=[.O22]-0.021583" office:value-type="float" office:value="-0.004529">
            <text:p>-0.004529</text:p>
          </table:table-cell>
          <table:table-cell office:value-type="float" office:value="174.584595">
            <text:p>174.584595</text:p>
          </table:table-cell>
          <table:table-cell office:value-type="float" office:value="248">
            <text:p>248</text:p>
          </table:table-cell>
          <table:table-cell office:value-type="float" office:value="7">
            <text:p>7</text:p>
          </table:table-cell>
          <table:table-cell office:value-type="float" office:value="640">
            <text:p>640</text:p>
          </table:table-cell>
          <table:table-cell office:value-type="float" office:value="78">
            <text:p>78</text:p>
          </table:table-cell>
          <table:table-cell office:value-type="float" office:value="398.37796">
            <text:p>398.37796</text:p>
          </table:table-cell>
          <table:table-cell office:value-type="float" office:value="-0.025771">
            <text:p>-0.025771</text:p>
          </table:table-cell>
          <table:table-cell office:value-type="float" office:value="0.088854">
            <text:p>0.088854</text:p>
          </table:table-cell>
          <table:table-cell office:value-type="float" office:value="444.778503">
            <text:p>444.778503</text:p>
          </table:table-cell>
        </table:table-row>
        <table:table-row table:style-name="ro1">
          <table:table-cell office:value-type="float" office:value="5911">
            <text:p>5911</text:p>
          </table:table-cell>
          <table:table-cell office:value-type="float" office:value="28">
            <text:p>28</text:p>
          </table:table-cell>
          <table:table-cell office:value-type="float" office:value="65">
            <text:p>65</text:p>
          </table:table-cell>
          <table:table-cell office:value-type="float" office:value="132.119019">
            <text:p>132.119019</text:p>
          </table:table-cell>
          <table:table-cell office:value-type="float" office:value="0.002545">
            <text:p>0.002545</text:p>
          </table:table-cell>
          <table:table-cell office:value-type="float" office:value="0.01171">
            <text:p>0.01171</text:p>
          </table:table-cell>
          <table:table-cell office:value-type="float" office:value="360.044586">
            <text:p>360.044586</text:p>
          </table:table-cell>
          <table:table-cell office:value-type="float" office:value="0">
            <text:p>0</text:p>
          </table:table-cell>
          <table:table-cell office:value-type="float" office:value="0.007183">
            <text:p>0.007183</text:p>
          </table:table-cell>
          <table:table-cell table:formula="of:=[.I23]-[.$I$2]" office:value-type="float" office:value="0.026337">
            <text:p>0.026337</text:p>
          </table:table-cell>
          <table:table-cell table:formula="of:=AVERAGE([.J19:.J23])" office:value-type="float" office:value="-0.007661">
            <text:p>-0.007661</text:p>
          </table:table-cell>
          <table:table-cell table:formula="of:=AVERAGE([.J15:.J23])" office:value-type="float" office:value="-0.0111724444444444">
            <text:p>-0.0111724444</text:p>
          </table:table-cell>
          <table:table-cell office:value-type="float" office:value="4343.58252">
            <text:p>4343.58252</text:p>
          </table:table-cell>
          <table:table-cell office:value-type="float" office:value="0">
            <text:p>0</text:p>
          </table:table-cell>
          <table:table-cell office:value-type="float" office:value="0.015721">
            <text:p>0.015721</text:p>
          </table:table-cell>
          <table:table-cell table:formula="of:=[.O23]-0.021583" office:value-type="float" office:value="-0.005862">
            <text:p>-0.005862</text:p>
          </table:table-cell>
          <table:table-cell office:value-type="float" office:value="360.044586">
            <text:p>360.044586</text:p>
          </table:table-cell>
          <table:table-cell office:value-type="float" office:value="276">
            <text:p>276</text:p>
          </table:table-cell>
          <table:table-cell office:value-type="float" office:value="6">
            <text:p>6</text:p>
          </table:table-cell>
          <table:table-cell office:value-type="float" office:value="705">
            <text:p>705</text:p>
          </table:table-cell>
          <table:table-cell office:value-type="float" office:value="84">
            <text:p>84</text:p>
          </table:table-cell>
          <table:table-cell office:value-type="float" office:value="436.033264">
            <text:p>436.033264</text:p>
          </table:table-cell>
          <table:table-cell office:value-type="float" office:value="-0.023226">
            <text:p>-0.023226</text:p>
          </table:table-cell>
          <table:table-cell office:value-type="float" office:value="0.100564">
            <text:p>0.100564</text:p>
          </table:table-cell>
          <table:table-cell office:value-type="float" office:value="532.983704">
            <text:p>532.983704</text:p>
          </table:table-cell>
        </table:table-row>
        <table:table-row table:style-name="ro1">
          <table:table-cell office:value-type="float" office:value="6168">
            <text:p>6168</text:p>
          </table:table-cell>
          <table:table-cell office:value-type="float" office:value="27">
            <text:p>27</text:p>
          </table:table-cell>
          <table:table-cell office:value-type="float" office:value="49">
            <text:p>49</text:p>
          </table:table-cell>
          <table:table-cell office:value-type="float" office:value="82.733322">
            <text:p>82.733322</text:p>
          </table:table-cell>
          <table:table-cell office:value-type="float" office:value="0.002547">
            <text:p>0.002547</text:p>
          </table:table-cell>
          <table:table-cell office:value-type="float" office:value="0.009142">
            <text:p>0.009142</text:p>
          </table:table-cell>
          <table:table-cell office:value-type="float" office:value="258.915771">
            <text:p>258.915771</text:p>
          </table:table-cell>
          <table:table-cell office:value-type="float" office:value="0">
            <text:p>0</text:p>
          </table:table-cell>
          <table:table-cell office:value-type="float" office:value="-0.023942">
            <text:p>-0.023942</text:p>
          </table:table-cell>
          <table:table-cell table:formula="of:=[.I24]-[.$I$2]" office:value-type="float" office:value="-0.004788">
            <text:p>-0.004788</text:p>
          </table:table-cell>
          <table:table-cell table:formula="of:=AVERAGE([.J20:.J24])" office:value-type="float" office:value="0.000958199999999999">
            <text:p>0.0009582</text:p>
          </table:table-cell>
          <table:table-cell table:formula="of:=AVERAGE([.J16:.J24])" office:value-type="float" office:value="-0.0103743333333333">
            <text:p>-0.0103743333</text:p>
          </table:table-cell>
          <table:table-cell office:value-type="float" office:value="1465.532837">
            <text:p>1465.532837</text:p>
          </table:table-cell>
          <table:table-cell office:value-type="float" office:value="0">
            <text:p>0</text:p>
          </table:table-cell>
          <table:table-cell office:value-type="float" office:value="0.021317">
            <text:p>0.021317</text:p>
          </table:table-cell>
          <table:table-cell table:formula="of:=[.O24]-0.021583" office:value-type="float" office:value="-0.000265999999999999">
            <text:p>-0.000266</text:p>
          </table:table-cell>
          <table:table-cell office:value-type="float" office:value="258.915771">
            <text:p>258.915771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754">
            <text:p>754</text:p>
          </table:table-cell>
          <table:table-cell office:value-type="float" office:value="89">
            <text:p>89</text:p>
          </table:table-cell>
          <table:table-cell office:value-type="float" office:value="458.75592">
            <text:p>458.75592</text:p>
          </table:table-cell>
          <table:table-cell office:value-type="float" office:value="-0.020679">
            <text:p>-0.020679</text:p>
          </table:table-cell>
          <table:table-cell office:value-type="float" office:value="0.109706">
            <text:p>0.109706</text:p>
          </table:table-cell>
          <table:table-cell office:value-type="float" office:value="630.528687">
            <text:p>630.528687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float" office:value="26">
            <text:p>26</text:p>
          </table:table-cell>
          <table:table-cell office:value-type="float" office:value="103">
            <text:p>103</text:p>
          </table:table-cell>
          <table:table-cell office:value-type="float" office:value="294.728333">
            <text:p>294.728333</text:p>
          </table:table-cell>
          <table:table-cell office:value-type="float" office:value="0">
            <text:p>0</text:p>
          </table:table-cell>
          <table:table-cell office:value-type="float" office:value="0.004212">
            <text:p>0.004212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[.I25]-[.$I$2]" office:value-type="float" office:value="-0.033518">
            <text:p>-0.033518</text:p>
          </table:table-cell>
          <table:table-cell table:formula="of:=AVERAGE([.J21:.J25])" office:value-type="float" office:value="-0.007182">
            <text:p>-0.007182</text:p>
          </table:table-cell>
          <table:table-cell table:formula="of:=AVERAGE([.J17:.J25])" office:value-type="float" office:value="-0.0130345555555556">
            <text:p>-0.0130345556</text:p>
          </table:table-cell>
          <table:table-cell office:value-type="float" office:value="5429.136719">
            <text:p>5429.136719</text:p>
          </table:table-cell>
          <table:table-cell office:value-type="float" office:value="0">
            <text:p>0</text:p>
          </table:table-cell>
          <table:table-cell office:value-type="float" office:value="0.029711">
            <text:p>0.029711</text:p>
          </table:table-cell>
          <table:table-cell table:formula="of:=[.O25]-0.021583" office:value-type="float" office:value="0.008128">
            <text:p>0.008128</text:p>
          </table:table-cell>
          <table:table-cell office:value-type="float" office:value="100">
            <text:p>100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856">
            <text:p>856</text:p>
          </table:table-cell>
          <table:table-cell office:value-type="float" office:value="100">
            <text:p>100</text:p>
          </table:table-cell>
          <table:table-cell office:value-type="float" office:value="535.672485">
            <text:p>535.672485</text:p>
          </table:table-cell>
          <table:table-cell office:value-type="float" office:value="-0.020679">
            <text:p>-0.020679</text:p>
          </table:table-cell>
          <table:table-cell office:value-type="float" office:value="0.113918">
            <text:p>0.113918</text:p>
          </table:table-cell>
          <table:table-cell office:value-type="float" office:value="650.895447">
            <text:p>650.895447</text:p>
          </table:table-cell>
        </table:table-row>
        <table:table-row table:style-name="ro1">
          <table:table-cell office:value-type="float" office:value="6682">
            <text:p>6682</text:p>
          </table:table-cell>
          <table:table-cell office:value-type="float" office:value="26">
            <text:p>26</text:p>
          </table:table-cell>
          <table:table-cell office:value-type="float" office:value="203">
            <text:p>203</text:p>
          </table:table-cell>
          <table:table-cell office:value-type="float" office:value="682.158142">
            <text:p>682.158142</text:p>
          </table:table-cell>
          <table:table-cell office:value-type="float" office:value="0">
            <text:p>0</text:p>
          </table:table-cell>
          <table:table-cell office:value-type="float" office:value="0.006745">
            <text:p>0.006745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[.I26]-[.$I$2]" office:value-type="float" office:value="-0.002394">
            <text:p>-0.002394</text:p>
          </table:table-cell>
          <table:table-cell table:formula="of:=AVERAGE([.J22:.J26])" office:value-type="float" office:value="-0.0019148">
            <text:p>-0.0019148</text:p>
          </table:table-cell>
          <table:table-cell table:formula="of:=AVERAGE([.J18:.J26])" office:value-type="float" office:value="-0.00984233333333333">
            <text:p>-0.009842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O26]-0.021583" office:value-type="float" office:value="0.00453">
            <text:p>0.00453</text:p>
          </table:table-cell>
          <table:table-cell office:value-type="float" office:value="100">
            <text:p>100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1058">
            <text:p>1058</text:p>
          </table:table-cell>
          <table:table-cell office:value-type="float" office:value="123">
            <text:p>123</text:p>
          </table:table-cell>
          <table:table-cell office:value-type="float" office:value="713.168274">
            <text:p>713.168274</text:p>
          </table:table-cell>
          <table:table-cell office:value-type="float" office:value="-0.020679">
            <text:p>-0.020679</text:p>
          </table:table-cell>
          <table:table-cell office:value-type="float" office:value="0.120663">
            <text:p>0.120663</text:p>
          </table:table-cell>
          <table:table-cell office:value-type="float" office:value="683.515381">
            <text:p>683.515381</text:p>
          </table:table-cell>
        </table:table-row>
        <table:table-row table:style-name="ro1">
          <table:table-cell office:value-type="float" office:value="6939">
            <text:p>6939</text:p>
          </table:table-cell>
          <table:table-cell office:value-type="float" office:value="26">
            <text:p>26</text:p>
          </table:table-cell>
          <table:table-cell office:value-type="float" office:value="171">
            <text:p>171</text:p>
          </table:table-cell>
          <table:table-cell office:value-type="float" office:value="559.299683">
            <text:p>559.299683</text:p>
          </table:table-cell>
          <table:table-cell office:value-type="float" office:value="0">
            <text:p>0</text:p>
          </table:table-cell>
          <table:table-cell office:value-type="float" office:value="0.012292">
            <text:p>0.012292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04788">
            <text:p>-0.004788</text:p>
          </table:table-cell>
          <table:table-cell table:formula="of:=[.I27]-[.$I$2]" office:value-type="float" office:value="0.014366">
            <text:p>0.014366</text:p>
          </table:table-cell>
          <table:table-cell table:formula="of:=AVERAGE([.J23:.J27])" office:value-type="float" office:value="0.000000599999999998518">
            <text:p>0.0000006</text:p>
          </table:table-cell>
          <table:table-cell table:formula="of:=AVERAGE([.J19:.J27])" office:value-type="float" office:value="-0.00718211111111111">
            <text:p>-0.007182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916">
            <text:p>0.022916</text:p>
          </table:table-cell>
          <table:table-cell table:formula="of:=[.O27]-0.021583" office:value-type="float" office:value="0.001333">
            <text:p>0.001333</text:p>
          </table:table-cell>
          <table:table-cell office:value-type="float" office:value="100">
            <text:p>100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1228">
            <text:p>1228</text:p>
          </table:table-cell>
          <table:table-cell office:value-type="float" office:value="144">
            <text:p>144</text:p>
          </table:table-cell>
          <table:table-cell office:value-type="float" office:value="858.820679">
            <text:p>858.820679</text:p>
          </table:table-cell>
          <table:table-cell office:value-type="float" office:value="-0.020679">
            <text:p>-0.020679</text:p>
          </table:table-cell>
          <table:table-cell office:value-type="float" office:value="0.132956">
            <text:p>0.132956</text:p>
          </table:table-cell>
          <table:table-cell office:value-type="float" office:value="742.959717">
            <text:p>742.959717</text:p>
          </table:table-cell>
        </table:table-row>
        <table:table-row table:style-name="ro1">
          <table:table-cell office:value-type="float" office:value="7196">
            <text:p>7196</text:p>
          </table:table-cell>
          <table:table-cell office:value-type="float" office:value="26">
            <text:p>26</text:p>
          </table:table-cell>
          <table:table-cell office:value-type="float" office:value="155">
            <text:p>155</text:p>
          </table:table-cell>
          <table:table-cell office:value-type="float" office:value="496.045776">
            <text:p>496.045776</text:p>
          </table:table-cell>
          <table:table-cell office:value-type="float" office:value="0.002549">
            <text:p>0.002549</text:p>
          </table:table-cell>
          <table:table-cell office:value-type="float" office:value="0.009895">
            <text:p>0.009895</text:p>
          </table:table-cell>
          <table:table-cell office:value-type="float" office:value="288.207428">
            <text:p>288.207428</text:p>
          </table:table-cell>
          <table:table-cell office:value-type="float" office:value="0">
            <text:p>0</text:p>
          </table:table-cell>
          <table:table-cell office:value-type="float" office:value="-0.007183">
            <text:p>-0.007183</text:p>
          </table:table-cell>
          <table:table-cell table:formula="of:=[.I28]-[.$I$2]" office:value-type="float" office:value="0.011971">
            <text:p>0.011971</text:p>
          </table:table-cell>
          <table:table-cell table:formula="of:=AVERAGE([.J24:.J28])" office:value-type="float" office:value="-0.0028726">
            <text:p>-0.0028726</text:p>
          </table:table-cell>
          <table:table-cell table:formula="of:=AVERAGE([.J20:.J28])" office:value-type="float" office:value="-0.000531555555555557">
            <text:p>-0.000531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052">
            <text:p>0.019052</text:p>
          </table:table-cell>
          <table:table-cell table:formula="of:=[.O28]-0.021583" office:value-type="float" office:value="-0.002531">
            <text:p>-0.002531</text:p>
          </table:table-cell>
          <table:table-cell office:value-type="float" office:value="288.207489">
            <text:p>288.207489</text:p>
          </table:table-cell>
          <table:table-cell office:value-type="float" office:value="407">
            <text:p>407</text:p>
          </table:table-cell>
          <table:table-cell office:value-type="float" office:value="1">
            <text:p>1</text:p>
          </table:table-cell>
          <table:table-cell office:value-type="float" office:value="1382">
            <text:p>1382</text:p>
          </table:table-cell>
          <table:table-cell office:value-type="float" office:value="165">
            <text:p>165</text:p>
          </table:table-cell>
          <table:table-cell office:value-type="float" office:value="988.696594">
            <text:p>988.696594</text:p>
          </table:table-cell>
          <table:table-cell office:value-type="float" office:value="-0.01813">
            <text:p>-0.01813</text:p>
          </table:table-cell>
          <table:table-cell office:value-type="float" office:value="0.142851">
            <text:p>0.142851</text:p>
          </table:table-cell>
          <table:table-cell office:value-type="float" office:value="887.941284">
            <text:p>887.941284</text:p>
          </table:table-cell>
        </table:table-row>
        <table:table-row table:style-name="ro1">
          <table:table-cell office:value-type="float" office:value="7453">
            <text:p>7453</text:p>
          </table:table-cell>
          <table:table-cell office:value-type="float" office:value="26">
            <text:p>26</text:p>
          </table:table-cell>
          <table:table-cell office:value-type="float" office:value="161">
            <text:p>161</text:p>
          </table:table-cell>
          <table:table-cell office:value-type="float" office:value="520.982483">
            <text:p>520.982483</text:p>
          </table:table-cell>
          <table:table-cell office:value-type="float" office:value="-0.002549">
            <text:p>-0.002549</text:p>
          </table:table-cell>
          <table:table-cell office:value-type="float" office:value="0.002568">
            <text:p>0.002568</text:p>
          </table:table-cell>
          <table:table-cell office:value-type="float" office:value="200.745895">
            <text:p>200.745895</text:p>
          </table:table-cell>
          <table:table-cell office:value-type="float" office:value="0">
            <text:p>0</text:p>
          </table:table-cell>
          <table:table-cell office:value-type="float" office:value="-0.016759">
            <text:p>-0.016759</text:p>
          </table:table-cell>
          <table:table-cell table:formula="of:=[.I29]-[.$I$2]" office:value-type="float" office:value="0.002395">
            <text:p>0.002395</text:p>
          </table:table-cell>
          <table:table-cell table:formula="of:=AVERAGE([.J25:.J29])" office:value-type="float" office:value="-0.001436">
            <text:p>-0.001436</text:p>
          </table:table-cell>
          <table:table-cell table:formula="of:=AVERAGE([.J21:.J29])" office:value-type="float" office:value="-0.00106355555555556">
            <text:p>-0.001063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1051">
            <text:p>0.021051</text:p>
          </table:table-cell>
          <table:table-cell table:formula="of:=[.O29]-0.021583" office:value-type="float" office:value="-0.000531999999999998">
            <text:p>-0.000532</text:p>
          </table:table-cell>
          <table:table-cell office:value-type="float" office:value="200.745895">
            <text:p>200.745895</text:p>
          </table:table-cell>
          <table:table-cell office:value-type="float" office:value="433">
            <text:p>433</text:p>
          </table:table-cell>
          <table:table-cell office:value-type="float" office:value="1">
            <text:p>1</text:p>
          </table:table-cell>
          <table:table-cell office:value-type="float" office:value="1542">
            <text:p>1542</text:p>
          </table:table-cell>
          <table:table-cell office:value-type="float" office:value="188">
            <text:p>188</text:p>
          </table:table-cell>
          <table:table-cell office:value-type="float" office:value="1124.655518">
            <text:p>1124.655518</text:p>
          </table:table-cell>
          <table:table-cell office:value-type="float" office:value="-0.020679">
            <text:p>-0.020679</text:p>
          </table:table-cell>
          <table:table-cell office:value-type="float" office:value="0.145419">
            <text:p>0.145419</text:p>
          </table:table-cell>
          <table:table-cell office:value-type="float" office:value="803.232117">
            <text:p>803.232117</text:p>
          </table:table-cell>
        </table:table-row>
        <table:table-row table:style-name="ro1">
          <table:table-cell office:value-type="float" office:value="7710">
            <text:p>7710</text:p>
          </table:table-cell>
          <table:table-cell office:value-type="float" office:value="27">
            <text:p>27</text:p>
          </table:table-cell>
          <table:table-cell office:value-type="float" office:value="154">
            <text:p>154</text:p>
          </table:table-cell>
          <table:table-cell office:value-type="float" office:value="471.62738">
            <text:p>471.62738</text:p>
          </table:table-cell>
          <table:table-cell office:value-type="float" office:value="0.002547">
            <text:p>0.002547</text:p>
          </table:table-cell>
          <table:table-cell office:value-type="float" office:value="0.008903">
            <text:p>0.008903</text:p>
          </table:table-cell>
          <table:table-cell office:value-type="float" office:value="249.505997">
            <text:p>249.505997</text:p>
          </table:table-cell>
          <table:table-cell office:value-type="float" office:value="0">
            <text:p>0</text:p>
          </table:table-cell>
          <table:table-cell office:value-type="float" office:value="-0.021548">
            <text:p>-0.021548</text:p>
          </table:table-cell>
          <table:table-cell table:formula="of:=[.I30]-[.$I$2]" office:value-type="float" office:value="-0.002394">
            <text:p>-0.002394</text:p>
          </table:table-cell>
          <table:table-cell table:formula="of:=AVERAGE([.J26:.J30])" office:value-type="float" office:value="0.0047888">
            <text:p>0.0047888</text:p>
          </table:table-cell>
          <table:table-cell table:formula="of:=AVERAGE([.J22:.J30])" office:value-type="float" office:value="0.00186266666666667">
            <text:p>0.0018626667</text:p>
          </table:table-cell>
          <table:table-cell office:value-type="float" office:value="811.605835">
            <text:p>811.605835</text:p>
          </table:table-cell>
          <table:table-cell office:value-type="float" office:value="0">
            <text:p>0</text:p>
          </table:table-cell>
          <table:table-cell office:value-type="float" office:value="0.027446">
            <text:p>0.027446</text:p>
          </table:table-cell>
          <table:table-cell table:formula="of:=[.O30]-0.021583" office:value-type="float" office:value="0.005863">
            <text:p>0.005863</text:p>
          </table:table-cell>
          <table:table-cell office:value-type="float" office:value="249.505997">
            <text:p>249.505997</text:p>
          </table:table-cell>
          <table:table-cell office:value-type="float" office:value="460">
            <text:p>460</text:p>
          </table:table-cell>
          <table:table-cell office:value-type="float" office:value="0">
            <text:p>0</text:p>
          </table:table-cell>
          <table:table-cell office:value-type="float" office:value="1695">
            <text:p>1695</text:p>
          </table:table-cell>
          <table:table-cell office:value-type="float" office:value="210">
            <text:p>210</text:p>
          </table:table-cell>
          <table:table-cell office:value-type="float" office:value="1252.727051">
            <text:p>1252.727051</text:p>
          </table:table-cell>
          <table:table-cell office:value-type="float" office:value="-0.018132">
            <text:p>-0.018132</text:p>
          </table:table-cell>
          <table:table-cell office:value-type="float" office:value="0.154322">
            <text:p>0.154322</text:p>
          </table:table-cell>
          <table:table-cell office:value-type="float" office:value="951.123901">
            <text:p>951.123901</text:p>
          </table:table-cell>
        </table:table-row>
        <table:table-row table:style-name="ro1">
          <table:table-cell office:value-type="float" office:value="7967">
            <text:p>7967</text:p>
          </table:table-cell>
          <table:table-cell office:value-type="float" office:value="27">
            <text:p>27</text:p>
          </table:table-cell>
          <table:table-cell office:value-type="float" office:value="166">
            <text:p>166</text:p>
          </table:table-cell>
          <table:table-cell office:value-type="float" office:value="513.796631">
            <text:p>513.796631</text:p>
          </table:table-cell>
          <table:table-cell office:value-type="float" office:value="-0.002547">
            <text:p>-0.002547</text:p>
          </table:table-cell>
          <table:table-cell office:value-type="float" office:value="0.006403">
            <text:p>0.006403</text:p>
          </table:table-cell>
          <table:table-cell office:value-type="float" office:value="351.375488">
            <text:p>351.375488</text:p>
          </table:table-cell>
          <table:table-cell office:value-type="float" office:value="0">
            <text:p>0</text:p>
          </table:table-cell>
          <table:table-cell office:value-type="float" office:value="-0.050278">
            <text:p>-0.050278</text:p>
          </table:table-cell>
          <table:table-cell table:formula="of:=[.I31]-[.$I$2]" office:value-type="float" office:value="-0.031124">
            <text:p>-0.031124</text:p>
          </table:table-cell>
          <table:table-cell table:formula="of:=AVERAGE([.J27:.J31])" office:value-type="float" office:value="-0.000957200000000001">
            <text:p>-0.0009572</text:p>
          </table:table-cell>
          <table:table-cell table:formula="of:=AVERAGE([.J23:.J31])" office:value-type="float" office:value="-0.00212766666666667">
            <text:p>-0.002127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4515">
            <text:p>0.024515</text:p>
          </table:table-cell>
          <table:table-cell table:formula="of:=[.O31]-0.021583" office:value-type="float" office:value="0.002932">
            <text:p>0.002932</text:p>
          </table:table-cell>
          <table:table-cell office:value-type="float" office:value="351.375458">
            <text:p>351.375458</text:p>
          </table:table-cell>
          <table:table-cell office:value-type="float" office:value="487">
            <text:p>487</text:p>
          </table:table-cell>
          <table:table-cell office:value-type="float" office:value="0">
            <text:p>0</text:p>
          </table:table-cell>
          <table:table-cell office:value-type="float" office:value="1859">
            <text:p>1859</text:p>
          </table:table-cell>
          <table:table-cell office:value-type="float" office:value="235">
            <text:p>235</text:p>
          </table:table-cell>
          <table:table-cell office:value-type="float" office:value="1391.980225">
            <text:p>1391.980225</text:p>
          </table:table-cell>
          <table:table-cell office:value-type="float" office:value="-0.020679">
            <text:p>-0.020679</text:p>
          </table:table-cell>
          <table:table-cell office:value-type="float" office:value="0.160725">
            <text:p>0.160725</text:p>
          </table:table-cell>
          <table:table-cell office:value-type="float" office:value="877.247803">
            <text:p>877.247803</text:p>
          </table:table-cell>
        </table:table-row>
        <table:table-row table:style-name="ro1">
          <table:table-cell office:value-type="float" office:value="8224">
            <text:p>8224</text:p>
          </table:table-cell>
          <table:table-cell office:value-type="float" office:value="27">
            <text:p>27</text:p>
          </table:table-cell>
          <table:table-cell office:value-type="float" office:value="137">
            <text:p>137</text:p>
          </table:table-cell>
          <table:table-cell office:value-type="float" office:value="407.787811">
            <text:p>407.787811</text:p>
          </table:table-cell>
          <table:table-cell office:value-type="float" office:value="0">
            <text:p>0</text:p>
          </table:table-cell>
          <table:table-cell office:value-type="float" office:value="0.013217">
            <text:p>0.013217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52672">
            <text:p>-0.052672</text:p>
          </table:table-cell>
          <table:table-cell table:formula="of:=[.I32]-[.$I$2]" office:value-type="float" office:value="-0.033518">
            <text:p>-0.033518</text:p>
          </table:table-cell>
          <table:table-cell table:formula="of:=AVERAGE([.J28:.J32])" office:value-type="float" office:value="-0.010534">
            <text:p>-0.010534</text:p>
          </table:table-cell>
          <table:table-cell table:formula="of:=AVERAGE([.J24:.J32])" office:value-type="float" office:value="-0.00877822222222222">
            <text:p>-0.008778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848">
            <text:p>0.023848</text:p>
          </table:table-cell>
          <table:table-cell table:formula="of:=[.O32]-0.021583" office:value-type="float" office:value="0.002265">
            <text:p>0.002265</text:p>
          </table:table-cell>
          <table:table-cell office:value-type="float" office:value="100">
            <text:p>100</text:p>
          </table:table-cell>
          <table:table-cell office:value-type="float" office:value="514">
            <text:p>514</text:p>
          </table:table-cell>
          <table:table-cell office:value-type="float" office:value="-1">
            <text:p>-1</text:p>
          </table:table-cell>
          <table:table-cell office:value-type="float" office:value="1994">
            <text:p>1994</text:p>
          </table:table-cell>
          <table:table-cell office:value-type="float" office:value="257">
            <text:p>257</text:p>
          </table:table-cell>
          <table:table-cell office:value-type="float" office:value="1502.31958">
            <text:p>1502.31958</text:p>
          </table:table-cell>
          <table:table-cell office:value-type="float" office:value="-0.020679">
            <text:p>-0.020679</text:p>
          </table:table-cell>
          <table:table-cell office:value-type="float" office:value="0.173941">
            <text:p>0.173941</text:p>
          </table:table-cell>
          <table:table-cell office:value-type="float" office:value="941.162964">
            <text:p>941.162964</text:p>
          </table:table-cell>
        </table:table-row>
        <table:table-row table:style-name="ro1">
          <table:table-cell office:value-type="float" office:value="8481">
            <text:p>8481</text:p>
          </table:table-cell>
          <table:table-cell office:value-type="float" office:value="26">
            <text:p>26</text:p>
          </table:table-cell>
          <table:table-cell office:value-type="float" office:value="133">
            <text:p>133</text:p>
          </table:table-cell>
          <table:table-cell office:value-type="float" office:value="411.504608">
            <text:p>411.504608</text:p>
          </table:table-cell>
          <table:table-cell office:value-type="float" office:value="0.002549">
            <text:p>0.002549</text:p>
          </table:table-cell>
          <table:table-cell office:value-type="float" office:value="0.005239">
            <text:p>0.005239</text:p>
          </table:table-cell>
          <table:table-cell office:value-type="float" office:value="105.521599">
            <text:p>105.521599</text:p>
          </table:table-cell>
          <table:table-cell office:value-type="float" office:value="0.04421">
            <text:p>0.04421</text:p>
          </table:table-cell>
          <table:table-cell office:value-type="float" office:value="-0.160412">
            <text:p>-0.160412</text:p>
          </table:table-cell>
          <table:table-cell table:formula="of:=[.I33]-[.$I$2]" office:value-type="float" office:value="-0.141258">
            <text:p>-0.141258</text:p>
          </table:table-cell>
          <table:table-cell table:formula="of:=AVERAGE([.J29:.J33])" office:value-type="float" office:value="-0.0411798">
            <text:p>-0.0411798</text:p>
          </table:table-cell>
          <table:table-cell table:formula="of:=AVERAGE([.J25:.J33])" office:value-type="float" office:value="-0.0239415555555556">
            <text:p>-0.0239415556</text:p>
          </table:table-cell>
          <table:table-cell office:value-type="float" office:value="311.149994">
            <text:p>311.149994</text:p>
          </table:table-cell>
          <table:table-cell office:value-type="float" office:value="-0.005877">
            <text:p>-0.005877</text:p>
          </table:table-cell>
          <table:table-cell office:value-type="float" office:value="-0.00493">
            <text:p>-0.00493</text:p>
          </table:table-cell>
          <table:table-cell table:formula="of:=[.O33]-0.021583" office:value-type="float" office:value="-0.026513">
            <text:p>-0.026513</text:p>
          </table:table-cell>
          <table:table-cell office:value-type="float" office:value="105.521606">
            <text:p>105.521606</text:p>
          </table:table-cell>
          <table:table-cell office:value-type="float" office:value="540">
            <text:p>540</text:p>
          </table:table-cell>
          <table:table-cell office:value-type="float" office:value="-2">
            <text:p>-2</text:p>
          </table:table-cell>
          <table:table-cell office:value-type="float" office:value="2125">
            <text:p>2125</text:p>
          </table:table-cell>
          <table:table-cell office:value-type="float" office:value="280">
            <text:p>280</text:p>
          </table:table-cell>
          <table:table-cell office:value-type="float" office:value="1609.890991">
            <text:p>1609.890991</text:p>
          </table:table-cell>
          <table:table-cell office:value-type="float" office:value="-0.01813">
            <text:p>-0.01813</text:p>
          </table:table-cell>
          <table:table-cell office:value-type="float" office:value="0.17918">
            <text:p>0.17918</text:p>
          </table:table-cell>
          <table:table-cell office:value-type="float" office:value="1088.32605">
            <text:p>1088.32605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float" office:value="25">
            <text:p>25</text:p>
          </table:table-cell>
          <table:table-cell office:value-type="float" office:value="145">
            <text:p>145</text:p>
          </table:table-cell>
          <table:table-cell office:value-type="float" office:value="478.140106">
            <text:p>478.140106</text:p>
          </table:table-cell>
          <table:table-cell office:value-type="float" office:value="0">
            <text:p>0</text:p>
          </table:table-cell>
          <table:table-cell office:value-type="float" office:value="0.007362">
            <text:p>0.007362</text:p>
          </table:table-cell>
          <table:table-cell office:value-type="string">
            <text:p>Infinity</text:p>
          </table:table-cell>
          <table:table-cell office:value-type="float" office:value="-0.055262">
            <text:p>-0.055262</text:p>
          </table:table-cell>
          <table:table-cell office:value-type="float" office:value="-0.37589">
            <text:p>-0.37589</text:p>
          </table:table-cell>
          <table:table-cell table:formula="of:=[.I34]-[.$I$2]" office:value-type="float" office:value="-0.356736">
            <text:p>-0.356736</text:p>
          </table:table-cell>
          <table:table-cell table:formula="of:=AVERAGE([.J30:.J34])" office:value-type="float" office:value="-0.113006">
            <text:p>-0.113006</text:p>
          </table:table-cell>
          <table:table-cell table:formula="of:=AVERAGE([.J26:.J34])" office:value-type="float" office:value="-0.0598546666666667">
            <text:p>-0.0598546667</text:p>
          </table:table-cell>
          <table:table-cell office:value-type="float" office:value="1254.38269">
            <text:p>1254.38269</text:p>
          </table:table-cell>
          <table:table-cell office:value-type="float" office:value="0">
            <text:p>0</text:p>
          </table:table-cell>
          <table:table-cell office:value-type="float" office:value="0.015188">
            <text:p>0.015188</text:p>
          </table:table-cell>
          <table:table-cell table:formula="of:=[.O34]-0.021583" office:value-type="float" office:value="-0.006395">
            <text:p>-0.006395</text:p>
          </table:table-cell>
          <table:table-cell office:value-type="float" office:value="100">
            <text:p>100</text:p>
          </table:table-cell>
          <table:table-cell office:value-type="float" office:value="565">
            <text:p>565</text:p>
          </table:table-cell>
          <table:table-cell office:value-type="float" office:value="-2">
            <text:p>-2</text:p>
          </table:table-cell>
          <table:table-cell office:value-type="float" office:value="2267">
            <text:p>2267</text:p>
          </table:table-cell>
          <table:table-cell office:value-type="float" office:value="306">
            <text:p>306</text:p>
          </table:table-cell>
          <table:table-cell office:value-type="float" office:value="1729.643921">
            <text:p>1729.643921</text:p>
          </table:table-cell>
          <table:table-cell office:value-type="float" office:value="-0.01813">
            <text:p>-0.01813</text:p>
          </table:table-cell>
          <table:table-cell office:value-type="float" office:value="0.186542">
            <text:p>0.186542</text:p>
          </table:table-cell>
          <table:table-cell office:value-type="float" office:value="1128.931885">
            <text:p>1128.931885</text:p>
          </table:table-cell>
        </table:table-row>
        <table:table-row table:style-name="ro1">
          <table:table-cell office:value-type="float" office:value="8995">
            <text:p>8995</text:p>
          </table:table-cell>
          <table:table-cell office:value-type="float" office:value="26">
            <text:p>26</text:p>
          </table:table-cell>
          <table:table-cell office:value-type="float" office:value="169">
            <text:p>169</text:p>
          </table:table-cell>
          <table:table-cell office:value-type="float" office:value="549.568359">
            <text:p>549.568359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string">
            <text:p>Infinity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[.I35]-[.$I$2]" office:value-type="float" office:value="-0.016759">
            <text:p>-0.016759</text:p>
          </table:table-cell>
          <table:table-cell table:formula="of:=AVERAGE([.J31:.J35])" office:value-type="float" office:value="-0.115879">
            <text:p>-0.115879</text:p>
          </table:table-cell>
          <table:table-cell table:formula="of:=AVERAGE([.J27:.J35])" office:value-type="float" office:value="-0.0614507777777778">
            <text:p>-0.0614507778</text:p>
          </table:table-cell>
          <table:table-cell office:value-type="float" office:value="2335.273193">
            <text:p>2335.273193</text:p>
          </table:table-cell>
          <table:table-cell office:value-type="float" office:value="0">
            <text:p>0</text:p>
          </table:table-cell>
          <table:table-cell office:value-type="float" office:value="0.022383">
            <text:p>0.022383</text:p>
          </table:table-cell>
          <table:table-cell table:formula="of:=[.O35]-0.021583" office:value-type="float" office:value="0.000800000000000002">
            <text:p>0.0008</text:p>
          </table:table-cell>
          <table:table-cell office:value-type="float" office:value="100">
            <text:p>100</text:p>
          </table:table-cell>
          <table:table-cell office:value-type="float" office:value="591">
            <text:p>591</text:p>
          </table:table-cell>
          <table:table-cell office:value-type="float" office:value="-2">
            <text:p>-2</text:p>
          </table:table-cell>
          <table:table-cell office:value-type="float" office:value="2433">
            <text:p>2433</text:p>
          </table:table-cell>
          <table:table-cell office:value-type="float" office:value="337">
            <text:p>337</text:p>
          </table:table-cell>
          <table:table-cell office:value-type="float" office:value="1872.934814">
            <text:p>1872.934814</text:p>
          </table:table-cell>
          <table:table-cell office:value-type="float" office:value="-0.01813">
            <text:p>-0.01813</text:p>
          </table:table-cell>
          <table:table-cell office:value-type="float" office:value="0.192568">
            <text:p>0.192568</text:p>
          </table:table-cell>
          <table:table-cell office:value-type="float" office:value="1162.171875">
            <text:p>1162.171875</text:p>
          </table:table-cell>
        </table:table-row>
        <table:table-row table:style-name="ro1">
          <table:table-cell office:value-type="float" office:value="9252">
            <text:p>9252</text:p>
          </table:table-cell>
          <table:table-cell office:value-type="float" office:value="27">
            <text:p>27</text:p>
          </table:table-cell>
          <table:table-cell office:value-type="float" office:value="198">
            <text:p>198</text:p>
          </table:table-cell>
          <table:table-cell office:value-type="float" office:value="632.69043">
            <text:p>632.69043</text:p>
          </table:table-cell>
          <table:table-cell office:value-type="float" office:value="-0.002547">
            <text:p>-0.002547</text:p>
          </table:table-cell>
          <table:table-cell office:value-type="float" office:value="0.004383">
            <text:p>0.004383</text:p>
          </table:table-cell>
          <table:table-cell office:value-type="float" office:value="272.064484">
            <text:p>272.064484</text:p>
          </table:table-cell>
          <table:table-cell office:value-type="float" office:value="0">
            <text:p>0</text:p>
          </table:table-cell>
          <table:table-cell office:value-type="float" office:value="-0.095768">
            <text:p>-0.095768</text:p>
          </table:table-cell>
          <table:table-cell table:formula="of:=[.I36]-[.$I$2]" office:value-type="float" office:value="-0.076614">
            <text:p>-0.076614</text:p>
          </table:table-cell>
          <table:table-cell table:formula="of:=AVERAGE([.J32:.J36])" office:value-type="float" office:value="-0.124977">
            <text:p>-0.124977</text:p>
          </table:table-cell>
          <table:table-cell table:formula="of:=AVERAGE([.J28:.J36])" office:value-type="float" office:value="-0.0715596666666667">
            <text:p>-0.0715596667</text:p>
          </table:table-cell>
          <table:table-cell office:value-type="float" office:value="2793.863525">
            <text:p>2793.863525</text:p>
          </table:table-cell>
          <table:table-cell office:value-type="float" office:value="0">
            <text:p>0</text:p>
          </table:table-cell>
          <table:table-cell office:value-type="float" office:value="0.017853">
            <text:p>0.017853</text:p>
          </table:table-cell>
          <table:table-cell table:formula="of:=[.O36]-0.021583" office:value-type="float" office:value="-0.00373">
            <text:p>-0.00373</text:p>
          </table:table-cell>
          <table:table-cell office:value-type="float" office:value="272.064484">
            <text:p>272.064484</text:p>
          </table:table-cell>
          <table:table-cell office:value-type="float" office:value="618">
            <text:p>618</text:p>
          </table:table-cell>
          <table:table-cell office:value-type="float" office:value="-2">
            <text:p>-2</text:p>
          </table:table-cell>
          <table:table-cell office:value-type="float" office:value="2627">
            <text:p>2627</text:p>
          </table:table-cell>
          <table:table-cell office:value-type="float" office:value="375">
            <text:p>375</text:p>
          </table:table-cell>
          <table:table-cell office:value-type="float" office:value="2044.067017">
            <text:p>2044.067017</text:p>
          </table:table-cell>
          <table:table-cell office:value-type="float" office:value="-0.020677">
            <text:p>-0.020677</text:p>
          </table:table-cell>
          <table:table-cell office:value-type="float" office:value="0.196951">
            <text:p>0.196951</text:p>
          </table:table-cell>
          <table:table-cell office:value-type="float" office:value="1052.520142">
            <text:p>1052.520142</text:p>
          </table:table-cell>
        </table:table-row>
        <table:table-row table:style-name="ro1">
          <table:table-cell office:value-type="float" office:value="9509">
            <text:p>9509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34.269043">
            <text:p>434.269043</text:p>
          </table:table-cell>
          <table:table-cell office:value-type="float" office:value="-0.002545">
            <text:p>-0.002545</text:p>
          </table:table-cell>
          <table:table-cell office:value-type="float" office:value="0.00832">
            <text:p>0.00832</text:p>
          </table:table-cell>
          <table:table-cell office:value-type="float" office:value="426.873779">
            <text:p>426.873779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[.I37]-[.$I$2]" office:value-type="float" office:value="-0.011971">
            <text:p>-0.011971</text:p>
          </table:table-cell>
          <table:table-cell table:formula="of:=AVERAGE([.J33:.J37])" office:value-type="float" office:value="-0.1206676">
            <text:p>-0.1206676</text:p>
          </table:table-cell>
          <table:table-cell table:formula="of:=AVERAGE([.J29:.J37])" office:value-type="float" office:value="-0.0742198888888889">
            <text:p>-0.0742198889</text:p>
          </table:table-cell>
          <table:table-cell office:value-type="float" office:value="4923.105957">
            <text:p>4923.105957</text:p>
          </table:table-cell>
          <table:table-cell office:value-type="float" office:value="0">
            <text:p>0</text:p>
          </table:table-cell>
          <table:table-cell office:value-type="float" office:value="0.028245">
            <text:p>0.028245</text:p>
          </table:table-cell>
          <table:table-cell table:formula="of:=[.O37]-0.021583" office:value-type="float" office:value="0.006662">
            <text:p>0.006662</text:p>
          </table:table-cell>
          <table:table-cell office:value-type="float" office:value="426.873779">
            <text:p>426.873779</text:p>
          </table:table-cell>
          <table:table-cell office:value-type="float" office:value="646">
            <text:p>646</text:p>
          </table:table-cell>
          <table:table-cell office:value-type="float" office:value="-3">
            <text:p>-3</text:p>
          </table:table-cell>
          <table:table-cell office:value-type="float" office:value="2774">
            <text:p>2774</text:p>
          </table:table-cell>
          <table:table-cell office:value-type="float" office:value="404">
            <text:p>404</text:p>
          </table:table-cell>
          <table:table-cell office:value-type="float" office:value="2166.571777">
            <text:p>2166.571777</text:p>
          </table:table-cell>
          <table:table-cell office:value-type="float" office:value="-0.023222">
            <text:p>-0.023222</text:p>
          </table:table-cell>
          <table:table-cell office:value-type="float" office:value="0.205271">
            <text:p>0.205271</text:p>
          </table:table-cell>
          <table:table-cell office:value-type="float" office:value="983.941284">
            <text:p>983.941284</text:p>
          </table:table-cell>
        </table:table-row>
        <table:table-row table:style-name="ro1">
          <table:table-cell office:value-type="float" office:value="9766">
            <text:p>9766</text:p>
          </table:table-cell>
          <table:table-cell office:value-type="float" office:value="27">
            <text:p>27</text:p>
          </table:table-cell>
          <table:table-cell office:value-type="float" office:value="99">
            <text:p>99</text:p>
          </table:table-cell>
          <table:table-cell office:value-type="float" office:value="268.395081">
            <text:p>268.395081</text:p>
          </table:table-cell>
          <table:table-cell office:value-type="float" office:value="0.002547">
            <text:p>0.002547</text:p>
          </table:table-cell>
          <table:table-cell office:value-type="float" office:value="0.007567">
            <text:p>0.007567</text:p>
          </table:table-cell>
          <table:table-cell office:value-type="float" office:value="197.080093">
            <text:p>197.080093</text:p>
          </table:table-cell>
          <table:table-cell office:value-type="float" office:value="0">
            <text:p>0</text:p>
          </table:table-cell>
          <table:table-cell office:value-type="float" office:value="0.009577">
            <text:p>0.009577</text:p>
          </table:table-cell>
          <table:table-cell table:formula="of:=[.I38]-[.$I$2]" office:value-type="float" office:value="0.028731">
            <text:p>0.028731</text:p>
          </table:table-cell>
          <table:table-cell table:formula="of:=AVERAGE([.J34:.J38])" office:value-type="float" office:value="-0.0866698">
            <text:p>-0.0866698</text:p>
          </table:table-cell>
          <table:table-cell table:formula="of:=AVERAGE([.J30:.J38])" office:value-type="float" office:value="-0.0712936666666667">
            <text:p>-0.0712936667</text:p>
          </table:table-cell>
          <table:table-cell office:value-type="float" office:value="4912.867188">
            <text:p>4912.867188</text:p>
          </table:table-cell>
          <table:table-cell office:value-type="float" office:value="0">
            <text:p>0</text:p>
          </table:table-cell>
          <table:table-cell office:value-type="float" office:value="0.020118">
            <text:p>0.020118</text:p>
          </table:table-cell>
          <table:table-cell table:formula="of:=[.O38]-0.021583" office:value-type="float" office:value="-0.001465">
            <text:p>-0.001465</text:p>
          </table:table-cell>
          <table:table-cell office:value-type="float" office:value="197.080109">
            <text:p>197.080109</text:p>
          </table:table-cell>
          <table:table-cell office:value-type="float" office:value="673">
            <text:p>673</text:p>
          </table:table-cell>
          <table:table-cell office:value-type="float" office:value="-4">
            <text:p>-4</text:p>
          </table:table-cell>
          <table:table-cell office:value-type="float" office:value="2871">
            <text:p>2871</text:p>
          </table:table-cell>
          <table:table-cell office:value-type="float" office:value="424">
            <text:p>424</text:p>
          </table:table-cell>
          <table:table-cell office:value-type="float" office:value="2239.282959">
            <text:p>2239.282959</text:p>
          </table:table-cell>
          <table:table-cell office:value-type="float" office:value="-0.020675">
            <text:p>-0.020675</text:p>
          </table:table-cell>
          <table:table-cell office:value-type="float" office:value="0.212839">
            <text:p>0.212839</text:p>
          </table:table-cell>
          <table:table-cell office:value-type="float" office:value="1129.442871">
            <text:p>1129.442871</text:p>
          </table:table-cell>
        </table:table-row>
        <table:table-row table:style-name="ro1">
          <table:table-cell office:value-type="float" office:value="10023">
            <text:p>10023</text:p>
          </table:table-cell>
          <table:table-cell office:value-type="float" office:value="25">
            <text:p>25</text:p>
          </table:table-cell>
          <table:table-cell office:value-type="float" office:value="167">
            <text:p>167</text:p>
          </table:table-cell>
          <table:table-cell office:value-type="float" office:value="569.225708">
            <text:p>569.225708</text:p>
          </table:table-cell>
          <table:table-cell office:value-type="float" office:value="0.005">
            <text:p>0.005</text:p>
          </table:table-cell>
          <table:table-cell office:value-type="float" office:value="0.008594">
            <text:p>0.008594</text:p>
          </table:table-cell>
          <table:table-cell office:value-type="float" office:value="71.886948">
            <text:p>71.886948</text:p>
          </table:table-cell>
          <table:table-cell office:value-type="float" office:value="0.061167">
            <text:p>0.061167</text:p>
          </table:table-cell>
          <table:table-cell office:value-type="float" office:value="-0.833182">
            <text:p>-0.833182</text:p>
          </table:table-cell>
          <table:table-cell table:formula="of:=[.I39]-[.$I$2]" office:value-type="float" office:value="-0.814028">
            <text:p>-0.814028</text:p>
          </table:table-cell>
          <table:table-cell table:formula="of:=AVERAGE([.J35:.J39])" office:value-type="float" office:value="-0.1781282">
            <text:p>-0.1781282</text:p>
          </table:table-cell>
          <table:table-cell table:formula="of:=AVERAGE([.J31:.J39])" office:value-type="float" office:value="-0.161475222222222">
            <text:p>-0.1614752222</text:p>
          </table:table-cell>
          <table:table-cell office:value-type="float" office:value="3491.987549">
            <text:p>3491.987549</text:p>
          </table:table-cell>
          <table:table-cell office:value-type="float" office:value="0.021507">
            <text:p>0.021507</text:p>
          </table:table-cell>
          <table:table-cell office:value-type="float" office:value="0.038237">
            <text:p>0.038237</text:p>
          </table:table-cell>
          <table:table-cell table:formula="of:=[.O39]-0.021583" office:value-type="float" office:value="0.016654">
            <text:p>0.016654</text:p>
          </table:table-cell>
          <table:table-cell office:value-type="float" office:value="71.886955">
            <text:p>71.886955</text:p>
          </table:table-cell>
          <table:table-cell office:value-type="float" office:value="698">
            <text:p>698</text:p>
          </table:table-cell>
          <table:table-cell office:value-type="float" office:value="-5">
            <text:p>-5</text:p>
          </table:table-cell>
          <table:table-cell office:value-type="float" office:value="3035">
            <text:p>3035</text:p>
          </table:table-cell>
          <table:table-cell office:value-type="float" office:value="459">
            <text:p>459</text:p>
          </table:table-cell>
          <table:table-cell office:value-type="float" office:value="2382.617188">
            <text:p>2382.617188</text:p>
          </table:table-cell>
          <table:table-cell office:value-type="float" office:value="-0.015675">
            <text:p>-0.015675</text:p>
          </table:table-cell>
          <table:table-cell office:value-type="float" office:value="0.221433">
            <text:p>0.221433</text:p>
          </table:table-cell>
          <table:table-cell office:value-type="float" office:value="1512.639282">
            <text:p>1512.639282</text:p>
          </table:table-cell>
        </table:table-row>
        <table:table-row table:style-name="ro1">
          <table:table-cell office:value-type="float" office:value="10280">
            <text:p>10280</text:p>
          </table:table-cell>
          <table:table-cell office:value-type="float" office:value="25">
            <text:p>25</text:p>
          </table:table-cell>
          <table:table-cell office:value-type="float" office:value="152">
            <text:p>152</text:p>
          </table:table-cell>
          <table:table-cell office:value-type="float" office:value="509.76709">
            <text:p>509.76709</text:p>
          </table:table-cell>
          <table:table-cell office:value-type="float" office:value="0">
            <text:p>0</text:p>
          </table:table-cell>
          <table:table-cell office:value-type="float" office:value="0.007464">
            <text:p>0.007464</text:p>
          </table:table-cell>
          <table:table-cell office:value-type="string">
            <text:p>Infinity</text:p>
          </table:table-cell>
          <table:table-cell office:value-type="float" office:value="-0.076458">
            <text:p>-0.076458</text:p>
          </table:table-cell>
          <table:table-cell office:value-type="float" office:value="-0.038307">
            <text:p>-0.038307</text:p>
          </table:table-cell>
          <table:table-cell table:formula="of:=[.I40]-[.$I$2]" office:value-type="float" office:value="-0.019153">
            <text:p>-0.019153</text:p>
          </table:table-cell>
          <table:table-cell table:formula="of:=AVERAGE([.J36:.J40])" office:value-type="float" office:value="-0.178607">
            <text:p>-0.178607</text:p>
          </table:table-cell>
          <table:table-cell table:formula="of:=AVERAGE([.J32:.J40])" office:value-type="float" office:value="-0.160145111111111">
            <text:p>-0.160145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051">
            <text:p>0.03051</text:p>
          </table:table-cell>
          <table:table-cell table:formula="of:=[.O40]-0.021583" office:value-type="float" office:value="0.00892700000000001">
            <text:p>0.008927</text:p>
          </table:table-cell>
          <table:table-cell office:value-type="float" office:value="100">
            <text:p>100</text:p>
          </table:table-cell>
          <table:table-cell office:value-type="float" office:value="723">
            <text:p>723</text:p>
          </table:table-cell>
          <table:table-cell office:value-type="float" office:value="-5">
            <text:p>-5</text:p>
          </table:table-cell>
          <table:table-cell office:value-type="float" office:value="3184">
            <text:p>3184</text:p>
          </table:table-cell>
          <table:table-cell office:value-type="float" office:value="492">
            <text:p>492</text:p>
          </table:table-cell>
          <table:table-cell office:value-type="float" office:value="2510.683105">
            <text:p>2510.683105</text:p>
          </table:table-cell>
          <table:table-cell office:value-type="float" office:value="-0.015675">
            <text:p>-0.015675</text:p>
          </table:table-cell>
          <table:table-cell office:value-type="float" office:value="0.228897">
            <text:p>0.228897</text:p>
          </table:table-cell>
          <table:table-cell office:value-type="float" office:value="1560.258911">
            <text:p>1560.258911</text:p>
          </table:table-cell>
        </table:table-row>
        <table:table-row table:style-name="ro1">
          <table:table-cell office:value-type="float" office:value="10537">
            <text:p>10537</text:p>
          </table:table-cell>
          <table:table-cell office:value-type="float" office:value="26">
            <text:p>26</text:p>
          </table:table-cell>
          <table:table-cell office:value-type="float" office:value="111">
            <text:p>111</text:p>
          </table:table-cell>
          <table:table-cell office:value-type="float" office:value="325.74707">
            <text:p>325.74707</text:p>
          </table:table-cell>
          <table:table-cell office:value-type="float" office:value="-0.002549">
            <text:p>-0.002549</text:p>
          </table:table-cell>
          <table:table-cell office:value-type="float" office:value="0.002226">
            <text:p>0.002226</text:p>
          </table:table-cell>
          <table:table-cell office:value-type="float" office:value="187.31311">
            <text:p>187.31311</text:p>
          </table:table-cell>
          <table:table-cell office:value-type="float" office:value="0.038692">
            <text:p>0.038692</text:p>
          </table:table-cell>
          <table:table-cell office:value-type="float" office:value="0.337582">
            <text:p>0.337582</text:p>
          </table:table-cell>
          <table:table-cell table:formula="of:=[.I41]-[.$I$2]" office:value-type="float" office:value="0.356736">
            <text:p>0.356736</text:p>
          </table:table-cell>
          <table:table-cell table:formula="of:=AVERAGE([.J37:.J41])" office:value-type="float" office:value="-0.091937">
            <text:p>-0.091937</text:p>
          </table:table-cell>
          <table:table-cell table:formula="of:=AVERAGE([.J33:.J41])" office:value-type="float" office:value="-0.116783555555556">
            <text:p>-0.1167835556</text:p>
          </table:table-cell>
          <table:table-cell office:value-type="float" office:value="4274.753906">
            <text:p>4274.753906</text:p>
          </table:table-cell>
          <table:table-cell office:value-type="float" office:value="0.029831">
            <text:p>0.029831</text:p>
          </table:table-cell>
          <table:table-cell office:value-type="float" office:value="0.061553">
            <text:p>0.061553</text:p>
          </table:table-cell>
          <table:table-cell table:formula="of:=[.O41]-0.021583" office:value-type="float" office:value="0.03997">
            <text:p>0.03997</text:p>
          </table:table-cell>
          <table:table-cell office:value-type="float" office:value="187.31311">
            <text:p>187.31311</text:p>
          </table:table-cell>
          <table:table-cell office:value-type="float" office:value="749">
            <text:p>749</text:p>
          </table:table-cell>
          <table:table-cell office:value-type="float" office:value="-5">
            <text:p>-5</text:p>
          </table:table-cell>
          <table:table-cell office:value-type="float" office:value="3292">
            <text:p>3292</text:p>
          </table:table-cell>
          <table:table-cell office:value-type="float" office:value="517">
            <text:p>517</text:p>
          </table:table-cell>
          <table:table-cell office:value-type="float" office:value="2596.022461">
            <text:p>2596.022461</text:p>
          </table:table-cell>
          <table:table-cell office:value-type="float" office:value="-0.018224">
            <text:p>-0.018224</text:p>
          </table:table-cell>
          <table:table-cell office:value-type="float" office:value="0.231123">
            <text:p>0.231123</text:p>
          </table:table-cell>
          <table:table-cell office:value-type="float" office:value="1368.224243">
            <text:p>1368.224243</text:p>
          </table:table-cell>
        </table:table-row>
        <table:table-row table:style-name="ro1">
          <table:table-cell office:value-type="float" office:value="10794">
            <text:p>10794</text:p>
          </table:table-cell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float" office:value="10.976078">
            <text:p>10.976078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string">
            <text:p>Infinity</text:p>
          </table:table-cell>
          <table:table-cell office:value-type="float" office:value="0.943744">
            <text:p>0.943744</text:p>
          </table:table-cell>
          <table:table-cell office:value-type="float" office:value="-0.490811">
            <text:p>-0.490811</text:p>
          </table:table-cell>
          <table:table-cell table:formula="of:=[.I42]-[.$I$2]" office:value-type="float" office:value="-0.471657">
            <text:p>-0.471657</text:p>
          </table:table-cell>
          <table:table-cell table:formula="of:=AVERAGE([.J38:.J42])" office:value-type="float" office:value="-0.1838742">
            <text:p>-0.1838742</text:p>
          </table:table-cell>
          <table:table-cell table:formula="of:=AVERAGE([.J34:.J42])" office:value-type="float" office:value="-0.153494555555556">
            <text:p>-0.1534945556</text:p>
          </table:table-cell>
          <table:table-cell office:value-type="float" office:value="8765.777344">
            <text:p>8765.777344</text:p>
          </table:table-cell>
          <table:table-cell office:value-type="float" office:value="0.088178">
            <text:p>0.088178</text:p>
          </table:table-cell>
          <table:table-cell office:value-type="float" office:value="0.035839">
            <text:p>0.035839</text:p>
          </table:table-cell>
          <table:table-cell table:formula="of:=[.O42]-0.021583" office:value-type="float" office:value="0.014256">
            <text:p>0.014256</text:p>
          </table:table-cell>
          <table:table-cell office:value-type="float" office:value="100">
            <text:p>100</text:p>
          </table:table-cell>
          <table:table-cell office:value-type="float" office:value="776">
            <text:p>776</text:p>
          </table:table-cell>
          <table:table-cell office:value-type="float" office:value="-5">
            <text:p>-5</text:p>
          </table:table-cell>
          <table:table-cell office:value-type="float" office:value="3315">
            <text:p>3315</text:p>
          </table:table-cell>
          <table:table-cell office:value-type="float" office:value="523">
            <text:p>523</text:p>
          </table:table-cell>
          <table:table-cell office:value-type="float" office:value="2593.319336">
            <text:p>2593.319336</text:p>
          </table:table-cell>
          <table:table-cell office:value-type="float" office:value="-0.018224">
            <text:p>-0.018224</text:p>
          </table:table-cell>
          <table:table-cell office:value-type="float" office:value="0.237492">
            <text:p>0.237492</text:p>
          </table:table-cell>
          <table:table-cell office:value-type="float" office:value="1403.170898">
            <text:p>1403.170898</text:p>
          </table:table-cell>
        </table:table-row>
        <table:table-row table:style-name="ro1">
          <table:table-cell office:value-type="float" office:value="11051">
            <text:p>11051</text:p>
          </table:table-cell>
          <table:table-cell office:value-type="float" office:value="27">
            <text:p>27</text:p>
          </table:table-cell>
          <table:table-cell office:value-type="float" office:value="-19">
            <text:p>-19</text:p>
          </table:table-cell>
          <table:table-cell office:value-type="float" office:value="171.45343">
            <text:p>171.45343</text:p>
          </table:table-cell>
          <table:table-cell office:value-type="float" office:value="0">
            <text:p>0</text:p>
          </table:table-cell>
          <table:table-cell office:value-type="float" office:value="0.003321">
            <text:p>0.003321</text:p>
          </table:table-cell>
          <table:table-cell office:value-type="string">
            <text:p>Infinity</text:p>
          </table:table-cell>
          <table:table-cell office:value-type="float" office:value="-0.220375">
            <text:p>-0.220375</text:p>
          </table:table-cell>
          <table:table-cell office:value-type="float" office:value="0.833182">
            <text:p>0.833182</text:p>
          </table:table-cell>
          <table:table-cell table:formula="of:=[.I43]-[.$I$2]" office:value-type="float" office:value="0.852336">
            <text:p>0.852336</text:p>
          </table:table-cell>
          <table:table-cell table:formula="of:=AVERAGE([.J39:.J43])" office:value-type="float" office:value="-0.0191532">
            <text:p>-0.0191532</text:p>
          </table:table-cell>
          <table:table-cell table:formula="of:=AVERAGE([.J35:.J43])" office:value-type="float" office:value="-0.0191532222222222">
            <text:p>-0.0191532222</text:p>
          </table:table-cell>
          <table:table-cell office:value-type="float" office:value="100">
            <text:p>100</text:p>
          </table:table-cell>
          <table:table-cell office:value-type="float" office:value="0.00979">
            <text:p>0.00979</text:p>
          </table:table-cell>
          <table:table-cell office:value-type="float" office:value="0.041435">
            <text:p>0.041435</text:p>
          </table:table-cell>
          <table:table-cell table:formula="of:=[.O43]-0.021583" office:value-type="float" office:value="0.019852">
            <text:p>0.019852</text:p>
          </table:table-cell>
          <table:table-cell office:value-type="float" office:value="100">
            <text:p>100</text:p>
          </table:table-cell>
          <table:table-cell office:value-type="float" office:value="803">
            <text:p>803</text:p>
          </table:table-cell>
          <table:table-cell office:value-type="float" office:value="-5">
            <text:p>-5</text:p>
          </table:table-cell>
          <table:table-cell office:value-type="float" office:value="3296">
            <text:p>3296</text:p>
          </table:table-cell>
          <table:table-cell office:value-type="float" office:value="518">
            <text:p>518</text:p>
          </table:table-cell>
          <table:table-cell office:value-type="float" office:value="2547.268799">
            <text:p>2547.268799</text:p>
          </table:table-cell>
          <table:table-cell office:value-type="float" office:value="-0.018224">
            <text:p>-0.018224</text:p>
          </table:table-cell>
          <table:table-cell office:value-type="float" office:value="0.240813">
            <text:p>0.240813</text:p>
          </table:table-cell>
          <table:table-cell office:value-type="float" office:value="1421.39563">
            <text:p>1421.39563</text:p>
          </table:table-cell>
        </table:table-row>
        <table:table-row table:style-name="ro1">
          <table:table-cell office:value-type="float" office:value="11308">
            <text:p>11308</text:p>
          </table:table-cell>
          <table:table-cell office:value-type="float" office:value="26">
            <text:p>26</text:p>
          </table:table-cell>
          <table:table-cell office:value-type="float" office:value="41">
            <text:p>41</text:p>
          </table:table-cell>
          <table:table-cell office:value-type="float" office:value="56.918156">
            <text:p>56.918156</text:p>
          </table:table-cell>
          <table:table-cell office:value-type="float" office:value="0">
            <text:p>0</text:p>
          </table:table-cell>
          <table:table-cell office:value-type="float" office:value="0.000616">
            <text:p>0.000616</text:p>
          </table:table-cell>
          <table:table-cell office:value-type="string">
            <text:p>Infinity</text:p>
          </table:table-cell>
          <table:table-cell office:value-type="float" office:value="0.706546">
            <text:p>0.706546</text:p>
          </table:table-cell>
          <table:table-cell office:value-type="float" office:value="-0.174777">
            <text:p>-0.174777</text:p>
          </table:table-cell>
          <table:table-cell table:formula="of:=[.I44]-[.$I$2]" office:value-type="float" office:value="-0.155623">
            <text:p>-0.155623</text:p>
          </table:table-cell>
          <table:table-cell table:formula="of:=AVERAGE([.J40:.J44])" office:value-type="float" office:value="0.1125278">
            <text:p>0.1125278</text:p>
          </table:table-cell>
          <table:table-cell table:formula="of:=AVERAGE([.J36:.J44])" office:value-type="float" office:value="-0.0345825555555555">
            <text:p>-0.0345825556</text:p>
          </table:table-cell>
          <table:table-cell office:value-type="float" office:value="6109.115234">
            <text:p>6109.115234</text:p>
          </table:table-cell>
          <table:table-cell office:value-type="float" office:value="0.029384">
            <text:p>0.029384</text:p>
          </table:table-cell>
          <table:table-cell office:value-type="float" office:value="-0.00373">
            <text:p>-0.00373</text:p>
          </table:table-cell>
          <table:table-cell table:formula="of:=[.O44]-0.021583" office:value-type="float" office:value="-0.025313">
            <text:p>-0.025313</text:p>
          </table:table-cell>
          <table:table-cell office:value-type="float" office:value="100">
            <text:p>100</text:p>
          </table:table-cell>
          <table:table-cell office:value-type="float" office:value="829">
            <text:p>829</text:p>
          </table:table-cell>
          <table:table-cell office:value-type="float" office:value="-5">
            <text:p>-5</text:p>
          </table:table-cell>
          <table:table-cell office:value-type="float" office:value="3336">
            <text:p>3336</text:p>
          </table:table-cell>
          <table:table-cell office:value-type="float" office:value="528">
            <text:p>528</text:p>
          </table:table-cell>
          <table:table-cell office:value-type="float" office:value="2563.032959">
            <text:p>2563.032959</text:p>
          </table:table-cell>
          <table:table-cell office:value-type="float" office:value="-0.018224">
            <text:p>-0.018224</text:p>
          </table:table-cell>
          <table:table-cell office:value-type="float" office:value="0.241429">
            <text:p>0.241429</text:p>
          </table:table-cell>
          <table:table-cell office:value-type="float" office:value="1424.777588">
            <text:p>1424.777588</text:p>
          </table:table-cell>
        </table:table-row>
        <table:table-row table:style-name="ro1">
          <table:table-cell office:value-type="float" office:value="11565">
            <text:p>11565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46.477562">
            <text:p>46.477562</text:p>
          </table:table-cell>
          <table:table-cell office:value-type="float" office:value="0">
            <text:p>0</text:p>
          </table:table-cell>
          <table:table-cell office:value-type="float" office:value="0.004725">
            <text:p>0.004725</text:p>
          </table:table-cell>
          <table:table-cell office:value-type="string">
            <text:p>Infinity</text:p>
          </table:table-cell>
          <table:table-cell office:value-type="float" office:value="-0.25402">
            <text:p>-0.25402</text:p>
          </table:table-cell>
          <table:table-cell office:value-type="float" office:value="0.258574">
            <text:p>0.258574</text:p>
          </table:table-cell>
          <table:table-cell table:formula="of:=[.I45]-[.$I$2]" office:value-type="float" office:value="0.277728">
            <text:p>0.277728</text:p>
          </table:table-cell>
          <table:table-cell table:formula="of:=AVERAGE([.J41:.J45])" office:value-type="float" office:value="0.171904">
            <text:p>0.171904</text:p>
          </table:table-cell>
          <table:table-cell table:formula="of:=AVERAGE([.J37:.J45])" office:value-type="float" office:value="0.00478877777777778">
            <text:p>0.004788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4789">
            <text:p>0.014789</text:p>
          </table:table-cell>
          <table:table-cell table:formula="of:=[.O45]-0.021583" office:value-type="float" office:value="-0.006794">
            <text:p>-0.006794</text:p>
          </table:table-cell>
          <table:table-cell office:value-type="float" office:value="100">
            <text:p>100</text:p>
          </table:table-cell>
          <table:table-cell office:value-type="float" office:value="855">
            <text:p>855</text:p>
          </table:table-cell>
          <table:table-cell office:value-type="float" office:value="-5">
            <text:p>-5</text:p>
          </table:table-cell>
          <table:table-cell office:value-type="float" office:value="3350">
            <text:p>3350</text:p>
          </table:table-cell>
          <table:table-cell office:value-type="float" office:value="531">
            <text:p>531</text:p>
          </table:table-cell>
          <table:table-cell office:value-type="float" office:value="2551.925049">
            <text:p>2551.925049</text:p>
          </table:table-cell>
          <table:table-cell office:value-type="float" office:value="-0.018224">
            <text:p>-0.018224</text:p>
          </table:table-cell>
          <table:table-cell office:value-type="float" office:value="0.246154">
            <text:p>0.246154</text:p>
          </table:table-cell>
          <table:table-cell office:value-type="float" office:value="1450.705688">
            <text:p>1450.705688</text:p>
          </table:table-cell>
        </table:table-row>
        <table:table-row table:style-name="ro1">
          <table:table-cell office:value-type="float" office:value="11822">
            <text:p>11822</text:p>
          </table:table-cell>
          <table:table-cell office:value-type="float" office:value="26">
            <text:p>26</text:p>
          </table:table-cell>
          <table:table-cell office:value-type="float" office:value="-18">
            <text:p>-18</text:p>
          </table:table-cell>
          <table:table-cell office:value-type="float" office:value="169.335999">
            <text:p>169.335999</text:p>
          </table:table-cell>
          <table:table-cell office:value-type="float" office:value="0.002549">
            <text:p>0.002549</text:p>
          </table:table-cell>
          <table:table-cell office:value-type="float" office:value="0.003869">
            <text:p>0.003869</text:p>
          </table:table-cell>
          <table:table-cell office:value-type="float" office:value="51.790451">
            <text:p>51.790451</text:p>
          </table:table-cell>
          <table:table-cell office:value-type="float" office:value="0.807481">
            <text:p>0.807481</text:p>
          </table:table-cell>
          <table:table-cell office:value-type="float" office:value="-0.325611">
            <text:p>-0.325611</text:p>
          </table:table-cell>
          <table:table-cell table:formula="of:=[.I46]-[.$I$2]" office:value-type="float" office:value="-0.306457">
            <text:p>-0.306457</text:p>
          </table:table-cell>
          <table:table-cell table:formula="of:=AVERAGE([.J42:.J46])" office:value-type="float" office:value="0.0392654">
            <text:p>0.0392654</text:p>
          </table:table-cell>
          <table:table-cell table:formula="of:=AVERAGE([.J38:.J46])" office:value-type="float" office:value="-0.0279318888888889">
            <text:p>-0.0279318889</text:p>
          </table:table-cell>
          <table:table-cell office:value-type="float" office:value="100">
            <text:p>100</text:p>
          </table:table-cell>
          <table:table-cell office:value-type="float" office:value="-0.029376">
            <text:p>-0.029376</text:p>
          </table:table-cell>
          <table:table-cell office:value-type="float" office:value="0.010525">
            <text:p>0.010525</text:p>
          </table:table-cell>
          <table:table-cell table:formula="of:=[.O46]-0.021583" office:value-type="float" office:value="-0.011058">
            <text:p>-0.011058</text:p>
          </table:table-cell>
          <table:table-cell office:value-type="float" office:value="51.790462">
            <text:p>51.790462</text:p>
          </table:table-cell>
          <table:table-cell office:value-type="float" office:value="881">
            <text:p>881</text:p>
          </table:table-cell>
          <table:table-cell office:value-type="float" office:value="-5">
            <text:p>-5</text:p>
          </table:table-cell>
          <table:table-cell office:value-type="float" office:value="3333">
            <text:p>3333</text:p>
          </table:table-cell>
          <table:table-cell office:value-type="float" office:value="527">
            <text:p>527</text:p>
          </table:table-cell>
          <table:table-cell office:value-type="float" office:value="2509.049316">
            <text:p>2509.049316</text:p>
          </table:table-cell>
          <table:table-cell office:value-type="float" office:value="-0.015675">
            <text:p>-0.015675</text:p>
          </table:table-cell>
          <table:table-cell office:value-type="float" office:value="0.250024">
            <text:p>0.250024</text:p>
          </table:table-cell>
          <table:table-cell office:value-type="float" office:value="1695.035156">
            <text:p>1695.035156</text:p>
          </table:table-cell>
        </table:table-row>
        <table:table-row table:style-name="ro1">
          <table:table-cell office:value-type="float" office:value="12079">
            <text:p>12079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202.49472">
            <text:p>202.49472</text:p>
          </table:table-cell>
          <table:table-cell office:value-type="float" office:value="-0.002547">
            <text:p>-0.002547</text:p>
          </table:table-cell>
          <table:table-cell office:value-type="float" office:value="0.00315">
            <text:p>0.00315</text:p>
          </table:table-cell>
          <table:table-cell office:value-type="float" office:value="223.671371">
            <text:p>223.671371</text:p>
          </table:table-cell>
          <table:table-cell office:value-type="float" office:value="-0.132241">
            <text:p>-0.132241</text:p>
          </table:table-cell>
          <table:table-cell office:value-type="float" office:value="0.371101">
            <text:p>0.371101</text:p>
          </table:table-cell>
          <table:table-cell table:formula="of:=[.I47]-[.$I$2]" office:value-type="float" office:value="0.390255">
            <text:p>0.390255</text:p>
          </table:table-cell>
          <table:table-cell table:formula="of:=AVERAGE([.J43:.J47])" office:value-type="float" office:value="0.2116478">
            <text:p>0.2116478</text:p>
          </table:table-cell>
          <table:table-cell table:formula="of:=AVERAGE([.J39:.J47])" office:value-type="float" office:value="0.0122374444444444">
            <text:p>0.0122374444</text:p>
          </table:table-cell>
          <table:table-cell office:value-type="float" office:value="1064.621216">
            <text:p>1064.621216</text:p>
          </table:table-cell>
          <table:table-cell office:value-type="float" office:value="-0.060798">
            <text:p>-0.060798</text:p>
          </table:table-cell>
          <table:table-cell office:value-type="float" office:value="0.128435">
            <text:p>0.128435</text:p>
          </table:table-cell>
          <table:table-cell table:formula="of:=[.O47]-0.021583" office:value-type="float" office:value="0.106852">
            <text:p>0.106852</text:p>
          </table:table-cell>
          <table:table-cell office:value-type="float" office:value="223.671371">
            <text:p>223.671371</text:p>
          </table:table-cell>
          <table:table-cell office:value-type="float" office:value="908">
            <text:p>908</text:p>
          </table:table-cell>
          <table:table-cell office:value-type="float" office:value="-5">
            <text:p>-5</text:p>
          </table:table-cell>
          <table:table-cell office:value-type="float" office:value="3306">
            <text:p>3306</text:p>
          </table:table-cell>
          <table:table-cell office:value-type="float" office:value="520">
            <text:p>520</text:p>
          </table:table-cell>
          <table:table-cell office:value-type="float" office:value="2454.797119">
            <text:p>2454.797119</text:p>
          </table:table-cell>
          <table:table-cell office:value-type="float" office:value="-0.018222">
            <text:p>-0.018222</text:p>
          </table:table-cell>
          <table:table-cell office:value-type="float" office:value="0.253174">
            <text:p>0.253174</text:p>
          </table:table-cell>
          <table:table-cell office:value-type="float" office:value="1489.363037">
            <text:p>1489.363037</text:p>
          </table:table-cell>
        </table:table-row>
        <table:table-row table:style-name="ro1">
          <table:table-cell office:value-type="float" office:value="12336">
            <text:p>12336</text:p>
          </table:table-cell>
          <table:table-cell office:value-type="float" office:value="27">
            <text:p>27</text:p>
          </table:table-cell>
          <table:table-cell office:value-type="float" office:value="-28">
            <text:p>-28</text:p>
          </table:table-cell>
          <table:table-cell office:value-type="float" office:value="205.423141">
            <text:p>205.423141</text:p>
          </table:table-cell>
          <table:table-cell office:value-type="float" office:value="0.005">
            <text:p>0.005</text:p>
          </table:table-cell>
          <table:table-cell office:value-type="float" office:value="0.012909">
            <text:p>0.012909</text:p>
          </table:table-cell>
          <table:table-cell office:value-type="float" office:value="158.172852">
            <text:p>158.172852</text:p>
          </table:table-cell>
          <table:table-cell office:value-type="float" office:value="1.133628">
            <text:p>1.133628</text:p>
          </table:table-cell>
          <table:table-cell office:value-type="float" office:value="-0.069432">
            <text:p>-0.069432</text:p>
          </table:table-cell>
          <table:table-cell table:formula="of:=[.I48]-[.$I$2]" office:value-type="float" office:value="-0.050278">
            <text:p>-0.050278</text:p>
          </table:table-cell>
          <table:table-cell table:formula="of:=AVERAGE([.J44:.J48])" office:value-type="float" office:value="0.031125">
            <text:p>0.031125</text:p>
          </table:table-cell>
          <table:table-cell table:formula="of:=AVERAGE([.J40:.J48])" office:value-type="float" office:value="0.0970985555555555">
            <text:p>0.0970985556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180262">
            <text:p>0.180262</text:p>
          </table:table-cell>
          <table:table-cell table:formula="of:=[.O48]-0.021583" office:value-type="float" office:value="0.158679">
            <text:p>0.158679</text:p>
          </table:table-cell>
          <table:table-cell office:value-type="float" office:value="158.172852">
            <text:p>158.172852</text:p>
          </table:table-cell>
          <table:table-cell office:value-type="float" office:value="935">
            <text:p>935</text:p>
          </table:table-cell>
          <table:table-cell office:value-type="float" office:value="-5">
            <text:p>-5</text:p>
          </table:table-cell>
          <table:table-cell office:value-type="float" office:value="3278">
            <text:p>3278</text:p>
          </table:table-cell>
          <table:table-cell office:value-type="float" office:value="513">
            <text:p>513</text:p>
          </table:table-cell>
          <table:table-cell office:value-type="float" office:value="2399.577637">
            <text:p>2399.577637</text:p>
          </table:table-cell>
          <table:table-cell office:value-type="float" office:value="-0.013222">
            <text:p>-0.013222</text:p>
          </table:table-cell>
          <table:table-cell office:value-type="float" office:value="0.266082">
            <text:p>0.266082</text:p>
          </table:table-cell>
          <table:table-cell office:value-type="float" office:value="2112.377686">
            <text:p>2112.377686</text:p>
          </table:table-cell>
        </table:table-row>
        <table:table-row table:style-name="ro1">
          <table:table-cell office:value-type="float" office:value="12593">
            <text:p>12593</text:p>
          </table:table-cell>
          <table:table-cell office:value-type="float" office:value="27">
            <text:p>27</text:p>
          </table:table-cell>
          <table:table-cell office:value-type="float" office:value="15">
            <text:p>15</text:p>
          </table:table-cell>
          <table:table-cell office:value-type="float" office:value="44.945793">
            <text:p>44.945793</text:p>
          </table:table-cell>
          <table:table-cell office:value-type="float" office:value="-0.002547">
            <text:p>-0.002547</text:p>
          </table:table-cell>
          <table:table-cell office:value-type="float" office:value="0.002842">
            <text:p>0.002842</text:p>
          </table:table-cell>
          <table:table-cell office:value-type="float" office:value="211.573059">
            <text:p>211.573059</text:p>
          </table:table-cell>
          <table:table-cell office:value-type="float" office:value="-0.274207">
            <text:p>-0.274207</text:p>
          </table:table-cell>
          <table:table-cell office:value-type="float" office:value="1.086967">
            <text:p>1.086967</text:p>
          </table:table-cell>
          <table:table-cell table:formula="of:=[.I49]-[.$I$2]" office:value-type="float" office:value="1.106121">
            <text:p>1.106121</text:p>
          </table:table-cell>
          <table:table-cell table:formula="of:=AVERAGE([.J45:.J49])" office:value-type="float" office:value="0.2834738">
            <text:p>0.2834738</text:p>
          </table:table-cell>
          <table:table-cell table:formula="of:=AVERAGE([.J41:.J49])" office:value-type="float" office:value="0.222129">
            <text:p>0.222129</text:p>
          </table:table-cell>
          <table:table-cell office:value-type="float" office:value="100">
            <text:p>100</text:p>
          </table:table-cell>
          <table:table-cell office:value-type="float" office:value="0.075048">
            <text:p>0.075048</text:p>
          </table:table-cell>
          <table:table-cell office:value-type="float" office:value="0.057956">
            <text:p>0.057956</text:p>
          </table:table-cell>
          <table:table-cell table:formula="of:=[.O49]-0.021583" office:value-type="float" office:value="0.036373">
            <text:p>0.036373</text:p>
          </table:table-cell>
          <table:table-cell office:value-type="float" office:value="211.573074">
            <text:p>211.573074</text:p>
          </table:table-cell>
          <table:table-cell office:value-type="float" office:value="962">
            <text:p>962</text:p>
          </table:table-cell>
          <table:table-cell office:value-type="float" office:value="-5">
            <text:p>-5</text:p>
          </table:table-cell>
          <table:table-cell office:value-type="float" office:value="3292">
            <text:p>3292</text:p>
          </table:table-cell>
          <table:table-cell office:value-type="float" office:value="517">
            <text:p>517</text:p>
          </table:table-cell>
          <table:table-cell office:value-type="float" office:value="2387.75708">
            <text:p>2387.75708</text:p>
          </table:table-cell>
          <table:table-cell office:value-type="float" office:value="-0.015769">
            <text:p>-0.015769</text:p>
          </table:table-cell>
          <table:table-cell office:value-type="float" office:value="0.268924">
            <text:p>0.268924</text:p>
          </table:table-cell>
          <table:table-cell office:value-type="float" office:value="1805.349121">
            <text:p>1805.349121</text:p>
          </table:table-cell>
        </table:table-row>
        <table:table-row table:style-name="ro1">
          <table:table-cell office:value-type="float" office:value="12850">
            <text:p>12850</text:p>
          </table:table-cell>
          <table:table-cell office:value-type="float" office:value="25">
            <text:p>25</text:p>
          </table:table-cell>
          <table:table-cell office:value-type="float" office:value="-20">
            <text:p>-20</text:p>
          </table:table-cell>
          <table:table-cell office:value-type="float" office:value="179.067413">
            <text:p>179.067413</text:p>
          </table:table-cell>
          <table:table-cell office:value-type="float" office:value="0">
            <text:p>0</text:p>
          </table:table-cell>
          <table:table-cell office:value-type="float" office:value="0.006745">
            <text:p>0.006745</text:p>
          </table:table-cell>
          <table:table-cell office:value-type="string">
            <text:p>Infinity</text:p>
          </table:table-cell>
          <table:table-cell office:value-type="float" office:value="0.701499">
            <text:p>0.701499</text:p>
          </table:table-cell>
          <table:table-cell office:value-type="float" office:value="0.129287">
            <text:p>0.129287</text:p>
          </table:table-cell>
          <table:table-cell table:formula="of:=[.I50]-[.$I$2]" office:value-type="float" office:value="0.148441">
            <text:p>0.148441</text:p>
          </table:table-cell>
          <table:table-cell table:formula="of:=AVERAGE([.J46:.J50])" office:value-type="float" office:value="0.2576164">
            <text:p>0.2576164</text:p>
          </table:table-cell>
          <table:table-cell table:formula="of:=AVERAGE([.J42:.J50])" office:value-type="float" office:value="0.198985111111111">
            <text:p>0.1989851111</text:p>
          </table:table-cell>
          <table:table-cell office:value-type="float" office:value="1631.574097">
            <text:p>1631.574097</text:p>
          </table:table-cell>
          <table:table-cell office:value-type="float" office:value="0.029384">
            <text:p>0.029384</text:p>
          </table:table-cell>
          <table:table-cell office:value-type="float" office:value="0.019851">
            <text:p>0.019851</text:p>
          </table:table-cell>
          <table:table-cell table:formula="of:=[.O50]-0.021583" office:value-type="float" office:value="-0.001732">
            <text:p>-0.001732</text:p>
          </table:table-cell>
          <table:table-cell office:value-type="float" office:value="100">
            <text:p>100</text:p>
          </table:table-cell>
          <table:table-cell office:value-type="float" office:value="987">
            <text:p>987</text:p>
          </table:table-cell>
          <table:table-cell office:value-type="float" office:value="-5">
            <text:p>-5</text:p>
          </table:table-cell>
          <table:table-cell office:value-type="float" office:value="3273">
            <text:p>3273</text:p>
          </table:table-cell>
          <table:table-cell office:value-type="float" office:value="512">
            <text:p>512</text:p>
          </table:table-cell>
          <table:table-cell office:value-type="float" office:value="2343.733154">
            <text:p>2343.733154</text:p>
          </table:table-cell>
          <table:table-cell office:value-type="float" office:value="-0.015769">
            <text:p>-0.015769</text:p>
          </table:table-cell>
          <table:table-cell office:value-type="float" office:value="0.27567">
            <text:p>0.27567</text:p>
          </table:table-cell>
          <table:table-cell office:value-type="float" office:value="1848.124146">
            <text:p>1848.124146</text:p>
          </table:table-cell>
        </table:table-row>
        <table:table-row table:style-name="ro1">
          <table:table-cell office:value-type="float" office:value="13107">
            <text:p>13107</text:p>
          </table:table-cell>
          <table:table-cell office:value-type="float" office:value="26">
            <text:p>26</text:p>
          </table:table-cell>
          <table:table-cell office:value-type="float" office:value="-67">
            <text:p>-67</text:p>
          </table:table-cell>
          <table:table-cell office:value-type="float" office:value="358.48938">
            <text:p>358.48938</text:p>
          </table:table-cell>
          <table:table-cell office:value-type="float" office:value="0.002549">
            <text:p>0.002549</text:p>
          </table:table-cell>
          <table:table-cell office:value-type="float" office:value="0.00452">
            <text:p>0.00452</text:p>
          </table:table-cell>
          <table:table-cell office:value-type="float" office:value="77.312752">
            <text:p>77.312752</text:p>
          </table:table-cell>
          <table:table-cell office:value-type="float" office:value="-0.204394">
            <text:p>-0.204394</text:p>
          </table:table-cell>
          <table:table-cell office:value-type="float" office:value="0.287304">
            <text:p>0.287304</text:p>
          </table:table-cell>
          <table:table-cell table:formula="of:=[.I51]-[.$I$2]" office:value-type="float" office:value="0.306458">
            <text:p>0.306458</text:p>
          </table:table-cell>
          <table:table-cell table:formula="of:=AVERAGE([.J47:.J51])" office:value-type="float" office:value="0.3801994">
            <text:p>0.3801994</text:p>
          </table:table-cell>
          <table:table-cell table:formula="of:=AVERAGE([.J43:.J51])" office:value-type="float" office:value="0.285442333333333">
            <text:p>0.2854423333</text:p>
          </table:table-cell>
          <table:table-cell office:value-type="float" office:value="4844.038574">
            <text:p>4844.038574</text:p>
          </table:table-cell>
          <table:table-cell office:value-type="float" office:value="0.007344">
            <text:p>0.007344</text:p>
          </table:table-cell>
          <table:table-cell office:value-type="float" office:value="0.045832">
            <text:p>0.045832</text:p>
          </table:table-cell>
          <table:table-cell table:formula="of:=[.O51]-0.021583" office:value-type="float" office:value="0.024249">
            <text:p>0.024249</text:p>
          </table:table-cell>
          <table:table-cell office:value-type="float" office:value="77.312752">
            <text:p>77.312752</text:p>
          </table:table-cell>
          <table:table-cell office:value-type="float" office:value="1013">
            <text:p>1013</text:p>
          </table:table-cell>
          <table:table-cell office:value-type="float" office:value="-5">
            <text:p>-5</text:p>
          </table:table-cell>
          <table:table-cell office:value-type="float" office:value="3208">
            <text:p>3208</text:p>
          </table:table-cell>
          <table:table-cell office:value-type="float" office:value="494">
            <text:p>494</text:p>
          </table:table-cell>
          <table:table-cell office:value-type="float" office:value="2251.005615">
            <text:p>2251.005615</text:p>
          </table:table-cell>
          <table:table-cell office:value-type="float" office:value="-0.01322">
            <text:p>-0.01322</text:p>
          </table:table-cell>
          <table:table-cell office:value-type="float" office:value="0.280189">
            <text:p>0.280189</text:p>
          </table:table-cell>
          <table:table-cell office:value-type="float" office:value="2219.365723">
            <text:p>2219.365723</text:p>
          </table:table-cell>
        </table:table-row>
        <table:table-row table:style-name="ro1">
          <table:table-cell office:value-type="float" office:value="13364">
            <text:p>13364</text:p>
          </table:table-cell>
          <table:table-cell office:value-type="float" office:value="27">
            <text:p>27</text:p>
          </table:table-cell>
          <table:table-cell office:value-type="float" office:value="-44">
            <text:p>-44</text:p>
          </table:table-cell>
          <table:table-cell office:value-type="float" office:value="264.577271">
            <text:p>264.577271</text:p>
          </table:table-cell>
          <table:table-cell office:value-type="float" office:value="-0.002547">
            <text:p>-0.002547</text:p>
          </table:table-cell>
          <table:table-cell office:value-type="float" office:value="0.005787">
            <text:p>0.005787</text:p>
          </table:table-cell>
          <table:table-cell office:value-type="float" office:value="327.178894">
            <text:p>327.178894</text:p>
          </table:table-cell>
          <table:table-cell office:value-type="float" office:value="0.817575">
            <text:p>0.817575</text:p>
          </table:table-cell>
          <table:table-cell office:value-type="float" office:value="0.241814">
            <text:p>0.241814</text:p>
          </table:table-cell>
          <table:table-cell table:formula="of:=[.I52]-[.$I$2]" office:value-type="float" office:value="0.260968">
            <text:p>0.260968</text:p>
          </table:table-cell>
          <table:table-cell table:formula="of:=AVERAGE([.J48:.J52])" office:value-type="float" office:value="0.354342">
            <text:p>0.354342</text:p>
          </table:table-cell>
          <table:table-cell table:formula="of:=AVERAGE([.J44:.J52])" office:value-type="float" office:value="0.219734777777778">
            <text:p>0.2197347778</text:p>
          </table:table-cell>
          <table:table-cell office:value-type="float" office:value="2177.138428">
            <text:p>2177.138428</text:p>
          </table:table-cell>
          <table:table-cell office:value-type="float" office:value="0.029384">
            <text:p>0.029384</text:p>
          </table:table-cell>
          <table:table-cell office:value-type="float" office:value="0.011991">
            <text:p>0.011991</text:p>
          </table:table-cell>
          <table:table-cell table:formula="of:=[.O52]-0.021583" office:value-type="float" office:value="-0.009592">
            <text:p>-0.009592</text:p>
          </table:table-cell>
          <table:table-cell office:value-type="float" office:value="327.178894">
            <text:p>327.178894</text:p>
          </table:table-cell>
          <table:table-cell office:value-type="float" office:value="1040">
            <text:p>1040</text:p>
          </table:table-cell>
          <table:table-cell office:value-type="float" office:value="-5">
            <text:p>-5</text:p>
          </table:table-cell>
          <table:table-cell office:value-type="float" office:value="3165">
            <text:p>3165</text:p>
          </table:table-cell>
          <table:table-cell office:value-type="float" office:value="482">
            <text:p>482</text:p>
          </table:table-cell>
          <table:table-cell office:value-type="float" office:value="2180.090332">
            <text:p>2180.090332</text:p>
          </table:table-cell>
          <table:table-cell office:value-type="float" office:value="-0.015768">
            <text:p>-0.015768</text:p>
          </table:table-cell>
          <table:table-cell office:value-type="float" office:value="0.285976">
            <text:p>0.285976</text:p>
          </table:table-cell>
          <table:table-cell office:value-type="float" office:value="1913.693481">
            <text:p>1913.693481</text:p>
          </table:table-cell>
        </table:table-row>
        <table:table-row table:style-name="ro1">
          <table:table-cell office:value-type="float" office:value="13621">
            <text:p>13621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69.638268">
            <text:p>69.638268</text:p>
          </table:table-cell>
          <table:table-cell office:value-type="float" office:value="0">
            <text:p>0</text:p>
          </table:table-cell>
          <table:table-cell office:value-type="float" office:value="0.004828">
            <text:p>0.004828</text:p>
          </table:table-cell>
          <table:table-cell office:value-type="string">
            <text:p>Infinity</text:p>
          </table:table-cell>
          <table:table-cell office:value-type="float" office:value="-0.173205">
            <text:p>-0.173205</text:p>
          </table:table-cell>
          <table:table-cell office:value-type="float" office:value="-0.830788">
            <text:p>-0.830788</text:p>
          </table:table-cell>
          <table:table-cell table:formula="of:=[.I53]-[.$I$2]" office:value-type="float" office:value="-0.811634">
            <text:p>-0.811634</text:p>
          </table:table-cell>
          <table:table-cell table:formula="of:=AVERAGE([.J49:.J53])" office:value-type="float" office:value="0.2020708">
            <text:p>0.2020708</text:p>
          </table:table-cell>
          <table:table-cell table:formula="of:=AVERAGE([.J45:.J53])" office:value-type="float" office:value="0.146844666666667">
            <text:p>0.1468446667</text:p>
          </table:table-cell>
          <table:table-cell office:value-type="float" office:value="2701.314453">
            <text:p>2701.314453</text:p>
          </table:table-cell>
          <table:table-cell office:value-type="float" office:value="-0.005874">
            <text:p>-0.005874</text:p>
          </table:table-cell>
          <table:table-cell office:value-type="float" office:value="-0.01359">
            <text:p>-0.01359</text:p>
          </table:table-cell>
          <table:table-cell table:formula="of:=[.O53]-0.021583" office:value-type="float" office:value="-0.035173">
            <text:p>-0.035173</text:p>
          </table:table-cell>
          <table:table-cell office:value-type="float" office:value="100">
            <text:p>100</text:p>
          </table:table-cell>
          <table:table-cell office:value-type="float" office:value="1065">
            <text:p>1065</text:p>
          </table:table-cell>
          <table:table-cell office:value-type="float" office:value="-5">
            <text:p>-5</text:p>
          </table:table-cell>
          <table:table-cell office:value-type="float" office:value="3172">
            <text:p>3172</text:p>
          </table:table-cell>
          <table:table-cell office:value-type="float" office:value="484">
            <text:p>484</text:p>
          </table:table-cell>
          <table:table-cell office:value-type="float" office:value="2163.000244">
            <text:p>2163.000244</text:p>
          </table:table-cell>
          <table:table-cell office:value-type="float" office:value="-0.015768">
            <text:p>-0.015768</text:p>
          </table:table-cell>
          <table:table-cell office:value-type="float" office:value="0.290804">
            <text:p>0.290804</text:p>
          </table:table-cell>
          <table:table-cell office:value-type="float" office:value="1944.312256">
            <text:p>1944.312256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float" office:value="25">
            <text:p>25</text:p>
          </table:table-cell>
          <table:table-cell office:value-type="float" office:value="-7">
            <text:p>-7</text:p>
          </table:table-cell>
          <table:table-cell office:value-type="float" office:value="127.831818">
            <text:p>127.831818</text:p>
          </table:table-cell>
          <table:table-cell office:value-type="float" office:value="-0.01">
            <text:p>-0.01</text:p>
          </table:table-cell>
          <table:table-cell office:value-type="float" office:value="-0.011744">
            <text:p>-0.011744</text:p>
          </table:table-cell>
          <table:table-cell office:value-type="float" office:value="17.444668">
            <text:p>17.444668</text:p>
          </table:table-cell>
          <table:table-cell office:value-type="float" office:value="-0.012491">
            <text:p>-0.012491</text:p>
          </table:table-cell>
          <table:table-cell office:value-type="float" office:value="0.371101">
            <text:p>0.371101</text:p>
          </table:table-cell>
          <table:table-cell table:formula="of:=[.I54]-[.$I$2]" office:value-type="float" office:value="0.390255">
            <text:p>0.390255</text:p>
          </table:table-cell>
          <table:table-cell table:formula="of:=AVERAGE([.J50:.J54])" office:value-type="float" office:value="0.0588976">
            <text:p>0.0588976</text:p>
          </table:table-cell>
          <table:table-cell table:formula="of:=AVERAGE([.J46:.J54])" office:value-type="float" office:value="0.159347666666667">
            <text:p>0.1593476667</text:p>
          </table:table-cell>
          <table:table-cell office:value-type="float" office:value="100">
            <text:p>100</text:p>
          </table:table-cell>
          <table:table-cell office:value-type="float" office:value="-0.10214">
            <text:p>-0.10214</text:p>
          </table:table-cell>
          <table:table-cell office:value-type="float" office:value="-0.140692">
            <text:p>-0.140692</text:p>
          </table:table-cell>
          <table:table-cell table:formula="of:=[.O54]-0.021583" office:value-type="float" office:value="-0.162275">
            <text:p>-0.162275</text:p>
          </table:table-cell>
          <table:table-cell office:value-type="float" office:value="17.444674">
            <text:p>17.444674</text:p>
          </table:table-cell>
          <table:table-cell office:value-type="float" office:value="1090">
            <text:p>1090</text:p>
          </table:table-cell>
          <table:table-cell office:value-type="float" office:value="-5">
            <text:p>-5</text:p>
          </table:table-cell>
          <table:table-cell office:value-type="float" office:value="3165">
            <text:p>3165</text:p>
          </table:table-cell>
          <table:table-cell office:value-type="float" office:value="482">
            <text:p>482</text:p>
          </table:table-cell>
          <table:table-cell office:value-type="float" office:value="2131.383057">
            <text:p>2131.383057</text:p>
          </table:table-cell>
          <table:table-cell office:value-type="float" office:value="-0.025768">
            <text:p>-0.025768</text:p>
          </table:table-cell>
          <table:table-cell office:value-type="float" office:value="0.279059">
            <text:p>0.279059</text:p>
          </table:table-cell>
          <table:table-cell office:value-type="float" office:value="1182.985474">
            <text:p>1182.985474</text:p>
          </table:table-cell>
        </table:table-row>
        <table:table-row table:style-name="ro1">
          <table:table-cell office:value-type="float" office:value="14135">
            <text:p>14135</text:p>
          </table:table-cell>
          <table:table-cell office:value-type="float" office:value="19">
            <text:p>19</text:p>
          </table:table-cell>
          <table:table-cell office:value-type="float" office:value="-24">
            <text:p>-24</text:p>
          </table:table-cell>
          <table:table-cell office:value-type="float" office:value="227.340118">
            <text:p>227.340118</text:p>
          </table:table-cell>
          <table:table-cell office:value-type="float" office:value="-0.028243">
            <text:p>-0.028243</text:p>
          </table:table-cell>
          <table:table-cell office:value-type="float" office:value="-0.042629">
            <text:p>-0.042629</text:p>
          </table:table-cell>
          <table:table-cell office:value-type="float" office:value="50.936424">
            <text:p>50.936424</text:p>
          </table:table-cell>
          <table:table-cell office:value-type="float" office:value="0.031122">
            <text:p>0.031122</text:p>
          </table:table-cell>
          <table:table-cell office:value-type="float" office:value="0.289698">
            <text:p>0.289698</text:p>
          </table:table-cell>
          <table:table-cell table:formula="of:=[.I55]-[.$I$2]" office:value-type="float" office:value="0.308852">
            <text:p>0.308852</text:p>
          </table:table-cell>
          <table:table-cell table:formula="of:=AVERAGE([.J51:.J55])" office:value-type="float" office:value="0.0909798">
            <text:p>0.0909798</text:p>
          </table:table-cell>
          <table:table-cell table:formula="of:=AVERAGE([.J47:.J55])" office:value-type="float" office:value="0.227715333333333">
            <text:p>0.2277153333</text:p>
          </table:table-cell>
          <table:table-cell office:value-type="float" office:value="187.277863">
            <text:p>187.277863</text:p>
          </table:table-cell>
          <table:table-cell office:value-type="float" office:value="-0.136187">
            <text:p>-0.136187</text:p>
          </table:table-cell>
          <table:table-cell office:value-type="float" office:value="-0.134697">
            <text:p>-0.134697</text:p>
          </table:table-cell>
          <table:table-cell table:formula="of:=[.O55]-0.021583" office:value-type="float" office:value="-0.15628">
            <text:p>-0.15628</text:p>
          </table:table-cell>
          <table:table-cell office:value-type="float" office:value="50.936405">
            <text:p>50.936405</text:p>
          </table:table-cell>
          <table:table-cell office:value-type="float" office:value="1109">
            <text:p>1109</text:p>
          </table:table-cell>
          <table:table-cell office:value-type="float" office:value="-5">
            <text:p>-5</text:p>
          </table:table-cell>
          <table:table-cell office:value-type="float" office:value="3142">
            <text:p>3142</text:p>
          </table:table-cell>
          <table:table-cell office:value-type="float" office:value="475">
            <text:p>475</text:p>
          </table:table-cell>
          <table:table-cell office:value-type="float" office:value="2088.896484">
            <text:p>2088.896484</text:p>
          </table:table-cell>
          <table:table-cell office:value-type="float" office:value="-0.054011">
            <text:p>-0.054011</text:p>
          </table:table-cell>
          <table:table-cell office:value-type="float" office:value="0.23643">
            <text:p>0.23643</text:p>
          </table:table-cell>
          <table:table-cell office:value-type="float" office:value="537.745605">
            <text:p>537.745605</text:p>
          </table:table-cell>
        </table:table-row>
        <table:table-row table:style-name="ro1">
          <table:table-cell office:value-type="float" office:value="14392">
            <text:p>14392</text:p>
          </table:table-cell>
          <table:table-cell office:value-type="float" office:value="15">
            <text:p>15</text:p>
          </table:table-cell>
          <table:table-cell office:value-type="float" office:value="-10">
            <text:p>-10</text:p>
          </table:table-cell>
          <table:table-cell office:value-type="float" office:value="166.416748">
            <text:p>166.416748</text:p>
          </table:table-cell>
          <table:table-cell office:value-type="float" office:value="-0.049138">
            <text:p>-0.049138</text:p>
          </table:table-cell>
          <table:table-cell office:value-type="float" office:value="-0.04506">
            <text:p>-0.04506</text:p>
          </table:table-cell>
          <table:table-cell office:value-type="float" office:value="8.298126">
            <text:p>8.298126</text:p>
          </table:table-cell>
          <table:table-cell office:value-type="float" office:value="0.701499">
            <text:p>0.701499</text:p>
          </table:table-cell>
          <table:table-cell office:value-type="float" office:value="0.050278">
            <text:p>0.050278</text:p>
          </table:table-cell>
          <table:table-cell table:formula="of:=[.I56]-[.$I$2]" office:value-type="float" office:value="0.069432">
            <text:p>0.069432</text:p>
          </table:table-cell>
          <table:table-cell table:formula="of:=AVERAGE([.J52:.J56])" office:value-type="float" office:value="0.0435746">
            <text:p>0.0435746</text:p>
          </table:table-cell>
          <table:table-cell table:formula="of:=AVERAGE([.J48:.J56])" office:value-type="float" office:value="0.192068333333333">
            <text:p>0.1920683333</text:p>
          </table:table-cell>
          <table:table-cell office:value-type="float" office:value="455.802979">
            <text:p>455.802979</text:p>
          </table:table-cell>
          <table:table-cell office:value-type="float" office:value="-0.175097">
            <text:p>-0.175097</text:p>
          </table:table-cell>
          <table:table-cell office:value-type="float" office:value="-0.021317">
            <text:p>-0.021317</text:p>
          </table:table-cell>
          <table:table-cell table:formula="of:=[.O56]-0.021583" office:value-type="float" office:value="-0.0429">
            <text:p>-0.0429</text:p>
          </table:table-cell>
          <table:table-cell office:value-type="float" office:value="8.298132">
            <text:p>8.298132</text:p>
          </table:table-cell>
          <table:table-cell office:value-type="float" office:value="1124">
            <text:p>1124</text:p>
          </table:table-cell>
          <table:table-cell office:value-type="float" office:value="-6">
            <text:p>-6</text:p>
          </table:table-cell>
          <table:table-cell office:value-type="float" office:value="3132">
            <text:p>3132</text:p>
          </table:table-cell>
          <table:table-cell office:value-type="float" office:value="473">
            <text:p>473</text:p>
          </table:table-cell>
          <table:table-cell office:value-type="float" office:value="2064.341309">
            <text:p>2064.341309</text:p>
          </table:table-cell>
          <table:table-cell office:value-type="float" office:value="-0.103149">
            <text:p>-0.103149</text:p>
          </table:table-cell>
          <table:table-cell office:value-type="float" office:value="0.19137">
            <text:p>0.19137</text:p>
          </table:table-cell>
          <table:table-cell office:value-type="float" office:value="285.527863">
            <text:p>285.527863</text:p>
          </table:table-cell>
        </table:table-row>
        <table:table-row table:style-name="ro1">
          <table:table-cell office:value-type="float" office:value="14649">
            <text:p>14649</text:p>
          </table:table-cell>
          <table:table-cell office:value-type="float" office:value="18">
            <text:p>18</text:p>
          </table:table-cell>
          <table:table-cell office:value-type="float" office:value="-18">
            <text:p>-18</text:p>
          </table:table-cell>
          <table:table-cell office:value-type="float" office:value="198.39502">
            <text:p>198.39502</text:p>
          </table:table-cell>
          <table:table-cell office:value-type="float" office:value="-0.035">
            <text:p>-0.035</text:p>
          </table:table-cell>
          <table:table-cell office:value-type="float" office:value="-0.030953">
            <text:p>-0.030953</text:p>
          </table:table-cell>
          <table:table-cell office:value-type="float" office:value="11.561864">
            <text:p>11.561864</text:p>
          </table:table-cell>
          <table:table-cell office:value-type="float" office:value="-0.203553">
            <text:p>-0.203553</text:p>
          </table:table-cell>
          <table:table-cell office:value-type="float" office:value="0.593762">
            <text:p>0.593762</text:p>
          </table:table-cell>
          <table:table-cell table:formula="of:=[.I57]-[.$I$2]" office:value-type="float" office:value="0.612916">
            <text:p>0.612916</text:p>
          </table:table-cell>
          <table:table-cell table:formula="of:=AVERAGE([.J53:.J57])" office:value-type="float" office:value="0.1139642">
            <text:p>0.1139642</text:p>
          </table:table-cell>
          <table:table-cell table:formula="of:=AVERAGE([.J49:.J57])" office:value-type="float" office:value="0.265756555555556">
            <text:p>0.2657565556</text:p>
          </table:table-cell>
          <table:table-cell office:value-type="float" office:value="358.286621">
            <text:p>358.286621</text:p>
          </table:table-cell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table:formula="of:=[.O57]-0.021583" office:value-type="float" office:value="0.006396">
            <text:p>0.006396</text:p>
          </table:table-cell>
          <table:table-cell office:value-type="float" office:value="11.561859">
            <text:p>11.561859</text:p>
          </table:table-cell>
          <table:table-cell office:value-type="float" office:value="1142">
            <text:p>1142</text:p>
          </table:table-cell>
          <table:table-cell office:value-type="float" office:value="-8">
            <text:p>-8</text:p>
          </table:table-cell>
          <table:table-cell office:value-type="float" office:value="3115">
            <text:p>3115</text:p>
          </table:table-cell>
          <table:table-cell office:value-type="float" office:value="470">
            <text:p>470</text:p>
          </table:table-cell>
          <table:table-cell office:value-type="float" office:value="2030.077148">
            <text:p>2030.077148</text:p>
          </table:table-cell>
          <table:table-cell office:value-type="float" office:value="-0.138149">
            <text:p>-0.138149</text:p>
          </table:table-cell>
          <table:table-cell office:value-type="float" office:value="0.160416">
            <text:p>0.160416</text:p>
          </table:table-cell>
          <table:table-cell office:value-type="float" office:value="216.118576">
            <text:p>216.118576</text:p>
          </table:table-cell>
        </table:table-row>
        <table:table-row table:style-name="ro1">
          <table:table-cell office:value-type="float" office:value="14906">
            <text:p>14906</text:p>
          </table:table-cell>
          <table:table-cell office:value-type="float" office:value="21">
            <text:p>21</text:p>
          </table:table-cell>
          <table:table-cell office:value-type="float" office:value="-32">
            <text:p>-32</text:p>
          </table:table-cell>
          <table:table-cell office:value-type="float" office:value="253.616638">
            <text:p>253.616638</text:p>
          </table:table-cell>
          <table:table-cell office:value-type="float" office:value="-0.035">
            <text:p>-0.035</text:p>
          </table:table-cell>
          <table:table-cell office:value-type="float" office:value="-0.039582">
            <text:p>-0.039582</text:p>
          </table:table-cell>
          <table:table-cell office:value-type="float" office:value="13.091246">
            <text:p>13.091246</text:p>
          </table:table-cell>
          <table:table-cell office:value-type="float" office:value="0.686359">
            <text:p>0.686359</text:p>
          </table:table-cell>
          <table:table-cell office:value-type="float" office:value="0.136469">
            <text:p>0.136469</text:p>
          </table:table-cell>
          <table:table-cell table:formula="of:=[.I58]-[.$I$2]" office:value-type="float" office:value="0.155623">
            <text:p>0.155623</text:p>
          </table:table-cell>
          <table:table-cell table:formula="of:=AVERAGE([.J54:.J58])" office:value-type="float" office:value="0.3074156">
            <text:p>0.3074156</text:p>
          </table:table-cell>
          <table:table-cell table:formula="of:=AVERAGE([.J50:.J58])" office:value-type="float" office:value="0.160145666666667">
            <text:p>0.1601456667</text:p>
          </table:table-cell>
          <table:table-cell office:value-type="float" office:value="584.946106">
            <text:p>584.946106</text:p>
          </table:table-cell>
          <table:table-cell office:value-type="float" office:value="0.029393">
            <text:p>0.029393</text:p>
          </table:table-cell>
          <table:table-cell office:value-type="float" office:value="0.032908">
            <text:p>0.032908</text:p>
          </table:table-cell>
          <table:table-cell table:formula="of:=[.O58]-0.021583" office:value-type="float" office:value="0.011325">
            <text:p>0.011325</text:p>
          </table:table-cell>
          <table:table-cell office:value-type="float" office:value="13.091252">
            <text:p>13.091252</text:p>
          </table:table-cell>
          <table:table-cell office:value-type="float" office:value="1163">
            <text:p>1163</text:p>
          </table:table-cell>
          <table:table-cell office:value-type="float" office:value="-11">
            <text:p>-11</text:p>
          </table:table-cell>
          <table:table-cell office:value-type="float" office:value="3083">
            <text:p>3083</text:p>
          </table:table-cell>
          <table:table-cell office:value-type="float" office:value="465">
            <text:p>465</text:p>
          </table:table-cell>
          <table:table-cell office:value-type="float" office:value="1978.12439">
            <text:p>1978.12439</text:p>
          </table:table-cell>
          <table:table-cell office:value-type="float" office:value="-0.173149">
            <text:p>-0.173149</text:p>
          </table:table-cell>
          <table:table-cell office:value-type="float" office:value="0.120834">
            <text:p>0.120834</text:p>
          </table:table-cell>
          <table:table-cell office:value-type="float" office:value="169.786484">
            <text:p>169.786484</text:p>
          </table:table-cell>
        </table:table-row>
        <table:table-row table:style-name="ro1">
          <table:table-cell office:value-type="float" office:value="15163">
            <text:p>15163</text:p>
          </table:table-cell>
          <table:table-cell office:value-type="float" office:value="22">
            <text:p>22</text:p>
          </table:table-cell>
          <table:table-cell office:value-type="float" office:value="-53">
            <text:p>-53</text:p>
          </table:table-cell>
          <table:table-cell office:value-type="float" office:value="341.514862">
            <text:p>341.514862</text:p>
          </table:table-cell>
          <table:table-cell office:value-type="float" office:value="-0.038372">
            <text:p>-0.038372</text:p>
          </table:table-cell>
          <table:table-cell office:value-type="float" office:value="-0.032391">
            <text:p>-0.032391</text:p>
          </table:table-cell>
          <table:table-cell office:value-type="float" office:value="15.585939">
            <text:p>15.585939</text:p>
          </table:table-cell>
          <table:table-cell office:value-type="float" office:value="-0.235515">
            <text:p>-0.235515</text:p>
          </table:table-cell>
          <table:table-cell office:value-type="float" office:value="0.37589">
            <text:p>0.37589</text:p>
          </table:table-cell>
          <table:table-cell table:formula="of:=[.I59]-[.$I$2]" office:value-type="float" office:value="0.395044">
            <text:p>0.395044</text:p>
          </table:table-cell>
          <table:table-cell table:formula="of:=AVERAGE([.J55:.J59])" office:value-type="float" office:value="0.3083734">
            <text:p>0.3083734</text:p>
          </table:table-cell>
          <table:table-cell table:formula="of:=AVERAGE([.J51:.J59])" office:value-type="float" office:value="0.187546">
            <text:p>0.187546</text:p>
          </table:table-cell>
          <table:table-cell office:value-type="float" office:value="2187.376709">
            <text:p>2187.376709</text:p>
          </table:table-cell>
          <table:table-cell office:value-type="float" office:value="-0.009798">
            <text:p>-0.009798</text:p>
          </table:table-cell>
          <table:table-cell office:value-type="float" office:value="-0.007727">
            <text:p>-0.007727</text:p>
          </table:table-cell>
          <table:table-cell table:formula="of:=[.O59]-0.021583" office:value-type="float" office:value="-0.02931">
            <text:p>-0.02931</text:p>
          </table:table-cell>
          <table:table-cell office:value-type="float" office:value="15.585942">
            <text:p>15.585942</text:p>
          </table:table-cell>
          <table:table-cell office:value-type="float" office:value="1185">
            <text:p>1185</text:p>
          </table:table-cell>
          <table:table-cell office:value-type="float" office:value="-15">
            <text:p>-15</text:p>
          </table:table-cell>
          <table:table-cell office:value-type="float" office:value="3030">
            <text:p>3030</text:p>
          </table:table-cell>
          <table:table-cell office:value-type="float" office:value="459">
            <text:p>459</text:p>
          </table:table-cell>
          <table:table-cell office:value-type="float" office:value="1904.914917">
            <text:p>1904.914917</text:p>
          </table:table-cell>
          <table:table-cell office:value-type="float" office:value="-0.211521">
            <text:p>-0.211521</text:p>
          </table:table-cell>
          <table:table-cell office:value-type="float" office:value="0.088443">
            <text:p>0.088443</text:p>
          </table:table-cell>
          <table:table-cell office:value-type="float" office:value="141.812881">
            <text:p>141.812881</text:p>
          </table:table-cell>
        </table:table-row>
        <table:table-row table:style-name="ro1">
          <table:table-cell office:value-type="float" office:value="15420">
            <text:p>15420</text:p>
          </table:table-cell>
          <table:table-cell office:value-type="float" office:value="21">
            <text:p>21</text:p>
          </table:table-cell>
          <table:table-cell office:value-type="float" office:value="-36">
            <text:p>-36</text:p>
          </table:table-cell>
          <table:table-cell office:value-type="float" office:value="269.430115">
            <text:p>269.430115</text:p>
          </table:table-cell>
          <table:table-cell office:value-type="float" office:value="-0.025">
            <text:p>-0.025</text:p>
          </table:table-cell>
          <table:table-cell office:value-type="float" office:value="-0.026228">
            <text:p>-0.026228</text:p>
          </table:table-cell>
          <table:table-cell office:value-type="float" office:value="4.912674">
            <text:p>4.912674</text:p>
          </table:table-cell>
          <table:table-cell office:value-type="float" office:value="-0.023417">
            <text:p>-0.023417</text:p>
          </table:table-cell>
          <table:table-cell office:value-type="float" office:value="0.114922">
            <text:p>0.114922</text:p>
          </table:table-cell>
          <table:table-cell table:formula="of:=[.I60]-[.$I$2]" office:value-type="float" office:value="0.134076">
            <text:p>0.134076</text:p>
          </table:table-cell>
          <table:table-cell table:formula="of:=AVERAGE([.J56:.J60])" office:value-type="float" office:value="0.2734182">
            <text:p>0.2734182</text:p>
          </table:table-cell>
          <table:table-cell table:formula="of:=AVERAGE([.J52:.J60])" office:value-type="float" office:value="0.168392444444444">
            <text:p>0.1683924444</text:p>
          </table:table-cell>
          <table:table-cell office:value-type="float" office:value="1855.294067">
            <text:p>1855.294067</text:p>
          </table:table-cell>
          <table:table-cell office:value-type="float" office:value="0.027237">
            <text:p>0.027237</text:p>
          </table:table-cell>
          <table:table-cell office:value-type="float" office:value="0.074876">
            <text:p>0.074876</text:p>
          </table:table-cell>
          <table:table-cell table:formula="of:=[.O60]-0.021583" office:value-type="float" office:value="0.053293">
            <text:p>0.053293</text:p>
          </table:table-cell>
          <table:table-cell office:value-type="float" office:value="4.912678">
            <text:p>4.912678</text:p>
          </table:table-cell>
          <table:table-cell office:value-type="float" office:value="1206">
            <text:p>1206</text:p>
          </table:table-cell>
          <table:table-cell office:value-type="float" office:value="-19">
            <text:p>-19</text:p>
          </table:table-cell>
          <table:table-cell office:value-type="float" office:value="2995">
            <text:p>2995</text:p>
          </table:table-cell>
          <table:table-cell office:value-type="float" office:value="456">
            <text:p>456</text:p>
          </table:table-cell>
          <table:table-cell office:value-type="float" office:value="1850.985107">
            <text:p>1850.985107</text:p>
          </table:table-cell>
          <table:table-cell office:value-type="float" office:value="-0.236521">
            <text:p>-0.236521</text:p>
          </table:table-cell>
          <table:table-cell office:value-type="float" office:value="0.062215">
            <text:p>0.062215</text:p>
          </table:table-cell>
          <table:table-cell office:value-type="float" office:value="126.304153">
            <text:p>126.304153</text:p>
          </table:table-cell>
        </table:table-row>
        <table:table-row table:style-name="ro1">
          <table:table-cell office:value-type="float" office:value="15677">
            <text:p>15677</text:p>
          </table:table-cell>
          <table:table-cell office:value-type="float" office:value="20">
            <text:p>20</text:p>
          </table:table-cell>
          <table:table-cell office:value-type="float" office:value="-27">
            <text:p>-27</text:p>
          </table:table-cell>
          <table:table-cell office:value-type="float" office:value="233.623932">
            <text:p>233.623932</text:p>
          </table:table-cell>
          <table:table-cell office:value-type="float" office:value="-0.025">
            <text:p>-0.025</text:p>
          </table:table-cell>
          <table:table-cell office:value-type="float" office:value="-0.02342">
            <text:p>-0.02342</text:p>
          </table:table-cell>
          <table:table-cell office:value-type="float" office:value="6.318197">
            <text:p>6.318197</text:p>
          </table:table-cell>
          <table:table-cell office:value-type="float" office:value="0.019493">
            <text:p>0.019493</text:p>
          </table:table-cell>
          <table:table-cell office:value-type="float" office:value="0.289698">
            <text:p>0.289698</text:p>
          </table:table-cell>
          <table:table-cell table:formula="of:=[.I61]-[.$I$2]" office:value-type="float" office:value="0.308852">
            <text:p>0.308852</text:p>
          </table:table-cell>
          <table:table-cell table:formula="of:=AVERAGE([.J57:.J61])" office:value-type="float" office:value="0.3213022">
            <text:p>0.3213022</text:p>
          </table:table-cell>
          <table:table-cell table:formula="of:=AVERAGE([.J53:.J61])" office:value-type="float" office:value="0.173712888888889">
            <text:p>0.1737128889</text:p>
          </table:table-cell>
          <table:table-cell office:value-type="float" office:value="985.553833">
            <text:p>985.553833</text:p>
          </table:table-cell>
          <table:table-cell office:value-type="float" office:value="0.041593">
            <text:p>0.041593</text:p>
          </table:table-cell>
          <table:table-cell office:value-type="float" office:value="0.144956">
            <text:p>0.144956</text:p>
          </table:table-cell>
          <table:table-cell table:formula="of:=[.O61]-0.021583" office:value-type="float" office:value="0.123373">
            <text:p>0.123373</text:p>
          </table:table-cell>
          <table:table-cell office:value-type="float" office:value="6.318186">
            <text:p>6.318186</text:p>
          </table:table-cell>
          <table:table-cell office:value-type="float" office:value="1225">
            <text:p>1225</text:p>
          </table:table-cell>
          <table:table-cell office:value-type="float" office:value="-24">
            <text:p>-24</text:p>
          </table:table-cell>
          <table:table-cell office:value-type="float" office:value="2968">
            <text:p>2968</text:p>
          </table:table-cell>
          <table:table-cell office:value-type="float" office:value="454">
            <text:p>454</text:p>
          </table:table-cell>
          <table:table-cell office:value-type="float" office:value="1807.355225">
            <text:p>1807.355225</text:p>
          </table:table-cell>
          <table:table-cell office:value-type="float" office:value="-0.261521">
            <text:p>-0.261521</text:p>
          </table:table-cell>
          <table:table-cell office:value-type="float" office:value="0.038794">
            <text:p>0.038794</text:p>
          </table:table-cell>
          <table:table-cell office:value-type="float" office:value="114.834145">
            <text:p>114.834145</text:p>
          </table:table-cell>
        </table:table-row>
        <table:table-row table:style-name="ro1">
          <table:table-cell office:value-type="float" office:value="15934">
            <text:p>15934</text:p>
          </table:table-cell>
          <table:table-cell office:value-type="float" office:value="19">
            <text:p>19</text:p>
          </table:table-cell>
          <table:table-cell office:value-type="float" office:value="-30">
            <text:p>-30</text:p>
          </table:table-cell>
          <table:table-cell office:value-type="float" office:value="258.134827">
            <text:p>258.134827</text:p>
          </table:table-cell>
          <table:table-cell office:value-type="float" office:value="-0.028243">
            <text:p>-0.028243</text:p>
          </table:table-cell>
          <table:table-cell office:value-type="float" office:value="-0.037973">
            <text:p>-0.037973</text:p>
          </table:table-cell>
          <table:table-cell office:value-type="float" office:value="34.448578">
            <text:p>34.448578</text:p>
          </table:table-cell>
          <table:table-cell office:value-type="float" office:value="0.791079">
            <text:p>0.791079</text:p>
          </table:table-cell>
          <table:table-cell office:value-type="float" office:value="-0.009577">
            <text:p>-0.009577</text:p>
          </table:table-cell>
          <table:table-cell table:formula="of:=[.I62]-[.$I$2]" office:value-type="float" office:value="0.009577">
            <text:p>0.009577</text:p>
          </table:table-cell>
          <table:table-cell table:formula="of:=AVERAGE([.J58:.J62])" office:value-type="float" office:value="0.2006344">
            <text:p>0.2006344</text:p>
          </table:table-cell>
          <table:table-cell table:formula="of:=AVERAGE([.J54:.J62])" office:value-type="float" office:value="0.264958555555556">
            <text:p>0.2649585556</text:p>
          </table:table-cell>
          <table:table-cell office:value-type="float" office:value="232.082779">
            <text:p>232.082779</text:p>
          </table:table-cell>
          <table:table-cell office:value-type="float" office:value="-0.088152">
            <text:p>-0.088152</text:p>
          </table:table-cell>
          <table:table-cell office:value-type="float" office:value="0.118176">
            <text:p>0.118176</text:p>
          </table:table-cell>
          <table:table-cell table:formula="of:=[.O62]-0.021583" office:value-type="float" office:value="0.096593">
            <text:p>0.096593</text:p>
          </table:table-cell>
          <table:table-cell office:value-type="float" office:value="34.44857">
            <text:p>34.44857</text:p>
          </table:table-cell>
          <table:table-cell office:value-type="float" office:value="1243">
            <text:p>1243</text:p>
          </table:table-cell>
          <table:table-cell office:value-type="float" office:value="-29">
            <text:p>-29</text:p>
          </table:table-cell>
          <table:table-cell office:value-type="float" office:value="2938">
            <text:p>2938</text:p>
          </table:table-cell>
          <table:table-cell office:value-type="float" office:value="453">
            <text:p>453</text:p>
          </table:table-cell>
          <table:table-cell office:value-type="float" office:value="1762.200073">
            <text:p>1762.200073</text:p>
          </table:table-cell>
          <table:table-cell office:value-type="float" office:value="-0.289764">
            <text:p>-0.289764</text:p>
          </table:table-cell>
          <table:table-cell office:value-type="float" office:value="0.000822">
            <text:p>0.000822</text:p>
          </table:table-cell>
          <table:table-cell office:value-type="float" office:value="100.283577">
            <text:p>100.283577</text:p>
          </table:table-cell>
        </table:table-row>
        <table:table-row table:style-name="ro1">
          <table:table-cell office:value-type="float" office:value="16191">
            <text:p>16191</text:p>
          </table:table-cell>
          <table:table-cell office:value-type="float" office:value="20">
            <text:p>20</text:p>
          </table:table-cell>
          <table:table-cell office:value-type="float" office:value="-6">
            <text:p>-6</text:p>
          </table:table-cell>
          <table:table-cell office:value-type="float" office:value="129.255081">
            <text:p>129.255081</text:p>
          </table:table-cell>
          <table:table-cell office:value-type="float" office:value="-0.035">
            <text:p>-0.035</text:p>
          </table:table-cell>
          <table:table-cell office:value-type="float" office:value="-0.035165">
            <text:p>-0.035165</text:p>
          </table:table-cell>
          <table:table-cell office:value-type="float" office:value="0.471207">
            <text:p>0.471207</text:p>
          </table:table-cell>
          <table:table-cell office:value-type="float" office:value="-0.232151">
            <text:p>-0.232151</text:p>
          </table:table-cell>
          <table:table-cell office:value-type="float" office:value="0.320823">
            <text:p>0.320823</text:p>
          </table:table-cell>
          <table:table-cell table:formula="of:=[.I63]-[.$I$2]" office:value-type="float" office:value="0.339977">
            <text:p>0.339977</text:p>
          </table:table-cell>
          <table:table-cell table:formula="of:=AVERAGE([.J59:.J63])" office:value-type="float" office:value="0.2375052">
            <text:p>0.2375052</text:p>
          </table:table-cell>
          <table:table-cell table:formula="of:=AVERAGE([.J55:.J63])" office:value-type="float" office:value="0.259372111111111">
            <text:p>0.2593721111</text:p>
          </table:table-cell>
          <table:table-cell office:value-type="float" office:value="2319.459717">
            <text:p>2319.459717</text:p>
          </table:table-cell>
          <table:table-cell office:value-type="float" office:value="0.064851">
            <text:p>0.064851</text:p>
          </table:table-cell>
          <table:table-cell office:value-type="float" office:value="0.07794">
            <text:p>0.07794</text:p>
          </table:table-cell>
          <table:table-cell table:formula="of:=[.O63]-0.021583" office:value-type="float" office:value="0.056357">
            <text:p>0.056357</text:p>
          </table:table-cell>
          <table:table-cell office:value-type="float" office:value="0.471205">
            <text:p>0.471205</text:p>
          </table:table-cell>
          <table:table-cell office:value-type="float" office:value="1262">
            <text:p>1262</text:p>
          </table:table-cell>
          <table:table-cell office:value-type="float" office:value="-35">
            <text:p>-35</text:p>
          </table:table-cell>
          <table:table-cell office:value-type="float" office:value="2932">
            <text:p>2932</text:p>
          </table:table-cell>
          <table:table-cell office:value-type="float" office:value="453">
            <text:p>453</text:p>
          </table:table-cell>
          <table:table-cell office:value-type="float" office:value="1739.84021">
            <text:p>1739.84021</text:p>
          </table:table-cell>
          <table:table-cell office:value-type="float" office:value="-0.324764">
            <text:p>-0.324764</text:p>
          </table:table-cell>
          <table:table-cell office:value-type="float" office:value="-0.034343">
            <text:p>-0.034343</text:p>
          </table:table-cell>
          <table:table-cell office:value-type="float" office:value="89.425186">
            <text:p>89.425186</text:p>
          </table:table-cell>
        </table:table-row>
        <table:table-row table:style-name="ro1">
          <table:table-cell office:value-type="float" office:value="16448">
            <text:p>16448</text:p>
          </table:table-cell>
          <table:table-cell office:value-type="float" office:value="21">
            <text:p>21</text:p>
          </table:table-cell>
          <table:table-cell office:value-type="float" office:value="-7">
            <text:p>-7</text:p>
          </table:table-cell>
          <table:table-cell office:value-type="float" office:value="132.380127">
            <text:p>132.380127</text:p>
          </table:table-cell>
          <table:table-cell office:value-type="float" office:value="-0.03">
            <text:p>-0.03</text:p>
          </table:table-cell>
          <table:table-cell office:value-type="float" office:value="-0.030303">
            <text:p>-0.030303</text:p>
          </table:table-cell>
          <table:table-cell office:value-type="float" office:value="1.009268">
            <text:p>1.009268</text:p>
          </table:table-cell>
          <table:table-cell office:value-type="float" office:value="-0.040576">
            <text:p>-0.040576</text:p>
          </table:table-cell>
          <table:table-cell office:value-type="float" office:value="0.749385">
            <text:p>0.749385</text:p>
          </table:table-cell>
          <table:table-cell table:formula="of:=[.I64]-[.$I$2]" office:value-type="float" office:value="0.768539">
            <text:p>0.768539</text:p>
          </table:table-cell>
          <table:table-cell table:formula="of:=AVERAGE([.J60:.J64])" office:value-type="float" office:value="0.3122042">
            <text:p>0.3122042</text:p>
          </table:table-cell>
          <table:table-cell table:formula="of:=AVERAGE([.J56:.J64])" office:value-type="float" office:value="0.310448444444444">
            <text:p>0.3104484444</text:p>
          </table:table-cell>
          <table:table-cell office:value-type="float" office:value="194.880875">
            <text:p>194.880875</text:p>
          </table:table-cell>
          <table:table-cell office:value-type="float" office:value="-0.011673">
            <text:p>-0.011673</text:p>
          </table:table-cell>
          <table:table-cell office:value-type="float" office:value="0.001332">
            <text:p>0.001332</text:p>
          </table:table-cell>
          <table:table-cell table:formula="of:=[.O64]-0.021583" office:value-type="float" office:value="-0.020251">
            <text:p>-0.020251</text:p>
          </table:table-cell>
          <table:table-cell office:value-type="float" office:value="1.009265">
            <text:p>1.009265</text:p>
          </table:table-cell>
          <table:table-cell office:value-type="float" office:value="1282">
            <text:p>1282</text:p>
          </table:table-cell>
          <table:table-cell office:value-type="float" office:value="-42">
            <text:p>-42</text:p>
          </table:table-cell>
          <table:table-cell office:value-type="float" office:value="2925">
            <text:p>2925</text:p>
          </table:table-cell>
          <table:table-cell office:value-type="float" office:value="453">
            <text:p>453</text:p>
          </table:table-cell>
          <table:table-cell office:value-type="float" office:value="1715.947021">
            <text:p>1715.947021</text:p>
          </table:table-cell>
          <table:table-cell office:value-type="float" office:value="-0.354764">
            <text:p>-0.354764</text:p>
          </table:table-cell>
          <table:table-cell office:value-type="float" office:value="-0.064646">
            <text:p>-0.064646</text:p>
          </table:table-cell>
          <table:table-cell office:value-type="float" office:value="81.777756">
            <text:p>81.777756</text:p>
          </table:table-cell>
        </table:table-row>
        <table:table-row table:style-name="ro1">
          <table:table-cell office:value-type="float" office:value="16705">
            <text:p>16705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50.18779">
            <text:p>50.18779</text:p>
          </table:table-cell>
          <table:table-cell office:value-type="float" office:value="-0.03">
            <text:p>-0.03</text:p>
          </table:table-cell>
          <table:table-cell office:value-type="float" office:value="-0.032974">
            <text:p>-0.032974</text:p>
          </table:table-cell>
          <table:table-cell office:value-type="float" office:value="9.911787">
            <text:p>9.911787</text:p>
          </table:table-cell>
          <table:table-cell office:value-type="float" office:value="-0.007949">
            <text:p>-0.007949</text:p>
          </table:table-cell>
          <table:table-cell office:value-type="float" office:value="-0.610521">
            <text:p>-0.610521</text:p>
          </table:table-cell>
          <table:table-cell table:formula="of:=[.I65]-[.$I$2]" office:value-type="float" office:value="-0.591367">
            <text:p>-0.591367</text:p>
          </table:table-cell>
          <table:table-cell table:formula="of:=AVERAGE([.J61:.J65])" office:value-type="float" office:value="0.1671156">
            <text:p>0.1671156</text:p>
          </table:table-cell>
          <table:table-cell table:formula="of:=AVERAGE([.J57:.J65])" office:value-type="float" office:value="0.237026333333333">
            <text:p>0.2370263333</text:p>
          </table:table-cell>
          <table:table-cell office:value-type="float" office:value="1776.226807">
            <text:p>1776.226807</text:p>
          </table:table-cell>
          <table:table-cell office:value-type="float" office:value="0.077821">
            <text:p>0.077821</text:p>
          </table:table-cell>
          <table:table-cell office:value-type="float" office:value="0.137095">
            <text:p>0.137095</text:p>
          </table:table-cell>
          <table:table-cell table:formula="of:=[.O65]-0.021583" office:value-type="float" office:value="0.115512">
            <text:p>0.115512</text:p>
          </table:table-cell>
          <table:table-cell office:value-type="float" office:value="9.911774">
            <text:p>9.911774</text:p>
          </table:table-cell>
          <table:table-cell office:value-type="float" office:value="1301">
            <text:p>1301</text:p>
          </table:table-cell>
          <table:table-cell office:value-type="float" office:value="-49">
            <text:p>-49</text:p>
          </table:table-cell>
          <table:table-cell office:value-type="float" office:value="2935">
            <text:p>2935</text:p>
          </table:table-cell>
          <table:table-cell office:value-type="float" office:value="452">
            <text:p>452</text:p>
          </table:table-cell>
          <table:table-cell office:value-type="float" office:value="1709.080688">
            <text:p>1709.080688</text:p>
          </table:table-cell>
          <table:table-cell office:value-type="float" office:value="-0.384764">
            <text:p>-0.384764</text:p>
          </table:table-cell>
          <table:table-cell office:value-type="float" office:value="-0.09762">
            <text:p>-0.09762</text:p>
          </table:table-cell>
          <table:table-cell office:value-type="float" office:value="74.628738">
            <text:p>74.628738</text:p>
          </table:table-cell>
        </table:table-row>
        <table:table-row table:style-name="ro1">
          <table:table-cell office:value-type="float" office:value="16962">
            <text:p>1696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6.740675">
            <text:p>6.740675</text:p>
          </table:table-cell>
          <table:table-cell office:value-type="float" office:value="-0.03">
            <text:p>-0.03</text:p>
          </table:table-cell>
          <table:table-cell office:value-type="float" office:value="-0.027153">
            <text:p>-0.027153</text:p>
          </table:table-cell>
          <table:table-cell office:value-type="float" office:value="9.491127">
            <text:p>9.491127</text:p>
          </table:table-cell>
          <table:table-cell office:value-type="float" office:value="0.658602">
            <text:p>0.658602</text:p>
          </table:table-cell>
          <table:table-cell office:value-type="float" office:value="0.268151">
            <text:p>0.268151</text:p>
          </table:table-cell>
          <table:table-cell table:formula="of:=[.I66]-[.$I$2]" office:value-type="float" office:value="0.287305">
            <text:p>0.287305</text:p>
          </table:table-cell>
          <table:table-cell table:formula="of:=AVERAGE([.J62:.J66])" office:value-type="float" office:value="0.1628062">
            <text:p>0.1628062</text:p>
          </table:table-cell>
          <table:table-cell table:formula="of:=AVERAGE([.J58:.J66])" office:value-type="float" office:value="0.200847333333333">
            <text:p>0.2008473333</text:p>
          </table:table-cell>
          <table:table-cell office:value-type="float" office:value="100">
            <text:p>100</text:p>
          </table:table-cell>
          <table:table-cell office:value-type="float" office:value="0.194553">
            <text:p>0.194553</text:p>
          </table:table-cell>
          <table:table-cell office:value-type="float" office:value="0.084202">
            <text:p>0.084202</text:p>
          </table:table-cell>
          <table:table-cell table:formula="of:=[.O66]-0.021583" office:value-type="float" office:value="0.062619">
            <text:p>0.062619</text:p>
          </table:table-cell>
          <table:table-cell office:value-type="float" office:value="9.49113">
            <text:p>9.49113</text:p>
          </table:table-cell>
          <table:table-cell office:value-type="float" office:value="1320">
            <text:p>1320</text:p>
          </table:table-cell>
          <table:table-cell office:value-type="float" office:value="-57">
            <text:p>-57</text:p>
          </table:table-cell>
          <table:table-cell office:value-type="float" office:value="2956">
            <text:p>2956</text:p>
          </table:table-cell>
          <table:table-cell office:value-type="float" office:value="450">
            <text:p>450</text:p>
          </table:table-cell>
          <table:table-cell office:value-type="float" office:value="1712.759521">
            <text:p>1712.759521</text:p>
          </table:table-cell>
          <table:table-cell office:value-type="float" office:value="-0.414764">
            <text:p>-0.414764</text:p>
          </table:table-cell>
          <table:table-cell office:value-type="float" office:value="-0.124772">
            <text:p>-0.124772</text:p>
          </table:table-cell>
          <table:table-cell office:value-type="float" office:value="69.917313">
            <text:p>69.917313</text:p>
          </table:table-cell>
        </table:table-row>
        <table:table-row table:style-name="ro1">
          <table:table-cell office:value-type="float" office:value="17219">
            <text:p>17219</text:p>
          </table:table-cell>
          <table:table-cell office:value-type="float" office:value="21">
            <text:p>21</text:p>
          </table:table-cell>
          <table:table-cell office:value-type="float" office:value="-38">
            <text:p>-38</text:p>
          </table:table-cell>
          <table:table-cell office:value-type="float" office:value="282.984558">
            <text:p>282.984558</text:p>
          </table:table-cell>
          <table:table-cell office:value-type="float" office:value="-0.028171">
            <text:p>-0.028171</text:p>
          </table:table-cell>
          <table:table-cell office:value-type="float" office:value="-0.033042">
            <text:p>-0.033042</text:p>
          </table:table-cell>
          <table:table-cell office:value-type="float" office:value="17.291979">
            <text:p>17.291979</text:p>
          </table:table-cell>
          <table:table-cell office:value-type="float" office:value="-0.135316">
            <text:p>-0.135316</text:p>
          </table:table-cell>
          <table:table-cell office:value-type="float" office:value="0.885855">
            <text:p>0.885855</text:p>
          </table:table-cell>
          <table:table-cell table:formula="of:=[.I67]-[.$I$2]" office:value-type="float" office:value="0.905009">
            <text:p>0.905009</text:p>
          </table:table-cell>
          <table:table-cell table:formula="of:=AVERAGE([.J63:.J67])" office:value-type="float" office:value="0.3418926">
            <text:p>0.3418926</text:p>
          </table:table-cell>
          <table:table-cell table:formula="of:=AVERAGE([.J59:.J67])" office:value-type="float" office:value="0.284112444444444">
            <text:p>0.2841124444</text:p>
          </table:table-cell>
          <table:table-cell office:value-type="float" office:value="6077.488281">
            <text:p>6077.488281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[.O67]-0.021583" office:value-type="float" office:value="-0.000399">
            <text:p>-0.000399</text:p>
          </table:table-cell>
          <table:table-cell office:value-type="float" office:value="17.291988">
            <text:p>17.291988</text:p>
          </table:table-cell>
          <table:table-cell office:value-type="float" office:value="1339">
            <text:p>1339</text:p>
          </table:table-cell>
          <table:table-cell office:value-type="float" office:value="-65">
            <text:p>-65</text:p>
          </table:table-cell>
          <table:table-cell office:value-type="float" office:value="2918">
            <text:p>2918</text:p>
          </table:table-cell>
          <table:table-cell office:value-type="float" office:value="455">
            <text:p>455</text:p>
          </table:table-cell>
          <table:table-cell office:value-type="float" office:value="1662.420166">
            <text:p>1662.420166</text:p>
          </table:table-cell>
          <table:table-cell office:value-type="float" office:value="-0.442935">
            <text:p>-0.442935</text:p>
          </table:table-cell>
          <table:table-cell office:value-type="float" office:value="-0.157814">
            <text:p>-0.157814</text:p>
          </table:table-cell>
          <table:table-cell office:value-type="float" office:value="64.370796">
            <text:p>64.370796</text:p>
          </table:table-cell>
        </table:table-row>
        <table:table-row table:style-name="ro1">
          <table:table-cell office:value-type="float" office:value="17476">
            <text:p>17476</text:p>
          </table:table-cell>
          <table:table-cell office:value-type="float" office:value="21">
            <text:p>21</text:p>
          </table:table-cell>
          <table:table-cell office:value-type="float" office:value="-84">
            <text:p>-84</text:p>
          </table:table-cell>
          <table:table-cell office:value-type="float" office:value="500.60791">
            <text:p>500.60791</text:p>
          </table:table-cell>
          <table:table-cell office:value-type="float" office:value="-0.033293">
            <text:p>-0.033293</text:p>
          </table:table-cell>
          <table:table-cell office:value-type="float" office:value="-0.036877">
            <text:p>-0.036877</text:p>
          </table:table-cell>
          <table:table-cell office:value-type="float" office:value="10.765903">
            <text:p>10.765903</text:p>
          </table:table-cell>
          <table:table-cell office:value-type="float" office:value="-0.016427">
            <text:p>-0.016427</text:p>
          </table:table-cell>
          <table:table-cell office:value-type="float" office:value="0.071826">
            <text:p>0.071826</text:p>
          </table:table-cell>
          <table:table-cell table:formula="of:=[.I68]-[.$I$2]" office:value-type="float" office:value="0.09098">
            <text:p>0.09098</text:p>
          </table:table-cell>
          <table:table-cell table:formula="of:=AVERAGE([.J64:.J68])" office:value-type="float" office:value="0.2920932">
            <text:p>0.2920932</text:p>
          </table:table-cell>
          <table:table-cell table:formula="of:=AVERAGE([.J60:.J68])" office:value-type="float" office:value="0.250327555555556">
            <text:p>0.2503275556</text:p>
          </table:table-cell>
          <table:table-cell office:value-type="float" office:value="100">
            <text:p>100</text:p>
          </table:table-cell>
          <table:table-cell office:value-type="float" office:value="0.007782">
            <text:p>0.007782</text:p>
          </table:table-cell>
          <table:table-cell office:value-type="float" office:value="-0.023182">
            <text:p>-0.023182</text:p>
          </table:table-cell>
          <table:table-cell table:formula="of:=[.O68]-0.021583" office:value-type="float" office:value="-0.044765">
            <text:p>-0.044765</text:p>
          </table:table-cell>
          <table:table-cell office:value-type="float" office:value="10.765894">
            <text:p>10.765894</text:p>
          </table:table-cell>
          <table:table-cell office:value-type="float" office:value="1358">
            <text:p>1358</text:p>
          </table:table-cell>
          <table:table-cell office:value-type="float" office:value="-74">
            <text:p>-74</text:p>
          </table:table-cell>
          <table:table-cell office:value-type="float" office:value="2835">
            <text:p>2835</text:p>
          </table:table-cell>
          <table:table-cell office:value-type="float" office:value="468">
            <text:p>468</text:p>
          </table:table-cell>
          <table:table-cell office:value-type="float" office:value="1573.306396">
            <text:p>1573.306396</text:p>
          </table:table-cell>
          <table:table-cell office:value-type="float" office:value="-0.476228">
            <text:p>-0.476228</text:p>
          </table:table-cell>
          <table:table-cell office:value-type="float" office:value="-0.194691">
            <text:p>-0.194691</text:p>
          </table:table-cell>
          <table:table-cell office:value-type="float" office:value="59.118046">
            <text:p>59.118046</text:p>
          </table:table-cell>
        </table:table-row>
        <table:table-row table:style-name="ro1">
          <table:table-cell office:value-type="float" office:value="17733">
            <text:p>17733</text:p>
          </table:table-cell>
          <table:table-cell office:value-type="float" office:value="19">
            <text:p>19</text:p>
          </table:table-cell>
          <table:table-cell office:value-type="float" office:value="-82">
            <text:p>-82</text:p>
          </table:table-cell>
          <table:table-cell office:value-type="float" office:value="533.622009">
            <text:p>533.622009</text:p>
          </table:table-cell>
          <table:table-cell office:value-type="float" office:value="-0.038514">
            <text:p>-0.038514</text:p>
          </table:table-cell>
          <table:table-cell office:value-type="float" office:value="-0.036706">
            <text:p>-0.036706</text:p>
          </table:table-cell>
          <table:table-cell office:value-type="float" office:value="4.693863">
            <text:p>4.693863</text:p>
          </table:table-cell>
          <table:table-cell office:value-type="float" office:value="0.028262">
            <text:p>0.028262</text:p>
          </table:table-cell>
          <table:table-cell office:value-type="float" office:value="0.308852">
            <text:p>0.308852</text:p>
          </table:table-cell>
          <table:table-cell table:formula="of:=[.I69]-[.$I$2]" office:value-type="float" office:value="0.328006">
            <text:p>0.328006</text:p>
          </table:table-cell>
          <table:table-cell table:formula="of:=AVERAGE([.J65:.J69])" office:value-type="float" office:value="0.2039866">
            <text:p>0.2039866</text:p>
          </table:table-cell>
          <table:table-cell table:formula="of:=AVERAGE([.J61:.J69])" office:value-type="float" office:value="0.271875333333333">
            <text:p>0.2718753333</text:p>
          </table:table-cell>
          <table:table-cell office:value-type="float" office:value="186.974014">
            <text:p>186.974014</text:p>
          </table:table-cell>
          <table:table-cell office:value-type="float" office:value="-0.134546">
            <text:p>-0.134546</text:p>
          </table:table-cell>
          <table:table-cell office:value-type="float" office:value="-0.145222">
            <text:p>-0.145222</text:p>
          </table:table-cell>
          <table:table-cell table:formula="of:=[.O69]-0.021583" office:value-type="float" office:value="-0.166805">
            <text:p>-0.166805</text:p>
          </table:table-cell>
          <table:table-cell office:value-type="float" office:value="4.693868">
            <text:p>4.693868</text:p>
          </table:table-cell>
          <table:table-cell office:value-type="float" office:value="1375">
            <text:p>1375</text:p>
          </table:table-cell>
          <table:table-cell office:value-type="float" office:value="-83">
            <text:p>-83</text:p>
          </table:table-cell>
          <table:table-cell office:value-type="float" office:value="2754">
            <text:p>2754</text:p>
          </table:table-cell>
          <table:table-cell office:value-type="float" office:value="484">
            <text:p>484</text:p>
          </table:table-cell>
          <table:table-cell office:value-type="float" office:value="1491.016479">
            <text:p>1491.016479</text:p>
          </table:table-cell>
          <table:table-cell office:value-type="float" office:value="-0.514741">
            <text:p>-0.514741</text:p>
          </table:table-cell>
          <table:table-cell office:value-type="float" office:value="-0.231397">
            <text:p>-0.231397</text:p>
          </table:table-cell>
          <table:table-cell office:value-type="float" office:value="55.045963">
            <text:p>55.045963</text:p>
          </table:table-cell>
        </table:table-row>
        <table:table-row table:style-name="ro1">
          <table:table-cell office:value-type="float" office:value="17990">
            <text:p>17990</text:p>
          </table:table-cell>
          <table:table-cell office:value-type="float" office:value="20">
            <text:p>20</text:p>
          </table:table-cell>
          <table:table-cell office:value-type="float" office:value="-76">
            <text:p>-76</text:p>
          </table:table-cell>
          <table:table-cell office:value-type="float" office:value="477.941986">
            <text:p>477.941986</text:p>
          </table:table-cell>
          <table:table-cell office:value-type="float" office:value="-0.033333">
            <text:p>-0.033333</text:p>
          </table:table-cell>
          <table:table-cell office:value-type="float" office:value="-0.030885">
            <text:p>-0.030885</text:p>
          </table:table-cell>
          <table:table-cell office:value-type="float" office:value="7.345402">
            <text:p>7.345402</text:p>
          </table:table-cell>
          <table:table-cell office:value-type="float" office:value="0.469348">
            <text:p>0.469348</text:p>
          </table:table-cell>
          <table:table-cell office:value-type="float" office:value="0.026336">
            <text:p>0.026336</text:p>
          </table:table-cell>
          <table:table-cell table:formula="of:=[.I70]-[.$I$2]" office:value-type="float" office:value="0.04549">
            <text:p>0.04549</text:p>
          </table:table-cell>
          <table:table-cell table:formula="of:=AVERAGE([.J66:.J70])" office:value-type="float" office:value="0.331358">
            <text:p>0.331358</text:p>
          </table:table-cell>
          <table:table-cell table:formula="of:=AVERAGE([.J62:.J70])" office:value-type="float" office:value="0.242612888888889">
            <text:p>0.2426128889</text:p>
          </table:table-cell>
          <table:table-cell office:value-type="float" office:value="579.978821">
            <text:p>579.978821</text:p>
          </table:table-cell>
          <table:table-cell office:value-type="float" office:value="-0.344292">
            <text:p>-0.344292</text:p>
          </table:table-cell>
          <table:table-cell office:value-type="float" office:value="-0.090864">
            <text:p>-0.090864</text:p>
          </table:table-cell>
          <table:table-cell table:formula="of:=[.O70]-0.021583" office:value-type="float" office:value="-0.112447">
            <text:p>-0.112447</text:p>
          </table:table-cell>
          <table:table-cell office:value-type="float" office:value="7.345401">
            <text:p>7.345401</text:p>
          </table:table-cell>
          <table:table-cell office:value-type="float" office:value="1392">
            <text:p>1392</text:p>
          </table:table-cell>
          <table:table-cell office:value-type="float" office:value="-93">
            <text:p>-93</text:p>
          </table:table-cell>
          <table:table-cell office:value-type="float" office:value="2680">
            <text:p>2680</text:p>
          </table:table-cell>
          <table:table-cell office:value-type="float" office:value="501">
            <text:p>501</text:p>
          </table:table-cell>
          <table:table-cell office:value-type="float" office:value="1418.372314">
            <text:p>1418.372314</text:p>
          </table:table-cell>
          <table:table-cell office:value-type="float" office:value="-0.548074">
            <text:p>-0.548074</text:p>
          </table:table-cell>
          <table:table-cell office:value-type="float" office:value="-0.262282">
            <text:p>-0.262282</text:p>
          </table:table-cell>
          <table:table-cell office:value-type="float" office:value="52.144867">
            <text:p>52.144867</text:p>
          </table:table-cell>
        </table:table-row>
        <table:table-row table:style-name="ro1">
          <table:table-cell office:value-type="float" office:value="18247">
            <text:p>18247</text:p>
          </table:table-cell>
          <table:table-cell office:value-type="float" office:value="20">
            <text:p>20</text:p>
          </table:table-cell>
          <table:table-cell office:value-type="float" office:value="-106">
            <text:p>-106</text:p>
          </table:table-cell>
          <table:table-cell office:value-type="float" office:value="631.332581">
            <text:p>631.332581</text:p>
          </table:table-cell>
          <table:table-cell office:value-type="float" office:value="-0.03">
            <text:p>-0.03</text:p>
          </table:table-cell>
          <table:table-cell office:value-type="float" office:value="-0.032426">
            <text:p>-0.032426</text:p>
          </table:table-cell>
          <table:table-cell office:value-type="float" office:value="8.085625">
            <text:p>8.085625</text:p>
          </table:table-cell>
          <table:table-cell office:value-type="float" office:value="-0.132898">
            <text:p>-0.132898</text:p>
          </table:table-cell>
          <table:table-cell office:value-type="float" office:value="0.311246">
            <text:p>0.311246</text:p>
          </table:table-cell>
          <table:table-cell table:formula="of:=[.I71]-[.$I$2]" office:value-type="float" office:value="0.3304">
            <text:p>0.3304</text:p>
          </table:table-cell>
          <table:table-cell table:formula="of:=AVERAGE([.J67:.J71])" office:value-type="float" office:value="0.339977">
            <text:p>0.339977</text:p>
          </table:table-cell>
          <table:table-cell table:formula="of:=AVERAGE([.J63:.J71])" office:value-type="float" office:value="0.278259888888889">
            <text:p>0.2782598889</text:p>
          </table:table-cell>
          <table:table-cell office:value-type="float" office:value="100">
            <text:p>100</text:p>
          </table:table-cell>
          <table:table-cell office:value-type="float" office:value="-0.058366">
            <text:p>-0.058366</text:p>
          </table:table-cell>
          <table:table-cell office:value-type="float" office:value="-0.053825">
            <text:p>-0.053825</text:p>
          </table:table-cell>
          <table:table-cell table:formula="of:=[.O71]-0.021583" office:value-type="float" office:value="-0.075408">
            <text:p>-0.075408</text:p>
          </table:table-cell>
          <table:table-cell office:value-type="float" office:value="8.085616">
            <text:p>8.085616</text:p>
          </table:table-cell>
          <table:table-cell office:value-type="float" office:value="1409">
            <text:p>1409</text:p>
          </table:table-cell>
          <table:table-cell office:value-type="float" office:value="-103">
            <text:p>-103</text:p>
          </table:table-cell>
          <table:table-cell office:value-type="float" office:value="2577">
            <text:p>2577</text:p>
          </table:table-cell>
          <table:table-cell office:value-type="float" office:value="529">
            <text:p>529</text:p>
          </table:table-cell>
          <table:table-cell office:value-type="float" office:value="1328.024048">
            <text:p>1328.024048</text:p>
          </table:table-cell>
          <table:table-cell office:value-type="float" office:value="-0.578074">
            <text:p>-0.578074</text:p>
          </table:table-cell>
          <table:table-cell office:value-type="float" office:value="-0.294707">
            <text:p>-0.294707</text:p>
          </table:table-cell>
          <table:table-cell office:value-type="float" office:value="49.019119">
            <text:p>49.019119</text:p>
          </table:table-cell>
        </table:table-row>
        <table:table-row table:style-name="ro1">
          <table:table-cell office:value-type="float" office:value="18504">
            <text:p>18504</text:p>
          </table:table-cell>
          <table:table-cell office:value-type="float" office:value="20">
            <text:p>20</text:p>
          </table:table-cell>
          <table:table-cell office:value-type="float" office:value="-169">
            <text:p>-169</text:p>
          </table:table-cell>
          <table:table-cell office:value-type="float" office:value="944.439148">
            <text:p>944.439148</text:p>
          </table:table-cell>
          <table:table-cell office:value-type="float" office:value="-0.033333">
            <text:p>-0.033333</text:p>
          </table:table-cell>
          <table:table-cell office:value-type="float" office:value="-0.03561">
            <text:p>-0.03561</text:p>
          </table:table-cell>
          <table:table-cell office:value-type="float" office:value="6.830133">
            <text:p>6.830133</text:p>
          </table:table-cell>
          <table:table-cell office:value-type="float" office:value="0.595517">
            <text:p>0.595517</text:p>
          </table:table-cell>
          <table:table-cell office:value-type="float" office:value="0.019154">
            <text:p>0.019154</text:p>
          </table:table-cell>
          <table:table-cell table:formula="of:=[.I72]-[.$I$2]" office:value-type="float" office:value="0.038308">
            <text:p>0.038308</text:p>
          </table:table-cell>
          <table:table-cell table:formula="of:=AVERAGE([.J68:.J72])" office:value-type="float" office:value="0.1666368">
            <text:p>0.1666368</text:p>
          </table:table-cell>
          <table:table-cell table:formula="of:=AVERAGE([.J64:.J72])" office:value-type="float" office:value="0.244741111111111">
            <text:p>0.2447411111</text:p>
          </table:table-cell>
          <table:table-cell office:value-type="float" office:value="100">
            <text:p>100</text:p>
          </table:table-cell>
          <table:table-cell office:value-type="float" office:value="-0.206057">
            <text:p>-0.206057</text:p>
          </table:table-cell>
          <table:table-cell office:value-type="float" office:value="-0.077141">
            <text:p>-0.077141</text:p>
          </table:table-cell>
          <table:table-cell table:formula="of:=[.O72]-0.021583" office:value-type="float" office:value="-0.098724">
            <text:p>-0.098724</text:p>
          </table:table-cell>
          <table:table-cell office:value-type="float" office:value="6.830134">
            <text:p>6.830134</text:p>
          </table:table-cell>
          <table:table-cell office:value-type="float" office:value="1426">
            <text:p>1426</text:p>
          </table:table-cell>
          <table:table-cell office:value-type="float" office:value="-114">
            <text:p>-114</text:p>
          </table:table-cell>
          <table:table-cell office:value-type="float" office:value="2415">
            <text:p>2415</text:p>
          </table:table-cell>
          <table:table-cell office:value-type="float" office:value="578">
            <text:p>578</text:p>
          </table:table-cell>
          <table:table-cell office:value-type="float" office:value="1207.056396">
            <text:p>1207.056396</text:p>
          </table:table-cell>
          <table:table-cell office:value-type="float" office:value="-0.611408">
            <text:p>-0.611408</text:p>
          </table:table-cell>
          <table:table-cell office:value-type="float" office:value="-0.330317">
            <text:p>-0.330317</text:p>
          </table:table-cell>
          <table:table-cell office:value-type="float" office:value="45.974274">
            <text:p>45.974274</text:p>
          </table:table-cell>
        </table:table-row>
        <table:table-row table:style-name="ro1">
          <table:table-cell office:value-type="float" office:value="18761">
            <text:p>18761</text:p>
          </table:table-cell>
          <table:table-cell office:value-type="float" office:value="18">
            <text:p>18</text:p>
          </table:table-cell>
          <table:table-cell office:value-type="float" office:value="-133">
            <text:p>-133</text:p>
          </table:table-cell>
          <table:table-cell office:value-type="float" office:value="837.083313">
            <text:p>837.083313</text:p>
          </table:table-cell>
          <table:table-cell office:value-type="float" office:value="-0.04">
            <text:p>-0.04</text:p>
          </table:table-cell>
          <table:table-cell office:value-type="float" office:value="-0.04554">
            <text:p>-0.04554</text:p>
          </table:table-cell>
          <table:table-cell office:value-type="float" office:value="13.84942">
            <text:p>13.84942</text:p>
          </table:table-cell>
          <table:table-cell office:value-type="float" office:value="-0.20187">
            <text:p>-0.20187</text:p>
          </table:table-cell>
          <table:table-cell office:value-type="float" office:value="0.409408">
            <text:p>0.409408</text:p>
          </table:table-cell>
          <table:table-cell table:formula="of:=[.I73]-[.$I$2]" office:value-type="float" office:value="0.428562">
            <text:p>0.428562</text:p>
          </table:table-cell>
          <table:table-cell table:formula="of:=AVERAGE([.J69:.J73])" office:value-type="float" office:value="0.2341532">
            <text:p>0.2341532</text:p>
          </table:table-cell>
          <table:table-cell table:formula="of:=AVERAGE([.J65:.J73])" office:value-type="float" office:value="0.206965888888889">
            <text:p>0.2069658889</text:p>
          </table:table-cell>
          <table:table-cell office:value-type="float" office:value="1910.641113">
            <text:p>1910.641113</text:p>
          </table:table-cell>
          <table:table-cell office:value-type="float" office:value="-0.193098">
            <text:p>-0.193098</text:p>
          </table:table-cell>
          <table:table-cell office:value-type="float" office:value="-0.22596">
            <text:p>-0.22596</text:p>
          </table:table-cell>
          <table:table-cell table:formula="of:=[.O73]-0.021583" office:value-type="float" office:value="-0.247543">
            <text:p>-0.247543</text:p>
          </table:table-cell>
          <table:table-cell office:value-type="float" office:value="13.849427">
            <text:p>13.849427</text:p>
          </table:table-cell>
          <table:table-cell office:value-type="float" office:value="1441">
            <text:p>1441</text:p>
          </table:table-cell>
          <table:table-cell office:value-type="float" office:value="-124">
            <text:p>-124</text:p>
          </table:table-cell>
          <table:table-cell office:value-type="float" office:value="2289">
            <text:p>2289</text:p>
          </table:table-cell>
          <table:table-cell office:value-type="float" office:value="621">
            <text:p>621</text:p>
          </table:table-cell>
          <table:table-cell office:value-type="float" office:value="1128.773193">
            <text:p>1128.773193</text:p>
          </table:table-cell>
          <table:table-cell office:value-type="float" office:value="-0.651408">
            <text:p>-0.651408</text:p>
          </table:table-cell>
          <table:table-cell office:value-type="float" office:value="-0.375857">
            <text:p>-0.375857</text:p>
          </table:table-cell>
          <table:table-cell office:value-type="float" office:value="42.300777">
            <text:p>42.300777</text:p>
          </table:table-cell>
        </table:table-row>
        <table:table-row table:style-name="ro1">
          <table:table-cell office:value-type="float" office:value="19018">
            <text:p>19018</text:p>
          </table:table-cell>
          <table:table-cell office:value-type="float" office:value="20">
            <text:p>20</text:p>
          </table:table-cell>
          <table:table-cell office:value-type="float" office:value="-91">
            <text:p>-91</text:p>
          </table:table-cell>
          <table:table-cell office:value-type="float" office:value="555.427917">
            <text:p>555.427917</text:p>
          </table:table-cell>
          <table:table-cell office:value-type="float" office:value="-0.035">
            <text:p>-0.035</text:p>
          </table:table-cell>
          <table:table-cell office:value-type="float" office:value="-0.033247">
            <text:p>-0.033247</text:p>
          </table:table-cell>
          <table:table-cell office:value-type="float" office:value="5.007269">
            <text:p>5.007269</text:p>
          </table:table-cell>
          <table:table-cell office:value-type="float" office:value="-0.024603">
            <text:p>-0.024603</text:p>
          </table:table-cell>
          <table:table-cell office:value-type="float" office:value="-0.162806">
            <text:p>-0.162806</text:p>
          </table:table-cell>
          <table:table-cell table:formula="of:=[.I74]-[.$I$2]" office:value-type="float" office:value="-0.143652">
            <text:p>-0.143652</text:p>
          </table:table-cell>
          <table:table-cell table:formula="of:=AVERAGE([.J70:.J74])" office:value-type="float" office:value="0.1398216">
            <text:p>0.1398216</text:p>
          </table:table-cell>
          <table:table-cell table:formula="of:=AVERAGE([.J66:.J74])" office:value-type="float" office:value="0.256712">
            <text:p>0.256712</text:p>
          </table:table-cell>
          <table:table-cell office:value-type="float" office:value="1979.470215">
            <text:p>1979.470215</text:p>
          </table:table-cell>
          <table:table-cell office:value-type="float" office:value="-0.16537">
            <text:p>-0.16537</text:p>
          </table:table-cell>
          <table:table-cell office:value-type="float" office:value="-0.018786">
            <text:p>-0.018786</text:p>
          </table:table-cell>
          <table:table-cell table:formula="of:=[.O74]-0.021583" office:value-type="float" office:value="-0.040369">
            <text:p>-0.040369</text:p>
          </table:table-cell>
          <table:table-cell office:value-type="float" office:value="5.007266">
            <text:p>5.007266</text:p>
          </table:table-cell>
          <table:table-cell office:value-type="float" office:value="1457">
            <text:p>1457</text:p>
          </table:table-cell>
          <table:table-cell office:value-type="float" office:value="-136">
            <text:p>-136</text:p>
          </table:table-cell>
          <table:table-cell office:value-type="float" office:value="2204">
            <text:p>2204</text:p>
          </table:table-cell>
          <table:table-cell office:value-type="float" office:value="654">
            <text:p>654</text:p>
          </table:table-cell>
          <table:table-cell office:value-type="float" office:value="1087.248413">
            <text:p>1087.248413</text:p>
          </table:table-cell>
          <table:table-cell office:value-type="float" office:value="-0.686408">
            <text:p>-0.686408</text:p>
          </table:table-cell>
          <table:table-cell office:value-type="float" office:value="-0.409105">
            <text:p>-0.409105</text:p>
          </table:table-cell>
          <table:table-cell office:value-type="float" office:value="40.399178">
            <text:p>40.399178</text:p>
          </table:table-cell>
        </table:table-row>
        <table:table-row table:style-name="ro1">
          <table:table-cell office:value-type="float" office:value="19275">
            <text:p>19275</text:p>
          </table:table-cell>
          <table:table-cell office:value-type="float" office:value="22">
            <text:p>22</text:p>
          </table:table-cell>
          <table:table-cell office:value-type="float" office:value="-67">
            <text:p>-67</text:p>
          </table:table-cell>
          <table:table-cell office:value-type="float" office:value="404.049957">
            <text:p>404.049957</text:p>
          </table:table-cell>
          <table:table-cell office:value-type="float" office:value="-0.03">
            <text:p>-0.03</text:p>
          </table:table-cell>
          <table:table-cell office:value-type="float" office:value="-0.026194">
            <text:p>-0.026194</text:p>
          </table:table-cell>
          <table:table-cell office:value-type="float" office:value="12.68691">
            <text:p>12.68691</text:p>
          </table:table-cell>
          <table:table-cell office:value-type="float" office:value="0.017866">
            <text:p>0.017866</text:p>
          </table:table-cell>
          <table:table-cell office:value-type="float" office:value="0.241814">
            <text:p>0.241814</text:p>
          </table:table-cell>
          <table:table-cell table:formula="of:=[.I75]-[.$I$2]" office:value-type="float" office:value="0.260968">
            <text:p>0.260968</text:p>
          </table:table-cell>
          <table:table-cell table:formula="of:=AVERAGE([.J71:.J75])" office:value-type="float" office:value="0.1829172">
            <text:p>0.1829172</text:p>
          </table:table-cell>
          <table:table-cell table:formula="of:=AVERAGE([.J67:.J75])" office:value-type="float" office:value="0.253785666666667">
            <text:p>0.2537856667</text:p>
          </table:table-cell>
          <table:table-cell office:value-type="float" office:value="1109.729736">
            <text:p>1109.729736</text:p>
          </table:table-cell>
          <table:table-cell office:value-type="float" office:value="0.027237">
            <text:p>0.027237</text:p>
          </table:table-cell>
          <table:table-cell office:value-type="float" office:value="0.267528">
            <text:p>0.267528</text:p>
          </table:table-cell>
          <table:table-cell table:formula="of:=[.O75]-0.021583" office:value-type="float" office:value="0.245945">
            <text:p>0.245945</text:p>
          </table:table-cell>
          <table:table-cell office:value-type="float" office:value="12.68691">
            <text:p>12.68691</text:p>
          </table:table-cell>
          <table:table-cell office:value-type="float" office:value="1474">
            <text:p>1474</text:p>
          </table:table-cell>
          <table:table-cell office:value-type="float" office:value="-150">
            <text:p>-150</text:p>
          </table:table-cell>
          <table:table-cell office:value-type="float" office:value="2143">
            <text:p>2143</text:p>
          </table:table-cell>
          <table:table-cell office:value-type="float" office:value="681">
            <text:p>681</text:p>
          </table:table-cell>
          <table:table-cell office:value-type="float" office:value="1066.828003">
            <text:p>1066.828003</text:p>
          </table:table-cell>
          <table:table-cell office:value-type="float" office:value="-0.716408">
            <text:p>-0.716408</text:p>
          </table:table-cell>
          <table:table-cell office:value-type="float" office:value="-0.435299">
            <text:p>-0.435299</text:p>
          </table:table-cell>
          <table:table-cell office:value-type="float" office:value="39.238708">
            <text:p>39.238708</text:p>
          </table:table-cell>
        </table:table-row>
        <table:table-row table:style-name="ro1">
          <table:table-cell office:value-type="float" office:value="19532">
            <text:p>19532</text:p>
          </table:table-cell>
          <table:table-cell office:value-type="float" office:value="22">
            <text:p>22</text:p>
          </table:table-cell>
          <table:table-cell office:value-type="float" office:value="-134">
            <text:p>-134</text:p>
          </table:table-cell>
          <table:table-cell office:value-type="float" office:value="710.974854">
            <text:p>710.974854</text:p>
          </table:table-cell>
          <table:table-cell office:value-type="float" office:value="-0.025">
            <text:p>-0.025</text:p>
          </table:table-cell>
          <table:table-cell office:value-type="float" office:value="-0.029139">
            <text:p>-0.029139</text:p>
          </table:table-cell>
          <table:table-cell office:value-type="float" office:value="16.554422">
            <text:p>16.554422</text:p>
          </table:table-cell>
          <table:table-cell office:value-type="float" office:value="1.038623">
            <text:p>1.038623</text:p>
          </table:table-cell>
          <table:table-cell office:value-type="float" office:value="0.287304">
            <text:p>0.287304</text:p>
          </table:table-cell>
          <table:table-cell table:formula="of:=[.I76]-[.$I$2]" office:value-type="float" office:value="0.306458">
            <text:p>0.306458</text:p>
          </table:table-cell>
          <table:table-cell table:formula="of:=AVERAGE([.J72:.J76])" office:value-type="float" office:value="0.1781288">
            <text:p>0.1781288</text:p>
          </table:table-cell>
          <table:table-cell table:formula="of:=AVERAGE([.J68:.J76])" office:value-type="float" office:value="0.18728">
            <text:p>0.18728</text:p>
          </table:table-cell>
          <table:table-cell office:value-type="float" office:value="100">
            <text:p>100</text:p>
          </table:table-cell>
          <table:table-cell office:value-type="float" office:value="0.10763">
            <text:p>0.10763</text:p>
          </table:table-cell>
          <table:table-cell office:value-type="float" office:value="0.255671">
            <text:p>0.255671</text:p>
          </table:table-cell>
          <table:table-cell table:formula="of:=[.O76]-0.021583" office:value-type="float" office:value="0.234088">
            <text:p>0.234088</text:p>
          </table:table-cell>
          <table:table-cell office:value-type="float" office:value="16.55442">
            <text:p>16.55442</text:p>
          </table:table-cell>
          <table:table-cell office:value-type="float" office:value="1491">
            <text:p>1491</text:p>
          </table:table-cell>
          <table:table-cell office:value-type="float" office:value="-164">
            <text:p>-164</text:p>
          </table:table-cell>
          <table:table-cell office:value-type="float" office:value="2021">
            <text:p>2021</text:p>
          </table:table-cell>
          <table:table-cell office:value-type="float" office:value="738">
            <text:p>738</text:p>
          </table:table-cell>
          <table:table-cell office:value-type="float" office:value="1046.185425">
            <text:p>1046.185425</text:p>
          </table:table-cell>
          <table:table-cell office:value-type="float" office:value="-0.741408">
            <text:p>-0.741408</text:p>
          </table:table-cell>
          <table:table-cell office:value-type="float" office:value="-0.464437">
            <text:p>-0.464437</text:p>
          </table:table-cell>
          <table:table-cell office:value-type="float" office:value="37.357384">
            <text:p>37.357384</text:p>
          </table:table-cell>
        </table:table-row>
        <table:table-row table:style-name="ro1">
          <table:table-cell office:value-type="float" office:value="19789">
            <text:p>19789</text:p>
          </table:table-cell>
          <table:table-cell office:value-type="float" office:value="18">
            <text:p>18</text:p>
          </table:table-cell>
          <table:table-cell office:value-type="float" office:value="-148">
            <text:p>-148</text:p>
          </table:table-cell>
          <table:table-cell office:value-type="float" office:value="921.421814">
            <text:p>921.421814</text:p>
          </table:table-cell>
          <table:table-cell office:value-type="float" office:value="-0.035">
            <text:p>-0.035</text:p>
          </table:table-cell>
          <table:table-cell office:value-type="float" office:value="-0.033247">
            <text:p>-0.033247</text:p>
          </table:table-cell>
          <table:table-cell office:value-type="float" office:value="5.007269">
            <text:p>5.007269</text:p>
          </table:table-cell>
          <table:table-cell office:value-type="float" office:value="-0.30617">
            <text:p>-0.30617</text:p>
          </table:table-cell>
          <table:table-cell office:value-type="float" office:value="-0.773327">
            <text:p>-0.773327</text:p>
          </table:table-cell>
          <table:table-cell table:formula="of:=[.I77]-[.$I$2]" office:value-type="float" office:value="-0.754173">
            <text:p>-0.754173</text:p>
          </table:table-cell>
          <table:table-cell table:formula="of:=AVERAGE([.J73:.J77])" office:value-type="float" office:value="0.0196326">
            <text:p>0.0196326</text:p>
          </table:table-cell>
          <table:table-cell table:formula="of:=AVERAGE([.J69:.J77])" office:value-type="float" office:value="0.0933741111111111">
            <text:p>0.0933741111</text:p>
          </table:table-cell>
          <table:table-cell office:value-type="float" office:value="236.036087">
            <text:p>236.036087</text:p>
          </table:table-cell>
          <table:table-cell office:value-type="float" office:value="0.029376">
            <text:p>0.029376</text:p>
          </table:table-cell>
          <table:table-cell office:value-type="float" office:value="0.0429">
            <text:p>0.0429</text:p>
          </table:table-cell>
          <table:table-cell table:formula="of:=[.O77]-0.021583" office:value-type="float" office:value="0.021317">
            <text:p>0.021317</text:p>
          </table:table-cell>
          <table:table-cell office:value-type="float" office:value="5.007266">
            <text:p>5.007266</text:p>
          </table:table-cell>
          <table:table-cell office:value-type="float" office:value="1504">
            <text:p>1504</text:p>
          </table:table-cell>
          <table:table-cell office:value-type="float" office:value="-176">
            <text:p>-176</text:p>
          </table:table-cell>
          <table:table-cell office:value-type="float" office:value="1889">
            <text:p>1889</text:p>
          </table:table-cell>
          <table:table-cell office:value-type="float" office:value="804">
            <text:p>804</text:p>
          </table:table-cell>
          <table:table-cell office:value-type="float" office:value="1052.912598">
            <text:p>1052.912598</text:p>
          </table:table-cell>
          <table:table-cell office:value-type="float" office:value="-0.776408">
            <text:p>-0.776408</text:p>
          </table:table-cell>
          <table:table-cell office:value-type="float" office:value="-0.497685">
            <text:p>-0.497685</text:p>
          </table:table-cell>
          <table:table-cell office:value-type="float" office:value="35.899063">
            <text:p>35.899063</text:p>
          </table:table-cell>
        </table:table-row>
        <table:table-row table:style-name="ro1">
          <table:table-cell office:value-type="float" office:value="20046">
            <text:p>20046</text:p>
          </table:table-cell>
          <table:table-cell office:value-type="float" office:value="16">
            <text:p>16</text:p>
          </table:table-cell>
          <table:table-cell office:value-type="float" office:value="-126">
            <text:p>-126</text:p>
          </table:table-cell>
          <table:table-cell office:value-type="float" office:value="884.743408">
            <text:p>884.743408</text:p>
          </table:table-cell>
          <table:table-cell office:value-type="float" office:value="-0.04">
            <text:p>-0.04</text:p>
          </table:table-cell>
          <table:table-cell office:value-type="float" office:value="-0.037836">
            <text:p>-0.037836</text:p>
          </table:table-cell>
          <table:table-cell office:value-type="float" office:value="5.410817">
            <text:p>5.410817</text:p>
          </table:table-cell>
          <table:table-cell office:value-type="float" office:value="0.736827">
            <text:p>0.736827</text:p>
          </table:table-cell>
          <table:table-cell office:value-type="float" office:value="0.586579">
            <text:p>0.586579</text:p>
          </table:table-cell>
          <table:table-cell table:formula="of:=[.I78]-[.$I$2]" office:value-type="float" office:value="0.605733">
            <text:p>0.605733</text:p>
          </table:table-cell>
          <table:table-cell table:formula="of:=AVERAGE([.J74:.J78])" office:value-type="float" office:value="0.0550668">
            <text:p>0.0550668</text:p>
          </table:table-cell>
          <table:table-cell table:formula="of:=AVERAGE([.J70:.J78])" office:value-type="float" office:value="0.124232666666667">
            <text:p>0.1242326667</text:p>
          </table:table-cell>
          <table:table-cell office:value-type="float" office:value="1214.849487">
            <text:p>1214.849487</text:p>
          </table:table-cell>
          <table:table-cell office:value-type="float" office:value="0.058366">
            <text:p>0.058366</text:p>
          </table:table-cell>
          <table:table-cell office:value-type="float" office:value="0.060087">
            <text:p>0.060087</text:p>
          </table:table-cell>
          <table:table-cell table:formula="of:=[.O78]-0.021583" office:value-type="float" office:value="0.038504">
            <text:p>0.038504</text:p>
          </table:table-cell>
          <table:table-cell office:value-type="float" office:value="5.410811">
            <text:p>5.410811</text:p>
          </table:table-cell>
          <table:table-cell office:value-type="float" office:value="1515">
            <text:p>1515</text:p>
          </table:table-cell>
          <table:table-cell office:value-type="float" office:value="-187">
            <text:p>-187</text:p>
          </table:table-cell>
          <table:table-cell office:value-type="float" office:value="1779">
            <text:p>1779</text:p>
          </table:table-cell>
          <table:table-cell office:value-type="float" office:value="864">
            <text:p>864</text:p>
          </table:table-cell>
          <table:table-cell office:value-type="float" office:value="1083.649902">
            <text:p>1083.649902</text:p>
          </table:table-cell>
          <table:table-cell office:value-type="float" office:value="-0.816408">
            <text:p>-0.816408</text:p>
          </table:table-cell>
          <table:table-cell office:value-type="float" office:value="-0.53552">
            <text:p>-0.53552</text:p>
          </table:table-cell>
          <table:table-cell office:value-type="float" office:value="34.405293">
            <text:p>34.405293</text:p>
          </table:table-cell>
        </table:table-row>
        <table:table-row table:style-name="ro1">
          <table:table-cell office:value-type="float" office:value="20303">
            <text:p>20303</text:p>
          </table:table-cell>
          <table:table-cell office:value-type="float" office:value="18">
            <text:p>18</text:p>
          </table:table-cell>
          <table:table-cell office:value-type="float" office:value="-116">
            <text:p>-116</text:p>
          </table:table-cell>
          <table:table-cell office:value-type="float" office:value="745.716675">
            <text:p>745.716675</text:p>
          </table:table-cell>
          <table:table-cell office:value-type="float" office:value="-0.038571">
            <text:p>-0.038571</text:p>
          </table:table-cell>
          <table:table-cell office:value-type="float" office:value="-0.03698">
            <text:p>-0.03698</text:p>
          </table:table-cell>
          <table:table-cell office:value-type="float" office:value="4.126797">
            <text:p>4.126797</text:p>
          </table:table-cell>
          <table:table-cell office:value-type="float" office:value="-0.259067">
            <text:p>-0.259067</text:p>
          </table:table-cell>
          <table:table-cell office:value-type="float" office:value="-0.035913">
            <text:p>-0.035913</text:p>
          </table:table-cell>
          <table:table-cell table:formula="of:=[.I79]-[.$I$2]" office:value-type="float" office:value="-0.016759">
            <text:p>-0.016759</text:p>
          </table:table-cell>
          <table:table-cell table:formula="of:=AVERAGE([.J75:.J79])" office:value-type="float" office:value="0.0804454">
            <text:p>0.0804454</text:p>
          </table:table-cell>
          <table:table-cell table:formula="of:=AVERAGE([.J71:.J79])" office:value-type="float" office:value="0.117316111111111">
            <text:p>0.1173161111</text:p>
          </table:table-cell>
          <table:table-cell office:value-type="float" office:value="366.497314">
            <text:p>366.497314</text:p>
          </table:table-cell>
          <table:table-cell office:value-type="float" office:value="0">
            <text:p>0</text:p>
          </table:table-cell>
          <table:table-cell office:value-type="float" office:value="0.036772">
            <text:p>0.036772</text:p>
          </table:table-cell>
          <table:table-cell table:formula="of:=[.O79]-0.021583" office:value-type="float" office:value="0.015189">
            <text:p>0.015189</text:p>
          </table:table-cell>
          <table:table-cell office:value-type="float" office:value="4.126808">
            <text:p>4.126808</text:p>
          </table:table-cell>
          <table:table-cell office:value-type="float" office:value="1527">
            <text:p>1527</text:p>
          </table:table-cell>
          <table:table-cell office:value-type="float" office:value="-200">
            <text:p>-200</text:p>
          </table:table-cell>
          <table:table-cell office:value-type="float" office:value="1679">
            <text:p>1679</text:p>
          </table:table-cell>
          <table:table-cell office:value-type="float" office:value="923">
            <text:p>923</text:p>
          </table:table-cell>
          <table:table-cell office:value-type="float" office:value="1133.23999">
            <text:p>1133.23999</text:p>
          </table:table-cell>
          <table:table-cell office:value-type="float" office:value="-0.854979">
            <text:p>-0.854979</text:p>
          </table:table-cell>
          <table:table-cell office:value-type="float" office:value="-0.5725">
            <text:p>-0.5725</text:p>
          </table:table-cell>
          <table:table-cell office:value-type="float" office:value="33.03931">
            <text:p>33.03931</text:p>
          </table:table-cell>
        </table:table-row>
        <table:table-row table:style-name="ro1">
          <table:table-cell office:value-type="float" office:value="20560">
            <text:p>20560</text:p>
          </table:table-cell>
          <table:table-cell office:value-type="float" office:value="21">
            <text:p>21</text:p>
          </table:table-cell>
          <table:table-cell office:value-type="float" office:value="-87">
            <text:p>-87</text:p>
          </table:table-cell>
          <table:table-cell office:value-type="float" office:value="512.656311">
            <text:p>512.656311</text:p>
          </table:table-cell>
          <table:table-cell office:value-type="float" office:value="-0.035">
            <text:p>-0.035</text:p>
          </table:table-cell>
          <table:table-cell office:value-type="float" office:value="-0.037082">
            <text:p>-0.037082</text:p>
          </table:table-cell>
          <table:table-cell office:value-type="float" office:value="5.949672">
            <text:p>5.949672</text:p>
          </table:table-cell>
          <table:table-cell office:value-type="float" office:value="-0.031122">
            <text:p>-0.031122</text:p>
          </table:table-cell>
          <table:table-cell office:value-type="float" office:value="0.253785">
            <text:p>0.253785</text:p>
          </table:table-cell>
          <table:table-cell table:formula="of:=[.I80]-[.$I$2]" office:value-type="float" office:value="0.272939">
            <text:p>0.272939</text:p>
          </table:table-cell>
          <table:table-cell table:formula="of:=AVERAGE([.J76:.J80])" office:value-type="float" office:value="0.0828396">
            <text:p>0.0828396</text:p>
          </table:table-cell>
          <table:table-cell table:formula="of:=AVERAGE([.J72:.J80])" office:value-type="float" office:value="0.110931555555556">
            <text:p>0.1109315556</text:p>
          </table:table-cell>
          <table:table-cell office:value-type="float" office:value="885.705688">
            <text:p>885.705688</text:p>
          </table:table-cell>
          <table:table-cell office:value-type="float" office:value="0.009728">
            <text:p>0.009728</text:p>
          </table:table-cell>
          <table:table-cell office:value-type="float" office:value="0.062219">
            <text:p>0.062219</text:p>
          </table:table-cell>
          <table:table-cell table:formula="of:=[.O80]-0.021583" office:value-type="float" office:value="0.040636">
            <text:p>0.040636</text:p>
          </table:table-cell>
          <table:table-cell office:value-type="float" office:value="5.949675">
            <text:p>5.949675</text:p>
          </table:table-cell>
          <table:table-cell office:value-type="float" office:value="1541">
            <text:p>1541</text:p>
          </table:table-cell>
          <table:table-cell office:value-type="float" office:value="-216">
            <text:p>-216</text:p>
          </table:table-cell>
          <table:table-cell office:value-type="float" office:value="1606">
            <text:p>1606</text:p>
          </table:table-cell>
          <table:table-cell office:value-type="float" office:value="970">
            <text:p>970</text:p>
          </table:table-cell>
          <table:table-cell office:value-type="float" office:value="1187.779907">
            <text:p>1187.779907</text:p>
          </table:table-cell>
          <table:table-cell office:value-type="float" office:value="-0.889979">
            <text:p>-0.889979</text:p>
          </table:table-cell>
          <table:table-cell office:value-type="float" office:value="-0.609582">
            <text:p>-0.609582</text:p>
          </table:table-cell>
          <table:table-cell office:value-type="float" office:value="31.506002">
            <text:p>31.506002</text:p>
          </table:table-cell>
        </table:table-row>
        <table:table-row table:style-name="ro1">
          <table:table-cell office:value-type="float" office:value="20817">
            <text:p>20817</text:p>
          </table:table-cell>
          <table:table-cell office:value-type="float" office:value="23">
            <text:p>23</text:p>
          </table:table-cell>
          <table:table-cell office:value-type="float" office:value="-79">
            <text:p>-79</text:p>
          </table:table-cell>
          <table:table-cell office:value-type="float" office:value="441.708527">
            <text:p>441.708527</text:p>
          </table:table-cell>
          <table:table-cell office:value-type="float" office:value="-0.028111">
            <text:p>-0.028111</text:p>
          </table:table-cell>
          <table:table-cell office:value-type="float" office:value="-0.019414">
            <text:p>-0.019414</text:p>
          </table:table-cell>
          <table:table-cell office:value-type="float" office:value="30.937185">
            <text:p>30.937185</text:p>
          </table:table-cell>
          <table:table-cell office:value-type="float" office:value="0.020187">
            <text:p>0.020187</text:p>
          </table:table-cell>
          <table:table-cell office:value-type="float" office:value="-0.675165">
            <text:p>-0.675165</text:p>
          </table:table-cell>
          <table:table-cell table:formula="of:=[.I81]-[.$I$2]" office:value-type="float" office:value="-0.656011">
            <text:p>-0.656011</text:p>
          </table:table-cell>
          <table:table-cell table:formula="of:=AVERAGE([.J77:.J81])" office:value-type="float" office:value="-0.1096542">
            <text:p>-0.1096542</text:p>
          </table:table-cell>
          <table:table-cell table:formula="of:=AVERAGE([.J73:.J81])" office:value-type="float" office:value="0.033785">
            <text:p>0.033785</text:p>
          </table:table-cell>
          <table:table-cell office:value-type="float" office:value="303.243225">
            <text:p>303.243225</text:p>
          </table:table-cell>
          <table:table-cell office:value-type="float" office:value="0.123217">
            <text:p>0.123217</text:p>
          </table:table-cell>
          <table:table-cell office:value-type="float" office:value="0.154415">
            <text:p>0.154415</text:p>
          </table:table-cell>
          <table:table-cell table:formula="of:=[.O81]-0.021583" office:value-type="float" office:value="0.132832">
            <text:p>0.132832</text:p>
          </table:table-cell>
          <table:table-cell office:value-type="float" office:value="30.937185">
            <text:p>30.937185</text:p>
          </table:table-cell>
          <table:table-cell office:value-type="float" office:value="1555">
            <text:p>1555</text:p>
          </table:table-cell>
          <table:table-cell office:value-type="float" office:value="-234">
            <text:p>-234</text:p>
          </table:table-cell>
          <table:table-cell office:value-type="float" office:value="1542">
            <text:p>1542</text:p>
          </table:table-cell>
          <table:table-cell office:value-type="float" office:value="1015">
            <text:p>1015</text:p>
          </table:table-cell>
          <table:table-cell office:value-type="float" office:value="1249.067627">
            <text:p>1249.067627</text:p>
          </table:table-cell>
          <table:table-cell office:value-type="float" office:value="-0.91809">
            <text:p>-0.91809</text:p>
          </table:table-cell>
          <table:table-cell office:value-type="float" office:value="-0.628997">
            <text:p>-0.628997</text:p>
          </table:table-cell>
          <table:table-cell office:value-type="float" office:value="31.488586">
            <text:p>31.488586</text:p>
          </table:table-cell>
        </table:table-row>
        <table:table-row table:style-name="ro1">
          <table:table-cell office:value-type="float" office:value="21074">
            <text:p>21074</text:p>
          </table:table-cell>
          <table:table-cell office:value-type="float" office:value="21">
            <text:p>21</text:p>
          </table:table-cell>
          <table:table-cell office:value-type="float" office:value="-83">
            <text:p>-83</text:p>
          </table:table-cell>
          <table:table-cell office:value-type="float" office:value="493.077698">
            <text:p>493.077698</text:p>
          </table:table-cell>
          <table:table-cell office:value-type="float" office:value="-0.025">
            <text:p>-0.025</text:p>
          </table:table-cell>
          <table:table-cell office:value-type="float" office:value="-0.025064">
            <text:p>-0.025064</text:p>
          </table:table-cell>
          <table:table-cell office:value-type="float" office:value="0.255972">
            <text:p>0.255972</text:p>
          </table:table-cell>
          <table:table-cell office:value-type="float" office:value="0.691406">
            <text:p>0.691406</text:p>
          </table:table-cell>
          <table:table-cell office:value-type="float" office:value="0.476446">
            <text:p>0.476446</text:p>
          </table:table-cell>
          <table:table-cell table:formula="of:=[.I82]-[.$I$2]" office:value-type="float" office:value="0.4956">
            <text:p>0.4956</text:p>
          </table:table-cell>
          <table:table-cell table:formula="of:=AVERAGE([.J78:.J82])" office:value-type="float" office:value="0.1403004">
            <text:p>0.1403004</text:p>
          </table:table-cell>
          <table:table-cell table:formula="of:=AVERAGE([.J74:.J82])" office:value-type="float" office:value="0.0412336666666667">
            <text:p>0.0412336667</text:p>
          </table:table-cell>
          <table:table-cell office:value-type="float" office:value="97.668282">
            <text:p>97.668282</text:p>
          </table:table-cell>
          <table:table-cell office:value-type="float" office:value="0.402184">
            <text:p>0.402184</text:p>
          </table:table-cell>
          <table:table-cell office:value-type="float" office:value="0.188789">
            <text:p>0.188789</text:p>
          </table:table-cell>
          <table:table-cell table:formula="of:=[.O82]-0.021583" office:value-type="float" office:value="0.167206">
            <text:p>0.167206</text:p>
          </table:table-cell>
          <table:table-cell office:value-type="float" office:value="0.255978">
            <text:p>0.255978</text:p>
          </table:table-cell>
          <table:table-cell office:value-type="float" office:value="1568">
            <text:p>1568</text:p>
          </table:table-cell>
          <table:table-cell office:value-type="float" office:value="-251">
            <text:p>-251</text:p>
          </table:table-cell>
          <table:table-cell office:value-type="float" office:value="1475">
            <text:p>1475</text:p>
          </table:table-cell>
          <table:table-cell office:value-type="float" office:value="1064">
            <text:p>1064</text:p>
          </table:table-cell>
          <table:table-cell office:value-type="float" office:value="1318.284546">
            <text:p>1318.284546</text:p>
          </table:table-cell>
          <table:table-cell office:value-type="float" office:value="-0.94309">
            <text:p>-0.94309</text:p>
          </table:table-cell>
          <table:table-cell office:value-type="float" office:value="-0.654061">
            <text:p>-0.654061</text:p>
          </table:table-cell>
          <table:table-cell office:value-type="float" office:value="30.647081">
            <text:p>30.647081</text:p>
          </table:table-cell>
        </table:table-row>
        <table:table-row table:style-name="ro1">
          <table:table-cell office:value-type="float" office:value="21331">
            <text:p>21331</text:p>
          </table:table-cell>
          <table:table-cell office:value-type="float" office:value="19">
            <text:p>19</text:p>
          </table:table-cell>
          <table:table-cell office:value-type="float" office:value="-88">
            <text:p>-88</text:p>
          </table:table-cell>
          <table:table-cell office:value-type="float" office:value="564.416626">
            <text:p>564.416626</text:p>
          </table:table-cell>
          <table:table-cell office:value-type="float" office:value="-0.023108">
            <text:p>-0.023108</text:p>
          </table:table-cell>
          <table:table-cell office:value-type="float" office:value="-0.025612">
            <text:p>-0.025612</text:p>
          </table:table-cell>
          <table:table-cell office:value-type="float" office:value="10.834873">
            <text:p>10.834873</text:p>
          </table:table-cell>
          <table:table-cell office:value-type="float" office:value="-0.206917">
            <text:p>-0.206917</text:p>
          </table:table-cell>
          <table:table-cell office:value-type="float" office:value="-0.395043">
            <text:p>-0.395043</text:p>
          </table:table-cell>
          <table:table-cell table:formula="of:=[.I83]-[.$I$2]" office:value-type="float" office:value="-0.375889">
            <text:p>-0.375889</text:p>
          </table:table-cell>
          <table:table-cell table:formula="of:=AVERAGE([.J79:.J83])" office:value-type="float" office:value="-0.056024">
            <text:p>-0.056024</text:p>
          </table:table-cell>
          <table:table-cell table:formula="of:=AVERAGE([.J75:.J83])" office:value-type="float" office:value="0.0154295555555555">
            <text:p>0.0154295556</text:p>
          </table:table-cell>
          <table:table-cell office:value-type="float" office:value="184.642334">
            <text:p>184.642334</text:p>
          </table:table-cell>
          <table:table-cell office:value-type="float" office:value="0.114493">
            <text:p>0.114493</text:p>
          </table:table-cell>
          <table:table-cell office:value-type="float" office:value="0.156014">
            <text:p>0.156014</text:p>
          </table:table-cell>
          <table:table-cell table:formula="of:=[.O83]-0.021583" office:value-type="float" office:value="0.134431">
            <text:p>0.134431</text:p>
          </table:table-cell>
          <table:table-cell office:value-type="float" office:value="10.834864">
            <text:p>10.834864</text:p>
          </table:table-cell>
          <table:table-cell office:value-type="float" office:value="1579">
            <text:p>1579</text:p>
          </table:table-cell>
          <table:table-cell office:value-type="float" office:value="-266">
            <text:p>-266</text:p>
          </table:table-cell>
          <table:table-cell office:value-type="float" office:value="1405">
            <text:p>1405</text:p>
          </table:table-cell>
          <table:table-cell office:value-type="float" office:value="1118">
            <text:p>1118</text:p>
          </table:table-cell>
          <table:table-cell office:value-type="float" office:value="1394.89502">
            <text:p>1394.89502</text:p>
          </table:table-cell>
          <table:table-cell office:value-type="float" office:value="-0.966198">
            <text:p>-0.966198</text:p>
          </table:table-cell>
          <table:table-cell office:value-type="float" office:value="-0.679672">
            <text:p>-0.679672</text:p>
          </table:table-cell>
          <table:table-cell office:value-type="float" office:value="29.65498">
            <text:p>29.65498</text:p>
          </table:table-cell>
        </table:table-row>
        <table:table-row table:style-name="ro1">
          <table:table-cell office:value-type="float" office:value="21588">
            <text:p>21588</text:p>
          </table:table-cell>
          <table:table-cell office:value-type="float" office:value="19">
            <text:p>19</text:p>
          </table:table-cell>
          <table:table-cell office:value-type="float" office:value="-92">
            <text:p>-92</text:p>
          </table:table-cell>
          <table:table-cell office:value-type="float" office:value="581.894653">
            <text:p>581.894653</text:p>
          </table:table-cell>
          <table:table-cell office:value-type="float" office:value="-0.03">
            <text:p>-0.03</text:p>
          </table:table-cell>
          <table:table-cell office:value-type="float" office:value="-0.033932">
            <text:p>-0.033932</text:p>
          </table:table-cell>
          <table:table-cell office:value-type="float" office:value="13.107533">
            <text:p>13.107533</text:p>
          </table:table-cell>
          <table:table-cell office:value-type="float" office:value="0.52991">
            <text:p>0.52991</text:p>
          </table:table-cell>
          <table:table-cell office:value-type="float" office:value="-1.113304">
            <text:p>-1.113304</text:p>
          </table:table-cell>
          <table:table-cell table:formula="of:=[.I84]-[.$I$2]" office:value-type="float" office:value="-1.09415">
            <text:p>-1.09415</text:p>
          </table:table-cell>
          <table:table-cell table:formula="of:=AVERAGE([.J80:.J84])" office:value-type="float" office:value="-0.2715022">
            <text:p>-0.2715022</text:p>
          </table:table-cell>
          <table:table-cell table:formula="of:=AVERAGE([.J76:.J84])" office:value-type="float" office:value="-0.135139111111111">
            <text:p>-0.1351391111</text:p>
          </table:table-cell>
          <table:table-cell office:value-type="float" office:value="100">
            <text:p>100</text:p>
          </table:table-cell>
          <table:table-cell office:value-type="float" office:value="0.343649">
            <text:p>0.343649</text:p>
          </table:table-cell>
          <table:table-cell office:value-type="float" office:value="0.146155">
            <text:p>0.146155</text:p>
          </table:table-cell>
          <table:table-cell table:formula="of:=[.O84]-0.021583" office:value-type="float" office:value="0.124572">
            <text:p>0.124572</text:p>
          </table:table-cell>
          <table:table-cell office:value-type="float" office:value="13.10754">
            <text:p>13.10754</text:p>
          </table:table-cell>
          <table:table-cell office:value-type="float" office:value="1590">
            <text:p>1590</text:p>
          </table:table-cell>
          <table:table-cell office:value-type="float" office:value="-282">
            <text:p>-282</text:p>
          </table:table-cell>
          <table:table-cell office:value-type="float" office:value="1334">
            <text:p>1334</text:p>
          </table:table-cell>
          <table:table-cell office:value-type="float" office:value="1176">
            <text:p>1176</text:p>
          </table:table-cell>
          <table:table-cell office:value-type="float" office:value="1480.304077">
            <text:p>1480.304077</text:p>
          </table:table-cell>
          <table:table-cell office:value-type="float" office:value="-0.996198">
            <text:p>-0.996198</text:p>
          </table:table-cell>
          <table:table-cell office:value-type="float" office:value="-0.713605">
            <text:p>-0.713605</text:p>
          </table:table-cell>
          <table:table-cell office:value-type="float" office:value="28.367207">
            <text:p>28.367207</text:p>
          </table:table-cell>
        </table:table-row>
        <table:table-row table:style-name="ro1">
          <table:table-cell office:value-type="float" office:value="21845">
            <text:p>21845</text:p>
          </table:table-cell>
          <table:table-cell office:value-type="float" office:value="20">
            <text:p>20</text:p>
          </table:table-cell>
          <table:table-cell office:value-type="float" office:value="-84">
            <text:p>-84</text:p>
          </table:table-cell>
          <table:table-cell office:value-type="float" office:value="520.638367">
            <text:p>520.638367</text:p>
          </table:table-cell>
          <table:table-cell office:value-type="float" office:value="-0.03">
            <text:p>-0.03</text:p>
          </table:table-cell>
          <table:table-cell office:value-type="float" office:value="-0.033179">
            <text:p>-0.033179</text:p>
          </table:table-cell>
          <table:table-cell office:value-type="float" office:value="10.596582">
            <text:p>10.596582</text:p>
          </table:table-cell>
          <table:table-cell office:value-type="float" office:value="-0.156134">
            <text:p>-0.156134</text:p>
          </table:table-cell>
          <table:table-cell office:value-type="float" office:value="-0.241814">
            <text:p>-0.241814</text:p>
          </table:table-cell>
          <table:table-cell table:formula="of:=[.I85]-[.$I$2]" office:value-type="float" office:value="-0.22266">
            <text:p>-0.22266</text:p>
          </table:table-cell>
          <table:table-cell table:formula="of:=AVERAGE([.J81:.J85])" office:value-type="float" office:value="-0.370622">
            <text:p>-0.370622</text:p>
          </table:table-cell>
          <table:table-cell table:formula="of:=AVERAGE([.J77:.J85])" office:value-type="float" office:value="-0.19393">
            <text:p>-0.19393</text:p>
          </table:table-cell>
          <table:table-cell office:value-type="float" office:value="643.232666">
            <text:p>643.232666</text:p>
          </table:table-cell>
          <table:table-cell office:value-type="float" office:value="0.085959">
            <text:p>0.085959</text:p>
          </table:table-cell>
          <table:table-cell office:value-type="float" office:value="0.145622">
            <text:p>0.145622</text:p>
          </table:table-cell>
          <table:table-cell table:formula="of:=[.O85]-0.021583" office:value-type="float" office:value="0.124039">
            <text:p>0.124039</text:p>
          </table:table-cell>
          <table:table-cell office:value-type="float" office:value="10.596581">
            <text:p>10.596581</text:p>
          </table:table-cell>
          <table:table-cell office:value-type="float" office:value="1601">
            <text:p>1601</text:p>
          </table:table-cell>
          <table:table-cell office:value-type="float" office:value="-299">
            <text:p>-299</text:p>
          </table:table-cell>
          <table:table-cell office:value-type="float" office:value="1270">
            <text:p>1270</text:p>
          </table:table-cell>
          <table:table-cell office:value-type="float" office:value="1231">
            <text:p>1231</text:p>
          </table:table-cell>
          <table:table-cell office:value-type="float" office:value="1565.394897">
            <text:p>1565.394897</text:p>
          </table:table-cell>
          <table:table-cell office:value-type="float" office:value="-1.026198">
            <text:p>-1.026198</text:p>
          </table:table-cell>
          <table:table-cell office:value-type="float" office:value="-0.746784">
            <text:p>-0.746784</text:p>
          </table:table-cell>
          <table:table-cell office:value-type="float" office:value="27.228132">
            <text:p>27.228132</text:p>
          </table:table-cell>
        </table:table-row>
        <table:table-row table:style-name="ro1">
          <table:table-cell office:value-type="float" office:value="22102">
            <text:p>22102</text:p>
          </table:table-cell>
          <table:table-cell office:value-type="float" office:value="20">
            <text:p>20</text:p>
          </table:table-cell>
          <table:table-cell office:value-type="float" office:value="-98">
            <text:p>-98</text:p>
          </table:table-cell>
          <table:table-cell office:value-type="float" office:value="590.21759">
            <text:p>590.21759</text:p>
          </table:table-cell>
          <table:table-cell office:value-type="float" office:value="-0.035">
            <text:p>-0.035</text:p>
          </table:table-cell>
          <table:table-cell office:value-type="float" office:value="-0.037459">
            <text:p>-0.037459</text:p>
          </table:table-cell>
          <table:table-cell office:value-type="float" office:value="7.025801">
            <text:p>7.025801</text:p>
          </table:table-cell>
          <table:table-cell office:value-type="float" office:value="0.533695">
            <text:p>0.533695</text:p>
          </table:table-cell>
          <table:table-cell office:value-type="float" office:value="-0.275333">
            <text:p>-0.275333</text:p>
          </table:table-cell>
          <table:table-cell table:formula="of:=[.I86]-[.$I$2]" office:value-type="float" office:value="-0.256179">
            <text:p>-0.256179</text:p>
          </table:table-cell>
          <table:table-cell table:formula="of:=AVERAGE([.J82:.J86])" office:value-type="float" office:value="-0.2906556">
            <text:p>-0.2906556</text:p>
          </table:table-cell>
          <table:table-cell table:formula="of:=AVERAGE([.J78:.J86])" office:value-type="float" office:value="-0.138597333333333">
            <text:p>-0.1385973333</text:p>
          </table:table-cell>
          <table:table-cell office:value-type="float" office:value="100">
            <text:p>100</text:p>
          </table:table-cell>
          <table:table-cell office:value-type="float" office:value="0.344051">
            <text:p>0.344051</text:p>
          </table:table-cell>
          <table:table-cell office:value-type="float" office:value="0.161743">
            <text:p>0.161743</text:p>
          </table:table-cell>
          <table:table-cell table:formula="of:=[.O86]-0.021583" office:value-type="float" office:value="0.14016">
            <text:p>0.14016</text:p>
          </table:table-cell>
          <table:table-cell office:value-type="float" office:value="7.025804">
            <text:p>7.025804</text:p>
          </table:table-cell>
          <table:table-cell office:value-type="float" office:value="1611">
            <text:p>1611</text:p>
          </table:table-cell>
          <table:table-cell office:value-type="float" office:value="-316">
            <text:p>-316</text:p>
          </table:table-cell>
          <table:table-cell office:value-type="float" office:value="1198">
            <text:p>1198</text:p>
          </table:table-cell>
          <table:table-cell office:value-type="float" office:value="1298">
            <text:p>1298</text:p>
          </table:table-cell>
          <table:table-cell office:value-type="float" office:value="1666.002686">
            <text:p>1666.002686</text:p>
          </table:table-cell>
          <table:table-cell office:value-type="float" office:value="-1.061198">
            <text:p>-1.061198</text:p>
          </table:table-cell>
          <table:table-cell office:value-type="float" office:value="-0.784243">
            <text:p>-0.784243</text:p>
          </table:table-cell>
          <table:table-cell office:value-type="float" office:value="26.098383">
            <text:p>26.098383</text:p>
          </table:table-cell>
        </table:table-row>
        <table:table-row table:style-name="ro1">
          <table:table-cell office:value-type="float" office:value="22359">
            <text:p>22359</text:p>
          </table:table-cell>
          <table:table-cell office:value-type="float" office:value="20">
            <text:p>20</text:p>
          </table:table-cell>
          <table:table-cell office:value-type="float" office:value="-83">
            <text:p>-83</text:p>
          </table:table-cell>
          <table:table-cell office:value-type="float" office:value="515.103638">
            <text:p>515.103638</text:p>
          </table:table-cell>
          <table:table-cell office:value-type="float" office:value="-0.033333">
            <text:p>-0.033333</text:p>
          </table:table-cell>
          <table:table-cell office:value-type="float" office:value="-0.04126">
            <text:p>-0.04126</text:p>
          </table:table-cell>
          <table:table-cell office:value-type="float" office:value="23.779158">
            <text:p>23.779158</text:p>
          </table:table-cell>
          <table:table-cell office:value-type="float" office:value="-0.081263">
            <text:p>-0.081263</text:p>
          </table:table-cell>
          <table:table-cell office:value-type="float" office:value="0.009577">
            <text:p>0.009577</text:p>
          </table:table-cell>
          <table:table-cell table:formula="of:=[.I87]-[.$I$2]" office:value-type="float" office:value="0.028731">
            <text:p>0.028731</text:p>
          </table:table-cell>
          <table:table-cell table:formula="of:=AVERAGE([.J83:.J87])" office:value-type="float" office:value="-0.3840294">
            <text:p>-0.3840294</text:p>
          </table:table-cell>
          <table:table-cell table:formula="of:=AVERAGE([.J79:.J87])" office:value-type="float" office:value="-0.202708666666667">
            <text:p>-0.2027086667</text:p>
          </table:table-cell>
          <table:table-cell office:value-type="float" office:value="100">
            <text:p>100</text:p>
          </table:table-cell>
          <table:table-cell office:value-type="float" office:value="0.012593">
            <text:p>0.012593</text:p>
          </table:table-cell>
          <table:table-cell office:value-type="float" office:value="0.033708">
            <text:p>0.033708</text:p>
          </table:table-cell>
          <table:table-cell table:formula="of:=[.O87]-0.021583" office:value-type="float" office:value="0.012125">
            <text:p>0.012125</text:p>
          </table:table-cell>
          <table:table-cell office:value-type="float" office:value="23.779152">
            <text:p>23.779152</text:p>
          </table:table-cell>
          <table:table-cell office:value-type="float" office:value="1621">
            <text:p>1621</text:p>
          </table:table-cell>
          <table:table-cell office:value-type="float" office:value="-333">
            <text:p>-333</text:p>
          </table:table-cell>
          <table:table-cell office:value-type="float" office:value="1139">
            <text:p>1139</text:p>
          </table:table-cell>
          <table:table-cell office:value-type="float" office:value="1357">
            <text:p>1357</text:p>
          </table:table-cell>
          <table:table-cell office:value-type="float" office:value="1757.391235">
            <text:p>1757.391235</text:p>
          </table:table-cell>
          <table:table-cell office:value-type="float" office:value="-1.094532">
            <text:p>-1.094532</text:p>
          </table:table-cell>
          <table:table-cell office:value-type="float" office:value="-0.825502">
            <text:p>-0.825502</text:p>
          </table:table-cell>
          <table:table-cell office:value-type="float" office:value="24.57939">
            <text:p>24.57939</text:p>
          </table:table-cell>
        </table:table-row>
        <table:table-row table:style-name="ro1">
          <table:table-cell office:value-type="float" office:value="22616">
            <text:p>22616</text:p>
          </table:table-cell>
          <table:table-cell office:value-type="float" office:value="18">
            <text:p>18</text:p>
          </table:table-cell>
          <table:table-cell office:value-type="float" office:value="-70">
            <text:p>-70</text:p>
          </table:table-cell>
          <table:table-cell office:value-type="float" office:value="488.308624">
            <text:p>488.308624</text:p>
          </table:table-cell>
          <table:table-cell office:value-type="float" office:value="-0.04">
            <text:p>-0.04</text:p>
          </table:table-cell>
          <table:table-cell office:value-type="float" office:value="-0.04732">
            <text:p>-0.04732</text:p>
          </table:table-cell>
          <table:table-cell office:value-type="float" office:value="18.300674">
            <text:p>18.300674</text:p>
          </table:table-cell>
          <table:table-cell office:value-type="float" office:value="-0.003184">
            <text:p>-0.003184</text:p>
          </table:table-cell>
          <table:table-cell office:value-type="float" office:value="0.141258">
            <text:p>0.141258</text:p>
          </table:table-cell>
          <table:table-cell table:formula="of:=[.I88]-[.$I$2]" office:value-type="float" office:value="0.160412">
            <text:p>0.160412</text:p>
          </table:table-cell>
          <table:table-cell table:formula="of:=AVERAGE([.J84:.J88])" office:value-type="float" office:value="-0.2767692">
            <text:p>-0.2767692</text:p>
          </table:table-cell>
          <table:table-cell table:formula="of:=AVERAGE([.J80:.J88])" office:value-type="float" office:value="-0.183023">
            <text:p>-0.183023</text:p>
          </table:table-cell>
          <table:table-cell office:value-type="float" office:value="756.258606">
            <text:p>756.258606</text:p>
          </table:table-cell>
          <table:table-cell office:value-type="float" office:value="0.061608">
            <text:p>0.061608</text:p>
          </table:table-cell>
          <table:table-cell office:value-type="float" office:value="0.169204">
            <text:p>0.169204</text:p>
          </table:table-cell>
          <table:table-cell table:formula="of:=[.O88]-0.021583" office:value-type="float" office:value="0.147621">
            <text:p>0.147621</text:p>
          </table:table-cell>
          <table:table-cell office:value-type="float" office:value="18.300686">
            <text:p>18.300686</text:p>
          </table:table-cell>
          <table:table-cell office:value-type="float" office:value="1629">
            <text:p>1629</text:p>
          </table:table-cell>
          <table:table-cell office:value-type="float" office:value="-349">
            <text:p>-349</text:p>
          </table:table-cell>
          <table:table-cell office:value-type="float" office:value="1092">
            <text:p>1092</text:p>
          </table:table-cell>
          <table:table-cell office:value-type="float" office:value="1408">
            <text:p>1408</text:p>
          </table:table-cell>
          <table:table-cell office:value-type="float" office:value="1837.231079">
            <text:p>1837.231079</text:p>
          </table:table-cell>
          <table:table-cell office:value-type="float" office:value="-1.134532">
            <text:p>-1.134532</text:p>
          </table:table-cell>
          <table:table-cell office:value-type="float" office:value="-0.872823">
            <text:p>-0.872823</text:p>
          </table:table-cell>
          <table:table-cell office:value-type="float" office:value="23.067574">
            <text:p>23.067574</text:p>
          </table:table-cell>
        </table:table-row>
        <table:table-row table:style-name="ro1">
          <table:table-cell office:value-type="float" office:value="22873">
            <text:p>22873</text:p>
          </table:table-cell>
          <table:table-cell office:value-type="float" office:value="21">
            <text:p>21</text:p>
          </table:table-cell>
          <table:table-cell office:value-type="float" office:value="-112">
            <text:p>-112</text:p>
          </table:table-cell>
          <table:table-cell office:value-type="float" office:value="634.645874">
            <text:p>634.645874</text:p>
          </table:table-cell>
          <table:table-cell office:value-type="float" office:value="-0.038415">
            <text:p>-0.038415</text:p>
          </table:table-cell>
          <table:table-cell office:value-type="float" office:value="-0.032563">
            <text:p>-0.032563</text:p>
          </table:table-cell>
          <table:table-cell office:value-type="float" office:value="15.233747">
            <text:p>15.233747</text:p>
          </table:table-cell>
          <table:table-cell office:value-type="float" office:value="0.079907">
            <text:p>0.079907</text:p>
          </table:table-cell>
          <table:table-cell office:value-type="float" office:value="-0.452504">
            <text:p>-0.452504</text:p>
          </table:table-cell>
          <table:table-cell table:formula="of:=[.I89]-[.$I$2]" office:value-type="float" office:value="-0.43335">
            <text:p>-0.43335</text:p>
          </table:table-cell>
          <table:table-cell table:formula="of:=AVERAGE([.J85:.J89])" office:value-type="float" office:value="-0.1446092">
            <text:p>-0.1446092</text:p>
          </table:table-cell>
          <table:table-cell table:formula="of:=AVERAGE([.J81:.J89])" office:value-type="float" office:value="-0.261499555555556">
            <text:p>-0.2614995556</text:p>
          </table:table-cell>
          <table:table-cell office:value-type="float" office:value="1512.669067">
            <text:p>1512.669067</text:p>
          </table:table-cell>
          <table:table-cell office:value-type="float" office:value="0.045396">
            <text:p>0.045396</text:p>
          </table:table-cell>
          <table:table-cell office:value-type="float" office:value="0.07008">
            <text:p>0.07008</text:p>
          </table:table-cell>
          <table:table-cell table:formula="of:=[.O89]-0.021583" office:value-type="float" office:value="0.048497">
            <text:p>0.048497</text:p>
          </table:table-cell>
          <table:table-cell office:value-type="float" office:value="15.233734">
            <text:p>15.233734</text:p>
          </table:table-cell>
          <table:table-cell office:value-type="float" office:value="1638">
            <text:p>1638</text:p>
          </table:table-cell>
          <table:table-cell office:value-type="float" office:value="-368">
            <text:p>-368</text:p>
          </table:table-cell>
          <table:table-cell office:value-type="float" office:value="1020">
            <text:p>1020</text:p>
          </table:table-cell>
          <table:table-cell office:value-type="float" office:value="1494">
            <text:p>1494</text:p>
          </table:table-cell>
          <table:table-cell office:value-type="float" office:value="1961.878662">
            <text:p>1961.878662</text:p>
          </table:table-cell>
          <table:table-cell office:value-type="float" office:value="-1.172946">
            <text:p>-1.172946</text:p>
          </table:table-cell>
          <table:table-cell office:value-type="float" office:value="-0.905385">
            <text:p>-0.905385</text:p>
          </table:table-cell>
          <table:table-cell office:value-type="float" office:value="22.811007">
            <text:p>22.811007</text:p>
          </table:table-cell>
        </table:table-row>
        <table:table-row table:style-name="ro1">
          <table:table-cell office:value-type="float" office:value="23130">
            <text:p>23130</text:p>
          </table:table-cell>
          <table:table-cell office:value-type="float" office:value="21">
            <text:p>21</text:p>
          </table:table-cell>
          <table:table-cell office:value-type="float" office:value="-116">
            <text:p>-116</text:p>
          </table:table-cell>
          <table:table-cell office:value-type="float" office:value="651.212341">
            <text:p>651.212341</text:p>
          </table:table-cell>
          <table:table-cell office:value-type="float" office:value="-0.028171">
            <text:p>-0.028171</text:p>
          </table:table-cell>
          <table:table-cell office:value-type="float" office:value="-0.033213">
            <text:p>-0.033213</text:p>
          </table:table-cell>
          <table:table-cell office:value-type="float" office:value="17.899714">
            <text:p>17.899714</text:p>
          </table:table-cell>
          <table:table-cell office:value-type="float" office:value="0.52991">
            <text:p>0.52991</text:p>
          </table:table-cell>
          <table:table-cell office:value-type="float" office:value="0.316035">
            <text:p>0.316035</text:p>
          </table:table-cell>
          <table:table-cell table:formula="of:=[.I90]-[.$I$2]" office:value-type="float" office:value="0.335189">
            <text:p>0.335189</text:p>
          </table:table-cell>
          <table:table-cell table:formula="of:=AVERAGE([.J86:.J90])" office:value-type="float" office:value="-0.0330394">
            <text:p>-0.0330394</text:p>
          </table:table-cell>
          <table:table-cell table:formula="of:=AVERAGE([.J82:.J90])" office:value-type="float" office:value="-0.151366222222222">
            <text:p>-0.1513662222</text:p>
          </table:table-cell>
          <table:table-cell office:value-type="float" office:value="100">
            <text:p>100</text:p>
          </table:table-cell>
          <table:table-cell office:value-type="float" office:value="0.284472">
            <text:p>0.284472</text:p>
          </table:table-cell>
          <table:table-cell office:value-type="float" office:value="0.172002">
            <text:p>0.172002</text:p>
          </table:table-cell>
          <table:table-cell table:formula="of:=[.O90]-0.021583" office:value-type="float" office:value="0.150419">
            <text:p>0.150419</text:p>
          </table:table-cell>
          <table:table-cell office:value-type="float" office:value="17.899719">
            <text:p>17.899719</text:p>
          </table:table-cell>
          <table:table-cell office:value-type="float" office:value="1646">
            <text:p>1646</text:p>
          </table:table-cell>
          <table:table-cell office:value-type="float" office:value="-387">
            <text:p>-387</text:p>
          </table:table-cell>
          <table:table-cell office:value-type="float" office:value="949">
            <text:p>949</text:p>
          </table:table-cell>
          <table:table-cell office:value-type="float" office:value="1585">
            <text:p>1585</text:p>
          </table:table-cell>
          <table:table-cell office:value-type="float" office:value="2091.552734">
            <text:p>2091.552734</text:p>
          </table:table-cell>
          <table:table-cell office:value-type="float" office:value="-1.201117">
            <text:p>-1.201117</text:p>
          </table:table-cell>
          <table:table-cell office:value-type="float" office:value="-0.938599">
            <text:p>-0.938599</text:p>
          </table:table-cell>
          <table:table-cell office:value-type="float" office:value="21.856186">
            <text:p>21.856186</text:p>
          </table:table-cell>
        </table:table-row>
        <table:table-row table:style-name="ro1">
          <table:table-cell office:value-type="float" office:value="23387">
            <text:p>23387</text:p>
          </table:table-cell>
          <table:table-cell office:value-type="float" office:value="20">
            <text:p>20</text:p>
          </table:table-cell>
          <table:table-cell office:value-type="float" office:value="-110">
            <text:p>-110</text:p>
          </table:table-cell>
          <table:table-cell office:value-type="float" office:value="650.308716">
            <text:p>650.308716</text:p>
          </table:table-cell>
          <table:table-cell office:value-type="float" office:value="-0.03">
            <text:p>-0.03</text:p>
          </table:table-cell>
          <table:table-cell office:value-type="float" office:value="-0.033008">
            <text:p>-0.033008</text:p>
          </table:table-cell>
          <table:table-cell office:value-type="float" office:value="10.025905">
            <text:p>10.025905</text:p>
          </table:table-cell>
          <table:table-cell office:value-type="float" office:value="-0.176006">
            <text:p>-0.176006</text:p>
          </table:table-cell>
          <table:table-cell office:value-type="float" office:value="-0.011971">
            <text:p>-0.011971</text:p>
          </table:table-cell>
          <table:table-cell table:formula="of:=[.I91]-[.$I$2]" office:value-type="float" office:value="0.007183">
            <text:p>0.007183</text:p>
          </table:table-cell>
          <table:table-cell table:formula="of:=AVERAGE([.J87:.J91])" office:value-type="float" office:value="0.019633">
            <text:p>0.019633</text:p>
          </table:table-cell>
          <table:table-cell table:formula="of:=AVERAGE([.J83:.J91])" office:value-type="float" office:value="-0.205634777777778">
            <text:p>-0.2056347778</text:p>
          </table:table-cell>
          <table:table-cell office:value-type="float" office:value="669.284546">
            <text:p>669.284546</text:p>
          </table:table-cell>
          <table:table-cell office:value-type="float" office:value="0.085912">
            <text:p>0.085912</text:p>
          </table:table-cell>
          <table:table-cell office:value-type="float" office:value="0.164407">
            <text:p>0.164407</text:p>
          </table:table-cell>
          <table:table-cell table:formula="of:=[.O91]-0.021583" office:value-type="float" office:value="0.142824">
            <text:p>0.142824</text:p>
          </table:table-cell>
          <table:table-cell office:value-type="float" office:value="10.025908">
            <text:p>10.025908</text:p>
          </table:table-cell>
          <table:table-cell office:value-type="float" office:value="1653">
            <text:p>1653</text:p>
          </table:table-cell>
          <table:table-cell office:value-type="float" office:value="-406">
            <text:p>-406</text:p>
          </table:table-cell>
          <table:table-cell office:value-type="float" office:value="884">
            <text:p>884</text:p>
          </table:table-cell>
          <table:table-cell office:value-type="float" office:value="1674">
            <text:p>1674</text:p>
          </table:table-cell>
          <table:table-cell office:value-type="float" office:value="2217.602539">
            <text:p>2217.602539</text:p>
          </table:table-cell>
          <table:table-cell office:value-type="float" office:value="-1.231117">
            <text:p>-1.231117</text:p>
          </table:table-cell>
          <table:table-cell office:value-type="float" office:value="-0.971606">
            <text:p>-0.971606</text:p>
          </table:table-cell>
          <table:table-cell office:value-type="float" office:value="21.079275">
            <text:p>21.079275</text:p>
          </table:table-cell>
        </table:table-row>
        <table:table-row table:style-name="ro1">
          <table:table-cell office:value-type="float" office:value="23644">
            <text:p>23644</text:p>
          </table:table-cell>
          <table:table-cell office:value-type="float" office:value="20">
            <text:p>20</text:p>
          </table:table-cell>
          <table:table-cell office:value-type="float" office:value="-91">
            <text:p>-91</text:p>
          </table:table-cell>
          <table:table-cell office:value-type="float" office:value="554.637268">
            <text:p>554.637268</text:p>
          </table:table-cell>
          <table:table-cell office:value-type="float" office:value="-0.03">
            <text:p>-0.03</text:p>
          </table:table-cell>
          <table:table-cell office:value-type="float" office:value="-0.030816">
            <text:p>-0.030816</text:p>
          </table:table-cell>
          <table:table-cell office:value-type="float" office:value="2.721287">
            <text:p>2.721287</text:p>
          </table:table-cell>
          <table:table-cell office:value-type="float" office:value="0.582901">
            <text:p>0.582901</text:p>
          </table:table-cell>
          <table:table-cell office:value-type="float" office:value="1.015141">
            <text:p>1.015141</text:p>
          </table:table-cell>
          <table:table-cell table:formula="of:=[.I92]-[.$I$2]" office:value-type="float" office:value="1.034295">
            <text:p>1.034295</text:p>
          </table:table-cell>
          <table:table-cell table:formula="of:=AVERAGE([.J88:.J92])" office:value-type="float" office:value="0.2207458">
            <text:p>0.2207458</text:p>
          </table:table-cell>
          <table:table-cell table:formula="of:=AVERAGE([.J84:.J92])" office:value-type="float" office:value="-0.0489476666666667">
            <text:p>-0.0489476667</text:p>
          </table:table-cell>
          <table:table-cell office:value-type="float" office:value="100">
            <text:p>100</text:p>
          </table:table-cell>
          <table:table-cell office:value-type="float" office:value="0.311284">
            <text:p>0.311284</text:p>
          </table:table-cell>
          <table:table-cell office:value-type="float" office:value="0.141092">
            <text:p>0.141092</text:p>
          </table:table-cell>
          <table:table-cell table:formula="of:=[.O92]-0.021583" office:value-type="float" office:value="0.119509">
            <text:p>0.119509</text:p>
          </table:table-cell>
          <table:table-cell office:value-type="float" office:value="2.721287">
            <text:p>2.721287</text:p>
          </table:table-cell>
          <table:table-cell office:value-type="float" office:value="1660">
            <text:p>1660</text:p>
          </table:table-cell>
          <table:table-cell office:value-type="float" office:value="-425">
            <text:p>-425</text:p>
          </table:table-cell>
          <table:table-cell office:value-type="float" office:value="833">
            <text:p>833</text:p>
          </table:table-cell>
          <table:table-cell office:value-type="float" office:value="1749">
            <text:p>1749</text:p>
          </table:table-cell>
          <table:table-cell office:value-type="float" office:value="2325.984619">
            <text:p>2325.984619</text:p>
          </table:table-cell>
          <table:table-cell office:value-type="float" office:value="-1.261117">
            <text:p>-1.261117</text:p>
          </table:table-cell>
          <table:table-cell office:value-type="float" office:value="-1.002423">
            <text:p>-1.002423</text:p>
          </table:table-cell>
          <table:table-cell office:value-type="float" office:value="20.513092">
            <text:p>20.513092</text:p>
          </table:table-cell>
        </table:table-row>
        <table:table-row table:style-name="ro1">
          <table:table-cell office:value-type="float" office:value="23901">
            <text:p>23901</text:p>
          </table:table-cell>
          <table:table-cell office:value-type="float" office:value="22">
            <text:p>22</text:p>
          </table:table-cell>
          <table:table-cell office:value-type="float" office:value="-86">
            <text:p>-86</text:p>
          </table:table-cell>
          <table:table-cell office:value-type="float" office:value="489.586456">
            <text:p>489.586456</text:p>
          </table:table-cell>
          <table:table-cell office:value-type="float" office:value="-0.02">
            <text:p>-0.02</text:p>
          </table:table-cell>
          <table:table-cell office:value-type="float" office:value="-0.008526">
            <text:p>-0.008526</text:p>
          </table:table-cell>
          <table:table-cell office:value-type="float" office:value="57.37067">
            <text:p>57.37067</text:p>
          </table:table-cell>
          <table:table-cell office:value-type="float" office:value="-0.17159">
            <text:p>-0.17159</text:p>
          </table:table-cell>
          <table:table-cell office:value-type="float" office:value="-0.023942">
            <text:p>-0.023942</text:p>
          </table:table-cell>
          <table:table-cell table:formula="of:=[.I93]-[.$I$2]" office:value-type="float" office:value="-0.004788">
            <text:p>-0.004788</text:p>
          </table:table-cell>
          <table:table-cell table:formula="of:=AVERAGE([.J89:.J93])" office:value-type="float" office:value="0.1877058">
            <text:p>0.1877058</text:p>
          </table:table-cell>
          <table:table-cell table:formula="of:=AVERAGE([.J85:.J93])" office:value-type="float" office:value="0.0720925555555556">
            <text:p>0.0720925556</text:p>
          </table:table-cell>
          <table:table-cell office:value-type="float" office:value="160.922104">
            <text:p>160.922104</text:p>
          </table:table-cell>
          <table:table-cell office:value-type="float" office:value="0.11455">
            <text:p>0.11455</text:p>
          </table:table-cell>
          <table:table-cell office:value-type="float" office:value="0.182926">
            <text:p>0.182926</text:p>
          </table:table-cell>
          <table:table-cell table:formula="of:=[.O93]-0.021583" office:value-type="float" office:value="0.161343">
            <text:p>0.161343</text:p>
          </table:table-cell>
          <table:table-cell office:value-type="float" office:value="57.370663">
            <text:p>57.370663</text:p>
          </table:table-cell>
          <table:table-cell office:value-type="float" office:value="1667">
            <text:p>1667</text:p>
          </table:table-cell>
          <table:table-cell office:value-type="float" office:value="-446">
            <text:p>-446</text:p>
          </table:table-cell>
          <table:table-cell office:value-type="float" office:value="787">
            <text:p>787</text:p>
          </table:table-cell>
          <table:table-cell office:value-type="float" office:value="1821">
            <text:p>1821</text:p>
          </table:table-cell>
          <table:table-cell office:value-type="float" office:value="2431.807861">
            <text:p>2431.807861</text:p>
          </table:table-cell>
          <table:table-cell office:value-type="float" office:value="-1.281117">
            <text:p>-1.281117</text:p>
          </table:table-cell>
          <table:table-cell office:value-type="float" office:value="-1.010949">
            <text:p>-1.010949</text:p>
          </table:table-cell>
          <table:table-cell office:value-type="float" office:value="21.088488">
            <text:p>21.088488</text:p>
          </table:table-cell>
        </table:table-row>
        <table:table-row table:style-name="ro1">
          <table:table-cell office:value-type="float" office:value="24158">
            <text:p>24158</text:p>
          </table:table-cell>
          <table:table-cell office:value-type="float" office:value="27">
            <text:p>27</text:p>
          </table:table-cell>
          <table:table-cell office:value-type="float" office:value="-92">
            <text:p>-92</text:p>
          </table:table-cell>
          <table:table-cell office:value-type="float" office:value="440.282501">
            <text:p>440.282501</text:p>
          </table:table-cell>
          <table:table-cell office:value-type="float" office:value="0.002547">
            <text:p>0.002547</text:p>
          </table:table-cell>
          <table:table-cell office:value-type="float" office:value="0.014963">
            <text:p>0.014963</text:p>
          </table:table-cell>
          <table:table-cell office:value-type="float" office:value="487.438904">
            <text:p>487.438904</text:p>
          </table:table-cell>
          <table:table-cell office:value-type="float" office:value="0.635892">
            <text:p>0.635892</text:p>
          </table:table-cell>
          <table:table-cell office:value-type="float" office:value="0.373495">
            <text:p>0.373495</text:p>
          </table:table-cell>
          <table:table-cell table:formula="of:=[.I94]-[.$I$2]" office:value-type="float" office:value="0.392649">
            <text:p>0.392649</text:p>
          </table:table-cell>
          <table:table-cell table:formula="of:=AVERAGE([.J90:.J94])" office:value-type="float" office:value="0.3529056">
            <text:p>0.3529056</text:p>
          </table:table-cell>
          <table:table-cell table:formula="of:=AVERAGE([.J86:.J94])" office:value-type="float" office:value="0.140460222222222">
            <text:p>0.1404602222</text:p>
          </table:table-cell>
          <table:table-cell office:value-type="float" office:value="223.345016">
            <text:p>223.345016</text:p>
          </table:table-cell>
          <table:table-cell office:value-type="float" office:value="0.284472">
            <text:p>0.284472</text:p>
          </table:table-cell>
          <table:table-cell office:value-type="float" office:value="0.119908">
            <text:p>0.119908</text:p>
          </table:table-cell>
          <table:table-cell table:formula="of:=[.O94]-0.021583" office:value-type="float" office:value="0.098325">
            <text:p>0.098325</text:p>
          </table:table-cell>
          <table:table-cell office:value-type="float" office:value="487.438904">
            <text:p>487.438904</text:p>
          </table:table-cell>
          <table:table-cell office:value-type="float" office:value="1675">
            <text:p>1675</text:p>
          </table:table-cell>
          <table:table-cell office:value-type="float" office:value="-472">
            <text:p>-472</text:p>
          </table:table-cell>
          <table:table-cell office:value-type="float" office:value="738">
            <text:p>738</text:p>
          </table:table-cell>
          <table:table-cell office:value-type="float" office:value="1899">
            <text:p>1899</text:p>
          </table:table-cell>
          <table:table-cell office:value-type="float" office:value="2549.43335">
            <text:p>2549.43335</text:p>
          </table:table-cell>
          <table:table-cell office:value-type="float" office:value="-1.27857">
            <text:p>-1.27857</text:p>
          </table:table-cell>
          <table:table-cell office:value-type="float" office:value="-0.995986">
            <text:p>-0.995986</text:p>
          </table:table-cell>
          <table:table-cell office:value-type="float" office:value="22.101583">
            <text:p>22.101583</text:p>
          </table:table-cell>
        </table:table-row>
        <table:table-row table:style-name="ro1">
          <table:table-cell office:value-type="float" office:value="24415">
            <text:p>24415</text:p>
          </table:table-cell>
          <table:table-cell office:value-type="float" office:value="29">
            <text:p>29</text:p>
          </table:table-cell>
          <table:table-cell office:value-type="float" office:value="-110">
            <text:p>-110</text:p>
          </table:table-cell>
          <table:table-cell office:value-type="float" office:value="480.068542">
            <text:p>480.068542</text:p>
          </table:table-cell>
          <table:table-cell office:value-type="float" office:value="0.007632">
            <text:p>0.007632</text:p>
          </table:table-cell>
          <table:table-cell office:value-type="float" office:value="0.009827">
            <text:p>0.009827</text:p>
          </table:table-cell>
          <table:table-cell office:value-type="float" office:value="28.767637">
            <text:p>28.767637</text:p>
          </table:table-cell>
          <table:table-cell office:value-type="float" office:value="-0.162758">
            <text:p>-0.162758</text:p>
          </table:table-cell>
          <table:table-cell office:value-type="float" office:value="-0.265756">
            <text:p>-0.265756</text:p>
          </table:table-cell>
          <table:table-cell table:formula="of:=[.I95]-[.$I$2]" office:value-type="float" office:value="-0.246602">
            <text:p>-0.246602</text:p>
          </table:table-cell>
          <table:table-cell table:formula="of:=AVERAGE([.J91:.J95])" office:value-type="float" office:value="0.2365474">
            <text:p>0.2365474</text:p>
          </table:table-cell>
          <table:table-cell table:formula="of:=AVERAGE([.J87:.J95])" office:value-type="float" office:value="0.141524333333333">
            <text:p>0.1415243333</text:p>
          </table:table-cell>
          <table:table-cell office:value-type="float" office:value="1017.180908">
            <text:p>1017.180908</text:p>
          </table:table-cell>
          <table:table-cell office:value-type="float" office:value="0.014591">
            <text:p>0.014591</text:p>
          </table:table-cell>
          <table:table-cell office:value-type="float" office:value="0.085135">
            <text:p>0.085135</text:p>
          </table:table-cell>
          <table:table-cell table:formula="of:=[.O95]-0.021583" office:value-type="float" office:value="0.063552">
            <text:p>0.063552</text:p>
          </table:table-cell>
          <table:table-cell office:value-type="float" office:value="28.767633">
            <text:p>28.767633</text:p>
          </table:table-cell>
          <table:table-cell office:value-type="float" office:value="1683">
            <text:p>1683</text:p>
          </table:table-cell>
          <table:table-cell office:value-type="float" office:value="-500">
            <text:p>-500</text:p>
          </table:table-cell>
          <table:table-cell office:value-type="float" office:value="678">
            <text:p>678</text:p>
          </table:table-cell>
          <table:table-cell office:value-type="float" office:value="1992">
            <text:p>1992</text:p>
          </table:table-cell>
          <table:table-cell office:value-type="float" office:value="2687.022217">
            <text:p>2687.022217</text:p>
          </table:table-cell>
          <table:table-cell office:value-type="float" office:value="-1.270938">
            <text:p>-1.270938</text:p>
          </table:table-cell>
          <table:table-cell office:value-type="float" office:value="-0.986159">
            <text:p>-0.986159</text:p>
          </table:table-cell>
          <table:table-cell office:value-type="float" office:value="22.407038">
            <text:p>22.407038</text:p>
          </table:table-cell>
        </table:table-row>
        <table:table-row table:style-name="ro1">
          <table:table-cell office:value-type="float" office:value="24672">
            <text:p>24672</text:p>
          </table:table-cell>
          <table:table-cell office:value-type="float" office:value="28">
            <text:p>28</text:p>
          </table:table-cell>
          <table:table-cell office:value-type="float" office:value="-63">
            <text:p>-63</text:p>
          </table:table-cell>
          <table:table-cell office:value-type="float" office:value="324.212463">
            <text:p>324.212463</text:p>
          </table:table-cell>
          <table:table-cell office:value-type="float" office:value="0.002545">
            <text:p>0.002545</text:p>
          </table:table-cell>
          <table:table-cell office:value-type="float" office:value="0.00743">
            <text:p>0.00743</text:p>
          </table:table-cell>
          <table:table-cell office:value-type="float" office:value="191.899658">
            <text:p>191.899658</text:p>
          </table:table-cell>
          <table:table-cell office:value-type="float" office:value="0.002839">
            <text:p>0.002839</text:p>
          </table:table-cell>
          <table:table-cell office:value-type="float" office:value="-0.610521">
            <text:p>-0.610521</text:p>
          </table:table-cell>
          <table:table-cell table:formula="of:=[.I96]-[.$I$2]" office:value-type="float" office:value="-0.591367">
            <text:p>-0.591367</text:p>
          </table:table-cell>
          <table:table-cell table:formula="of:=AVERAGE([.J92:.J96])" office:value-type="float" office:value="0.1168374">
            <text:p>0.1168374</text:p>
          </table:table-cell>
          <table:table-cell table:formula="of:=AVERAGE([.J88:.J96])" office:value-type="float" office:value="0.0726245555555556">
            <text:p>0.0726245556</text:p>
          </table:table-cell>
          <table:table-cell office:value-type="float" office:value="4844.038574">
            <text:p>4844.038574</text:p>
          </table:table-cell>
          <table:table-cell office:value-type="float" office:value="0">
            <text:p>0</text:p>
          </table:table-cell>
          <table:table-cell office:value-type="float" office:value="0.00906">
            <text:p>0.00906</text:p>
          </table:table-cell>
          <table:table-cell table:formula="of:=[.O96]-0.021583" office:value-type="float" office:value="-0.012523">
            <text:p>-0.012523</text:p>
          </table:table-cell>
          <table:table-cell office:value-type="float" office:value="191.899643">
            <text:p>191.899643</text:p>
          </table:table-cell>
          <table:table-cell office:value-type="float" office:value="1691">
            <text:p>1691</text:p>
          </table:table-cell>
          <table:table-cell office:value-type="float" office:value="-527">
            <text:p>-527</text:p>
          </table:table-cell>
          <table:table-cell office:value-type="float" office:value="643">
            <text:p>643</text:p>
          </table:table-cell>
          <table:table-cell office:value-type="float" office:value="2044">
            <text:p>2044</text:p>
          </table:table-cell>
          <table:table-cell office:value-type="float" office:value="2776.390625">
            <text:p>2776.390625</text:p>
          </table:table-cell>
          <table:table-cell office:value-type="float" office:value="-1.268393">
            <text:p>-1.268393</text:p>
          </table:table-cell>
          <table:table-cell office:value-type="float" office:value="-0.978728">
            <text:p>-0.978728</text:p>
          </table:table-cell>
          <table:table-cell office:value-type="float" office:value="22.837118">
            <text:p>22.837118</text:p>
          </table:table-cell>
        </table:table-row>
        <table:table-row table:style-name="ro1">
          <table:table-cell office:value-type="float" office:value="24929">
            <text:p>24929</text:p>
          </table:table-cell>
          <table:table-cell office:value-type="float" office:value="27">
            <text:p>27</text:p>
          </table:table-cell>
          <table:table-cell office:value-type="float" office:value="-38">
            <text:p>-38</text:p>
          </table:table-cell>
          <table:table-cell office:value-type="float" office:value="241.735626">
            <text:p>241.735626</text:p>
          </table:table-cell>
          <table:table-cell office:value-type="float" office:value="-0.002547">
            <text:p>-0.002547</text:p>
          </table:table-cell>
          <table:table-cell office:value-type="float" office:value="0.004588">
            <text:p>0.004588</text:p>
          </table:table-cell>
          <table:table-cell office:value-type="float" office:value="280.130035">
            <text:p>280.130035</text:p>
          </table:table-cell>
          <table:table-cell office:value-type="float" office:value="0.00757">
            <text:p>0.00757</text:p>
          </table:table-cell>
          <table:table-cell office:value-type="float" office:value="0.138864">
            <text:p>0.138864</text:p>
          </table:table-cell>
          <table:table-cell table:formula="of:=[.I97]-[.$I$2]" office:value-type="float" office:value="0.158018">
            <text:p>0.158018</text:p>
          </table:table-cell>
          <table:table-cell table:formula="of:=AVERAGE([.J93:.J97])" office:value-type="float" office:value="-0.058418">
            <text:p>-0.058418</text:p>
          </table:table-cell>
          <table:table-cell table:formula="of:=AVERAGE([.J89:.J97])" office:value-type="float" office:value="0.0723585555555556">
            <text:p>0.0723585556</text:p>
          </table:table-cell>
          <table:table-cell office:value-type="float" office:value="2551.086426">
            <text:p>2551.086426</text:p>
          </table:table-cell>
          <table:table-cell office:value-type="float" office:value="-0.007342">
            <text:p>-0.007342</text:p>
          </table:table-cell>
          <table:table-cell office:value-type="float" office:value="0.026646">
            <text:p>0.026646</text:p>
          </table:table-cell>
          <table:table-cell table:formula="of:=[.O97]-0.021583" office:value-type="float" office:value="0.005063">
            <text:p>0.005063</text:p>
          </table:table-cell>
          <table:table-cell office:value-type="float" office:value="280.130035">
            <text:p>280.130035</text:p>
          </table:table-cell>
          <table:table-cell office:value-type="float" office:value="1699">
            <text:p>1699</text:p>
          </table:table-cell>
          <table:table-cell office:value-type="float" office:value="-553">
            <text:p>-553</text:p>
          </table:table-cell>
          <table:table-cell office:value-type="float" office:value="622">
            <text:p>622</text:p>
          </table:table-cell>
          <table:table-cell office:value-type="float" office:value="2076">
            <text:p>2076</text:p>
          </table:table-cell>
          <table:table-cell office:value-type="float" office:value="2841.050781">
            <text:p>2841.050781</text:p>
          </table:table-cell>
          <table:table-cell office:value-type="float" office:value="-1.27094">
            <text:p>-1.27094</text:p>
          </table:table-cell>
          <table:table-cell office:value-type="float" office:value="-0.97414">
            <text:p>-0.97414</text:p>
          </table:table-cell>
          <table:table-cell office:value-type="float" office:value="23.352776">
            <text:p>23.352776</text:p>
          </table:table-cell>
        </table:table-row>
        <table:table-row table:style-name="ro1">
          <table:table-cell office:value-type="float" office:value="25186">
            <text:p>25186</text:p>
          </table:table-cell>
          <table:table-cell office:value-type="float" office:value="26">
            <text:p>26</text:p>
          </table:table-cell>
          <table:table-cell office:value-type="float" office:value="-81">
            <text:p>-81</text:p>
          </table:table-cell>
          <table:table-cell office:value-type="float" office:value="412.620117">
            <text:p>412.620117</text:p>
          </table:table-cell>
          <table:table-cell office:value-type="float" office:value="0">
            <text:p>0</text:p>
          </table:table-cell>
          <table:table-cell office:value-type="float" office:value="0.010443">
            <text:p>0.010443</text:p>
          </table:table-cell>
          <table:table-cell office:value-type="string">
            <text:p>Infinity</text:p>
          </table:table-cell>
          <table:table-cell office:value-type="float" office:value="0.866781">
            <text:p>0.866781</text:p>
          </table:table-cell>
          <table:table-cell office:value-type="float" office:value="0.636858">
            <text:p>0.636858</text:p>
          </table:table-cell>
          <table:table-cell table:formula="of:=[.I98]-[.$I$2]" office:value-type="float" office:value="0.656012">
            <text:p>0.656012</text:p>
          </table:table-cell>
          <table:table-cell table:formula="of:=AVERAGE([.J94:.J98])" office:value-type="float" office:value="0.073742">
            <text:p>0.073742</text:p>
          </table:table-cell>
          <table:table-cell table:formula="of:=AVERAGE([.J90:.J98])" office:value-type="float" office:value="0.193398777777778">
            <text:p>0.1933987778</text:p>
          </table:table-cell>
          <table:table-cell office:value-type="float" office:value="4201.261719">
            <text:p>4201.261719</text:p>
          </table:table-cell>
          <table:table-cell office:value-type="float" office:value="0.058366">
            <text:p>0.058366</text:p>
          </table:table-cell>
          <table:table-cell office:value-type="float" office:value="0.037704">
            <text:p>0.037704</text:p>
          </table:table-cell>
          <table:table-cell table:formula="of:=[.O98]-0.021583" office:value-type="float" office:value="0.016121">
            <text:p>0.016121</text:p>
          </table:table-cell>
          <table:table-cell office:value-type="float" office:value="100">
            <text:p>100</text:p>
          </table:table-cell>
          <table:table-cell office:value-type="float" office:value="1707">
            <text:p>1707</text:p>
          </table:table-cell>
          <table:table-cell office:value-type="float" office:value="-578">
            <text:p>-578</text:p>
          </table:table-cell>
          <table:table-cell office:value-type="float" office:value="576">
            <text:p>576</text:p>
          </table:table-cell>
          <table:table-cell office:value-type="float" office:value="2143">
            <text:p>2143</text:p>
          </table:table-cell>
          <table:table-cell office:value-type="float" office:value="2946.693359">
            <text:p>2946.693359</text:p>
          </table:table-cell>
          <table:table-cell office:value-type="float" office:value="-1.27094">
            <text:p>-1.27094</text:p>
          </table:table-cell>
          <table:table-cell office:value-type="float" office:value="-0.963697">
            <text:p>-0.963697</text:p>
          </table:table-cell>
          <table:table-cell office:value-type="float" office:value="24.174477">
            <text:p>24.174477</text:p>
          </table:table-cell>
        </table:table-row>
        <table:table-row table:style-name="ro1">
          <table:table-cell office:value-type="float" office:value="25443">
            <text:p>25443</text:p>
          </table:table-cell>
          <table:table-cell office:value-type="float" office:value="25">
            <text:p>25</text:p>
          </table:table-cell>
          <table:table-cell office:value-type="float" office:value="-100">
            <text:p>-100</text:p>
          </table:table-cell>
          <table:table-cell office:value-type="float" office:value="498.49939">
            <text:p>498.49939</text:p>
          </table:table-cell>
          <table:table-cell office:value-type="float" office:value="0.007653">
            <text:p>0.007653</text:p>
          </table:table-cell>
          <table:table-cell office:value-type="float" office:value="0.00791">
            <text:p>0.00791</text:p>
          </table:table-cell>
          <table:table-cell office:value-type="float" office:value="3.351317">
            <text:p>3.351317</text:p>
          </table:table-cell>
          <table:table-cell office:value-type="float" office:value="-0.185317">
            <text:p>-0.185317</text:p>
          </table:table-cell>
          <table:table-cell office:value-type="float" office:value="1.074996">
            <text:p>1.074996</text:p>
          </table:table-cell>
          <table:table-cell table:formula="of:=[.I99]-[.$I$2]" office:value-type="float" office:value="1.09415">
            <text:p>1.09415</text:p>
          </table:table-cell>
          <table:table-cell table:formula="of:=AVERAGE([.J95:.J99])" office:value-type="float" office:value="0.2140422">
            <text:p>0.2140422</text:p>
          </table:table-cell>
          <table:table-cell table:formula="of:=AVERAGE([.J91:.J99])" office:value-type="float" office:value="0.277727777777778">
            <text:p>0.2777277778</text:p>
          </table:table-cell>
          <table:table-cell office:value-type="float" office:value="1734.361816">
            <text:p>1734.361816</text:p>
          </table:table-cell>
          <table:table-cell office:value-type="float" office:value="0.005874">
            <text:p>0.005874</text:p>
          </table:table-cell>
          <table:table-cell office:value-type="float" office:value="0.02145">
            <text:p>0.02145</text:p>
          </table:table-cell>
          <table:table-cell table:formula="of:=[.O99]-0.021583" office:value-type="float" office:value="-0.000132999999999998">
            <text:p>-0.000133</text:p>
          </table:table-cell>
          <table:table-cell office:value-type="float" office:value="3.351316">
            <text:p>3.351316</text:p>
          </table:table-cell>
          <table:table-cell office:value-type="float" office:value="1714">
            <text:p>1714</text:p>
          </table:table-cell>
          <table:table-cell office:value-type="float" office:value="-602">
            <text:p>-602</text:p>
          </table:table-cell>
          <table:table-cell office:value-type="float" office:value="519">
            <text:p>519</text:p>
          </table:table-cell>
          <table:table-cell office:value-type="float" office:value="2225">
            <text:p>2225</text:p>
          </table:table-cell>
          <table:table-cell office:value-type="float" office:value="3069.194336">
            <text:p>3069.194336</text:p>
          </table:table-cell>
          <table:table-cell office:value-type="float" office:value="-1.263287">
            <text:p>-1.263287</text:p>
          </table:table-cell>
          <table:table-cell office:value-type="float" office:value="-0.955787">
            <text:p>-0.955787</text:p>
          </table:table-cell>
          <table:table-cell office:value-type="float" office:value="24.341225">
            <text:p>24.341225</text:p>
          </table:table-cell>
        </table:table-row>
        <table:table-row table:style-name="ro1">
          <table:table-cell office:value-type="float" office:value="25700">
            <text:p>25700</text:p>
          </table:table-cell>
          <table:table-cell office:value-type="float" office:value="25">
            <text:p>25</text:p>
          </table:table-cell>
          <table:table-cell office:value-type="float" office:value="-99">
            <text:p>-99</text:p>
          </table:table-cell>
          <table:table-cell office:value-type="float" office:value="495.336731">
            <text:p>495.336731</text:p>
          </table:table-cell>
          <table:table-cell office:value-type="float" office:value="0">
            <text:p>0</text:p>
          </table:table-cell>
          <table:table-cell office:value-type="float" office:value="0.004109">
            <text:p>0.004109</text:p>
          </table:table-cell>
          <table:table-cell office:value-type="string">
            <text:p>Infinity</text:p>
          </table:table-cell>
          <table:table-cell office:value-type="float" office:value="-0.013437">
            <text:p>-0.013437</text:p>
          </table:table-cell>
          <table:table-cell office:value-type="float" office:value="-0.696713">
            <text:p>-0.696713</text:p>
          </table:table-cell>
          <table:table-cell table:formula="of:=[.I100]-[.$I$2]" office:value-type="float" office:value="-0.677559">
            <text:p>-0.677559</text:p>
          </table:table-cell>
          <table:table-cell table:formula="of:=AVERAGE([.J96:.J100])" office:value-type="float" office:value="0.1278508">
            <text:p>0.1278508</text:p>
          </table:table-cell>
          <table:table-cell table:formula="of:=AVERAGE([.J92:.J100])" office:value-type="float" office:value="0.201645333333333">
            <text:p>0.2016453333</text:p>
          </table:table-cell>
          <table:table-cell office:value-type="float" office:value="100">
            <text:p>100</text:p>
          </table:table-cell>
          <table:table-cell office:value-type="float" office:value="0.077821">
            <text:p>0.077821</text:p>
          </table:table-cell>
          <table:table-cell office:value-type="float" office:value="0.184925">
            <text:p>0.184925</text:p>
          </table:table-cell>
          <table:table-cell table:formula="of:=[.O100]-0.021583" office:value-type="float" office:value="0.163342">
            <text:p>0.163342</text:p>
          </table:table-cell>
          <table:table-cell office:value-type="float" office:value="100">
            <text:p>100</text:p>
          </table:table-cell>
          <table:table-cell office:value-type="float" office:value="1722">
            <text:p>1722</text:p>
          </table:table-cell>
          <table:table-cell office:value-type="float" office:value="-626">
            <text:p>-626</text:p>
          </table:table-cell>
          <table:table-cell office:value-type="float" office:value="462">
            <text:p>462</text:p>
          </table:table-cell>
          <table:table-cell office:value-type="float" office:value="2306">
            <text:p>2306</text:p>
          </table:table-cell>
          <table:table-cell office:value-type="float" office:value="3191.273193">
            <text:p>3191.273193</text:p>
          </table:table-cell>
          <table:table-cell office:value-type="float" office:value="-1.263287">
            <text:p>-1.263287</text:p>
          </table:table-cell>
          <table:table-cell office:value-type="float" office:value="-0.951678">
            <text:p>-0.951678</text:p>
          </table:table-cell>
          <table:table-cell office:value-type="float" office:value="24.666477">
            <text:p>24.666477</text:p>
          </table:table-cell>
        </table:table-row>
        <table:table-row table:style-name="ro1">
          <table:table-cell office:value-type="float" office:value="25957">
            <text:p>25957</text:p>
          </table:table-cell>
          <table:table-cell office:value-type="float" office:value="27">
            <text:p>27</text:p>
          </table:table-cell>
          <table:table-cell office:value-type="float" office:value="-70">
            <text:p>-70</text:p>
          </table:table-cell>
          <table:table-cell office:value-type="float" office:value="359.458038">
            <text:p>359.458038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string">
            <text:p>Infinity</text:p>
          </table:table-cell>
          <table:table-cell office:value-type="float" office:value="0.008516">
            <text:p>0.008516</text:p>
          </table:table-cell>
          <table:table-cell office:value-type="float" office:value="0.474052">
            <text:p>0.474052</text:p>
          </table:table-cell>
          <table:table-cell table:formula="of:=[.I101]-[.$I$2]" office:value-type="float" office:value="0.493206">
            <text:p>0.493206</text:p>
          </table:table-cell>
          <table:table-cell table:formula="of:=AVERAGE([.J97:.J101])" office:value-type="float" office:value="0.3447654">
            <text:p>0.3447654</text:p>
          </table:table-cell>
          <table:table-cell table:formula="of:=AVERAGE([.J93:.J101])" office:value-type="float" office:value="0.141524333333333">
            <text:p>0.1415243333</text:p>
          </table:table-cell>
          <table:table-cell office:value-type="float" office:value="1339.025024">
            <text:p>1339.025024</text:p>
          </table:table-cell>
          <table:table-cell office:value-type="float" office:value="0.048638">
            <text:p>0.048638</text:p>
          </table:table-cell>
          <table:table-cell office:value-type="float" office:value="0.096859">
            <text:p>0.096859</text:p>
          </table:table-cell>
          <table:table-cell table:formula="of:=[.O101]-0.021583" office:value-type="float" office:value="0.075276">
            <text:p>0.075276</text:p>
          </table:table-cell>
          <table:table-cell office:value-type="float" office:value="100">
            <text:p>100</text:p>
          </table:table-cell>
          <table:table-cell office:value-type="float" office:value="1730">
            <text:p>1730</text:p>
          </table:table-cell>
          <table:table-cell office:value-type="float" office:value="-652">
            <text:p>-652</text:p>
          </table:table-cell>
          <table:table-cell office:value-type="float" office:value="421">
            <text:p>421</text:p>
          </table:table-cell>
          <table:table-cell office:value-type="float" office:value="2363">
            <text:p>2363</text:p>
          </table:table-cell>
          <table:table-cell office:value-type="float" office:value="3286.89917">
            <text:p>3286.89917</text:p>
          </table:table-cell>
          <table:table-cell office:value-type="float" office:value="-1.263287">
            <text:p>-1.263287</text:p>
          </table:table-cell>
          <table:table-cell office:value-type="float" office:value="-0.945721">
            <text:p>-0.945721</text:p>
          </table:table-cell>
          <table:table-cell office:value-type="float" office:value="25.138088">
            <text:p>25.138088</text:p>
          </table:table-cell>
        </table:table-row>
        <table:table-row table:style-name="ro1">
          <table:table-cell office:value-type="float" office:value="26214">
            <text:p>26214</text:p>
          </table:table-cell>
          <table:table-cell office:value-type="float" office:value="27">
            <text:p>27</text:p>
          </table:table-cell>
          <table:table-cell office:value-type="float" office:value="-101">
            <text:p>-101</text:p>
          </table:table-cell>
          <table:table-cell office:value-type="float" office:value="473.080719">
            <text:p>473.080719</text:p>
          </table:table-cell>
          <table:table-cell office:value-type="float" office:value="0">
            <text:p>0</text:p>
          </table:table-cell>
          <table:table-cell office:value-type="float" office:value="-0.001712">
            <text:p>-0.001712</text:p>
          </table:table-cell>
          <table:table-cell office:value-type="string">
            <text:p>Infinity</text:p>
          </table:table-cell>
          <table:table-cell office:value-type="float" office:value="0.810005">
            <text:p>0.810005</text:p>
          </table:table-cell>
          <table:table-cell office:value-type="float" office:value="0.727837">
            <text:p>0.727837</text:p>
          </table:table-cell>
          <table:table-cell table:formula="of:=[.I102]-[.$I$2]" office:value-type="float" office:value="0.746991">
            <text:p>0.746991</text:p>
          </table:table-cell>
          <table:table-cell table:formula="of:=AVERAGE([.J98:.J102])" office:value-type="float" office:value="0.46256">
            <text:p>0.46256</text:p>
          </table:table-cell>
          <table:table-cell table:formula="of:=AVERAGE([.J94:.J102])" office:value-type="float" office:value="0.225055333333333">
            <text:p>0.2250553333</text:p>
          </table:table-cell>
          <table:table-cell office:value-type="float" office:value="100">
            <text:p>100</text:p>
          </table:table-cell>
          <table:table-cell office:value-type="float" office:value="0.058366">
            <text:p>0.058366</text:p>
          </table:table-cell>
          <table:table-cell office:value-type="float" office:value="0.058888">
            <text:p>0.058888</text:p>
          </table:table-cell>
          <table:table-cell table:formula="of:=[.O102]-0.021583" office:value-type="float" office:value="0.037305">
            <text:p>0.037305</text:p>
          </table:table-cell>
          <table:table-cell office:value-type="float" office:value="100">
            <text:p>100</text:p>
          </table:table-cell>
          <table:table-cell office:value-type="float" office:value="1738">
            <text:p>1738</text:p>
          </table:table-cell>
          <table:table-cell office:value-type="float" office:value="-678">
            <text:p>-678</text:p>
          </table:table-cell>
          <table:table-cell office:value-type="float" office:value="362">
            <text:p>362</text:p>
          </table:table-cell>
          <table:table-cell office:value-type="float" office:value="2445">
            <text:p>2445</text:p>
          </table:table-cell>
          <table:table-cell office:value-type="float" office:value="3412.69751">
            <text:p>3412.69751</text:p>
          </table:table-cell>
          <table:table-cell office:value-type="float" office:value="-1.263287">
            <text:p>-1.263287</text:p>
          </table:table-cell>
          <table:table-cell office:value-type="float" office:value="-0.947433">
            <text:p>-0.947433</text:p>
          </table:table-cell>
          <table:table-cell office:value-type="float" office:value="25.002569">
            <text:p>25.002569</text:p>
          </table:table-cell>
        </table:table-row>
        <table:table-row table:style-name="ro1">
          <table:table-cell office:value-type="float" office:value="26471">
            <text:p>26471</text:p>
          </table:table-cell>
          <table:table-cell office:value-type="float" office:value="27">
            <text:p>27</text:p>
          </table:table-cell>
          <table:table-cell office:value-type="float" office:value="-122">
            <text:p>-122</text:p>
          </table:table-cell>
          <table:table-cell office:value-type="float" office:value="552.148071">
            <text:p>552.148071</text:p>
          </table:table-cell>
          <table:table-cell office:value-type="float" office:value="-0.002547">
            <text:p>-0.002547</text:p>
          </table:table-cell>
          <table:table-cell office:value-type="float" office:value="0.005239">
            <text:p>0.005239</text:p>
          </table:table-cell>
          <table:table-cell office:value-type="float" office:value="305.670837">
            <text:p>305.670837</text:p>
          </table:table-cell>
          <table:table-cell office:value-type="float" office:value="-0.057156">
            <text:p>-0.057156</text:p>
          </table:table-cell>
          <table:table-cell office:value-type="float" office:value="0.275333">
            <text:p>0.275333</text:p>
          </table:table-cell>
          <table:table-cell table:formula="of:=[.I103]-[.$I$2]" office:value-type="float" office:value="0.294487">
            <text:p>0.294487</text:p>
          </table:table-cell>
          <table:table-cell table:formula="of:=AVERAGE([.J99:.J103])" office:value-type="float" office:value="0.390255">
            <text:p>0.390255</text:p>
          </table:table-cell>
          <table:table-cell table:formula="of:=AVERAGE([.J95:.J103])" office:value-type="float" office:value="0.214148444444444">
            <text:p>0.2141484444</text:p>
          </table:table-cell>
          <table:table-cell office:value-type="float" office:value="100">
            <text:p>100</text:p>
          </table:table-cell>
          <table:table-cell office:value-type="float" office:value="0.006867">
            <text:p>0.006867</text:p>
          </table:table-cell>
          <table:table-cell office:value-type="float" office:value="0.086467">
            <text:p>0.086467</text:p>
          </table:table-cell>
          <table:table-cell table:formula="of:=[.O103]-0.021583" office:value-type="float" office:value="0.064884">
            <text:p>0.064884</text:p>
          </table:table-cell>
          <table:table-cell office:value-type="float" office:value="305.670868">
            <text:p>305.670868</text:p>
          </table:table-cell>
          <table:table-cell office:value-type="float" office:value="1746">
            <text:p>1746</text:p>
          </table:table-cell>
          <table:table-cell office:value-type="float" office:value="-704">
            <text:p>-704</text:p>
          </table:table-cell>
          <table:table-cell office:value-type="float" office:value="291">
            <text:p>291</text:p>
          </table:table-cell>
          <table:table-cell office:value-type="float" office:value="2544">
            <text:p>2544</text:p>
          </table:table-cell>
          <table:table-cell office:value-type="float" office:value="3559.006836">
            <text:p>3559.006836</text:p>
          </table:table-cell>
          <table:table-cell office:value-type="float" office:value="-1.265834">
            <text:p>-1.265834</text:p>
          </table:table-cell>
          <table:table-cell office:value-type="float" office:value="-0.942194">
            <text:p>-0.942194</text:p>
          </table:table-cell>
          <table:table-cell office:value-type="float" office:value="25.567341">
            <text:p>25.567341</text:p>
          </table:table-cell>
        </table:table-row>
        <table:table-row table:style-name="ro1">
          <table:table-cell office:value-type="float" office:value="26728">
            <text:p>26728</text:p>
          </table:table-cell>
          <table:table-cell office:value-type="float" office:value="21">
            <text:p>21</text:p>
          </table:table-cell>
          <table:table-cell office:value-type="float" office:value="-126">
            <text:p>-126</text:p>
          </table:table-cell>
          <table:table-cell office:value-type="float" office:value="699.405701">
            <text:p>699.405701</text:p>
          </table:table-cell>
          <table:table-cell office:value-type="float" office:value="-0.015">
            <text:p>-0.015</text:p>
          </table:table-cell>
          <table:table-cell office:value-type="float" office:value="-0.019962">
            <text:p>-0.019962</text:p>
          </table:table-cell>
          <table:table-cell office:value-type="float" office:value="33.081131">
            <text:p>33.081131</text:p>
          </table:table-cell>
          <table:table-cell office:value-type="float" office:value="0.683984">
            <text:p>0.683984</text:p>
          </table:table-cell>
          <table:table-cell office:value-type="float" office:value="-0.033519">
            <text:p>-0.033519</text:p>
          </table:table-cell>
          <table:table-cell table:formula="of:=[.I104]-[.$I$2]" office:value-type="float" office:value="-0.014365">
            <text:p>-0.014365</text:p>
          </table:table-cell>
          <table:table-cell table:formula="of:=AVERAGE([.J100:.J104])" office:value-type="float" office:value="0.168552">
            <text:p>0.168552</text:p>
          </table:table-cell>
          <table:table-cell table:formula="of:=AVERAGE([.J96:.J104])" office:value-type="float" office:value="0.239952555555555">
            <text:p>0.2399525556</text:p>
          </table:table-cell>
          <table:table-cell office:value-type="float" office:value="36.746155">
            <text:p>36.746155</text:p>
          </table:table-cell>
          <table:table-cell office:value-type="float" office:value="0.252918">
            <text:p>0.252918</text:p>
          </table:table-cell>
          <table:table-cell office:value-type="float" office:value="0.189455">
            <text:p>0.189455</text:p>
          </table:table-cell>
          <table:table-cell table:formula="of:=[.O104]-0.021583" office:value-type="float" office:value="0.167872">
            <text:p>0.167872</text:p>
          </table:table-cell>
          <table:table-cell office:value-type="float" office:value="33.081139">
            <text:p>33.081139</text:p>
          </table:table-cell>
          <table:table-cell office:value-type="float" office:value="1752">
            <text:p>1752</text:p>
          </table:table-cell>
          <table:table-cell office:value-type="float" office:value="-724">
            <text:p>-724</text:p>
          </table:table-cell>
          <table:table-cell office:value-type="float" office:value="217">
            <text:p>217</text:p>
          </table:table-cell>
          <table:table-cell office:value-type="float" office:value="2646">
            <text:p>2646</text:p>
          </table:table-cell>
          <table:table-cell office:value-type="float" office:value="3703.123779">
            <text:p>3703.123779</text:p>
          </table:table-cell>
          <table:table-cell office:value-type="float" office:value="-1.280834">
            <text:p>-1.280834</text:p>
          </table:table-cell>
          <table:table-cell office:value-type="float" office:value="-0.962156">
            <text:p>-0.962156</text:p>
          </table:table-cell>
          <table:table-cell office:value-type="float" office:value="24.880499">
            <text:p>24.880499</text:p>
          </table:table-cell>
        </table:table-row>
        <table:table-row table:style-name="ro1">
          <table:table-cell office:value-type="float" office:value="26985">
            <text:p>26985</text:p>
          </table:table-cell>
          <table:table-cell office:value-type="float" office:value="18">
            <text:p>18</text:p>
          </table:table-cell>
          <table:table-cell office:value-type="float" office:value="-85">
            <text:p>-85</text:p>
          </table:table-cell>
          <table:table-cell office:value-type="float" office:value="573.525574">
            <text:p>573.525574</text:p>
          </table:table-cell>
          <table:table-cell office:value-type="float" office:value="-0.033429">
            <text:p>-0.033429</text:p>
          </table:table-cell>
          <table:table-cell office:value-type="float" office:value="-0.033624">
            <text:p>-0.033624</text:p>
          </table:table-cell>
          <table:table-cell office:value-type="float" office:value="0.584917">
            <text:p>0.584917</text:p>
          </table:table-cell>
          <table:table-cell office:value-type="float" office:value="-0.054358">
            <text:p>-0.054358</text:p>
          </table:table-cell>
          <table:table-cell office:value-type="float" office:value="-0.057461">
            <text:p>-0.057461</text:p>
          </table:table-cell>
          <table:table-cell table:formula="of:=[.I105]-[.$I$2]" office:value-type="float" office:value="-0.038307">
            <text:p>-0.038307</text:p>
          </table:table-cell>
          <table:table-cell table:formula="of:=AVERAGE([.J101:.J105])" office:value-type="float" office:value="0.2964024">
            <text:p>0.2964024</text:p>
          </table:table-cell>
          <table:table-cell table:formula="of:=AVERAGE([.J97:.J105])" office:value-type="float" office:value="0.301403666666667">
            <text:p>0.3014036667</text:p>
          </table:table-cell>
          <table:table-cell office:value-type="float" office:value="1454.686401">
            <text:p>1454.686401</text:p>
          </table:table-cell>
          <table:table-cell office:value-type="float" office:value="0">
            <text:p>0</text:p>
          </table:table-cell>
          <table:table-cell office:value-type="float" office:value="0.002265">
            <text:p>0.002265</text:p>
          </table:table-cell>
          <table:table-cell table:formula="of:=[.O105]-0.021583" office:value-type="float" office:value="-0.019318">
            <text:p>-0.019318</text:p>
          </table:table-cell>
          <table:table-cell office:value-type="float" office:value="0.584912">
            <text:p>0.584912</text:p>
          </table:table-cell>
          <table:table-cell office:value-type="float" office:value="1757">
            <text:p>1757</text:p>
          </table:table-cell>
          <table:table-cell office:value-type="float" office:value="-741">
            <text:p>-741</text:p>
          </table:table-cell>
          <table:table-cell office:value-type="float" office:value="168">
            <text:p>168</text:p>
          </table:table-cell>
          <table:table-cell office:value-type="float" office:value="2716">
            <text:p>2716</text:p>
          </table:table-cell>
          <table:table-cell office:value-type="float" office:value="3804.703613">
            <text:p>3804.703613</text:p>
          </table:table-cell>
          <table:table-cell office:value-type="float" office:value="-1.314262">
            <text:p>-1.314262</text:p>
          </table:table-cell>
          <table:table-cell office:value-type="float" office:value="-0.99578">
            <text:p>-0.99578</text:p>
          </table:table-cell>
          <table:table-cell office:value-type="float" office:value="24.232779">
            <text:p>24.232779</text:p>
          </table:table-cell>
        </table:table-row>
        <table:table-row table:style-name="ro1">
          <table:table-cell office:value-type="float" office:value="27242">
            <text:p>27242</text:p>
          </table:table-cell>
          <table:table-cell office:value-type="float" office:value="13">
            <text:p>13</text:p>
          </table:table-cell>
          <table:table-cell office:value-type="float" office:value="-104">
            <text:p>-104</text:p>
          </table:table-cell>
          <table:table-cell office:value-type="float" office:value="901.621216">
            <text:p>901.621216</text:p>
          </table:table-cell>
          <table:table-cell office:value-type="float" office:value="-0.0546">
            <text:p>-0.0546</text:p>
          </table:table-cell>
          <table:table-cell office:value-type="float" office:value="-0.073685">
            <text:p>-0.073685</text:p>
          </table:table-cell>
          <table:table-cell office:value-type="float" office:value="34.954952">
            <text:p>34.954952</text:p>
          </table:table-cell>
          <table:table-cell office:value-type="float" office:value="0.939959">
            <text:p>0.939959</text:p>
          </table:table-cell>
          <table:table-cell office:value-type="float" office:value="1.000776">
            <text:p>1.000776</text:p>
          </table:table-cell>
          <table:table-cell table:formula="of:=[.I106]-[.$I$2]" office:value-type="float" office:value="1.01993">
            <text:p>1.01993</text:p>
          </table:table-cell>
          <table:table-cell table:formula="of:=AVERAGE([.J102:.J106])" office:value-type="float" office:value="0.4017472">
            <text:p>0.4017472</text:p>
          </table:table-cell>
          <table:table-cell table:formula="of:=AVERAGE([.J98:.J106])" office:value-type="float" office:value="0.397171666666667">
            <text:p>0.3971716667</text:p>
          </table:table-cell>
          <table:table-cell office:value-type="float" office:value="279.523193">
            <text:p>279.523193</text:p>
          </table:table-cell>
          <table:table-cell office:value-type="float" office:value="0">
            <text:p>0</text:p>
          </table:table-cell>
          <table:table-cell office:value-type="float" office:value="0.026113">
            <text:p>0.026113</text:p>
          </table:table-cell>
          <table:table-cell table:formula="of:=[.O106]-0.021583" office:value-type="float" office:value="0.00453">
            <text:p>0.00453</text:p>
          </table:table-cell>
          <table:table-cell office:value-type="float" office:value="34.954956">
            <text:p>34.954956</text:p>
          </table:table-cell>
          <table:table-cell office:value-type="float" office:value="1760">
            <text:p>1760</text:p>
          </table:table-cell>
          <table:table-cell office:value-type="float" office:value="-754">
            <text:p>-754</text:p>
          </table:table-cell>
          <table:table-cell office:value-type="float" office:value="111">
            <text:p>111</text:p>
          </table:table-cell>
          <table:table-cell office:value-type="float" office:value="2803">
            <text:p>2803</text:p>
          </table:table-cell>
          <table:table-cell office:value-type="float" office:value="3920.644043">
            <text:p>3920.644043</text:p>
          </table:table-cell>
          <table:table-cell office:value-type="float" office:value="-1.368862">
            <text:p>-1.368862</text:p>
          </table:table-cell>
          <table:table-cell office:value-type="float" office:value="-1.069466">
            <text:p>-1.069466</text:p>
          </table:table-cell>
          <table:table-cell office:value-type="float" office:value="21.871948">
            <text:p>21.871948</text:p>
          </table:table-cell>
        </table:table-row>
        <table:table-row table:style-name="ro1">
          <table:table-cell office:value-type="float" office:value="27499">
            <text:p>27499</text:p>
          </table:table-cell>
          <table:table-cell office:value-type="float" office:value="16">
            <text:p>16</text:p>
          </table:table-cell>
          <table:table-cell office:value-type="float" office:value="-97">
            <text:p>-97</text:p>
          </table:table-cell>
          <table:table-cell office:value-type="float" office:value="708.818604">
            <text:p>708.818604</text:p>
          </table:table-cell>
          <table:table-cell office:value-type="float" office:value="-0.06">
            <text:p>-0.06</text:p>
          </table:table-cell>
          <table:table-cell office:value-type="float" office:value="-0.037356">
            <text:p>-0.037356</text:p>
          </table:table-cell>
          <table:table-cell office:value-type="float" office:value="37.739487">
            <text:p>37.739487</text:p>
          </table:table-cell>
          <table:table-cell office:value-type="float" office:value="-0.220375">
            <text:p>-0.220375</text:p>
          </table:table-cell>
          <table:table-cell office:value-type="float" office:value="0.679953">
            <text:p>0.679953</text:p>
          </table:table-cell>
          <table:table-cell table:formula="of:=[.I107]-[.$I$2]" office:value-type="float" office:value="0.699107">
            <text:p>0.699107</text:p>
          </table:table-cell>
          <table:table-cell table:formula="of:=AVERAGE([.J103:.J107])" office:value-type="float" office:value="0.3921704">
            <text:p>0.3921704</text:p>
          </table:table-cell>
          <table:table-cell table:formula="of:=AVERAGE([.J99:.J107])" office:value-type="float" office:value="0.40196">
            <text:p>0.40196</text:p>
          </table:table-cell>
          <table:table-cell office:value-type="float" office:value="126.659584">
            <text:p>126.659584</text:p>
          </table:table-cell>
          <table:table-cell office:value-type="float" office:value="0.009795">
            <text:p>0.009795</text:p>
          </table:table-cell>
          <table:table-cell office:value-type="float" office:value="0.047963">
            <text:p>0.047963</text:p>
          </table:table-cell>
          <table:table-cell table:formula="of:=[.O107]-0.021583" office:value-type="float" office:value="0.02638">
            <text:p>0.02638</text:p>
          </table:table-cell>
          <table:table-cell office:value-type="float" office:value="37.739491">
            <text:p>37.739491</text:p>
          </table:table-cell>
          <table:table-cell office:value-type="float" office:value="1763">
            <text:p>1763</text:p>
          </table:table-cell>
          <table:table-cell office:value-type="float" office:value="-770">
            <text:p>-770</text:p>
          </table:table-cell>
          <table:table-cell office:value-type="float" office:value="64">
            <text:p>64</text:p>
          </table:table-cell>
          <table:table-cell office:value-type="float" office:value="2888">
            <text:p>2888</text:p>
          </table:table-cell>
          <table:table-cell office:value-type="float" office:value="4033.306885">
            <text:p>4033.306885</text:p>
          </table:table-cell>
          <table:table-cell office:value-type="float" office:value="-1.428862">
            <text:p>-1.428862</text:p>
          </table:table-cell>
          <table:table-cell office:value-type="float" office:value="-1.106822">
            <text:p>-1.106822</text:p>
          </table:table-cell>
          <table:table-cell office:value-type="float" office:value="22.53825">
            <text:p>22.53825</text:p>
          </table:table-cell>
        </table:table-row>
        <table:table-row table:style-name="ro1">
          <table:table-cell office:value-type="float" office:value="27756">
            <text:p>27756</text:p>
          </table:table-cell>
          <table:table-cell office:value-type="float" office:value="24">
            <text:p>24</text:p>
          </table:table-cell>
          <table:table-cell office:value-type="float" office:value="-118">
            <text:p>-118</text:p>
          </table:table-cell>
          <table:table-cell office:value-type="float" office:value="590.217529">
            <text:p>590.217529</text:p>
          </table:table-cell>
          <table:table-cell office:value-type="float" office:value="-0.022979">
            <text:p>-0.022979</text:p>
          </table:table-cell>
          <table:table-cell office:value-type="float" office:value="-0.010169">
            <text:p>-0.010169</text:p>
          </table:table-cell>
          <table:table-cell office:value-type="float" office:value="55.744244">
            <text:p>55.744244</text:p>
          </table:table-cell>
          <table:table-cell office:value-type="float" office:value="0.736827">
            <text:p>0.736827</text:p>
          </table:table-cell>
          <table:table-cell office:value-type="float" office:value="0.09098">
            <text:p>0.09098</text:p>
          </table:table-cell>
          <table:table-cell table:formula="of:=[.I108]-[.$I$2]" office:value-type="float" office:value="0.110134">
            <text:p>0.110134</text:p>
          </table:table-cell>
          <table:table-cell table:formula="of:=AVERAGE([.J104:.J108])" office:value-type="float" office:value="0.3552998">
            <text:p>0.3552998</text:p>
          </table:table-cell>
          <table:table-cell table:formula="of:=AVERAGE([.J100:.J108])" office:value-type="float" office:value="0.292624888888889">
            <text:p>0.2926248889</text:p>
          </table:table-cell>
          <table:table-cell office:value-type="float" office:value="353.015411">
            <text:p>353.015411</text:p>
          </table:table-cell>
          <table:table-cell office:value-type="float" office:value="0.088152">
            <text:p>0.088152</text:p>
          </table:table-cell>
          <table:table-cell office:value-type="float" office:value="0.044499">
            <text:p>0.044499</text:p>
          </table:table-cell>
          <table:table-cell table:formula="of:=[.O108]-0.021583" office:value-type="float" office:value="0.022916">
            <text:p>0.022916</text:p>
          </table:table-cell>
          <table:table-cell office:value-type="float" office:value="55.744247">
            <text:p>55.744247</text:p>
          </table:table-cell>
          <table:table-cell office:value-type="float" office:value="1766">
            <text:p>1766</text:p>
          </table:table-cell>
          <table:table-cell office:value-type="float" office:value="-794">
            <text:p>-794</text:p>
          </table:table-cell>
          <table:table-cell office:value-type="float" office:value="11">
            <text:p>11</text:p>
          </table:table-cell>
          <table:table-cell office:value-type="float" office:value="2993">
            <text:p>2993</text:p>
          </table:table-cell>
          <table:table-cell office:value-type="float" office:value="4173.894531">
            <text:p>4173.894531</text:p>
          </table:table-cell>
          <table:table-cell office:value-type="float" office:value="-1.451841">
            <text:p>-1.451841</text:p>
          </table:table-cell>
          <table:table-cell office:value-type="float" office:value="-1.116991">
            <text:p>-1.116991</text:p>
          </table:table-cell>
          <table:table-cell office:value-type="float" office:value="23.063814">
            <text:p>23.063814</text:p>
          </table:table-cell>
        </table:table-row>
        <table:table-row table:style-name="ro1">
          <table:table-cell office:value-type="float" office:value="28013">
            <text:p>28013</text:p>
          </table:table-cell>
          <table:table-cell office:value-type="float" office:value="26">
            <text:p>26</text:p>
          </table:table-cell>
          <table:table-cell office:value-type="float" office:value="-93">
            <text:p>-93</text:p>
          </table:table-cell>
          <table:table-cell office:value-type="float" office:value="456.411316">
            <text:p>456.411316</text:p>
          </table:table-cell>
          <table:table-cell office:value-type="float" office:value="-0.01">
            <text:p>-0.01</text:p>
          </table:table-cell>
          <table:table-cell office:value-type="float" office:value="-0.001507">
            <text:p>-0.001507</text:p>
          </table:table-cell>
          <table:table-cell office:value-type="float" office:value="84.934212">
            <text:p>84.934212</text:p>
          </table:table-cell>
          <table:table-cell office:value-type="float" office:value="-0.206286">
            <text:p>-0.206286</text:p>
          </table:table-cell>
          <table:table-cell office:value-type="float" office:value="0.85473">
            <text:p>0.85473</text:p>
          </table:table-cell>
          <table:table-cell table:formula="of:=[.I109]-[.$I$2]" office:value-type="float" office:value="0.873884">
            <text:p>0.873884</text:p>
          </table:table-cell>
          <table:table-cell table:formula="of:=AVERAGE([.J105:.J109])" office:value-type="float" office:value="0.5329496">
            <text:p>0.5329496</text:p>
          </table:table-cell>
          <table:table-cell table:formula="of:=AVERAGE([.J101:.J109])" office:value-type="float" office:value="0.465007444444444">
            <text:p>0.4650074444</text:p>
          </table:table-cell>
          <table:table-cell office:value-type="float" office:value="1149.263428">
            <text:p>1149.263428</text:p>
          </table:table-cell>
          <table:table-cell office:value-type="float" office:value="-0.014591">
            <text:p>-0.014591</text:p>
          </table:table-cell>
          <table:table-cell office:value-type="float" office:value="-0.034907">
            <text:p>-0.034907</text:p>
          </table:table-cell>
          <table:table-cell table:formula="of:=[.O109]-0.021583" office:value-type="float" office:value="-0.05649">
            <text:p>-0.05649</text:p>
          </table:table-cell>
          <table:table-cell office:value-type="float" office:value="84.934219">
            <text:p>84.934219</text:p>
          </table:table-cell>
          <table:table-cell office:value-type="float" office:value="1769">
            <text:p>1769</text:p>
          </table:table-cell>
          <table:table-cell office:value-type="float" office:value="-820">
            <text:p>-820</text:p>
          </table:table-cell>
          <table:table-cell office:value-type="float" office:value="-30">
            <text:p>-30</text:p>
          </table:table-cell>
          <table:table-cell office:value-type="float" office:value="3076">
            <text:p>3076</text:p>
          </table:table-cell>
          <table:table-cell office:value-type="float" office:value="4291.29541">
            <text:p>4291.29541</text:p>
          </table:table-cell>
          <table:table-cell office:value-type="float" office:value="-1.461841">
            <text:p>-1.461841</text:p>
          </table:table-cell>
          <table:table-cell office:value-type="float" office:value="-1.118498">
            <text:p>-1.118498</text:p>
          </table:table-cell>
          <table:table-cell office:value-type="float" office:value="23.487053">
            <text:p>23.487053</text:p>
          </table:table-cell>
        </table:table-row>
        <table:table-row table:style-name="ro1">
          <table:table-cell office:value-type="float" office:value="28270">
            <text:p>28270</text:p>
          </table:table-cell>
          <table:table-cell office:value-type="float" office:value="23">
            <text:p>23</text:p>
          </table:table-cell>
          <table:table-cell office:value-type="float" office:value="-67">
            <text:p>-67</text:p>
          </table:table-cell>
          <table:table-cell office:value-type="float" office:value="392.205475">
            <text:p>392.205475</text:p>
          </table:table-cell>
          <table:table-cell office:value-type="float" office:value="-0.015">
            <text:p>-0.015</text:p>
          </table:table-cell>
          <table:table-cell office:value-type="float" office:value="-0.023729">
            <text:p>-0.023729</text:p>
          </table:table-cell>
          <table:table-cell office:value-type="float" office:value="58.190781">
            <text:p>58.190781</text:p>
          </table:table-cell>
          <table:table-cell office:value-type="float" office:value="0.779724">
            <text:p>0.779724</text:p>
          </table:table-cell>
          <table:table-cell office:value-type="float" office:value="0.268151">
            <text:p>0.268151</text:p>
          </table:table-cell>
          <table:table-cell table:formula="of:=[.I110]-[.$I$2]" office:value-type="float" office:value="0.287305">
            <text:p>0.287305</text:p>
          </table:table-cell>
          <table:table-cell table:formula="of:=AVERAGE([.J106:.J110])" office:value-type="float" office:value="0.598072">
            <text:p>0.598072</text:p>
          </table:table-cell>
          <table:table-cell table:formula="of:=AVERAGE([.J102:.J110])" office:value-type="float" office:value="0.442129555555556">
            <text:p>0.4421295556</text:p>
          </table:table-cell>
          <table:table-cell office:value-type="float" office:value="948.655701">
            <text:p>948.655701</text:p>
          </table:table-cell>
          <table:table-cell office:value-type="float" office:value="-0.088178">
            <text:p>-0.088178</text:p>
          </table:table-cell>
          <table:table-cell office:value-type="float" office:value="-0.015988">
            <text:p>-0.015988</text:p>
          </table:table-cell>
          <table:table-cell table:formula="of:=[.O110]-0.021583" office:value-type="float" office:value="-0.037571">
            <text:p>-0.037571</text:p>
          </table:table-cell>
          <table:table-cell office:value-type="float" office:value="58.190781">
            <text:p>58.190781</text:p>
          </table:table-cell>
          <table:table-cell office:value-type="float" office:value="1772">
            <text:p>1772</text:p>
          </table:table-cell>
          <table:table-cell office:value-type="float" office:value="-843">
            <text:p>-843</text:p>
          </table:table-cell>
          <table:table-cell office:value-type="float" office:value="-59">
            <text:p>-59</text:p>
          </table:table-cell>
          <table:table-cell office:value-type="float" office:value="3136">
            <text:p>3136</text:p>
          </table:table-cell>
          <table:table-cell office:value-type="float" office:value="4380.068848">
            <text:p>4380.068848</text:p>
          </table:table-cell>
          <table:table-cell office:value-type="float" office:value="-1.476841">
            <text:p>-1.476841</text:p>
          </table:table-cell>
          <table:table-cell office:value-type="float" office:value="-1.142226">
            <text:p>-1.142226</text:p>
          </table:table-cell>
          <table:table-cell office:value-type="float" office:value="22.657465">
            <text:p>22.657465</text:p>
          </table:table-cell>
        </table:table-row>
        <table:table-row table:style-name="ro1">
          <table:table-cell office:value-type="float" office:value="28527">
            <text:p>28527</text:p>
          </table:table-cell>
          <table:table-cell office:value-type="float" office:value="18">
            <text:p>18</text:p>
          </table:table-cell>
          <table:table-cell office:value-type="float" office:value="-97">
            <text:p>-97</text:p>
          </table:table-cell>
          <table:table-cell office:value-type="float" office:value="637.65802">
            <text:p>637.65802</text:p>
          </table:table-cell>
          <table:table-cell office:value-type="float" office:value="-0.04">
            <text:p>-0.04</text:p>
          </table:table-cell>
          <table:table-cell office:value-type="float" office:value="-0.053518">
            <text:p>-0.053518</text:p>
          </table:table-cell>
          <table:table-cell office:value-type="float" office:value="33.794483">
            <text:p>33.794483</text:p>
          </table:table-cell>
          <table:table-cell office:value-type="float" office:value="-0.230469">
            <text:p>-0.230469</text:p>
          </table:table-cell>
          <table:table-cell office:value-type="float" office:value="0.09098">
            <text:p>0.09098</text:p>
          </table:table-cell>
          <table:table-cell table:formula="of:=[.I111]-[.$I$2]" office:value-type="float" office:value="0.110134">
            <text:p>0.110134</text:p>
          </table:table-cell>
          <table:table-cell table:formula="of:=AVERAGE([.J107:.J111])" office:value-type="float" office:value="0.4161128">
            <text:p>0.4161128</text:p>
          </table:table-cell>
          <table:table-cell table:formula="of:=AVERAGE([.J103:.J111])" office:value-type="float" office:value="0.371367666666667">
            <text:p>0.3713676667</text:p>
          </table:table-cell>
          <table:table-cell office:value-type="float" office:value="491.423401">
            <text:p>491.423401</text:p>
          </table:table-cell>
          <table:table-cell office:value-type="float" office:value="-0.009795">
            <text:p>-0.009795</text:p>
          </table:table-cell>
          <table:table-cell office:value-type="float" office:value="0.013856">
            <text:p>0.013856</text:p>
          </table:table-cell>
          <table:table-cell table:formula="of:=[.O111]-0.021583" office:value-type="float" office:value="-0.007727">
            <text:p>-0.007727</text:p>
          </table:table-cell>
          <table:table-cell office:value-type="float" office:value="33.794483">
            <text:p>33.794483</text:p>
          </table:table-cell>
          <table:table-cell office:value-type="float" office:value="1774">
            <text:p>1774</text:p>
          </table:table-cell>
          <table:table-cell office:value-type="float" office:value="-861">
            <text:p>-861</text:p>
          </table:table-cell>
          <table:table-cell office:value-type="float" office:value="-99">
            <text:p>-99</text:p>
          </table:table-cell>
          <table:table-cell office:value-type="float" office:value="3224">
            <text:p>3224</text:p>
          </table:table-cell>
          <table:table-cell office:value-type="float" office:value="4493.924316">
            <text:p>4493.924316</text:p>
          </table:table-cell>
          <table:table-cell office:value-type="float" office:value="-1.516841">
            <text:p>-1.516841</text:p>
          </table:table-cell>
          <table:table-cell office:value-type="float" office:value="-1.195744">
            <text:p>-1.195744</text:p>
          </table:table-cell>
          <table:table-cell office:value-type="float" office:value="21.168789">
            <text:p>21.168789</text:p>
          </table:table-cell>
        </table:table-row>
        <table:table-row table:style-name="ro1">
          <table:table-cell office:value-type="float" office:value="28784">
            <text:p>28784</text:p>
          </table:table-cell>
          <table:table-cell office:value-type="float" office:value="15">
            <text:p>15</text:p>
          </table:table-cell>
          <table:table-cell office:value-type="float" office:value="-139">
            <text:p>-139</text:p>
          </table:table-cell>
          <table:table-cell office:value-type="float" office:value="1027.723511">
            <text:p>1027.723511</text:p>
          </table:table-cell>
          <table:table-cell office:value-type="float" office:value="-0.05">
            <text:p>-0.05</text:p>
          </table:table-cell>
          <table:table-cell office:value-type="float" office:value="-0.053073">
            <text:p>-0.053073</text:p>
          </table:table-cell>
          <table:table-cell office:value-type="float" office:value="6.145329">
            <text:p>6.145329</text:p>
          </table:table-cell>
          <table:table-cell office:value-type="float" office:value="-0.02208">
            <text:p>-0.02208</text:p>
          </table:table-cell>
          <table:table-cell office:value-type="float" office:value="-0.110133">
            <text:p>-0.110133</text:p>
          </table:table-cell>
          <table:table-cell table:formula="of:=[.I112]-[.$I$2]" office:value-type="float" office:value="-0.090979">
            <text:p>-0.090979</text:p>
          </table:table-cell>
          <table:table-cell table:formula="of:=AVERAGE([.J108:.J112])" office:value-type="float" office:value="0.2580956">
            <text:p>0.2580956</text:p>
          </table:table-cell>
          <table:table-cell table:formula="of:=AVERAGE([.J104:.J112])" office:value-type="float" office:value="0.328538111111111">
            <text:p>0.3285381111</text:p>
          </table:table-cell>
          <table:table-cell office:value-type="float" office:value="1312.669556">
            <text:p>1312.669556</text:p>
          </table:table-cell>
          <table:table-cell office:value-type="float" office:value="0">
            <text:p>0</text:p>
          </table:table-cell>
          <table:table-cell office:value-type="float" office:value="0.020651">
            <text:p>0.020651</text:p>
          </table:table-cell>
          <table:table-cell table:formula="of:=[.O112]-0.021583" office:value-type="float" office:value="-0.000931999999999999">
            <text:p>-0.000932</text:p>
          </table:table-cell>
          <table:table-cell office:value-type="float" office:value="6.145334">
            <text:p>6.145334</text:p>
          </table:table-cell>
          <table:table-cell office:value-type="float" office:value="1775">
            <text:p>1775</text:p>
          </table:table-cell>
          <table:table-cell office:value-type="float" office:value="-876">
            <text:p>-876</text:p>
          </table:table-cell>
          <table:table-cell office:value-type="float" office:value="-150">
            <text:p>-150</text:p>
          </table:table-cell>
          <table:table-cell office:value-type="float" office:value="3353">
            <text:p>3353</text:p>
          </table:table-cell>
          <table:table-cell office:value-type="float" office:value="4646.510742">
            <text:p>4646.510742</text:p>
          </table:table-cell>
          <table:table-cell office:value-type="float" office:value="-1.566841">
            <text:p>-1.566841</text:p>
          </table:table-cell>
          <table:table-cell office:value-type="float" office:value="-1.248817">
            <text:p>-1.248817</text:p>
          </table:table-cell>
          <table:table-cell office:value-type="float" office:value="20.297155">
            <text:p>20.297155</text:p>
          </table:table-cell>
        </table:table-row>
        <table:table-row table:style-name="ro1">
          <table:table-cell office:value-type="float" office:value="29041">
            <text:p>29041</text:p>
          </table:table-cell>
          <table:table-cell office:value-type="float" office:value="17">
            <text:p>17</text:p>
          </table:table-cell>
          <table:table-cell office:value-type="float" office:value="-144">
            <text:p>-144</text:p>
          </table:table-cell>
          <table:table-cell office:value-type="float" office:value="944.625183">
            <text:p>944.625183</text:p>
          </table:table-cell>
          <table:table-cell office:value-type="float" office:value="-0.048939">
            <text:p>-0.048939</text:p>
          </table:table-cell>
          <table:table-cell office:value-type="float" office:value="-0.043862">
            <text:p>-0.043862</text:p>
          </table:table-cell>
          <table:table-cell office:value-type="float" office:value="10.374887">
            <text:p>10.374887</text:p>
          </table:table-cell>
          <table:table-cell office:value-type="float" office:value="0.779724">
            <text:p>0.779724</text:p>
          </table:table-cell>
          <table:table-cell office:value-type="float" office:value="0.454898">
            <text:p>0.454898</text:p>
          </table:table-cell>
          <table:table-cell table:formula="of:=[.I113]-[.$I$2]" office:value-type="float" office:value="0.474052">
            <text:p>0.474052</text:p>
          </table:table-cell>
          <table:table-cell table:formula="of:=AVERAGE([.J109:.J113])" office:value-type="float" office:value="0.3308792">
            <text:p>0.3308792</text:p>
          </table:table-cell>
          <table:table-cell table:formula="of:=AVERAGE([.J105:.J113])" office:value-type="float" office:value="0.382806666666667">
            <text:p>0.3828066667</text:p>
          </table:table-cell>
          <table:table-cell office:value-type="float" office:value="321.38855">
            <text:p>321.38855</text:p>
          </table:table-cell>
          <table:table-cell office:value-type="float" office:value="0.029393">
            <text:p>0.029393</text:p>
          </table:table-cell>
          <table:table-cell office:value-type="float" office:value="0.039037">
            <text:p>0.039037</text:p>
          </table:table-cell>
          <table:table-cell table:formula="of:=[.O113]-0.021583" office:value-type="float" office:value="0.017454">
            <text:p>0.017454</text:p>
          </table:table-cell>
          <table:table-cell office:value-type="float" office:value="10.374888">
            <text:p>10.374888</text:p>
          </table:table-cell>
          <table:table-cell office:value-type="float" office:value="1775">
            <text:p>1775</text:p>
          </table:table-cell>
          <table:table-cell office:value-type="float" office:value="-893">
            <text:p>-893</text:p>
          </table:table-cell>
          <table:table-cell office:value-type="float" office:value="-195">
            <text:p>-195</text:p>
          </table:table-cell>
          <table:table-cell office:value-type="float" office:value="3489">
            <text:p>3489</text:p>
          </table:table-cell>
          <table:table-cell office:value-type="float" office:value="4804.458984">
            <text:p>4804.458984</text:p>
          </table:table-cell>
          <table:table-cell office:value-type="float" office:value="-1.61578">
            <text:p>-1.61578</text:p>
          </table:table-cell>
          <table:table-cell office:value-type="float" office:value="-1.292679">
            <text:p>-1.292679</text:p>
          </table:table-cell>
          <table:table-cell office:value-type="float" office:value="19.996624">
            <text:p>19.996624</text:p>
          </table:table-cell>
        </table:table-row>
        <table:table-row table:style-name="ro1">
          <table:table-cell office:value-type="float" office:value="29298">
            <text:p>29298</text:p>
          </table:table-cell>
          <table:table-cell office:value-type="float" office:value="21">
            <text:p>21</text:p>
          </table:table-cell>
          <table:table-cell office:value-type="float" office:value="-133">
            <text:p>-133</text:p>
          </table:table-cell>
          <table:table-cell office:value-type="float" office:value="735.550781">
            <text:p>735.550781</text:p>
          </table:table-cell>
          <table:table-cell office:value-type="float" office:value="-0.03">
            <text:p>-0.03</text:p>
          </table:table-cell>
          <table:table-cell office:value-type="float" office:value="-0.021606">
            <text:p>-0.021606</text:p>
          </table:table-cell>
          <table:table-cell office:value-type="float" office:value="27.980965">
            <text:p>27.980965</text:p>
          </table:table-cell>
          <table:table-cell office:value-type="float" office:value="-0.19777">
            <text:p>-0.19777</text:p>
          </table:table-cell>
          <table:table-cell office:value-type="float" office:value="-0.160412">
            <text:p>-0.160412</text:p>
          </table:table-cell>
          <table:table-cell table:formula="of:=[.I114]-[.$I$2]" office:value-type="float" office:value="-0.141258">
            <text:p>-0.141258</text:p>
          </table:table-cell>
          <table:table-cell table:formula="of:=AVERAGE([.J110:.J114])" office:value-type="float" office:value="0.1278508">
            <text:p>0.1278508</text:p>
          </table:table-cell>
          <table:table-cell table:formula="of:=AVERAGE([.J106:.J114])" office:value-type="float" office:value="0.371367666666667">
            <text:p>0.3713676667</text:p>
          </table:table-cell>
          <table:table-cell office:value-type="float" office:value="153.015381">
            <text:p>153.015381</text:p>
          </table:table-cell>
          <table:table-cell office:value-type="float" office:value="0">
            <text:p>0</text:p>
          </table:table-cell>
          <table:table-cell office:value-type="float" office:value="0.016387">
            <text:p>0.016387</text:p>
          </table:table-cell>
          <table:table-cell table:formula="of:=[.O114]-0.021583" office:value-type="float" office:value="-0.005196">
            <text:p>-0.005196</text:p>
          </table:table-cell>
          <table:table-cell office:value-type="float" office:value="27.980968">
            <text:p>27.980968</text:p>
          </table:table-cell>
          <table:table-cell office:value-type="float" office:value="1774">
            <text:p>1774</text:p>
          </table:table-cell>
          <table:table-cell office:value-type="float" office:value="-914">
            <text:p>-914</text:p>
          </table:table-cell>
          <table:table-cell office:value-type="float" office:value="-232">
            <text:p>-232</text:p>
          </table:table-cell>
          <table:table-cell office:value-type="float" office:value="3617">
            <text:p>3617</text:p>
          </table:table-cell>
          <table:table-cell office:value-type="float" office:value="4955.19873">
            <text:p>4955.19873</text:p>
          </table:table-cell>
          <table:table-cell office:value-type="float" office:value="-1.64578">
            <text:p>-1.64578</text:p>
          </table:table-cell>
          <table:table-cell office:value-type="float" office:value="-1.314285">
            <text:p>-1.314285</text:p>
          </table:table-cell>
          <table:table-cell office:value-type="float" office:value="20.142164">
            <text:p>20.142164</text:p>
          </table:table-cell>
        </table:table-row>
        <table:table-row table:style-name="ro1">
          <table:table-cell office:value-type="float" office:value="29555">
            <text:p>29555</text:p>
          </table:table-cell>
          <table:table-cell office:value-type="float" office:value="23">
            <text:p>23</text:p>
          </table:table-cell>
          <table:table-cell office:value-type="float" office:value="-141">
            <text:p>-141</text:p>
          </table:table-cell>
          <table:table-cell office:value-type="float" office:value="712.600037">
            <text:p>712.600037</text:p>
          </table:table-cell>
          <table:table-cell office:value-type="float" office:value="-0.02">
            <text:p>-0.02</text:p>
          </table:table-cell>
          <table:table-cell office:value-type="float" office:value="-0.015169">
            <text:p>-0.015169</text:p>
          </table:table-cell>
          <table:table-cell office:value-type="float" office:value="24.157452">
            <text:p>24.157452</text:p>
          </table:table-cell>
          <table:table-cell office:value-type="float" office:value="0.8365">
            <text:p>0.8365</text:p>
          </table:table-cell>
          <table:table-cell office:value-type="float" office:value="0.488417">
            <text:p>0.488417</text:p>
          </table:table-cell>
          <table:table-cell table:formula="of:=[.I115]-[.$I$2]" office:value-type="float" office:value="0.507571">
            <text:p>0.507571</text:p>
          </table:table-cell>
          <table:table-cell table:formula="of:=AVERAGE([.J111:.J115])" office:value-type="float" office:value="0.171904">
            <text:p>0.171904</text:p>
          </table:table-cell>
          <table:table-cell table:formula="of:=AVERAGE([.J107:.J115])" office:value-type="float" office:value="0.314438888888889">
            <text:p>0.3144388889</text:p>
          </table:table-cell>
          <table:table-cell office:value-type="float" office:value="471.616364">
            <text:p>471.616364</text:p>
          </table:table-cell>
          <table:table-cell office:value-type="float" office:value="0.029384">
            <text:p>0.029384</text:p>
          </table:table-cell>
          <table:table-cell office:value-type="float" office:value="0.029844">
            <text:p>0.029844</text:p>
          </table:table-cell>
          <table:table-cell table:formula="of:=[.O115]-0.021583" office:value-type="float" office:value="0.008261">
            <text:p>0.008261</text:p>
          </table:table-cell>
          <table:table-cell office:value-type="float" office:value="24.157448">
            <text:p>24.157448</text:p>
          </table:table-cell>
          <table:table-cell office:value-type="float" office:value="1772">
            <text:p>1772</text:p>
          </table:table-cell>
          <table:table-cell office:value-type="float" office:value="-937">
            <text:p>-937</text:p>
          </table:table-cell>
          <table:table-cell office:value-type="float" office:value="-268">
            <text:p>-268</text:p>
          </table:table-cell>
          <table:table-cell office:value-type="float" office:value="3753">
            <text:p>3753</text:p>
          </table:table-cell>
          <table:table-cell office:value-type="float" office:value="5114.459961">
            <text:p>5114.459961</text:p>
          </table:table-cell>
          <table:table-cell office:value-type="float" office:value="-1.66578">
            <text:p>-1.66578</text:p>
          </table:table-cell>
          <table:table-cell office:value-type="float" office:value="-1.329453">
            <text:p>-1.329453</text:p>
          </table:table-cell>
          <table:table-cell office:value-type="float" office:value="20.190369">
            <text:p>20.190369</text:p>
          </table:table-cell>
        </table:table-row>
        <table:table-row table:style-name="ro1">
          <table:table-cell office:value-type="float" office:value="29812">
            <text:p>29812</text:p>
          </table:table-cell>
          <table:table-cell office:value-type="float" office:value="22">
            <text:p>22</text:p>
          </table:table-cell>
          <table:table-cell office:value-type="float" office:value="-153">
            <text:p>-153</text:p>
          </table:table-cell>
          <table:table-cell office:value-type="float" office:value="795.792603">
            <text:p>795.792603</text:p>
          </table:table-cell>
          <table:table-cell office:value-type="float" office:value="-0.02">
            <text:p>-0.02</text:p>
          </table:table-cell>
          <table:table-cell office:value-type="float" office:value="-0.023147">
            <text:p>-0.023147</text:p>
          </table:table-cell>
          <table:table-cell office:value-type="float" office:value="15.732655">
            <text:p>15.732655</text:p>
          </table:table-cell>
          <table:table-cell office:value-type="float" office:value="-0.248973">
            <text:p>-0.248973</text:p>
          </table:table-cell>
          <table:table-cell office:value-type="float" office:value="-0.550666">
            <text:p>-0.550666</text:p>
          </table:table-cell>
          <table:table-cell table:formula="of:=[.I116]-[.$I$2]" office:value-type="float" office:value="-0.531512">
            <text:p>-0.531512</text:p>
          </table:table-cell>
          <table:table-cell table:formula="of:=AVERAGE([.J112:.J116])" office:value-type="float" office:value="0.0435748">
            <text:p>0.0435748</text:p>
          </table:table-cell>
          <table:table-cell table:formula="of:=AVERAGE([.J108:.J116])" office:value-type="float" office:value="0.177703444444444">
            <text:p>0.1777034444</text:p>
          </table:table-cell>
          <table:table-cell office:value-type="float" office:value="1117.636475">
            <text:p>1117.636475</text:p>
          </table:table-cell>
          <table:table-cell office:value-type="float" office:value="0.019455">
            <text:p>0.019455</text:p>
          </table:table-cell>
          <table:table-cell office:value-type="float" office:value="0.033308">
            <text:p>0.033308</text:p>
          </table:table-cell>
          <table:table-cell table:formula="of:=[.O116]-0.021583" office:value-type="float" office:value="0.011725">
            <text:p>0.011725</text:p>
          </table:table-cell>
          <table:table-cell office:value-type="float" office:value="15.732652">
            <text:p>15.732652</text:p>
          </table:table-cell>
          <table:table-cell office:value-type="float" office:value="1770">
            <text:p>1770</text:p>
          </table:table-cell>
          <table:table-cell office:value-type="float" office:value="-959">
            <text:p>-959</text:p>
          </table:table-cell>
          <table:table-cell office:value-type="float" office:value="-305">
            <text:p>-305</text:p>
          </table:table-cell>
          <table:table-cell office:value-type="float" office:value="3902">
            <text:p>3902</text:p>
          </table:table-cell>
          <table:table-cell office:value-type="float" office:value="5285.352051">
            <text:p>5285.352051</text:p>
          </table:table-cell>
          <table:table-cell office:value-type="float" office:value="-1.68578">
            <text:p>-1.68578</text:p>
          </table:table-cell>
          <table:table-cell office:value-type="float" office:value="-1.3526">
            <text:p>-1.3526</text:p>
          </table:table-cell>
          <table:table-cell office:value-type="float" office:value="19.764181">
            <text:p>19.764181</text:p>
          </table:table-cell>
        </table:table-row>
        <table:table-row table:style-name="ro1">
          <table:table-cell office:value-type="float" office:value="30069">
            <text:p>30069</text:p>
          </table:table-cell>
          <table:table-cell office:value-type="float" office:value="20">
            <text:p>20</text:p>
          </table:table-cell>
          <table:table-cell office:value-type="float" office:value="-139">
            <text:p>-139</text:p>
          </table:table-cell>
          <table:table-cell office:value-type="float" office:value="795.792603">
            <text:p>795.792603</text:p>
          </table:table-cell>
          <table:table-cell office:value-type="float" office:value="-0.028205">
            <text:p>-0.028205</text:p>
          </table:table-cell>
          <table:table-cell office:value-type="float" office:value="-0.030679">
            <text:p>-0.030679</text:p>
          </table:table-cell>
          <table:table-cell office:value-type="float" office:value="8.772501">
            <text:p>8.772501</text:p>
          </table:table-cell>
          <table:table-cell office:value-type="float" office:value="0.792341">
            <text:p>0.792341</text:p>
          </table:table-cell>
          <table:table-cell office:value-type="float" office:value="0.562637">
            <text:p>0.562637</text:p>
          </table:table-cell>
          <table:table-cell table:formula="of:=[.I117]-[.$I$2]" office:value-type="float" office:value="0.581791">
            <text:p>0.581791</text:p>
          </table:table-cell>
          <table:table-cell table:formula="of:=AVERAGE([.J113:.J117])" office:value-type="float" office:value="0.1781288">
            <text:p>0.1781288</text:p>
          </table:table-cell>
          <table:table-cell table:formula="of:=AVERAGE([.J109:.J117])" office:value-type="float" office:value="0.230109777777778">
            <text:p>0.2301097778</text:p>
          </table:table-cell>
          <table:table-cell office:value-type="float" office:value="795.792297">
            <text:p>795.792297</text:p>
          </table:table-cell>
          <table:table-cell office:value-type="float" office:value="-0.029376">
            <text:p>-0.029376</text:p>
          </table:table-cell>
          <table:table-cell office:value-type="float" office:value="0.011591">
            <text:p>0.011591</text:p>
          </table:table-cell>
          <table:table-cell table:formula="of:=[.O117]-0.021583" office:value-type="float" office:value="-0.009992">
            <text:p>-0.009992</text:p>
          </table:table-cell>
          <table:table-cell office:value-type="float" office:value="8.772504">
            <text:p>8.772504</text:p>
          </table:table-cell>
          <table:table-cell office:value-type="float" office:value="1768">
            <text:p>1768</text:p>
          </table:table-cell>
          <table:table-cell office:value-type="float" office:value="-979">
            <text:p>-979</text:p>
          </table:table-cell>
          <table:table-cell office:value-type="float" office:value="-335">
            <text:p>-335</text:p>
          </table:table-cell>
          <table:table-cell office:value-type="float" office:value="4038">
            <text:p>4038</text:p>
          </table:table-cell>
          <table:table-cell office:value-type="float" office:value="5439.935059">
            <text:p>5439.935059</text:p>
          </table:table-cell>
          <table:table-cell office:value-type="float" office:value="-1.713985">
            <text:p>-1.713985</text:p>
          </table:table-cell>
          <table:table-cell office:value-type="float" office:value="-1.383279">
            <text:p>-1.383279</text:p>
          </table:table-cell>
          <table:table-cell office:value-type="float" office:value="19.294584">
            <text:p>19.294584</text:p>
          </table:table-cell>
        </table:table-row>
        <table:table-row table:style-name="ro1">
          <table:table-cell office:value-type="float" office:value="30326">
            <text:p>30326</text:p>
          </table:table-cell>
          <table:table-cell office:value-type="float" office:value="20">
            <text:p>20</text:p>
          </table:table-cell>
          <table:table-cell office:value-type="float" office:value="-100">
            <text:p>-100</text:p>
          </table:table-cell>
          <table:table-cell office:value-type="float" office:value="599.705688">
            <text:p>599.705688</text:p>
          </table:table-cell>
          <table:table-cell office:value-type="float" office:value="-0.028205">
            <text:p>-0.028205</text:p>
          </table:table-cell>
          <table:table-cell office:value-type="float" office:value="-0.027974">
            <text:p>-0.027974</text:p>
          </table:table-cell>
          <table:table-cell office:value-type="float" office:value="0.817929">
            <text:p>0.817929</text:p>
          </table:table-cell>
          <table:table-cell office:value-type="float" office:value="-0.248973">
            <text:p>-0.248973</text:p>
          </table:table-cell>
          <table:table-cell office:value-type="float" office:value="-0.864307">
            <text:p>-0.864307</text:p>
          </table:table-cell>
          <table:table-cell table:formula="of:=[.I118]-[.$I$2]" office:value-type="float" office:value="-0.845153">
            <text:p>-0.845153</text:p>
          </table:table-cell>
          <table:table-cell table:formula="of:=AVERAGE([.J114:.J118])" office:value-type="float" office:value="-0.0857122">
            <text:p>-0.0857122</text:p>
          </table:table-cell>
          <table:table-cell table:formula="of:=AVERAGE([.J110:.J118])" office:value-type="float" office:value="0.0391056666666667">
            <text:p>0.039105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923">
            <text:p>0.012923</text:p>
          </table:table-cell>
          <table:table-cell table:formula="of:=[.O118]-0.021583" office:value-type="float" office:value="-0.00866">
            <text:p>-0.00866</text:p>
          </table:table-cell>
          <table:table-cell office:value-type="float" office:value="0.817932">
            <text:p>0.817932</text:p>
          </table:table-cell>
          <table:table-cell office:value-type="float" office:value="1765">
            <text:p>1765</text:p>
          </table:table-cell>
          <table:table-cell office:value-type="float" office:value="-999">
            <text:p>-999</text:p>
          </table:table-cell>
          <table:table-cell office:value-type="float" office:value="-354">
            <text:p>-354</text:p>
          </table:table-cell>
          <table:table-cell office:value-type="float" office:value="4136">
            <text:p>4136</text:p>
          </table:table-cell>
          <table:table-cell office:value-type="float" office:value="5555.032227">
            <text:p>5555.032227</text:p>
          </table:table-cell>
          <table:table-cell office:value-type="float" office:value="-1.742191">
            <text:p>-1.742191</text:p>
          </table:table-cell>
          <table:table-cell office:value-type="float" office:value="-1.411254">
            <text:p>-1.411254</text:p>
          </table:table-cell>
          <table:table-cell office:value-type="float" office:value="18.995455">
            <text:p>18.995455</text:p>
          </table:table-cell>
        </table:table-row>
        <table:table-row table:style-name="ro1">
          <table:table-cell office:value-type="float" office:value="30583">
            <text:p>30583</text:p>
          </table:table-cell>
          <table:table-cell office:value-type="float" office:value="18">
            <text:p>18</text:p>
          </table:table-cell>
          <table:table-cell office:value-type="float" office:value="-104">
            <text:p>-104</text:p>
          </table:table-cell>
          <table:table-cell office:value-type="float" office:value="676.313171">
            <text:p>676.313171</text:p>
          </table:table-cell>
          <table:table-cell office:value-type="float" office:value="-0.035">
            <text:p>-0.035</text:p>
          </table:table-cell>
          <table:table-cell office:value-type="float" office:value="-0.052901">
            <text:p>-0.052901</text:p>
          </table:table-cell>
          <table:table-cell office:value-type="float" office:value="51.147034">
            <text:p>51.147034</text:p>
          </table:table-cell>
          <table:table-cell office:value-type="float" office:value="0.656079">
            <text:p>0.656079</text:p>
          </table:table-cell>
          <table:table-cell office:value-type="float" office:value="0.220267">
            <text:p>0.220267</text:p>
          </table:table-cell>
          <table:table-cell table:formula="of:=[.I119]-[.$I$2]" office:value-type="float" office:value="0.239421">
            <text:p>0.239421</text:p>
          </table:table-cell>
          <table:table-cell table:formula="of:=AVERAGE([.J115:.J119])" office:value-type="float" office:value="-0.00957639999999999">
            <text:p>-0.0095764</text:p>
          </table:table-cell>
          <table:table-cell table:formula="of:=AVERAGE([.J111:.J119])" office:value-type="float" office:value="0.0337852222222222">
            <text:p>0.0337852222</text:p>
          </table:table-cell>
          <table:table-cell office:value-type="float" office:value="89.761559">
            <text:p>89.761559</text:p>
          </table:table-cell>
          <table:table-cell office:value-type="float" office:value="-0.088178">
            <text:p>-0.088178</text:p>
          </table:table-cell>
          <table:table-cell office:value-type="float" office:value="-0.044632">
            <text:p>-0.044632</text:p>
          </table:table-cell>
          <table:table-cell table:formula="of:=[.O119]-0.021583" office:value-type="float" office:value="-0.066215">
            <text:p>-0.066215</text:p>
          </table:table-cell>
          <table:table-cell office:value-type="float" office:value="51.147049">
            <text:p>51.147049</text:p>
          </table:table-cell>
          <table:table-cell office:value-type="float" office:value="1762">
            <text:p>1762</text:p>
          </table:table-cell>
          <table:table-cell office:value-type="float" office:value="-1017">
            <text:p>-1017</text:p>
          </table:table-cell>
          <table:table-cell office:value-type="float" office:value="-370">
            <text:p>-370</text:p>
          </table:table-cell>
          <table:table-cell office:value-type="float" office:value="4238">
            <text:p>4238</text:p>
          </table:table-cell>
          <table:table-cell office:value-type="float" office:value="5671.018066">
            <text:p>5671.018066</text:p>
          </table:table-cell>
          <table:table-cell office:value-type="float" office:value="-1.777191">
            <text:p>-1.777191</text:p>
          </table:table-cell>
          <table:table-cell office:value-type="float" office:value="-1.464155">
            <text:p>-1.464155</text:p>
          </table:table-cell>
          <table:table-cell office:value-type="float" office:value="17.614063">
            <text:p>17.614063</text:p>
          </table:table-cell>
        </table:table-row>
        <table:table-row table:style-name="ro1">
          <table:table-cell office:value-type="float" office:value="30840">
            <text:p>30840</text:p>
          </table:table-cell>
          <table:table-cell office:value-type="float" office:value="19">
            <text:p>19</text:p>
          </table:table-cell>
          <table:table-cell office:value-type="float" office:value="-118">
            <text:p>-118</text:p>
          </table:table-cell>
          <table:table-cell office:value-type="float" office:value="722.551331">
            <text:p>722.551331</text:p>
          </table:table-cell>
          <table:table-cell office:value-type="float" office:value="-0.048784">
            <text:p>-0.048784</text:p>
          </table:table-cell>
          <table:table-cell office:value-type="float" office:value="-0.056052">
            <text:p>-0.056052</text:p>
          </table:table-cell>
          <table:table-cell office:value-type="float" office:value="14.897974">
            <text:p>14.897974</text:p>
          </table:table-cell>
          <table:table-cell office:value-type="float" office:value="-0.178655">
            <text:p>-0.178655</text:p>
          </table:table-cell>
          <table:table-cell office:value-type="float" office:value="0.665588">
            <text:p>0.665588</text:p>
          </table:table-cell>
          <table:table-cell table:formula="of:=[.I120]-[.$I$2]" office:value-type="float" office:value="0.684742">
            <text:p>0.684742</text:p>
          </table:table-cell>
          <table:table-cell table:formula="of:=AVERAGE([.J116:.J120])" office:value-type="float" office:value="0.0258578">
            <text:p>0.0258578</text:p>
          </table:table-cell>
          <table:table-cell table:formula="of:=AVERAGE([.J112:.J120])" office:value-type="float" office:value="0.0976305555555556">
            <text:p>0.0976305556</text:p>
          </table:table-cell>
          <table:table-cell office:value-type="float" office:value="1554.838501">
            <text:p>1554.838501</text:p>
          </table:table-cell>
          <table:table-cell office:value-type="float" office:value="-0.064791">
            <text:p>-0.064791</text:p>
          </table:table-cell>
          <table:table-cell office:value-type="float" office:value="-0.109516">
            <text:p>-0.109516</text:p>
          </table:table-cell>
          <table:table-cell table:formula="of:=[.O120]-0.021583" office:value-type="float" office:value="-0.131099">
            <text:p>-0.131099</text:p>
          </table:table-cell>
          <table:table-cell office:value-type="float" office:value="14.897977">
            <text:p>14.897977</text:p>
          </table:table-cell>
          <table:table-cell office:value-type="float" office:value="1758">
            <text:p>1758</text:p>
          </table:table-cell>
          <table:table-cell office:value-type="float" office:value="-1036">
            <text:p>-1036</text:p>
          </table:table-cell>
          <table:table-cell office:value-type="float" office:value="-383">
            <text:p>-383</text:p>
          </table:table-cell>
          <table:table-cell office:value-type="float" office:value="4356">
            <text:p>4356</text:p>
          </table:table-cell>
          <table:table-cell office:value-type="float" office:value="5801.512207">
            <text:p>5801.512207</text:p>
          </table:table-cell>
          <table:table-cell office:value-type="float" office:value="-1.825974">
            <text:p>-1.825974</text:p>
          </table:table-cell>
          <table:table-cell office:value-type="float" office:value="-1.520207">
            <text:p>-1.520207</text:p>
          </table:table-cell>
          <table:table-cell office:value-type="float" office:value="16.745453">
            <text:p>16.745453</text:p>
          </table:table-cell>
        </table:table-row>
        <table:table-row table:style-name="ro1">
          <table:table-cell office:value-type="float" office:value="31097">
            <text:p>31097</text:p>
          </table:table-cell>
          <table:table-cell office:value-type="float" office:value="18">
            <text:p>18</text:p>
          </table:table-cell>
          <table:table-cell office:value-type="float" office:value="-125">
            <text:p>-125</text:p>
          </table:table-cell>
          <table:table-cell office:value-type="float" office:value="796.671204">
            <text:p>796.671204</text:p>
          </table:table-cell>
          <table:table-cell office:value-type="float" office:value="-0.04">
            <text:p>-0.04</text:p>
          </table:table-cell>
          <table:table-cell office:value-type="float" office:value="-0.031467">
            <text:p>-0.031467</text:p>
          </table:table-cell>
          <table:table-cell office:value-type="float" office:value="21.332615">
            <text:p>21.332615</text:p>
          </table:table-cell>
          <table:table-cell office:value-type="float" office:value="0.08243">
            <text:p>0.08243</text:p>
          </table:table-cell>
          <table:table-cell office:value-type="float" office:value="-0.823605">
            <text:p>-0.823605</text:p>
          </table:table-cell>
          <table:table-cell table:formula="of:=[.I121]-[.$I$2]" office:value-type="float" office:value="-0.804451">
            <text:p>-0.804451</text:p>
          </table:table-cell>
          <table:table-cell table:formula="of:=AVERAGE([.J117:.J121])" office:value-type="float" office:value="-0.02873">
            <text:p>-0.02873</text:p>
          </table:table-cell>
          <table:table-cell table:formula="of:=AVERAGE([.J113:.J121])" office:value-type="float" office:value="0.0183558888888889">
            <text:p>0.0183558889</text:p>
          </table:table-cell>
          <table:table-cell office:value-type="float" office:value="611.605896">
            <text:p>611.605896</text:p>
          </table:table-cell>
          <table:table-cell office:value-type="float" office:value="-0.009787">
            <text:p>-0.009787</text:p>
          </table:table-cell>
          <table:table-cell office:value-type="float" office:value="0.011325">
            <text:p>0.011325</text:p>
          </table:table-cell>
          <table:table-cell table:formula="of:=[.O121]-0.021583" office:value-type="float" office:value="-0.010258">
            <text:p>-0.010258</text:p>
          </table:table-cell>
          <table:table-cell office:value-type="float" office:value="21.332611">
            <text:p>21.332611</text:p>
          </table:table-cell>
          <table:table-cell office:value-type="float" office:value="1753">
            <text:p>1753</text:p>
          </table:table-cell>
          <table:table-cell office:value-type="float" office:value="-1053">
            <text:p>-1053</text:p>
          </table:table-cell>
          <table:table-cell office:value-type="float" office:value="-389">
            <text:p>-389</text:p>
          </table:table-cell>
          <table:table-cell office:value-type="float" office:value="4481">
            <text:p>4481</text:p>
          </table:table-cell>
          <table:table-cell office:value-type="float" office:value="5934.081055">
            <text:p>5934.081055</text:p>
          </table:table-cell>
          <table:table-cell office:value-type="float" office:value="-1.865974">
            <text:p>-1.865974</text:p>
          </table:table-cell>
          <table:table-cell office:value-type="float" office:value="-1.551674">
            <text:p>-1.551674</text:p>
          </table:table-cell>
          <table:table-cell office:value-type="float" office:value="16.843782">
            <text:p>16.843782</text:p>
          </table:table-cell>
        </table:table-row>
        <table:table-row table:style-name="ro1">
          <table:table-cell office:value-type="float" office:value="31354">
            <text:p>31354</text:p>
          </table:table-cell>
          <table:table-cell office:value-type="float" office:value="5">
            <text:p>5</text:p>
          </table:table-cell>
          <table:table-cell office:value-type="float" office:value="-125">
            <text:p>-125</text:p>
          </table:table-cell>
          <table:table-cell office:value-type="float" office:value="2604.853516">
            <text:p>2604.853516</text:p>
          </table:table-cell>
          <table:table-cell office:value-type="float" office:value="-0.005">
            <text:p>-0.005</text:p>
          </table:table-cell>
          <table:table-cell office:value-type="float" office:value="0.005718">
            <text:p>0.005718</text:p>
          </table:table-cell>
          <table:table-cell office:value-type="float" office:value="214.363052">
            <text:p>214.363052</text:p>
          </table:table-cell>
          <table:table-cell office:value-type="float" office:value="0.797388">
            <text:p>0.797388</text:p>
          </table:table-cell>
          <table:table-cell office:value-type="float" office:value="0.292093">
            <text:p>0.292093</text:p>
          </table:table-cell>
          <table:table-cell table:formula="of:=[.I122]-[.$I$2]" office:value-type="float" office:value="0.311247">
            <text:p>0.311247</text:p>
          </table:table-cell>
          <table:table-cell table:formula="of:=AVERAGE([.J118:.J122])" office:value-type="float" office:value="-0.0828388">
            <text:p>-0.0828388</text:p>
          </table:table-cell>
          <table:table-cell table:formula="of:=AVERAGE([.J114:.J122])" office:value-type="float" office:value="0.000266444444444452">
            <text:p>0.0002664444</text:p>
          </table:table-cell>
          <table:table-cell office:value-type="float" office:value="101.216423">
            <text:p>101.216423</text:p>
          </table:table-cell>
          <table:table-cell office:value-type="float" office:value="0">
            <text:p>0</text:p>
          </table:table-cell>
          <table:table-cell office:value-type="float" office:value="0.025847">
            <text:p>0.025847</text:p>
          </table:table-cell>
          <table:table-cell table:formula="of:=[.O122]-0.021583" office:value-type="float" office:value="0.004264">
            <text:p>0.004264</text:p>
          </table:table-cell>
          <table:table-cell office:value-type="float" office:value="214.363052">
            <text:p>214.363052</text:p>
          </table:table-cell>
          <table:table-cell office:value-type="float" office:value="1752">
            <text:p>1752</text:p>
          </table:table-cell>
          <table:table-cell office:value-type="float" office:value="-1058">
            <text:p>-1058</text:p>
          </table:table-cell>
          <table:table-cell office:value-type="float" office:value="-391">
            <text:p>-391</text:p>
          </table:table-cell>
          <table:table-cell office:value-type="float" office:value="4606">
            <text:p>4606</text:p>
          </table:table-cell>
          <table:table-cell office:value-type="float" office:value="6055.852051">
            <text:p>6055.852051</text:p>
          </table:table-cell>
          <table:table-cell office:value-type="float" office:value="-1.870974">
            <text:p>-1.870974</text:p>
          </table:table-cell>
          <table:table-cell office:value-type="float" office:value="-1.545956">
            <text:p>-1.545956</text:p>
          </table:table-cell>
          <table:table-cell office:value-type="float" office:value="17.371632">
            <text:p>17.371632</text:p>
          </table:table-cell>
        </table:table-row>
        <table:table-row table:style-name="ro1">
          <table:table-cell office:value-type="float" office:value="31611">
            <text:p>31611</text:p>
          </table:table-cell>
          <table:table-cell office:value-type="float" office:value="1">
            <text:p>1</text:p>
          </table:table-cell>
          <table:table-cell office:value-type="float" office:value="-126">
            <text:p>-126</text:p>
          </table:table-cell>
          <table:table-cell office:value-type="float" office:value="12703.335938">
            <text:p>12703.335938</text:p>
          </table:table-cell>
          <table:table-cell office:value-type="float" office:value="-0.005">
            <text:p>-0.005</text:p>
          </table:table-cell>
          <table:table-cell office:value-type="float" office:value="0.005924">
            <text:p>0.005924</text:p>
          </table:table-cell>
          <table:table-cell office:value-type="float" office:value="218.471878">
            <text:p>218.471878</text:p>
          </table:table-cell>
          <table:table-cell office:value-type="float" office:value="-0.285983">
            <text:p>-0.285983</text:p>
          </table:table-cell>
          <table:table-cell office:value-type="float" office:value="0.098162">
            <text:p>0.098162</text:p>
          </table:table-cell>
          <table:table-cell table:formula="of:=[.I123]-[.$I$2]" office:value-type="float" office:value="0.117316">
            <text:p>0.117316</text:p>
          </table:table-cell>
          <table:table-cell table:formula="of:=AVERAGE([.J119:.J123])" office:value-type="float" office:value="0.109655">
            <text:p>0.109655</text:p>
          </table:table-cell>
          <table:table-cell table:formula="of:=AVERAGE([.J115:.J123])" office:value-type="float" office:value="0.0289968888888889">
            <text:p>0.0289968889</text:p>
          </table:table-cell>
          <table:table-cell office:value-type="float" office:value="80.233139">
            <text:p>80.233139</text:p>
          </table:table-cell>
          <table:table-cell office:value-type="float" office:value="-0.009798">
            <text:p>-0.009798</text:p>
          </table:table-cell>
          <table:table-cell office:value-type="float" office:value="0.013323">
            <text:p>0.013323</text:p>
          </table:table-cell>
          <table:table-cell table:formula="of:=[.O123]-0.021583" office:value-type="float" office:value="-0.00826">
            <text:p>-0.00826</text:p>
          </table:table-cell>
          <table:table-cell office:value-type="float" office:value="218.471878">
            <text:p>218.471878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394">
            <text:p>-394</text:p>
          </table:table-cell>
          <table:table-cell office:value-type="float" office:value="4732">
            <text:p>4732</text:p>
          </table:table-cell>
          <table:table-cell office:value-type="float" office:value="6175.839844">
            <text:p>6175.839844</text:p>
          </table:table-cell>
          <table:table-cell office:value-type="float" office:value="-1.875974">
            <text:p>-1.875974</text:p>
          </table:table-cell>
          <table:table-cell office:value-type="float" office:value="-1.540032">
            <text:p>-1.540032</text:p>
          </table:table-cell>
          <table:table-cell office:value-type="float" office:value="17.907623">
            <text:p>17.907623</text:p>
          </table:table-cell>
        </table:table-row>
        <table:table-row table:style-name="ro1">
          <table:table-cell office:value-type="float" office:value="31868">
            <text:p>31868</text:p>
          </table:table-cell>
          <table:table-cell office:value-type="float" office:value="0">
            <text:p>0</text:p>
          </table:table-cell>
          <table:table-cell office:value-type="float" office:value="-126">
            <text:p>-1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0.721686">
            <text:p>0.721686</text:p>
          </table:table-cell>
          <table:table-cell office:value-type="float" office:value="0.351948">
            <text:p>0.351948</text:p>
          </table:table-cell>
          <table:table-cell table:formula="of:=[.I124]-[.$I$2]" office:value-type="float" office:value="0.371102">
            <text:p>0.371102</text:p>
          </table:table-cell>
          <table:table-cell table:formula="of:=AVERAGE([.J120:.J124])" office:value-type="float" office:value="0.1359912">
            <text:p>0.1359912</text:p>
          </table:table-cell>
          <table:table-cell table:formula="of:=AVERAGE([.J116:.J124])" office:value-type="float" office:value="0.0138336666666667">
            <text:p>0.0138336667</text:p>
          </table:table-cell>
          <table:table-cell office:value-type="float" office:value="100">
            <text:p>100</text:p>
          </table:table-cell>
          <table:table-cell office:value-type="float" office:value="0.058366">
            <text:p>0.058366</text:p>
          </table:table-cell>
          <table:table-cell office:value-type="float" office:value="0.057156">
            <text:p>0.057156</text:p>
          </table:table-cell>
          <table:table-cell table:formula="of:=[.O124]-0.021583" office:value-type="float" office:value="0.035573">
            <text:p>0.035573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398">
            <text:p>-398</text:p>
          </table:table-cell>
          <table:table-cell office:value-type="float" office:value="4858">
            <text:p>4858</text:p>
          </table:table-cell>
          <table:table-cell office:value-type="float" office:value="6295.505371">
            <text:p>6295.505371</text:p>
          </table:table-cell>
          <table:table-cell office:value-type="float" office:value="-1.875974">
            <text:p>-1.875974</text:p>
          </table:table-cell>
          <table:table-cell office:value-type="float" office:value="-1.5338">
            <text:p>-1.5338</text:p>
          </table:table-cell>
          <table:table-cell office:value-type="float" office:value="18.239811">
            <text:p>18.239811</text:p>
          </table:table-cell>
        </table:table-row>
        <table:table-row table:style-name="ro1">
          <table:table-cell office:value-type="float" office:value="32125">
            <text:p>32125</text:p>
          </table:table-cell>
          <table:table-cell office:value-type="float" office:value="0">
            <text:p>0</text:p>
          </table:table-cell>
          <table:table-cell office:value-type="float" office:value="-124">
            <text:p>-1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-0.23888">
            <text:p>-0.23888</text:p>
          </table:table-cell>
          <table:table-cell office:value-type="float" office:value="0.102951">
            <text:p>0.102951</text:p>
          </table:table-cell>
          <table:table-cell table:formula="of:=[.I125]-[.$I$2]" office:value-type="float" office:value="0.122105">
            <text:p>0.122105</text:p>
          </table:table-cell>
          <table:table-cell table:formula="of:=AVERAGE([.J121:.J125])" office:value-type="float" office:value="0.0234638">
            <text:p>0.0234638</text:p>
          </table:table-cell>
          <table:table-cell table:formula="of:=AVERAGE([.J117:.J125])" office:value-type="float" office:value="0.0864577777777778">
            <text:p>0.0864577778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20518">
            <text:p>0.020518</text:p>
          </table:table-cell>
          <table:table-cell table:formula="of:=[.O125]-0.021583" office:value-type="float" office:value="-0.001065">
            <text:p>-0.001065</text:p>
          </table:table-cell>
          <table:table-cell office:value-type="float" office:value="100">
            <text:p>100</text:p>
          </table:table-cell>
          <table:table-cell office:value-type="float" office:value="1752">
            <text:p>1752</text:p>
          </table:table-cell>
          <table:table-cell office:value-type="float" office:value="-1059">
            <text:p>-1059</text:p>
          </table:table-cell>
          <table:table-cell office:value-type="float" office:value="-403">
            <text:p>-403</text:p>
          </table:table-cell>
          <table:table-cell office:value-type="float" office:value="4982">
            <text:p>4982</text:p>
          </table:table-cell>
          <table:table-cell office:value-type="float" office:value="6413.868164">
            <text:p>6413.868164</text:p>
          </table:table-cell>
          <table:table-cell office:value-type="float" office:value="-1.875974">
            <text:p>-1.875974</text:p>
          </table:table-cell>
          <table:table-cell office:value-type="float" office:value="-1.528013">
            <text:p>-1.528013</text:p>
          </table:table-cell>
          <table:table-cell office:value-type="float" office:value="18.548273">
            <text:p>18.548273</text:p>
          </table:table-cell>
        </table:table-row>
        <table:table-row table:style-name="ro1">
          <table:table-cell office:value-type="float" office:value="32382">
            <text:p>32382</text:p>
          </table:table-cell>
          <table:table-cell office:value-type="float" office:value="1">
            <text:p>1</text:p>
          </table:table-cell>
          <table:table-cell office:value-type="float" office:value="-109">
            <text:p>-109</text:p>
          </table:table-cell>
          <table:table-cell office:value-type="float" office:value="10995.481445">
            <text:p>10995.481445</text:p>
          </table:table-cell>
          <table:table-cell office:value-type="float" office:value="-0.005">
            <text:p>-0.005</text:p>
          </table:table-cell>
          <table:table-cell office:value-type="float" office:value="-0.001301">
            <text:p>-0.001301</text:p>
          </table:table-cell>
          <table:table-cell office:value-type="float" office:value="73.977272">
            <text:p>73.977272</text:p>
          </table:table-cell>
          <table:table-cell office:value-type="float" office:value="0.701499">
            <text:p>0.701499</text:p>
          </table:table-cell>
          <table:table-cell office:value-type="float" office:value="-0.067038">
            <text:p>-0.067038</text:p>
          </table:table-cell>
          <table:table-cell table:formula="of:=[.I126]-[.$I$2]" office:value-type="float" office:value="-0.047884">
            <text:p>-0.047884</text:p>
          </table:table-cell>
          <table:table-cell table:formula="of:=AVERAGE([.J122:.J126])" office:value-type="float" office:value="0.1747772">
            <text:p>0.1747772</text:p>
          </table:table-cell>
          <table:table-cell table:formula="of:=AVERAGE([.J118:.J126])" office:value-type="float" office:value="0.0164938888888889">
            <text:p>0.0164938889</text:p>
          </table:table-cell>
          <table:table-cell office:value-type="float" office:value="1386.465454">
            <text:p>1386.465454</text:p>
          </table:table-cell>
          <table:table-cell office:value-type="float" office:value="-0.029393">
            <text:p>-0.029393</text:p>
          </table:table-cell>
          <table:table-cell office:value-type="float" office:value="0.025847">
            <text:p>0.025847</text:p>
          </table:table-cell>
          <table:table-cell table:formula="of:=[.O126]-0.021583" office:value-type="float" office:value="0.004264">
            <text:p>0.004264</text:p>
          </table:table-cell>
          <table:table-cell office:value-type="float" office:value="73.977272">
            <text:p>73.977272</text:p>
          </table:table-cell>
          <table:table-cell office:value-type="float" office:value="1752">
            <text:p>1752</text:p>
          </table:table-cell>
          <table:table-cell office:value-type="float" office:value="-1060">
            <text:p>-1060</text:p>
          </table:table-cell>
          <table:table-cell office:value-type="float" office:value="-408">
            <text:p>-408</text:p>
          </table:table-cell>
          <table:table-cell office:value-type="float" office:value="5091">
            <text:p>5091</text:p>
          </table:table-cell>
          <table:table-cell office:value-type="float" office:value="6519.23291">
            <text:p>6519.23291</text:p>
          </table:table-cell>
          <table:table-cell office:value-type="float" office:value="-1.880974">
            <text:p>-1.880974</text:p>
          </table:table-cell>
          <table:table-cell office:value-type="float" office:value="-1.529315">
            <text:p>-1.529315</text:p>
          </table:table-cell>
          <table:table-cell office:value-type="float" office:value="18.695612">
            <text:p>18.695612</text:p>
          </table:table-cell>
        </table:table-row>
        <table:table-row table:style-name="ro1">
          <table:table-cell office:value-type="float" office:value="32639">
            <text:p>32639</text:p>
          </table:table-cell>
          <table:table-cell office:value-type="float" office:value="4">
            <text:p>4</text:p>
          </table:table-cell>
          <table:table-cell office:value-type="float" office:value="-101">
            <text:p>-101</text:p>
          </table:table-cell>
          <table:table-cell office:value-type="float" office:value="2626.202148">
            <text:p>2626.202148</text:p>
          </table:table-cell>
          <table:table-cell office:value-type="float" office:value="-0.02">
            <text:p>-0.02</text:p>
          </table:table-cell>
          <table:table-cell office:value-type="float" office:value="-0.032049">
            <text:p>-0.032049</text:p>
          </table:table-cell>
          <table:table-cell office:value-type="float" office:value="60.245209">
            <text:p>60.245209</text:p>
          </table:table-cell>
          <table:table-cell office:value-type="float" office:value="-0.165332">
            <text:p>-0.165332</text:p>
          </table:table-cell>
          <table:table-cell office:value-type="float" office:value="-0.497994">
            <text:p>-0.497994</text:p>
          </table:table-cell>
          <table:table-cell table:formula="of:=[.I127]-[.$I$2]" office:value-type="float" office:value="-0.47884">
            <text:p>-0.47884</text:p>
          </table:table-cell>
          <table:table-cell table:formula="of:=AVERAGE([.J123:.J127])" office:value-type="float" office:value="0.0167598">
            <text:p>0.0167598</text:p>
          </table:table-cell>
          <table:table-cell table:formula="of:=AVERAGE([.J119:.J127])" office:value-type="float" office:value="0.0571953333333333">
            <text:p>0.0571953333</text:p>
          </table:table-cell>
          <table:table-cell office:value-type="float" office:value="163.557678">
            <text:p>163.557678</text:p>
          </table:table-cell>
          <table:table-cell office:value-type="float" office:value="0">
            <text:p>0</text:p>
          </table:table-cell>
          <table:table-cell office:value-type="float" office:value="0.01279">
            <text:p>0.01279</text:p>
          </table:table-cell>
          <table:table-cell table:formula="of:=[.O127]-0.021583" office:value-type="float" office:value="-0.008793">
            <text:p>-0.008793</text:p>
          </table:table-cell>
          <table:table-cell office:value-type="float" office:value="60.245216">
            <text:p>60.245216</text:p>
          </table:table-cell>
          <table:table-cell office:value-type="float" office:value="1751">
            <text:p>1751</text:p>
          </table:table-cell>
          <table:table-cell office:value-type="float" office:value="-1064">
            <text:p>-1064</text:p>
          </table:table-cell>
          <table:table-cell office:value-type="float" office:value="-412">
            <text:p>-412</text:p>
          </table:table-cell>
          <table:table-cell office:value-type="float" office:value="5192">
            <text:p>5192</text:p>
          </table:table-cell>
          <table:table-cell office:value-type="float" office:value="6619.373535">
            <text:p>6619.373535</text:p>
          </table:table-cell>
          <table:table-cell office:value-type="float" office:value="-1.900974">
            <text:p>-1.900974</text:p>
          </table:table-cell>
          <table:table-cell office:value-type="float" office:value="-1.561364">
            <text:p>-1.561364</text:p>
          </table:table-cell>
          <table:table-cell office:value-type="float" office:value="17.86508">
            <text:p>17.86508</text:p>
          </table:table-cell>
        </table:table-row>
        <table:table-row table:style-name="ro1">
          <table:table-cell office:value-type="float" office:value="32896">
            <text:p>32896</text:p>
          </table:table-cell>
          <table:table-cell office:value-type="float" office:value="9">
            <text:p>9</text:p>
          </table:table-cell>
          <table:table-cell office:value-type="float" office:value="-89">
            <text:p>-89</text:p>
          </table:table-cell>
          <table:table-cell office:value-type="float" office:value="1090.977783">
            <text:p>1090.977783</text:p>
          </table:table-cell>
          <table:table-cell office:value-type="float" office:value="-0.045">
            <text:p>-0.045</text:p>
          </table:table-cell>
          <table:table-cell office:value-type="float" office:value="-0.094435">
            <text:p>-0.094435</text:p>
          </table:table-cell>
          <table:table-cell office:value-type="float" office:value="109.855774">
            <text:p>109.855774</text:p>
          </table:table-cell>
          <table:table-cell office:value-type="float" office:value="-0.07772">
            <text:p>-0.07772</text:p>
          </table:table-cell>
          <table:table-cell office:value-type="float" office:value="0.117316">
            <text:p>0.117316</text:p>
          </table:table-cell>
          <table:table-cell table:formula="of:=[.I128]-[.$I$2]" office:value-type="float" office:value="0.13647">
            <text:p>0.13647</text:p>
          </table:table-cell>
          <table:table-cell table:formula="of:=AVERAGE([.J124:.J128])" office:value-type="float" office:value="0.0205906">
            <text:p>0.0205906</text:p>
          </table:table-cell>
          <table:table-cell table:formula="of:=AVERAGE([.J120:.J128])" office:value-type="float" office:value="0.0457563333333333">
            <text:p>0.0457563333</text:p>
          </table:table-cell>
          <table:table-cell office:value-type="float" office:value="137.20195">
            <text:p>137.20195</text:p>
          </table:table-cell>
          <table:table-cell office:value-type="float" office:value="0">
            <text:p>0</text:p>
          </table:table-cell>
          <table:table-cell office:value-type="float" office:value="0.029977">
            <text:p>0.029977</text:p>
          </table:table-cell>
          <table:table-cell table:formula="of:=[.O128]-0.021583" office:value-type="float" office:value="0.008394">
            <text:p>0.008394</text:p>
          </table:table-cell>
          <table:table-cell office:value-type="float" office:value="109.855782">
            <text:p>109.855782</text:p>
          </table:table-cell>
          <table:table-cell office:value-type="float" office:value="1748">
            <text:p>1748</text:p>
          </table:table-cell>
          <table:table-cell office:value-type="float" office:value="-1073">
            <text:p>-1073</text:p>
          </table:table-cell>
          <table:table-cell office:value-type="float" office:value="-413">
            <text:p>-413</text:p>
          </table:table-cell>
          <table:table-cell office:value-type="float" office:value="5281">
            <text:p>5281</text:p>
          </table:table-cell>
          <table:table-cell office:value-type="float" office:value="6711.425781">
            <text:p>6711.425781</text:p>
          </table:table-cell>
          <table:table-cell office:value-type="float" office:value="-1.945974">
            <text:p>-1.945974</text:p>
          </table:table-cell>
          <table:table-cell office:value-type="float" office:value="-1.655799">
            <text:p>-1.655799</text:p>
          </table:table-cell>
          <table:table-cell office:value-type="float" office:value="14.911577">
            <text:p>14.911577</text:p>
          </table:table-cell>
        </table:table-row>
        <table:table-row table:style-name="ro1">
          <table:table-cell office:value-type="float" office:value="33153">
            <text:p>33153</text:p>
          </table:table-cell>
          <table:table-cell office:value-type="float" office:value="6">
            <text:p>6</text:p>
          </table:table-cell>
          <table:table-cell office:value-type="float" office:value="-60">
            <text:p>-60</text:p>
          </table:table-cell>
          <table:table-cell office:value-type="float" office:value="1106.791382">
            <text:p>1106.791382</text:p>
          </table:table-cell>
          <table:table-cell office:value-type="float" office:value="-0.111818">
            <text:p>-0.111818</text:p>
          </table:table-cell>
          <table:table-cell office:value-type="float" office:value="-0.151171">
            <text:p>-0.151171</text:p>
          </table:table-cell>
          <table:table-cell office:value-type="float" office:value="35.194008">
            <text:p>35.194008</text:p>
          </table:table-cell>
          <table:table-cell office:value-type="float" office:value="0">
            <text:p>0</text:p>
          </table:table-cell>
          <table:table-cell office:value-type="float" office:value="0.177171">
            <text:p>0.177171</text:p>
          </table:table-cell>
          <table:table-cell table:formula="of:=[.I129]-[.$I$2]" office:value-type="float" office:value="0.196325">
            <text:p>0.196325</text:p>
          </table:table-cell>
          <table:table-cell table:formula="of:=AVERAGE([.J125:.J129])" office:value-type="float" office:value="-0.0143648">
            <text:p>-0.0143648</text:p>
          </table:table-cell>
          <table:table-cell table:formula="of:=AVERAGE([.J121:.J129])" office:value-type="float" office:value="-0.00851222222222221">
            <text:p>-0.0085122222</text:p>
          </table:table-cell>
          <table:table-cell office:value-type="float" office:value="1059.350098">
            <text:p>1059.350098</text:p>
          </table:table-cell>
          <table:table-cell office:value-type="float" office:value="0">
            <text:p>0</text:p>
          </table:table-cell>
          <table:table-cell office:value-type="float" office:value="0.027979">
            <text:p>0.027979</text:p>
          </table:table-cell>
          <table:table-cell table:formula="of:=[.O129]-0.021583" office:value-type="float" office:value="0.006396">
            <text:p>0.006396</text:p>
          </table:table-cell>
          <table:table-cell office:value-type="float" office:value="35.194019">
            <text:p>35.194019</text:p>
          </table:table-cell>
          <table:table-cell office:value-type="float" office:value="1746">
            <text:p>1746</text:p>
          </table:table-cell>
          <table:table-cell office:value-type="float" office:value="-1079">
            <text:p>-1079</text:p>
          </table:table-cell>
          <table:table-cell office:value-type="float" office:value="-408">
            <text:p>-408</text:p>
          </table:table-cell>
          <table:table-cell office:value-type="float" office:value="5341">
            <text:p>5341</text:p>
          </table:table-cell>
          <table:table-cell office:value-type="float" office:value="6771.714355">
            <text:p>6771.714355</text:p>
          </table:table-cell>
          <table:table-cell office:value-type="float" office:value="-2.057792">
            <text:p>-2.057792</text:p>
          </table:table-cell>
          <table:table-cell office:value-type="float" office:value="-1.80697">
            <text:p>-1.80697</text:p>
          </table:table-cell>
          <table:table-cell office:value-type="float" office:value="12.188896">
            <text:p>12.188896</text:p>
          </table:table-cell>
        </table:table-row>
        <table:table-row table:style-name="ro1">
          <table:table-cell office:value-type="float" office:value="33410">
            <text:p>33410</text:p>
          </table:table-cell>
          <table:table-cell office:value-type="float" office:value="-3">
            <text:p>-3</text:p>
          </table:table-cell>
          <table:table-cell office:value-type="float" office:value="-57">
            <text:p>-57</text:p>
          </table:table-cell>
          <table:table-cell office:value-type="float" office:value="1813.43103">
            <text:p>1813.43103</text:p>
          </table:table-cell>
          <table:table-cell office:value-type="float" office:value="-0.14">
            <text:p>-0.14</text:p>
          </table:table-cell>
          <table:table-cell office:value-type="float" office:value="-0.16949">
            <text:p>-0.16949</text:p>
          </table:table-cell>
          <table:table-cell office:value-type="float" office:value="21.064377">
            <text:p>21.064377</text:p>
          </table:table-cell>
          <table:table-cell office:value-type="float" office:value="0">
            <text:p>0</text:p>
          </table:table-cell>
          <table:table-cell office:value-type="float" office:value="0.095768">
            <text:p>0.095768</text:p>
          </table:table-cell>
          <table:table-cell table:formula="of:=[.I130]-[.$I$2]" office:value-type="float" office:value="0.114922">
            <text:p>0.114922</text:p>
          </table:table-cell>
          <table:table-cell table:formula="of:=AVERAGE([.J126:.J130])" office:value-type="float" office:value="-0.0158014">
            <text:p>-0.0158014</text:p>
          </table:table-cell>
          <table:table-cell table:formula="of:=AVERAGE([.J122:.J130])" office:value-type="float" office:value="0.0936403333333333">
            <text:p>0.0936403333</text:p>
          </table:table-cell>
          <table:table-cell office:value-type="float" office:value="133.383972">
            <text:p>133.383972</text:p>
          </table:table-cell>
          <table:table-cell office:value-type="float" office:value="0">
            <text:p>0</text:p>
          </table:table-cell>
          <table:table-cell office:value-type="float" office:value="0.020518">
            <text:p>0.020518</text:p>
          </table:table-cell>
          <table:table-cell table:formula="of:=[.O130]-0.021583" office:value-type="float" office:value="-0.001065">
            <text:p>-0.001065</text:p>
          </table:table-cell>
          <table:table-cell office:value-type="float" office:value="21.064379">
            <text:p>21.064379</text:p>
          </table:table-cell>
          <table:table-cell office:value-type="float" office:value="1747">
            <text:p>1747</text:p>
          </table:table-cell>
          <table:table-cell office:value-type="float" office:value="-1076">
            <text:p>-1076</text:p>
          </table:table-cell>
          <table:table-cell office:value-type="float" office:value="-395">
            <text:p>-395</text:p>
          </table:table-cell>
          <table:table-cell office:value-type="float" office:value="5397">
            <text:p>5397</text:p>
          </table:table-cell>
          <table:table-cell office:value-type="float" office:value="6818.203125">
            <text:p>6818.203125</text:p>
          </table:table-cell>
          <table:table-cell office:value-type="float" office:value="-2.197793">
            <text:p>-2.197793</text:p>
          </table:table-cell>
          <table:table-cell office:value-type="float" office:value="-1.97646">
            <text:p>-1.97646</text:p>
          </table:table-cell>
          <table:table-cell office:value-type="float" office:value="10.07066">
            <text:p>10.07066</text:p>
          </table:table-cell>
        </table:table-row>
        <table:table-row table:style-name="ro1">
          <table:table-cell office:value-type="float" office:value="33667">
            <text:p>33667</text:p>
          </table:table-cell>
          <table:table-cell office:value-type="float" office:value="-5">
            <text:p>-5</text:p>
          </table:table-cell>
          <table:table-cell office:value-type="float" office:value="-64">
            <text:p>-64</text:p>
          </table:table-cell>
          <table:table-cell office:value-type="float" office:value="1177.728882">
            <text:p>1177.728882</text:p>
          </table:table-cell>
          <table:table-cell office:value-type="float" office:value="-0.115909">
            <text:p>-0.115909</text:p>
          </table:table-cell>
          <table:table-cell office:value-type="float" office:value="-0.113712">
            <text:p>-0.113712</text:p>
          </table:table-cell>
          <table:table-cell office:value-type="float" office:value="1.895127">
            <text:p>1.895127</text:p>
          </table:table-cell>
          <table:table-cell office:value-type="float" office:value="0">
            <text:p>0</text:p>
          </table:table-cell>
          <table:table-cell office:value-type="float" office:value="0.09098">
            <text:p>0.09098</text:p>
          </table:table-cell>
          <table:table-cell table:formula="of:=[.I131]-[.$I$2]" office:value-type="float" office:value="0.110134">
            <text:p>0.110134</text:p>
          </table:table-cell>
          <table:table-cell table:formula="of:=AVERAGE([.J127:.J131])" office:value-type="float" office:value="0.0158022">
            <text:p>0.0158022</text:p>
          </table:table-cell>
          <table:table-cell table:formula="of:=AVERAGE([.J123:.J131])" office:value-type="float" office:value="0.0712944444444444">
            <text:p>0.0712944444</text:p>
          </table:table-cell>
          <table:table-cell office:value-type="float" office:value="224.175995">
            <text:p>224.175995</text:p>
          </table:table-cell>
          <table:table-cell office:value-type="float" office:value="0">
            <text:p>0</text:p>
          </table:table-cell>
          <table:table-cell office:value-type="float" office:value="0.02145">
            <text:p>0.02145</text:p>
          </table:table-cell>
          <table:table-cell table:formula="of:=[.O131]-0.021583" office:value-type="float" office:value="-0.000132999999999998">
            <text:p>-0.000133</text:p>
          </table:table-cell>
          <table:table-cell office:value-type="float" office:value="1.895123">
            <text:p>1.895123</text:p>
          </table:table-cell>
          <table:table-cell office:value-type="float" office:value="1750">
            <text:p>1750</text:p>
          </table:table-cell>
          <table:table-cell office:value-type="float" office:value="-1072">
            <text:p>-1072</text:p>
          </table:table-cell>
          <table:table-cell office:value-type="float" office:value="-370">
            <text:p>-370</text:p>
          </table:table-cell>
          <table:table-cell office:value-type="float" office:value="5456">
            <text:p>5456</text:p>
          </table:table-cell>
          <table:table-cell office:value-type="float" office:value="6863.613281">
            <text:p>6863.613281</text:p>
          </table:table-cell>
          <table:table-cell office:value-type="float" office:value="-2.313702">
            <text:p>-2.313702</text:p>
          </table:table-cell>
          <table:table-cell office:value-type="float" office:value="-2.090173">
            <text:p>-2.090173</text:p>
          </table:table-cell>
          <table:table-cell office:value-type="float" office:value="9.661093">
            <text:p>9.661093</text:p>
          </table:table-cell>
        </table:table-row>
        <table:table-row table:style-name="ro1">
          <table:table-cell office:value-type="float" office:value="33924">
            <text:p>33924</text:p>
          </table:table-cell>
          <table:table-cell office:value-type="float" office:value="-7">
            <text:p>-7</text:p>
          </table:table-cell>
          <table:table-cell office:value-type="float" office:value="-69">
            <text:p>-69</text:p>
          </table:table-cell>
          <table:table-cell office:value-type="float" office:value="891.730774">
            <text:p>891.730774</text:p>
          </table:table-cell>
          <table:table-cell office:value-type="float" office:value="-0.08">
            <text:p>-0.08</text:p>
          </table:table-cell>
          <table:table-cell office:value-type="float" office:value="-0.070843">
            <text:p>-0.070843</text:p>
          </table:table-cell>
          <table:table-cell office:value-type="float" office:value="11.445684">
            <text:p>11.445684</text:p>
          </table:table-cell>
          <table:table-cell office:value-type="float" office:value="0">
            <text:p>0</text:p>
          </table:table-cell>
          <table:table-cell office:value-type="float" office:value="0.160412">
            <text:p>0.160412</text:p>
          </table:table-cell>
          <table:table-cell table:formula="of:=[.I132]-[.$I$2]" office:value-type="float" office:value="0.179566">
            <text:p>0.179566</text:p>
          </table:table-cell>
          <table:table-cell table:formula="of:=AVERAGE([.J128:.J132])" office:value-type="float" office:value="0.1474834">
            <text:p>0.1474834</text:p>
          </table:table-cell>
          <table:table-cell table:formula="of:=AVERAGE([.J124:.J132])" office:value-type="float" office:value="0.0782111111111111">
            <text:p>0.0782111111</text:p>
          </table:table-cell>
          <table:table-cell office:value-type="float" office:value="176.735611">
            <text:p>176.735611</text:p>
          </table:table-cell>
          <table:table-cell office:value-type="float" office:value="0">
            <text:p>0</text:p>
          </table:table-cell>
          <table:table-cell office:value-type="float" office:value="0.017054">
            <text:p>0.017054</text:p>
          </table:table-cell>
          <table:table-cell table:formula="of:=[.O132]-0.021583" office:value-type="float" office:value="-0.004529">
            <text:p>-0.004529</text:p>
          </table:table-cell>
          <table:table-cell office:value-type="float" office:value="11.445684">
            <text:p>11.445684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-336">
            <text:p>-336</text:p>
          </table:table-cell>
          <table:table-cell office:value-type="float" office:value="5516">
            <text:p>5516</text:p>
          </table:table-cell>
          <table:table-cell office:value-type="float" office:value="6907.109863">
            <text:p>6907.109863</text:p>
          </table:table-cell>
          <table:table-cell office:value-type="float" office:value="-2.393702">
            <text:p>-2.393702</text:p>
          </table:table-cell>
          <table:table-cell office:value-type="float" office:value="-2.161016">
            <text:p>-2.161016</text:p>
          </table:table-cell>
          <table:table-cell office:value-type="float" office:value="9.720733">
            <text:p>9.720733</text:p>
          </table:table-cell>
        </table:table-row>
        <table:table-row table:style-name="ro1">
          <table:table-cell office:value-type="float" office:value="34181">
            <text:p>34181</text:p>
          </table:table-cell>
          <table:table-cell office:value-type="float" office:value="-1">
            <text:p>-1</text:p>
          </table:table-cell>
          <table:table-cell office:value-type="float" office:value="-37">
            <text:p>-37</text:p>
          </table:table-cell>
          <table:table-cell office:value-type="float" office:value="3584.542969">
            <text:p>3584.542969</text:p>
          </table:table-cell>
          <table:table-cell office:value-type="float" office:value="-0.015">
            <text:p>-0.015</text:p>
          </table:table-cell>
          <table:table-cell office:value-type="float" office:value="0.006882">
            <text:p>0.006882</text:p>
          </table:table-cell>
          <table:table-cell office:value-type="float" office:value="145.882172">
            <text:p>145.882172</text:p>
          </table:table-cell>
          <table:table-cell office:value-type="float" office:value="0">
            <text:p>0</text:p>
          </table:table-cell>
          <table:table-cell office:value-type="float" office:value="0.160412">
            <text:p>0.160412</text:p>
          </table:table-cell>
          <table:table-cell table:formula="of:=[.I133]-[.$I$2]" office:value-type="float" office:value="0.179566">
            <text:p>0.179566</text:p>
          </table:table-cell>
          <table:table-cell table:formula="of:=AVERAGE([.J129:.J133])" office:value-type="float" office:value="0.1561026">
            <text:p>0.1561026</text:p>
          </table:table-cell>
          <table:table-cell table:formula="of:=AVERAGE([.J125:.J133])" office:value-type="float" office:value="0.0569293333333333">
            <text:p>0.0569293333</text:p>
          </table:table-cell>
          <table:table-cell office:value-type="float" office:value="442.928894">
            <text:p>442.928894</text:p>
          </table:table-cell>
          <table:table-cell office:value-type="float" office:value="0">
            <text:p>0</text:p>
          </table:table-cell>
          <table:table-cell office:value-type="float" office:value="0.019185">
            <text:p>0.019185</text:p>
          </table:table-cell>
          <table:table-cell table:formula="of:=[.O133]-0.021583" office:value-type="float" office:value="-0.002398">
            <text:p>-0.002398</text:p>
          </table:table-cell>
          <table:table-cell office:value-type="float" office:value="145.882172">
            <text:p>145.882172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315">
            <text:p>-315</text:p>
          </table:table-cell>
          <table:table-cell office:value-type="float" office:value="5547">
            <text:p>5547</text:p>
          </table:table-cell>
          <table:table-cell office:value-type="float" office:value="6929.70459">
            <text:p>6929.70459</text:p>
          </table:table-cell>
          <table:table-cell office:value-type="float" office:value="-2.408702">
            <text:p>-2.408702</text:p>
          </table:table-cell>
          <table:table-cell office:value-type="float" office:value="-2.154134">
            <text:p>-2.154134</text:p>
          </table:table-cell>
          <table:table-cell office:value-type="float" office:value="10.568675">
            <text:p>10.568675</text:p>
          </table:table-cell>
        </table:table-row>
        <table:table-row table:style-name="ro1">
          <table:table-cell office:value-type="float" office:value="34438">
            <text:p>34438</text:p>
          </table:table-cell>
          <table:table-cell office:value-type="float" office:value="0">
            <text:p>0</text:p>
          </table:table-cell>
          <table:table-cell office:value-type="float" office:value="-35">
            <text:p>-3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554">
            <text:p>0.00455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9098">
            <text:p>0.09098</text:p>
          </table:table-cell>
          <table:table-cell table:formula="of:=[.I134]-[.$I$2]" office:value-type="float" office:value="0.110134">
            <text:p>0.110134</text:p>
          </table:table-cell>
          <table:table-cell table:formula="of:=AVERAGE([.J130:.J134])" office:value-type="float" office:value="0.1388644">
            <text:p>0.1388644</text:p>
          </table:table-cell>
          <table:table-cell table:formula="of:=AVERAGE([.J126:.J134])" office:value-type="float" office:value="0.0555992222222222">
            <text:p>0.0555992222</text:p>
          </table:table-cell>
          <table:table-cell office:value-type="float" office:value="105.575012">
            <text:p>105.575012</text:p>
          </table:table-cell>
          <table:table-cell office:value-type="float" office:value="0">
            <text:p>0</text:p>
          </table:table-cell>
          <table:table-cell office:value-type="float" office:value="0.027312">
            <text:p>0.027312</text:p>
          </table:table-cell>
          <table:table-cell table:formula="of:=[.O134]-0.021583" office:value-type="float" office:value="0.005729">
            <text:p>0.005729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96">
            <text:p>-296</text:p>
          </table:table-cell>
          <table:table-cell office:value-type="float" office:value="5576">
            <text:p>5576</text:p>
          </table:table-cell>
          <table:table-cell office:value-type="float" office:value="6951.75293">
            <text:p>6951.75293</text:p>
          </table:table-cell>
          <table:table-cell office:value-type="float" office:value="-2.408702">
            <text:p>-2.408702</text:p>
          </table:table-cell>
          <table:table-cell office:value-type="float" office:value="-2.14958">
            <text:p>-2.14958</text:p>
          </table:table-cell>
          <table:table-cell office:value-type="float" office:value="10.757741">
            <text:p>10.757741</text:p>
          </table:table-cell>
        </table:table-row>
        <table:table-row table:style-name="ro1">
          <table:table-cell office:value-type="float" office:value="34695">
            <text:p>34695</text:p>
          </table:table-cell>
          <table:table-cell office:value-type="float" office:value="0">
            <text:p>0</text:p>
          </table:table-cell>
          <table:table-cell office:value-type="float" office:value="-28">
            <text:p>-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79009">
            <text:p>0.079009</text:p>
          </table:table-cell>
          <table:table-cell table:formula="of:=[.I135]-[.$I$2]" office:value-type="float" office:value="0.098163">
            <text:p>0.098163</text:p>
          </table:table-cell>
          <table:table-cell table:formula="of:=AVERAGE([.J131:.J135])" office:value-type="float" office:value="0.1355126">
            <text:p>0.1355126</text:p>
          </table:table-cell>
          <table:table-cell table:formula="of:=AVERAGE([.J127:.J135])" office:value-type="float" office:value="0.0718266666666667">
            <text:p>0.07182666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319">
            <text:p>0.019319</text:p>
          </table:table-cell>
          <table:table-cell table:formula="of:=[.O135]-0.021583" office:value-type="float" office:value="-0.002264">
            <text:p>-0.002264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81">
            <text:p>-281</text:p>
          </table:table-cell>
          <table:table-cell office:value-type="float" office:value="5600">
            <text:p>5600</text:p>
          </table:table-cell>
          <table:table-cell office:value-type="float" office:value="6970.288574">
            <text:p>6970.288574</text:p>
          </table:table-cell>
          <table:table-cell office:value-type="float" office:value="-2.408702">
            <text:p>-2.408702</text:p>
          </table:table-cell>
          <table:table-cell office:value-type="float" office:value="-2.143211">
            <text:p>-2.143211</text:p>
          </table:table-cell>
          <table:table-cell office:value-type="float" office:value="11.022142">
            <text:p>11.022142</text:p>
          </table:table-cell>
        </table:table-row>
        <table:table-row table:style-name="ro1">
          <table:table-cell office:value-type="float" office:value="34952">
            <text:p>34952</text:p>
          </table:table-cell>
          <table:table-cell office:value-type="float" office:value="0">
            <text:p>0</text:p>
          </table:table-cell>
          <table:table-cell office:value-type="float" office:value="-26">
            <text:p>-2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24">
            <text:p>0.0059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36469">
            <text:p>0.136469</text:p>
          </table:table-cell>
          <table:table-cell table:formula="of:=[.I136]-[.$I$2]" office:value-type="float" office:value="0.155623">
            <text:p>0.155623</text:p>
          </table:table-cell>
          <table:table-cell table:formula="of:=AVERAGE([.J132:.J136])" office:value-type="float" office:value="0.1446104">
            <text:p>0.1446104</text:p>
          </table:table-cell>
          <table:table-cell table:formula="of:=AVERAGE([.J128:.J136])" office:value-type="float" office:value="0.142322555555556">
            <text:p>0.142322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851">
            <text:p>0.019851</text:p>
          </table:table-cell>
          <table:table-cell table:formula="of:=[.O136]-0.021583" office:value-type="float" office:value="-0.001732">
            <text:p>-0.001732</text:p>
          </table:table-cell>
          <table:table-cell office:value-type="float" office:value="100">
            <text:p>100</text:p>
          </table:table-cell>
          <table:table-cell office:value-type="float" office:value="1756">
            <text:p>1756</text:p>
          </table:table-cell>
          <table:table-cell office:value-type="float" office:value="-1066">
            <text:p>-1066</text:p>
          </table:table-cell>
          <table:table-cell office:value-type="float" office:value="-267">
            <text:p>-267</text:p>
          </table:table-cell>
          <table:table-cell office:value-type="float" office:value="5622">
            <text:p>5622</text:p>
          </table:table-cell>
          <table:table-cell office:value-type="float" office:value="6987.265137">
            <text:p>6987.265137</text:p>
          </table:table-cell>
          <table:table-cell office:value-type="float" office:value="-2.408702">
            <text:p>-2.408702</text:p>
          </table:table-cell>
          <table:table-cell office:value-type="float" office:value="-2.137288">
            <text:p>-2.137288</text:p>
          </table:table-cell>
          <table:table-cell office:value-type="float" office:value="11.268064">
            <text:p>11.268064</text:p>
          </table:table-cell>
        </table:table-row>
        <table:table-row table:style-name="ro1">
          <table:table-cell office:value-type="float" office:value="35209">
            <text:p>35209</text:p>
          </table:table-cell>
          <table:table-cell office:value-type="float" office:value="2">
            <text:p>2</text:p>
          </table:table-cell>
          <table:table-cell office:value-type="float" office:value="-48">
            <text:p>-48</text:p>
          </table:table-cell>
          <table:table-cell office:value-type="float" office:value="2511.556152">
            <text:p>2511.556152</text:p>
          </table:table-cell>
          <table:table-cell office:value-type="float" office:value="-0.01">
            <text:p>-0.01</text:p>
          </table:table-cell>
          <table:table-cell office:value-type="float" office:value="-0.029926">
            <text:p>-0.029926</text:p>
          </table:table-cell>
          <table:table-cell office:value-type="float" office:value="199.261337">
            <text:p>199.261337</text:p>
          </table:table-cell>
          <table:table-cell office:value-type="float" office:value="0">
            <text:p>0</text:p>
          </table:table-cell>
          <table:table-cell office:value-type="float" office:value="0.076614">
            <text:p>0.076614</text:p>
          </table:table-cell>
          <table:table-cell table:formula="of:=[.I137]-[.$I$2]" office:value-type="float" office:value="0.095768">
            <text:p>0.095768</text:p>
          </table:table-cell>
          <table:table-cell table:formula="of:=AVERAGE([.J133:.J137])" office:value-type="float" office:value="0.1278508">
            <text:p>0.1278508</text:p>
          </table:table-cell>
          <table:table-cell table:formula="of:=AVERAGE([.J129:.J137])" office:value-type="float" office:value="0.137800111111111">
            <text:p>0.1378001111</text:p>
          </table:table-cell>
          <table:table-cell office:value-type="float" office:value="1214.849243">
            <text:p>1214.849243</text:p>
          </table:table-cell>
          <table:table-cell office:value-type="float" office:value="0">
            <text:p>0</text:p>
          </table:table-cell>
          <table:table-cell office:value-type="float" office:value="0.01732">
            <text:p>0.01732</text:p>
          </table:table-cell>
          <table:table-cell table:formula="of:=[.O137]-0.021583" office:value-type="float" office:value="-0.004263">
            <text:p>-0.004263</text:p>
          </table:table-cell>
          <table:table-cell office:value-type="float" office:value="199.261368">
            <text:p>199.261368</text:p>
          </table:table-cell>
          <table:table-cell office:value-type="float" office:value="1755">
            <text:p>1755</text:p>
          </table:table-cell>
          <table:table-cell office:value-type="float" office:value="-1067">
            <text:p>-1067</text:p>
          </table:table-cell>
          <table:table-cell office:value-type="float" office:value="-241">
            <text:p>-241</text:p>
          </table:table-cell>
          <table:table-cell office:value-type="float" office:value="5663">
            <text:p>5663</text:p>
          </table:table-cell>
          <table:table-cell office:value-type="float" office:value="7019.751953">
            <text:p>7019.751953</text:p>
          </table:table-cell>
          <table:table-cell office:value-type="float" office:value="-2.418702">
            <text:p>-2.418702</text:p>
          </table:table-cell>
          <table:table-cell office:value-type="float" office:value="-2.167214">
            <text:p>-2.167214</text:p>
          </table:table-cell>
          <table:table-cell office:value-type="float" office:value="10.397644">
            <text:p>10.397644</text:p>
          </table:table-cell>
        </table:table-row>
        <table:table-row table:style-name="ro1">
          <table:table-cell office:value-type="float" office:value="35466">
            <text:p>35466</text:p>
          </table:table-cell>
          <table:table-cell office:value-type="float" office:value="12">
            <text:p>12</text:p>
          </table:table-cell>
          <table:table-cell office:value-type="float" office:value="-78">
            <text:p>-78</text:p>
          </table:table-cell>
          <table:table-cell office:value-type="float" office:value="749.670227">
            <text:p>749.670227</text:p>
          </table:table-cell>
          <table:table-cell office:value-type="float" office:value="-0.054783">
            <text:p>-0.054783</text:p>
          </table:table-cell>
          <table:table-cell office:value-type="float" office:value="-0.024687">
            <text:p>-0.024687</text:p>
          </table:table-cell>
          <table:table-cell office:value-type="float" office:value="54.935791">
            <text:p>54.935791</text:p>
          </table:table-cell>
          <table:table-cell office:value-type="float" office:value="0">
            <text:p>0</text:p>
          </table:table-cell>
          <table:table-cell office:value-type="float" office:value="0.129287">
            <text:p>0.129287</text:p>
          </table:table-cell>
          <table:table-cell table:formula="of:=[.I138]-[.$I$2]" office:value-type="float" office:value="0.148441">
            <text:p>0.148441</text:p>
          </table:table-cell>
          <table:table-cell table:formula="of:=AVERAGE([.J134:.J138])" office:value-type="float" office:value="0.1216258">
            <text:p>0.1216258</text:p>
          </table:table-cell>
          <table:table-cell table:formula="of:=AVERAGE([.J130:.J138])" office:value-type="float" office:value="0.132479666666667">
            <text:p>0.1324796667</text:p>
          </table:table-cell>
          <table:table-cell office:value-type="float" office:value="397.293121">
            <text:p>397.293121</text:p>
          </table:table-cell>
          <table:table-cell office:value-type="float" office:value="0">
            <text:p>0</text:p>
          </table:table-cell>
          <table:table-cell office:value-type="float" office:value="0.020251">
            <text:p>0.020251</text:p>
          </table:table-cell>
          <table:table-cell table:formula="of:=[.O138]-0.021583" office:value-type="float" office:value="-0.001332">
            <text:p>-0.001332</text:p>
          </table:table-cell>
          <table:table-cell office:value-type="float" office:value="54.935791">
            <text:p>54.935791</text:p>
          </table:table-cell>
          <table:table-cell office:value-type="float" office:value="1746">
            <text:p>1746</text:p>
          </table:table-cell>
          <table:table-cell office:value-type="float" office:value="-1075">
            <text:p>-1075</text:p>
          </table:table-cell>
          <table:table-cell office:value-type="float" office:value="-197">
            <text:p>-197</text:p>
          </table:table-cell>
          <table:table-cell office:value-type="float" office:value="5728">
            <text:p>5728</text:p>
          </table:table-cell>
          <table:table-cell office:value-type="float" office:value="7075.030273">
            <text:p>7075.030273</text:p>
          </table:table-cell>
          <table:table-cell office:value-type="float" office:value="-2.473484">
            <text:p>-2.473484</text:p>
          </table:table-cell>
          <table:table-cell office:value-type="float" office:value="-2.191901">
            <text:p>-2.191901</text:p>
          </table:table-cell>
          <table:table-cell office:value-type="float" office:value="11.384075">
            <text:p>11.384075</text:p>
          </table:table-cell>
        </table:table-row>
        <table:table-row table:style-name="ro1">
          <table:table-cell office:value-type="float" office:value="35723">
            <text:p>35723</text:p>
          </table:table-cell>
          <table:table-cell office:value-type="float" office:value="28">
            <text:p>28</text:p>
          </table:table-cell>
          <table:table-cell office:value-type="float" office:value="-145">
            <text:p>-145</text:p>
          </table:table-cell>
          <table:table-cell office:value-type="float" office:value="617.891052">
            <text:p>617.891052</text:p>
          </table:table-cell>
          <table:table-cell office:value-type="float" office:value="-0.02">
            <text:p>-0.02</text:p>
          </table:table-cell>
          <table:table-cell office:value-type="float" office:value="-0.011334">
            <text:p>-0.011334</text:p>
          </table:table-cell>
          <table:table-cell office:value-type="float" office:value="43.332088">
            <text:p>43.332088</text:p>
          </table:table-cell>
          <table:table-cell office:value-type="float" office:value="0">
            <text:p>0</text:p>
          </table:table-cell>
          <table:table-cell office:value-type="float" office:value="0.126893">
            <text:p>0.126893</text:p>
          </table:table-cell>
          <table:table-cell table:formula="of:=[.I139]-[.$I$2]" office:value-type="float" office:value="0.146047">
            <text:p>0.146047</text:p>
          </table:table-cell>
          <table:table-cell table:formula="of:=AVERAGE([.J135:.J139])" office:value-type="float" office:value="0.1288084">
            <text:p>0.1288084</text:p>
          </table:table-cell>
          <table:table-cell table:formula="of:=AVERAGE([.J131:.J139])" office:value-type="float" office:value="0.135938">
            <text:p>0.135938</text:p>
          </table:table-cell>
          <table:table-cell office:value-type="float" office:value="519.056763">
            <text:p>519.056763</text:p>
          </table:table-cell>
          <table:table-cell office:value-type="float" office:value="0">
            <text:p>0</text:p>
          </table:table-cell>
          <table:table-cell office:value-type="float" office:value="0.030243">
            <text:p>0.030243</text:p>
          </table:table-cell>
          <table:table-cell table:formula="of:=[.O139]-0.021583" office:value-type="float" office:value="0.00866">
            <text:p>0.00866</text:p>
          </table:table-cell>
          <table:table-cell office:value-type="float" office:value="43.332092">
            <text:p>43.332092</text:p>
          </table:table-cell>
          <table:table-cell office:value-type="float" office:value="1724">
            <text:p>1724</text:p>
          </table:table-cell>
          <table:table-cell office:value-type="float" office:value="-1092">
            <text:p>-1092</text:p>
          </table:table-cell>
          <table:table-cell office:value-type="float" office:value="-113">
            <text:p>-113</text:p>
          </table:table-cell>
          <table:table-cell office:value-type="float" office:value="5846">
            <text:p>5846</text:p>
          </table:table-cell>
          <table:table-cell office:value-type="float" office:value="7177.075684">
            <text:p>7177.075684</text:p>
          </table:table-cell>
          <table:table-cell office:value-type="float" office:value="-2.493484">
            <text:p>-2.493484</text:p>
          </table:table-cell>
          <table:table-cell office:value-type="float" office:value="-2.203234">
            <text:p>-2.203234</text:p>
          </table:table-cell>
          <table:table-cell office:value-type="float" office:value="11.640331">
            <text:p>11.640331</text:p>
          </table:table-cell>
        </table:table-row>
        <table:table-row table:style-name="ro1">
          <table:table-cell office:value-type="float" office:value="35980">
            <text:p>35980</text:p>
          </table:table-cell>
          <table:table-cell office:value-type="float" office:value="31">
            <text:p>31</text:p>
          </table:table-cell>
          <table:table-cell office:value-type="float" office:value="-145">
            <text:p>-145</text:p>
          </table:table-cell>
          <table:table-cell office:value-type="float" office:value="568.792847">
            <text:p>568.792847</text:p>
          </table:table-cell>
          <table:table-cell office:value-type="float" office:value="-0.02">
            <text:p>-0.02</text:p>
          </table:table-cell>
          <table:table-cell office:value-type="float" office:value="-0.020887">
            <text:p>-0.020887</text:p>
          </table:table-cell>
          <table:table-cell office:value-type="float" office:value="4.43331">
            <text:p>4.43331</text:p>
          </table:table-cell>
          <table:table-cell office:value-type="float" office:value="0">
            <text:p>0</text:p>
          </table:table-cell>
          <table:table-cell office:value-type="float" office:value="0.124498">
            <text:p>0.124498</text:p>
          </table:table-cell>
          <table:table-cell table:formula="of:=[.I140]-[.$I$2]" office:value-type="float" office:value="0.143652">
            <text:p>0.143652</text:p>
          </table:table-cell>
          <table:table-cell table:formula="of:=AVERAGE([.J136:.J140])" office:value-type="float" office:value="0.1379062">
            <text:p>0.1379062</text:p>
          </table:table-cell>
          <table:table-cell table:formula="of:=AVERAGE([.J132:.J140])" office:value-type="float" office:value="0.139662222222222">
            <text:p>0.1396622222</text:p>
          </table:table-cell>
          <table:table-cell office:value-type="float" office:value="110.542297">
            <text:p>110.542297</text:p>
          </table:table-cell>
          <table:table-cell office:value-type="float" office:value="0">
            <text:p>0</text:p>
          </table:table-cell>
          <table:table-cell office:value-type="float" office:value="0.029044">
            <text:p>0.029044</text:p>
          </table:table-cell>
          <table:table-cell table:formula="of:=[.O140]-0.021583" office:value-type="float" office:value="0.007461">
            <text:p>0.007461</text:p>
          </table:table-cell>
          <table:table-cell office:value-type="float" office:value="4.433316">
            <text:p>4.433316</text:p>
          </table:table-cell>
          <table:table-cell office:value-type="float" office:value="1699">
            <text:p>1699</text:p>
          </table:table-cell>
          <table:table-cell office:value-type="float" office:value="-1111">
            <text:p>-1111</text:p>
          </table:table-cell>
          <table:table-cell office:value-type="float" office:value="-27">
            <text:p>-27</text:p>
          </table:table-cell>
          <table:table-cell office:value-type="float" office:value="5963">
            <text:p>5963</text:p>
          </table:table-cell>
          <table:table-cell office:value-type="float" office:value="7281.521484">
            <text:p>7281.521484</text:p>
          </table:table-cell>
          <table:table-cell office:value-type="float" office:value="-2.513484">
            <text:p>-2.513484</text:p>
          </table:table-cell>
          <table:table-cell office:value-type="float" office:value="-2.224121">
            <text:p>-2.224121</text:p>
          </table:table-cell>
          <table:table-cell office:value-type="float" office:value="11.512431">
            <text:p>11.512431</text:p>
          </table:table-cell>
        </table:table-row>
        <table:table-row table:style-name="ro1">
          <table:table-cell office:value-type="float" office:value="36237">
            <text:p>36237</text:p>
          </table:table-cell>
          <table:table-cell office:value-type="float" office:value="29">
            <text:p>29</text:p>
          </table:table-cell>
          <table:table-cell office:value-type="float" office:value="-117">
            <text:p>-117</text:p>
          </table:table-cell>
          <table:table-cell office:value-type="float" office:value="502.425537">
            <text:p>502.425537</text:p>
          </table:table-cell>
          <table:table-cell office:value-type="float" office:value="-0.017807">
            <text:p>-0.017807</text:p>
          </table:table-cell>
          <table:table-cell office:value-type="float" office:value="-0.011197">
            <text:p>-0.011197</text:p>
          </table:table-cell>
          <table:table-cell office:value-type="float" office:value="37.122433">
            <text:p>37.122433</text:p>
          </table:table-cell>
          <table:table-cell office:value-type="float" office:value="0">
            <text:p>0</text:p>
          </table:table-cell>
          <table:table-cell office:value-type="float" office:value="0.110133">
            <text:p>0.110133</text:p>
          </table:table-cell>
          <table:table-cell table:formula="of:=[.I141]-[.$I$2]" office:value-type="float" office:value="0.129287">
            <text:p>0.129287</text:p>
          </table:table-cell>
          <table:table-cell table:formula="of:=AVERAGE([.J137:.J141])" office:value-type="float" office:value="0.132639">
            <text:p>0.132639</text:p>
          </table:table-cell>
          <table:table-cell table:formula="of:=AVERAGE([.J133:.J141])" office:value-type="float" office:value="0.134075666666667">
            <text:p>0.1340756667</text:p>
          </table:table-cell>
          <table:table-cell office:value-type="float" office:value="1531.118286">
            <text:p>1531.118286</text:p>
          </table:table-cell>
          <table:table-cell office:value-type="float" office:value="0">
            <text:p>0</text:p>
          </table:table-cell>
          <table:table-cell office:value-type="float" office:value="0.029977">
            <text:p>0.029977</text:p>
          </table:table-cell>
          <table:table-cell table:formula="of:=[.O141]-0.021583" office:value-type="float" office:value="0.008394">
            <text:p>0.008394</text:p>
          </table:table-cell>
          <table:table-cell office:value-type="float" office:value="37.122433">
            <text:p>37.122433</text:p>
          </table:table-cell>
          <table:table-cell office:value-type="float" office:value="1676">
            <text:p>1676</text:p>
          </table:table-cell>
          <table:table-cell office:value-type="float" office:value="-1128">
            <text:p>-1128</text:p>
          </table:table-cell>
          <table:table-cell office:value-type="float" office:value="44">
            <text:p>44</text:p>
          </table:table-cell>
          <table:table-cell office:value-type="float" office:value="6056">
            <text:p>6056</text:p>
          </table:table-cell>
          <table:table-cell office:value-type="float" office:value="7367.040039">
            <text:p>7367.040039</text:p>
          </table:table-cell>
          <table:table-cell office:value-type="float" office:value="-2.531291">
            <text:p>-2.531291</text:p>
          </table:table-cell>
          <table:table-cell office:value-type="float" office:value="-2.235318">
            <text:p>-2.235318</text:p>
          </table:table-cell>
          <table:table-cell office:value-type="float" office:value="11.692591">
            <text:p>11.692591</text:p>
          </table:table-cell>
        </table:table-row>
        <table:table-row table:style-name="ro1">
          <table:table-cell office:value-type="float" office:value="36494">
            <text:p>36494</text:p>
          </table:table-cell>
          <table:table-cell office:value-type="float" office:value="26">
            <text:p>26</text:p>
          </table:table-cell>
          <table:table-cell office:value-type="float" office:value="-131">
            <text:p>-131</text:p>
          </table:table-cell>
          <table:table-cell office:value-type="float" office:value="602.381714">
            <text:p>602.381714</text:p>
          </table:table-cell>
          <table:table-cell office:value-type="float" office:value="-0.01">
            <text:p>-0.01</text:p>
          </table:table-cell>
          <table:table-cell office:value-type="float" office:value="-0.000856">
            <text:p>-0.000856</text:p>
          </table:table-cell>
          <table:table-cell office:value-type="float" office:value="91.439896">
            <text:p>91.439896</text:p>
          </table:table-cell>
          <table:table-cell office:value-type="float" office:value="0.030281">
            <text:p>0.030281</text:p>
          </table:table-cell>
          <table:table-cell office:value-type="float" office:value="0.174777">
            <text:p>0.174777</text:p>
          </table:table-cell>
          <table:table-cell table:formula="of:=[.I142]-[.$I$2]" office:value-type="float" office:value="0.193931">
            <text:p>0.193931</text:p>
          </table:table-cell>
          <table:table-cell table:formula="of:=AVERAGE([.J138:.J142])" office:value-type="float" office:value="0.1522716">
            <text:p>0.1522716</text:p>
          </table:table-cell>
          <table:table-cell table:formula="of:=AVERAGE([.J134:.J142])" office:value-type="float" office:value="0.135671777777778">
            <text:p>0.1356717778</text:p>
          </table:table-cell>
          <table:table-cell office:value-type="float" office:value="363.861542">
            <text:p>363.861542</text:p>
          </table:table-cell>
          <table:table-cell office:value-type="float" office:value="-0.038911">
            <text:p>-0.038911</text:p>
          </table:table-cell>
          <table:table-cell office:value-type="float" office:value="-0.028245">
            <text:p>-0.028245</text:p>
          </table:table-cell>
          <table:table-cell table:formula="of:=[.O142]-0.021583" office:value-type="float" office:value="-0.049828">
            <text:p>-0.049828</text:p>
          </table:table-cell>
          <table:table-cell office:value-type="float" office:value="91.439888">
            <text:p>91.439888</text:p>
          </table:table-cell>
          <table:table-cell office:value-type="float" office:value="1655">
            <text:p>1655</text:p>
          </table:table-cell>
          <table:table-cell office:value-type="float" office:value="-1143">
            <text:p>-1143</text:p>
          </table:table-cell>
          <table:table-cell office:value-type="float" office:value="125">
            <text:p>125</text:p>
          </table:table-cell>
          <table:table-cell office:value-type="float" office:value="6159">
            <text:p>6159</text:p>
          </table:table-cell>
          <table:table-cell office:value-type="float" office:value="7460.569824">
            <text:p>7460.569824</text:p>
          </table:table-cell>
          <table:table-cell office:value-type="float" office:value="-2.541291">
            <text:p>-2.541291</text:p>
          </table:table-cell>
          <table:table-cell office:value-type="float" office:value="-2.236174">
            <text:p>-2.236174</text:p>
          </table:table-cell>
          <table:table-cell office:value-type="float" office:value="12.0064">
            <text:p>12.0064</text:p>
          </table:table-cell>
        </table:table-row>
        <table:table-row table:style-name="ro1">
          <table:table-cell office:value-type="float" office:value="36751">
            <text:p>36751</text:p>
          </table:table-cell>
          <table:table-cell office:value-type="float" office:value="23">
            <text:p>23</text:p>
          </table:table-cell>
          <table:table-cell office:value-type="float" office:value="-127">
            <text:p>-127</text:p>
          </table:table-cell>
          <table:table-cell office:value-type="float" office:value="650.721252">
            <text:p>650.721252</text:p>
          </table:table-cell>
          <table:table-cell office:value-type="float" office:value="-0.012778">
            <text:p>-0.012778</text:p>
          </table:table-cell>
          <table:table-cell office:value-type="float" office:value="-0.016333">
            <text:p>-0.016333</text:p>
          </table:table-cell>
          <table:table-cell office:value-type="float" office:value="27.821011">
            <text:p>27.821011</text:p>
          </table:table-cell>
          <table:table-cell office:value-type="float" office:value="0.139627">
            <text:p>0.139627</text:p>
          </table:table-cell>
          <table:table-cell office:value-type="float" office:value="0.237026">
            <text:p>0.237026</text:p>
          </table:table-cell>
          <table:table-cell table:formula="of:=[.I143]-[.$I$2]" office:value-type="float" office:value="0.25618">
            <text:p>0.25618</text:p>
          </table:table-cell>
          <table:table-cell table:formula="of:=AVERAGE([.J139:.J143])" office:value-type="float" office:value="0.1738194">
            <text:p>0.1738194</text:p>
          </table:table-cell>
          <table:table-cell table:formula="of:=AVERAGE([.J135:.J143])" office:value-type="float" office:value="0.151899111111111">
            <text:p>0.1518991111</text:p>
          </table:table-cell>
          <table:table-cell office:value-type="float" office:value="231.778809">
            <text:p>231.778809</text:p>
          </table:table-cell>
          <table:table-cell office:value-type="float" office:value="-0.155642">
            <text:p>-0.155642</text:p>
          </table:table-cell>
          <table:table-cell office:value-type="float" office:value="-0.162409">
            <text:p>-0.162409</text:p>
          </table:table-cell>
          <table:table-cell table:formula="of:=[.O143]-0.021583" office:value-type="float" office:value="-0.183992">
            <text:p>-0.183992</text:p>
          </table:table-cell>
          <table:table-cell office:value-type="float" office:value="27.821005">
            <text:p>27.821005</text:p>
          </table:table-cell>
          <table:table-cell office:value-type="float" office:value="1636">
            <text:p>1636</text:p>
          </table:table-cell>
          <table:table-cell office:value-type="float" office:value="-1156">
            <text:p>-1156</text:p>
          </table:table-cell>
          <table:table-cell office:value-type="float" office:value="203">
            <text:p>203</text:p>
          </table:table-cell>
          <table:table-cell office:value-type="float" office:value="6259">
            <text:p>6259</text:p>
          </table:table-cell>
          <table:table-cell office:value-type="float" office:value="7552.199219">
            <text:p>7552.199219</text:p>
          </table:table-cell>
          <table:table-cell office:value-type="float" office:value="-2.554069">
            <text:p>-2.554069</text:p>
          </table:table-cell>
          <table:table-cell office:value-type="float" office:value="-2.252506">
            <text:p>-2.252506</text:p>
          </table:table-cell>
          <table:table-cell office:value-type="float" office:value="11.807151">
            <text:p>11.807151</text:p>
          </table:table-cell>
        </table:table-row>
        <table:table-row table:style-name="ro1">
          <table:table-cell office:value-type="float" office:value="37008">
            <text:p>37008</text:p>
          </table:table-cell>
          <table:table-cell office:value-type="float" office:value="20">
            <text:p>20</text:p>
          </table:table-cell>
          <table:table-cell office:value-type="float" office:value="-103">
            <text:p>-103</text:p>
          </table:table-cell>
          <table:table-cell office:value-type="float" office:value="615.519165">
            <text:p>615.519165</text:p>
          </table:table-cell>
          <table:table-cell office:value-type="float" office:value="-0.025">
            <text:p>-0.025</text:p>
          </table:table-cell>
          <table:table-cell office:value-type="float" office:value="-0.033042">
            <text:p>-0.033042</text:p>
          </table:table-cell>
          <table:table-cell office:value-type="float" office:value="32.168037">
            <text:p>32.168037</text:p>
          </table:table-cell>
          <table:table-cell office:value-type="float" office:value="0.898323">
            <text:p>0.898323</text:p>
          </table:table-cell>
          <table:table-cell office:value-type="float" office:value="-0.229843">
            <text:p>-0.229843</text:p>
          </table:table-cell>
          <table:table-cell table:formula="of:=[.I144]-[.$I$2]" office:value-type="float" office:value="-0.210689">
            <text:p>-0.210689</text:p>
          </table:table-cell>
          <table:table-cell table:formula="of:=AVERAGE([.J140:.J144])" office:value-type="float" office:value="0.1024722">
            <text:p>0.1024722</text:p>
          </table:table-cell>
          <table:table-cell table:formula="of:=AVERAGE([.J136:.J144])" office:value-type="float" office:value="0.117582222222222">
            <text:p>0.1175822222</text:p>
          </table:table-cell>
          <table:table-cell office:value-type="float" office:value="885.401794">
            <text:p>885.401794</text:p>
          </table:table-cell>
          <table:table-cell office:value-type="float" office:value="-0.291829">
            <text:p>-0.291829</text:p>
          </table:table-cell>
          <table:table-cell office:value-type="float" office:value="-0.115511">
            <text:p>-0.115511</text:p>
          </table:table-cell>
          <table:table-cell table:formula="of:=[.O144]-0.021583" office:value-type="float" office:value="-0.137094">
            <text:p>-0.137094</text:p>
          </table:table-cell>
          <table:table-cell office:value-type="float" office:value="32.168053">
            <text:p>32.168053</text:p>
          </table:table-cell>
          <table:table-cell office:value-type="float" office:value="1619">
            <text:p>1619</text:p>
          </table:table-cell>
          <table:table-cell office:value-type="float" office:value="-1167">
            <text:p>-1167</text:p>
          </table:table-cell>
          <table:table-cell office:value-type="float" office:value="268">
            <text:p>268</text:p>
          </table:table-cell>
          <table:table-cell office:value-type="float" office:value="6339">
            <text:p>6339</text:p>
          </table:table-cell>
          <table:table-cell office:value-type="float" office:value="7626.61377">
            <text:p>7626.61377</text:p>
          </table:table-cell>
          <table:table-cell office:value-type="float" office:value="-2.579069">
            <text:p>-2.579069</text:p>
          </table:table-cell>
          <table:table-cell office:value-type="float" office:value="-2.285548">
            <text:p>-2.285548</text:p>
          </table:table-cell>
          <table:table-cell office:value-type="float" office:value="11.380886">
            <text:p>11.380886</text:p>
          </table:table-cell>
        </table:table-row>
        <table:table-row table:style-name="ro1">
          <table:table-cell office:value-type="float" office:value="37265">
            <text:p>37265</text:p>
          </table:table-cell>
          <table:table-cell office:value-type="float" office:value="19">
            <text:p>19</text:p>
          </table:table-cell>
          <table:table-cell office:value-type="float" office:value="-71">
            <text:p>-71</text:p>
          </table:table-cell>
          <table:table-cell office:value-type="float" office:value="472.032837">
            <text:p>472.032837</text:p>
          </table:table-cell>
          <table:table-cell office:value-type="float" office:value="-0.023108">
            <text:p>-0.023108</text:p>
          </table:table-cell>
          <table:table-cell office:value-type="float" office:value="-0.020305">
            <text:p>-0.020305</text:p>
          </table:table-cell>
          <table:table-cell office:value-type="float" office:value="12.132245">
            <text:p>12.132245</text:p>
          </table:table-cell>
          <table:table-cell office:value-type="float" office:value="-0.361684">
            <text:p>-0.361684</text:p>
          </table:table-cell>
          <table:table-cell office:value-type="float" office:value="0.270545">
            <text:p>0.270545</text:p>
          </table:table-cell>
          <table:table-cell table:formula="of:=[.I145]-[.$I$2]" office:value-type="float" office:value="0.289699">
            <text:p>0.289699</text:p>
          </table:table-cell>
          <table:table-cell table:formula="of:=AVERAGE([.J141:.J145])" office:value-type="float" office:value="0.1316816">
            <text:p>0.1316816</text:p>
          </table:table-cell>
          <table:table-cell table:formula="of:=AVERAGE([.J137:.J145])" office:value-type="float" office:value="0.132479555555556">
            <text:p>0.1324795556</text:p>
          </table:table-cell>
          <table:table-cell office:value-type="float" office:value="3341.759766">
            <text:p>3341.759766</text:p>
          </table:table-cell>
          <table:table-cell office:value-type="float" office:value="-0.088399">
            <text:p>-0.088399</text:p>
          </table:table-cell>
          <table:table-cell office:value-type="float" office:value="-0.079672">
            <text:p>-0.079672</text:p>
          </table:table-cell>
          <table:table-cell table:formula="of:=[.O145]-0.021583" office:value-type="float" office:value="-0.101255">
            <text:p>-0.101255</text:p>
          </table:table-cell>
          <table:table-cell office:value-type="float" office:value="12.132253">
            <text:p>12.132253</text:p>
          </table:table-cell>
          <table:table-cell office:value-type="float" office:value="1603">
            <text:p>1603</text:p>
          </table:table-cell>
          <table:table-cell office:value-type="float" office:value="-1177">
            <text:p>-1177</text:p>
          </table:table-cell>
          <table:table-cell office:value-type="float" office:value="314">
            <text:p>314</text:p>
          </table:table-cell>
          <table:table-cell office:value-type="float" office:value="6392">
            <text:p>6392</text:p>
          </table:table-cell>
          <table:table-cell office:value-type="float" office:value="7677.973633">
            <text:p>7677.973633</text:p>
          </table:table-cell>
          <table:table-cell office:value-type="float" office:value="-2.602177">
            <text:p>-2.602177</text:p>
          </table:table-cell>
          <table:table-cell office:value-type="float" office:value="-2.305853">
            <text:p>-2.305853</text:p>
          </table:table-cell>
          <table:table-cell office:value-type="float" office:value="11.38755">
            <text:p>11.38755</text:p>
          </table:table-cell>
        </table:table-row>
        <table:table-row table:style-name="ro1">
          <table:table-cell office:value-type="float" office:value="37522">
            <text:p>37522</text:p>
          </table:table-cell>
          <table:table-cell office:value-type="float" office:value="24">
            <text:p>24</text:p>
          </table:table-cell>
          <table:table-cell office:value-type="float" office:value="-100">
            <text:p>-100</text:p>
          </table:table-cell>
          <table:table-cell office:value-type="float" office:value="518.398132">
            <text:p>518.398132</text:p>
          </table:table-cell>
          <table:table-cell office:value-type="float" office:value="-0.01">
            <text:p>-0.01</text:p>
          </table:table-cell>
          <table:table-cell office:value-type="float" office:value="0.004862">
            <text:p>0.004862</text:p>
          </table:table-cell>
          <table:table-cell office:value-type="float" office:value="148.621399">
            <text:p>148.621399</text:p>
          </table:table-cell>
          <table:table-cell office:value-type="float" office:value="0.630845">
            <text:p>0.630845</text:p>
          </table:table-cell>
          <table:table-cell office:value-type="float" office:value="0.203507">
            <text:p>0.203507</text:p>
          </table:table-cell>
          <table:table-cell table:formula="of:=[.I146]-[.$I$2]" office:value-type="float" office:value="0.222661">
            <text:p>0.222661</text:p>
          </table:table-cell>
          <table:table-cell table:formula="of:=AVERAGE([.J142:.J146])" office:value-type="float" office:value="0.1503564">
            <text:p>0.1503564</text:p>
          </table:table-cell>
          <table:table-cell table:formula="of:=AVERAGE([.J138:.J146])" office:value-type="float" office:value="0.146578777777778">
            <text:p>0.1465787778</text:p>
          </table:table-cell>
          <table:table-cell office:value-type="float" office:value="694.58606">
            <text:p>694.58606</text:p>
          </table:table-cell>
          <table:table-cell office:value-type="float" office:value="-0.291829">
            <text:p>-0.291829</text:p>
          </table:table-cell>
          <table:table-cell office:value-type="float" office:value="-0.112847">
            <text:p>-0.112847</text:p>
          </table:table-cell>
          <table:table-cell table:formula="of:=[.O146]-0.021583" office:value-type="float" office:value="-0.13443">
            <text:p>-0.13443</text:p>
          </table:table-cell>
          <table:table-cell office:value-type="float" office:value="148.621414">
            <text:p>148.621414</text:p>
          </table:table-cell>
          <table:table-cell office:value-type="float" office:value="1582">
            <text:p>1582</text:p>
          </table:table-cell>
          <table:table-cell office:value-type="float" office:value="-1189">
            <text:p>-1189</text:p>
          </table:table-cell>
          <table:table-cell office:value-type="float" office:value="381">
            <text:p>381</text:p>
          </table:table-cell>
          <table:table-cell office:value-type="float" office:value="6466">
            <text:p>6466</text:p>
          </table:table-cell>
          <table:table-cell office:value-type="float" office:value="7748.640137">
            <text:p>7748.640137</text:p>
          </table:table-cell>
          <table:table-cell office:value-type="float" office:value="-2.612177">
            <text:p>-2.612177</text:p>
          </table:table-cell>
          <table:table-cell office:value-type="float" office:value="-2.300991">
            <text:p>-2.300991</text:p>
          </table:table-cell>
          <table:table-cell office:value-type="float" office:value="11.91291">
            <text:p>11.91291</text:p>
          </table:table-cell>
        </table:table-row>
        <table:table-row table:style-name="ro1">
          <table:table-cell office:value-type="float" office:value="37779">
            <text:p>37779</text:p>
          </table:table-cell>
          <table:table-cell office:value-type="float" office:value="27">
            <text:p>27</text:p>
          </table:table-cell>
          <table:table-cell office:value-type="float" office:value="-64">
            <text:p>-64</text:p>
          </table:table-cell>
          <table:table-cell office:value-type="float" office:value="335.445129">
            <text:p>335.445129</text:p>
          </table:table-cell>
          <table:table-cell office:value-type="float" office:value="-0.007642">
            <text:p>-0.007642</text:p>
          </table:table-cell>
          <table:table-cell office:value-type="float" office:value="-0.004109">
            <text:p>-0.004109</text:p>
          </table:table-cell>
          <table:table-cell office:value-type="float" office:value="46.229847">
            <text:p>46.229847</text:p>
          </table:table-cell>
          <table:table-cell office:value-type="float" office:value="-0.210282">
            <text:p>-0.210282</text:p>
          </table:table-cell>
          <table:table-cell office:value-type="float" office:value="0.418985">
            <text:p>0.418985</text:p>
          </table:table-cell>
          <table:table-cell table:formula="of:=[.I147]-[.$I$2]" office:value-type="float" office:value="0.438139">
            <text:p>0.438139</text:p>
          </table:table-cell>
          <table:table-cell table:formula="of:=AVERAGE([.J143:.J147])" office:value-type="float" office:value="0.199198">
            <text:p>0.199198</text:p>
          </table:table-cell>
          <table:table-cell table:formula="of:=AVERAGE([.J139:.J147])" office:value-type="float" office:value="0.178767444444444">
            <text:p>0.1787674444</text:p>
          </table:table-cell>
          <table:table-cell office:value-type="float" office:value="1128.178833">
            <text:p>1128.178833</text:p>
          </table:table-cell>
          <table:table-cell office:value-type="float" office:value="-0.127687">
            <text:p>-0.127687</text:p>
          </table:table-cell>
          <table:table-cell office:value-type="float" office:value="-0.128835">
            <text:p>-0.128835</text:p>
          </table:table-cell>
          <table:table-cell table:formula="of:=[.O147]-0.021583" office:value-type="float" office:value="-0.150418">
            <text:p>-0.150418</text:p>
          </table:table-cell>
          <table:table-cell office:value-type="float" office:value="46.229847">
            <text:p>46.229847</text:p>
          </table:table-cell>
          <table:table-cell office:value-type="float" office:value="1559">
            <text:p>1559</text:p>
          </table:table-cell>
          <table:table-cell office:value-type="float" office:value="-1203">
            <text:p>-1203</text:p>
          </table:table-cell>
          <table:table-cell office:value-type="float" office:value="423">
            <text:p>423</text:p>
          </table:table-cell>
          <table:table-cell office:value-type="float" office:value="6513">
            <text:p>6513</text:p>
          </table:table-cell>
          <table:table-cell office:value-type="float" office:value="7799.17627">
            <text:p>7799.17627</text:p>
          </table:table-cell>
          <table:table-cell office:value-type="float" office:value="-2.619819">
            <text:p>-2.619819</text:p>
          </table:table-cell>
          <table:table-cell office:value-type="float" office:value="-2.3051">
            <text:p>-2.3051</text:p>
          </table:table-cell>
          <table:table-cell office:value-type="float" office:value="12.013005">
            <text:p>12.013005</text:p>
          </table:table-cell>
        </table:table-row>
        <table:table-row table:style-name="ro1">
          <table:table-cell office:value-type="float" office:value="38036">
            <text:p>38036</text:p>
          </table:table-cell>
          <table:table-cell office:value-type="float" office:value="25">
            <text:p>25</text:p>
          </table:table-cell>
          <table:table-cell office:value-type="float" office:value="-85">
            <text:p>-85</text:p>
          </table:table-cell>
          <table:table-cell office:value-type="float" office:value="439.040863">
            <text:p>439.040863</text:p>
          </table:table-cell>
          <table:table-cell office:value-type="float" office:value="-0.017857">
            <text:p>-0.017857</text:p>
          </table:table-cell>
          <table:table-cell office:value-type="float" office:value="-0.030337">
            <text:p>-0.030337</text:p>
          </table:table-cell>
          <table:table-cell office:value-type="float" office:value="69.887299">
            <text:p>69.887299</text:p>
          </table:table-cell>
          <table:table-cell office:value-type="float" office:value="0.615704">
            <text:p>0.615704</text:p>
          </table:table-cell>
          <table:table-cell office:value-type="float" office:value="0.282516">
            <text:p>0.282516</text:p>
          </table:table-cell>
          <table:table-cell table:formula="of:=[.I148]-[.$I$2]" office:value-type="float" office:value="0.30167">
            <text:p>0.30167</text:p>
          </table:table-cell>
          <table:table-cell table:formula="of:=AVERAGE([.J144:.J148])" office:value-type="float" office:value="0.208296">
            <text:p>0.208296</text:p>
          </table:table-cell>
          <table:table-cell table:formula="of:=AVERAGE([.J140:.J148])" office:value-type="float" office:value="0.196058888888889">
            <text:p>0.1960588889</text:p>
          </table:table-cell>
          <table:table-cell office:value-type="float" office:value="959.501831">
            <text:p>959.501831</text:p>
          </table:table-cell>
          <table:table-cell office:value-type="float" office:value="-0.323803">
            <text:p>-0.323803</text:p>
          </table:table-cell>
          <table:table-cell office:value-type="float" office:value="-0.103387">
            <text:p>-0.103387</text:p>
          </table:table-cell>
          <table:table-cell table:formula="of:=[.O148]-0.021583" office:value-type="float" office:value="-0.12497">
            <text:p>-0.12497</text:p>
          </table:table-cell>
          <table:table-cell office:value-type="float" office:value="69.887306">
            <text:p>69.887306</text:p>
          </table:table-cell>
          <table:table-cell office:value-type="float" office:value="1537">
            <text:p>1537</text:p>
          </table:table-cell>
          <table:table-cell office:value-type="float" office:value="-1215">
            <text:p>-1215</text:p>
          </table:table-cell>
          <table:table-cell office:value-type="float" office:value="480">
            <text:p>480</text:p>
          </table:table-cell>
          <table:table-cell office:value-type="float" office:value="6576">
            <text:p>6576</text:p>
          </table:table-cell>
          <table:table-cell office:value-type="float" office:value="7862.374023">
            <text:p>7862.374023</text:p>
          </table:table-cell>
          <table:table-cell office:value-type="float" office:value="-2.637676">
            <text:p>-2.637676</text:p>
          </table:table-cell>
          <table:table-cell office:value-type="float" office:value="-2.335437">
            <text:p>-2.335437</text:p>
          </table:table-cell>
          <table:table-cell office:value-type="float" office:value="11.458532">
            <text:p>11.458532</text:p>
          </table:table-cell>
        </table:table-row>
        <table:table-row table:style-name="ro1">
          <table:table-cell office:value-type="float" office:value="38293">
            <text:p>38293</text:p>
          </table:table-cell>
          <table:table-cell office:value-type="float" office:value="21">
            <text:p>21</text:p>
          </table:table-cell>
          <table:table-cell office:value-type="float" office:value="-65">
            <text:p>-65</text:p>
          </table:table-cell>
          <table:table-cell office:value-type="float" office:value="407.986298">
            <text:p>407.986298</text:p>
          </table:table-cell>
          <table:table-cell office:value-type="float" office:value="-0.025">
            <text:p>-0.025</text:p>
          </table:table-cell>
          <table:table-cell office:value-type="float" office:value="-0.017531">
            <text:p>-0.017531</text:p>
          </table:table-cell>
          <table:table-cell office:value-type="float" office:value="29.875607">
            <text:p>29.875607</text:p>
          </table:table-cell>
          <table:table-cell office:value-type="float" office:value="-0.16465">
            <text:p>-0.16465</text:p>
          </table:table-cell>
          <table:table-cell office:value-type="float" office:value="0.402226">
            <text:p>0.402226</text:p>
          </table:table-cell>
          <table:table-cell table:formula="of:=[.I149]-[.$I$2]" office:value-type="float" office:value="0.42138">
            <text:p>0.42138</text:p>
          </table:table-cell>
          <table:table-cell table:formula="of:=AVERAGE([.J145:.J149])" office:value-type="float" office:value="0.3347098">
            <text:p>0.3347098</text:p>
          </table:table-cell>
          <table:table-cell table:formula="of:=AVERAGE([.J141:.J149])" office:value-type="float" office:value="0.226917555555556">
            <text:p>0.2269175556</text:p>
          </table:table-cell>
          <table:table-cell office:value-type="float" office:value="602.077393">
            <text:p>602.077393</text:p>
          </table:table-cell>
          <table:table-cell office:value-type="float" office:value="-0.095669">
            <text:p>-0.095669</text:p>
          </table:table-cell>
          <table:table-cell office:value-type="float" office:value="-0.11711">
            <text:p>-0.11711</text:p>
          </table:table-cell>
          <table:table-cell table:formula="of:=[.O149]-0.021583" office:value-type="float" office:value="-0.138693">
            <text:p>-0.138693</text:p>
          </table:table-cell>
          <table:table-cell office:value-type="float" office:value="29.875601">
            <text:p>29.875601</text:p>
          </table:table-cell>
          <table:table-cell office:value-type="float" office:value="1519">
            <text:p>1519</text:p>
          </table:table-cell>
          <table:table-cell office:value-type="float" office:value="-1225">
            <text:p>-1225</text:p>
          </table:table-cell>
          <table:table-cell office:value-type="float" office:value="525">
            <text:p>525</text:p>
          </table:table-cell>
          <table:table-cell office:value-type="float" office:value="6623">
            <text:p>6623</text:p>
          </table:table-cell>
          <table:table-cell office:value-type="float" office:value="7910.697754">
            <text:p>7910.697754</text:p>
          </table:table-cell>
          <table:table-cell office:value-type="float" office:value="-2.662676">
            <text:p>-2.662676</text:p>
          </table:table-cell>
          <table:table-cell office:value-type="float" office:value="-2.352968">
            <text:p>-2.352968</text:p>
          </table:table-cell>
          <table:table-cell office:value-type="float" office:value="11.631453">
            <text:p>11.631453</text:p>
          </table:table-cell>
        </table:table-row>
        <table:table-row table:style-name="ro1">
          <table:table-cell office:value-type="float" office:value="38550">
            <text:p>38550</text:p>
          </table:table-cell>
          <table:table-cell office:value-type="float" office:value="23">
            <text:p>23</text:p>
          </table:table-cell>
          <table:table-cell office:value-type="float" office:value="-53">
            <text:p>-53</text:p>
          </table:table-cell>
          <table:table-cell office:value-type="float" office:value="328.951691">
            <text:p>328.951691</text:p>
          </table:table-cell>
          <table:table-cell office:value-type="float" office:value="-0.005">
            <text:p>-0.005</text:p>
          </table:table-cell>
          <table:table-cell office:value-type="float" office:value="0.004143">
            <text:p>0.004143</text:p>
          </table:table-cell>
          <table:table-cell office:value-type="float" office:value="182.861847">
            <text:p>182.861847</text:p>
          </table:table-cell>
          <table:table-cell office:value-type="float" office:value="0.628321">
            <text:p>0.628321</text:p>
          </table:table-cell>
          <table:table-cell office:value-type="float" office:value="0.150835">
            <text:p>0.150835</text:p>
          </table:table-cell>
          <table:table-cell table:formula="of:=[.I150]-[.$I$2]" office:value-type="float" office:value="0.169989">
            <text:p>0.169989</text:p>
          </table:table-cell>
          <table:table-cell table:formula="of:=AVERAGE([.J146:.J150])" office:value-type="float" office:value="0.3107678">
            <text:p>0.3107678</text:p>
          </table:table-cell>
          <table:table-cell table:formula="of:=AVERAGE([.J142:.J150])" office:value-type="float" office:value="0.23144">
            <text:p>0.23144</text:p>
          </table:table-cell>
          <table:table-cell office:value-type="float" office:value="500.91153">
            <text:p>500.91153</text:p>
          </table:table-cell>
          <table:table-cell office:value-type="float" office:value="-0.40856">
            <text:p>-0.40856</text:p>
          </table:table-cell>
          <table:table-cell office:value-type="float" office:value="-0.103521">
            <text:p>-0.103521</text:p>
          </table:table-cell>
          <table:table-cell table:formula="of:=[.O150]-0.021583" office:value-type="float" office:value="-0.125104">
            <text:p>-0.125104</text:p>
          </table:table-cell>
          <table:table-cell office:value-type="float" office:value="182.861847">
            <text:p>182.861847</text:p>
          </table:table-cell>
          <table:table-cell office:value-type="float" office:value="1499">
            <text:p>1499</text:p>
          </table:table-cell>
          <table:table-cell office:value-type="float" office:value="-1236">
            <text:p>-1236</text:p>
          </table:table-cell>
          <table:table-cell office:value-type="float" office:value="562">
            <text:p>562</text:p>
          </table:table-cell>
          <table:table-cell office:value-type="float" office:value="6660">
            <text:p>6660</text:p>
          </table:table-cell>
          <table:table-cell office:value-type="float" office:value="7951.401367">
            <text:p>7951.401367</text:p>
          </table:table-cell>
          <table:table-cell office:value-type="float" office:value="-2.667676">
            <text:p>-2.667676</text:p>
          </table:table-cell>
          <table:table-cell office:value-type="float" office:value="-2.348825">
            <text:p>-2.348825</text:p>
          </table:table-cell>
          <table:table-cell office:value-type="float" office:value="11.952389">
            <text:p>11.952389</text:p>
          </table:table-cell>
        </table:table-row>
        <table:table-row table:style-name="ro1">
          <table:table-cell office:value-type="float" office:value="38807">
            <text:p>38807</text:p>
          </table:table-cell>
          <table:table-cell office:value-type="float" office:value="24">
            <text:p>24</text:p>
          </table:table-cell>
          <table:table-cell office:value-type="float" office:value="-98">
            <text:p>-98</text:p>
          </table:table-cell>
          <table:table-cell office:value-type="float" office:value="507.19696">
            <text:p>507.19696</text:p>
          </table:table-cell>
          <table:table-cell office:value-type="float" office:value="0.01">
            <text:p>0.01</text:p>
          </table:table-cell>
          <table:table-cell office:value-type="float" office:value="0.027153">
            <text:p>0.027153</text:p>
          </table:table-cell>
          <table:table-cell office:value-type="float" office:value="171.526627">
            <text:p>171.526627</text:p>
          </table:table-cell>
          <table:table-cell office:value-type="float" office:value="-0.200188">
            <text:p>-0.200188</text:p>
          </table:table-cell>
          <table:table-cell office:value-type="float" office:value="0.37589">
            <text:p>0.37589</text:p>
          </table:table-cell>
          <table:table-cell table:formula="of:=[.I151]-[.$I$2]" office:value-type="float" office:value="0.395044">
            <text:p>0.395044</text:p>
          </table:table-cell>
          <table:table-cell table:formula="of:=AVERAGE([.J147:.J151])" office:value-type="float" office:value="0.3452444">
            <text:p>0.3452444</text:p>
          </table:table-cell>
          <table:table-cell table:formula="of:=AVERAGE([.J143:.J151])" office:value-type="float" office:value="0.253785888888889">
            <text:p>0.2537858889</text:p>
          </table:table-cell>
          <table:table-cell office:value-type="float" office:value="4606.836914">
            <text:p>4606.836914</text:p>
          </table:table-cell>
          <table:table-cell office:value-type="float" office:value="-0.088451">
            <text:p>-0.088451</text:p>
          </table:table-cell>
          <table:table-cell office:value-type="float" office:value="-0.10392">
            <text:p>-0.10392</text:p>
          </table:table-cell>
          <table:table-cell table:formula="of:=[.O151]-0.021583" office:value-type="float" office:value="-0.125503">
            <text:p>-0.125503</text:p>
          </table:table-cell>
          <table:table-cell office:value-type="float" office:value="171.526611">
            <text:p>171.526611</text:p>
          </table:table-cell>
          <table:table-cell office:value-type="float" office:value="1478">
            <text:p>1478</text:p>
          </table:table-cell>
          <table:table-cell office:value-type="float" office:value="-1247">
            <text:p>-1247</text:p>
          </table:table-cell>
          <table:table-cell office:value-type="float" office:value="631">
            <text:p>631</text:p>
          </table:table-cell>
          <table:table-cell office:value-type="float" office:value="6730">
            <text:p>6730</text:p>
          </table:table-cell>
          <table:table-cell office:value-type="float" office:value="8021.841309">
            <text:p>8021.841309</text:p>
          </table:table-cell>
          <table:table-cell office:value-type="float" office:value="-2.657676">
            <text:p>-2.657676</text:p>
          </table:table-cell>
          <table:table-cell office:value-type="float" office:value="-2.321672">
            <text:p>-2.321672</text:p>
          </table:table-cell>
          <table:table-cell office:value-type="float" office:value="12.642767">
            <text:p>12.642767</text:p>
          </table:table-cell>
        </table:table-row>
        <table:table-row table:style-name="ro1">
          <table:table-cell office:value-type="float" office:value="39064">
            <text:p>39064</text:p>
          </table:table-cell>
          <table:table-cell office:value-type="float" office:value="22">
            <text:p>22</text:p>
          </table:table-cell>
          <table:table-cell office:value-type="float" office:value="-121">
            <text:p>-121</text:p>
          </table:table-cell>
          <table:table-cell office:value-type="float" office:value="649.877502">
            <text:p>649.877502</text:p>
          </table:table-cell>
          <table:table-cell office:value-type="float" office:value="0.033256">
            <text:p>0.033256</text:p>
          </table:table-cell>
          <table:table-cell office:value-type="float" office:value="0.056976">
            <text:p>0.056976</text:p>
          </table:table-cell>
          <table:table-cell office:value-type="float" office:value="71.32663">
            <text:p>71.32663</text:p>
          </table:table-cell>
          <table:table-cell office:value-type="float" office:value="0.509723">
            <text:p>0.509723</text:p>
          </table:table-cell>
          <table:table-cell office:value-type="float" office:value="0.342371">
            <text:p>0.342371</text:p>
          </table:table-cell>
          <table:table-cell table:formula="of:=[.I152]-[.$I$2]" office:value-type="float" office:value="0.361525">
            <text:p>0.361525</text:p>
          </table:table-cell>
          <table:table-cell table:formula="of:=AVERAGE([.J148:.J152])" office:value-type="float" office:value="0.3299216">
            <text:p>0.3299216</text:p>
          </table:table-cell>
          <table:table-cell table:formula="of:=AVERAGE([.J144:.J152])" office:value-type="float" office:value="0.265490888888889">
            <text:p>0.2654908889</text:p>
          </table:table-cell>
          <table:table-cell office:value-type="float" office:value="1062.289429">
            <text:p>1062.289429</text:p>
          </table:table-cell>
          <table:table-cell office:value-type="float" office:value="-0.350195">
            <text:p>-0.350195</text:p>
          </table:table-cell>
          <table:table-cell office:value-type="float" office:value="-0.103654">
            <text:p>-0.103654</text:p>
          </table:table-cell>
          <table:table-cell table:formula="of:=[.O152]-0.021583" office:value-type="float" office:value="-0.125237">
            <text:p>-0.125237</text:p>
          </table:table-cell>
          <table:table-cell office:value-type="float" office:value="71.326645">
            <text:p>71.326645</text:p>
          </table:table-cell>
          <table:table-cell office:value-type="float" office:value="1459">
            <text:p>1459</text:p>
          </table:table-cell>
          <table:table-cell office:value-type="float" office:value="-1257">
            <text:p>-1257</text:p>
          </table:table-cell>
          <table:table-cell office:value-type="float" office:value="714">
            <text:p>714</text:p>
          </table:table-cell>
          <table:table-cell office:value-type="float" office:value="6818">
            <text:p>6818</text:p>
          </table:table-cell>
          <table:table-cell office:value-type="float" office:value="8109.293945">
            <text:p>8109.293945</text:p>
          </table:table-cell>
          <table:table-cell office:value-type="float" office:value="-2.62442">
            <text:p>-2.62442</text:p>
          </table:table-cell>
          <table:table-cell office:value-type="float" office:value="-2.264696">
            <text:p>-2.264696</text:p>
          </table:table-cell>
          <table:table-cell office:value-type="float" office:value="13.7068">
            <text:p>13.7068</text:p>
          </table:table-cell>
        </table:table-row>
        <table:table-row table:style-name="ro1">
          <table:table-cell office:value-type="float" office:value="39321">
            <text:p>39321</text:p>
          </table:table-cell>
          <table:table-cell office:value-type="float" office:value="18">
            <text:p>18</text:p>
          </table:table-cell>
          <table:table-cell office:value-type="float" office:value="-124">
            <text:p>-124</text:p>
          </table:table-cell>
          <table:table-cell office:value-type="float" office:value="786.128906">
            <text:p>786.128906</text:p>
          </table:table-cell>
          <table:table-cell office:value-type="float" office:value="0.04">
            <text:p>0.04</text:p>
          </table:table-cell>
          <table:table-cell office:value-type="float" office:value="0.053484">
            <text:p>0.053484</text:p>
          </table:table-cell>
          <table:table-cell office:value-type="float" office:value="33.708878">
            <text:p>33.708878</text:p>
          </table:table-cell>
          <table:table-cell office:value-type="float" office:value="-0.163179">
            <text:p>-0.163179</text:p>
          </table:table-cell>
          <table:table-cell office:value-type="float" office:value="0.830788">
            <text:p>0.830788</text:p>
          </table:table-cell>
          <table:table-cell table:formula="of:=[.I153]-[.$I$2]" office:value-type="float" office:value="0.849942">
            <text:p>0.849942</text:p>
          </table:table-cell>
          <table:table-cell table:formula="of:=AVERAGE([.J149:.J153])" office:value-type="float" office:value="0.439576">
            <text:p>0.439576</text:p>
          </table:table-cell>
          <table:table-cell table:formula="of:=AVERAGE([.J145:.J153])" office:value-type="float" office:value="0.383338777777778">
            <text:p>0.3833387778</text:p>
          </table:table-cell>
          <table:table-cell office:value-type="float" office:value="36.746166">
            <text:p>36.746166</text:p>
          </table:table-cell>
          <table:table-cell office:value-type="float" office:value="-0.097276">
            <text:p>-0.097276</text:p>
          </table:table-cell>
          <table:table-cell office:value-type="float" office:value="-0.130433">
            <text:p>-0.130433</text:p>
          </table:table-cell>
          <table:table-cell table:formula="of:=[.O153]-0.021583" office:value-type="float" office:value="-0.152016">
            <text:p>-0.152016</text:p>
          </table:table-cell>
          <table:table-cell office:value-type="float" office:value="33.708881">
            <text:p>33.708881</text:p>
          </table:table-cell>
          <table:table-cell office:value-type="float" office:value="1443">
            <text:p>1443</text:p>
          </table:table-cell>
          <table:table-cell office:value-type="float" office:value="-1266">
            <text:p>-1266</text:p>
          </table:table-cell>
          <table:table-cell office:value-type="float" office:value="793">
            <text:p>793</text:p>
          </table:table-cell>
          <table:table-cell office:value-type="float" office:value="6913">
            <text:p>6913</text:p>
          </table:table-cell>
          <table:table-cell office:value-type="float" office:value="8204.788086">
            <text:p>8204.788086</text:p>
          </table:table-cell>
          <table:table-cell office:value-type="float" office:value="-2.58442">
            <text:p>-2.58442</text:p>
          </table:table-cell>
          <table:table-cell office:value-type="float" office:value="-2.211213">
            <text:p>-2.211213</text:p>
          </table:table-cell>
          <table:table-cell office:value-type="float" office:value="14.440669">
            <text:p>14.440669</text:p>
          </table:table-cell>
        </table:table-row>
        <table:table-row table:style-name="ro1">
          <table:table-cell office:value-type="float" office:value="39578">
            <text:p>39578</text:p>
          </table:table-cell>
          <table:table-cell office:value-type="float" office:value="22">
            <text:p>22</text:p>
          </table:table-cell>
          <table:table-cell office:value-type="float" office:value="-90">
            <text:p>-90</text:p>
          </table:table-cell>
          <table:table-cell office:value-type="float" office:value="508.993958">
            <text:p>508.993958</text:p>
          </table:table-cell>
          <table:table-cell office:value-type="float" office:value="0.023023">
            <text:p>0.023023</text:p>
          </table:table-cell>
          <table:table-cell office:value-type="float" office:value="0.019722">
            <text:p>0.019722</text:p>
          </table:table-cell>
          <table:table-cell office:value-type="float" office:value="14.336681">
            <text:p>14.336681</text:p>
          </table:table-cell>
          <table:table-cell office:value-type="float" office:value="-0.011986">
            <text:p>-0.011986</text:p>
          </table:table-cell>
          <table:table-cell office:value-type="float" office:value="0.378284">
            <text:p>0.378284</text:p>
          </table:table-cell>
          <table:table-cell table:formula="of:=[.I154]-[.$I$2]" office:value-type="float" office:value="0.397438">
            <text:p>0.397438</text:p>
          </table:table-cell>
          <table:table-cell table:formula="of:=AVERAGE([.J150:.J154])" office:value-type="float" office:value="0.4347876">
            <text:p>0.4347876</text:p>
          </table:table-cell>
          <table:table-cell table:formula="of:=AVERAGE([.J146:.J154])" office:value-type="float" office:value="0.395309777777778">
            <text:p>0.3953097778</text:p>
          </table:table-cell>
          <table:table-cell office:value-type="float" office:value="738.113464">
            <text:p>738.113464</text:p>
          </table:table-cell>
          <table:table-cell office:value-type="float" office:value="-0.095669">
            <text:p>-0.095669</text:p>
          </table:table-cell>
          <table:table-cell office:value-type="float" office:value="-0.14762">
            <text:p>-0.14762</text:p>
          </table:table-cell>
          <table:table-cell table:formula="of:=[.O154]-0.021583" office:value-type="float" office:value="-0.169203">
            <text:p>-0.169203</text:p>
          </table:table-cell>
          <table:table-cell office:value-type="float" office:value="14.336674">
            <text:p>14.336674</text:p>
          </table:table-cell>
          <table:table-cell office:value-type="float" office:value="1424">
            <text:p>1424</text:p>
          </table:table-cell>
          <table:table-cell office:value-type="float" office:value="-1278">
            <text:p>-1278</text:p>
          </table:table-cell>
          <table:table-cell office:value-type="float" office:value="847">
            <text:p>847</text:p>
          </table:table-cell>
          <table:table-cell office:value-type="float" office:value="6985">
            <text:p>6985</text:p>
          </table:table-cell>
          <table:table-cell office:value-type="float" office:value="8283.121094">
            <text:p>8283.121094</text:p>
          </table:table-cell>
          <table:table-cell office:value-type="float" office:value="-2.561397">
            <text:p>-2.561397</text:p>
          </table:table-cell>
          <table:table-cell office:value-type="float" office:value="-2.19149">
            <text:p>-2.19149</text:p>
          </table:table-cell>
          <table:table-cell office:value-type="float" office:value="14.441599">
            <text:p>14.441599</text:p>
          </table:table-cell>
        </table:table-row>
        <table:table-row table:style-name="ro1">
          <table:table-cell office:value-type="float" office:value="39835">
            <text:p>39835</text:p>
          </table:table-cell>
          <table:table-cell office:value-type="float" office:value="27">
            <text:p>27</text:p>
          </table:table-cell>
          <table:table-cell office:value-type="float" office:value="-120">
            <text:p>-120</text:p>
          </table:table-cell>
          <table:table-cell office:value-type="float" office:value="543.362854">
            <text:p>543.362854</text:p>
          </table:table-cell>
          <table:table-cell office:value-type="float" office:value="0.005">
            <text:p>0.005</text:p>
          </table:table-cell>
          <table:table-cell office:value-type="float" office:value="0.008183">
            <text:p>0.008183</text:p>
          </table:table-cell>
          <table:table-cell office:value-type="float" office:value="63.66925">
            <text:p>63.66925</text:p>
          </table:table-cell>
          <table:table-cell office:value-type="float" office:value="0.613181">
            <text:p>0.613181</text:p>
          </table:table-cell>
          <table:table-cell office:value-type="float" office:value="0.588974">
            <text:p>0.588974</text:p>
          </table:table-cell>
          <table:table-cell table:formula="of:=[.I155]-[.$I$2]" office:value-type="float" office:value="0.608128">
            <text:p>0.608128</text:p>
          </table:table-cell>
          <table:table-cell table:formula="of:=AVERAGE([.J151:.J155])" office:value-type="float" office:value="0.5224154">
            <text:p>0.5224154</text:p>
          </table:table-cell>
          <table:table-cell table:formula="of:=AVERAGE([.J147:.J155])" office:value-type="float" office:value="0.438139444444444">
            <text:p>0.4381394444</text:p>
          </table:table-cell>
          <table:table-cell office:value-type="float" office:value="694.58606">
            <text:p>694.58606</text:p>
          </table:table-cell>
          <table:table-cell office:value-type="float" office:value="-0.382858">
            <text:p>-0.382858</text:p>
          </table:table-cell>
          <table:table-cell office:value-type="float" office:value="-0.146421">
            <text:p>-0.146421</text:p>
          </table:table-cell>
          <table:table-cell table:formula="of:=[.O155]-0.021583" office:value-type="float" office:value="-0.168004">
            <text:p>-0.168004</text:p>
          </table:table-cell>
          <table:table-cell office:value-type="float" office:value="63.66925">
            <text:p>63.66925</text:p>
          </table:table-cell>
          <table:table-cell office:value-type="float" office:value="1401">
            <text:p>1401</text:p>
          </table:table-cell>
          <table:table-cell office:value-type="float" office:value="-1293">
            <text:p>-1293</text:p>
          </table:table-cell>
          <table:table-cell office:value-type="float" office:value="917">
            <text:p>917</text:p>
          </table:table-cell>
          <table:table-cell office:value-type="float" office:value="7082">
            <text:p>7082</text:p>
          </table:table-cell>
          <table:table-cell office:value-type="float" office:value="8388.973633">
            <text:p>8388.973633</text:p>
          </table:table-cell>
          <table:table-cell office:value-type="float" office:value="-2.556397">
            <text:p>-2.556397</text:p>
          </table:table-cell>
          <table:table-cell office:value-type="float" office:value="-2.183307">
            <text:p>-2.183307</text:p>
          </table:table-cell>
          <table:table-cell office:value-type="float" office:value="14.594372">
            <text:p>14.594372</text:p>
          </table:table-cell>
        </table:table-row>
        <table:table-row table:style-name="ro1">
          <table:table-cell office:value-type="float" office:value="40092">
            <text:p>40092</text:p>
          </table:table-cell>
          <table:table-cell office:value-type="float" office:value="27">
            <text:p>27</text:p>
          </table:table-cell>
          <table:table-cell office:value-type="float" office:value="-138">
            <text:p>-138</text:p>
          </table:table-cell>
          <table:table-cell office:value-type="float" office:value="611.887878">
            <text:p>611.887878</text:p>
          </table:table-cell>
          <table:table-cell office:value-type="float" office:value="0">
            <text:p>0</text:p>
          </table:table-cell>
          <table:table-cell office:value-type="float" office:value="0.006506">
            <text:p>0.006506</text:p>
          </table:table-cell>
          <table:table-cell office:value-type="string">
            <text:p>Infinity</text:p>
          </table:table-cell>
          <table:table-cell office:value-type="float" office:value="-0.183366">
            <text:p>-0.183366</text:p>
          </table:table-cell>
          <table:table-cell office:value-type="float" office:value="0.059855">
            <text:p>0.059855</text:p>
          </table:table-cell>
          <table:table-cell table:formula="of:=[.I156]-[.$I$2]" office:value-type="float" office:value="0.079009">
            <text:p>0.079009</text:p>
          </table:table-cell>
          <table:table-cell table:formula="of:=AVERAGE([.J152:.J156])" office:value-type="float" office:value="0.4592084">
            <text:p>0.4592084</text:p>
          </table:table-cell>
          <table:table-cell table:formula="of:=AVERAGE([.J148:.J156])" office:value-type="float" office:value="0.398236111111111">
            <text:p>0.3982361111</text:p>
          </table:table-cell>
          <table:table-cell office:value-type="float" office:value="100">
            <text:p>100</text:p>
          </table:table-cell>
          <table:table-cell office:value-type="float" office:value="-0.136187">
            <text:p>-0.136187</text:p>
          </table:table-cell>
          <table:table-cell office:value-type="float" office:value="-0.140159">
            <text:p>-0.140159</text:p>
          </table:table-cell>
          <table:table-cell table:formula="of:=[.O156]-0.021583" office:value-type="float" office:value="-0.161742">
            <text:p>-0.161742</text:p>
          </table:table-cell>
          <table:table-cell office:value-type="float" office:value="100">
            <text:p>100</text:p>
          </table:table-cell>
          <table:table-cell office:value-type="float" office:value="1378">
            <text:p>1378</text:p>
          </table:table-cell>
          <table:table-cell office:value-type="float" office:value="-1308">
            <text:p>-1308</text:p>
          </table:table-cell>
          <table:table-cell office:value-type="float" office:value="996">
            <text:p>996</text:p>
          </table:table-cell>
          <table:table-cell office:value-type="float" office:value="7195">
            <text:p>7195</text:p>
          </table:table-cell>
          <table:table-cell office:value-type="float" office:value="8511.576172">
            <text:p>8511.576172</text:p>
          </table:table-cell>
          <table:table-cell office:value-type="float" office:value="-2.556397">
            <text:p>-2.556397</text:p>
          </table:table-cell>
          <table:table-cell office:value-type="float" office:value="-2.176801">
            <text:p>-2.176801</text:p>
          </table:table-cell>
          <table:table-cell office:value-type="float" office:value="14.84886">
            <text:p>14.84886</text:p>
          </table:table-cell>
        </table:table-row>
        <table:table-row table:style-name="ro1">
          <table:table-cell office:value-type="float" office:value="40349">
            <text:p>40349</text:p>
          </table:table-cell>
          <table:table-cell office:value-type="float" office:value="26">
            <text:p>26</text:p>
          </table:table-cell>
          <table:table-cell office:value-type="float" office:value="-117">
            <text:p>-117</text:p>
          </table:table-cell>
          <table:table-cell office:value-type="float" office:value="550.683899">
            <text:p>550.683899</text:p>
          </table:table-cell>
          <table:table-cell office:value-type="float" office:value="0">
            <text:p>0</text:p>
          </table:table-cell>
          <table:table-cell office:value-type="float" office:value="-0.000479">
            <text:p>-0.000479</text:p>
          </table:table-cell>
          <table:table-cell office:value-type="string">
            <text:p>Infinity</text:p>
          </table:table-cell>
          <table:table-cell office:value-type="float" office:value="0.504676">
            <text:p>0.504676</text:p>
          </table:table-cell>
          <table:table-cell office:value-type="float" office:value="0.371101">
            <text:p>0.371101</text:p>
          </table:table-cell>
          <table:table-cell table:formula="of:=[.I157]-[.$I$2]" office:value-type="float" office:value="0.390255">
            <text:p>0.390255</text:p>
          </table:table-cell>
          <table:table-cell table:formula="of:=AVERAGE([.J153:.J157])" office:value-type="float" office:value="0.4649544">
            <text:p>0.4649544</text:p>
          </table:table-cell>
          <table:table-cell table:formula="of:=AVERAGE([.J149:.J157])" office:value-type="float" office:value="0.408078888888889">
            <text:p>0.4080788889</text:p>
          </table:table-cell>
          <table:table-cell office:value-type="float" office:value="2203.190186">
            <text:p>2203.190186</text:p>
          </table:table-cell>
          <table:table-cell office:value-type="float" office:value="-0.383061">
            <text:p>-0.383061</text:p>
          </table:table-cell>
          <table:table-cell office:value-type="float" office:value="-0.106985">
            <text:p>-0.106985</text:p>
          </table:table-cell>
          <table:table-cell table:formula="of:=[.O157]-0.021583" office:value-type="float" office:value="-0.128568">
            <text:p>-0.128568</text:p>
          </table:table-cell>
          <table:table-cell office:value-type="float" office:value="100">
            <text:p>100</text:p>
          </table:table-cell>
          <table:table-cell office:value-type="float" office:value="1356">
            <text:p>1356</text:p>
          </table:table-cell>
          <table:table-cell office:value-type="float" office:value="-1322">
            <text:p>-1322</text:p>
          </table:table-cell>
          <table:table-cell office:value-type="float" office:value="1063">
            <text:p>1063</text:p>
          </table:table-cell>
          <table:table-cell office:value-type="float" office:value="7291">
            <text:p>7291</text:p>
          </table:table-cell>
          <table:table-cell office:value-type="float" office:value="8617.982422">
            <text:p>8617.982422</text:p>
          </table:table-cell>
          <table:table-cell office:value-type="float" office:value="-2.556397">
            <text:p>-2.556397</text:p>
          </table:table-cell>
          <table:table-cell office:value-type="float" office:value="-2.17728">
            <text:p>-2.17728</text:p>
          </table:table-cell>
          <table:table-cell office:value-type="float" office:value="14.830104">
            <text:p>14.830104</text:p>
          </table:table-cell>
        </table:table-row>
        <table:table-row table:style-name="ro1">
          <table:table-cell office:value-type="float" office:value="40606">
            <text:p>40606</text:p>
          </table:table-cell>
          <table:table-cell office:value-type="float" office:value="27">
            <text:p>27</text:p>
          </table:table-cell>
          <table:table-cell office:value-type="float" office:value="-99">
            <text:p>-99</text:p>
          </table:table-cell>
          <table:table-cell office:value-type="float" office:value="465.46698">
            <text:p>465.46698</text:p>
          </table:table-cell>
          <table:table-cell office:value-type="float" office:value="-0.002547">
            <text:p>-0.002547</text:p>
          </table:table-cell>
          <table:table-cell office:value-type="float" office:value="0.003458">
            <text:p>0.003458</text:p>
          </table:table-cell>
          <table:table-cell office:value-type="float" office:value="235.769623">
            <text:p>235.769623</text:p>
          </table:table-cell>
          <table:table-cell office:value-type="float" office:value="-0.143833">
            <text:p>-0.143833</text:p>
          </table:table-cell>
          <table:table-cell office:value-type="float" office:value="-0.217872">
            <text:p>-0.217872</text:p>
          </table:table-cell>
          <table:table-cell table:formula="of:=[.I158]-[.$I$2]" office:value-type="float" office:value="-0.198718">
            <text:p>-0.198718</text:p>
          </table:table-cell>
          <table:table-cell table:formula="of:=AVERAGE([.J154:.J158])" office:value-type="float" office:value="0.2552224">
            <text:p>0.2552224</text:p>
          </table:table-cell>
          <table:table-cell table:formula="of:=AVERAGE([.J150:.J158])" office:value-type="float" office:value="0.339179111111111">
            <text:p>0.3391791111</text:p>
          </table:table-cell>
          <table:table-cell office:value-type="float" office:value="1750.175049">
            <text:p>1750.175049</text:p>
          </table:table-cell>
          <table:table-cell office:value-type="float" office:value="-0.087549">
            <text:p>-0.087549</text:p>
          </table:table-cell>
          <table:table-cell office:value-type="float" office:value="-0.15215">
            <text:p>-0.15215</text:p>
          </table:table-cell>
          <table:table-cell table:formula="of:=[.O158]-0.021583" office:value-type="float" office:value="-0.173733">
            <text:p>-0.173733</text:p>
          </table:table-cell>
          <table:table-cell office:value-type="float" office:value="235.769623">
            <text:p>235.769623</text:p>
          </table:table-cell>
          <table:table-cell office:value-type="float" office:value="1333">
            <text:p>1333</text:p>
          </table:table-cell>
          <table:table-cell office:value-type="float" office:value="-1337">
            <text:p>-1337</text:p>
          </table:table-cell>
          <table:table-cell office:value-type="float" office:value="1119">
            <text:p>1119</text:p>
          </table:table-cell>
          <table:table-cell office:value-type="float" office:value="7372">
            <text:p>7372</text:p>
          </table:table-cell>
          <table:table-cell office:value-type="float" office:value="8711.628906">
            <text:p>8711.628906</text:p>
          </table:table-cell>
          <table:table-cell office:value-type="float" office:value="-2.558944">
            <text:p>-2.558944</text:p>
          </table:table-cell>
          <table:table-cell office:value-type="float" office:value="-2.173822">
            <text:p>-2.173822</text:p>
          </table:table-cell>
          <table:table-cell office:value-type="float" office:value="15.05003">
            <text:p>15.05003</text:p>
          </table:table-cell>
        </table:table-row>
        <table:table-row table:style-name="ro1">
          <table:table-cell office:value-type="float" office:value="40863">
            <text:p>40863</text:p>
          </table:table-cell>
          <table:table-cell office:value-type="float" office:value="28">
            <text:p>28</text:p>
          </table:table-cell>
          <table:table-cell office:value-type="float" office:value="-110">
            <text:p>-110</text:p>
          </table:table-cell>
          <table:table-cell office:value-type="float" office:value="491.948273">
            <text:p>491.948273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string">
            <text:p>Infinity</text:p>
          </table:table-cell>
          <table:table-cell office:value-type="float" office:value="0.54505">
            <text:p>0.54505</text:p>
          </table:table-cell>
          <table:table-cell office:value-type="float" office:value="-0.011971">
            <text:p>-0.011971</text:p>
          </table:table-cell>
          <table:table-cell table:formula="of:=[.I159]-[.$I$2]" office:value-type="float" office:value="0.007183">
            <text:p>0.007183</text:p>
          </table:table-cell>
          <table:table-cell table:formula="of:=AVERAGE([.J155:.J159])" office:value-type="float" office:value="0.1771714">
            <text:p>0.1771714</text:p>
          </table:table-cell>
          <table:table-cell table:formula="of:=AVERAGE([.J151:.J159])" office:value-type="float" office:value="0.321089555555556">
            <text:p>0.3210895556</text:p>
          </table:table-cell>
          <table:table-cell office:value-type="float" office:value="1206.942505">
            <text:p>1206.942505</text:p>
          </table:table-cell>
          <table:table-cell office:value-type="float" office:value="-0.40856">
            <text:p>-0.40856</text:p>
          </table:table-cell>
          <table:table-cell office:value-type="float" office:value="-0.116844">
            <text:p>-0.116844</text:p>
          </table:table-cell>
          <table:table-cell table:formula="of:=[.O159]-0.021583" office:value-type="float" office:value="-0.138427">
            <text:p>-0.138427</text:p>
          </table:table-cell>
          <table:table-cell office:value-type="float" office:value="100">
            <text:p>100</text:p>
          </table:table-cell>
          <table:table-cell office:value-type="float" office:value="1310">
            <text:p>1310</text:p>
          </table:table-cell>
          <table:table-cell office:value-type="float" office:value="-1352">
            <text:p>-1352</text:p>
          </table:table-cell>
          <table:table-cell office:value-type="float" office:value="1181">
            <text:p>1181</text:p>
          </table:table-cell>
          <table:table-cell office:value-type="float" office:value="7462">
            <text:p>7462</text:p>
          </table:table-cell>
          <table:table-cell office:value-type="float" office:value="8814.943359">
            <text:p>8814.943359</text:p>
          </table:table-cell>
          <table:table-cell office:value-type="float" office:value="-2.558944">
            <text:p>-2.558944</text:p>
          </table:table-cell>
          <table:table-cell office:value-type="float" office:value="-2.167967">
            <text:p>-2.167967</text:p>
          </table:table-cell>
          <table:table-cell office:value-type="float" office:value="15.278838">
            <text:p>15.278838</text:p>
          </table:table-cell>
        </table:table-row>
        <table:table-row table:style-name="ro1">
          <table:table-cell office:value-type="float" office:value="41120">
            <text:p>41120</text:p>
          </table:table-cell>
          <table:table-cell office:value-type="float" office:value="28">
            <text:p>28</text:p>
          </table:table-cell>
          <table:table-cell office:value-type="float" office:value="-114">
            <text:p>-114</text:p>
          </table:table-cell>
          <table:table-cell office:value-type="float" office:value="508.891235">
            <text:p>508.891235</text:p>
          </table:table-cell>
          <table:table-cell office:value-type="float" office:value="0.005">
            <text:p>0.005</text:p>
          </table:table-cell>
          <table:table-cell office:value-type="float" office:value="0.006814">
            <text:p>0.006814</text:p>
          </table:table-cell>
          <table:table-cell office:value-type="float" office:value="36.276917">
            <text:p>36.276917</text:p>
          </table:table-cell>
          <table:table-cell office:value-type="float" office:value="-0.14972">
            <text:p>-0.14972</text:p>
          </table:table-cell>
          <table:table-cell office:value-type="float" office:value="-0.306458">
            <text:p>-0.306458</text:p>
          </table:table-cell>
          <table:table-cell table:formula="of:=[.I160]-[.$I$2]" office:value-type="float" office:value="-0.287304">
            <text:p>-0.287304</text:p>
          </table:table-cell>
          <table:table-cell table:formula="of:=AVERAGE([.J156:.J160])" office:value-type="float" office:value="-0.00191500000000001">
            <text:p>-0.001915</text:p>
          </table:table-cell>
          <table:table-cell table:formula="of:=AVERAGE([.J152:.J160])" office:value-type="float" office:value="0.245273111111111">
            <text:p>0.2452731111</text:p>
          </table:table-cell>
          <table:table-cell office:value-type="float" office:value="100">
            <text:p>100</text:p>
          </table:table-cell>
          <table:table-cell office:value-type="float" office:value="-0.107888">
            <text:p>-0.107888</text:p>
          </table:table-cell>
          <table:table-cell office:value-type="float" office:value="-0.094194">
            <text:p>-0.094194</text:p>
          </table:table-cell>
          <table:table-cell table:formula="of:=[.O160]-0.021583" office:value-type="float" office:value="-0.115777">
            <text:p>-0.115777</text:p>
          </table:table-cell>
          <table:table-cell office:value-type="float" office:value="36.276917">
            <text:p>36.276917</text:p>
          </table:table-cell>
          <table:table-cell office:value-type="float" office:value="1287">
            <text:p>1287</text:p>
          </table:table-cell>
          <table:table-cell office:value-type="float" office:value="-1367">
            <text:p>-1367</text:p>
          </table:table-cell>
          <table:table-cell office:value-type="float" office:value="1245">
            <text:p>1245</text:p>
          </table:table-cell>
          <table:table-cell office:value-type="float" office:value="7557">
            <text:p>7557</text:p>
          </table:table-cell>
          <table:table-cell office:value-type="float" office:value="8924.098633">
            <text:p>8924.098633</text:p>
          </table:table-cell>
          <table:table-cell office:value-type="float" office:value="-2.553944">
            <text:p>-2.553944</text:p>
          </table:table-cell>
          <table:table-cell office:value-type="float" office:value="-2.161153">
            <text:p>-2.161153</text:p>
          </table:table-cell>
          <table:table-cell office:value-type="float" office:value="15.379765">
            <text:p>15.379765</text:p>
          </table:table-cell>
        </table:table-row>
        <table:table-row table:style-name="ro1">
          <table:table-cell office:value-type="float" office:value="41377">
            <text:p>41377</text:p>
          </table:table-cell>
          <table:table-cell office:value-type="float" office:value="26">
            <text:p>26</text:p>
          </table:table-cell>
          <table:table-cell office:value-type="float" office:value="-96">
            <text:p>-96</text:p>
          </table:table-cell>
          <table:table-cell office:value-type="float" office:value="471.008392">
            <text:p>471.008392</text:p>
          </table:table-cell>
          <table:table-cell office:value-type="float" office:value="-0.005">
            <text:p>-0.005</text:p>
          </table:table-cell>
          <table:table-cell office:value-type="float" office:value="0.001301">
            <text:p>0.001301</text:p>
          </table:table-cell>
          <table:table-cell office:value-type="float" office:value="126.022736">
            <text:p>126.022736</text:p>
          </table:table-cell>
          <table:table-cell office:value-type="float" office:value="0.540003">
            <text:p>0.540003</text:p>
          </table:table-cell>
          <table:table-cell office:value-type="float" office:value="0.629675">
            <text:p>0.629675</text:p>
          </table:table-cell>
          <table:table-cell table:formula="of:=[.I161]-[.$I$2]" office:value-type="float" office:value="0.648829">
            <text:p>0.648829</text:p>
          </table:table-cell>
          <table:table-cell table:formula="of:=AVERAGE([.J157:.J161])" office:value-type="float" office:value="0.112049">
            <text:p>0.112049</text:p>
          </table:table-cell>
          <table:table-cell table:formula="of:=AVERAGE([.J153:.J161])" office:value-type="float" office:value="0.277195777777778">
            <text:p>0.2771957778</text:p>
          </table:table-cell>
          <table:table-cell office:value-type="float" office:value="1001.367371">
            <text:p>1001.367371</text:p>
          </table:table-cell>
          <table:table-cell office:value-type="float" office:value="-0.291829">
            <text:p>-0.291829</text:p>
          </table:table-cell>
          <table:table-cell office:value-type="float" office:value="-0.114712">
            <text:p>-0.114712</text:p>
          </table:table-cell>
          <table:table-cell table:formula="of:=[.O161]-0.021583" office:value-type="float" office:value="-0.136295">
            <text:p>-0.136295</text:p>
          </table:table-cell>
          <table:table-cell office:value-type="float" office:value="126.02272">
            <text:p>126.02272</text:p>
          </table:table-cell>
          <table:table-cell office:value-type="float" office:value="1265">
            <text:p>1265</text:p>
          </table:table-cell>
          <table:table-cell office:value-type="float" office:value="-1381">
            <text:p>-1381</text:p>
          </table:table-cell>
          <table:table-cell office:value-type="float" office:value="1299">
            <text:p>1299</text:p>
          </table:table-cell>
          <table:table-cell office:value-type="float" office:value="7637">
            <text:p>7637</text:p>
          </table:table-cell>
          <table:table-cell office:value-type="float" office:value="9018.063477">
            <text:p>9018.063477</text:p>
          </table:table-cell>
          <table:table-cell office:value-type="float" office:value="-2.558944">
            <text:p>-2.558944</text:p>
          </table:table-cell>
          <table:table-cell office:value-type="float" office:value="-2.159852">
            <text:p>-2.159852</text:p>
          </table:table-cell>
          <table:table-cell office:value-type="float" office:value="15.595953">
            <text:p>15.595953</text:p>
          </table:table-cell>
        </table:table-row>
        <table:table-row table:style-name="ro1">
          <table:table-cell office:value-type="float" office:value="41634">
            <text:p>41634</text:p>
          </table:table-cell>
          <table:table-cell office:value-type="float" office:value="25">
            <text:p>25</text:p>
          </table:table-cell>
          <table:table-cell office:value-type="float" office:value="-85">
            <text:p>-85</text:p>
          </table:table-cell>
          <table:table-cell office:value-type="float" office:value="439.040955">
            <text:p>439.040955</text:p>
          </table:table-cell>
          <table:table-cell office:value-type="float" office:value="0.002551">
            <text:p>0.002551</text:p>
          </table:table-cell>
          <table:table-cell office:value-type="float" office:value="0.000616">
            <text:p>0.000616</text:p>
          </table:table-cell>
          <table:table-cell office:value-type="float" office:value="75.839958">
            <text:p>75.839958</text:p>
          </table:table-cell>
          <table:table-cell office:value-type="float" office:value="-0.188412">
            <text:p>-0.188412</text:p>
          </table:table-cell>
          <table:table-cell office:value-type="float" office:value="-0.533907">
            <text:p>-0.533907</text:p>
          </table:table-cell>
          <table:table-cell table:formula="of:=[.I162]-[.$I$2]" office:value-type="float" office:value="-0.514753">
            <text:p>-0.514753</text:p>
          </table:table-cell>
          <table:table-cell table:formula="of:=AVERAGE([.J158:.J162])" office:value-type="float" office:value="-0.0689526">
            <text:p>-0.0689526</text:p>
          </table:table-cell>
          <table:table-cell table:formula="of:=AVERAGE([.J154:.J162])" office:value-type="float" office:value="0.125563">
            <text:p>0.125563</text:p>
          </table:table-cell>
          <table:table-cell office:value-type="float" office:value="1270.196167">
            <text:p>1270.196167</text:p>
          </table:table-cell>
          <table:table-cell office:value-type="float" office:value="-0.136187">
            <text:p>-0.136187</text:p>
          </table:table-cell>
          <table:table-cell office:value-type="float" office:value="-0.131366">
            <text:p>-0.131366</text:p>
          </table:table-cell>
          <table:table-cell table:formula="of:=[.O162]-0.021583" office:value-type="float" office:value="-0.152949">
            <text:p>-0.152949</text:p>
          </table:table-cell>
          <table:table-cell office:value-type="float" office:value="75.839958">
            <text:p>75.839958</text:p>
          </table:table-cell>
          <table:table-cell office:value-type="float" office:value="1244">
            <text:p>1244</text:p>
          </table:table-cell>
          <table:table-cell office:value-type="float" office:value="-1395">
            <text:p>-1395</text:p>
          </table:table-cell>
          <table:table-cell office:value-type="float" office:value="1346">
            <text:p>1346</text:p>
          </table:table-cell>
          <table:table-cell office:value-type="float" office:value="7707">
            <text:p>7707</text:p>
          </table:table-cell>
          <table:table-cell office:value-type="float" office:value="9102.571289">
            <text:p>9102.571289</text:p>
          </table:table-cell>
          <table:table-cell office:value-type="float" office:value="-2.556393">
            <text:p>-2.556393</text:p>
          </table:table-cell>
          <table:table-cell office:value-type="float" office:value="-2.159236">
            <text:p>-2.159236</text:p>
          </table:table-cell>
          <table:table-cell office:value-type="float" office:value="15.535834">
            <text:p>15.535834</text:p>
          </table:table-cell>
        </table:table-row>
        <table:table-row table:style-name="ro1">
          <table:table-cell office:value-type="float" office:value="41891">
            <text:p>41891</text:p>
          </table:table-cell>
          <table:table-cell office:value-type="float" office:value="24">
            <text:p>24</text:p>
          </table:table-cell>
          <table:table-cell office:value-type="float" office:value="-65">
            <text:p>-65</text:p>
          </table:table-cell>
          <table:table-cell office:value-type="float" office:value="370.146942">
            <text:p>370.146942</text:p>
          </table:table-cell>
          <table:table-cell office:value-type="float" office:value="-0.005">
            <text:p>-0.005</text:p>
          </table:table-cell>
          <table:table-cell office:value-type="float" office:value="-0.003732">
            <text:p>-0.003732</text:p>
          </table:table-cell>
          <table:table-cell office:value-type="float" office:value="25.355864">
            <text:p>25.355864</text:p>
          </table:table-cell>
          <table:table-cell office:value-type="float" office:value="0.595517">
            <text:p>0.595517</text:p>
          </table:table-cell>
          <table:table-cell office:value-type="float" office:value="0.572214">
            <text:p>0.572214</text:p>
          </table:table-cell>
          <table:table-cell table:formula="of:=[.I163]-[.$I$2]" office:value-type="float" office:value="0.591368">
            <text:p>0.591368</text:p>
          </table:table-cell>
          <table:table-cell table:formula="of:=AVERAGE([.J159:.J163])" office:value-type="float" office:value="0.0890646">
            <text:p>0.0890646</text:p>
          </table:table-cell>
          <table:table-cell table:formula="of:=AVERAGE([.J155:.J163])" office:value-type="float" office:value="0.147110777777778">
            <text:p>0.1471107778</text:p>
          </table:table-cell>
          <table:table-cell office:value-type="float" office:value="2092.496094">
            <text:p>2092.496094</text:p>
          </table:table-cell>
          <table:table-cell office:value-type="float" office:value="-0.382676">
            <text:p>-0.382676</text:p>
          </table:table-cell>
          <table:table-cell office:value-type="float" office:value="-0.118842">
            <text:p>-0.118842</text:p>
          </table:table-cell>
          <table:table-cell table:formula="of:=[.O163]-0.021583" office:value-type="float" office:value="-0.140425">
            <text:p>-0.140425</text:p>
          </table:table-cell>
          <table:table-cell office:value-type="float" office:value="25.355864">
            <text:p>25.355864</text:p>
          </table:table-cell>
          <table:table-cell office:value-type="float" office:value="1224">
            <text:p>1224</text:p>
          </table:table-cell>
          <table:table-cell office:value-type="float" office:value="-1408">
            <text:p>-1408</text:p>
          </table:table-cell>
          <table:table-cell office:value-type="float" office:value="1382">
            <text:p>1382</text:p>
          </table:table-cell>
          <table:table-cell office:value-type="float" office:value="7761">
            <text:p>7761</text:p>
          </table:table-cell>
          <table:table-cell office:value-type="float" office:value="9170.361328">
            <text:p>9170.361328</text:p>
          </table:table-cell>
          <table:table-cell office:value-type="float" office:value="-2.561393">
            <text:p>-2.561393</text:p>
          </table:table-cell>
          <table:table-cell office:value-type="float" office:value="-2.162968">
            <text:p>-2.162968</text:p>
          </table:table-cell>
          <table:table-cell office:value-type="float" office:value="15.555006">
            <text:p>15.555006</text:p>
          </table:table-cell>
        </table:table-row>
        <table:table-row table:style-name="ro1">
          <table:table-cell office:value-type="float" office:value="42148">
            <text:p>42148</text:p>
          </table:table-cell>
          <table:table-cell office:value-type="float" office:value="26">
            <text:p>26</text:p>
          </table:table-cell>
          <table:table-cell office:value-type="float" office:value="-83">
            <text:p>-83</text:p>
          </table:table-cell>
          <table:table-cell office:value-type="float" office:value="417.485962">
            <text:p>417.485962</text:p>
          </table:table-cell>
          <table:table-cell office:value-type="float" office:value="0">
            <text:p>0</text:p>
          </table:table-cell>
          <table:table-cell office:value-type="float" office:value="0.003287">
            <text:p>0.003287</text:p>
          </table:table-cell>
          <table:table-cell office:value-type="string">
            <text:p>Infinity</text:p>
          </table:table-cell>
          <table:table-cell office:value-type="float" office:value="-0.200188">
            <text:p>-0.200188</text:p>
          </table:table-cell>
          <table:table-cell office:value-type="float" office:value="0.169988">
            <text:p>0.169988</text:p>
          </table:table-cell>
          <table:table-cell table:formula="of:=[.I164]-[.$I$2]" office:value-type="float" office:value="0.189142">
            <text:p>0.189142</text:p>
          </table:table-cell>
          <table:table-cell table:formula="of:=AVERAGE([.J160:.J164])" office:value-type="float" office:value="0.1254564">
            <text:p>0.1254564</text:p>
          </table:table-cell>
          <table:table-cell table:formula="of:=AVERAGE([.J156:.J164])" office:value-type="float" office:value="0.100556777777778">
            <text:p>0.1005567778</text:p>
          </table:table-cell>
          <table:table-cell office:value-type="float" office:value="985.553833">
            <text:p>985.553833</text:p>
          </table:table-cell>
          <table:table-cell office:value-type="float" office:value="-0.107986">
            <text:p>-0.107986</text:p>
          </table:table-cell>
          <table:table-cell office:value-type="float" office:value="-0.083403">
            <text:p>-0.083403</text:p>
          </table:table-cell>
          <table:table-cell table:formula="of:=[.O164]-0.021583" office:value-type="float" office:value="-0.104986">
            <text:p>-0.104986</text:p>
          </table:table-cell>
          <table:table-cell office:value-type="float" office:value="100">
            <text:p>100</text:p>
          </table:table-cell>
          <table:table-cell office:value-type="float" office:value="1202">
            <text:p>1202</text:p>
          </table:table-cell>
          <table:table-cell office:value-type="float" office:value="-1422">
            <text:p>-1422</text:p>
          </table:table-cell>
          <table:table-cell office:value-type="float" office:value="1428">
            <text:p>1428</text:p>
          </table:table-cell>
          <table:table-cell office:value-type="float" office:value="7829">
            <text:p>7829</text:p>
          </table:table-cell>
          <table:table-cell office:value-type="float" office:value="9253.760742">
            <text:p>9253.760742</text:p>
          </table:table-cell>
          <table:table-cell office:value-type="float" office:value="-2.561393">
            <text:p>-2.561393</text:p>
          </table:table-cell>
          <table:table-cell office:value-type="float" office:value="-2.159681">
            <text:p>-2.159681</text:p>
          </table:table-cell>
          <table:table-cell office:value-type="float" office:value="15.683338">
            <text:p>15.683338</text:p>
          </table:table-cell>
        </table:table-row>
        <table:table-row table:style-name="ro1">
          <table:table-cell office:value-type="float" office:value="42405">
            <text:p>42405</text:p>
          </table:table-cell>
          <table:table-cell office:value-type="float" office:value="28">
            <text:p>28</text:p>
          </table:table-cell>
          <table:table-cell office:value-type="float" office:value="-85">
            <text:p>-85</text:p>
          </table:table-cell>
          <table:table-cell office:value-type="float" office:value="403.844696">
            <text:p>403.844696</text:p>
          </table:table-cell>
          <table:table-cell office:value-type="float" office:value="-0.002545">
            <text:p>-0.002545</text:p>
          </table:table-cell>
          <table:table-cell office:value-type="float" office:value="0.007601">
            <text:p>0.007601</text:p>
          </table:table-cell>
          <table:table-cell office:value-type="float" office:value="398.625458">
            <text:p>398.625458</text:p>
          </table:table-cell>
          <table:table-cell office:value-type="float" office:value="0.005362">
            <text:p>0.005362</text:p>
          </table:table-cell>
          <table:table-cell office:value-type="float" office:value="-0.593762">
            <text:p>-0.593762</text:p>
          </table:table-cell>
          <table:table-cell table:formula="of:=[.I165]-[.$I$2]" office:value-type="float" office:value="-0.574608">
            <text:p>-0.574608</text:p>
          </table:table-cell>
          <table:table-cell table:formula="of:=AVERAGE([.J161:.J165])" office:value-type="float" office:value="0.0679956">
            <text:p>0.0679956</text:p>
          </table:table-cell>
          <table:table-cell table:formula="of:=AVERAGE([.J157:.J165])" office:value-type="float" office:value="0.0279326666666667">
            <text:p>0.0279326667</text:p>
          </table:table-cell>
          <table:table-cell office:value-type="float" office:value="226.50769">
            <text:p>226.50769</text:p>
          </table:table-cell>
          <table:table-cell office:value-type="float" office:value="0.007342">
            <text:p>0.007342</text:p>
          </table:table-cell>
          <table:table-cell office:value-type="float" office:value="0.01772">
            <text:p>0.01772</text:p>
          </table:table-cell>
          <table:table-cell table:formula="of:=[.O165]-0.021583" office:value-type="float" office:value="-0.00386299999999999">
            <text:p>-0.003863</text:p>
          </table:table-cell>
          <table:table-cell office:value-type="float" office:value="398.625427">
            <text:p>398.625427</text:p>
          </table:table-cell>
          <table:table-cell office:value-type="float" office:value="1179">
            <text:p>1179</text:p>
          </table:table-cell>
          <table:table-cell office:value-type="float" office:value="-1437">
            <text:p>-1437</text:p>
          </table:table-cell>
          <table:table-cell office:value-type="float" office:value="1475">
            <text:p>1475</text:p>
          </table:table-cell>
          <table:table-cell office:value-type="float" office:value="7900">
            <text:p>7900</text:p>
          </table:table-cell>
          <table:table-cell office:value-type="float" office:value="9341.69043">
            <text:p>9341.69043</text:p>
          </table:table-cell>
          <table:table-cell office:value-type="float" office:value="-2.563938">
            <text:p>-2.563938</text:p>
          </table:table-cell>
          <table:table-cell office:value-type="float" office:value="-2.15208">
            <text:p>-2.15208</text:p>
          </table:table-cell>
          <table:table-cell office:value-type="float" office:value="16.063513">
            <text:p>16.063513</text:p>
          </table:table-cell>
        </table:table-row>
        <table:table-row table:style-name="ro1">
          <table:table-cell office:value-type="float" office:value="42662">
            <text:p>42662</text:p>
          </table:table-cell>
          <table:table-cell office:value-type="float" office:value="27">
            <text:p>27</text:p>
          </table:table-cell>
          <table:table-cell office:value-type="float" office:value="-62">
            <text:p>-62</text:p>
          </table:table-cell>
          <table:table-cell office:value-type="float" office:value="330.759705">
            <text:p>330.759705</text:p>
          </table:table-cell>
          <table:table-cell office:value-type="float" office:value="0">
            <text:p>0</text:p>
          </table:table-cell>
          <table:table-cell office:value-type="float" office:value="0.003664">
            <text:p>0.003664</text:p>
          </table:table-cell>
          <table:table-cell office:value-type="string">
            <text:p>Infinity</text:p>
          </table:table-cell>
          <table:table-cell office:value-type="float" office:value="0.80622">
            <text:p>0.80622</text:p>
          </table:table-cell>
          <table:table-cell office:value-type="float" office:value="0.591368">
            <text:p>0.591368</text:p>
          </table:table-cell>
          <table:table-cell table:formula="of:=[.I166]-[.$I$2]" office:value-type="float" office:value="0.610522">
            <text:p>0.610522</text:p>
          </table:table-cell>
          <table:table-cell table:formula="of:=AVERAGE([.J162:.J166])" office:value-type="float" office:value="0.0603342">
            <text:p>0.0603342</text:p>
          </table:table-cell>
          <table:table-cell table:formula="of:=AVERAGE([.J158:.J166])" office:value-type="float" office:value="0.0524067777777778">
            <text:p>0.0524067778</text:p>
          </table:table-cell>
          <table:table-cell office:value-type="float" office:value="2377.138428">
            <text:p>2377.138428</text:p>
          </table:table-cell>
          <table:table-cell office:value-type="float" office:value="0.029384">
            <text:p>0.029384</text:p>
          </table:table-cell>
          <table:table-cell office:value-type="float" office:value="0.028911">
            <text:p>0.028911</text:p>
          </table:table-cell>
          <table:table-cell table:formula="of:=[.O166]-0.021583" office:value-type="float" office:value="0.007328">
            <text:p>0.007328</text:p>
          </table:table-cell>
          <table:table-cell office:value-type="float" office:value="100">
            <text:p>100</text:p>
          </table:table-cell>
          <table:table-cell office:value-type="float" office:value="1156">
            <text:p>1156</text:p>
          </table:table-cell>
          <table:table-cell office:value-type="float" office:value="-1452">
            <text:p>-1452</text:p>
          </table:table-cell>
          <table:table-cell office:value-type="float" office:value="1509">
            <text:p>1509</text:p>
          </table:table-cell>
          <table:table-cell office:value-type="float" office:value="7952">
            <text:p>7952</text:p>
          </table:table-cell>
          <table:table-cell office:value-type="float" office:value="9410.623047">
            <text:p>9410.623047</text:p>
          </table:table-cell>
          <table:table-cell office:value-type="float" office:value="-2.563938">
            <text:p>-2.563938</text:p>
          </table:table-cell>
          <table:table-cell office:value-type="float" office:value="-2.148416">
            <text:p>-2.148416</text:p>
          </table:table-cell>
          <table:table-cell office:value-type="float" office:value="16.206409">
            <text:p>16.206409</text:p>
          </table:table-cell>
        </table:table-row>
        <table:table-row table:style-name="ro1">
          <table:table-cell office:value-type="float" office:value="42919">
            <text:p>42919</text:p>
          </table:table-cell>
          <table:table-cell office:value-type="float" office:value="27">
            <text:p>27</text:p>
          </table:table-cell>
          <table:table-cell office:value-type="float" office:value="-65">
            <text:p>-65</text:p>
          </table:table-cell>
          <table:table-cell office:value-type="float" office:value="340.130615">
            <text:p>340.130615</text:p>
          </table:table-cell>
          <table:table-cell office:value-type="float" office:value="0">
            <text:p>0</text:p>
          </table:table-cell>
          <table:table-cell office:value-type="float" office:value="0.000411">
            <text:p>0.000411</text:p>
          </table:table-cell>
          <table:table-cell office:value-type="string">
            <text:p>Infinity</text:p>
          </table:table-cell>
          <table:table-cell office:value-type="float" office:value="-0.207233">
            <text:p>-0.207233</text:p>
          </table:table-cell>
          <table:table-cell office:value-type="float" office:value="0.40462">
            <text:p>0.40462</text:p>
          </table:table-cell>
          <table:table-cell table:formula="of:=[.I167]-[.$I$2]" office:value-type="float" office:value="0.423774">
            <text:p>0.423774</text:p>
          </table:table-cell>
          <table:table-cell table:formula="of:=AVERAGE([.J163:.J167])" office:value-type="float" office:value="0.2480396">
            <text:p>0.2480396</text:p>
          </table:table-cell>
          <table:table-cell table:formula="of:=AVERAGE([.J159:.J167])" office:value-type="float" office:value="0.121572555555556">
            <text:p>0.1215725556</text:p>
          </table:table-cell>
          <table:table-cell office:value-type="float" office:value="100">
            <text:p>100</text:p>
          </table:table-cell>
          <table:table-cell office:value-type="float" office:value="-0.007346">
            <text:p>-0.007346</text:p>
          </table:table-cell>
          <table:table-cell office:value-type="float" office:value="0.019718">
            <text:p>0.019718</text:p>
          </table:table-cell>
          <table:table-cell table:formula="of:=[.O167]-0.021583" office:value-type="float" office:value="-0.001865">
            <text:p>-0.001865</text:p>
          </table:table-cell>
          <table:table-cell office:value-type="float" office:value="100">
            <text:p>100</text:p>
          </table:table-cell>
          <table:table-cell office:value-type="float" office:value="1133">
            <text:p>1133</text:p>
          </table:table-cell>
          <table:table-cell office:value-type="float" office:value="-1467">
            <text:p>-1467</text:p>
          </table:table-cell>
          <table:table-cell office:value-type="float" office:value="1544">
            <text:p>1544</text:p>
          </table:table-cell>
          <table:table-cell office:value-type="float" office:value="8006">
            <text:p>8006</text:p>
          </table:table-cell>
          <table:table-cell office:value-type="float" office:value="9481.912109">
            <text:p>9481.912109</text:p>
          </table:table-cell>
          <table:table-cell office:value-type="float" office:value="-2.563938">
            <text:p>-2.563938</text:p>
          </table:table-cell>
          <table:table-cell office:value-type="float" office:value="-2.148005">
            <text:p>-2.148005</text:p>
          </table:table-cell>
          <table:table-cell office:value-type="float" office:value="16.222431">
            <text:p>16.222431</text:p>
          </table:table-cell>
        </table:table-row>
        <table:table-row table:style-name="ro1">
          <table:table-cell office:value-type="float" office:value="43176">
            <text:p>43176</text:p>
          </table:table-cell>
          <table:table-cell office:value-type="float" office:value="25">
            <text:p>25</text:p>
          </table:table-cell>
          <table:table-cell office:value-type="float" office:value="-6">
            <text:p>-6</text:p>
          </table:table-cell>
          <table:table-cell office:value-type="float" office:value="124.036766">
            <text:p>124.036766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string">
            <text:p>Infinity</text:p>
          </table:table-cell>
          <table:table-cell office:value-type="float" office:value="0.783509">
            <text:p>0.783509</text:p>
          </table:table-cell>
          <table:table-cell office:value-type="float" office:value="0.555455">
            <text:p>0.555455</text:p>
          </table:table-cell>
          <table:table-cell table:formula="of:=[.I168]-[.$I$2]" office:value-type="float" office:value="0.574609">
            <text:p>0.574609</text:p>
          </table:table-cell>
          <table:table-cell table:formula="of:=AVERAGE([.J164:.J168])" office:value-type="float" office:value="0.2446878">
            <text:p>0.2446878</text:p>
          </table:table-cell>
          <table:table-cell table:formula="of:=AVERAGE([.J160:.J168])" office:value-type="float" office:value="0.184619888888889">
            <text:p>0.1846198889</text:p>
          </table:table-cell>
          <table:table-cell office:value-type="float" office:value="3041.303711">
            <text:p>3041.303711</text:p>
          </table:table-cell>
          <table:table-cell office:value-type="float" office:value="0.029393">
            <text:p>0.029393</text:p>
          </table:table-cell>
          <table:table-cell office:value-type="float" office:value="0.045165">
            <text:p>0.045165</text:p>
          </table:table-cell>
          <table:table-cell table:formula="of:=[.O168]-0.021583" office:value-type="float" office:value="0.023582">
            <text:p>0.023582</text:p>
          </table:table-cell>
          <table:table-cell office:value-type="float" office:value="100">
            <text:p>100</text:p>
          </table:table-cell>
          <table:table-cell office:value-type="float" office:value="1112">
            <text:p>1112</text:p>
          </table:table-cell>
          <table:table-cell office:value-type="float" office:value="-1481">
            <text:p>-1481</text:p>
          </table:table-cell>
          <table:table-cell office:value-type="float" office:value="1547">
            <text:p>1547</text:p>
          </table:table-cell>
          <table:table-cell office:value-type="float" office:value="8011">
            <text:p>8011</text:p>
          </table:table-cell>
          <table:table-cell office:value-type="float" office:value="9501.961914">
            <text:p>9501.961914</text:p>
          </table:table-cell>
          <table:table-cell office:value-type="float" office:value="-2.563938">
            <text:p>-2.563938</text:p>
          </table:table-cell>
          <table:table-cell office:value-type="float" office:value="-2.142013">
            <text:p>-2.142013</text:p>
          </table:table-cell>
          <table:table-cell office:value-type="float" office:value="16.456141">
            <text:p>16.456141</text:p>
          </table:table-cell>
        </table:table-row>
        <table:table-row table:style-name="ro1">
          <table:table-cell office:value-type="float" office:value="43433">
            <text:p>43433</text:p>
          </table:table-cell>
          <table:table-cell office:value-type="float" office:value="26">
            <text:p>26</text:p>
          </table:table-cell>
          <table:table-cell office:value-type="float" office:value="-40">
            <text:p>-40</text:p>
          </table:table-cell>
          <table:table-cell office:value-type="float" office:value="252.052811">
            <text:p>252.052811</text:p>
          </table:table-cell>
          <table:table-cell office:value-type="float" office:value="0.002549">
            <text:p>0.002549</text:p>
          </table:table-cell>
          <table:table-cell office:value-type="float" office:value="0.007362">
            <text:p>0.007362</text:p>
          </table:table-cell>
          <table:table-cell office:value-type="float" office:value="188.804825">
            <text:p>188.804825</text:p>
          </table:table-cell>
          <table:table-cell office:value-type="float" office:value="-0.193038">
            <text:p>-0.193038</text:p>
          </table:table-cell>
          <table:table-cell office:value-type="float" office:value="0.462081">
            <text:p>0.462081</text:p>
          </table:table-cell>
          <table:table-cell table:formula="of:=[.I169]-[.$I$2]" office:value-type="float" office:value="0.481235">
            <text:p>0.481235</text:p>
          </table:table-cell>
          <table:table-cell table:formula="of:=AVERAGE([.J165:.J169])" office:value-type="float" office:value="0.3031064">
            <text:p>0.3031064</text:p>
          </table:table-cell>
          <table:table-cell table:formula="of:=AVERAGE([.J161:.J169])" office:value-type="float" office:value="0.270013111111111">
            <text:p>0.2700131111</text:p>
          </table:table-cell>
          <table:table-cell office:value-type="float" office:value="3452.454102">
            <text:p>3452.454102</text:p>
          </table:table-cell>
          <table:table-cell office:value-type="float" office:value="0.007344">
            <text:p>0.007344</text:p>
          </table:table-cell>
          <table:table-cell office:value-type="float" office:value="0.012257">
            <text:p>0.012257</text:p>
          </table:table-cell>
          <table:table-cell table:formula="of:=[.O169]-0.021583" office:value-type="float" office:value="-0.009326">
            <text:p>-0.009326</text:p>
          </table:table-cell>
          <table:table-cell office:value-type="float" office:value="188.804855">
            <text:p>188.804855</text:p>
          </table:table-cell>
          <table:table-cell office:value-type="float" office:value="1090">
            <text:p>1090</text:p>
          </table:table-cell>
          <table:table-cell office:value-type="float" office:value="-1495">
            <text:p>-1495</text:p>
          </table:table-cell>
          <table:table-cell office:value-type="float" office:value="1568">
            <text:p>1568</text:p>
          </table:table-cell>
          <table:table-cell office:value-type="float" office:value="8044">
            <text:p>8044</text:p>
          </table:table-cell>
          <table:table-cell office:value-type="float" office:value="9550.96875">
            <text:p>9550.96875</text:p>
          </table:table-cell>
          <table:table-cell office:value-type="float" office:value="-2.561389">
            <text:p>-2.561389</text:p>
          </table:table-cell>
          <table:table-cell office:value-type="float" office:value="-2.134651">
            <text:p>-2.134651</text:p>
          </table:table-cell>
          <table:table-cell office:value-type="float" office:value="16.660412">
            <text:p>16.660412</text:p>
          </table:table-cell>
        </table:table-row>
        <table:table-row table:style-name="ro1">
          <table:table-cell office:value-type="float" office:value="43690">
            <text:p>43690</text:p>
          </table:table-cell>
          <table:table-cell office:value-type="float" office:value="26">
            <text:p>26</text:p>
          </table:table-cell>
          <table:table-cell office:value-type="float" office:value="-21">
            <text:p>-21</text:p>
          </table:table-cell>
          <table:table-cell office:value-type="float" office:value="182.108643">
            <text:p>182.108643</text:p>
          </table:table-cell>
          <table:table-cell office:value-type="float" office:value="-0.002549">
            <text:p>-0.002549</text:p>
          </table:table-cell>
          <table:table-cell office:value-type="float" office:value="0.000651">
            <text:p>0.000651</text:p>
          </table:table-cell>
          <table:table-cell office:value-type="float" office:value="125.522293">
            <text:p>125.522293</text:p>
          </table:table-cell>
          <table:table-cell office:value-type="float" office:value="0.908416">
            <text:p>0.908416</text:p>
          </table:table-cell>
          <table:table-cell office:value-type="float" office:value="-0.050278">
            <text:p>-0.050278</text:p>
          </table:table-cell>
          <table:table-cell table:formula="of:=[.I170]-[.$I$2]" office:value-type="float" office:value="-0.031124">
            <text:p>-0.031124</text:p>
          </table:table-cell>
          <table:table-cell table:formula="of:=AVERAGE([.J166:.J170])" office:value-type="float" office:value="0.4118032">
            <text:p>0.4118032</text:p>
          </table:table-cell>
          <table:table-cell table:formula="of:=AVERAGE([.J162:.J170])" office:value-type="float" office:value="0.194462777777778">
            <text:p>0.1944627778</text:p>
          </table:table-cell>
          <table:table-cell office:value-type="float" office:value="100">
            <text:p>100</text:p>
          </table:table-cell>
          <table:table-cell office:value-type="float" office:value="-0.029369">
            <text:p>-0.029369</text:p>
          </table:table-cell>
          <table:table-cell office:value-type="float" office:value="0.026779">
            <text:p>0.026779</text:p>
          </table:table-cell>
          <table:table-cell table:formula="of:=[.O170]-0.021583" office:value-type="float" office:value="0.005196">
            <text:p>0.005196</text:p>
          </table:table-cell>
          <table:table-cell office:value-type="float" office:value="125.522293">
            <text:p>125.522293</text:p>
          </table:table-cell>
          <table:table-cell office:value-type="float" office:value="1068">
            <text:p>1068</text:p>
          </table:table-cell>
          <table:table-cell office:value-type="float" office:value="-1509">
            <text:p>-1509</text:p>
          </table:table-cell>
          <table:table-cell office:value-type="float" office:value="1579">
            <text:p>1579</text:p>
          </table:table-cell>
          <table:table-cell office:value-type="float" office:value="8062">
            <text:p>8062</text:p>
          </table:table-cell>
          <table:table-cell office:value-type="float" office:value="9584.631836">
            <text:p>9584.631836</text:p>
          </table:table-cell>
          <table:table-cell office:value-type="float" office:value="-2.563938">
            <text:p>-2.563938</text:p>
          </table:table-cell>
          <table:table-cell office:value-type="float" office:value="-2.134001">
            <text:p>-2.134001</text:p>
          </table:table-cell>
          <table:table-cell office:value-type="float" office:value="16.768641">
            <text:p>16.768641</text:p>
          </table:table-cell>
        </table:table-row>
        <table:table-row table:style-name="ro1">
          <table:table-cell office:value-type="float" office:value="43947">
            <text:p>43947</text:p>
          </table:table-cell>
          <table:table-cell office:value-type="float" office:value="26">
            <text:p>26</text:p>
          </table:table-cell>
          <table:table-cell office:value-type="float" office:value="-2">
            <text:p>-2</text:p>
          </table:table-cell>
          <table:table-cell office:value-type="float" office:value="107.907021">
            <text:p>107.907021</text:p>
          </table:table-cell>
          <table:table-cell office:value-type="float" office:value="0">
            <text:p>0</text:p>
          </table:table-cell>
          <table:table-cell office:value-type="float" office:value="0.007533">
            <text:p>0.007533</text:p>
          </table:table-cell>
          <table:table-cell office:value-type="string">
            <text:p>Infinity</text:p>
          </table:table-cell>
          <table:table-cell office:value-type="float" office:value="-0.148931">
            <text:p>-0.148931</text:p>
          </table:table-cell>
          <table:table-cell office:value-type="float" office:value="0.227449">
            <text:p>0.227449</text:p>
          </table:table-cell>
          <table:table-cell table:formula="of:=[.I171]-[.$I$2]" office:value-type="float" office:value="0.246603">
            <text:p>0.246603</text:p>
          </table:table-cell>
          <table:table-cell table:formula="of:=AVERAGE([.J167:.J171])" office:value-type="float" office:value="0.3390194">
            <text:p>0.3390194</text:p>
          </table:table-cell>
          <table:table-cell table:formula="of:=AVERAGE([.J163:.J171])" office:value-type="float" office:value="0.279057888888889">
            <text:p>0.2790578889</text:p>
          </table:table-cell>
          <table:table-cell office:value-type="float" office:value="100">
            <text:p>100</text:p>
          </table:table-cell>
          <table:table-cell office:value-type="float" office:value="-0.008338">
            <text:p>-0.008338</text:p>
          </table:table-cell>
          <table:table-cell office:value-type="float" office:value="-0.003597">
            <text:p>-0.003597</text:p>
          </table:table-cell>
          <table:table-cell table:formula="of:=[.O171]-0.021583" office:value-type="float" office:value="-0.02518">
            <text:p>-0.02518</text:p>
          </table:table-cell>
          <table:table-cell office:value-type="float" office:value="100">
            <text:p>100</text:p>
          </table:table-cell>
          <table:table-cell office:value-type="float" office:value="1046">
            <text:p>1046</text:p>
          </table:table-cell>
          <table:table-cell office:value-type="float" office:value="-1523">
            <text:p>-1523</text:p>
          </table:table-cell>
          <table:table-cell office:value-type="float" office:value="1580">
            <text:p>1580</text:p>
          </table:table-cell>
          <table:table-cell office:value-type="float" office:value="8064">
            <text:p>8064</text:p>
          </table:table-cell>
          <table:table-cell office:value-type="float" office:value="9601.860352">
            <text:p>9601.860352</text:p>
          </table:table-cell>
          <table:table-cell office:value-type="float" office:value="-2.563938">
            <text:p>-2.563938</text:p>
          </table:table-cell>
          <table:table-cell office:value-type="float" office:value="-2.126468">
            <text:p>-2.126468</text:p>
          </table:table-cell>
          <table:table-cell office:value-type="float" office:value="17.062439">
            <text:p>17.062439</text:p>
          </table:table-cell>
        </table:table-row>
        <table:table-row table:style-name="ro1">
          <table:table-cell office:value-type="float" office:value="44204">
            <text:p>44204</text:p>
          </table:table-cell>
          <table:table-cell office:value-type="float" office:value="26">
            <text:p>26</text:p>
          </table:table-cell>
          <table:table-cell office:value-type="float" office:value="44">
            <text:p>44</text:p>
          </table:table-cell>
          <table:table-cell office:value-type="float" office:value="69.690338">
            <text:p>69.690338</text:p>
          </table:table-cell>
          <table:table-cell office:value-type="float" office:value="0">
            <text:p>0</text:p>
          </table:table-cell>
          <table:table-cell office:value-type="float" office:value="0.000719">
            <text:p>0.000719</text:p>
          </table:table-cell>
          <table:table-cell office:value-type="string">
            <text:p>Infinity</text:p>
          </table:table-cell>
          <table:table-cell office:value-type="float" office:value="0.860833">
            <text:p>0.860833</text:p>
          </table:table-cell>
          <table:table-cell office:value-type="float" office:value="0.538695">
            <text:p>0.538695</text:p>
          </table:table-cell>
          <table:table-cell table:formula="of:=[.I172]-[.$I$2]" office:value-type="float" office:value="0.557849">
            <text:p>0.557849</text:p>
          </table:table-cell>
          <table:table-cell table:formula="of:=AVERAGE([.J168:.J172])" office:value-type="float" office:value="0.3658344">
            <text:p>0.3658344</text:p>
          </table:table-cell>
          <table:table-cell table:formula="of:=AVERAGE([.J164:.J172])" office:value-type="float" office:value="0.275333555555555">
            <text:p>0.2753335556</text:p>
          </table:table-cell>
          <table:table-cell office:value-type="float" office:value="100">
            <text:p>100</text:p>
          </table:table-cell>
          <table:table-cell office:value-type="float" office:value="-0.029402">
            <text:p>-0.029402</text:p>
          </table:table-cell>
          <table:table-cell office:value-type="float" office:value="0.042234">
            <text:p>0.042234</text:p>
          </table:table-cell>
          <table:table-cell table:formula="of:=[.O172]-0.021583" office:value-type="float" office:value="0.020651">
            <text:p>0.020651</text:p>
          </table:table-cell>
          <table:table-cell office:value-type="float" office:value="100">
            <text:p>100</text:p>
          </table:table-cell>
          <table:table-cell office:value-type="float" office:value="1024">
            <text:p>1024</text:p>
          </table:table-cell>
          <table:table-cell office:value-type="float" office:value="-1537">
            <text:p>-1537</text:p>
          </table:table-cell>
          <table:table-cell office:value-type="float" office:value="1557">
            <text:p>1557</text:p>
          </table:table-cell>
          <table:table-cell office:value-type="float" office:value="8027">
            <text:p>8027</text:p>
          </table:table-cell>
          <table:table-cell office:value-type="float" office:value="9578.84082">
            <text:p>9578.84082</text:p>
          </table:table-cell>
          <table:table-cell office:value-type="float" office:value="-2.563938">
            <text:p>-2.563938</text:p>
          </table:table-cell>
          <table:table-cell office:value-type="float" office:value="-2.125749">
            <text:p>-2.125749</text:p>
          </table:table-cell>
          <table:table-cell office:value-type="float" office:value="17.090485">
            <text:p>17.090485</text:p>
          </table:table-cell>
        </table:table-row>
        <table:table-row table:style-name="ro1">
          <table:table-cell office:value-type="float" office:value="44461">
            <text:p>44461</text:p>
          </table:table-cell>
          <table:table-cell office:value-type="float" office:value="27">
            <text:p>27</text:p>
          </table:table-cell>
          <table:table-cell office:value-type="float" office:value="45">
            <text:p>45</text:p>
          </table:table-cell>
          <table:table-cell office:value-type="float" office:value="65.748245">
            <text:p>65.748245</text:p>
          </table:table-cell>
          <table:table-cell office:value-type="float" office:value="0">
            <text:p>0</text:p>
          </table:table-cell>
          <table:table-cell office:value-type="float" office:value="0.010751">
            <text:p>0.010751</text:p>
          </table:table-cell>
          <table:table-cell office:value-type="string">
            <text:p>Infinity</text:p>
          </table:table-cell>
          <table:table-cell office:value-type="float" office:value="-0.210282">
            <text:p>-0.210282</text:p>
          </table:table-cell>
          <table:table-cell office:value-type="float" office:value="-0.244209">
            <text:p>-0.244209</text:p>
          </table:table-cell>
          <table:table-cell table:formula="of:=[.I173]-[.$I$2]" office:value-type="float" office:value="-0.225055">
            <text:p>-0.225055</text:p>
          </table:table-cell>
          <table:table-cell table:formula="of:=AVERAGE([.J169:.J173])" office:value-type="float" office:value="0.2059016">
            <text:p>0.2059016</text:p>
          </table:table-cell>
          <table:table-cell table:formula="of:=AVERAGE([.J165:.J173])" office:value-type="float" office:value="0.229311666666667">
            <text:p>0.2293116667</text:p>
          </table:table-cell>
          <table:table-cell office:value-type="float" office:value="36.746212">
            <text:p>36.746212</text:p>
          </table:table-cell>
          <table:table-cell office:value-type="float" office:value="0.009792">
            <text:p>0.009792</text:p>
          </table:table-cell>
          <table:table-cell office:value-type="float" office:value="0.024515">
            <text:p>0.024515</text:p>
          </table:table-cell>
          <table:table-cell table:formula="of:=[.O173]-0.021583" office:value-type="float" office:value="0.002932">
            <text:p>0.002932</text:p>
          </table:table-cell>
          <table:table-cell office:value-type="float" office:value="100">
            <text:p>100</text:p>
          </table:table-cell>
          <table:table-cell office:value-type="float" office:value="1001">
            <text:p>1001</text:p>
          </table:table-cell>
          <table:table-cell office:value-type="float" office:value="-1552">
            <text:p>-1552</text:p>
          </table:table-cell>
          <table:table-cell office:value-type="float" office:value="1533">
            <text:p>1533</text:p>
          </table:table-cell>
          <table:table-cell office:value-type="float" office:value="7989">
            <text:p>7989</text:p>
          </table:table-cell>
          <table:table-cell office:value-type="float" office:value="9555.820313">
            <text:p>9555.820313</text:p>
          </table:table-cell>
          <table:table-cell office:value-type="float" office:value="-2.563938">
            <text:p>-2.563938</text:p>
          </table:table-cell>
          <table:table-cell office:value-type="float" office:value="-2.114997">
            <text:p>-2.114997</text:p>
          </table:table-cell>
          <table:table-cell office:value-type="float" office:value="17.509819">
            <text:p>17.509819</text:p>
          </table:table-cell>
        </table:table-row>
        <table:table-row table:style-name="ro1">
          <table:table-cell office:value-type="float" office:value="44718">
            <text:p>44718</text:p>
          </table:table-cell>
          <table:table-cell office:value-type="float" office:value="25">
            <text:p>25</text:p>
          </table:table-cell>
          <table:table-cell office:value-type="float" office:value="13">
            <text:p>13</text:p>
          </table:table-cell>
          <table:table-cell office:value-type="float" office:value="46.234528">
            <text:p>46.234528</text:p>
          </table:table-cell>
          <table:table-cell office:value-type="float" office:value="0">
            <text:p>0</text:p>
          </table:table-cell>
          <table:table-cell office:value-type="float" office:value="0.007396">
            <text:p>0.007396</text:p>
          </table:table-cell>
          <table:table-cell office:value-type="string">
            <text:p>Infinity</text:p>
          </table:table-cell>
          <table:table-cell office:value-type="float" office:value="-0.026811">
            <text:p>-0.026811</text:p>
          </table:table-cell>
          <table:table-cell office:value-type="float" office:value="0.201113">
            <text:p>0.201113</text:p>
          </table:table-cell>
          <table:table-cell table:formula="of:=[.I174]-[.$I$2]" office:value-type="float" office:value="0.220267">
            <text:p>0.220267</text:p>
          </table:table-cell>
          <table:table-cell table:formula="of:=AVERAGE([.J170:.J174])" office:value-type="float" office:value="0.153708">
            <text:p>0.153708</text:p>
          </table:table-cell>
          <table:table-cell table:formula="of:=AVERAGE([.J166:.J174])" office:value-type="float" office:value="0.317631111111111">
            <text:p>0.3176311111</text:p>
          </table:table-cell>
          <table:table-cell office:value-type="float" office:value="1465.532837">
            <text:p>1465.532837</text:p>
          </table:table-cell>
          <table:table-cell office:value-type="float" office:value="-0.007346">
            <text:p>-0.007346</text:p>
          </table:table-cell>
          <table:table-cell office:value-type="float" office:value="0.016387">
            <text:p>0.016387</text:p>
          </table:table-cell>
          <table:table-cell table:formula="of:=[.O174]-0.021583" office:value-type="float" office:value="-0.005196">
            <text:p>-0.005196</text:p>
          </table:table-cell>
          <table:table-cell office:value-type="float" office:value="100">
            <text:p>100</text:p>
          </table:table-cell>
          <table:table-cell office:value-type="float" office:value="980">
            <text:p>980</text:p>
          </table:table-cell>
          <table:table-cell office:value-type="float" office:value="-1566">
            <text:p>-1566</text:p>
          </table:table-cell>
          <table:table-cell office:value-type="float" office:value="1526">
            <text:p>1526</text:p>
          </table:table-cell>
          <table:table-cell office:value-type="float" office:value="7978">
            <text:p>7978</text:p>
          </table:table-cell>
          <table:table-cell office:value-type="float" office:value="9559.605469">
            <text:p>9559.605469</text:p>
          </table:table-cell>
          <table:table-cell office:value-type="float" office:value="-2.563938">
            <text:p>-2.563938</text:p>
          </table:table-cell>
          <table:table-cell office:value-type="float" office:value="-2.107601">
            <text:p>-2.107601</text:p>
          </table:table-cell>
          <table:table-cell office:value-type="float" office:value="17.798283">
            <text:p>17.798283</text:p>
          </table:table-cell>
        </table:table-row>
        <table:table-row table:style-name="ro1">
          <table:table-cell office:value-type="float" office:value="44975">
            <text:p>44975</text:p>
          </table:table-cell>
          <table:table-cell office:value-type="float" office:value="26">
            <text:p>26</text:p>
          </table:table-cell>
          <table:table-cell office:value-type="float" office:value="16">
            <text:p>16</text:p>
          </table:table-cell>
          <table:table-cell office:value-type="float" office:value="39.787491">
            <text:p>39.787491</text:p>
          </table:table-cell>
          <table:table-cell office:value-type="float" office:value="0.002549">
            <text:p>0.002549</text:p>
          </table:table-cell>
          <table:table-cell office:value-type="float" office:value="0.003835">
            <text:p>0.003835</text:p>
          </table:table-cell>
          <table:table-cell office:value-type="float" office:value="50.44717">
            <text:p>50.44717</text:p>
          </table:table-cell>
          <table:table-cell office:value-type="float" office:value="-0.002839">
            <text:p>-0.002839</text:p>
          </table:table-cell>
          <table:table-cell office:value-type="float" office:value="-0.186748">
            <text:p>-0.186748</text:p>
          </table:table-cell>
          <table:table-cell table:formula="of:=[.I175]-[.$I$2]" office:value-type="float" office:value="-0.167594">
            <text:p>-0.167594</text:p>
          </table:table-cell>
          <table:table-cell table:formula="of:=AVERAGE([.J171:.J175])" office:value-type="float" office:value="0.126414">
            <text:p>0.126414</text:p>
          </table:table-cell>
          <table:table-cell table:formula="of:=AVERAGE([.J167:.J175])" office:value-type="float" office:value="0.231173777777778">
            <text:p>0.2311737778</text:p>
          </table:table-cell>
          <table:table-cell office:value-type="float" office:value="121.388451">
            <text:p>121.388451</text:p>
          </table:table-cell>
          <table:table-cell office:value-type="float" office:value="0.007348">
            <text:p>0.007348</text:p>
          </table:table-cell>
          <table:table-cell office:value-type="float" office:value="0.025314">
            <text:p>0.025314</text:p>
          </table:table-cell>
          <table:table-cell table:formula="of:=[.O175]-0.021583" office:value-type="float" office:value="0.003731">
            <text:p>0.003731</text:p>
          </table:table-cell>
          <table:table-cell office:value-type="float" office:value="50.447186">
            <text:p>50.447186</text:p>
          </table:table-cell>
          <table:table-cell office:value-type="float" office:value="958">
            <text:p>958</text:p>
          </table:table-cell>
          <table:table-cell office:value-type="float" office:value="-1580">
            <text:p>-1580</text:p>
          </table:table-cell>
          <table:table-cell office:value-type="float" office:value="1518">
            <text:p>1518</text:p>
          </table:table-cell>
          <table:table-cell office:value-type="float" office:value="7965">
            <text:p>7965</text:p>
          </table:table-cell>
          <table:table-cell office:value-type="float" office:value="9561.413086">
            <text:p>9561.413086</text:p>
          </table:table-cell>
          <table:table-cell office:value-type="float" office:value="-2.561389">
            <text:p>-2.561389</text:p>
          </table:table-cell>
          <table:table-cell office:value-type="float" office:value="-2.103766">
            <text:p>-2.103766</text:p>
          </table:table-cell>
          <table:table-cell office:value-type="float" office:value="17.866201">
            <text:p>17.866201</text:p>
          </table:table-cell>
        </table:table-row>
        <table:table-row table:style-name="ro1">
          <table:table-cell office:value-type="float" office:value="45232">
            <text:p>45232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10.693907">
            <text:p>10.693907</text:p>
          </table:table-cell>
          <table:table-cell office:value-type="float" office:value="-0.01">
            <text:p>-0.01</text:p>
          </table:table-cell>
          <table:table-cell office:value-type="float" office:value="-0.017771">
            <text:p>-0.017771</text:p>
          </table:table-cell>
          <table:table-cell office:value-type="float" office:value="77.707825">
            <text:p>77.707825</text:p>
          </table:table-cell>
          <table:table-cell office:value-type="float" office:value="0.840285">
            <text:p>0.840285</text:p>
          </table:table-cell>
          <table:table-cell office:value-type="float" office:value="0.040701">
            <text:p>0.040701</text:p>
          </table:table-cell>
          <table:table-cell table:formula="of:=[.I176]-[.$I$2]" office:value-type="float" office:value="0.059855">
            <text:p>0.059855</text:p>
          </table:table-cell>
          <table:table-cell table:formula="of:=AVERAGE([.J172:.J176])" office:value-type="float" office:value="0.0890644">
            <text:p>0.0890644</text:p>
          </table:table-cell>
          <table:table-cell table:formula="of:=AVERAGE([.J168:.J176])" office:value-type="float" office:value="0.190738333333333">
            <text:p>0.1907383333</text:p>
          </table:table-cell>
          <table:table-cell office:value-type="float" office:value="426.811493">
            <text:p>426.811493</text:p>
          </table:table-cell>
          <table:table-cell office:value-type="float" office:value="0.029384">
            <text:p>0.029384</text:p>
          </table:table-cell>
          <table:table-cell office:value-type="float" office:value="0.029444">
            <text:p>0.029444</text:p>
          </table:table-cell>
          <table:table-cell table:formula="of:=[.O176]-0.021583" office:value-type="float" office:value="0.007861">
            <text:p>0.007861</text:p>
          </table:table-cell>
          <table:table-cell office:value-type="float" office:value="77.707832">
            <text:p>77.707832</text:p>
          </table:table-cell>
          <table:table-cell office:value-type="float" office:value="939">
            <text:p>939</text:p>
          </table:table-cell>
          <table:table-cell office:value-type="float" office:value="-1593">
            <text:p>-1593</text:p>
          </table:table-cell>
          <table:table-cell office:value-type="float" office:value="1505">
            <text:p>1505</text:p>
          </table:table-cell>
          <table:table-cell office:value-type="float" office:value="7943">
            <text:p>7943</text:p>
          </table:table-cell>
          <table:table-cell office:value-type="float" office:value="9552.782227">
            <text:p>9552.782227</text:p>
          </table:table-cell>
          <table:table-cell office:value-type="float" office:value="-2.571389">
            <text:p>-2.571389</text:p>
          </table:table-cell>
          <table:table-cell office:value-type="float" office:value="-2.121537">
            <text:p>-2.121537</text:p>
          </table:table-cell>
          <table:table-cell office:value-type="float" office:value="17.494518">
            <text:p>17.494518</text:p>
          </table:table-cell>
        </table:table-row>
        <table:table-row table:style-name="ro1">
          <table:table-cell office:value-type="float" office:value="45489">
            <text:p>45489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65.624809">
            <text:p>65.624809</text:p>
          </table:table-cell>
          <table:table-cell office:value-type="float" office:value="-0.038514">
            <text:p>-0.038514</text:p>
          </table:table-cell>
          <table:table-cell office:value-type="float" office:value="-0.049203">
            <text:p>-0.049203</text:p>
          </table:table-cell>
          <table:table-cell office:value-type="float" office:value="27.756453">
            <text:p>27.756453</text:p>
          </table:table-cell>
          <table:table-cell office:value-type="float" office:value="-0.207233">
            <text:p>-0.207233</text:p>
          </table:table-cell>
          <table:table-cell office:value-type="float" office:value="-0.462081">
            <text:p>-0.462081</text:p>
          </table:table-cell>
          <table:table-cell table:formula="of:=[.I177]-[.$I$2]" office:value-type="float" office:value="-0.442927">
            <text:p>-0.442927</text:p>
          </table:table-cell>
          <table:table-cell table:formula="of:=AVERAGE([.J173:.J177])" office:value-type="float" office:value="-0.1110908">
            <text:p>-0.1110908</text:p>
          </table:table-cell>
          <table:table-cell table:formula="of:=AVERAGE([.J169:.J177])" office:value-type="float" office:value="0.0776787777777778">
            <text:p>0.0776787778</text:p>
          </table:table-cell>
          <table:table-cell office:value-type="float" office:value="250.227875">
            <text:p>250.227875</text:p>
          </table:table-cell>
          <table:table-cell office:value-type="float" office:value="-0.007346">
            <text:p>-0.007346</text:p>
          </table:table-cell>
          <table:table-cell office:value-type="float" office:value="-0.007194">
            <text:p>-0.007194</text:p>
          </table:table-cell>
          <table:table-cell table:formula="of:=[.O177]-0.021583" office:value-type="float" office:value="-0.028777">
            <text:p>-0.028777</text:p>
          </table:table-cell>
          <table:table-cell office:value-type="float" office:value="27.756447">
            <text:p>27.756447</text:p>
          </table:table-cell>
          <table:table-cell office:value-type="float" office:value="923">
            <text:p>923</text:p>
          </table:table-cell>
          <table:table-cell office:value-type="float" office:value="-1603">
            <text:p>-1603</text:p>
          </table:table-cell>
          <table:table-cell office:value-type="float" office:value="1489">
            <text:p>1489</text:p>
          </table:table-cell>
          <table:table-cell office:value-type="float" office:value="7916">
            <text:p>7916</text:p>
          </table:table-cell>
          <table:table-cell office:value-type="float" office:value="9535.8125">
            <text:p>9535.8125</text:p>
          </table:table-cell>
          <table:table-cell office:value-type="float" office:value="-2.609903">
            <text:p>-2.609903</text:p>
          </table:table-cell>
          <table:table-cell office:value-type="float" office:value="-2.170741">
            <text:p>-2.170741</text:p>
          </table:table-cell>
          <table:table-cell office:value-type="float" office:value="16.826767">
            <text:p>16.826767</text:p>
          </table:table-cell>
        </table:table-row>
        <table:table-row table:style-name="ro1">
          <table:table-cell office:value-type="float" office:value="45746">
            <text:p>4574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office:value-type="float" office:value="17.019106">
            <text:p>17.019106</text:p>
          </table:table-cell>
          <table:table-cell office:value-type="float" office:value="-0.055">
            <text:p>-0.055</text:p>
          </table:table-cell>
          <table:table-cell office:value-type="float" office:value="-0.044581">
            <text:p>-0.044581</text:p>
          </table:table-cell>
          <table:table-cell office:value-type="float" office:value="18.943573">
            <text:p>18.943573</text:p>
          </table:table-cell>
          <table:table-cell office:value-type="float" office:value="0.874351">
            <text:p>0.874351</text:p>
          </table:table-cell>
          <table:table-cell office:value-type="float" office:value="-0.227449">
            <text:p>-0.227449</text:p>
          </table:table-cell>
          <table:table-cell table:formula="of:=[.I178]-[.$I$2]" office:value-type="float" office:value="-0.208295">
            <text:p>-0.208295</text:p>
          </table:table-cell>
          <table:table-cell table:formula="of:=AVERAGE([.J174:.J178])" office:value-type="float" office:value="-0.1077388">
            <text:p>-0.1077388</text:p>
          </table:table-cell>
          <table:table-cell table:formula="of:=AVERAGE([.J170:.J178])" office:value-type="float" office:value="0.00106433333333333">
            <text:p>0.0010643333</text:p>
          </table:table-cell>
          <table:table-cell office:value-type="float" office:value="247.89624">
            <text:p>247.89624</text:p>
          </table:table-cell>
          <table:table-cell office:value-type="float" office:value="-0.029376">
            <text:p>-0.029376</text:p>
          </table:table-cell>
          <table:table-cell office:value-type="float" office:value="0.007328">
            <text:p>0.007328</text:p>
          </table:table-cell>
          <table:table-cell table:formula="of:=[.O178]-0.021583" office:value-type="float" office:value="-0.014255">
            <text:p>-0.014255</text:p>
          </table:table-cell>
          <table:table-cell office:value-type="float" office:value="18.943573">
            <text:p>18.943573</text:p>
          </table:table-cell>
          <table:table-cell office:value-type="float" office:value="910">
            <text:p>910</text:p>
          </table:table-cell>
          <table:table-cell office:value-type="float" office:value="-1611">
            <text:p>-1611</text:p>
          </table:table-cell>
          <table:table-cell office:value-type="float" office:value="1479">
            <text:p>1479</text:p>
          </table:table-cell>
          <table:table-cell office:value-type="float" office:value="7902">
            <text:p>7902</text:p>
          </table:table-cell>
          <table:table-cell office:value-type="float" office:value="9530.001953">
            <text:p>9530.001953</text:p>
          </table:table-cell>
          <table:table-cell office:value-type="float" office:value="-2.664903">
            <text:p>-2.664903</text:p>
          </table:table-cell>
          <table:table-cell office:value-type="float" office:value="-2.215322">
            <text:p>-2.215322</text:p>
          </table:table-cell>
          <table:table-cell office:value-type="float" office:value="16.870461">
            <text:p>16.870461</text:p>
          </table:table-cell>
        </table:table-row>
        <table:table-row table:style-name="ro1">
          <table:table-cell office:value-type="float" office:value="46003">
            <text:p>46003</text:p>
          </table:table-cell>
          <table:table-cell office:value-type="float" office:value="18">
            <text:p>18</text:p>
          </table:table-cell>
          <table:table-cell office:value-type="float" office:value="-3">
            <text:p>-3</text:p>
          </table:table-cell>
          <table:table-cell office:value-type="float" office:value="114.935349">
            <text:p>114.935349</text:p>
          </table:table-cell>
          <table:table-cell office:value-type="float" office:value="-0.04">
            <text:p>-0.04</text:p>
          </table:table-cell>
          <table:table-cell office:value-type="float" office:value="-0.032118">
            <text:p>-0.032118</text:p>
          </table:table-cell>
          <table:table-cell office:value-type="float" office:value="19.70619">
            <text:p>19.70619</text:p>
          </table:table-cell>
          <table:table-cell office:value-type="float" office:value="-0.187739">
            <text:p>-0.187739</text:p>
          </table:table-cell>
          <table:table-cell office:value-type="float" office:value="0.155623">
            <text:p>0.155623</text:p>
          </table:table-cell>
          <table:table-cell table:formula="of:=[.I179]-[.$I$2]" office:value-type="float" office:value="0.174777">
            <text:p>0.174777</text:p>
          </table:table-cell>
          <table:table-cell table:formula="of:=AVERAGE([.J175:.J179])" office:value-type="float" office:value="-0.1168368">
            <text:p>-0.1168368</text:p>
          </table:table-cell>
          <table:table-cell table:formula="of:=AVERAGE([.J171:.J179])" office:value-type="float" office:value="0.0239422222222222">
            <text:p>0.0239422222</text:p>
          </table:table-cell>
          <table:table-cell office:value-type="float" office:value="774.707947">
            <text:p>774.707947</text:p>
          </table:table-cell>
          <table:table-cell office:value-type="float" office:value="0.005879">
            <text:p>0.005879</text:p>
          </table:table-cell>
          <table:table-cell office:value-type="float" office:value="0.013323">
            <text:p>0.013323</text:p>
          </table:table-cell>
          <table:table-cell table:formula="of:=[.O179]-0.021583" office:value-type="float" office:value="-0.00826">
            <text:p>-0.00826</text:p>
          </table:table-cell>
          <table:table-cell office:value-type="float" office:value="19.70619">
            <text:p>19.70619</text:p>
          </table:table-cell>
          <table:table-cell office:value-type="float" office:value="894">
            <text:p>894</text:p>
          </table:table-cell>
          <table:table-cell office:value-type="float" office:value="-1619">
            <text:p>-1619</text:p>
          </table:table-cell>
          <table:table-cell office:value-type="float" office:value="1481">
            <text:p>1481</text:p>
          </table:table-cell>
          <table:table-cell office:value-type="float" office:value="7904">
            <text:p>7904</text:p>
          </table:table-cell>
          <table:table-cell office:value-type="float" office:value="9541.074219">
            <text:p>9541.074219</text:p>
          </table:table-cell>
          <table:table-cell office:value-type="float" office:value="-2.704903">
            <text:p>-2.704903</text:p>
          </table:table-cell>
          <table:table-cell office:value-type="float" office:value="-2.247439">
            <text:p>-2.247439</text:p>
          </table:table-cell>
          <table:table-cell office:value-type="float" office:value="16.91239">
            <text:p>16.91239</text:p>
          </table:table-cell>
        </table:table-row>
        <table:table-row table:style-name="ro1">
          <table:table-cell office:value-type="float" office:value="46260">
            <text:p>46260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4.035538">
            <text:p>4.035538</text:p>
          </table:table-cell>
          <table:table-cell office:value-type="float" office:value="-0.025">
            <text:p>-0.025</text:p>
          </table:table-cell>
          <table:table-cell office:value-type="float" office:value="-0.027735">
            <text:p>-0.027735</text:p>
          </table:table-cell>
          <table:table-cell office:value-type="float" office:value="10.938987">
            <text:p>10.938987</text:p>
          </table:table-cell>
          <table:table-cell office:value-type="float" office:value="0.05215">
            <text:p>0.05215</text:p>
          </table:table-cell>
          <table:table-cell office:value-type="float" office:value="-0.720655">
            <text:p>-0.720655</text:p>
          </table:table-cell>
          <table:table-cell table:formula="of:=[.I180]-[.$I$2]" office:value-type="float" office:value="-0.701501">
            <text:p>-0.701501</text:p>
          </table:table-cell>
          <table:table-cell table:formula="of:=AVERAGE([.J176:.J180])" office:value-type="float" office:value="-0.2236182">
            <text:p>-0.2236182</text:p>
          </table:table-cell>
          <table:table-cell table:formula="of:=AVERAGE([.J172:.J180])" office:value-type="float" office:value="-0.0814026666666667">
            <text:p>-0.0814026667</text:p>
          </table:table-cell>
          <table:table-cell office:value-type="float" office:value="2145.511719">
            <text:p>2145.511719</text:p>
          </table:table-cell>
          <table:table-cell office:value-type="float" office:value="0.009795">
            <text:p>0.009795</text:p>
          </table:table-cell>
          <table:table-cell office:value-type="float" office:value="0.003597">
            <text:p>0.003597</text:p>
          </table:table-cell>
          <table:table-cell table:formula="of:=[.O180]-0.021583" office:value-type="float" office:value="-0.017986">
            <text:p>-0.017986</text:p>
          </table:table-cell>
          <table:table-cell office:value-type="float" office:value="10.938988">
            <text:p>10.938988</text:p>
          </table:table-cell>
          <table:table-cell office:value-type="float" office:value="877">
            <text:p>877</text:p>
          </table:table-cell>
          <table:table-cell office:value-type="float" office:value="-1627">
            <text:p>-1627</text:p>
          </table:table-cell>
          <table:table-cell office:value-type="float" office:value="1469">
            <text:p>1469</text:p>
          </table:table-cell>
          <table:table-cell office:value-type="float" office:value="7889">
            <text:p>7889</text:p>
          </table:table-cell>
          <table:table-cell office:value-type="float" office:value="9534.396484">
            <text:p>9534.396484</text:p>
          </table:table-cell>
          <table:table-cell office:value-type="float" office:value="-2.729903">
            <text:p>-2.729903</text:p>
          </table:table-cell>
          <table:table-cell office:value-type="float" office:value="-2.275174">
            <text:p>-2.275174</text:p>
          </table:table-cell>
          <table:table-cell office:value-type="float" office:value="16.657335">
            <text:p>16.657335</text:p>
          </table:table-cell>
        </table:table-row>
        <table:table-row table:style-name="ro1">
          <table:table-cell office:value-type="float" office:value="46517">
            <text:p>46517</text:p>
          </table:table-cell>
          <table:table-cell office:value-type="float" office:value="21">
            <text:p>21</text:p>
          </table:table-cell>
          <table:table-cell office:value-type="float" office:value="48">
            <text:p>48</text:p>
          </table:table-cell>
          <table:table-cell office:value-type="float" office:value="128.165329">
            <text:p>128.165329</text:p>
          </table:table-cell>
          <table:table-cell office:value-type="float" office:value="-0.028171">
            <text:p>-0.028171</text:p>
          </table:table-cell>
          <table:table-cell office:value-type="float" office:value="-0.035952">
            <text:p>-0.035952</text:p>
          </table:table-cell>
          <table:table-cell office:value-type="float" office:value="27.623405">
            <text:p>27.623405</text:p>
          </table:table-cell>
          <table:table-cell office:value-type="float" office:value="0.797388">
            <text:p>0.797388</text:p>
          </table:table-cell>
          <table:table-cell office:value-type="float" office:value="0.215478">
            <text:p>0.215478</text:p>
          </table:table-cell>
          <table:table-cell table:formula="of:=[.I181]-[.$I$2]" office:value-type="float" office:value="0.234632">
            <text:p>0.234632</text:p>
          </table:table-cell>
          <table:table-cell table:formula="of:=AVERAGE([.J177:.J181])" office:value-type="float" office:value="-0.1886628">
            <text:p>-0.1886628</text:p>
          </table:table-cell>
          <table:table-cell table:formula="of:=AVERAGE([.J173:.J181])" office:value-type="float" office:value="-0.117315666666667">
            <text:p>-0.1173156667</text:p>
          </table:table-cell>
          <table:table-cell office:value-type="float" office:value="1307.398071">
            <text:p>1307.398071</text:p>
          </table:table-cell>
          <table:table-cell office:value-type="float" office:value="0">
            <text:p>0</text:p>
          </table:table-cell>
          <table:table-cell office:value-type="float" office:value="0.034907">
            <text:p>0.034907</text:p>
          </table:table-cell>
          <table:table-cell table:formula="of:=[.O181]-0.021583" office:value-type="float" office:value="0.013324">
            <text:p>0.013324</text:p>
          </table:table-cell>
          <table:table-cell office:value-type="float" office:value="27.623411">
            <text:p>27.623411</text:p>
          </table:table-cell>
          <table:table-cell office:value-type="float" office:value="858">
            <text:p>858</text:p>
          </table:table-cell>
          <table:table-cell office:value-type="float" office:value="-1635">
            <text:p>-1635</text:p>
          </table:table-cell>
          <table:table-cell office:value-type="float" office:value="1438">
            <text:p>1438</text:p>
          </table:table-cell>
          <table:table-cell office:value-type="float" office:value="7852">
            <text:p>7852</text:p>
          </table:table-cell>
          <table:table-cell office:value-type="float" office:value="9504.712891">
            <text:p>9504.712891</text:p>
          </table:table-cell>
          <table:table-cell office:value-type="float" office:value="-2.758074">
            <text:p>-2.758074</text:p>
          </table:table-cell>
          <table:table-cell office:value-type="float" office:value="-2.311126">
            <text:p>-2.311126</text:p>
          </table:table-cell>
          <table:table-cell office:value-type="float" office:value="16.205063">
            <text:p>16.205063</text:p>
          </table:table-cell>
        </table:table-row>
        <table:table-row table:style-name="ro1">
          <table:table-cell office:value-type="float" office:value="46774">
            <text:p>46774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5.422746">
            <text:p>5.422746</text:p>
          </table:table-cell>
          <table:table-cell office:value-type="float" office:value="-0.03">
            <text:p>-0.03</text:p>
          </table:table-cell>
          <table:table-cell office:value-type="float" office:value="-0.027118">
            <text:p>-0.027118</text:p>
          </table:table-cell>
          <table:table-cell office:value-type="float" office:value="9.605264">
            <text:p>9.605264</text:p>
          </table:table-cell>
          <table:table-cell office:value-type="float" office:value="-0.264114">
            <text:p>-0.264114</text:p>
          </table:table-cell>
          <table:table-cell office:value-type="float" office:value="-0.052672">
            <text:p>-0.052672</text:p>
          </table:table-cell>
          <table:table-cell table:formula="of:=[.I182]-[.$I$2]" office:value-type="float" office:value="-0.033518">
            <text:p>-0.033518</text:p>
          </table:table-cell>
          <table:table-cell table:formula="of:=AVERAGE([.J178:.J182])" office:value-type="float" office:value="-0.106781">
            <text:p>-0.106781</text:p>
          </table:table-cell>
          <table:table-cell table:formula="of:=AVERAGE([.J174:.J182])" office:value-type="float" office:value="-0.0960337777777778">
            <text:p>-0.096033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3449">
            <text:p>0.023449</text:p>
          </table:table-cell>
          <table:table-cell table:formula="of:=[.O182]-0.021583" office:value-type="float" office:value="0.001866">
            <text:p>0.001866</text:p>
          </table:table-cell>
          <table:table-cell office:value-type="float" office:value="9.605265">
            <text:p>9.605265</text:p>
          </table:table-cell>
          <table:table-cell office:value-type="float" office:value="839">
            <text:p>839</text:p>
          </table:table-cell>
          <table:table-cell office:value-type="float" office:value="-1643">
            <text:p>-1643</text:p>
          </table:table-cell>
          <table:table-cell office:value-type="float" office:value="1423">
            <text:p>1423</text:p>
          </table:table-cell>
          <table:table-cell office:value-type="float" office:value="7836">
            <text:p>7836</text:p>
          </table:table-cell>
          <table:table-cell office:value-type="float" office:value="9496.972656">
            <text:p>9496.972656</text:p>
          </table:table-cell>
          <table:table-cell office:value-type="float" office:value="-2.788074">
            <text:p>-2.788074</text:p>
          </table:table-cell>
          <table:table-cell office:value-type="float" office:value="-2.338245">
            <text:p>-2.338245</text:p>
          </table:table-cell>
          <table:table-cell office:value-type="float" office:value="16.134047">
            <text:p>16.134047</text:p>
          </table:table-cell>
        </table:table-row>
        <table:table-row table:style-name="ro1">
          <table:table-cell office:value-type="float" office:value="47031">
            <text:p>4703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3.223305">
            <text:p>93.223305</text:p>
          </table:table-cell>
          <table:table-cell office:value-type="float" office:value="-0.049259">
            <text:p>-0.049259</text:p>
          </table:table-cell>
          <table:table-cell office:value-type="float" office:value="-0.051874">
            <text:p>-0.051874</text:p>
          </table:table-cell>
          <table:table-cell office:value-type="float" office:value="5.308641">
            <text:p>5.308641</text:p>
          </table:table-cell>
          <table:table-cell office:value-type="float" office:value="0.701499">
            <text:p>0.701499</text:p>
          </table:table-cell>
          <table:table-cell office:value-type="float" office:value="-0.584185">
            <text:p>-0.584185</text:p>
          </table:table-cell>
          <table:table-cell table:formula="of:=[.I183]-[.$I$2]" office:value-type="float" office:value="-0.565031">
            <text:p>-0.565031</text:p>
          </table:table-cell>
          <table:table-cell table:formula="of:=AVERAGE([.J179:.J183])" office:value-type="float" office:value="-0.1781282">
            <text:p>-0.1781282</text:p>
          </table:table-cell>
          <table:table-cell table:formula="of:=AVERAGE([.J175:.J183])" office:value-type="float" office:value="-0.183289111111111">
            <text:p>-0.1832891111</text:p>
          </table:table-cell>
          <table:table-cell office:value-type="float" office:value="202.714874">
            <text:p>202.714874</text:p>
          </table:table-cell>
          <table:table-cell office:value-type="float" office:value="0">
            <text:p>0</text:p>
          </table:table-cell>
          <table:table-cell office:value-type="float" office:value="0.024914">
            <text:p>0.024914</text:p>
          </table:table-cell>
          <table:table-cell table:formula="of:=[.O183]-0.021583" office:value-type="float" office:value="0.003331">
            <text:p>0.003331</text:p>
          </table:table-cell>
          <table:table-cell office:value-type="float" office:value="5.308629">
            <text:p>5.308629</text:p>
          </table:table-cell>
          <table:table-cell office:value-type="float" office:value="826">
            <text:p>826</text:p>
          </table:table-cell>
          <table:table-cell office:value-type="float" office:value="-1648">
            <text:p>-1648</text:p>
          </table:table-cell>
          <table:table-cell office:value-type="float" office:value="1422">
            <text:p>1422</text:p>
          </table:table-cell>
          <table:table-cell office:value-type="float" office:value="7835">
            <text:p>7835</text:p>
          </table:table-cell>
          <table:table-cell office:value-type="float" office:value="9501.710938">
            <text:p>9501.710938</text:p>
          </table:table-cell>
          <table:table-cell office:value-type="float" office:value="-2.837333">
            <text:p>-2.837333</text:p>
          </table:table-cell>
          <table:table-cell office:value-type="float" office:value="-2.390119">
            <text:p>-2.390119</text:p>
          </table:table-cell>
          <table:table-cell office:value-type="float" office:value="15.761778">
            <text:p>15.761778</text:p>
          </table:table-cell>
        </table:table-row>
        <table:table-row table:style-name="ro1">
          <table:table-cell office:value-type="float" office:value="47288">
            <text:p>4728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243.94191">
            <text:p>243.94191</text:p>
          </table:table-cell>
          <table:table-cell office:value-type="float" office:value="-0.03">
            <text:p>-0.03</text:p>
          </table:table-cell>
          <table:table-cell office:value-type="float" office:value="-0.019346">
            <text:p>-0.019346</text:p>
          </table:table-cell>
          <table:table-cell office:value-type="float" office:value="35.513863">
            <text:p>35.513863</text:p>
          </table:table-cell>
          <table:table-cell office:value-type="float" office:value="-0.243927">
            <text:p>-0.243927</text:p>
          </table:table-cell>
          <table:table-cell office:value-type="float" office:value="0.177171">
            <text:p>0.177171</text:p>
          </table:table-cell>
          <table:table-cell table:formula="of:=[.I184]-[.$I$2]" office:value-type="float" office:value="0.196325">
            <text:p>0.196325</text:p>
          </table:table-cell>
          <table:table-cell table:formula="of:=AVERAGE([.J180:.J184])" office:value-type="float" office:value="-0.1738186">
            <text:p>-0.1738186</text:p>
          </table:table-cell>
          <table:table-cell table:formula="of:=AVERAGE([.J176:.J184])" office:value-type="float" office:value="-0.142853666666667">
            <text:p>-0.1428536667</text:p>
          </table:table-cell>
          <table:table-cell office:value-type="float" office:value="542.776917">
            <text:p>542.776917</text:p>
          </table:table-cell>
          <table:table-cell office:value-type="float" office:value="0">
            <text:p>0</text:p>
          </table:table-cell>
          <table:table-cell office:value-type="float" office:value="-0.003997">
            <text:p>-0.003997</text:p>
          </table:table-cell>
          <table:table-cell table:formula="of:=[.O184]-0.021583" office:value-type="float" office:value="-0.02558">
            <text:p>-0.02558</text:p>
          </table:table-cell>
          <table:table-cell office:value-type="float" office:value="35.513863">
            <text:p>35.513863</text:p>
          </table:table-cell>
          <table:table-cell office:value-type="float" office:value="818">
            <text:p>818</text:p>
          </table:table-cell>
          <table:table-cell office:value-type="float" office:value="-1650">
            <text:p>-1650</text:p>
          </table:table-cell>
          <table:table-cell office:value-type="float" office:value="1402">
            <text:p>1402</text:p>
          </table:table-cell>
          <table:table-cell office:value-type="float" office:value="7816">
            <text:p>7816</text:p>
          </table:table-cell>
          <table:table-cell office:value-type="float" office:value="9483.99707">
            <text:p>9483.99707</text:p>
          </table:table-cell>
          <table:table-cell office:value-type="float" office:value="-2.867333">
            <text:p>-2.867333</text:p>
          </table:table-cell>
          <table:table-cell office:value-type="float" office:value="-2.409465">
            <text:p>-2.409465</text:p>
          </table:table-cell>
          <table:table-cell office:value-type="float" office:value="15.96844">
            <text:p>15.96844</text:p>
          </table:table-cell>
        </table:table-row>
        <table:table-row table:style-name="ro1">
          <table:table-cell office:value-type="float" office:value="47545">
            <text:p>47545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1924.119629">
            <text:p>1924.119629</text:p>
          </table:table-cell>
          <table:table-cell office:value-type="float" office:value="-0.005">
            <text:p>-0.005</text:p>
          </table:table-cell>
          <table:table-cell office:value-type="float" office:value="0.0063">
            <text:p>0.0063</text:p>
          </table:table-cell>
          <table:table-cell office:value-type="float" office:value="226.004791">
            <text:p>226.004791</text:p>
          </table:table-cell>
          <table:table-cell office:value-type="float" office:value="0.686359">
            <text:p>0.686359</text:p>
          </table:table-cell>
          <table:table-cell office:value-type="float" office:value="-0.428562">
            <text:p>-0.428562</text:p>
          </table:table-cell>
          <table:table-cell table:formula="of:=[.I185]-[.$I$2]" office:value-type="float" office:value="-0.409408">
            <text:p>-0.409408</text:p>
          </table:table-cell>
          <table:table-cell table:formula="of:=AVERAGE([.J181:.J185])" office:value-type="float" office:value="-0.1154">
            <text:p>-0.1154</text:p>
          </table:table-cell>
          <table:table-cell table:formula="of:=AVERAGE([.J177:.J185])" office:value-type="float" office:value="-0.194994">
            <text:p>-0.194994</text:p>
          </table:table-cell>
          <table:table-cell office:value-type="float" office:value="316.11731">
            <text:p>316.11731</text:p>
          </table:table-cell>
          <table:table-cell office:value-type="float" office:value="0">
            <text:p>0</text:p>
          </table:table-cell>
          <table:table-cell office:value-type="float" office:value="-0.003997">
            <text:p>-0.003997</text:p>
          </table:table-cell>
          <table:table-cell table:formula="of:=[.O185]-0.021583" office:value-type="float" office:value="-0.02558">
            <text:p>-0.02558</text:p>
          </table:table-cell>
          <table:table-cell office:value-type="float" office:value="226.004791">
            <text:p>226.004791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1372">
            <text:p>1372</text:p>
          </table:table-cell>
          <table:table-cell office:value-type="float" office:value="7789">
            <text:p>7789</text:p>
          </table:table-cell>
          <table:table-cell office:value-type="float" office:value="9456.359375">
            <text:p>9456.359375</text:p>
          </table:table-cell>
          <table:table-cell office:value-type="float" office:value="-2.872333">
            <text:p>-2.872333</text:p>
          </table:table-cell>
          <table:table-cell office:value-type="float" office:value="-2.403164">
            <text:p>-2.403164</text:p>
          </table:table-cell>
          <table:table-cell office:value-type="float" office:value="16.334061">
            <text:p>16.334061</text:p>
          </table:table-cell>
        </table:table-row>
        <table:table-row table:style-name="ro1">
          <table:table-cell office:value-type="float" office:value="47802">
            <text:p>47802</text:p>
          </table:table-cell>
          <table:table-cell office:value-type="float" office:value="0">
            <text:p>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-0.225422">
            <text:p>-0.225422</text:p>
          </table:table-cell>
          <table:table-cell office:value-type="float" office:value="0.105345">
            <text:p>0.105345</text:p>
          </table:table-cell>
          <table:table-cell table:formula="of:=[.I186]-[.$I$2]" office:value-type="float" office:value="0.124499">
            <text:p>0.124499</text:p>
          </table:table-cell>
          <table:table-cell table:formula="of:=AVERAGE([.J182:.J186])" office:value-type="float" office:value="-0.1374266">
            <text:p>-0.1374266</text:p>
          </table:table-cell>
          <table:table-cell table:formula="of:=AVERAGE([.J178:.J186])" office:value-type="float" office:value="-0.131946666666667">
            <text:p>-0.1319466667</text:p>
          </table:table-cell>
          <table:table-cell office:value-type="float" office:value="202.787521">
            <text:p>202.787521</text:p>
          </table:table-cell>
          <table:table-cell office:value-type="float" office:value="0.009798">
            <text:p>0.009798</text:p>
          </table:table-cell>
          <table:table-cell office:value-type="float" office:value="0.022783">
            <text:p>0.022783</text:p>
          </table:table-cell>
          <table:table-cell table:formula="of:=[.O186]-0.021583" office:value-type="float" office:value="0.0012">
            <text:p>0.0012</text:p>
          </table:table-cell>
          <table:table-cell office:value-type="float" office:value="100">
            <text:p>100</text:p>
          </table:table-cell>
          <table:table-cell office:value-type="float" office:value="816">
            <text:p>816</text:p>
          </table:table-cell>
          <table:table-cell office:value-type="float" office:value="-1651">
            <text:p>-1651</text:p>
          </table:table-cell>
          <table:table-cell office:value-type="float" office:value="1341">
            <text:p>1341</text:p>
          </table:table-cell>
          <table:table-cell office:value-type="float" office:value="7760">
            <text:p>7760</text:p>
          </table:table-cell>
          <table:table-cell office:value-type="float" office:value="9425.631836">
            <text:p>9425.631836</text:p>
          </table:table-cell>
          <table:table-cell office:value-type="float" office:value="-2.872333">
            <text:p>-2.872333</text:p>
          </table:table-cell>
          <table:table-cell office:value-type="float" office:value="-2.39748">
            <text:p>-2.39748</text:p>
          </table:table-cell>
          <table:table-cell office:value-type="float" office:value="16.531946">
            <text:p>16.531946</text:p>
          </table:table-cell>
        </table:table-row>
        <table:table-row table:style-name="ro1">
          <table:table-cell office:value-type="float" office:value="48059">
            <text:p>4805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88.141647">
            <text:p>88.141647</text:p>
          </table:table-cell>
          <table:table-cell office:value-type="float" office:value="0.015">
            <text:p>0.015</text:p>
          </table:table-cell>
          <table:table-cell office:value-type="float" office:value="-0.026981">
            <text:p>-0.026981</text:p>
          </table:table-cell>
          <table:table-cell office:value-type="float" office:value="279.876373">
            <text:p>279.876373</text:p>
          </table:table-cell>
          <table:table-cell office:value-type="float" office:value="0.721686">
            <text:p>0.721686</text:p>
          </table:table-cell>
          <table:table-cell office:value-type="float" office:value="-0.069432">
            <text:p>-0.069432</text:p>
          </table:table-cell>
          <table:table-cell table:formula="of:=[.I187]-[.$I$2]" office:value-type="float" office:value="-0.050278">
            <text:p>-0.050278</text:p>
          </table:table-cell>
          <table:table-cell table:formula="of:=AVERAGE([.J183:.J187])" office:value-type="float" office:value="-0.1407786">
            <text:p>-0.1407786</text:p>
          </table:table-cell>
          <table:table-cell table:formula="of:=AVERAGE([.J179:.J187])" office:value-type="float" office:value="-0.114389222222222">
            <text:p>-0.1143892222</text:p>
          </table:table-cell>
          <table:table-cell office:value-type="float" office:value="1151.595337">
            <text:p>1151.595337</text:p>
          </table:table-cell>
          <table:table-cell office:value-type="float" office:value="0">
            <text:p>0</text:p>
          </table:table-cell>
          <table:table-cell office:value-type="float" office:value="0.025714">
            <text:p>0.025714</text:p>
          </table:table-cell>
          <table:table-cell table:formula="of:=[.O187]-0.021583" office:value-type="float" office:value="0.004131">
            <text:p>0.004131</text:p>
          </table:table-cell>
          <table:table-cell office:value-type="float" office:value="279.876373">
            <text:p>279.876373</text:p>
          </table:table-cell>
          <table:table-cell office:value-type="float" office:value="812">
            <text:p>812</text:p>
          </table:table-cell>
          <table:table-cell office:value-type="float" office:value="-1652">
            <text:p>-1652</text:p>
          </table:table-cell>
          <table:table-cell office:value-type="float" office:value="1341">
            <text:p>1341</text:p>
          </table:table-cell>
          <table:table-cell office:value-type="float" office:value="7760">
            <text:p>7760</text:p>
          </table:table-cell>
          <table:table-cell office:value-type="float" office:value="9426.854492">
            <text:p>9426.854492</text:p>
          </table:table-cell>
          <table:table-cell office:value-type="float" office:value="-2.857333">
            <text:p>-2.857333</text:p>
          </table:table-cell>
          <table:table-cell office:value-type="float" office:value="-2.424462">
            <text:p>-2.424462</text:p>
          </table:table-cell>
          <table:table-cell office:value-type="float" office:value="15.14948">
            <text:p>15.14948</text:p>
          </table:table-cell>
        </table:table-row>
        <table:table-row table:style-name="ro1">
          <table:table-cell office:value-type="float" office:value="48316">
            <text:p>48316</text:p>
          </table:table-cell>
          <table:table-cell office:value-type="float" office:value="-5">
            <text:p>-5</text:p>
          </table:table-cell>
          <table:table-cell office:value-type="float" office:value="-66">
            <text:p>-66</text:p>
          </table:table-cell>
          <table:table-cell office:value-type="float" office:value="1212.518799">
            <text:p>1212.518799</text:p>
          </table:table-cell>
          <table:table-cell office:value-type="float" office:value="-0.056818">
            <text:p>-0.056818</text:p>
          </table:table-cell>
          <table:table-cell office:value-type="float" office:value="-0.133777">
            <text:p>-0.133777</text:p>
          </table:table-cell>
          <table:table-cell office:value-type="float" office:value="135.448151">
            <text:p>135.448151</text:p>
          </table:table-cell>
          <table:table-cell office:value-type="float" office:value="-0.202501">
            <text:p>-0.202501</text:p>
          </table:table-cell>
          <table:table-cell office:value-type="float" office:value="-0.134075">
            <text:p>-0.134075</text:p>
          </table:table-cell>
          <table:table-cell table:formula="of:=[.I188]-[.$I$2]" office:value-type="float" office:value="-0.114921">
            <text:p>-0.114921</text:p>
          </table:table-cell>
          <table:table-cell table:formula="of:=AVERAGE([.J184:.J188])" office:value-type="float" office:value="-0.0507566">
            <text:p>-0.0507566</text:p>
          </table:table-cell>
          <table:table-cell table:formula="of:=AVERAGE([.J180:.J188])" office:value-type="float" office:value="-0.146577888888889">
            <text:p>-0.1465778889</text:p>
          </table:table-cell>
          <table:table-cell office:value-type="float" office:value="634.447449">
            <text:p>634.447449</text:p>
          </table:table-cell>
          <table:table-cell office:value-type="float" office:value="-0.007348">
            <text:p>-0.007348</text:p>
          </table:table-cell>
          <table:table-cell office:value-type="float" office:value="0.003464">
            <text:p>0.003464</text:p>
          </table:table-cell>
          <table:table-cell table:formula="of:=[.O188]-0.021583" office:value-type="float" office:value="-0.018119">
            <text:p>-0.018119</text:p>
          </table:table-cell>
          <table:table-cell office:value-type="float" office:value="135.44812">
            <text:p>135.44812</text:p>
          </table:table-cell>
          <table:table-cell office:value-type="float" office:value="817">
            <text:p>817</text:p>
          </table:table-cell>
          <table:table-cell office:value-type="float" office:value="-1651">
            <text:p>-1651</text:p>
          </table:table-cell>
          <table:table-cell office:value-type="float" office:value="1390">
            <text:p>1390</text:p>
          </table:table-cell>
          <table:table-cell office:value-type="float" office:value="7803">
            <text:p>7803</text:p>
          </table:table-cell>
          <table:table-cell office:value-type="float" office:value="9471.348633">
            <text:p>9471.348633</text:p>
          </table:table-cell>
          <table:table-cell office:value-type="float" office:value="-2.914151">
            <text:p>-2.914151</text:p>
          </table:table-cell>
          <table:table-cell office:value-type="float" office:value="-2.558239">
            <text:p>-2.558239</text:p>
          </table:table-cell>
          <table:table-cell office:value-type="float" office:value="12.213229">
            <text:p>12.213229</text:p>
          </table:table-cell>
        </table:table-row>
        <table:table-row table:style-name="ro1">
          <table:table-cell office:value-type="float" office:value="48573">
            <text:p>48573</text:p>
          </table:table-cell>
          <table:table-cell office:value-type="float" office:value="-9">
            <text:p>-9</text:p>
          </table:table-cell>
          <table:table-cell office:value-type="float" office:value="10">
            <text:p>10</text:p>
          </table:table-cell>
          <table:table-cell office:value-type="float" office:value="215.964676">
            <text:p>215.964676</text:p>
          </table:table-cell>
          <table:table-cell office:value-type="float" office:value="-0.144474">
            <text:p>-0.144474</text:p>
          </table:table-cell>
          <table:table-cell office:value-type="float" office:value="-0.195479">
            <text:p>-0.195479</text:p>
          </table:table-cell>
          <table:table-cell office:value-type="float" office:value="35.303947">
            <text:p>35.303947</text:p>
          </table:table-cell>
          <table:table-cell office:value-type="float" office:value="0.855425">
            <text:p>0.855425</text:p>
          </table:table-cell>
          <table:table-cell office:value-type="float" office:value="-1.156399">
            <text:p>-1.156399</text:p>
          </table:table-cell>
          <table:table-cell table:formula="of:=[.I189]-[.$I$2]" office:value-type="float" office:value="-1.137245">
            <text:p>-1.137245</text:p>
          </table:table-cell>
          <table:table-cell table:formula="of:=AVERAGE([.J185:.J189])" office:value-type="float" office:value="-0.3174706">
            <text:p>-0.3174706</text:p>
          </table:table-cell>
          <table:table-cell table:formula="of:=AVERAGE([.J181:.J189])" office:value-type="float" office:value="-0.194993888888889">
            <text:p>-0.1949938889</text:p>
          </table:table-cell>
          <table:table-cell office:value-type="float" office:value="2001.56897">
            <text:p>2001.56897</text:p>
          </table:table-cell>
          <table:table-cell office:value-type="float" office:value="0">
            <text:p>0</text:p>
          </table:table-cell>
          <table:table-cell office:value-type="float" office:value="0.014655">
            <text:p>0.014655</text:p>
          </table:table-cell>
          <table:table-cell table:formula="of:=[.O189]-0.021583" office:value-type="float" office:value="-0.006928">
            <text:p>-0.006928</text:p>
          </table:table-cell>
          <table:table-cell office:value-type="float" office:value="35.30394">
            <text:p>35.30394</text:p>
          </table:table-cell>
          <table:table-cell office:value-type="float" office:value="826">
            <text:p>826</text:p>
          </table:table-cell>
          <table:table-cell office:value-type="float" office:value="-1649">
            <text:p>-1649</text:p>
          </table:table-cell>
          <table:table-cell office:value-type="float" office:value="1381">
            <text:p>1381</text:p>
          </table:table-cell>
          <table:table-cell office:value-type="float" office:value="7797">
            <text:p>7797</text:p>
          </table:table-cell>
          <table:table-cell office:value-type="float" office:value="9462.290039">
            <text:p>9462.290039</text:p>
          </table:table-cell>
          <table:table-cell office:value-type="float" office:value="-3.058625">
            <text:p>-3.058625</text:p>
          </table:table-cell>
          <table:table-cell office:value-type="float" office:value="-2.753718">
            <text:p>-2.753718</text:p>
          </table:table-cell>
          <table:table-cell office:value-type="float" office:value="9.968763">
            <text:p>9.968763</text:p>
          </table:table-cell>
        </table:table-row>
        <table:table-row table:style-name="ro1">
          <table:table-cell office:value-type="float" office:value="48830">
            <text:p>48830</text:p>
          </table:table-cell>
          <table:table-cell office:value-type="float" office:value="-4">
            <text:p>-4</text:p>
          </table:table-cell>
          <table:table-cell office:value-type="float" office:value="26">
            <text:p>26</text:p>
          </table:table-cell>
          <table:table-cell office:value-type="float" office:value="752.303711">
            <text:p>752.303711</text:p>
          </table:table-cell>
          <table:table-cell office:value-type="float" office:value="-0.15">
            <text:p>-0.15</text:p>
          </table:table-cell>
          <table:table-cell office:value-type="float" office:value="-0.153363">
            <text:p>-0.153363</text:p>
          </table:table-cell>
          <table:table-cell office:value-type="float" office:value="2.241919">
            <text:p>2.241919</text:p>
          </table:table-cell>
          <table:table-cell office:value-type="float" office:value="-0.213856">
            <text:p>-0.213856</text:p>
          </table:table-cell>
          <table:table-cell office:value-type="float" office:value="-0.821211">
            <text:p>-0.821211</text:p>
          </table:table-cell>
          <table:table-cell table:formula="of:=[.I190]-[.$I$2]" office:value-type="float" office:value="-0.802057">
            <text:p>-0.802057</text:p>
          </table:table-cell>
          <table:table-cell table:formula="of:=AVERAGE([.J186:.J190])" office:value-type="float" office:value="-0.3960004">
            <text:p>-0.3960004</text:p>
          </table:table-cell>
          <table:table-cell table:formula="of:=AVERAGE([.J182:.J190])" office:value-type="float" office:value="-0.310181555555555">
            <text:p>-0.3101815556</text:p>
          </table:table-cell>
          <table:table-cell office:value-type="float" office:value="213.106583">
            <text:p>213.106583</text:p>
          </table:table-cell>
          <table:table-cell office:value-type="float" office:value="-0.007348">
            <text:p>-0.007348</text:p>
          </table:table-cell>
          <table:table-cell office:value-type="float" office:value="0.015455">
            <text:p>0.015455</text:p>
          </table:table-cell>
          <table:table-cell table:formula="of:=[.O190]-0.021583" office:value-type="float" office:value="-0.006128">
            <text:p>-0.006128</text:p>
          </table:table-cell>
          <table:table-cell office:value-type="float" office:value="2.241929">
            <text:p>2.241929</text:p>
          </table:table-cell>
          <table:table-cell office:value-type="float" office:value="830">
            <text:p>830</text:p>
          </table:table-cell>
          <table:table-cell office:value-type="float" office:value="-1649">
            <text:p>-1649</text:p>
          </table:table-cell>
          <table:table-cell office:value-type="float" office:value="1357">
            <text:p>1357</text:p>
          </table:table-cell>
          <table:table-cell office:value-type="float" office:value="7787">
            <text:p>7787</text:p>
          </table:table-cell>
          <table:table-cell office:value-type="float" office:value="9450.705078">
            <text:p>9450.705078</text:p>
          </table:table-cell>
          <table:table-cell office:value-type="float" office:value="-3.208625">
            <text:p>-3.208625</text:p>
          </table:table-cell>
          <table:table-cell office:value-type="float" office:value="-2.907081">
            <text:p>-2.907081</text:p>
          </table:table-cell>
          <table:table-cell office:value-type="float" office:value="9.397925">
            <text:p>9.397925</text:p>
          </table:table-cell>
        </table:table-row>
        <table:table-row table:style-name="ro1">
          <table:table-cell office:value-type="float" office:value="49087">
            <text:p>49087</text:p>
          </table:table-cell>
          <table:table-cell office:value-type="float" office:value="-1">
            <text:p>-1</text:p>
          </table:table-cell>
          <table:table-cell office:value-type="float" office:value="71">
            <text:p>71</text:p>
          </table:table-cell>
          <table:table-cell office:value-type="float" office:value="7231.864746">
            <text:p>7231.864746</text:p>
          </table:table-cell>
          <table:table-cell office:value-type="float" office:value="-0.035">
            <text:p>-0.035</text:p>
          </table:table-cell>
          <table:table-cell office:value-type="float" office:value="0.00452">
            <text:p>0.00452</text:p>
          </table:table-cell>
          <table:table-cell office:value-type="float" office:value="112.913536">
            <text:p>112.913536</text:p>
          </table:table-cell>
          <table:table-cell office:value-type="float" office:value="0.840285">
            <text:p>0.840285</text:p>
          </table:table-cell>
          <table:table-cell office:value-type="float" office:value="0.110133">
            <text:p>0.110133</text:p>
          </table:table-cell>
          <table:table-cell table:formula="of:=[.I191]-[.$I$2]" office:value-type="float" office:value="0.129287">
            <text:p>0.129287</text:p>
          </table:table-cell>
          <table:table-cell table:formula="of:=AVERAGE([.J187:.J191])" office:value-type="float" office:value="-0.3950428">
            <text:p>-0.3950428</text:p>
          </table:table-cell>
          <table:table-cell table:formula="of:=AVERAGE([.J183:.J191])" office:value-type="float" office:value="-0.292092111111111">
            <text:p>-0.2920921111</text:p>
          </table:table-cell>
          <table:table-cell office:value-type="float" office:value="1407.550049">
            <text:p>1407.550049</text:p>
          </table:table-cell>
          <table:table-cell office:value-type="float" office:value="0.029384">
            <text:p>0.029384</text:p>
          </table:table-cell>
          <table:table-cell office:value-type="float" office:value="0.010126">
            <text:p>0.010126</text:p>
          </table:table-cell>
          <table:table-cell table:formula="of:=[.O191]-0.021583" office:value-type="float" office:value="-0.011457">
            <text:p>-0.011457</text:p>
          </table:table-cell>
          <table:table-cell office:value-type="float" office:value="112.913536">
            <text:p>112.913536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1288">
            <text:p>1288</text:p>
          </table:table-cell>
          <table:table-cell office:value-type="float" office:value="7770">
            <text:p>7770</text:p>
          </table:table-cell>
          <table:table-cell office:value-type="float" office:value="9430.080078">
            <text:p>9430.080078</text:p>
          </table:table-cell>
          <table:table-cell office:value-type="float" office:value="-3.243625">
            <text:p>-3.243625</text:p>
          </table:table-cell>
          <table:table-cell office:value-type="float" office:value="-2.902561">
            <text:p>-2.902561</text:p>
          </table:table-cell>
          <table:table-cell office:value-type="float" office:value="10.514901">
            <text:p>10.514901</text:p>
          </table:table-cell>
        </table:table-row>
        <table:table-row table:style-name="ro1">
          <table:table-cell office:value-type="float" office:value="49344">
            <text:p>49344</text:p>
          </table:table-cell>
          <table:table-cell office:value-type="float" office:value="0">
            <text:p>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34">
            <text:p>0.006334</text:p>
          </table:table-cell>
          <table:table-cell office:value-type="float" office:value="100">
            <text:p>100</text:p>
          </table:table-cell>
          <table:table-cell office:value-type="float" office:value="-0.209125">
            <text:p>-0.209125</text:p>
          </table:table-cell>
          <table:table-cell office:value-type="float" office:value="0.191536">
            <text:p>0.191536</text:p>
          </table:table-cell>
          <table:table-cell table:formula="of:=[.I192]-[.$I$2]" office:value-type="float" office:value="0.21069">
            <text:p>0.21069</text:p>
          </table:table-cell>
          <table:table-cell table:formula="of:=AVERAGE([.J188:.J192])" office:value-type="float" office:value="-0.3428492">
            <text:p>-0.3428492</text:p>
          </table:table-cell>
          <table:table-cell table:formula="of:=AVERAGE([.J184:.J192])" office:value-type="float" office:value="-0.205900888888889">
            <text:p>-0.2059008889</text:p>
          </table:table-cell>
          <table:table-cell office:value-type="float" office:value="627.419312">
            <text:p>627.419312</text:p>
          </table:table-cell>
          <table:table-cell office:value-type="float" office:value="-0.014591">
            <text:p>-0.014591</text:p>
          </table:table-cell>
          <table:table-cell office:value-type="float" office:value="-0.010792">
            <text:p>-0.010792</text:p>
          </table:table-cell>
          <table:table-cell table:formula="of:=[.O192]-0.021583" office:value-type="float" office:value="-0.032375">
            <text:p>-0.032375</text:p>
          </table:table-cell>
          <table:table-cell office:value-type="float" office:value="100">
            <text:p>100</text:p>
          </table:table-cell>
          <table:table-cell office:value-type="float" office:value="831">
            <text:p>831</text:p>
          </table:table-cell>
          <table:table-cell office:value-type="float" office:value="-1649">
            <text:p>-1649</text:p>
          </table:table-cell>
          <table:table-cell office:value-type="float" office:value="1212">
            <text:p>1212</text:p>
          </table:table-cell>
          <table:table-cell office:value-type="float" office:value="7751">
            <text:p>7751</text:p>
          </table:table-cell>
          <table:table-cell office:value-type="float" office:value="9407.717773">
            <text:p>9407.717773</text:p>
          </table:table-cell>
          <table:table-cell office:value-type="float" office:value="-3.243625">
            <text:p>-3.243625</text:p>
          </table:table-cell>
          <table:table-cell office:value-type="float" office:value="-2.896227">
            <text:p>-2.896227</text:p>
          </table:table-cell>
          <table:table-cell office:value-type="float" office:value="10.710194">
            <text:p>10.710194</text:p>
          </table:table-cell>
        </table:table-row>
        <table:table-row table:style-name="ro1">
          <table:table-cell office:value-type="float" office:value="49601">
            <text:p>49601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6921.173828">
            <text:p>6921.173828</text:p>
          </table:table-cell>
          <table:table-cell office:value-type="float" office:value="-0.01">
            <text:p>-0.01</text:p>
          </table:table-cell>
          <table:table-cell office:value-type="float" office:value="-0.021845">
            <text:p>-0.021845</text:p>
          </table:table-cell>
          <table:table-cell office:value-type="float" office:value="118.453934">
            <text:p>118.453934</text:p>
          </table:table-cell>
          <table:table-cell office:value-type="float" office:value="0.007991">
            <text:p>0.007991</text:p>
          </table:table-cell>
          <table:table-cell office:value-type="float" office:value="-0.25618">
            <text:p>-0.25618</text:p>
          </table:table-cell>
          <table:table-cell table:formula="of:=[.I193]-[.$I$2]" office:value-type="float" office:value="-0.237026">
            <text:p>-0.237026</text:p>
          </table:table-cell>
          <table:table-cell table:formula="of:=AVERAGE([.J189:.J193])" office:value-type="float" office:value="-0.3672702">
            <text:p>-0.3672702</text:p>
          </table:table-cell>
          <table:table-cell table:formula="of:=AVERAGE([.J185:.J193])" office:value-type="float" office:value="-0.254051">
            <text:p>-0.254051</text:p>
          </table:table-cell>
          <table:table-cell office:value-type="float" office:value="2991.531982">
            <text:p>2991.531982</text:p>
          </table:table-cell>
          <table:table-cell office:value-type="float" office:value="-0.068686">
            <text:p>-0.068686</text:p>
          </table:table-cell>
          <table:table-cell office:value-type="float" office:value="-0.106319">
            <text:p>-0.106319</text:p>
          </table:table-cell>
          <table:table-cell table:formula="of:=[.O193]-0.021583" office:value-type="float" office:value="-0.127902">
            <text:p>-0.127902</text:p>
          </table:table-cell>
          <table:table-cell office:value-type="float" office:value="118.453934">
            <text:p>118.453934</text:p>
          </table:table-cell>
          <table:table-cell office:value-type="float" office:value="829">
            <text:p>829</text:p>
          </table:table-cell>
          <table:table-cell office:value-type="float" office:value="-1649">
            <text:p>-1649</text:p>
          </table:table-cell>
          <table:table-cell office:value-type="float" office:value="1076">
            <text:p>1076</text:p>
          </table:table-cell>
          <table:table-cell office:value-type="float" office:value="7717">
            <text:p>7717</text:p>
          </table:table-cell>
          <table:table-cell office:value-type="float" office:value="9369.255859">
            <text:p>9369.255859</text:p>
          </table:table-cell>
          <table:table-cell office:value-type="float" office:value="-3.253625">
            <text:p>-3.253625</text:p>
          </table:table-cell>
          <table:table-cell office:value-type="float" office:value="-2.918072">
            <text:p>-2.918072</text:p>
          </table:table-cell>
          <table:table-cell office:value-type="float" office:value="10.31321">
            <text:p>10.31321</text:p>
          </table:table-cell>
        </table:table-row>
        <table:table-row table:style-name="ro1">
          <table:table-cell office:value-type="float" office:value="49858">
            <text:p>49858</text:p>
          </table:table-cell>
          <table:table-cell office:value-type="float" office:value="11">
            <text:p>11</text:p>
          </table:table-cell>
          <table:table-cell office:value-type="float" office:value="163">
            <text:p>163</text:p>
          </table:table-cell>
          <table:table-cell office:value-type="float" office:value="1385.027222">
            <text:p>1385.027222</text:p>
          </table:table-cell>
          <table:table-cell office:value-type="float" office:value="-0.044524">
            <text:p>-0.044524</text:p>
          </table:table-cell>
          <table:table-cell office:value-type="float" office:value="-0.031193">
            <text:p>-0.031193</text:p>
          </table:table-cell>
          <table:table-cell office:value-type="float" office:value="29.940784">
            <text:p>29.940784</text:p>
          </table:table-cell>
          <table:table-cell office:value-type="float" office:value="-0.025234">
            <text:p>-0.025234</text:p>
          </table:table-cell>
          <table:table-cell office:value-type="float" office:value="-0.043096">
            <text:p>-0.043096</text:p>
          </table:table-cell>
          <table:table-cell table:formula="of:=[.I194]-[.$I$2]" office:value-type="float" office:value="-0.023942">
            <text:p>-0.023942</text:p>
          </table:table-cell>
          <table:table-cell table:formula="of:=AVERAGE([.J190:.J194])" office:value-type="float" office:value="-0.1446096">
            <text:p>-0.1446096</text:p>
          </table:table-cell>
          <table:table-cell table:formula="of:=AVERAGE([.J186:.J194])" office:value-type="float" office:value="-0.211221444444444">
            <text:p>-0.2112214444</text:p>
          </table:table-cell>
          <table:table-cell office:value-type="float" office:value="154.77243">
            <text:p>154.77243</text:p>
          </table:table-cell>
          <table:table-cell office:value-type="float" office:value="-0.053011">
            <text:p>-0.053011</text:p>
          </table:table-cell>
          <table:table-cell office:value-type="float" office:value="-0.09193">
            <text:p>-0.09193</text:p>
          </table:table-cell>
          <table:table-cell table:formula="of:=[.O194]-0.021583" office:value-type="float" office:value="-0.113513">
            <text:p>-0.113513</text:p>
          </table:table-cell>
          <table:table-cell office:value-type="float" office:value="29.940784">
            <text:p>29.940784</text:p>
          </table:table-cell>
          <table:table-cell office:value-type="float" office:value="818">
            <text:p>818</text:p>
          </table:table-cell>
          <table:table-cell office:value-type="float" office:value="-1648">
            <text:p>-1648</text:p>
          </table:table-cell>
          <table:table-cell office:value-type="float" office:value="917">
            <text:p>917</text:p>
          </table:table-cell>
          <table:table-cell office:value-type="float" office:value="7681">
            <text:p>7681</text:p>
          </table:table-cell>
          <table:table-cell office:value-type="float" office:value="9329.525391">
            <text:p>9329.525391</text:p>
          </table:table-cell>
          <table:table-cell office:value-type="float" office:value="-3.298149">
            <text:p>-3.298149</text:p>
          </table:table-cell>
          <table:table-cell office:value-type="float" office:value="-2.949265">
            <text:p>-2.949265</text:p>
          </table:table-cell>
          <table:table-cell office:value-type="float" office:value="10.578172">
            <text:p>10.578172</text:p>
          </table:table-cell>
        </table:table-row>
        <table:table-row table:style-name="ro1">
          <table:table-cell office:value-type="float" office:value="50115">
            <text:p>50115</text:p>
          </table:table-cell>
          <table:table-cell office:value-type="float" office:value="32">
            <text:p>32</text:p>
          </table:table-cell>
          <table:table-cell office:value-type="float" office:value="124">
            <text:p>124</text:p>
          </table:table-cell>
          <table:table-cell office:value-type="float" office:value="287.429565">
            <text:p>287.429565</text:p>
          </table:table-cell>
          <table:table-cell office:value-type="float" office:value="-0.007619">
            <text:p>-0.007619</text:p>
          </table:table-cell>
          <table:table-cell office:value-type="float" office:value="-0.000719">
            <text:p>-0.000719</text:p>
          </table:table-cell>
          <table:table-cell office:value-type="float" office:value="90.562477">
            <text:p>90.562477</text:p>
          </table:table-cell>
          <table:table-cell office:value-type="float" office:value="-0.005421">
            <text:p>-0.005421</text:p>
          </table:table-cell>
          <table:table-cell office:value-type="float" office:value="-0.591368">
            <text:p>-0.591368</text:p>
          </table:table-cell>
          <table:table-cell table:formula="of:=[.I195]-[.$I$2]" office:value-type="float" office:value="-0.572214">
            <text:p>-0.572214</text:p>
          </table:table-cell>
          <table:table-cell table:formula="of:=AVERAGE([.J191:.J195])" office:value-type="float" office:value="-0.098641">
            <text:p>-0.098641</text:p>
          </table:table-cell>
          <table:table-cell table:formula="of:=AVERAGE([.J187:.J195])" office:value-type="float" office:value="-0.288634">
            <text:p>-0.288634</text:p>
          </table:table-cell>
          <table:table-cell office:value-type="float" office:value="287.502472">
            <text:p>287.502472</text:p>
          </table:table-cell>
          <table:table-cell office:value-type="float" office:value="-0.016329">
            <text:p>-0.016329</text:p>
          </table:table-cell>
          <table:table-cell office:value-type="float" office:value="-0.046098">
            <text:p>-0.046098</text:p>
          </table:table-cell>
          <table:table-cell table:formula="of:=[.O195]-0.021583" office:value-type="float" office:value="-0.067681">
            <text:p>-0.067681</text:p>
          </table:table-cell>
          <table:table-cell office:value-type="float" office:value="90.562485">
            <text:p>90.562485</text:p>
          </table:table-cell>
          <table:table-cell office:value-type="float" office:value="786">
            <text:p>786</text:p>
          </table:table-cell>
          <table:table-cell office:value-type="float" office:value="-1643">
            <text:p>-1643</text:p>
          </table:table-cell>
          <table:table-cell office:value-type="float" office:value="795">
            <text:p>795</text:p>
          </table:table-cell>
          <table:table-cell office:value-type="float" office:value="7657">
            <text:p>7657</text:p>
          </table:table-cell>
          <table:table-cell office:value-type="float" office:value="9300.003906">
            <text:p>9300.003906</text:p>
          </table:table-cell>
          <table:table-cell office:value-type="float" office:value="-3.305768">
            <text:p>-3.305768</text:p>
          </table:table-cell>
          <table:table-cell office:value-type="float" office:value="-2.949984">
            <text:p>-2.949984</text:p>
          </table:table-cell>
          <table:table-cell office:value-type="float" office:value="10.76252">
            <text:p>10.76252</text:p>
          </table:table-cell>
        </table:table-row>
        <table:table-row table:style-name="ro1">
          <table:table-cell office:value-type="float" office:value="50372">
            <text:p>50372</text:p>
          </table:table-cell>
          <table:table-cell office:value-type="float" office:value="37">
            <text:p>37</text:p>
          </table:table-cell>
          <table:table-cell office:value-type="float" office:value="99">
            <text:p>99</text:p>
          </table:table-cell>
          <table:table-cell office:value-type="float" office:value="167.11908">
            <text:p>167.11908</text:p>
          </table:table-cell>
          <table:table-cell office:value-type="float" office:value="0">
            <text:p>0</text:p>
          </table:table-cell>
          <table:table-cell office:value-type="float" office:value="0.00339">
            <text:p>0.00339</text:p>
          </table:table-cell>
          <table:table-cell office:value-type="string">
            <text:p>Infinity</text:p>
          </table:table-cell>
          <table:table-cell office:value-type="float" office:value="0.730098">
            <text:p>0.730098</text:p>
          </table:table-cell>
          <table:table-cell office:value-type="float" office:value="0.339977">
            <text:p>0.339977</text:p>
          </table:table-cell>
          <table:table-cell table:formula="of:=[.I196]-[.$I$2]" office:value-type="float" office:value="0.359131">
            <text:p>0.359131</text:p>
          </table:table-cell>
          <table:table-cell table:formula="of:=AVERAGE([.J192:.J196])" office:value-type="float" office:value="-0.0526722">
            <text:p>-0.0526722</text:p>
          </table:table-cell>
          <table:table-cell table:formula="of:=AVERAGE([.J188:.J196])" office:value-type="float" office:value="-0.243144111111111">
            <text:p>-0.2431441111</text:p>
          </table:table-cell>
          <table:table-cell office:value-type="float" office:value="602.868286">
            <text:p>602.868286</text:p>
          </table:table-cell>
          <table:table-cell office:value-type="float" office:value="-0.291829">
            <text:p>-0.291829</text:p>
          </table:table-cell>
          <table:table-cell office:value-type="float" office:value="-0.160677">
            <text:p>-0.160677</text:p>
          </table:table-cell>
          <table:table-cell table:formula="of:=[.O196]-0.021583" office:value-type="float" office:value="-0.18226">
            <text:p>-0.18226</text:p>
          </table:table-cell>
          <table:table-cell office:value-type="float" office:value="100">
            <text:p>100</text:p>
          </table:table-cell>
          <table:table-cell office:value-type="float" office:value="749">
            <text:p>749</text:p>
          </table:table-cell>
          <table:table-cell office:value-type="float" office:value="-1637">
            <text:p>-1637</text:p>
          </table:table-cell>
          <table:table-cell office:value-type="float" office:value="698">
            <text:p>698</text:p>
          </table:table-cell>
          <table:table-cell office:value-type="float" office:value="7638">
            <text:p>7638</text:p>
          </table:table-cell>
          <table:table-cell office:value-type="float" office:value="9275.139648">
            <text:p>9275.139648</text:p>
          </table:table-cell>
          <table:table-cell office:value-type="float" office:value="-3.305768">
            <text:p>-3.305768</text:p>
          </table:table-cell>
          <table:table-cell office:value-type="float" office:value="-2.946594">
            <text:p>-2.946594</text:p>
          </table:table-cell>
          <table:table-cell office:value-type="float" office:value="10.865064">
            <text:p>10.865064</text:p>
          </table:table-cell>
        </table:table-row>
        <table:table-row table:style-name="ro1">
          <table:table-cell office:value-type="float" office:value="50629">
            <text:p>50629</text:p>
          </table:table-cell>
          <table:table-cell office:value-type="float" office:value="30">
            <text:p>30</text:p>
          </table:table-cell>
          <table:table-cell office:value-type="float" office:value="108">
            <text:p>108</text:p>
          </table:table-cell>
          <table:table-cell office:value-type="float" office:value="258.438202">
            <text:p>258.438202</text:p>
          </table:table-cell>
          <table:table-cell office:value-type="float" office:value="-0.01">
            <text:p>-0.01</text:p>
          </table:table-cell>
          <table:table-cell office:value-type="float" office:value="-0.008286">
            <text:p>-0.008286</text:p>
          </table:table-cell>
          <table:table-cell office:value-type="float" office:value="17.138161">
            <text:p>17.138161</text:p>
          </table:table-cell>
          <table:table-cell office:value-type="float" office:value="-0.190095">
            <text:p>-0.190095</text:p>
          </table:table-cell>
          <table:table-cell office:value-type="float" office:value="-0.196325">
            <text:p>-0.196325</text:p>
          </table:table-cell>
          <table:table-cell table:formula="of:=[.I197]-[.$I$2]" office:value-type="float" office:value="-0.177171">
            <text:p>-0.177171</text:p>
          </table:table-cell>
          <table:table-cell table:formula="of:=AVERAGE([.J193:.J197])" office:value-type="float" office:value="-0.1302444">
            <text:p>-0.1302444</text:p>
          </table:table-cell>
          <table:table-cell table:formula="of:=AVERAGE([.J189:.J197])" office:value-type="float" office:value="-0.250060777777778">
            <text:p>-0.2500607778</text:p>
          </table:table-cell>
          <table:table-cell office:value-type="float" office:value="224.248642">
            <text:p>224.248642</text:p>
          </table:table-cell>
          <table:table-cell office:value-type="float" office:value="-0.107986">
            <text:p>-0.107986</text:p>
          </table:table-cell>
          <table:table-cell office:value-type="float" office:value="-0.053026">
            <text:p>-0.053026</text:p>
          </table:table-cell>
          <table:table-cell table:formula="of:=[.O197]-0.021583" office:value-type="float" office:value="-0.074609">
            <text:p>-0.074609</text:p>
          </table:table-cell>
          <table:table-cell office:value-type="float" office:value="17.138163">
            <text:p>17.138163</text:p>
          </table:table-cell>
          <table:table-cell office:value-type="float" office:value="719">
            <text:p>719</text:p>
          </table:table-cell>
          <table:table-cell office:value-type="float" office:value="-1632">
            <text:p>-1632</text:p>
          </table:table-cell>
          <table:table-cell office:value-type="float" office:value="593">
            <text:p>593</text:p>
          </table:table-cell>
          <table:table-cell office:value-type="float" office:value="7617">
            <text:p>7617</text:p>
          </table:table-cell>
          <table:table-cell office:value-type="float" office:value="9249.858398">
            <text:p>9249.858398</text:p>
          </table:table-cell>
          <table:table-cell office:value-type="float" office:value="-3.315768">
            <text:p>-3.315768</text:p>
          </table:table-cell>
          <table:table-cell office:value-type="float" office:value="-2.95488">
            <text:p>-2.95488</text:p>
          </table:table-cell>
          <table:table-cell office:value-type="float" office:value="10.88398">
            <text:p>10.88398</text:p>
          </table:table-cell>
        </table:table-row>
        <table:table-row table:style-name="ro1">
          <table:table-cell office:value-type="float" office:value="50886">
            <text:p>50886</text:p>
          </table:table-cell>
          <table:table-cell office:value-type="float" office:value="22">
            <text:p>22</text:p>
          </table:table-cell>
          <table:table-cell office:value-type="float" office:value="129">
            <text:p>129</text:p>
          </table:table-cell>
          <table:table-cell office:value-type="float" office:value="487.254059">
            <text:p>487.254059</text:p>
          </table:table-cell>
          <table:table-cell office:value-type="float" office:value="-0.02">
            <text:p>-0.02</text:p>
          </table:table-cell>
          <table:table-cell office:value-type="float" office:value="-0.027974">
            <text:p>-0.027974</text:p>
          </table:table-cell>
          <table:table-cell office:value-type="float" office:value="39.872154">
            <text:p>39.872154</text:p>
          </table:table-cell>
          <table:table-cell office:value-type="float" office:value="-0.019241">
            <text:p>-0.019241</text:p>
          </table:table-cell>
          <table:table-cell office:value-type="float" office:value="-0.09098">
            <text:p>-0.09098</text:p>
          </table:table-cell>
          <table:table-cell table:formula="of:=[.I198]-[.$I$2]" office:value-type="float" office:value="-0.071826">
            <text:p>-0.071826</text:p>
          </table:table-cell>
          <table:table-cell table:formula="of:=AVERAGE([.J194:.J198])" office:value-type="float" office:value="-0.0972044">
            <text:p>-0.0972044</text:p>
          </table:table-cell>
          <table:table-cell table:formula="of:=AVERAGE([.J190:.J198])" office:value-type="float" office:value="-0.131680888888889">
            <text:p>-0.1316808889</text:p>
          </table:table-cell>
          <table:table-cell office:value-type="float" office:value="370.805511">
            <text:p>370.805511</text:p>
          </table:table-cell>
          <table:table-cell office:value-type="float" office:value="-0.087549">
            <text:p>-0.087549</text:p>
          </table:table-cell>
          <table:table-cell office:value-type="float" office:value="-0.113247">
            <text:p>-0.113247</text:p>
          </table:table-cell>
          <table:table-cell table:formula="of:=[.O198]-0.021583" office:value-type="float" office:value="-0.13483">
            <text:p>-0.13483</text:p>
          </table:table-cell>
          <table:table-cell office:value-type="float" office:value="39.87215">
            <text:p>39.87215</text:p>
          </table:table-cell>
          <table:table-cell office:value-type="float" office:value="697">
            <text:p>697</text:p>
          </table:table-cell>
          <table:table-cell office:value-type="float" office:value="-1628">
            <text:p>-1628</text:p>
          </table:table-cell>
          <table:table-cell office:value-type="float" office:value="466">
            <text:p>466</text:p>
          </table:table-cell>
          <table:table-cell office:value-type="float" office:value="7593">
            <text:p>7593</text:p>
          </table:table-cell>
          <table:table-cell office:value-type="float" office:value="9223.892578">
            <text:p>9223.892578</text:p>
          </table:table-cell>
          <table:table-cell office:value-type="float" office:value="-3.335768">
            <text:p>-3.335768</text:p>
          </table:table-cell>
          <table:table-cell office:value-type="float" office:value="-2.982855">
            <text:p>-2.982855</text:p>
          </table:table-cell>
          <table:table-cell office:value-type="float" office:value="10.579667">
            <text:p>10.579667</text:p>
          </table:table-cell>
        </table:table-row>
        <table:table-row table:style-name="ro1">
          <table:table-cell office:value-type="float" office:value="51143">
            <text:p>51143</text:p>
          </table:table-cell>
          <table:table-cell office:value-type="float" office:value="16">
            <text:p>16</text:p>
          </table:table-cell>
          <table:table-cell office:value-type="float" office:value="136">
            <text:p>136</text:p>
          </table:table-cell>
          <table:table-cell office:value-type="float" office:value="749.973022">
            <text:p>749.973022</text:p>
          </table:table-cell>
          <table:table-cell office:value-type="float" office:value="-0.04">
            <text:p>-0.04</text:p>
          </table:table-cell>
          <table:table-cell office:value-type="float" office:value="-0.046738">
            <text:p>-0.046738</text:p>
          </table:table-cell>
          <table:table-cell office:value-type="float" office:value="16.845465">
            <text:p>16.845465</text:p>
          </table:table-cell>
          <table:table-cell office:value-type="float" office:value="-0.002574">
            <text:p>-0.002574</text:p>
          </table:table-cell>
          <table:table-cell office:value-type="float" office:value="-0.009577">
            <text:p>-0.009577</text:p>
          </table:table-cell>
          <table:table-cell table:formula="of:=[.I199]-[.$I$2]" office:value-type="float" office:value="0.009577">
            <text:p>0.009577</text:p>
          </table:table-cell>
          <table:table-cell table:formula="of:=AVERAGE([.J195:.J199])" office:value-type="float" office:value="-0.0905006">
            <text:p>-0.0905006</text:p>
          </table:table-cell>
          <table:table-cell table:formula="of:=AVERAGE([.J191:.J199])" office:value-type="float" office:value="-0.0414993333333334">
            <text:p>-0.0414993333</text:p>
          </table:table-cell>
          <table:table-cell office:value-type="float" office:value="213.329819">
            <text:p>213.329819</text:p>
          </table:table-cell>
          <table:table-cell office:value-type="float" office:value="-0.070039">
            <text:p>-0.070039</text:p>
          </table:table-cell>
          <table:table-cell office:value-type="float" office:value="-0.125904">
            <text:p>-0.125904</text:p>
          </table:table-cell>
          <table:table-cell table:formula="of:=[.O199]-0.021583" office:value-type="float" office:value="-0.147487">
            <text:p>-0.147487</text:p>
          </table:table-cell>
          <table:table-cell office:value-type="float" office:value="16.845467">
            <text:p>16.845467</text:p>
          </table:table-cell>
          <table:table-cell office:value-type="float" office:value="681">
            <text:p>681</text:p>
          </table:table-cell>
          <table:table-cell office:value-type="float" office:value="-1625">
            <text:p>-1625</text:p>
          </table:table-cell>
          <table:table-cell office:value-type="float" office:value="332">
            <text:p>332</text:p>
          </table:table-cell>
          <table:table-cell office:value-type="float" office:value="7572">
            <text:p>7572</text:p>
          </table:table-cell>
          <table:table-cell office:value-type="float" office:value="9203.619141">
            <text:p>9203.619141</text:p>
          </table:table-cell>
          <table:table-cell office:value-type="float" office:value="-3.375768">
            <text:p>-3.375768</text:p>
          </table:table-cell>
          <table:table-cell office:value-type="float" office:value="-3.029593">
            <text:p>-3.029593</text:p>
          </table:table-cell>
          <table:table-cell office:value-type="float" office:value="10.254703">
            <text:p>10.254703</text:p>
          </table:table-cell>
        </table:table-row>
        <table:table-row table:style-name="ro1">
          <table:table-cell office:value-type="float" office:value="51400">
            <text:p>51400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float" office:value="1124.224854">
            <text:p>1124.224854</text:p>
          </table:table-cell>
          <table:table-cell office:value-type="float" office:value="-0.045">
            <text:p>-0.045</text:p>
          </table:table-cell>
          <table:table-cell office:value-type="float" office:value="-0.039753">
            <text:p>-0.039753</text:p>
          </table:table-cell>
          <table:table-cell office:value-type="float" office:value="11.659695">
            <text:p>11.659695</text:p>
          </table:table-cell>
          <table:table-cell office:value-type="float" office:value="0.017411">
            <text:p>0.017411</text:p>
          </table:table-cell>
          <table:table-cell office:value-type="float" office:value="-0.150835">
            <text:p>-0.150835</text:p>
          </table:table-cell>
          <table:table-cell table:formula="of:=[.I200]-[.$I$2]" office:value-type="float" office:value="-0.131681">
            <text:p>-0.131681</text:p>
          </table:table-cell>
          <table:table-cell table:formula="of:=AVERAGE([.J196:.J200])" office:value-type="float" office:value="-0.00239400000000001">
            <text:p>-0.002394</text:p>
          </table:table-cell>
          <table:table-cell table:formula="of:=AVERAGE([.J192:.J200])" office:value-type="float" office:value="-0.0704957777777778">
            <text:p>-0.0704957778</text:p>
          </table:table-cell>
          <table:table-cell office:value-type="float" office:value="372.782196">
            <text:p>372.782196</text:p>
          </table:table-cell>
          <table:table-cell office:value-type="float" office:value="-0.014591">
            <text:p>-0.014591</text:p>
          </table:table-cell>
          <table:table-cell office:value-type="float" office:value="-0.003464">
            <text:p>-0.003464</text:p>
          </table:table-cell>
          <table:table-cell table:formula="of:=[.O200]-0.021583" office:value-type="float" office:value="-0.025047">
            <text:p>-0.025047</text:p>
          </table:table-cell>
          <table:table-cell office:value-type="float" office:value="11.659689">
            <text:p>11.659689</text:p>
          </table:table-cell>
          <table:table-cell office:value-type="float" office:value="669">
            <text:p>669</text:p>
          </table:table-cell>
          <table:table-cell office:value-type="float" office:value="-1622">
            <text:p>-1622</text:p>
          </table:table-cell>
          <table:table-cell office:value-type="float" office:value="186">
            <text:p>186</text:p>
          </table:table-cell>
          <table:table-cell office:value-type="float" office:value="7556">
            <text:p>7556</text:p>
          </table:table-cell>
          <table:table-cell office:value-type="float" office:value="9190.700195">
            <text:p>9190.700195</text:p>
          </table:table-cell>
          <table:table-cell office:value-type="float" office:value="-3.420768">
            <text:p>-3.420768</text:p>
          </table:table-cell>
          <table:table-cell office:value-type="float" office:value="-3.069346">
            <text:p>-3.069346</text:p>
          </table:table-cell>
          <table:table-cell office:value-type="float" office:value="10.273186">
            <text:p>10.273186</text:p>
          </table:table-cell>
        </table:table-row>
        <table:table-row table:style-name="ro1">
          <table:table-cell office:value-type="float" office:value="51657">
            <text:p>51657</text:p>
          </table:table-cell>
          <table:table-cell office:value-type="float" office:value="17">
            <text:p>17</text:p>
          </table:table-cell>
          <table:table-cell office:value-type="float" office:value="135">
            <text:p>135</text:p>
          </table:table-cell>
          <table:table-cell office:value-type="float" office:value="692.533081">
            <text:p>692.533081</text:p>
          </table:table-cell>
          <table:table-cell office:value-type="float" office:value="-0.043788">
            <text:p>-0.043788</text:p>
          </table:table-cell>
          <table:table-cell office:value-type="float" office:value="-0.044958">
            <text:p>-0.044958</text:p>
          </table:table-cell>
          <table:table-cell office:value-type="float" office:value="2.671526">
            <text:p>2.671526</text:p>
          </table:table-cell>
          <table:table-cell office:value-type="float" office:value="0.908416">
            <text:p>0.908416</text:p>
          </table:table-cell>
          <table:table-cell office:value-type="float" office:value="0.169988">
            <text:p>0.169988</text:p>
          </table:table-cell>
          <table:table-cell table:formula="of:=[.I201]-[.$I$2]" office:value-type="float" office:value="0.189142">
            <text:p>0.189142</text:p>
          </table:table-cell>
          <table:table-cell table:formula="of:=AVERAGE([.J197:.J201])" office:value-type="float" office:value="-0.0363918">
            <text:p>-0.0363918</text:p>
          </table:table-cell>
          <table:table-cell table:formula="of:=AVERAGE([.J193:.J201])" office:value-type="float" office:value="-0.07289">
            <text:p>-0.07289</text:p>
          </table:table-cell>
          <table:table-cell office:value-type="float" office:value="343.527344">
            <text:p>343.527344</text:p>
          </table:table-cell>
          <table:table-cell office:value-type="float" office:value="0">
            <text:p>0</text:p>
          </table:table-cell>
          <table:table-cell office:value-type="float" office:value="-0.005329">
            <text:p>-0.005329</text:p>
          </table:table-cell>
          <table:table-cell table:formula="of:=[.O201]-0.021583" office:value-type="float" office:value="-0.026912">
            <text:p>-0.026912</text:p>
          </table:table-cell>
          <table:table-cell office:value-type="float" office:value="2.671526">
            <text:p>2.671526</text:p>
          </table:table-cell>
          <table:table-cell office:value-type="float" office:value="653">
            <text:p>653</text:p>
          </table:table-cell>
          <table:table-cell office:value-type="float" office:value="-1617">
            <text:p>-1617</text:p>
          </table:table-cell>
          <table:table-cell office:value-type="float" office:value="52">
            <text:p>52</text:p>
          </table:table-cell>
          <table:table-cell office:value-type="float" office:value="7546">
            <text:p>7546</text:p>
          </table:table-cell>
          <table:table-cell office:value-type="float" office:value="9182.688477">
            <text:p>9182.688477</text:p>
          </table:table-cell>
          <table:table-cell office:value-type="float" office:value="-3.464556">
            <text:p>-3.464556</text:p>
          </table:table-cell>
          <table:table-cell office:value-type="float" office:value="-3.114304">
            <text:p>-3.114304</text:p>
          </table:table-cell>
          <table:table-cell office:value-type="float" office:value="10.109583">
            <text:p>10.109583</text:p>
          </table:table-cell>
        </table:table-row>
        <table:table-row table:style-name="ro1">
          <table:table-cell office:value-type="float" office:value="51914">
            <text:p>51914</text:p>
          </table:table-cell>
          <table:table-cell office:value-type="float" office:value="20">
            <text:p>20</text:p>
          </table:table-cell>
          <table:table-cell office:value-type="float" office:value="158">
            <text:p>158</text:p>
          </table:table-cell>
          <table:table-cell office:value-type="float" office:value="692.254089">
            <text:p>692.254089</text:p>
          </table:table-cell>
          <table:table-cell office:value-type="float" office:value="-0.04359">
            <text:p>-0.04359</text:p>
          </table:table-cell>
          <table:table-cell office:value-type="float" office:value="-0.036432">
            <text:p>-0.036432</text:p>
          </table:table-cell>
          <table:table-cell office:value-type="float" office:value="16.421131">
            <text:p>16.421131</text:p>
          </table:table-cell>
          <table:table-cell office:value-type="float" office:value="-0.265796">
            <text:p>-0.265796</text:p>
          </table:table-cell>
          <table:table-cell office:value-type="float" office:value="0.026336">
            <text:p>0.026336</text:p>
          </table:table-cell>
          <table:table-cell table:formula="of:=[.I202]-[.$I$2]" office:value-type="float" office:value="0.04549">
            <text:p>0.04549</text:p>
          </table:table-cell>
          <table:table-cell table:formula="of:=AVERAGE([.J198:.J202])" office:value-type="float" office:value="0.0081404">
            <text:p>0.0081404</text:p>
          </table:table-cell>
          <table:table-cell table:formula="of:=AVERAGE([.J194:.J202])" office:value-type="float" office:value="-0.0414993333333333">
            <text:p>-0.0414993333</text:p>
          </table:table-cell>
          <table:table-cell office:value-type="float" office:value="690.673035">
            <text:p>690.673035</text:p>
          </table:table-cell>
          <table:table-cell office:value-type="float" office:value="-0.009795">
            <text:p>-0.009795</text:p>
          </table:table-cell>
          <table:table-cell office:value-type="float" office:value="-0.009992">
            <text:p>-0.009992</text:p>
          </table:table-cell>
          <table:table-cell table:formula="of:=[.O202]-0.021583" office:value-type="float" office:value="-0.031575">
            <text:p>-0.031575</text:p>
          </table:table-cell>
          <table:table-cell office:value-type="float" office:value="16.421131">
            <text:p>16.421131</text:p>
          </table:table-cell>
          <table:table-cell office:value-type="float" office:value="634">
            <text:p>634</text:p>
          </table:table-cell>
          <table:table-cell office:value-type="float" office:value="-1611">
            <text:p>-1611</text:p>
          </table:table-cell>
          <table:table-cell office:value-type="float" office:value="-106">
            <text:p>-106</text:p>
          </table:table-cell>
          <table:table-cell office:value-type="float" office:value="7542">
            <text:p>7542</text:p>
          </table:table-cell>
          <table:table-cell office:value-type="float" office:value="9182.865234">
            <text:p>9182.865234</text:p>
          </table:table-cell>
          <table:table-cell office:value-type="float" office:value="-3.508146">
            <text:p>-3.508146</text:p>
          </table:table-cell>
          <table:table-cell office:value-type="float" office:value="-3.150736">
            <text:p>-3.150736</text:p>
          </table:table-cell>
          <table:table-cell office:value-type="float" office:value="10.188009">
            <text:p>10.188009</text:p>
          </table:table-cell>
        </table:table-row>
        <table:table-row table:style-name="ro1">
          <table:table-cell office:value-type="float" office:value="52171">
            <text:p>52171</text:p>
          </table:table-cell>
          <table:table-cell office:value-type="float" office:value="22">
            <text:p>22</text:p>
          </table:table-cell>
          <table:table-cell office:value-type="float" office:value="165">
            <text:p>165</text:p>
          </table:table-cell>
          <table:table-cell office:value-type="float" office:value="651.139099">
            <text:p>651.139099</text:p>
          </table:table-cell>
          <table:table-cell office:value-type="float" office:value="-0.025">
            <text:p>-0.025</text:p>
          </table:table-cell>
          <table:table-cell office:value-type="float" office:value="-0.022291">
            <text:p>-0.022291</text:p>
          </table:table-cell>
          <table:table-cell office:value-type="float" office:value="10.837928">
            <text:p>10.837928</text:p>
          </table:table-cell>
          <table:table-cell office:value-type="float" office:value="0.706546">
            <text:p>0.706546</text:p>
          </table:table-cell>
          <table:table-cell office:value-type="float" office:value="0.040701">
            <text:p>0.040701</text:p>
          </table:table-cell>
          <table:table-cell table:formula="of:=[.I203]-[.$I$2]" office:value-type="float" office:value="0.059855">
            <text:p>0.059855</text:p>
          </table:table-cell>
          <table:table-cell table:formula="of:=AVERAGE([.J199:.J203])" office:value-type="float" office:value="0.0344766">
            <text:p>0.0344766</text:p>
          </table:table-cell>
          <table:table-cell table:formula="of:=AVERAGE([.J195:.J203])" office:value-type="float" office:value="-0.0321885555555556">
            <text:p>-0.0321885556</text:p>
          </table:table-cell>
          <table:table-cell office:value-type="float" office:value="239.989395">
            <text:p>239.989395</text:p>
          </table:table-cell>
          <table:table-cell office:value-type="float" office:value="-0.058366">
            <text:p>-0.058366</text:p>
          </table:table-cell>
          <table:table-cell office:value-type="float" office:value="-0.004263">
            <text:p>-0.004263</text:p>
          </table:table-cell>
          <table:table-cell table:formula="of:=[.O203]-0.021583" office:value-type="float" office:value="-0.025846">
            <text:p>-0.025846</text:p>
          </table:table-cell>
          <table:table-cell office:value-type="float" office:value="10.837925">
            <text:p>10.837925</text:p>
          </table:table-cell>
          <table:table-cell office:value-type="float" office:value="613">
            <text:p>613</text:p>
          </table:table-cell>
          <table:table-cell office:value-type="float" office:value="-1603">
            <text:p>-1603</text:p>
          </table:table-cell>
          <table:table-cell office:value-type="float" office:value="-271">
            <text:p>-271</text:p>
          </table:table-cell>
          <table:table-cell office:value-type="float" office:value="7544">
            <text:p>7544</text:p>
          </table:table-cell>
          <table:table-cell office:value-type="float" office:value="9189.617188">
            <text:p>9189.617188</text:p>
          </table:table-cell>
          <table:table-cell office:value-type="float" office:value="-3.533146">
            <text:p>-3.533146</text:p>
          </table:table-cell>
          <table:table-cell office:value-type="float" office:value="-3.173026">
            <text:p>-3.173026</text:p>
          </table:table-cell>
          <table:table-cell office:value-type="float" office:value="10.192611">
            <text:p>10.192611</text:p>
          </table:table-cell>
        </table:table-row>
        <table:table-row table:style-name="ro1">
          <table:table-cell office:value-type="float" office:value="52428">
            <text:p>52428</text:p>
          </table:table-cell>
          <table:table-cell office:value-type="float" office:value="22">
            <text:p>22</text:p>
          </table:table-cell>
          <table:table-cell office:value-type="float" office:value="171">
            <text:p>171</text:p>
          </table:table-cell>
          <table:table-cell office:value-type="float" office:value="678.453247">
            <text:p>678.453247</text:p>
          </table:table-cell>
          <table:table-cell office:value-type="float" office:value="-0.023023">
            <text:p>-0.023023</text:p>
          </table:table-cell>
          <table:table-cell office:value-type="float" office:value="-0.021469">
            <text:p>-0.021469</text:p>
          </table:table-cell>
          <table:table-cell office:value-type="float" office:value="6.75191">
            <text:p>6.75191</text:p>
          </table:table-cell>
          <table:table-cell office:value-type="float" office:value="-0.245609">
            <text:p>-0.245609</text:p>
          </table:table-cell>
          <table:table-cell office:value-type="float" office:value="-0.095768">
            <text:p>-0.095768</text:p>
          </table:table-cell>
          <table:table-cell table:formula="of:=[.I204]-[.$I$2]" office:value-type="float" office:value="-0.076614">
            <text:p>-0.076614</text:p>
          </table:table-cell>
          <table:table-cell table:formula="of:=AVERAGE([.J200:.J204])" office:value-type="float" office:value="0.0172384">
            <text:p>0.0172384</text:p>
          </table:table-cell>
          <table:table-cell table:formula="of:=AVERAGE([.J196:.J204])" office:value-type="float" office:value="0.0228781111111111">
            <text:p>0.0228781111</text:p>
          </table:table-cell>
          <table:table-cell office:value-type="float" office:value="100">
            <text:p>100</text:p>
          </table:table-cell>
          <table:table-cell office:value-type="float" office:value="-0.029402">
            <text:p>-0.029402</text:p>
          </table:table-cell>
          <table:table-cell office:value-type="float" office:value="-0.037571">
            <text:p>-0.037571</text:p>
          </table:table-cell>
          <table:table-cell table:formula="of:=[.O204]-0.021583" office:value-type="float" office:value="-0.059154">
            <text:p>-0.059154</text:p>
          </table:table-cell>
          <table:table-cell office:value-type="float" office:value="6.751906">
            <text:p>6.751906</text:p>
          </table:table-cell>
          <table:table-cell office:value-type="float" office:value="593">
            <text:p>593</text:p>
          </table:table-cell>
          <table:table-cell office:value-type="float" office:value="-1595">
            <text:p>-1595</text:p>
          </table:table-cell>
          <table:table-cell office:value-type="float" office:value="-442">
            <text:p>-442</text:p>
          </table:table-cell>
          <table:table-cell office:value-type="float" office:value="7549">
            <text:p>7549</text:p>
          </table:table-cell>
          <table:table-cell office:value-type="float" office:value="9202.388672">
            <text:p>9202.388672</text:p>
          </table:table-cell>
          <table:table-cell office:value-type="float" office:value="-3.556169">
            <text:p>-3.556169</text:p>
          </table:table-cell>
          <table:table-cell office:value-type="float" office:value="-3.194495">
            <text:p>-3.194495</text:p>
          </table:table-cell>
          <table:table-cell office:value-type="float" office:value="10.170341">
            <text:p>10.170341</text:p>
          </table:table-cell>
        </table:table-row>
        <table:table-row table:style-name="ro1">
          <table:table-cell office:value-type="float" office:value="52685">
            <text:p>52685</text:p>
          </table:table-cell>
          <table:table-cell office:value-type="float" office:value="21">
            <text:p>21</text:p>
          </table:table-cell>
          <table:table-cell office:value-type="float" office:value="123">
            <text:p>123</text:p>
          </table:table-cell>
          <table:table-cell office:value-type="float" office:value="487.356812">
            <text:p>487.356812</text:p>
          </table:table-cell>
          <table:table-cell office:value-type="float" office:value="-0.028171">
            <text:p>-0.028171</text:p>
          </table:table-cell>
          <table:table-cell office:value-type="float" office:value="-0.029652">
            <text:p>-0.029652</text:p>
          </table:table-cell>
          <table:table-cell office:value-type="float" office:value="5.258923">
            <text:p>5.258923</text:p>
          </table:table-cell>
          <table:table-cell office:value-type="float" office:value="0.464302">
            <text:p>0.464302</text:p>
          </table:table-cell>
          <table:table-cell office:value-type="float" office:value="0.272939">
            <text:p>0.272939</text:p>
          </table:table-cell>
          <table:table-cell table:formula="of:=[.I205]-[.$I$2]" office:value-type="float" office:value="0.292093">
            <text:p>0.292093</text:p>
          </table:table-cell>
          <table:table-cell table:formula="of:=AVERAGE([.J201:.J205])" office:value-type="float" office:value="0.1019932">
            <text:p>0.1019932</text:p>
          </table:table-cell>
          <table:table-cell table:formula="of:=AVERAGE([.J197:.J205])" office:value-type="float" office:value="0.0154294444444444">
            <text:p>0.0154294444</text:p>
          </table:table-cell>
          <table:table-cell office:value-type="float" office:value="4691.478516">
            <text:p>4691.478516</text:p>
          </table:table-cell>
          <table:table-cell office:value-type="float" office:value="-0.175097">
            <text:p>-0.175097</text:p>
          </table:table-cell>
          <table:table-cell office:value-type="float" office:value="-0.059688">
            <text:p>-0.059688</text:p>
          </table:table-cell>
          <table:table-cell table:formula="of:=[.O205]-0.021583" office:value-type="float" office:value="-0.081271">
            <text:p>-0.081271</text:p>
          </table:table-cell>
          <table:table-cell office:value-type="float" office:value="5.258927">
            <text:p>5.258927</text:p>
          </table:table-cell>
          <table:table-cell office:value-type="float" office:value="574">
            <text:p>574</text:p>
          </table:table-cell>
          <table:table-cell office:value-type="float" office:value="-1587">
            <text:p>-1587</text:p>
          </table:table-cell>
          <table:table-cell office:value-type="float" office:value="-565">
            <text:p>-565</text:p>
          </table:table-cell>
          <table:table-cell office:value-type="float" office:value="7556">
            <text:p>7556</text:p>
          </table:table-cell>
          <table:table-cell office:value-type="float" office:value="9213.672852">
            <text:p>9213.672852</text:p>
          </table:table-cell>
          <table:table-cell office:value-type="float" office:value="-3.58434">
            <text:p>-3.58434</text:p>
          </table:table-cell>
          <table:table-cell office:value-type="float" office:value="-3.224147">
            <text:p>-3.224147</text:p>
          </table:table-cell>
          <table:table-cell office:value-type="float" office:value="10.049082">
            <text:p>10.049082</text:p>
          </table:table-cell>
        </table:table-row>
        <table:table-row table:style-name="ro1">
          <table:table-cell office:value-type="float" office:value="52942">
            <text:p>52942</text:p>
          </table:table-cell>
          <table:table-cell office:value-type="float" office:value="20">
            <text:p>20</text:p>
          </table:table-cell>
          <table:table-cell office:value-type="float" office:value="111">
            <text:p>111</text:p>
          </table:table-cell>
          <table:table-cell office:value-type="float" office:value="455.842773">
            <text:p>455.842773</text:p>
          </table:table-cell>
          <table:table-cell office:value-type="float" office:value="-0.03">
            <text:p>-0.03</text:p>
          </table:table-cell>
          <table:table-cell office:value-type="float" office:value="-0.026297">
            <text:p>-0.026297</text:p>
          </table:table-cell>
          <table:table-cell office:value-type="float" office:value="12.344501">
            <text:p>12.344501</text:p>
          </table:table-cell>
          <table:table-cell office:value-type="float" office:value="-0.178319">
            <text:p>-0.178319</text:p>
          </table:table-cell>
          <table:table-cell office:value-type="float" office:value="0.093374">
            <text:p>0.093374</text:p>
          </table:table-cell>
          <table:table-cell table:formula="of:=[.I206]-[.$I$2]" office:value-type="float" office:value="0.112528">
            <text:p>0.112528</text:p>
          </table:table-cell>
          <table:table-cell table:formula="of:=AVERAGE([.J202:.J206])" office:value-type="float" office:value="0.0866704">
            <text:p>0.0866704</text:p>
          </table:table-cell>
          <table:table-cell table:formula="of:=AVERAGE([.J198:.J206])" office:value-type="float" office:value="0.0476182222222222">
            <text:p>0.0476182222</text:p>
          </table:table-cell>
          <table:table-cell office:value-type="float" office:value="1117.636475">
            <text:p>1117.636475</text:p>
          </table:table-cell>
          <table:table-cell office:value-type="float" office:value="-0.116732">
            <text:p>-0.116732</text:p>
          </table:table-cell>
          <table:table-cell office:value-type="float" office:value="-0.144822">
            <text:p>-0.144822</text:p>
          </table:table-cell>
          <table:table-cell table:formula="of:=[.O206]-0.021583" office:value-type="float" office:value="-0.166405">
            <text:p>-0.166405</text:p>
          </table:table-cell>
          <table:table-cell office:value-type="float" office:value="12.3445">
            <text:p>12.3445</text:p>
          </table:table-cell>
          <table:table-cell office:value-type="float" office:value="556">
            <text:p>556</text:p>
          </table:table-cell>
          <table:table-cell office:value-type="float" office:value="-1578">
            <text:p>-1578</text:p>
          </table:table-cell>
          <table:table-cell office:value-type="float" office:value="-676">
            <text:p>-676</text:p>
          </table:table-cell>
          <table:table-cell office:value-type="float" office:value="7565">
            <text:p>7565</text:p>
          </table:table-cell>
          <table:table-cell office:value-type="float" office:value="9225.630859">
            <text:p>9225.630859</text:p>
          </table:table-cell>
          <table:table-cell office:value-type="float" office:value="-3.61434">
            <text:p>-3.61434</text:p>
          </table:table-cell>
          <table:table-cell office:value-type="float" office:value="-3.250443">
            <text:p>-3.250443</text:p>
          </table:table-cell>
          <table:table-cell office:value-type="float" office:value="10.068134">
            <text:p>10.068134</text:p>
          </table:table-cell>
        </table:table-row>
        <table:table-row table:style-name="ro1">
          <table:table-cell office:value-type="float" office:value="53199">
            <text:p>53199</text:p>
          </table:table-cell>
          <table:table-cell office:value-type="float" office:value="20">
            <text:p>20</text:p>
          </table:table-cell>
          <table:table-cell office:value-type="float" office:value="125">
            <text:p>125</text:p>
          </table:table-cell>
          <table:table-cell office:value-type="float" office:value="525.421997">
            <text:p>525.421997</text:p>
          </table:table-cell>
          <table:table-cell office:value-type="float" office:value="-0.028205">
            <text:p>-0.028205</text:p>
          </table:table-cell>
          <table:table-cell office:value-type="float" office:value="-0.026091">
            <text:p>-0.026091</text:p>
          </table:table-cell>
          <table:table-cell office:value-type="float" office:value="7.494812">
            <text:p>7.494812</text:p>
          </table:table-cell>
          <table:table-cell office:value-type="float" office:value="0.610658">
            <text:p>0.610658</text:p>
          </table:table-cell>
          <table:table-cell office:value-type="float" office:value="-0.155623">
            <text:p>-0.155623</text:p>
          </table:table-cell>
          <table:table-cell table:formula="of:=[.I207]-[.$I$2]" office:value-type="float" office:value="-0.136469">
            <text:p>-0.136469</text:p>
          </table:table-cell>
          <table:table-cell table:formula="of:=AVERAGE([.J203:.J207])" office:value-type="float" office:value="0.0502786">
            <text:p>0.0502786</text:p>
          </table:table-cell>
          <table:table-cell table:formula="of:=AVERAGE([.J199:.J207])" office:value-type="float" office:value="0.0404356666666667">
            <text:p>0.0404356667</text:p>
          </table:table-cell>
          <table:table-cell office:value-type="float" office:value="100">
            <text:p>100</text:p>
          </table:table-cell>
          <table:table-cell office:value-type="float" office:value="-0.206057">
            <text:p>-0.206057</text:p>
          </table:table-cell>
          <table:table-cell office:value-type="float" office:value="-0.060354">
            <text:p>-0.060354</text:p>
          </table:table-cell>
          <table:table-cell table:formula="of:=[.O207]-0.021583" office:value-type="float" office:value="-0.081937">
            <text:p>-0.081937</text:p>
          </table:table-cell>
          <table:table-cell office:value-type="float" office:value="7.494811">
            <text:p>7.494811</text:p>
          </table:table-cell>
          <table:table-cell office:value-type="float" office:value="538">
            <text:p>538</text:p>
          </table:table-cell>
          <table:table-cell office:value-type="float" office:value="-1569">
            <text:p>-1569</text:p>
          </table:table-cell>
          <table:table-cell office:value-type="float" office:value="-800">
            <text:p>-800</text:p>
          </table:table-cell>
          <table:table-cell office:value-type="float" office:value="7579">
            <text:p>7579</text:p>
          </table:table-cell>
          <table:table-cell office:value-type="float" office:value="9245.331055">
            <text:p>9245.331055</text:p>
          </table:table-cell>
          <table:table-cell office:value-type="float" office:value="-3.642545">
            <text:p>-3.642545</text:p>
          </table:table-cell>
          <table:table-cell office:value-type="float" office:value="-3.276535">
            <text:p>-3.276535</text:p>
          </table:table-cell>
          <table:table-cell office:value-type="float" office:value="10.048212">
            <text:p>10.048212</text:p>
          </table:table-cell>
        </table:table-row>
        <table:table-row table:style-name="ro1">
          <table:table-cell office:value-type="float" office:value="53456">
            <text:p>53456</text:p>
          </table:table-cell>
          <table:table-cell office:value-type="float" office:value="19">
            <text:p>19</text:p>
          </table:table-cell>
          <table:table-cell office:value-type="float" office:value="131">
            <text:p>131</text:p>
          </table:table-cell>
          <table:table-cell office:value-type="float" office:value="589.133606">
            <text:p>589.133606</text:p>
          </table:table-cell>
          <table:table-cell office:value-type="float" office:value="-0.03">
            <text:p>-0.03</text:p>
          </table:table-cell>
          <table:table-cell office:value-type="float" office:value="-0.026913">
            <text:p>-0.026913</text:p>
          </table:table-cell>
          <table:table-cell office:value-type="float" office:value="10.290077">
            <text:p>10.290077</text:p>
          </table:table-cell>
          <table:table-cell office:value-type="float" office:value="-0.143833">
            <text:p>-0.143833</text:p>
          </table:table-cell>
          <table:table-cell office:value-type="float" office:value="0.37589">
            <text:p>0.37589</text:p>
          </table:table-cell>
          <table:table-cell table:formula="of:=[.I208]-[.$I$2]" office:value-type="float" office:value="0.395044">
            <text:p>0.395044</text:p>
          </table:table-cell>
          <table:table-cell table:formula="of:=AVERAGE([.J204:.J208])" office:value-type="float" office:value="0.1173164">
            <text:p>0.1173164</text:p>
          </table:table-cell>
          <table:table-cell table:formula="of:=AVERAGE([.J200:.J208])" office:value-type="float" office:value="0.0832653333333334">
            <text:p>0.0832653333</text:p>
          </table:table-cell>
          <table:table-cell office:value-type="float" office:value="685.097961">
            <text:p>685.097961</text:p>
          </table:table-cell>
          <table:table-cell office:value-type="float" office:value="0">
            <text:p>0</text:p>
          </table:table-cell>
          <table:table-cell office:value-type="float" office:value="0.010525">
            <text:p>0.010525</text:p>
          </table:table-cell>
          <table:table-cell table:formula="of:=[.O208]-0.021583" office:value-type="float" office:value="-0.011058">
            <text:p>-0.011058</text:p>
          </table:table-cell>
          <table:table-cell office:value-type="float" office:value="10.290079">
            <text:p>10.290079</text:p>
          </table:table-cell>
          <table:table-cell office:value-type="float" office:value="521">
            <text:p>521</text:p>
          </table:table-cell>
          <table:table-cell office:value-type="float" office:value="-1560">
            <text:p>-1560</text:p>
          </table:table-cell>
          <table:table-cell office:value-type="float" office:value="-930">
            <text:p>-930</text:p>
          </table:table-cell>
          <table:table-cell office:value-type="float" office:value="7597">
            <text:p>7597</text:p>
          </table:table-cell>
          <table:table-cell office:value-type="float" office:value="9271.248047">
            <text:p>9271.248047</text:p>
          </table:table-cell>
          <table:table-cell office:value-type="float" office:value="-3.672545">
            <text:p>-3.672545</text:p>
          </table:table-cell>
          <table:table-cell office:value-type="float" office:value="-3.303447">
            <text:p>-3.303447</text:p>
          </table:table-cell>
          <table:table-cell office:value-type="float" office:value="10.050188">
            <text:p>10.050188</text:p>
          </table:table-cell>
        </table:table-row>
        <table:table-row table:style-name="ro1">
          <table:table-cell office:value-type="float" office:value="53713">
            <text:p>53713</text:p>
          </table:table-cell>
          <table:table-cell office:value-type="float" office:value="19">
            <text:p>19</text:p>
          </table:table-cell>
          <table:table-cell office:value-type="float" office:value="115">
            <text:p>115</text:p>
          </table:table-cell>
          <table:table-cell office:value-type="float" office:value="507.569397">
            <text:p>507.569397</text:p>
          </table:table-cell>
          <table:table-cell office:value-type="float" office:value="-0.028243">
            <text:p>-0.028243</text:p>
          </table:table-cell>
          <table:table-cell office:value-type="float" office:value="-0.031981">
            <text:p>-0.031981</text:p>
          </table:table-cell>
          <table:table-cell office:value-type="float" office:value="13.232608">
            <text:p>13.232608</text:p>
          </table:table-cell>
          <table:table-cell office:value-type="float" office:value="-0.023657">
            <text:p>-0.023657</text:p>
          </table:table-cell>
          <table:table-cell office:value-type="float" office:value="0.160412">
            <text:p>0.160412</text:p>
          </table:table-cell>
          <table:table-cell table:formula="of:=[.I209]-[.$I$2]" office:value-type="float" office:value="0.179566">
            <text:p>0.179566</text:p>
          </table:table-cell>
          <table:table-cell table:formula="of:=AVERAGE([.J205:.J209])" office:value-type="float" office:value="0.1685524">
            <text:p>0.1685524</text:p>
          </table:table-cell>
          <table:table-cell table:formula="of:=AVERAGE([.J201:.J209])" office:value-type="float" office:value="0.117848333333333">
            <text:p>0.1178483333</text:p>
          </table:table-cell>
          <table:table-cell office:value-type="float" office:value="100">
            <text:p>100</text:p>
          </table:table-cell>
          <table:table-cell office:value-type="float" office:value="-0.066264">
            <text:p>-0.066264</text:p>
          </table:table-cell>
          <table:table-cell office:value-type="float" office:value="-0.131899">
            <text:p>-0.131899</text:p>
          </table:table-cell>
          <table:table-cell table:formula="of:=[.O209]-0.021583" office:value-type="float" office:value="-0.153482">
            <text:p>-0.153482</text:p>
          </table:table-cell>
          <table:table-cell office:value-type="float" office:value="13.232611">
            <text:p>13.232611</text:p>
          </table:table-cell>
          <table:table-cell office:value-type="float" office:value="505">
            <text:p>505</text:p>
          </table:table-cell>
          <table:table-cell office:value-type="float" office:value="-1550">
            <text:p>-1550</text:p>
          </table:table-cell>
          <table:table-cell office:value-type="float" office:value="-1044">
            <text:p>-1044</text:p>
          </table:table-cell>
          <table:table-cell office:value-type="float" office:value="7616">
            <text:p>7616</text:p>
          </table:table-cell>
          <table:table-cell office:value-type="float" office:value="9295.963867">
            <text:p>9295.963867</text:p>
          </table:table-cell>
          <table:table-cell office:value-type="float" office:value="-3.700788">
            <text:p>-3.700788</text:p>
          </table:table-cell>
          <table:table-cell office:value-type="float" office:value="-3.335428">
            <text:p>-3.335428</text:p>
          </table:table-cell>
          <table:table-cell office:value-type="float" office:value="9.872504">
            <text:p>9.872504</text:p>
          </table:table-cell>
        </table:table-row>
        <table:table-row table:style-name="ro1">
          <table:table-cell office:value-type="float" office:value="53970">
            <text:p>53970</text:p>
          </table:table-cell>
          <table:table-cell office:value-type="float" office:value="19">
            <text:p>19</text:p>
          </table:table-cell>
          <table:table-cell office:value-type="float" office:value="97">
            <text:p>97</text:p>
          </table:table-cell>
          <table:table-cell office:value-type="float" office:value="409.359497">
            <text:p>409.359497</text:p>
          </table:table-cell>
          <table:table-cell office:value-type="float" office:value="-0.04">
            <text:p>-0.04</text:p>
          </table:table-cell>
          <table:table-cell office:value-type="float" office:value="-0.038418">
            <text:p>-0.038418</text:p>
          </table:table-cell>
          <table:table-cell office:value-type="float" office:value="3.955588">
            <text:p>3.955588</text:p>
          </table:table-cell>
          <table:table-cell office:value-type="float" office:value="0.023657">
            <text:p>0.023657</text:p>
          </table:table-cell>
          <table:table-cell office:value-type="float" office:value="0.869095">
            <text:p>0.869095</text:p>
          </table:table-cell>
          <table:table-cell table:formula="of:=[.I210]-[.$I$2]" office:value-type="float" office:value="0.888249">
            <text:p>0.888249</text:p>
          </table:table-cell>
          <table:table-cell table:formula="of:=AVERAGE([.J206:.J210])" office:value-type="float" office:value="0.2877836">
            <text:p>0.2877836</text:p>
          </table:table-cell>
          <table:table-cell table:formula="of:=AVERAGE([.J202:.J210])" office:value-type="float" office:value="0.195526888888889">
            <text:p>0.1955268889</text:p>
          </table:table-cell>
          <table:table-cell office:value-type="float" office:value="100">
            <text:p>100</text:p>
          </table:table-cell>
          <table:table-cell office:value-type="float" office:value="0.012236">
            <text:p>0.012236</text:p>
          </table:table-cell>
          <table:table-cell office:value-type="float" office:value="0.051694">
            <text:p>0.051694</text:p>
          </table:table-cell>
          <table:table-cell table:formula="of:=[.O210]-0.021583" office:value-type="float" office:value="0.030111">
            <text:p>0.030111</text:p>
          </table:table-cell>
          <table:table-cell office:value-type="float" office:value="3.955592">
            <text:p>3.955592</text:p>
          </table:table-cell>
          <table:table-cell office:value-type="float" office:value="489">
            <text:p>489</text:p>
          </table:table-cell>
          <table:table-cell office:value-type="float" office:value="-1540">
            <text:p>-1540</text:p>
          </table:table-cell>
          <table:table-cell office:value-type="float" office:value="-1139">
            <text:p>-1139</text:p>
          </table:table-cell>
          <table:table-cell office:value-type="float" office:value="7635">
            <text:p>7635</text:p>
          </table:table-cell>
          <table:table-cell office:value-type="float" office:value="9318.31543">
            <text:p>9318.31543</text:p>
          </table:table-cell>
          <table:table-cell office:value-type="float" office:value="-3.740788">
            <text:p>-3.740788</text:p>
          </table:table-cell>
          <table:table-cell office:value-type="float" office:value="-3.373846">
            <text:p>-3.373846</text:p>
          </table:table-cell>
          <table:table-cell office:value-type="float" office:value="9.809233">
            <text:p>9.809233</text:p>
          </table:table-cell>
        </table:table-row>
        <table:table-row table:style-name="ro1">
          <table:table-cell office:value-type="float" office:value="54227">
            <text:p>54227</text:p>
          </table:table-cell>
          <table:table-cell office:value-type="float" office:value="19">
            <text:p>19</text:p>
          </table:table-cell>
          <table:table-cell office:value-type="float" office:value="124">
            <text:p>124</text:p>
          </table:table-cell>
          <table:table-cell office:value-type="float" office:value="552.512939">
            <text:p>552.512939</text:p>
          </table:table-cell>
          <table:table-cell office:value-type="float" office:value="-0.04">
            <text:p>-0.04</text:p>
          </table:table-cell>
          <table:table-cell office:value-type="float" office:value="-0.042355">
            <text:p>-0.042355</text:p>
          </table:table-cell>
          <table:table-cell office:value-type="float" office:value="5.888529">
            <text:p>5.888529</text:p>
          </table:table-cell>
          <table:table-cell office:value-type="float" office:value="0.878136">
            <text:p>0.878136</text:p>
          </table:table-cell>
          <table:table-cell office:value-type="float" office:value="0.553061">
            <text:p>0.553061</text:p>
          </table:table-cell>
          <table:table-cell table:formula="of:=[.I211]-[.$I$2]" office:value-type="float" office:value="0.572215">
            <text:p>0.572215</text:p>
          </table:table-cell>
          <table:table-cell table:formula="of:=AVERAGE([.J207:.J211])" office:value-type="float" office:value="0.379721">
            <text:p>0.379721</text:p>
          </table:table-cell>
          <table:table-cell table:formula="of:=AVERAGE([.J203:.J211])" office:value-type="float" office:value="0.254051888888889">
            <text:p>0.2540518889</text:p>
          </table:table-cell>
          <table:table-cell office:value-type="float" office:value="100">
            <text:p>100</text:p>
          </table:table-cell>
          <table:table-cell office:value-type="float" office:value="0.077821">
            <text:p>0.077821</text:p>
          </table:table-cell>
          <table:table-cell office:value-type="float" office:value="0.055025">
            <text:p>0.055025</text:p>
          </table:table-cell>
          <table:table-cell table:formula="of:=[.O211]-0.021583" office:value-type="float" office:value="0.033442">
            <text:p>0.033442</text:p>
          </table:table-cell>
          <table:table-cell office:value-type="float" office:value="5.888535">
            <text:p>5.888535</text:p>
          </table:table-cell>
          <table:table-cell office:value-type="float" office:value="473">
            <text:p>473</text:p>
          </table:table-cell>
          <table:table-cell office:value-type="float" office:value="-1529">
            <text:p>-1529</text:p>
          </table:table-cell>
          <table:table-cell office:value-type="float" office:value="-1260">
            <text:p>-1260</text:p>
          </table:table-cell>
          <table:table-cell office:value-type="float" office:value="7664">
            <text:p>7664</text:p>
          </table:table-cell>
          <table:table-cell office:value-type="float" office:value="9354.920898">
            <text:p>9354.920898</text:p>
          </table:table-cell>
          <table:table-cell office:value-type="float" office:value="-3.780788">
            <text:p>-3.780788</text:p>
          </table:table-cell>
          <table:table-cell office:value-type="float" office:value="-3.416201">
            <text:p>-3.416201</text:p>
          </table:table-cell>
          <table:table-cell office:value-type="float" office:value="9.643155">
            <text:p>9.643155</text:p>
          </table:table-cell>
        </table:table-row>
        <table:table-row table:style-name="ro1">
          <table:table-cell office:value-type="float" office:value="54484">
            <text:p>54484</text:p>
          </table:table-cell>
          <table:table-cell office:value-type="float" office:value="20">
            <text:p>20</text:p>
          </table:table-cell>
          <table:table-cell office:value-type="float" office:value="168">
            <text:p>168</text:p>
          </table:table-cell>
          <table:table-cell office:value-type="float" office:value="740.485107">
            <text:p>740.485107</text:p>
          </table:table-cell>
          <table:table-cell office:value-type="float" office:value="-0.033333">
            <text:p>-0.033333</text:p>
          </table:table-cell>
          <table:table-cell office:value-type="float" office:value="-0.030166">
            <text:p>-0.030166</text:p>
          </table:table-cell>
          <table:table-cell office:value-type="float" office:value="9.502552">
            <text:p>9.502552</text:p>
          </table:table-cell>
          <table:table-cell office:value-type="float" office:value="-0.279254">
            <text:p>-0.279254</text:p>
          </table:table-cell>
          <table:table-cell office:value-type="float" office:value="0.517148">
            <text:p>0.517148</text:p>
          </table:table-cell>
          <table:table-cell table:formula="of:=[.I212]-[.$I$2]" office:value-type="float" office:value="0.536302">
            <text:p>0.536302</text:p>
          </table:table-cell>
          <table:table-cell table:formula="of:=AVERAGE([.J208:.J212])" office:value-type="float" office:value="0.5142752">
            <text:p>0.5142752</text:p>
          </table:table-cell>
          <table:table-cell table:formula="of:=AVERAGE([.J204:.J212])" office:value-type="float" office:value="0.306990444444444">
            <text:p>0.3069904444</text:p>
          </table:table-cell>
          <table:table-cell office:value-type="float" office:value="4311.955078">
            <text:p>4311.955078</text:p>
          </table:table-cell>
          <table:table-cell office:value-type="float" office:value="0">
            <text:p>0</text:p>
          </table:table-cell>
          <table:table-cell office:value-type="float" office:value="0.050095">
            <text:p>0.050095</text:p>
          </table:table-cell>
          <table:table-cell table:formula="of:=[.O212]-0.021583" office:value-type="float" office:value="0.028512">
            <text:p>0.028512</text:p>
          </table:table-cell>
          <table:table-cell office:value-type="float" office:value="9.502549">
            <text:p>9.502549</text:p>
          </table:table-cell>
          <table:table-cell office:value-type="float" office:value="457">
            <text:p>457</text:p>
          </table:table-cell>
          <table:table-cell office:value-type="float" office:value="-1517">
            <text:p>-1517</text:p>
          </table:table-cell>
          <table:table-cell office:value-type="float" office:value="-1422">
            <text:p>-1422</text:p>
          </table:table-cell>
          <table:table-cell office:value-type="float" office:value="7710">
            <text:p>7710</text:p>
          </table:table-cell>
          <table:table-cell office:value-type="float" office:value="9416.37793">
            <text:p>9416.37793</text:p>
          </table:table-cell>
          <table:table-cell office:value-type="float" office:value="-3.814122">
            <text:p>-3.814122</text:p>
          </table:table-cell>
          <table:table-cell office:value-type="float" office:value="-3.446367">
            <text:p>-3.446367</text:p>
          </table:table-cell>
          <table:table-cell office:value-type="float" office:value="9.641924">
            <text:p>9.641924</text:p>
          </table:table-cell>
        </table:table-row>
        <table:table-row table:style-name="ro1">
          <table:table-cell office:value-type="float" office:value="54741">
            <text:p>54741</text:p>
          </table:table-cell>
          <table:table-cell office:value-type="float" office:value="23">
            <text:p>23</text:p>
          </table:table-cell>
          <table:table-cell office:value-type="float" office:value="150">
            <text:p>150</text:p>
          </table:table-cell>
          <table:table-cell office:value-type="float" office:value="552.476807">
            <text:p>552.476807</text:p>
          </table:table-cell>
          <table:table-cell office:value-type="float" office:value="-0.015">
            <text:p>-0.015</text:p>
          </table:table-cell>
          <table:table-cell office:value-type="float" office:value="-0.001986">
            <text:p>-0.001986</text:p>
          </table:table-cell>
          <table:table-cell office:value-type="float" office:value="86.760368">
            <text:p>86.760368</text:p>
          </table:table-cell>
          <table:table-cell office:value-type="float" office:value="0.71664">
            <text:p>0.71664</text:p>
          </table:table-cell>
          <table:table-cell office:value-type="float" office:value="-0.112527">
            <text:p>-0.112527</text:p>
          </table:table-cell>
          <table:table-cell table:formula="of:=[.I213]-[.$I$2]" office:value-type="float" office:value="-0.093373">
            <text:p>-0.093373</text:p>
          </table:table-cell>
          <table:table-cell table:formula="of:=AVERAGE([.J209:.J213])" office:value-type="float" office:value="0.4165918">
            <text:p>0.4165918</text:p>
          </table:table-cell>
          <table:table-cell table:formula="of:=AVERAGE([.J205:.J213])" office:value-type="float" office:value="0.305128333333333">
            <text:p>0.3051283333</text:p>
          </table:table-cell>
          <table:table-cell office:value-type="float" office:value="700.911438">
            <text:p>700.911438</text:p>
          </table:table-cell>
          <table:table-cell office:value-type="float" office:value="0.029393">
            <text:p>0.029393</text:p>
          </table:table-cell>
          <table:table-cell office:value-type="float" office:value="0.024515">
            <text:p>0.024515</text:p>
          </table:table-cell>
          <table:table-cell table:formula="of:=[.O213]-0.021583" office:value-type="float" office:value="0.002932">
            <text:p>0.002932</text:p>
          </table:table-cell>
          <table:table-cell office:value-type="float" office:value="86.760368">
            <text:p>86.760368</text:p>
          </table:table-cell>
          <table:table-cell office:value-type="float" office:value="439">
            <text:p>439</text:p>
          </table:table-cell>
          <table:table-cell office:value-type="float" office:value="-1503">
            <text:p>-1503</text:p>
          </table:table-cell>
          <table:table-cell office:value-type="float" office:value="-1565">
            <text:p>-1565</text:p>
          </table:table-cell>
          <table:table-cell office:value-type="float" office:value="7755">
            <text:p>7755</text:p>
          </table:table-cell>
          <table:table-cell office:value-type="float" office:value="9472.411133">
            <text:p>9472.411133</text:p>
          </table:table-cell>
          <table:table-cell office:value-type="float" office:value="-3.829122">
            <text:p>-3.829122</text:p>
          </table:table-cell>
          <table:table-cell office:value-type="float" office:value="-3.448353">
            <text:p>-3.448353</text:p>
          </table:table-cell>
          <table:table-cell office:value-type="float" office:value="9.944023">
            <text:p>9.944023</text:p>
          </table:table-cell>
        </table:table-row>
        <table:table-row table:style-name="ro1">
          <table:table-cell office:value-type="float" office:value="54998">
            <text:p>54998</text:p>
          </table:table-cell>
          <table:table-cell office:value-type="float" office:value="26">
            <text:p>26</text:p>
          </table:table-cell>
          <table:table-cell office:value-type="float" office:value="109">
            <text:p>109</text:p>
          </table:table-cell>
          <table:table-cell office:value-type="float" office:value="318.448242">
            <text:p>318.448242</text:p>
          </table:table-cell>
          <table:table-cell office:value-type="float" office:value="0">
            <text:p>0</text:p>
          </table:table-cell>
          <table:table-cell office:value-type="float" office:value="0.00339">
            <text:p>0.00339</text:p>
          </table:table-cell>
          <table:table-cell office:value-type="string">
            <text:p>Infinity</text:p>
          </table:table-cell>
          <table:table-cell office:value-type="float" office:value="-0.115681">
            <text:p>-0.115681</text:p>
          </table:table-cell>
          <table:table-cell office:value-type="float" office:value="0.514753">
            <text:p>0.514753</text:p>
          </table:table-cell>
          <table:table-cell table:formula="of:=[.I214]-[.$I$2]" office:value-type="float" office:value="0.533907">
            <text:p>0.533907</text:p>
          </table:table-cell>
          <table:table-cell table:formula="of:=AVERAGE([.J210:.J214])" office:value-type="float" office:value="0.48746">
            <text:p>0.48746</text:p>
          </table:table-cell>
          <table:table-cell table:formula="of:=AVERAGE([.J206:.J214])" office:value-type="float" office:value="0.331996555555556">
            <text:p>0.3319965556</text:p>
          </table:table-cell>
          <table:table-cell office:value-type="float" office:value="1475.770996">
            <text:p>1475.770996</text:p>
          </table:table-cell>
          <table:table-cell office:value-type="float" office:value="0">
            <text:p>0</text:p>
          </table:table-cell>
          <table:table-cell office:value-type="float" office:value="0.013057">
            <text:p>0.013057</text:p>
          </table:table-cell>
          <table:table-cell table:formula="of:=[.O214]-0.021583" office:value-type="float" office:value="-0.008526">
            <text:p>-0.008526</text:p>
          </table:table-cell>
          <table:table-cell office:value-type="float" office:value="100">
            <text:p>100</text:p>
          </table:table-cell>
          <table:table-cell office:value-type="float" office:value="419">
            <text:p>419</text:p>
          </table:table-cell>
          <table:table-cell office:value-type="float" office:value="-1486">
            <text:p>-1486</text:p>
          </table:table-cell>
          <table:table-cell office:value-type="float" office:value="-1669">
            <text:p>-1669</text:p>
          </table:table-cell>
          <table:table-cell office:value-type="float" office:value="7788">
            <text:p>7788</text:p>
          </table:table-cell>
          <table:table-cell office:value-type="float" office:value="9506.146484">
            <text:p>9506.146484</text:p>
          </table:table-cell>
          <table:table-cell office:value-type="float" office:value="-3.829122">
            <text:p>-3.829122</text:p>
          </table:table-cell>
          <table:table-cell office:value-type="float" office:value="-3.444963">
            <text:p>-3.444963</text:p>
          </table:table-cell>
          <table:table-cell office:value-type="float" office:value="10.032551">
            <text:p>10.032551</text:p>
          </table:table-cell>
        </table:table-row>
        <table:table-row table:style-name="ro1">
          <table:table-cell office:value-type="float" office:value="55255">
            <text:p>55255</text:p>
          </table:table-cell>
          <table:table-cell office:value-type="float" office:value="28">
            <text:p>28</text:p>
          </table:table-cell>
          <table:table-cell office:value-type="float" office:value="111">
            <text:p>111</text:p>
          </table:table-cell>
          <table:table-cell office:value-type="float" office:value="297.030579">
            <text:p>297.030579</text:p>
          </table:table-cell>
          <table:table-cell office:value-type="float" office:value="0">
            <text:p>0</text:p>
          </table:table-cell>
          <table:table-cell office:value-type="float" office:value="0.006882">
            <text:p>0.006882</text:p>
          </table:table-cell>
          <table:table-cell office:value-type="string">
            <text:p>Infinity</text:p>
          </table:table-cell>
          <table:table-cell office:value-type="float" office:value="0.032646">
            <text:p>0.032646</text:p>
          </table:table-cell>
          <table:table-cell office:value-type="float" office:value="0.227449">
            <text:p>0.227449</text:p>
          </table:table-cell>
          <table:table-cell table:formula="of:=[.I215]-[.$I$2]" office:value-type="float" office:value="0.246603">
            <text:p>0.246603</text:p>
          </table:table-cell>
          <table:table-cell table:formula="of:=AVERAGE([.J211:.J215])" office:value-type="float" office:value="0.3591308">
            <text:p>0.3591308</text:p>
          </table:table-cell>
          <table:table-cell table:formula="of:=AVERAGE([.J207:.J215])" office:value-type="float" office:value="0.346893777777778">
            <text:p>0.3468937778</text:p>
          </table:table-cell>
          <table:table-cell office:value-type="float" office:value="18.600948">
            <text:p>18.600948</text:p>
          </table:table-cell>
          <table:table-cell office:value-type="float" office:value="-0.007348">
            <text:p>-0.007348</text:p>
          </table:table-cell>
          <table:table-cell office:value-type="float" office:value="0.015055">
            <text:p>0.015055</text:p>
          </table:table-cell>
          <table:table-cell table:formula="of:=[.O215]-0.021583" office:value-type="float" office:value="-0.006528">
            <text:p>-0.006528</text:p>
          </table:table-cell>
          <table:table-cell office:value-type="float" office:value="100">
            <text:p>100</text:p>
          </table:table-cell>
          <table:table-cell office:value-type="float" office:value="397">
            <text:p>397</text:p>
          </table:table-cell>
          <table:table-cell office:value-type="float" office:value="-1468">
            <text:p>-1468</text:p>
          </table:table-cell>
          <table:table-cell office:value-type="float" office:value="-1775">
            <text:p>-1775</text:p>
          </table:table-cell>
          <table:table-cell office:value-type="float" office:value="7821">
            <text:p>7821</text:p>
          </table:table-cell>
          <table:table-cell office:value-type="float" office:value="9539.554688">
            <text:p>9539.554688</text:p>
          </table:table-cell>
          <table:table-cell office:value-type="float" office:value="-3.829122">
            <text:p>-3.829122</text:p>
          </table:table-cell>
          <table:table-cell office:value-type="float" office:value="-3.438081">
            <text:p>-3.438081</text:p>
          </table:table-cell>
          <table:table-cell office:value-type="float" office:value="10.21229">
            <text:p>10.21229</text:p>
          </table:table-cell>
        </table:table-row>
        <table:table-row table:style-name="ro1">
          <table:table-cell office:value-type="float" office:value="55512">
            <text:p>55512</text:p>
          </table:table-cell>
          <table:table-cell office:value-type="float" office:value="28">
            <text:p>28</text:p>
          </table:table-cell>
          <table:table-cell office:value-type="float" office:value="167">
            <text:p>167</text:p>
          </table:table-cell>
          <table:table-cell office:value-type="float" office:value="496.957886">
            <text:p>496.957886</text:p>
          </table:table-cell>
          <table:table-cell office:value-type="float" office:value="0.002545">
            <text:p>0.002545</text:p>
          </table:table-cell>
          <table:table-cell office:value-type="float" office:value="0.004896">
            <text:p>0.004896</text:p>
          </table:table-cell>
          <table:table-cell office:value-type="float" office:value="92.357841">
            <text:p>92.357841</text:p>
          </table:table-cell>
          <table:table-cell office:value-type="float" office:value="0.794864">
            <text:p>0.794864</text:p>
          </table:table-cell>
          <table:table-cell office:value-type="float" office:value="0.725443">
            <text:p>0.725443</text:p>
          </table:table-cell>
          <table:table-cell table:formula="of:=[.I216]-[.$I$2]" office:value-type="float" office:value="0.744597">
            <text:p>0.744597</text:p>
          </table:table-cell>
          <table:table-cell table:formula="of:=AVERAGE([.J212:.J216])" office:value-type="float" office:value="0.3936072">
            <text:p>0.3936072</text:p>
          </table:table-cell>
          <table:table-cell table:formula="of:=AVERAGE([.J208:.J216])" office:value-type="float" office:value="0.44479">
            <text:p>0.44479</text:p>
          </table:table-cell>
          <table:table-cell office:value-type="float" office:value="100">
            <text:p>100</text:p>
          </table:table-cell>
          <table:table-cell office:value-type="float" office:value="0.029393">
            <text:p>0.029393</text:p>
          </table:table-cell>
          <table:table-cell office:value-type="float" office:value="0.044632">
            <text:p>0.044632</text:p>
          </table:table-cell>
          <table:table-cell table:formula="of:=[.O216]-0.021583" office:value-type="float" office:value="0.023049">
            <text:p>0.023049</text:p>
          </table:table-cell>
          <table:table-cell office:value-type="float" office:value="92.357841">
            <text:p>92.357841</text:p>
          </table:table-cell>
          <table:table-cell office:value-type="float" office:value="375">
            <text:p>375</text:p>
          </table:table-cell>
          <table:table-cell office:value-type="float" office:value="-1450">
            <text:p>-1450</text:p>
          </table:table-cell>
          <table:table-cell office:value-type="float" office:value="-1935">
            <text:p>-1935</text:p>
          </table:table-cell>
          <table:table-cell office:value-type="float" office:value="7870">
            <text:p>7870</text:p>
          </table:table-cell>
          <table:table-cell office:value-type="float" office:value="9602.004883">
            <text:p>9602.004883</text:p>
          </table:table-cell>
          <table:table-cell office:value-type="float" office:value="-3.826576">
            <text:p>-3.826576</text:p>
          </table:table-cell>
          <table:table-cell office:value-type="float" office:value="-3.433184">
            <text:p>-3.433184</text:p>
          </table:table-cell>
          <table:table-cell office:value-type="float" office:value="10.280523">
            <text:p>10.280523</text:p>
          </table:table-cell>
        </table:table-row>
        <table:table-row table:style-name="ro1">
          <table:table-cell office:value-type="float" office:value="55769">
            <text:p>55769</text:p>
          </table:table-cell>
          <table:table-cell office:value-type="float" office:value="27">
            <text:p>27</text:p>
          </table:table-cell>
          <table:table-cell office:value-type="float" office:value="184">
            <text:p>184</text:p>
          </table:table-cell>
          <table:table-cell office:value-type="float" office:value="579.978577">
            <text:p>579.978577</text:p>
          </table:table-cell>
          <table:table-cell office:value-type="float" office:value="-0.002547">
            <text:p>-0.002547</text:p>
          </table:table-cell>
          <table:table-cell office:value-type="float" office:value="0.003219">
            <text:p>0.003219</text:p>
          </table:table-cell>
          <table:table-cell office:value-type="float" office:value="226.359863">
            <text:p>226.359863</text:p>
          </table:table-cell>
          <table:table-cell office:value-type="float" office:value="-0.23888">
            <text:p>-0.23888</text:p>
          </table:table-cell>
          <table:table-cell office:value-type="float" office:value="-0.292093">
            <text:p>-0.292093</text:p>
          </table:table-cell>
          <table:table-cell table:formula="of:=[.I217]-[.$I$2]" office:value-type="float" office:value="-0.272939">
            <text:p>-0.272939</text:p>
          </table:table-cell>
          <table:table-cell table:formula="of:=AVERAGE([.J213:.J217])" office:value-type="float" office:value="0.231759">
            <text:p>0.231759</text:p>
          </table:table-cell>
          <table:table-cell table:formula="of:=AVERAGE([.J209:.J217])" office:value-type="float" office:value="0.370569666666667">
            <text:p>0.3705696667</text:p>
          </table:table-cell>
          <table:table-cell office:value-type="float" office:value="1744.599854">
            <text:p>1744.599854</text:p>
          </table:table-cell>
          <table:table-cell office:value-type="float" office:value="0.019455">
            <text:p>0.019455</text:p>
          </table:table-cell>
          <table:table-cell office:value-type="float" office:value="0.050761">
            <text:p>0.050761</text:p>
          </table:table-cell>
          <table:table-cell table:formula="of:=[.O217]-0.021583" office:value-type="float" office:value="0.029178">
            <text:p>0.029178</text:p>
          </table:table-cell>
          <table:table-cell office:value-type="float" office:value="226.359863">
            <text:p>226.359863</text:p>
          </table:table-cell>
          <table:table-cell office:value-type="float" office:value="354">
            <text:p>354</text:p>
          </table:table-cell>
          <table:table-cell office:value-type="float" office:value="-1433">
            <text:p>-1433</text:p>
          </table:table-cell>
          <table:table-cell office:value-type="float" office:value="-2111">
            <text:p>-2111</text:p>
          </table:table-cell>
          <table:table-cell office:value-type="float" office:value="7923">
            <text:p>7923</text:p>
          </table:table-cell>
          <table:table-cell office:value-type="float" office:value="9675.275391">
            <text:p>9675.275391</text:p>
          </table:table-cell>
          <table:table-cell office:value-type="float" office:value="-3.829124">
            <text:p>-3.829124</text:p>
          </table:table-cell>
          <table:table-cell office:value-type="float" office:value="-3.429966">
            <text:p>-3.429966</text:p>
          </table:table-cell>
          <table:table-cell office:value-type="float" office:value="10.424265">
            <text:p>10.424265</text:p>
          </table:table-cell>
        </table:table-row>
        <table:table-row table:style-name="ro1">
          <table:table-cell office:value-type="float" office:value="56026">
            <text:p>56026</text:p>
          </table:table-cell>
          <table:table-cell office:value-type="float" office:value="26">
            <text:p>26</text:p>
          </table:table-cell>
          <table:table-cell office:value-type="float" office:value="147">
            <text:p>147</text:p>
          </table:table-cell>
          <table:table-cell office:value-type="float" office:value="466.851471">
            <text:p>466.851471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string">
            <text:p>Infinity</text:p>
          </table:table-cell>
          <table:table-cell office:value-type="float" office:value="0.76206">
            <text:p>0.76206</text:p>
          </table:table-cell>
          <table:table-cell office:value-type="float" office:value="0.878672">
            <text:p>0.878672</text:p>
          </table:table-cell>
          <table:table-cell table:formula="of:=[.I218]-[.$I$2]" office:value-type="float" office:value="0.897826">
            <text:p>0.897826</text:p>
          </table:table-cell>
          <table:table-cell table:formula="of:=AVERAGE([.J214:.J218])" office:value-type="float" office:value="0.4299988">
            <text:p>0.4299988</text:p>
          </table:table-cell>
          <table:table-cell table:formula="of:=AVERAGE([.J210:.J218])" office:value-type="float" office:value="0.450376333333333">
            <text:p>0.4503763333</text:p>
          </table:table-cell>
          <table:table-cell office:value-type="float" office:value="3521.282471">
            <text:p>3521.282471</text:p>
          </table:table-cell>
          <table:table-cell office:value-type="float" office:value="0.029384">
            <text:p>0.029384</text:p>
          </table:table-cell>
          <table:table-cell office:value-type="float" office:value="0.036239">
            <text:p>0.036239</text:p>
          </table:table-cell>
          <table:table-cell table:formula="of:=[.O218]-0.021583" office:value-type="float" office:value="0.014656">
            <text:p>0.014656</text:p>
          </table:table-cell>
          <table:table-cell office:value-type="float" office:value="100">
            <text:p>100</text:p>
          </table:table-cell>
          <table:table-cell office:value-type="float" office:value="334">
            <text:p>334</text:p>
          </table:table-cell>
          <table:table-cell office:value-type="float" office:value="-1416">
            <text:p>-1416</text:p>
          </table:table-cell>
          <table:table-cell office:value-type="float" office:value="-2252">
            <text:p>-2252</text:p>
          </table:table-cell>
          <table:table-cell office:value-type="float" office:value="7965">
            <text:p>7965</text:p>
          </table:table-cell>
          <table:table-cell office:value-type="float" office:value="9730.907227">
            <text:p>9730.907227</text:p>
          </table:table-cell>
          <table:table-cell office:value-type="float" office:value="-3.829124">
            <text:p>-3.829124</text:p>
          </table:table-cell>
          <table:table-cell office:value-type="float" office:value="-3.423905">
            <text:p>-3.423905</text:p>
          </table:table-cell>
          <table:table-cell office:value-type="float" office:value="10.582541">
            <text:p>10.582541</text:p>
          </table:table-cell>
        </table:table-row>
        <table:table-row table:style-name="ro1">
          <table:table-cell office:value-type="float" office:value="56283">
            <text:p>56283</text:p>
          </table:table-cell>
          <table:table-cell office:value-type="float" office:value="27">
            <text:p>27</text:p>
          </table:table-cell>
          <table:table-cell office:value-type="float" office:value="151">
            <text:p>151</text:p>
          </table:table-cell>
          <table:table-cell office:value-type="float" office:value="457.570587">
            <text:p>457.570587</text:p>
          </table:table-cell>
          <table:table-cell office:value-type="float" office:value="-0.002547">
            <text:p>-0.002547</text:p>
          </table:table-cell>
          <table:table-cell office:value-type="float" office:value="0.008355">
            <text:p>0.008355</text:p>
          </table:table-cell>
          <table:table-cell office:value-type="float" office:value="427.997986">
            <text:p>427.997986</text:p>
          </table:table-cell>
          <table:table-cell office:value-type="float" office:value="-0.204394">
            <text:p>-0.204394</text:p>
          </table:table-cell>
          <table:table-cell office:value-type="float" office:value="0.545878">
            <text:p>0.545878</text:p>
          </table:table-cell>
          <table:table-cell table:formula="of:=[.I219]-[.$I$2]" office:value-type="float" office:value="0.565032">
            <text:p>0.565032</text:p>
          </table:table-cell>
          <table:table-cell table:formula="of:=AVERAGE([.J215:.J219])" office:value-type="float" office:value="0.4362238">
            <text:p>0.4362238</text:p>
          </table:table-cell>
          <table:table-cell table:formula="of:=AVERAGE([.J211:.J219])" office:value-type="float" office:value="0.414463333333333">
            <text:p>0.4144633333</text:p>
          </table:table-cell>
          <table:table-cell office:value-type="float" office:value="216.269226">
            <text:p>216.269226</text:p>
          </table:table-cell>
          <table:table-cell office:value-type="float" office:value="-0.022032">
            <text:p>-0.022032</text:p>
          </table:table-cell>
          <table:table-cell office:value-type="float" office:value="-0.002798">
            <text:p>-0.002798</text:p>
          </table:table-cell>
          <table:table-cell table:formula="of:=[.O219]-0.021583" office:value-type="float" office:value="-0.024381">
            <text:p>-0.024381</text:p>
          </table:table-cell>
          <table:table-cell office:value-type="float" office:value="427.997986">
            <text:p>427.997986</text:p>
          </table:table-cell>
          <table:table-cell office:value-type="float" office:value="313">
            <text:p>313</text:p>
          </table:table-cell>
          <table:table-cell office:value-type="float" office:value="-1399">
            <text:p>-1399</text:p>
          </table:table-cell>
          <table:table-cell office:value-type="float" office:value="-2397">
            <text:p>-2397</text:p>
          </table:table-cell>
          <table:table-cell office:value-type="float" office:value="8007">
            <text:p>8007</text:p>
          </table:table-cell>
          <table:table-cell office:value-type="float" office:value="9788.612305">
            <text:p>9788.612305</text:p>
          </table:table-cell>
          <table:table-cell office:value-type="float" office:value="-3.831671">
            <text:p>-3.831671</text:p>
          </table:table-cell>
          <table:table-cell office:value-type="float" office:value="-3.41555">
            <text:p>-3.41555</text:p>
          </table:table-cell>
          <table:table-cell office:value-type="float" office:value="10.860027">
            <text:p>10.860027</text:p>
          </table:table-cell>
        </table:table-row>
        <table:table-row table:style-name="ro1">
          <table:table-cell office:value-type="float" office:value="56540">
            <text:p>56540</text:p>
          </table:table-cell>
          <table:table-cell office:value-type="float" office:value="26">
            <text:p>26</text:p>
          </table:table-cell>
          <table:table-cell office:value-type="float" office:value="176">
            <text:p>176</text:p>
          </table:table-cell>
          <table:table-cell office:value-type="float" office:value="576.329285">
            <text:p>576.329285</text:p>
          </table:table-cell>
          <table:table-cell office:value-type="float" office:value="0.002549">
            <text:p>0.002549</text:p>
          </table:table-cell>
          <table:table-cell office:value-type="float" office:value="0.004725">
            <text:p>0.004725</text:p>
          </table:table-cell>
          <table:table-cell office:value-type="float" office:value="85.372414">
            <text:p>85.372414</text:p>
          </table:table-cell>
          <table:table-cell office:value-type="float" office:value="0.817575">
            <text:p>0.817575</text:p>
          </table:table-cell>
          <table:table-cell office:value-type="float" office:value="0.169988">
            <text:p>0.169988</text:p>
          </table:table-cell>
          <table:table-cell table:formula="of:=[.I220]-[.$I$2]" office:value-type="float" office:value="0.189142">
            <text:p>0.189142</text:p>
          </table:table-cell>
          <table:table-cell table:formula="of:=AVERAGE([.J216:.J220])" office:value-type="float" office:value="0.4247316">
            <text:p>0.4247316</text:p>
          </table:table-cell>
          <table:table-cell table:formula="of:=AVERAGE([.J212:.J220])" office:value-type="float" office:value="0.371899666666667">
            <text:p>0.3718996667</text:p>
          </table:table-cell>
          <table:table-cell office:value-type="float" office:value="2630.153564">
            <text:p>2630.153564</text:p>
          </table:table-cell>
          <table:table-cell office:value-type="float" office:value="-0.029384">
            <text:p>-0.029384</text:p>
          </table:table-cell>
          <table:table-cell office:value-type="float" office:value="0.014922">
            <text:p>0.014922</text:p>
          </table:table-cell>
          <table:table-cell table:formula="of:=[.O220]-0.021583" office:value-type="float" office:value="-0.006661">
            <text:p>-0.006661</text:p>
          </table:table-cell>
          <table:table-cell office:value-type="float" office:value="85.372421">
            <text:p>85.372421</text:p>
          </table:table-cell>
          <table:table-cell office:value-type="float" office:value="293">
            <text:p>293</text:p>
          </table:table-cell>
          <table:table-cell office:value-type="float" office:value="-1382">
            <text:p>-1382</text:p>
          </table:table-cell>
          <table:table-cell office:value-type="float" office:value="-2566">
            <text:p>-2566</text:p>
          </table:table-cell>
          <table:table-cell office:value-type="float" office:value="8055">
            <text:p>8055</text:p>
          </table:table-cell>
          <table:table-cell office:value-type="float" office:value="9860.570313">
            <text:p>9860.570313</text:p>
          </table:table-cell>
          <table:table-cell office:value-type="float" office:value="-3.829122">
            <text:p>-3.829122</text:p>
          </table:table-cell>
          <table:table-cell office:value-type="float" office:value="-3.410825">
            <text:p>-3.410825</text:p>
          </table:table-cell>
          <table:table-cell office:value-type="float" office:value="10.924092">
            <text:p>10.924092</text:p>
          </table:table-cell>
        </table:table-row>
        <table:table-row table:style-name="ro1">
          <table:table-cell office:value-type="float" office:value="56797">
            <text:p>56797</text:p>
          </table:table-cell>
          <table:table-cell office:value-type="float" office:value="26">
            <text:p>26</text:p>
          </table:table-cell>
          <table:table-cell office:value-type="float" office:value="183">
            <text:p>183</text:p>
          </table:table-cell>
          <table:table-cell office:value-type="float" office:value="604.307007">
            <text:p>604.307007</text:p>
          </table:table-cell>
          <table:table-cell office:value-type="float" office:value="-0.002549">
            <text:p>-0.002549</text:p>
          </table:table-cell>
          <table:table-cell office:value-type="float" office:value="0.009519">
            <text:p>0.009519</text:p>
          </table:table-cell>
          <table:table-cell office:value-type="float" office:value="473.431335">
            <text:p>473.431335</text:p>
          </table:table-cell>
          <table:table-cell office:value-type="float" office:value="-0.240562">
            <text:p>-0.240562</text:p>
          </table:table-cell>
          <table:table-cell office:value-type="float" office:value="0.845153">
            <text:p>0.845153</text:p>
          </table:table-cell>
          <table:table-cell table:formula="of:=[.I221]-[.$I$2]" office:value-type="float" office:value="0.864307">
            <text:p>0.864307</text:p>
          </table:table-cell>
          <table:table-cell table:formula="of:=AVERAGE([.J217:.J221])" office:value-type="float" office:value="0.4486736">
            <text:p>0.4486736</text:p>
          </table:table-cell>
          <table:table-cell table:formula="of:=AVERAGE([.J213:.J221])" office:value-type="float" office:value="0.408344666666667">
            <text:p>0.4083446667</text:p>
          </table:table-cell>
          <table:table-cell office:value-type="float" office:value="100">
            <text:p>100</text:p>
          </table:table-cell>
          <table:table-cell office:value-type="float" office:value="0.009792">
            <text:p>0.009792</text:p>
          </table:table-cell>
          <table:table-cell office:value-type="float" office:value="0.0433">
            <text:p>0.0433</text:p>
          </table:table-cell>
          <table:table-cell table:formula="of:=[.O221]-0.021583" office:value-type="float" office:value="0.021717">
            <text:p>0.021717</text:p>
          </table:table-cell>
          <table:table-cell office:value-type="float" office:value="473.431458">
            <text:p>473.431458</text:p>
          </table:table-cell>
          <table:table-cell office:value-type="float" office:value="273">
            <text:p>273</text:p>
          </table:table-cell>
          <table:table-cell office:value-type="float" office:value="-1365">
            <text:p>-1365</text:p>
          </table:table-cell>
          <table:table-cell office:value-type="float" office:value="-2743">
            <text:p>-2743</text:p>
          </table:table-cell>
          <table:table-cell office:value-type="float" office:value="8104">
            <text:p>8104</text:p>
          </table:table-cell>
          <table:table-cell office:value-type="float" office:value="9937.716797">
            <text:p>9937.716797</text:p>
          </table:table-cell>
          <table:table-cell office:value-type="float" office:value="-3.831671">
            <text:p>-3.831671</text:p>
          </table:table-cell>
          <table:table-cell office:value-type="float" office:value="-3.401306">
            <text:p>-3.401306</text:p>
          </table:table-cell>
          <table:table-cell office:value-type="float" office:value="11.231773">
            <text:p>11.231773</text:p>
          </table:table-cell>
        </table:table-row>
        <table:table-row table:style-name="ro1">
          <table:table-cell office:value-type="float" office:value="57054">
            <text:p>57054</text:p>
          </table:table-cell>
          <table:table-cell office:value-type="float" office:value="26">
            <text:p>26</text:p>
          </table:table-cell>
          <table:table-cell office:value-type="float" office:value="150">
            <text:p>150</text:p>
          </table:table-cell>
          <table:table-cell office:value-type="float" office:value="478.407471">
            <text:p>478.407471</text:p>
          </table:table-cell>
          <table:table-cell office:value-type="float" office:value="0">
            <text:p>0</text:p>
          </table:table-cell>
          <table:table-cell office:value-type="float" office:value="0.009074">
            <text:p>0.009074</text:p>
          </table:table-cell>
          <table:table-cell office:value-type="string">
            <text:p>Infinity</text:p>
          </table:table-cell>
          <table:table-cell office:value-type="float" office:value="0.691406">
            <text:p>0.691406</text:p>
          </table:table-cell>
          <table:table-cell office:value-type="float" office:value="-0.447716">
            <text:p>-0.447716</text:p>
          </table:table-cell>
          <table:table-cell table:formula="of:=[.I222]-[.$I$2]" office:value-type="float" office:value="-0.428562">
            <text:p>-0.428562</text:p>
          </table:table-cell>
          <table:table-cell table:formula="of:=AVERAGE([.J218:.J222])" office:value-type="float" office:value="0.417549">
            <text:p>0.417549</text:p>
          </table:table-cell>
          <table:table-cell table:formula="of:=AVERAGE([.J214:.J222])" office:value-type="float" office:value="0.371101444444444">
            <text:p>0.371101444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0126">
            <text:p>0.010126</text:p>
          </table:table-cell>
          <table:table-cell table:formula="of:=[.O222]-0.021583" office:value-type="float" office:value="-0.011457">
            <text:p>-0.011457</text:p>
          </table:table-cell>
          <table:table-cell office:value-type="float" office:value="100">
            <text:p>100</text:p>
          </table:table-cell>
          <table:table-cell office:value-type="float" office:value="253">
            <text:p>253</text:p>
          </table:table-cell>
          <table:table-cell office:value-type="float" office:value="-1348">
            <text:p>-1348</text:p>
          </table:table-cell>
          <table:table-cell office:value-type="float" office:value="-2888">
            <text:p>-2888</text:p>
          </table:table-cell>
          <table:table-cell office:value-type="float" office:value="8143">
            <text:p>8143</text:p>
          </table:table-cell>
          <table:table-cell office:value-type="float" office:value="9997.248047">
            <text:p>9997.248047</text:p>
          </table:table-cell>
          <table:table-cell office:value-type="float" office:value="-3.831671">
            <text:p>-3.831671</text:p>
          </table:table-cell>
          <table:table-cell office:value-type="float" office:value="-3.392233">
            <text:p>-3.392233</text:p>
          </table:table-cell>
          <table:table-cell office:value-type="float" office:value="11.468582">
            <text:p>11.468582</text:p>
          </table:table-cell>
        </table:table-row>
        <table:table-row table:style-name="ro1">
          <table:table-cell office:value-type="float" office:value="57311">
            <text:p>57311</text:p>
          </table:table-cell>
          <table:table-cell office:value-type="float" office:value="27">
            <text:p>27</text:p>
          </table:table-cell>
          <table:table-cell office:value-type="float" office:value="189">
            <text:p>189</text:p>
          </table:table-cell>
          <table:table-cell office:value-type="float" office:value="598.720459">
            <text:p>598.720459</text:p>
          </table:table-cell>
          <table:table-cell office:value-type="float" office:value="0">
            <text:p>0</text:p>
          </table:table-cell>
          <table:table-cell office:value-type="float" office:value="0.009279">
            <text:p>0.009279</text:p>
          </table:table-cell>
          <table:table-cell office:value-type="string">
            <text:p>Infinity</text:p>
          </table:table-cell>
          <table:table-cell office:value-type="float" office:value="-0.228786">
            <text:p>-0.228786</text:p>
          </table:table-cell>
          <table:table-cell office:value-type="float" office:value="-0.136469">
            <text:p>-0.136469</text:p>
          </table:table-cell>
          <table:table-cell table:formula="of:=[.I223]-[.$I$2]" office:value-type="float" office:value="-0.117315">
            <text:p>-0.117315</text:p>
          </table:table-cell>
          <table:table-cell table:formula="of:=AVERAGE([.J219:.J223])" office:value-type="float" office:value="0.2145208">
            <text:p>0.2145208</text:p>
          </table:table-cell>
          <table:table-cell table:formula="of:=AVERAGE([.J215:.J223])" office:value-type="float" office:value="0.298743444444444">
            <text:p>0.2987434444</text:p>
          </table:table-cell>
          <table:table-cell office:value-type="float" office:value="3726.857422">
            <text:p>3726.857422</text:p>
          </table:table-cell>
          <table:table-cell office:value-type="float" office:value="0">
            <text:p>0</text:p>
          </table:table-cell>
          <table:table-cell office:value-type="float" office:value="0.01279">
            <text:p>0.01279</text:p>
          </table:table-cell>
          <table:table-cell table:formula="of:=[.O223]-0.021583" office:value-type="float" office:value="-0.008793">
            <text:p>-0.008793</text:p>
          </table:table-cell>
          <table:table-cell office:value-type="float" office:value="100">
            <text:p>100</text:p>
          </table:table-cell>
          <table:table-cell office:value-type="float" office:value="232">
            <text:p>232</text:p>
          </table:table-cell>
          <table:table-cell office:value-type="float" office:value="-1331">
            <text:p>-1331</text:p>
          </table:table-cell>
          <table:table-cell office:value-type="float" office:value="-3071">
            <text:p>-3071</text:p>
          </table:table-cell>
          <table:table-cell office:value-type="float" office:value="8190">
            <text:p>8190</text:p>
          </table:table-cell>
          <table:table-cell office:value-type="float" office:value="10077.661133">
            <text:p>10077.661133</text:p>
          </table:table-cell>
          <table:table-cell office:value-type="float" office:value="-3.831671">
            <text:p>-3.831671</text:p>
          </table:table-cell>
          <table:table-cell office:value-type="float" office:value="-3.382953">
            <text:p>-3.382953</text:p>
          </table:table-cell>
          <table:table-cell office:value-type="float" office:value="11.710754">
            <text:p>11.710754</text:p>
          </table:table-cell>
        </table:table-row>
        <table:table-row table:style-name="ro1">
          <table:table-cell office:value-type="float" office:value="57568">
            <text:p>57568</text:p>
          </table:table-cell>
          <table:table-cell office:value-type="float" office:value="26">
            <text:p>26</text:p>
          </table:table-cell>
          <table:table-cell office:value-type="float" office:value="243">
            <text:p>243</text:p>
          </table:table-cell>
          <table:table-cell office:value-type="float" office:value="833.602173">
            <text:p>833.602173</text:p>
          </table:table-cell>
          <table:table-cell office:value-type="float" office:value="0.005">
            <text:p>0.005</text:p>
          </table:table-cell>
          <table:table-cell office:value-type="float" office:value="0.00791">
            <text:p>0.00791</text:p>
          </table:table-cell>
          <table:table-cell office:value-type="float" office:value="58.190788">
            <text:p>58.190788</text:p>
          </table:table-cell>
          <table:table-cell office:value-type="float" office:value="0.671219">
            <text:p>0.671219</text:p>
          </table:table-cell>
          <table:table-cell office:value-type="float" office:value="-0.354342">
            <text:p>-0.354342</text:p>
          </table:table-cell>
          <table:table-cell table:formula="of:=[.I224]-[.$I$2]" office:value-type="float" office:value="-0.335188">
            <text:p>-0.335188</text:p>
          </table:table-cell>
          <table:table-cell table:formula="of:=AVERAGE([.J220:.J224])" office:value-type="float" office:value="0.0344768">
            <text:p>0.0344768</text:p>
          </table:table-cell>
          <table:table-cell table:formula="of:=AVERAGE([.J216:.J224])" office:value-type="float" office:value="0.2341">
            <text:p>0.2341</text:p>
          </table:table-cell>
          <table:table-cell office:value-type="float" office:value="5508.204102">
            <text:p>5508.204102</text:p>
          </table:table-cell>
          <table:table-cell office:value-type="float" office:value="-0.088178">
            <text:p>-0.088178</text:p>
          </table:table-cell>
          <table:table-cell office:value-type="float" office:value="-0.031176">
            <text:p>-0.031176</text:p>
          </table:table-cell>
          <table:table-cell table:formula="of:=[.O224]-0.021583" office:value-type="float" office:value="-0.052759">
            <text:p>-0.052759</text:p>
          </table:table-cell>
          <table:table-cell office:value-type="float" office:value="58.190788">
            <text:p>58.190788</text:p>
          </table:table-cell>
          <table:table-cell office:value-type="float" office:value="212">
            <text:p>212</text:p>
          </table:table-cell>
          <table:table-cell office:value-type="float" office:value="-1314">
            <text:p>-1314</text:p>
          </table:table-cell>
          <table:table-cell office:value-type="float" office:value="-3307">
            <text:p>-3307</text:p>
          </table:table-cell>
          <table:table-cell office:value-type="float" office:value="8248">
            <text:p>8248</text:p>
          </table:table-cell>
          <table:table-cell office:value-type="float" office:value="10188.974609">
            <text:p>10188.974609</text:p>
          </table:table-cell>
          <table:table-cell office:value-type="float" office:value="-3.826671">
            <text:p>-3.826671</text:p>
          </table:table-cell>
          <table:table-cell office:value-type="float" office:value="-3.375044">
            <text:p>-3.375044</text:p>
          </table:table-cell>
          <table:table-cell office:value-type="float" office:value="11.802087">
            <text:p>11.802087</text:p>
          </table:table-cell>
        </table:table-row>
        <table:table-row table:style-name="ro1">
          <table:table-cell office:value-type="float" office:value="57825">
            <text:p>57825</text:p>
          </table:table-cell>
          <table:table-cell office:value-type="float" office:value="26">
            <text:p>26</text:p>
          </table:table-cell>
          <table:table-cell office:value-type="float" office:value="241">
            <text:p>241</text:p>
          </table:table-cell>
          <table:table-cell office:value-type="float" office:value="825.695435">
            <text:p>825.695435</text:p>
          </table:table-cell>
          <table:table-cell office:value-type="float" office:value="0.002549">
            <text:p>0.002549</text:p>
          </table:table-cell>
          <table:table-cell office:value-type="float" office:value="0.011197">
            <text:p>0.011197</text:p>
          </table:table-cell>
          <table:table-cell office:value-type="float" office:value="339.251984">
            <text:p>339.251984</text:p>
          </table:table-cell>
          <table:table-cell office:value-type="float" office:value="-0.280936">
            <text:p>-0.280936</text:p>
          </table:table-cell>
          <table:table-cell office:value-type="float" office:value="0.026336">
            <text:p>0.026336</text:p>
          </table:table-cell>
          <table:table-cell table:formula="of:=[.I225]-[.$I$2]" office:value-type="float" office:value="0.04549">
            <text:p>0.04549</text:p>
          </table:table-cell>
          <table:table-cell table:formula="of:=AVERAGE([.J221:.J225])" office:value-type="float" office:value="0.0057464">
            <text:p>0.0057464</text:p>
          </table:table-cell>
          <table:table-cell table:formula="of:=AVERAGE([.J217:.J225])" office:value-type="float" office:value="0.156421444444444">
            <text:p>0.1564214444</text:p>
          </table:table-cell>
          <table:table-cell office:value-type="float" office:value="100">
            <text:p>100</text:p>
          </table:table-cell>
          <table:table-cell office:value-type="float" office:value="-0.103761">
            <text:p>-0.103761</text:p>
          </table:table-cell>
          <table:table-cell office:value-type="float" office:value="-0.119642">
            <text:p>-0.119642</text:p>
          </table:table-cell>
          <table:table-cell table:formula="of:=[.O225]-0.021583" office:value-type="float" office:value="-0.141225">
            <text:p>-0.141225</text:p>
          </table:table-cell>
          <table:table-cell office:value-type="float" office:value="339.252045">
            <text:p>339.252045</text:p>
          </table:table-cell>
          <table:table-cell office:value-type="float" office:value="192">
            <text:p>192</text:p>
          </table:table-cell>
          <table:table-cell office:value-type="float" office:value="-1298">
            <text:p>-1298</text:p>
          </table:table-cell>
          <table:table-cell office:value-type="float" office:value="-3541">
            <text:p>-3541</text:p>
          </table:table-cell>
          <table:table-cell office:value-type="float" office:value="8304">
            <text:p>8304</text:p>
          </table:table-cell>
          <table:table-cell office:value-type="float" office:value="10302.120117">
            <text:p>10302.120117</text:p>
          </table:table-cell>
          <table:table-cell office:value-type="float" office:value="-3.824122">
            <text:p>-3.824122</text:p>
          </table:table-cell>
          <table:table-cell office:value-type="float" office:value="-3.363847">
            <text:p>-3.363847</text:p>
          </table:table-cell>
          <table:table-cell office:value-type="float" office:value="12.036088">
            <text:p>12.036088</text:p>
          </table:table-cell>
        </table:table-row>
        <table:table-row table:style-name="ro1">
          <table:table-cell office:value-type="float" office:value="58082">
            <text:p>58082</text:p>
          </table:table-cell>
          <table:table-cell office:value-type="float" office:value="26">
            <text:p>26</text:p>
          </table:table-cell>
          <table:table-cell office:value-type="float" office:value="216">
            <text:p>216</text:p>
          </table:table-cell>
          <table:table-cell office:value-type="float" office:value="732.639282">
            <text:p>732.639282</text:p>
          </table:table-cell>
          <table:table-cell office:value-type="float" office:value="-0.002549">
            <text:p>-0.002549</text:p>
          </table:table-cell>
          <table:table-cell office:value-type="float" office:value="0.005787">
            <text:p>0.005787</text:p>
          </table:table-cell>
          <table:table-cell office:value-type="float" office:value="327.014008">
            <text:p>327.014008</text:p>
          </table:table-cell>
          <table:table-cell office:value-type="float" office:value="0.585424">
            <text:p>0.585424</text:p>
          </table:table-cell>
          <table:table-cell office:value-type="float" office:value="0.517148">
            <text:p>0.517148</text:p>
          </table:table-cell>
          <table:table-cell table:formula="of:=[.I226]-[.$I$2]" office:value-type="float" office:value="0.536302">
            <text:p>0.536302</text:p>
          </table:table-cell>
          <table:table-cell table:formula="of:=AVERAGE([.J222:.J226])" office:value-type="float" office:value="-0.0598546">
            <text:p>-0.0598546</text:p>
          </table:table-cell>
          <table:table-cell table:formula="of:=AVERAGE([.J218:.J226])" office:value-type="float" office:value="0.246337111111111">
            <text:p>0.2463371111</text:p>
          </table:table-cell>
          <table:table-cell office:value-type="float" office:value="100">
            <text:p>100</text:p>
          </table:table-cell>
          <table:table-cell office:value-type="float" office:value="-0.291829">
            <text:p>-0.291829</text:p>
          </table:table-cell>
          <table:table-cell office:value-type="float" office:value="-0.083936">
            <text:p>-0.083936</text:p>
          </table:table-cell>
          <table:table-cell table:formula="of:=[.O226]-0.021583" office:value-type="float" office:value="-0.105519">
            <text:p>-0.105519</text:p>
          </table:table-cell>
          <table:table-cell office:value-type="float" office:value="327.014038">
            <text:p>327.014038</text:p>
          </table:table-cell>
          <table:table-cell office:value-type="float" office:value="172">
            <text:p>172</text:p>
          </table:table-cell>
          <table:table-cell office:value-type="float" office:value="-1282">
            <text:p>-1282</text:p>
          </table:table-cell>
          <table:table-cell office:value-type="float" office:value="-3752">
            <text:p>-3752</text:p>
          </table:table-cell>
          <table:table-cell office:value-type="float" office:value="8352">
            <text:p>8352</text:p>
          </table:table-cell>
          <table:table-cell office:value-type="float" office:value="10402.486328">
            <text:p>10402.486328</text:p>
          </table:table-cell>
          <table:table-cell office:value-type="float" office:value="-3.826671">
            <text:p>-3.826671</text:p>
          </table:table-cell>
          <table:table-cell office:value-type="float" office:value="-3.358061">
            <text:p>-3.358061</text:p>
          </table:table-cell>
          <table:table-cell office:value-type="float" office:value="12.2459">
            <text:p>12.2459</text:p>
          </table:table-cell>
        </table:table-row>
        <table:table-row table:style-name="ro1">
          <table:table-cell office:value-type="float" office:value="58339">
            <text:p>58339</text:p>
          </table:table-cell>
          <table:table-cell office:value-type="float" office:value="27">
            <text:p>27</text:p>
          </table:table-cell>
          <table:table-cell office:value-type="float" office:value="168">
            <text:p>168</text:p>
          </table:table-cell>
          <table:table-cell office:value-type="float" office:value="520.824524">
            <text:p>520.824524</text:p>
          </table:table-cell>
          <table:table-cell office:value-type="float" office:value="0.002547">
            <text:p>0.002547</text:p>
          </table:table-cell>
          <table:table-cell office:value-type="float" office:value="0.005615">
            <text:p>0.005615</text:p>
          </table:table-cell>
          <table:table-cell office:value-type="float" office:value="120.457634">
            <text:p>120.457634</text:p>
          </table:table-cell>
          <table:table-cell office:value-type="float" office:value="-0.081616">
            <text:p>-0.081616</text:p>
          </table:table-cell>
          <table:table-cell office:value-type="float" office:value="-0.426168">
            <text:p>-0.426168</text:p>
          </table:table-cell>
          <table:table-cell table:formula="of:=[.I227]-[.$I$2]" office:value-type="float" office:value="-0.407014">
            <text:p>-0.407014</text:p>
          </table:table-cell>
          <table:table-cell table:formula="of:=AVERAGE([.J223:.J227])" office:value-type="float" office:value="-0.055545">
            <text:p>-0.055545</text:p>
          </table:table-cell>
          <table:table-cell table:formula="of:=AVERAGE([.J219:.J227])" office:value-type="float" office:value="0.101354888888889">
            <text:p>0.1013548889</text:p>
          </table:table-cell>
          <table:table-cell office:value-type="float" office:value="4986.359863">
            <text:p>4986.359863</text:p>
          </table:table-cell>
          <table:table-cell office:value-type="float" office:value="-0.011013">
            <text:p>-0.011013</text:p>
          </table:table-cell>
          <table:table-cell office:value-type="float" office:value="-0.005995">
            <text:p>-0.005995</text:p>
          </table:table-cell>
          <table:table-cell table:formula="of:=[.O227]-0.021583" office:value-type="float" office:value="-0.027578">
            <text:p>-0.027578</text:p>
          </table:table-cell>
          <table:table-cell office:value-type="float" office:value="120.457626">
            <text:p>120.457626</text:p>
          </table:table-cell>
          <table:table-cell office:value-type="float" office:value="151">
            <text:p>151</text:p>
          </table:table-cell>
          <table:table-cell office:value-type="float" office:value="-1265">
            <text:p>-1265</text:p>
          </table:table-cell>
          <table:table-cell office:value-type="float" office:value="-3916">
            <text:p>-3916</text:p>
          </table:table-cell>
          <table:table-cell office:value-type="float" office:value="8388">
            <text:p>8388</text:p>
          </table:table-cell>
          <table:table-cell office:value-type="float" office:value="10474.774414">
            <text:p>10474.774414</text:p>
          </table:table-cell>
          <table:table-cell office:value-type="float" office:value="-3.824124">
            <text:p>-3.824124</text:p>
          </table:table-cell>
          <table:table-cell office:value-type="float" office:value="-3.352445">
            <text:p>-3.352445</text:p>
          </table:table-cell>
          <table:table-cell office:value-type="float" office:value="12.334291">
            <text:p>12.334291</text:p>
          </table:table-cell>
        </table:table-row>
        <table:table-row table:style-name="ro1">
          <table:table-cell office:value-type="float" office:value="58596">
            <text:p>58596</text:p>
          </table:table-cell>
          <table:table-cell office:value-type="float" office:value="28">
            <text:p>28</text:p>
          </table:table-cell>
          <table:table-cell office:value-type="float" office:value="144">
            <text:p>144</text:p>
          </table:table-cell>
          <table:table-cell office:value-type="float" office:value="414.502014">
            <text:p>414.502014</text:p>
          </table:table-cell>
          <table:table-cell office:value-type="float" office:value="0">
            <text:p>0</text:p>
          </table:table-cell>
          <table:table-cell office:value-type="float" office:value="0.004931">
            <text:p>0.004931</text:p>
          </table:table-cell>
          <table:table-cell office:value-type="string">
            <text:p>Infinity</text:p>
          </table:table-cell>
          <table:table-cell office:value-type="float" office:value="1.076852">
            <text:p>1.076852</text:p>
          </table:table-cell>
          <table:table-cell office:value-type="float" office:value="-0.380678">
            <text:p>-0.380678</text:p>
          </table:table-cell>
          <table:table-cell table:formula="of:=[.I228]-[.$I$2]" office:value-type="float" office:value="-0.361524">
            <text:p>-0.361524</text:p>
          </table:table-cell>
          <table:table-cell table:formula="of:=AVERAGE([.J224:.J228])" office:value-type="float" office:value="-0.1043868">
            <text:p>-0.1043868</text:p>
          </table:table-cell>
          <table:table-cell table:formula="of:=AVERAGE([.J220:.J228])" office:value-type="float" office:value="-0.00159577777777778">
            <text:p>-0.0015957778</text:p>
          </table:table-cell>
          <table:table-cell office:value-type="float" office:value="2456.205811">
            <text:p>2456.205811</text:p>
          </table:table-cell>
          <table:table-cell office:value-type="float" office:value="0.019455">
            <text:p>0.019455</text:p>
          </table:table-cell>
          <table:table-cell office:value-type="float" office:value="0.017853">
            <text:p>0.017853</text:p>
          </table:table-cell>
          <table:table-cell table:formula="of:=[.O228]-0.021583" office:value-type="float" office:value="-0.00373">
            <text:p>-0.00373</text:p>
          </table:table-cell>
          <table:table-cell office:value-type="float" office:value="100">
            <text:p>100</text:p>
          </table:table-cell>
          <table:table-cell office:value-type="float" office:value="129">
            <text:p>129</text:p>
          </table:table-cell>
          <table:table-cell office:value-type="float" office:value="-1247">
            <text:p>-1247</text:p>
          </table:table-cell>
          <table:table-cell office:value-type="float" office:value="-4057">
            <text:p>-4057</text:p>
          </table:table-cell>
          <table:table-cell office:value-type="float" office:value="8418">
            <text:p>8418</text:p>
          </table:table-cell>
          <table:table-cell office:value-type="float" office:value="10532.55957">
            <text:p>10532.55957</text:p>
          </table:table-cell>
          <table:table-cell office:value-type="float" office:value="-3.824124">
            <text:p>-3.824124</text:p>
          </table:table-cell>
          <table:table-cell office:value-type="float" office:value="-3.347514">
            <text:p>-3.347514</text:p>
          </table:table-cell>
          <table:table-cell office:value-type="float" office:value="12.463227">
            <text:p>12.463227</text:p>
          </table:table-cell>
        </table:table-row>
        <table:table-row table:style-name="ro1">
          <table:table-cell office:value-type="float" office:value="58853">
            <text:p>58853</text:p>
          </table:table-cell>
          <table:table-cell office:value-type="float" office:value="26">
            <text:p>26</text:p>
          </table:table-cell>
          <table:table-cell office:value-type="float" office:value="157">
            <text:p>157</text:p>
          </table:table-cell>
          <table:table-cell office:value-type="float" office:value="502.127747">
            <text:p>502.127747</text:p>
          </table:table-cell>
          <table:table-cell office:value-type="float" office:value="0.002549">
            <text:p>0.002549</text:p>
          </table:table-cell>
          <table:table-cell office:value-type="float" office:value="0.004554">
            <text:p>0.004554</text:p>
          </table:table-cell>
          <table:table-cell office:value-type="float" office:value="78.656021">
            <text:p>78.656021</text:p>
          </table:table-cell>
          <table:table-cell office:value-type="float" office:value="-0.260223">
            <text:p>-0.260223</text:p>
          </table:table-cell>
          <table:table-cell office:value-type="float" office:value="0.653617">
            <text:p>0.653617</text:p>
          </table:table-cell>
          <table:table-cell table:formula="of:=[.I229]-[.$I$2]" office:value-type="float" office:value="0.672771">
            <text:p>0.672771</text:p>
          </table:table-cell>
          <table:table-cell table:formula="of:=AVERAGE([.J225:.J229])" office:value-type="float" office:value="0.097205">
            <text:p>0.097205</text:p>
          </table:table-cell>
          <table:table-cell table:formula="of:=AVERAGE([.J221:.J229])" office:value-type="float" office:value="0.0521407777777778">
            <text:p>0.0521407778</text:p>
          </table:table-cell>
          <table:table-cell office:value-type="float" office:value="724.631714">
            <text:p>724.631714</text:p>
          </table:table-cell>
          <table:table-cell office:value-type="float" office:value="-0.095822">
            <text:p>-0.095822</text:p>
          </table:table-cell>
          <table:table-cell office:value-type="float" office:value="-0.121507">
            <text:p>-0.121507</text:p>
          </table:table-cell>
          <table:table-cell table:formula="of:=[.O229]-0.021583" office:value-type="float" office:value="-0.14309">
            <text:p>-0.14309</text:p>
          </table:table-cell>
          <table:table-cell office:value-type="float" office:value="78.656029">
            <text:p>78.656029</text:p>
          </table:table-cell>
          <table:table-cell office:value-type="float" office:value="109">
            <text:p>109</text:p>
          </table:table-cell>
          <table:table-cell office:value-type="float" office:value="-1231">
            <text:p>-1231</text:p>
          </table:table-cell>
          <table:table-cell office:value-type="float" office:value="-4210">
            <text:p>-4210</text:p>
          </table:table-cell>
          <table:table-cell office:value-type="float" office:value="8450">
            <text:p>8450</text:p>
          </table:table-cell>
          <table:table-cell office:value-type="float" office:value="10600.732422">
            <text:p>10600.732422</text:p>
          </table:table-cell>
          <table:table-cell office:value-type="float" office:value="-3.821575">
            <text:p>-3.821575</text:p>
          </table:table-cell>
          <table:table-cell office:value-type="float" office:value="-3.34296">
            <text:p>-3.34296</text:p>
          </table:table-cell>
          <table:table-cell office:value-type="float" office:value="12.524009">
            <text:p>12.524009</text:p>
          </table:table-cell>
        </table:table-row>
        <table:table-row table:style-name="ro1">
          <table:table-cell office:value-type="float" office:value="59110">
            <text:p>59110</text:p>
          </table:table-cell>
          <table:table-cell office:value-type="float" office:value="24">
            <text:p>24</text:p>
          </table:table-cell>
          <table:table-cell office:value-type="float" office:value="166">
            <text:p>166</text:p>
          </table:table-cell>
          <table:table-cell office:value-type="float" office:value="590.520935">
            <text:p>590.520935</text:p>
          </table:table-cell>
          <table:table-cell office:value-type="float" office:value="0.005">
            <text:p>0.005</text:p>
          </table:table-cell>
          <table:table-cell office:value-type="float" office:value="0.011025">
            <text:p>0.011025</text:p>
          </table:table-cell>
          <table:table-cell office:value-type="float" office:value="120.508362">
            <text:p>120.508362</text:p>
          </table:table-cell>
          <table:table-cell office:value-type="float" office:value="0.047524">
            <text:p>0.047524</text:p>
          </table:table-cell>
          <table:table-cell office:value-type="float" office:value="-0.318429">
            <text:p>-0.318429</text:p>
          </table:table-cell>
          <table:table-cell table:formula="of:=[.I230]-[.$I$2]" office:value-type="float" office:value="-0.299275">
            <text:p>-0.299275</text:p>
          </table:table-cell>
          <table:table-cell table:formula="of:=AVERAGE([.J226:.J230])" office:value-type="float" office:value="0.028252">
            <text:p>0.028252</text:p>
          </table:table-cell>
          <table:table-cell table:formula="of:=AVERAGE([.J222:.J230])" office:value-type="float" office:value="-0.0771461111111111">
            <text:p>-0.0771461111</text:p>
          </table:table-cell>
          <table:table-cell office:value-type="float" office:value="558.590332">
            <text:p>558.590332</text:p>
          </table:table-cell>
          <table:table-cell office:value-type="float" office:value="-0.038911">
            <text:p>-0.038911</text:p>
          </table:table-cell>
          <table:table-cell office:value-type="float" office:value="-0.043034">
            <text:p>-0.043034</text:p>
          </table:table-cell>
          <table:table-cell table:formula="of:=[.O230]-0.021583" office:value-type="float" office:value="-0.064617">
            <text:p>-0.064617</text:p>
          </table:table-cell>
          <table:table-cell office:value-type="float" office:value="120.508362">
            <text:p>120.508362</text:p>
          </table:table-cell>
          <table:table-cell office:value-type="float" office:value="90">
            <text:p>90</text:p>
          </table:table-cell>
          <table:table-cell office:value-type="float" office:value="-1216">
            <text:p>-1216</text:p>
          </table:table-cell>
          <table:table-cell office:value-type="float" office:value="-4372">
            <text:p>-4372</text:p>
          </table:table-cell>
          <table:table-cell office:value-type="float" office:value="8483">
            <text:p>8483</text:p>
          </table:table-cell>
          <table:table-cell office:value-type="float" office:value="10676.143555">
            <text:p>10676.143555</text:p>
          </table:table-cell>
          <table:table-cell office:value-type="float" office:value="-3.816575">
            <text:p>-3.816575</text:p>
          </table:table-cell>
          <table:table-cell office:value-type="float" office:value="-3.331935">
            <text:p>-3.331935</text:p>
          </table:table-cell>
          <table:table-cell office:value-type="float" office:value="12.698288">
            <text:p>12.698288</text:p>
          </table:table-cell>
        </table:table-row>
        <table:table-row table:style-name="ro1">
          <table:table-cell office:value-type="float" office:value="59367">
            <text:p>59367</text:p>
          </table:table-cell>
          <table:table-cell office:value-type="float" office:value="25">
            <text:p>25</text:p>
          </table:table-cell>
          <table:table-cell office:value-type="float" office:value="160">
            <text:p>160</text:p>
          </table:table-cell>
          <table:table-cell office:value-type="float" office:value="538.863586">
            <text:p>538.863586</text:p>
          </table:table-cell>
          <table:table-cell office:value-type="float" office:value="0">
            <text:p>0</text:p>
          </table:table-cell>
          <table:table-cell office:value-type="float" office:value="0.005718">
            <text:p>0.005718</text:p>
          </table:table-cell>
          <table:table-cell office:value-type="string">
            <text:p>Infinity</text:p>
          </table:table-cell>
          <table:table-cell office:value-type="float" office:value="-0.020793">
            <text:p>-0.020793</text:p>
          </table:table-cell>
          <table:table-cell office:value-type="float" office:value="0.205901">
            <text:p>0.205901</text:p>
          </table:table-cell>
          <table:table-cell table:formula="of:=[.I231]-[.$I$2]" office:value-type="float" office:value="0.225055">
            <text:p>0.225055</text:p>
          </table:table-cell>
          <table:table-cell table:formula="of:=AVERAGE([.J227:.J231])" office:value-type="float" office:value="-0.0339974">
            <text:p>-0.0339974</text:p>
          </table:table-cell>
          <table:table-cell table:formula="of:=AVERAGE([.J223:.J231])" office:value-type="float" office:value="-0.004522">
            <text:p>-0.004522</text:p>
          </table:table-cell>
          <table:table-cell office:value-type="float" office:value="700.911499">
            <text:p>700.911499</text:p>
          </table:table-cell>
          <table:table-cell office:value-type="float" office:value="0">
            <text:p>0</text:p>
          </table:table-cell>
          <table:table-cell office:value-type="float" office:value="0.03424">
            <text:p>0.03424</text:p>
          </table:table-cell>
          <table:table-cell table:formula="of:=[.O231]-0.021583" office:value-type="float" office:value="0.012657">
            <text:p>0.01265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-1200">
            <text:p>-1200</text:p>
          </table:table-cell>
          <table:table-cell office:value-type="float" office:value="-4529">
            <text:p>-4529</text:p>
          </table:table-cell>
          <table:table-cell office:value-type="float" office:value="8513">
            <text:p>8513</text:p>
          </table:table-cell>
          <table:table-cell office:value-type="float" office:value="10746.774414">
            <text:p>10746.774414</text:p>
          </table:table-cell>
          <table:table-cell office:value-type="float" office:value="-3.816575">
            <text:p>-3.816575</text:p>
          </table:table-cell>
          <table:table-cell office:value-type="float" office:value="-3.326217">
            <text:p>-3.326217</text:p>
          </table:table-cell>
          <table:table-cell office:value-type="float" office:value="12.848115">
            <text:p>12.848115</text:p>
          </table:table-cell>
        </table:table-row>
        <table:table-row table:style-name="ro1">
          <table:table-cell office:value-type="float" office:value="59624">
            <text:p>59624</text:p>
          </table:table-cell>
          <table:table-cell office:value-type="float" office:value="28">
            <text:p>28</text:p>
          </table:table-cell>
          <table:table-cell office:value-type="float" office:value="194">
            <text:p>194</text:p>
          </table:table-cell>
          <table:table-cell office:value-type="float" office:value="592.403442">
            <text:p>592.403442</text:p>
          </table:table-cell>
          <table:table-cell office:value-type="float" office:value="0">
            <text:p>0</text:p>
          </table:table-cell>
          <table:table-cell office:value-type="float" office:value="0.002876">
            <text:p>0.002876</text:p>
          </table:table-cell>
          <table:table-cell office:value-type="string">
            <text:p>Infinity</text:p>
          </table:table-cell>
          <table:table-cell office:value-type="float" office:value="0.896304">
            <text:p>0.896304</text:p>
          </table:table-cell>
          <table:table-cell office:value-type="float" office:value="0.023942">
            <text:p>0.023942</text:p>
          </table:table-cell>
          <table:table-cell table:formula="of:=[.I232]-[.$I$2]" office:value-type="float" office:value="0.043096">
            <text:p>0.043096</text:p>
          </table:table-cell>
          <table:table-cell table:formula="of:=AVERAGE([.J228:.J232])" office:value-type="float" office:value="0.0560246">
            <text:p>0.0560246</text:p>
          </table:table-cell>
          <table:table-cell table:formula="of:=AVERAGE([.J224:.J232])" office:value-type="float" office:value="0.0133014444444445">
            <text:p>0.0133014444</text:p>
          </table:table-cell>
          <table:table-cell office:value-type="float" office:value="1038.569214">
            <text:p>1038.569214</text:p>
          </table:table-cell>
          <table:table-cell office:value-type="float" office:value="0">
            <text:p>0</text:p>
          </table:table-cell>
          <table:table-cell office:value-type="float" office:value="0.02225">
            <text:p>0.02225</text:p>
          </table:table-cell>
          <table:table-cell table:formula="of:=[.O232]-0.021583" office:value-type="float" office:value="0.000667000000000004">
            <text:p>0.00066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-1183">
            <text:p>-1183</text:p>
          </table:table-cell>
          <table:table-cell office:value-type="float" office:value="-4720">
            <text:p>-4720</text:p>
          </table:table-cell>
          <table:table-cell office:value-type="float" office:value="8549">
            <text:p>8549</text:p>
          </table:table-cell>
          <table:table-cell office:value-type="float" office:value="10837.234375">
            <text:p>10837.234375</text:p>
          </table:table-cell>
          <table:table-cell office:value-type="float" office:value="-3.816575">
            <text:p>-3.816575</text:p>
          </table:table-cell>
          <table:table-cell office:value-type="float" office:value="-3.32334">
            <text:p>-3.32334</text:p>
          </table:table-cell>
          <table:table-cell office:value-type="float" office:value="12.923477">
            <text:p>12.923477</text:p>
          </table:table-cell>
        </table:table-row>
        <table:table-row table:style-name="ro1">
          <table:table-cell office:value-type="float" office:value="59881">
            <text:p>59881</text:p>
          </table:table-cell>
          <table:table-cell office:value-type="float" office:value="27">
            <text:p>27</text:p>
          </table:table-cell>
          <table:table-cell office:value-type="float" office:value="228">
            <text:p>228</text:p>
          </table:table-cell>
          <table:table-cell office:value-type="float" office:value="745.141418">
            <text:p>745.141418</text:p>
          </table:table-cell>
          <table:table-cell office:value-type="float" office:value="0">
            <text:p>0</text:p>
          </table:table-cell>
          <table:table-cell office:value-type="float" office:value="-0.001301">
            <text:p>-0.001301</text:p>
          </table:table-cell>
          <table:table-cell office:value-type="string">
            <text:p>Infinity</text:p>
          </table:table-cell>
          <table:table-cell office:value-type="float" office:value="-0.250656">
            <text:p>-0.250656</text:p>
          </table:table-cell>
          <table:table-cell office:value-type="float" office:value="-1.077391">
            <text:p>-1.077391</text:p>
          </table:table-cell>
          <table:table-cell table:formula="of:=[.I233]-[.$I$2]" office:value-type="float" office:value="-1.058237">
            <text:p>-1.058237</text:p>
          </table:table-cell>
          <table:table-cell table:formula="of:=AVERAGE([.J229:.J233])" office:value-type="float" office:value="-0.083318">
            <text:p>-0.083318</text:p>
          </table:table-cell>
          <table:table-cell table:formula="of:=AVERAGE([.J225:.J233])" office:value-type="float" office:value="-0.0670373333333333">
            <text:p>-0.0670373333</text:p>
          </table:table-cell>
          <table:table-cell office:value-type="float" office:value="3531.52124">
            <text:p>3531.52124</text:p>
          </table:table-cell>
          <table:table-cell office:value-type="float" office:value="-0.009795">
            <text:p>-0.009795</text:p>
          </table:table-cell>
          <table:table-cell office:value-type="float" office:value="0.021717">
            <text:p>0.021717</text:p>
          </table:table-cell>
          <table:table-cell table:formula="of:=[.O233]-0.021583" office:value-type="float" office:value="0.000134000000000002">
            <text:p>0.000134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-1166">
            <text:p>-1166</text:p>
          </table:table-cell>
          <table:table-cell office:value-type="float" office:value="-4944">
            <text:p>-4944</text:p>
          </table:table-cell>
          <table:table-cell office:value-type="float" office:value="8590">
            <text:p>8590</text:p>
          </table:table-cell>
          <table:table-cell office:value-type="float" office:value="10949.446289">
            <text:p>10949.446289</text:p>
          </table:table-cell>
          <table:table-cell office:value-type="float" office:value="-3.816575">
            <text:p>-3.816575</text:p>
          </table:table-cell>
          <table:table-cell office:value-type="float" office:value="-3.324641">
            <text:p>-3.324641</text:p>
          </table:table-cell>
          <table:table-cell office:value-type="float" office:value="12.889388">
            <text:p>12.889388</text:p>
          </table:table-cell>
        </table:table-row>
        <table:table-row table:style-name="ro1">
          <table:table-cell office:value-type="float" office:value="60138">
            <text:p>60138</text:p>
          </table:table-cell>
          <table:table-cell office:value-type="float" office:value="25">
            <text:p>25</text:p>
          </table:table-cell>
          <table:table-cell office:value-type="float" office:value="271">
            <text:p>271</text:p>
          </table:table-cell>
          <table:table-cell office:value-type="float" office:value="985.435791">
            <text:p>985.435791</text:p>
          </table:table-cell>
          <table:table-cell office:value-type="float" office:value="-0.017857">
            <text:p>-0.017857</text:p>
          </table:table-cell>
          <table:table-cell office:value-type="float" office:value="-0.016846">
            <text:p>-0.016846</text:p>
          </table:table-cell>
          <table:table-cell office:value-type="float" office:value="5.660781">
            <text:p>5.660781</text:p>
          </table:table-cell>
          <table:table-cell office:value-type="float" office:value="0.736827">
            <text:p>0.736827</text:p>
          </table:table-cell>
          <table:table-cell office:value-type="float" office:value="0.519542">
            <text:p>0.519542</text:p>
          </table:table-cell>
          <table:table-cell table:formula="of:=[.I234]-[.$I$2]" office:value-type="float" office:value="0.538696">
            <text:p>0.538696</text:p>
          </table:table-cell>
          <table:table-cell table:formula="of:=AVERAGE([.J230:.J234])" office:value-type="float" office:value="-0.110133">
            <text:p>-0.110133</text:p>
          </table:table-cell>
          <table:table-cell table:formula="of:=AVERAGE([.J226:.J234])" office:value-type="float" office:value="-0.0122366666666667">
            <text:p>-0.0122366667</text:p>
          </table:table-cell>
          <table:table-cell office:value-type="float" office:value="2258.537354">
            <text:p>2258.537354</text:p>
          </table:table-cell>
          <table:table-cell office:value-type="float" office:value="0.029384">
            <text:p>0.029384</text:p>
          </table:table-cell>
          <table:table-cell office:value-type="float" office:value="0.015588">
            <text:p>0.015588</text:p>
          </table:table-cell>
          <table:table-cell table:formula="of:=[.O234]-0.021583" office:value-type="float" office:value="-0.005995">
            <text:p>-0.005995</text:p>
          </table:table-cell>
          <table:table-cell office:value-type="float" office:value="5.660777">
            <text:p>5.660777</text:p>
          </table:table-cell>
          <table:table-cell office:value-type="float" office:value="7">
            <text:p>7</text:p>
          </table:table-cell>
          <table:table-cell office:value-type="float" office:value="-1150">
            <text:p>-1150</text:p>
          </table:table-cell>
          <table:table-cell office:value-type="float" office:value="-5211">
            <text:p>-5211</text:p>
          </table:table-cell>
          <table:table-cell office:value-type="float" office:value="8639">
            <text:p>8639</text:p>
          </table:table-cell>
          <table:table-cell office:value-type="float" office:value="11092.882813">
            <text:p>11092.882813</text:p>
          </table:table-cell>
          <table:table-cell office:value-type="float" office:value="-3.834432">
            <text:p>-3.834432</text:p>
          </table:table-cell>
          <table:table-cell office:value-type="float" office:value="-3.341488">
            <text:p>-3.341488</text:p>
          </table:table-cell>
          <table:table-cell office:value-type="float" office:value="12.855725">
            <text:p>12.855725</text:p>
          </table:table-cell>
        </table:table-row>
        <table:table-row table:style-name="ro1">
          <table:table-cell office:value-type="float" office:value="60395">
            <text:p>60395</text:p>
          </table:table-cell>
          <table:table-cell office:value-type="float" office:value="21">
            <text:p>21</text:p>
          </table:table-cell>
          <table:table-cell office:value-type="float" office:value="245">
            <text:p>245</text:p>
          </table:table-cell>
          <table:table-cell office:value-type="float" office:value="1064.924805">
            <text:p>1064.924805</text:p>
          </table:table-cell>
          <table:table-cell office:value-type="float" office:value="-0.023049">
            <text:p>-0.023049</text:p>
          </table:table-cell>
          <table:table-cell office:value-type="float" office:value="-0.031296">
            <text:p>-0.031296</text:p>
          </table:table-cell>
          <table:table-cell office:value-type="float" office:value="35.780502">
            <text:p>35.780502</text:p>
          </table:table-cell>
          <table:table-cell office:value-type="float" office:value="-0.259067">
            <text:p>-0.259067</text:p>
          </table:table-cell>
          <table:table-cell office:value-type="float" office:value="-0.560243">
            <text:p>-0.560243</text:p>
          </table:table-cell>
          <table:table-cell table:formula="of:=[.I235]-[.$I$2]" office:value-type="float" office:value="-0.541089">
            <text:p>-0.541089</text:p>
          </table:table-cell>
          <table:table-cell table:formula="of:=AVERAGE([.J231:.J235])" office:value-type="float" office:value="-0.1584958">
            <text:p>-0.1584958</text:p>
          </table:table-cell>
          <table:table-cell table:formula="of:=AVERAGE([.J227:.J235])" office:value-type="float" office:value="-0.131946777777778">
            <text:p>-0.1319467778</text:p>
          </table:table-cell>
          <table:table-cell office:value-type="float" office:value="568.118835">
            <text:p>568.118835</text:p>
          </table:table-cell>
          <table:table-cell office:value-type="float" office:value="0">
            <text:p>0</text:p>
          </table:table-cell>
          <table:table-cell office:value-type="float" office:value="0.009193">
            <text:p>0.009193</text:p>
          </table:table-cell>
          <table:table-cell table:formula="of:=[.O235]-0.021583" office:value-type="float" office:value="-0.01239">
            <text:p>-0.01239</text:p>
          </table:table-cell>
          <table:table-cell office:value-type="float" office:value="35.78051">
            <text:p>35.78051</text:p>
          </table:table-cell>
          <table:table-cell office:value-type="float" office:value="-9">
            <text:p>-9</text:p>
          </table:table-cell>
          <table:table-cell office:value-type="float" office:value="-1137">
            <text:p>-1137</text:p>
          </table:table-cell>
          <table:table-cell office:value-type="float" office:value="-5451">
            <text:p>-5451</text:p>
          </table:table-cell>
          <table:table-cell office:value-type="float" office:value="8688">
            <text:p>8688</text:p>
          </table:table-cell>
          <table:table-cell office:value-type="float" office:value="11231.472656">
            <text:p>11231.472656</text:p>
          </table:table-cell>
          <table:table-cell office:value-type="float" office:value="-3.857481">
            <text:p>-3.857481</text:p>
          </table:table-cell>
          <table:table-cell office:value-type="float" office:value="-3.372783">
            <text:p>-3.372783</text:p>
          </table:table-cell>
          <table:table-cell office:value-type="float" office:value="12.565121">
            <text:p>12.565121</text:p>
          </table:table-cell>
        </table:table-row>
        <table:table-row table:style-name="ro1">
          <table:table-cell office:value-type="float" office:value="60652">
            <text:p>60652</text:p>
          </table:table-cell>
          <table:table-cell office:value-type="float" office:value="17">
            <text:p>17</text:p>
          </table:table-cell>
          <table:table-cell office:value-type="float" office:value="317">
            <text:p>317</text:p>
          </table:table-cell>
          <table:table-cell office:value-type="float" office:value="1762.26709">
            <text:p>1762.26709</text:p>
          </table:table-cell>
          <table:table-cell office:value-type="float" office:value="-0.043788">
            <text:p>-0.043788</text:p>
          </table:table-cell>
          <table:table-cell office:value-type="float" office:value="-0.051052">
            <text:p>-0.051052</text:p>
          </table:table-cell>
          <table:table-cell office:value-type="float" office:value="16.590435">
            <text:p>16.590435</text:p>
          </table:table-cell>
          <table:table-cell office:value-type="float" office:value="0.74692">
            <text:p>0.74692</text:p>
          </table:table-cell>
          <table:table-cell office:value-type="float" office:value="0.136469">
            <text:p>0.136469</text:p>
          </table:table-cell>
          <table:table-cell table:formula="of:=[.I236]-[.$I$2]" office:value-type="float" office:value="0.155623">
            <text:p>0.155623</text:p>
          </table:table-cell>
          <table:table-cell table:formula="of:=AVERAGE([.J232:.J236])" office:value-type="float" office:value="-0.1723822">
            <text:p>-0.1723822</text:p>
          </table:table-cell>
          <table:table-cell table:formula="of:=AVERAGE([.J228:.J236])" office:value-type="float" office:value="-0.0694315555555556">
            <text:p>-0.0694315556</text:p>
          </table:table-cell>
          <table:table-cell office:value-type="float" office:value="1898.781006">
            <text:p>1898.781006</text:p>
          </table:table-cell>
          <table:table-cell office:value-type="float" office:value="0">
            <text:p>0</text:p>
          </table:table-cell>
          <table:table-cell office:value-type="float" office:value="0.007594">
            <text:p>0.007594</text:p>
          </table:table-cell>
          <table:table-cell table:formula="of:=[.O236]-0.021583" office:value-type="float" office:value="-0.013989">
            <text:p>-0.013989</text:p>
          </table:table-cell>
          <table:table-cell office:value-type="float" office:value="16.590443">
            <text:p>16.590443</text:p>
          </table:table-cell>
          <table:table-cell office:value-type="float" office:value="-22">
            <text:p>-22</text:p>
          </table:table-cell>
          <table:table-cell office:value-type="float" office:value="-1126">
            <text:p>-1126</text:p>
          </table:table-cell>
          <table:table-cell office:value-type="float" office:value="-5759">
            <text:p>-5759</text:p>
          </table:table-cell>
          <table:table-cell office:value-type="float" office:value="8761">
            <text:p>8761</text:p>
          </table:table-cell>
          <table:table-cell office:value-type="float" office:value="11430.919922">
            <text:p>11430.919922</text:p>
          </table:table-cell>
          <table:table-cell office:value-type="float" office:value="-3.901268">
            <text:p>-3.901268</text:p>
          </table:table-cell>
          <table:table-cell office:value-type="float" office:value="-3.423836">
            <text:p>-3.423836</text:p>
          </table:table-cell>
          <table:table-cell office:value-type="float" office:value="12.237878">
            <text:p>12.237878</text:p>
          </table:table-cell>
        </table:table-row>
        <table:table-row table:style-name="ro1">
          <table:table-cell office:value-type="float" office:value="60909">
            <text:p>60909</text:p>
          </table:table-cell>
          <table:table-cell office:value-type="float" office:value="17">
            <text:p>17</text:p>
          </table:table-cell>
          <table:table-cell office:value-type="float" office:value="358">
            <text:p>358</text:p>
          </table:table-cell>
          <table:table-cell office:value-type="float" office:value="2003.190063">
            <text:p>2003.190063</text:p>
          </table:table-cell>
          <table:table-cell office:value-type="float" office:value="-0.048939">
            <text:p>-0.048939</text:p>
          </table:table-cell>
          <table:table-cell office:value-type="float" office:value="-0.048142">
            <text:p>-0.048142</text:p>
          </table:table-cell>
          <table:table-cell office:value-type="float" office:value="1.62926">
            <text:p>1.62926</text:p>
          </table:table-cell>
          <table:table-cell office:value-type="float" office:value="-0.195877">
            <text:p>-0.195877</text:p>
          </table:table-cell>
          <table:table-cell office:value-type="float" office:value="-0.76375">
            <text:p>-0.76375</text:p>
          </table:table-cell>
          <table:table-cell table:formula="of:=[.I237]-[.$I$2]" office:value-type="float" office:value="-0.744596">
            <text:p>-0.744596</text:p>
          </table:table-cell>
          <table:table-cell table:formula="of:=AVERAGE([.J233:.J237])" office:value-type="float" office:value="-0.3299206">
            <text:p>-0.3299206</text:p>
          </table:table-cell>
          <table:table-cell table:formula="of:=AVERAGE([.J229:.J237])" office:value-type="float" office:value="-0.111995111111111">
            <text:p>-0.1119951111</text:p>
          </table:table-cell>
          <table:table-cell office:value-type="float" office:value="100">
            <text:p>100</text:p>
          </table:table-cell>
          <table:table-cell office:value-type="float" office:value="-0.014591">
            <text:p>-0.014591</text:p>
          </table:table-cell>
          <table:table-cell office:value-type="float" office:value="0.000666">
            <text:p>0.000666</text:p>
          </table:table-cell>
          <table:table-cell table:formula="of:=[.O237]-0.021583" office:value-type="float" office:value="-0.020917">
            <text:p>-0.020917</text:p>
          </table:table-cell>
          <table:table-cell office:value-type="float" office:value="1.629266">
            <text:p>1.629266</text:p>
          </table:table-cell>
          <table:table-cell office:value-type="float" office:value="-34">
            <text:p>-34</text:p>
          </table:table-cell>
          <table:table-cell office:value-type="float" office:value="-1114">
            <text:p>-1114</text:p>
          </table:table-cell>
          <table:table-cell office:value-type="float" office:value="-6102">
            <text:p>-6102</text:p>
          </table:table-cell>
          <table:table-cell office:value-type="float" office:value="8861">
            <text:p>8861</text:p>
          </table:table-cell>
          <table:table-cell office:value-type="float" office:value="11675.668945">
            <text:p>11675.668945</text:p>
          </table:table-cell>
          <table:table-cell office:value-type="float" office:value="-3.950208">
            <text:p>-3.950208</text:p>
          </table:table-cell>
          <table:table-cell office:value-type="float" office:value="-3.471978">
            <text:p>-3.471978</text:p>
          </table:table-cell>
          <table:table-cell office:value-type="float" office:value="12.106451">
            <text:p>12.106451</text:p>
          </table:table-cell>
        </table:table-row>
        <table:table-row table:style-name="ro1">
          <table:table-cell office:value-type="float" office:value="61166">
            <text:p>61166</text:p>
          </table:table-cell>
          <table:table-cell office:value-type="float" office:value="18">
            <text:p>18</text:p>
          </table:table-cell>
          <table:table-cell office:value-type="float" office:value="385">
            <text:p>385</text:p>
          </table:table-cell>
          <table:table-cell office:value-type="float" office:value="2039.209717">
            <text:p>2039.209717</text:p>
          </table:table-cell>
          <table:table-cell office:value-type="float" office:value="-0.04">
            <text:p>-0.04</text:p>
          </table:table-cell>
          <table:table-cell office:value-type="float" office:value="-0.039103">
            <text:p>-0.039103</text:p>
          </table:table-cell>
          <table:table-cell office:value-type="float" office:value="2.243575">
            <text:p>2.243575</text:p>
          </table:table-cell>
          <table:table-cell office:value-type="float" office:value="0.82893">
            <text:p>0.82893</text:p>
          </table:table-cell>
          <table:table-cell office:value-type="float" office:value="1.046266">
            <text:p>1.046266</text:p>
          </table:table-cell>
          <table:table-cell table:formula="of:=[.I238]-[.$I$2]" office:value-type="float" office:value="1.06542">
            <text:p>1.06542</text:p>
          </table:table-cell>
          <table:table-cell table:formula="of:=AVERAGE([.J234:.J238])" office:value-type="float" office:value="0.0948108">
            <text:p>0.0948108</text:p>
          </table:table-cell>
          <table:table-cell table:formula="of:=AVERAGE([.J230:.J238])" office:value-type="float" office:value="-0.0683674444444445">
            <text:p>-0.0683674444</text:p>
          </table:table-cell>
          <table:table-cell office:value-type="float" office:value="2651.542236">
            <text:p>2651.542236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238]-0.021583" office:value-type="float" office:value="0.000533000000000002">
            <text:p>0.000533</text:p>
          </table:table-cell>
          <table:table-cell office:value-type="float" office:value="2.24357">
            <text:p>2.24357</text:p>
          </table:table-cell>
          <table:table-cell office:value-type="float" office:value="-46">
            <text:p>-46</text:p>
          </table:table-cell>
          <table:table-cell office:value-type="float" office:value="-1101">
            <text:p>-1101</text:p>
          </table:table-cell>
          <table:table-cell office:value-type="float" office:value="-6466">
            <text:p>-6466</text:p>
          </table:table-cell>
          <table:table-cell office:value-type="float" office:value="8986">
            <text:p>8986</text:p>
          </table:table-cell>
          <table:table-cell office:value-type="float" office:value="11956.753906">
            <text:p>11956.753906</text:p>
          </table:table-cell>
          <table:table-cell office:value-type="float" office:value="-3.990208">
            <text:p>-3.990208</text:p>
          </table:table-cell>
          <table:table-cell office:value-type="float" office:value="-3.511081">
            <text:p>-3.511081</text:p>
          </table:table-cell>
          <table:table-cell office:value-type="float" office:value="12.00758">
            <text:p>12.00758</text:p>
          </table:table-cell>
        </table:table-row>
        <table:table-row table:style-name="ro1">
          <table:table-cell office:value-type="float" office:value="61423">
            <text:p>61423</text:p>
          </table:table-cell>
          <table:table-cell office:value-type="float" office:value="21">
            <text:p>21</text:p>
          </table:table-cell>
          <table:table-cell office:value-type="float" office:value="374">
            <text:p>374</text:p>
          </table:table-cell>
          <table:table-cell office:value-type="float" office:value="1683.155762">
            <text:p>1683.155762</text:p>
          </table:table-cell>
          <table:table-cell office:value-type="float" office:value="-0.033293">
            <text:p>-0.033293</text:p>
          </table:table-cell>
          <table:table-cell office:value-type="float" office:value="-0.034617">
            <text:p>-0.034617</text:p>
          </table:table-cell>
          <table:table-cell office:value-type="float" office:value="3.978019">
            <text:p>3.978019</text:p>
          </table:table-cell>
          <table:table-cell office:value-type="float" office:value="-0.248973">
            <text:p>-0.248973</text:p>
          </table:table-cell>
          <table:table-cell office:value-type="float" office:value="-0.122104">
            <text:p>-0.122104</text:p>
          </table:table-cell>
          <table:table-cell table:formula="of:=[.I239]-[.$I$2]" office:value-type="float" office:value="-0.10295">
            <text:p>-0.10295</text:p>
          </table:table-cell>
          <table:table-cell table:formula="of:=AVERAGE([.J235:.J239])" office:value-type="float" office:value="-0.0335184">
            <text:p>-0.0335184</text:p>
          </table:table-cell>
          <table:table-cell table:formula="of:=AVERAGE([.J231:.J239])" office:value-type="float" office:value="-0.0465535555555556">
            <text:p>-0.0465535556</text:p>
          </table:table-cell>
          <table:table-cell office:value-type="float" office:value="453.167236">
            <text:p>453.167236</text:p>
          </table:table-cell>
          <table:table-cell office:value-type="float" office:value="0">
            <text:p>0</text:p>
          </table:table-cell>
          <table:table-cell office:value-type="float" office:value="0.030643">
            <text:p>0.030643</text:p>
          </table:table-cell>
          <table:table-cell table:formula="of:=[.O239]-0.021583" office:value-type="float" office:value="0.00906">
            <text:p>0.00906</text:p>
          </table:table-cell>
          <table:table-cell office:value-type="float" office:value="3.978009">
            <text:p>3.978009</text:p>
          </table:table-cell>
          <table:table-cell office:value-type="float" office:value="-60">
            <text:p>-60</text:p>
          </table:table-cell>
          <table:table-cell office:value-type="float" office:value="-1085">
            <text:p>-1085</text:p>
          </table:table-cell>
          <table:table-cell office:value-type="float" office:value="-6815">
            <text:p>-6815</text:p>
          </table:table-cell>
          <table:table-cell office:value-type="float" office:value="9121">
            <text:p>9121</text:p>
          </table:table-cell>
          <table:table-cell office:value-type="float" office:value="12238.972656">
            <text:p>12238.972656</text:p>
          </table:table-cell>
          <table:table-cell office:value-type="float" office:value="-4.0235">
            <text:p>-4.0235</text:p>
          </table:table-cell>
          <table:table-cell office:value-type="float" office:value="-3.545698">
            <text:p>-3.545698</text:p>
          </table:table-cell>
          <table:table-cell office:value-type="float" office:value="11.8753">
            <text:p>11.8753</text:p>
          </table:table-cell>
        </table:table-row>
        <table:table-row table:style-name="ro1">
          <table:table-cell office:value-type="float" office:value="61680">
            <text:p>61680</text:p>
          </table:table-cell>
          <table:table-cell office:value-type="float" office:value="21">
            <text:p>21</text:p>
          </table:table-cell>
          <table:table-cell office:value-type="float" office:value="364">
            <text:p>364</text:p>
          </table:table-cell>
          <table:table-cell office:value-type="float" office:value="1634.96228">
            <text:p>1634.96228</text:p>
          </table:table-cell>
          <table:table-cell office:value-type="float" office:value="-0.028171">
            <text:p>-0.028171</text:p>
          </table:table-cell>
          <table:table-cell office:value-type="float" office:value="-0.028557">
            <text:p>-0.028557</text:p>
          </table:table-cell>
          <table:table-cell office:value-type="float" office:value="1.369448">
            <text:p>1.369448</text:p>
          </table:table-cell>
          <table:table-cell office:value-type="float" office:value="0.792341">
            <text:p>0.792341</text:p>
          </table:table-cell>
          <table:table-cell office:value-type="float" office:value="-0.407014">
            <text:p>-0.407014</text:p>
          </table:table-cell>
          <table:table-cell table:formula="of:=[.I240]-[.$I$2]" office:value-type="float" office:value="-0.38786">
            <text:p>-0.38786</text:p>
          </table:table-cell>
          <table:table-cell table:formula="of:=AVERAGE([.J236:.J240])" office:value-type="float" office:value="-0.00287260000000004">
            <text:p>-0.0028726</text:p>
          </table:table-cell>
          <table:table-cell table:formula="of:=AVERAGE([.J232:.J240])" office:value-type="float" office:value="-0.114655222222222">
            <text:p>-0.114655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9178">
            <text:p>0.029178</text:p>
          </table:table-cell>
          <table:table-cell table:formula="of:=[.O240]-0.021583" office:value-type="float" office:value="0.007595">
            <text:p>0.007595</text:p>
          </table:table-cell>
          <table:table-cell office:value-type="float" office:value="1.36945">
            <text:p>1.36945</text:p>
          </table:table-cell>
          <table:table-cell office:value-type="float" office:value="-73">
            <text:p>-73</text:p>
          </table:table-cell>
          <table:table-cell office:value-type="float" office:value="-1069">
            <text:p>-1069</text:p>
          </table:table-cell>
          <table:table-cell office:value-type="float" office:value="-7150">
            <text:p>-7150</text:p>
          </table:table-cell>
          <table:table-cell office:value-type="float" office:value="9264">
            <text:p>9264</text:p>
          </table:table-cell>
          <table:table-cell office:value-type="float" office:value="12524.168945">
            <text:p>12524.168945</text:p>
          </table:table-cell>
          <table:table-cell office:value-type="float" office:value="-4.051671">
            <text:p>-4.051671</text:p>
          </table:table-cell>
          <table:table-cell office:value-type="float" office:value="-3.574254">
            <text:p>-3.574254</text:p>
          </table:table-cell>
          <table:table-cell office:value-type="float" office:value="11.783207">
            <text:p>11.783207</text:p>
          </table:table-cell>
        </table:table-row>
        <table:table-row table:style-name="ro1">
          <table:table-cell office:value-type="float" office:value="61937">
            <text:p>61937</text:p>
          </table:table-cell>
          <table:table-cell office:value-type="float" office:value="21">
            <text:p>21</text:p>
          </table:table-cell>
          <table:table-cell office:value-type="float" office:value="446">
            <text:p>446</text:p>
          </table:table-cell>
          <table:table-cell office:value-type="float" office:value="2025.02771">
            <text:p>2025.02771</text:p>
          </table:table-cell>
          <table:table-cell office:value-type="float" office:value="-0.028171">
            <text:p>-0.028171</text:p>
          </table:table-cell>
          <table:table-cell office:value-type="float" office:value="-0.029173">
            <text:p>-0.029173</text:p>
          </table:table-cell>
          <table:table-cell office:value-type="float" office:value="3.557282">
            <text:p>3.557282</text:p>
          </table:table-cell>
          <table:table-cell office:value-type="float" office:value="-0.274207">
            <text:p>-0.274207</text:p>
          </table:table-cell>
          <table:table-cell office:value-type="float" office:value="0.220267">
            <text:p>0.220267</text:p>
          </table:table-cell>
          <table:table-cell table:formula="of:=[.I241]-[.$I$2]" office:value-type="float" office:value="0.239421">
            <text:p>0.239421</text:p>
          </table:table-cell>
          <table:table-cell table:formula="of:=AVERAGE([.J237:.J241])" office:value-type="float" office:value="0.013887">
            <text:p>0.013887</text:p>
          </table:table-cell>
          <table:table-cell table:formula="of:=AVERAGE([.J233:.J241])" office:value-type="float" office:value="-0.0928413333333334">
            <text:p>-0.0928413333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17986">
            <text:p>0.017986</text:p>
          </table:table-cell>
          <table:table-cell table:formula="of:=[.O241]-0.021583" office:value-type="float" office:value="-0.003597">
            <text:p>-0.003597</text:p>
          </table:table-cell>
          <table:table-cell office:value-type="float" office:value="3.557281">
            <text:p>3.557281</text:p>
          </table:table-cell>
          <table:table-cell office:value-type="float" office:value="-86">
            <text:p>-86</text:p>
          </table:table-cell>
          <table:table-cell office:value-type="float" office:value="-1052">
            <text:p>-1052</text:p>
          </table:table-cell>
          <table:table-cell office:value-type="float" office:value="-7555">
            <text:p>-7555</text:p>
          </table:table-cell>
          <table:table-cell office:value-type="float" office:value="9451">
            <text:p>9451</text:p>
          </table:table-cell>
          <table:table-cell office:value-type="float" office:value="12887.939453">
            <text:p>12887.939453</text:p>
          </table:table-cell>
          <table:table-cell office:value-type="float" office:value="-4.079842">
            <text:p>-4.079842</text:p>
          </table:table-cell>
          <table:table-cell office:value-type="float" office:value="-3.603427">
            <text:p>-3.603427</text:p>
          </table:table-cell>
          <table:table-cell office:value-type="float" office:value="11.677278">
            <text:p>11.677278</text:p>
          </table:table-cell>
        </table:table-row>
        <table:table-row table:style-name="ro1">
          <table:table-cell office:value-type="float" office:value="62194">
            <text:p>62194</text:p>
          </table:table-cell>
          <table:table-cell office:value-type="float" office:value="20">
            <text:p>20</text:p>
          </table:table-cell>
          <table:table-cell office:value-type="float" office:value="460">
            <text:p>460</text:p>
          </table:table-cell>
          <table:table-cell office:value-type="float" office:value="2199.276855">
            <text:p>2199.276855</text:p>
          </table:table-cell>
          <table:table-cell office:value-type="float" office:value="-0.028205">
            <text:p>-0.028205</text:p>
          </table:table-cell>
          <table:table-cell office:value-type="float" office:value="-0.02705">
            <text:p>-0.02705</text:p>
          </table:table-cell>
          <table:table-cell office:value-type="float" office:value="4.095668">
            <text:p>4.095668</text:p>
          </table:table-cell>
          <table:table-cell office:value-type="float" office:value="0.686359">
            <text:p>0.686359</text:p>
          </table:table-cell>
          <table:table-cell office:value-type="float" office:value="-0.136469">
            <text:p>-0.136469</text:p>
          </table:table-cell>
          <table:table-cell table:formula="of:=[.I242]-[.$I$2]" office:value-type="float" office:value="-0.117315">
            <text:p>-0.117315</text:p>
          </table:table-cell>
          <table:table-cell table:formula="of:=AVERAGE([.J238:.J242])" office:value-type="float" office:value="0.1393432">
            <text:p>0.1393432</text:p>
          </table:table-cell>
          <table:table-cell table:formula="of:=AVERAGE([.J234:.J242])" office:value-type="float" office:value="0.0117055555555555">
            <text:p>0.0117055556</text:p>
          </table:table-cell>
          <table:table-cell office:value-type="float" office:value="1459.957642">
            <text:p>1459.957642</text:p>
          </table:table-cell>
          <table:table-cell office:value-type="float" office:value="0">
            <text:p>0</text:p>
          </table:table-cell>
          <table:table-cell office:value-type="float" office:value="-0.005729">
            <text:p>-0.005729</text:p>
          </table:table-cell>
          <table:table-cell table:formula="of:=[.O242]-0.021583" office:value-type="float" office:value="-0.027312">
            <text:p>-0.027312</text:p>
          </table:table-cell>
          <table:table-cell office:value-type="float" office:value="4.095669">
            <text:p>4.095669</text:p>
          </table:table-cell>
          <table:table-cell office:value-type="float" office:value="-98">
            <text:p>-98</text:p>
          </table:table-cell>
          <table:table-cell office:value-type="float" office:value="-1036">
            <text:p>-1036</text:p>
          </table:table-cell>
          <table:table-cell office:value-type="float" office:value="-7967">
            <text:p>-7967</text:p>
          </table:table-cell>
          <table:table-cell office:value-type="float" office:value="9656">
            <text:p>9656</text:p>
          </table:table-cell>
          <table:table-cell office:value-type="float" office:value="13275.542969">
            <text:p>13275.542969</text:p>
          </table:table-cell>
          <table:table-cell office:value-type="float" office:value="-4.108047">
            <text:p>-4.108047</text:p>
          </table:table-cell>
          <table:table-cell office:value-type="float" office:value="-3.630477">
            <text:p>-3.630477</text:p>
          </table:table-cell>
          <table:table-cell office:value-type="float" office:value="11.625217">
            <text:p>11.625217</text:p>
          </table:table-cell>
        </table:table-row>
        <table:table-row table:style-name="ro1">
          <table:table-cell office:value-type="float" office:value="62451">
            <text:p>62451</text:p>
          </table:table-cell>
          <table:table-cell office:value-type="float" office:value="20">
            <text:p>20</text:p>
          </table:table-cell>
          <table:table-cell office:value-type="float" office:value="469">
            <text:p>469</text:p>
          </table:table-cell>
          <table:table-cell office:value-type="float" office:value="2242.763916">
            <text:p>2242.763916</text:p>
          </table:table-cell>
          <table:table-cell office:value-type="float" office:value="-0.03">
            <text:p>-0.03</text:p>
          </table:table-cell>
          <table:table-cell office:value-type="float" office:value="-0.027769">
            <text:p>-0.027769</text:p>
          </table:table-cell>
          <table:table-cell office:value-type="float" office:value="7.436704">
            <text:p>7.436704</text:p>
          </table:table-cell>
          <table:table-cell office:value-type="float" office:value="-0.188307">
            <text:p>-0.188307</text:p>
          </table:table-cell>
          <table:table-cell office:value-type="float" office:value="-0.782904">
            <text:p>-0.782904</text:p>
          </table:table-cell>
          <table:table-cell table:formula="of:=[.I243]-[.$I$2]" office:value-type="float" office:value="-0.76375">
            <text:p>-0.76375</text:p>
          </table:table-cell>
          <table:table-cell table:formula="of:=AVERAGE([.J239:.J243])" office:value-type="float" office:value="-0.2264908">
            <text:p>-0.2264908</text:p>
          </table:table-cell>
          <table:table-cell table:formula="of:=AVERAGE([.J235:.J243])" office:value-type="float" office:value="-0.133010666666667">
            <text:p>-0.1330106667</text:p>
          </table:table-cell>
          <table:table-cell office:value-type="float" office:value="100">
            <text:p>100</text:p>
          </table:table-cell>
          <table:table-cell office:value-type="float" office:value="0.007346">
            <text:p>0.007346</text:p>
          </table:table-cell>
          <table:table-cell office:value-type="float" office:value="-0.002132">
            <text:p>-0.002132</text:p>
          </table:table-cell>
          <table:table-cell table:formula="of:=[.O243]-0.021583" office:value-type="float" office:value="-0.023715">
            <text:p>-0.023715</text:p>
          </table:table-cell>
          <table:table-cell office:value-type="float" office:value="7.43671">
            <text:p>7.43671</text:p>
          </table:table-cell>
          <table:table-cell office:value-type="float" office:value="-109">
            <text:p>-109</text:p>
          </table:table-cell>
          <table:table-cell office:value-type="float" office:value="-1020">
            <text:p>-1020</text:p>
          </table:table-cell>
          <table:table-cell office:value-type="float" office:value="-8381">
            <text:p>-8381</text:p>
          </table:table-cell>
          <table:table-cell office:value-type="float" office:value="9876">
            <text:p>9876</text:p>
          </table:table-cell>
          <table:table-cell office:value-type="float" office:value="13680.234375">
            <text:p>13680.234375</text:p>
          </table:table-cell>
          <table:table-cell office:value-type="float" office:value="-4.138047">
            <text:p>-4.138047</text:p>
          </table:table-cell>
          <table:table-cell office:value-type="float" office:value="-3.658246">
            <text:p>-3.658246</text:p>
          </table:table-cell>
          <table:table-cell office:value-type="float" office:value="11.594853">
            <text:p>11.594853</text:p>
          </table:table-cell>
        </table:table-row>
        <table:table-row table:style-name="ro1">
          <table:table-cell office:value-type="float" office:value="62708">
            <text:p>62708</text:p>
          </table:table-cell>
          <table:table-cell office:value-type="float" office:value="20">
            <text:p>20</text:p>
          </table:table-cell>
          <table:table-cell office:value-type="float" office:value="475">
            <text:p>475</text:p>
          </table:table-cell>
          <table:table-cell office:value-type="float" office:value="2272.809814">
            <text:p>2272.809814</text:p>
          </table:table-cell>
          <table:table-cell office:value-type="float" office:value="-0.025">
            <text:p>-0.025</text:p>
          </table:table-cell>
          <table:table-cell office:value-type="float" office:value="-0.030063">
            <text:p>-0.030063</text:p>
          </table:table-cell>
          <table:table-cell office:value-type="float" office:value="20.252384">
            <text:p>20.252384</text:p>
          </table:table-cell>
          <table:table-cell office:value-type="float" office:value="0.753229">
            <text:p>0.753229</text:p>
          </table:table-cell>
          <table:table-cell office:value-type="float" office:value="0.414197">
            <text:p>0.414197</text:p>
          </table:table-cell>
          <table:table-cell table:formula="of:=[.I244]-[.$I$2]" office:value-type="float" office:value="0.433351">
            <text:p>0.433351</text:p>
          </table:table-cell>
          <table:table-cell table:formula="of:=AVERAGE([.J240:.J244])" office:value-type="float" office:value="-0.1192306">
            <text:p>-0.1192306</text:p>
          </table:table-cell>
          <table:table-cell table:formula="of:=AVERAGE([.J236:.J244])" office:value-type="float" office:value="-0.0247395555555556">
            <text:p>-0.0247395556</text:p>
          </table:table-cell>
          <table:table-cell office:value-type="float" office:value="100">
            <text:p>100</text:p>
          </table:table-cell>
          <table:table-cell office:value-type="float" office:value="-0.058366">
            <text:p>-0.058366</text:p>
          </table:table-cell>
          <table:table-cell office:value-type="float" office:value="0.005862">
            <text:p>0.005862</text:p>
          </table:table-cell>
          <table:table-cell table:formula="of:=[.O244]-0.021583" office:value-type="float" office:value="-0.015721">
            <text:p>-0.015721</text:p>
          </table:table-cell>
          <table:table-cell office:value-type="float" office:value="20.252388">
            <text:p>20.252388</text:p>
          </table:table-cell>
          <table:table-cell office:value-type="float" office:value="-120">
            <text:p>-120</text:p>
          </table:table-cell>
          <table:table-cell office:value-type="float" office:value="-1003">
            <text:p>-1003</text:p>
          </table:table-cell>
          <table:table-cell office:value-type="float" office:value="-8794">
            <text:p>-8794</text:p>
          </table:table-cell>
          <table:table-cell office:value-type="float" office:value="10110">
            <text:p>10110</text:p>
          </table:table-cell>
          <table:table-cell office:value-type="float" office:value="14097.412109">
            <text:p>14097.412109</text:p>
          </table:table-cell>
          <table:table-cell office:value-type="float" office:value="-4.163047">
            <text:p>-4.163047</text:p>
          </table:table-cell>
          <table:table-cell office:value-type="float" office:value="-3.688309">
            <text:p>-3.688309</text:p>
          </table:table-cell>
          <table:table-cell office:value-type="float" office:value="11.403605">
            <text:p>11.403605</text:p>
          </table:table-cell>
        </table:table-row>
        <table:table-row table:style-name="ro1">
          <table:table-cell office:value-type="float" office:value="62965">
            <text:p>62965</text:p>
          </table:table-cell>
          <table:table-cell office:value-type="float" office:value="5">
            <text:p>5</text:p>
          </table:table-cell>
          <table:table-cell office:value-type="float" office:value="484">
            <text:p>484</text:p>
          </table:table-cell>
          <table:table-cell office:value-type="float" office:value="9574.674805">
            <text:p>9574.674805</text:p>
          </table:table-cell>
          <table:table-cell office:value-type="float" office:value="-0.005">
            <text:p>-0.005</text:p>
          </table:table-cell>
          <table:table-cell office:value-type="float" office:value="0.007875">
            <text:p>0.007875</text:p>
          </table:table-cell>
          <table:table-cell office:value-type="float" office:value="257.505951">
            <text:p>257.505951</text:p>
          </table:table-cell>
          <table:table-cell office:value-type="float" office:value="-0.225422">
            <text:p>-0.225422</text:p>
          </table:table-cell>
          <table:table-cell office:value-type="float" office:value="-0.725443">
            <text:p>-0.725443</text:p>
          </table:table-cell>
          <table:table-cell table:formula="of:=[.I245]-[.$I$2]" office:value-type="float" office:value="-0.706289">
            <text:p>-0.706289</text:p>
          </table:table-cell>
          <table:table-cell table:formula="of:=AVERAGE([.J241:.J245])" office:value-type="float" office:value="-0.1829164">
            <text:p>-0.1829164</text:p>
          </table:table-cell>
          <table:table-cell table:formula="of:=AVERAGE([.J237:.J245])" office:value-type="float" office:value="-0.120507555555556">
            <text:p>-0.1205075556</text:p>
          </table:table-cell>
          <table:table-cell office:value-type="float" office:value="161.145386">
            <text:p>161.145386</text:p>
          </table:table-cell>
          <table:table-cell office:value-type="float" office:value="0.029393">
            <text:p>0.029393</text:p>
          </table:table-cell>
          <table:table-cell office:value-type="float" office:value="0.026646">
            <text:p>0.026646</text:p>
          </table:table-cell>
          <table:table-cell table:formula="of:=[.O245]-0.021583" office:value-type="float" office:value="0.005063">
            <text:p>0.005063</text:p>
          </table:table-cell>
          <table:table-cell office:value-type="float" office:value="257.505981">
            <text:p>257.505981</text:p>
          </table:table-cell>
          <table:table-cell office:value-type="float" office:value="-123">
            <text:p>-123</text:p>
          </table:table-cell>
          <table:table-cell office:value-type="float" office:value="-999">
            <text:p>-999</text:p>
          </table:table-cell>
          <table:table-cell office:value-type="float" office:value="-9207">
            <text:p>-9207</text:p>
          </table:table-cell>
          <table:table-cell office:value-type="float" office:value="10361">
            <text:p>10361</text:p>
          </table:table-cell>
          <table:table-cell office:value-type="float" office:value="14545.399414">
            <text:p>14545.399414</text:p>
          </table:table-cell>
          <table:table-cell office:value-type="float" office:value="-4.168047">
            <text:p>-4.168047</text:p>
          </table:table-cell>
          <table:table-cell office:value-type="float" office:value="-3.680434">
            <text:p>-3.680434</text:p>
          </table:table-cell>
          <table:table-cell office:value-type="float" office:value="11.69883">
            <text:p>11.69883</text:p>
          </table:table-cell>
        </table:table-row>
        <table:table-row table:style-name="ro1">
          <table:table-cell office:value-type="float" office:value="63222">
            <text:p>63222</text:p>
          </table:table-cell>
          <table:table-cell office:value-type="float" office:value="1">
            <text:p>1</text:p>
          </table:table-cell>
          <table:table-cell office:value-type="float" office:value="488">
            <text:p>488</text:p>
          </table:table-cell>
          <table:table-cell office:value-type="float" office:value="48652.894531">
            <text:p>48652.894531</text:p>
          </table:table-cell>
          <table:table-cell office:value-type="float" office:value="0.005">
            <text:p>0.005</text:p>
          </table:table-cell>
          <table:table-cell office:value-type="float" office:value="0.005752">
            <text:p>0.005752</text:p>
          </table:table-cell>
          <table:table-cell office:value-type="float" office:value="15.047834">
            <text:p>15.047834</text:p>
          </table:table-cell>
          <table:table-cell office:value-type="float" office:value="0.721686">
            <text:p>0.721686</text:p>
          </table:table-cell>
          <table:table-cell office:value-type="float" office:value="0.040701">
            <text:p>0.040701</text:p>
          </table:table-cell>
          <table:table-cell table:formula="of:=[.I246]-[.$I$2]" office:value-type="float" office:value="0.059855">
            <text:p>0.059855</text:p>
          </table:table-cell>
          <table:table-cell table:formula="of:=AVERAGE([.J242:.J246])" office:value-type="float" office:value="-0.2188296">
            <text:p>-0.2188296</text:p>
          </table:table-cell>
          <table:table-cell table:formula="of:=AVERAGE([.J238:.J246])" office:value-type="float" office:value="-0.0311241111111111">
            <text:p>-0.0311241111</text:p>
          </table:table-cell>
          <table:table-cell office:value-type="float" office:value="194.880753">
            <text:p>194.880753</text:p>
          </table:table-cell>
          <table:table-cell office:value-type="float" office:value="0.058366">
            <text:p>0.058366</text:p>
          </table:table-cell>
          <table:table-cell office:value-type="float" office:value="0.00826">
            <text:p>0.00826</text:p>
          </table:table-cell>
          <table:table-cell table:formula="of:=[.O246]-0.021583" office:value-type="float" office:value="-0.013323">
            <text:p>-0.013323</text:p>
          </table:table-cell>
          <table:table-cell office:value-type="float" office:value="15.047842">
            <text:p>15.047842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9625">
            <text:p>-9625</text:p>
          </table:table-cell>
          <table:table-cell office:value-type="float" office:value="10611">
            <text:p>10611</text:p>
          </table:table-cell>
          <table:table-cell office:value-type="float" office:value="15001.262695">
            <text:p>15001.262695</text:p>
          </table:table-cell>
          <table:table-cell office:value-type="float" office:value="-4.163047">
            <text:p>-4.163047</text:p>
          </table:table-cell>
          <table:table-cell office:value-type="float" office:value="-3.674682">
            <text:p>-3.674682</text:p>
          </table:table-cell>
          <table:table-cell office:value-type="float" office:value="11.730949">
            <text:p>11.730949</text:p>
          </table:table-cell>
        </table:table-row>
        <table:table-row table:style-name="ro1">
          <table:table-cell office:value-type="float" office:value="63479">
            <text:p>63479</text:p>
          </table:table-cell>
          <table:table-cell office:value-type="float" office:value="0">
            <text:p>0</text:p>
          </table:table-cell>
          <table:table-cell office:value-type="float" office:value="494">
            <text:p>49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1">
            <text:p>0.00541</text:p>
          </table:table-cell>
          <table:table-cell office:value-type="float" office:value="100">
            <text:p>100</text:p>
          </table:table-cell>
          <table:table-cell office:value-type="float" office:value="-0.23888">
            <text:p>-0.23888</text:p>
          </table:table-cell>
          <table:table-cell office:value-type="float" office:value="-0.11971">
            <text:p>-0.11971</text:p>
          </table:table-cell>
          <table:table-cell table:formula="of:=[.I247]-[.$I$2]" office:value-type="float" office:value="-0.100556">
            <text:p>-0.100556</text:p>
          </table:table-cell>
          <table:table-cell table:formula="of:=AVERAGE([.J243:.J247])" office:value-type="float" office:value="-0.2154778">
            <text:p>-0.2154778</text:p>
          </table:table-cell>
          <table:table-cell table:formula="of:=AVERAGE([.J239:.J247])" office:value-type="float" office:value="-0.160677">
            <text:p>-0.160677</text:p>
          </table:table-cell>
          <table:table-cell office:value-type="float" office:value="748.351929">
            <text:p>748.351929</text:p>
          </table:table-cell>
          <table:table-cell office:value-type="float" office:value="0">
            <text:p>0</text:p>
          </table:table-cell>
          <table:table-cell office:value-type="float" office:value="0.029444">
            <text:p>0.029444</text:p>
          </table:table-cell>
          <table:table-cell table:formula="of:=[.O247]-0.021583" office:value-type="float" office:value="0.007861">
            <text:p>0.007861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050">
            <text:p>-10050</text:p>
          </table:table-cell>
          <table:table-cell office:value-type="float" office:value="10862">
            <text:p>10862</text:p>
          </table:table-cell>
          <table:table-cell office:value-type="float" office:value="15465.609375">
            <text:p>15465.609375</text:p>
          </table:table-cell>
          <table:table-cell office:value-type="float" office:value="-4.163047">
            <text:p>-4.163047</text:p>
          </table:table-cell>
          <table:table-cell office:value-type="float" office:value="-3.669272">
            <text:p>-3.669272</text:p>
          </table:table-cell>
          <table:table-cell office:value-type="float" office:value="11.860902">
            <text:p>11.860902</text:p>
          </table:table-cell>
        </table:table-row>
        <table:table-row table:style-name="ro1">
          <table:table-cell office:value-type="float" office:value="63736">
            <text:p>63736</text:p>
          </table:table-cell>
          <table:table-cell office:value-type="float" office:value="0">
            <text:p>0</text:p>
          </table:table-cell>
          <table:table-cell office:value-type="float" office:value="499">
            <text:p>49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0.76206">
            <text:p>0.76206</text:p>
          </table:table-cell>
          <table:table-cell office:value-type="float" office:value="-1.170765">
            <text:p>-1.170765</text:p>
          </table:table-cell>
          <table:table-cell table:formula="of:=[.I248]-[.$I$2]" office:value-type="float" office:value="-1.151611">
            <text:p>-1.151611</text:p>
          </table:table-cell>
          <table:table-cell table:formula="of:=AVERAGE([.J244:.J248])" office:value-type="float" office:value="-0.29305">
            <text:p>-0.29305</text:p>
          </table:table-cell>
          <table:table-cell table:formula="of:=AVERAGE([.J240:.J248])" office:value-type="float" office:value="-0.277194888888889">
            <text:p>-0.277194888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2524">
            <text:p>0.012524</text:p>
          </table:table-cell>
          <table:table-cell table:formula="of:=[.O248]-0.021583" office:value-type="float" office:value="-0.009059">
            <text:p>-0.009059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481">
            <text:p>-10481</text:p>
          </table:table-cell>
          <table:table-cell office:value-type="float" office:value="11113">
            <text:p>11113</text:p>
          </table:table-cell>
          <table:table-cell office:value-type="float" office:value="15935.613281">
            <text:p>15935.613281</text:p>
          </table:table-cell>
          <table:table-cell office:value-type="float" office:value="-4.163047">
            <text:p>-4.163047</text:p>
          </table:table-cell>
          <table:table-cell office:value-type="float" office:value="-3.663622">
            <text:p>-3.663622</text:p>
          </table:table-cell>
          <table:table-cell office:value-type="float" office:value="11.996609">
            <text:p>11.996609</text:p>
          </table:table-cell>
        </table:table-row>
        <table:table-row table:style-name="ro1">
          <table:table-cell office:value-type="float" office:value="63993">
            <text:p>63993</text:p>
          </table:table-cell>
          <table:table-cell office:value-type="float" office:value="0">
            <text:p>0</text:p>
          </table:table-cell>
          <table:table-cell office:value-type="float" office:value="502">
            <text:p>50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7">
            <text:p>0.00517</text:p>
          </table:table-cell>
          <table:table-cell office:value-type="float" office:value="100">
            <text:p>100</text:p>
          </table:table-cell>
          <table:table-cell office:value-type="float" office:value="-0.208179">
            <text:p>-0.208179</text:p>
          </table:table-cell>
          <table:table-cell office:value-type="float" office:value="-0.706289">
            <text:p>-0.706289</text:p>
          </table:table-cell>
          <table:table-cell table:formula="of:=[.I249]-[.$I$2]" office:value-type="float" office:value="-0.687135">
            <text:p>-0.687135</text:p>
          </table:table-cell>
          <table:table-cell table:formula="of:=AVERAGE([.J245:.J249])" office:value-type="float" office:value="-0.5171472">
            <text:p>-0.5171472</text:p>
          </table:table-cell>
          <table:table-cell table:formula="of:=AVERAGE([.J241:.J249])" office:value-type="float" office:value="-0.310447666666667">
            <text:p>-0.3104476667</text:p>
          </table:table-cell>
          <table:table-cell office:value-type="float" office:value="100">
            <text:p>100</text:p>
          </table:table-cell>
          <table:table-cell office:value-type="float" office:value="-0.007344">
            <text:p>-0.007344</text:p>
          </table:table-cell>
          <table:table-cell office:value-type="float" office:value="0.015721">
            <text:p>0.015721</text:p>
          </table:table-cell>
          <table:table-cell table:formula="of:=[.O249]-0.021583" office:value-type="float" office:value="-0.005862">
            <text:p>-0.005862</text:p>
          </table:table-cell>
          <table:table-cell office:value-type="float" office:value="100">
            <text:p>100</text:p>
          </table:table-cell>
          <table:table-cell office:value-type="float" office:value="-124">
            <text:p>-124</text:p>
          </table:table-cell>
          <table:table-cell office:value-type="float" office:value="-998">
            <text:p>-998</text:p>
          </table:table-cell>
          <table:table-cell office:value-type="float" office:value="-10916">
            <text:p>-10916</text:p>
          </table:table-cell>
          <table:table-cell office:value-type="float" office:value="11363">
            <text:p>11363</text:p>
          </table:table-cell>
          <table:table-cell office:value-type="float" office:value="16409.191406">
            <text:p>16409.191406</text:p>
          </table:table-cell>
          <table:table-cell office:value-type="float" office:value="-4.163047">
            <text:p>-4.163047</text:p>
          </table:table-cell>
          <table:table-cell office:value-type="float" office:value="-3.658452">
            <text:p>-3.658452</text:p>
          </table:table-cell>
          <table:table-cell office:value-type="float" office:value="12.120806">
            <text:p>12.120806</text:p>
          </table:table-cell>
        </table:table-row>
        <table:table-row table:style-name="ro1">
          <table:table-cell office:value-type="float" office:value="64250">
            <text:p>64250</text:p>
          </table:table-cell>
          <table:table-cell office:value-type="float" office:value="1">
            <text:p>1</text:p>
          </table:table-cell>
          <table:table-cell office:value-type="float" office:value="495">
            <text:p>495</text:p>
          </table:table-cell>
          <table:table-cell office:value-type="float" office:value="49427.753906">
            <text:p>49427.753906</text:p>
          </table:table-cell>
          <table:table-cell office:value-type="float" office:value="-0.005">
            <text:p>-0.005</text:p>
          </table:table-cell>
          <table:table-cell office:value-type="float" office:value="-0.007054">
            <text:p>-0.007054</text:p>
          </table:table-cell>
          <table:table-cell office:value-type="float" office:value="41.070572">
            <text:p>41.070572</text:p>
          </table:table-cell>
          <table:table-cell office:value-type="float" office:value="0.862996">
            <text:p>0.862996</text:p>
          </table:table-cell>
          <table:table-cell office:value-type="float" office:value="-0.007183">
            <text:p>-0.007183</text:p>
          </table:table-cell>
          <table:table-cell table:formula="of:=[.I250]-[.$I$2]" office:value-type="float" office:value="0.011971">
            <text:p>0.011971</text:p>
          </table:table-cell>
          <table:table-cell table:formula="of:=AVERAGE([.J246:.J250])" office:value-type="float" office:value="-0.3734952">
            <text:p>-0.3734952</text:p>
          </table:table-cell>
          <table:table-cell table:formula="of:=AVERAGE([.J242:.J250])" office:value-type="float" office:value="-0.335719888888889">
            <text:p>-0.3357198889</text:p>
          </table:table-cell>
          <table:table-cell office:value-type="float" office:value="748.351929">
            <text:p>748.351929</text:p>
          </table:table-cell>
          <table:table-cell office:value-type="float" office:value="-0.029376">
            <text:p>-0.029376</text:p>
          </table:table-cell>
          <table:table-cell office:value-type="float" office:value="0.006795">
            <text:p>0.006795</text:p>
          </table:table-cell>
          <table:table-cell table:formula="of:=[.O250]-0.021583" office:value-type="float" office:value="-0.014788">
            <text:p>-0.014788</text:p>
          </table:table-cell>
          <table:table-cell office:value-type="float" office:value="41.070568">
            <text:p>41.070568</text:p>
          </table:table-cell>
          <table:table-cell office:value-type="float" office:value="-125">
            <text:p>-125</text:p>
          </table:table-cell>
          <table:table-cell office:value-type="float" office:value="-997">
            <text:p>-997</text:p>
          </table:table-cell>
          <table:table-cell office:value-type="float" office:value="-11347">
            <text:p>-11347</text:p>
          </table:table-cell>
          <table:table-cell office:value-type="float" office:value="11608">
            <text:p>11608</text:p>
          </table:table-cell>
          <table:table-cell office:value-type="float" office:value="16876.591797">
            <text:p>16876.591797</text:p>
          </table:table-cell>
          <table:table-cell office:value-type="float" office:value="-4.168047">
            <text:p>-4.168047</text:p>
          </table:table-cell>
          <table:table-cell office:value-type="float" office:value="-3.665506">
            <text:p>-3.665506</text:p>
          </table:table-cell>
          <table:table-cell office:value-type="float" office:value="12.056997">
            <text:p>12.056997</text:p>
          </table:table-cell>
        </table:table-row>
        <table:table-row table:style-name="ro1">
          <table:table-cell office:value-type="float" office:value="64507">
            <text:p>64507</text:p>
          </table:table-cell>
          <table:table-cell office:value-type="float" office:value="4">
            <text:p>4</text:p>
          </table:table-cell>
          <table:table-cell office:value-type="float" office:value="501">
            <text:p>501</text:p>
          </table:table-cell>
          <table:table-cell office:value-type="float" office:value="12432.166992">
            <text:p>12432.166992</text:p>
          </table:table-cell>
          <table:table-cell office:value-type="float" office:value="-0.02">
            <text:p>-0.02</text:p>
          </table:table-cell>
          <table:table-cell office:value-type="float" office:value="-0.037254">
            <text:p>-0.037254</text:p>
          </table:table-cell>
          <table:table-cell office:value-type="float" office:value="86.267929">
            <text:p>86.267929</text:p>
          </table:table-cell>
          <table:table-cell office:value-type="float" office:value="-0.255702">
            <text:p>-0.255702</text:p>
          </table:table-cell>
          <table:table-cell office:value-type="float" office:value="-0.126893">
            <text:p>-0.126893</text:p>
          </table:table-cell>
          <table:table-cell table:formula="of:=[.I251]-[.$I$2]" office:value-type="float" office:value="-0.107739">
            <text:p>-0.107739</text:p>
          </table:table-cell>
          <table:table-cell table:formula="of:=AVERAGE([.J247:.J251])" office:value-type="float" office:value="-0.407014">
            <text:p>-0.407014</text:p>
          </table:table-cell>
          <table:table-cell table:formula="of:=AVERAGE([.J243:.J251])" office:value-type="float" office:value="-0.334655888888889">
            <text:p>-0.3346558889</text:p>
          </table:table-cell>
          <table:table-cell office:value-type="float" office:value="100.303825">
            <text:p>100.303825</text:p>
          </table:table-cell>
          <table:table-cell office:value-type="float" office:value="0.009792">
            <text:p>0.009792</text:p>
          </table:table-cell>
          <table:table-cell office:value-type="float" office:value="0.021051">
            <text:p>0.021051</text:p>
          </table:table-cell>
          <table:table-cell table:formula="of:=[.O251]-0.021583" office:value-type="float" office:value="-0.000531999999999998">
            <text:p>-0.000532</text:p>
          </table:table-cell>
          <table:table-cell office:value-type="float" office:value="86.267944">
            <text:p>86.267944</text:p>
          </table:table-cell>
          <table:table-cell office:value-type="float" office:value="-127">
            <text:p>-127</text:p>
          </table:table-cell>
          <table:table-cell office:value-type="float" office:value="-994">
            <text:p>-994</text:p>
          </table:table-cell>
          <table:table-cell office:value-type="float" office:value="-11781">
            <text:p>-11781</text:p>
          </table:table-cell>
          <table:table-cell office:value-type="float" office:value="11859">
            <text:p>11859</text:p>
          </table:table-cell>
          <table:table-cell office:value-type="float" office:value="17349.792969">
            <text:p>17349.792969</text:p>
          </table:table-cell>
          <table:table-cell office:value-type="float" office:value="-4.188047">
            <text:p>-4.188047</text:p>
          </table:table-cell>
          <table:table-cell office:value-type="float" office:value="-3.702759">
            <text:p>-3.702759</text:p>
          </table:table-cell>
          <table:table-cell office:value-type="float" office:value="11.587445">
            <text:p>11.587445</text:p>
          </table:table-cell>
        </table:table-row>
        <table:table-row table:style-name="ro1">
          <table:table-cell office:value-type="float" office:value="64764">
            <text:p>64764</text:p>
          </table:table-cell>
          <table:table-cell office:value-type="float" office:value="11">
            <text:p>11</text:p>
          </table:table-cell>
          <table:table-cell office:value-type="float" office:value="487">
            <text:p>487</text:p>
          </table:table-cell>
          <table:table-cell office:value-type="float" office:value="4324.893555">
            <text:p>4324.893555</text:p>
          </table:table-cell>
          <table:table-cell office:value-type="float" office:value="-0.055">
            <text:p>-0.055</text:p>
          </table:table-cell>
          <table:table-cell office:value-type="float" office:value="-0.112548">
            <text:p>-0.112548</text:p>
          </table:table-cell>
          <table:table-cell office:value-type="float" office:value="104.633263">
            <text:p>104.633263</text:p>
          </table:table-cell>
          <table:table-cell office:value-type="float" office:value="0.721686">
            <text:p>0.721686</text:p>
          </table:table-cell>
          <table:table-cell office:value-type="float" office:value="-0.114922">
            <text:p>-0.114922</text:p>
          </table:table-cell>
          <table:table-cell table:formula="of:=[.I252]-[.$I$2]" office:value-type="float" office:value="-0.095768">
            <text:p>-0.095768</text:p>
          </table:table-cell>
          <table:table-cell table:formula="of:=AVERAGE([.J248:.J252])" office:value-type="float" office:value="-0.4060564">
            <text:p>-0.4060564</text:p>
          </table:table-cell>
          <table:table-cell table:formula="of:=AVERAGE([.J244:.J252])" office:value-type="float" office:value="-0.260435666666667">
            <text:p>-0.2604356667</text:p>
          </table:table-cell>
          <table:table-cell office:value-type="float" office:value="307.834106">
            <text:p>307.834106</text:p>
          </table:table-cell>
          <table:table-cell office:value-type="float" office:value="0.029384">
            <text:p>0.029384</text:p>
          </table:table-cell>
          <table:table-cell office:value-type="float" office:value="0.022383">
            <text:p>0.022383</text:p>
          </table:table-cell>
          <table:table-cell table:formula="of:=[.O252]-0.021583" office:value-type="float" office:value="0.000800000000000002">
            <text:p>0.0008</text:p>
          </table:table-cell>
          <table:table-cell office:value-type="float" office:value="104.633263">
            <text:p>104.633263</text:p>
          </table:table-cell>
          <table:table-cell office:value-type="float" office:value="-133">
            <text:p>-133</text:p>
          </table:table-cell>
          <table:table-cell office:value-type="float" office:value="-984">
            <text:p>-984</text:p>
          </table:table-cell>
          <table:table-cell office:value-type="float" office:value="-12193">
            <text:p>-12193</text:p>
          </table:table-cell>
          <table:table-cell office:value-type="float" office:value="12118">
            <text:p>12118</text:p>
          </table:table-cell>
          <table:table-cell office:value-type="float" office:value="17807.470703">
            <text:p>17807.470703</text:p>
          </table:table-cell>
          <table:table-cell office:value-type="float" office:value="-4.243047">
            <text:p>-4.243047</text:p>
          </table:table-cell>
          <table:table-cell office:value-type="float" office:value="-3.815308">
            <text:p>-3.815308</text:p>
          </table:table-cell>
          <table:table-cell office:value-type="float" office:value="10.080943">
            <text:p>10.080943</text:p>
          </table:table-cell>
        </table:table-row>
        <table:table-row table:style-name="ro1">
          <table:table-cell office:value-type="float" office:value="65021">
            <text:p>65021</text:p>
          </table:table-cell>
          <table:table-cell office:value-type="float" office:value="3">
            <text:p>3</text:p>
          </table:table-cell>
          <table:table-cell office:value-type="float" office:value="468">
            <text:p>468</text:p>
          </table:table-cell>
          <table:table-cell office:value-type="float" office:value="15497.341797">
            <text:p>15497.341797</text:p>
          </table:table-cell>
          <table:table-cell office:value-type="float" office:value="-0.115">
            <text:p>-0.115</text:p>
          </table:table-cell>
          <table:table-cell office:value-type="float" office:value="-0.160656">
            <text:p>-0.160656</text:p>
          </table:table-cell>
          <table:table-cell office:value-type="float" office:value="39.700951">
            <text:p>39.700951</text:p>
          </table:table-cell>
          <table:table-cell office:value-type="float" office:value="-0.250656">
            <text:p>-0.250656</text:p>
          </table:table-cell>
          <table:table-cell office:value-type="float" office:value="0.457292">
            <text:p>0.457292</text:p>
          </table:table-cell>
          <table:table-cell table:formula="of:=[.I253]-[.$I$2]" office:value-type="float" office:value="0.476446">
            <text:p>0.476446</text:p>
          </table:table-cell>
          <table:table-cell table:formula="of:=AVERAGE([.J249:.J253])" office:value-type="float" office:value="-0.080445">
            <text:p>-0.080445</text:p>
          </table:table-cell>
          <table:table-cell table:formula="of:=AVERAGE([.J245:.J253])" office:value-type="float" office:value="-0.255647333333333">
            <text:p>-0.2556473333</text:p>
          </table:table-cell>
          <table:table-cell office:value-type="float" office:value="135.225296">
            <text:p>135.225296</text:p>
          </table:table-cell>
          <table:table-cell office:value-type="float" office:value="0.009798">
            <text:p>0.009798</text:p>
          </table:table-cell>
          <table:table-cell office:value-type="float" office:value="0.029444">
            <text:p>0.029444</text:p>
          </table:table-cell>
          <table:table-cell table:formula="of:=[.O253]-0.021583" office:value-type="float" office:value="0.007861">
            <text:p>0.007861</text:p>
          </table:table-cell>
          <table:table-cell office:value-type="float" office:value="39.700954">
            <text:p>39.700954</text:p>
          </table:table-cell>
          <table:table-cell office:value-type="float" office:value="-134">
            <text:p>-134</text:p>
          </table:table-cell>
          <table:table-cell office:value-type="float" office:value="-981">
            <text:p>-981</text:p>
          </table:table-cell>
          <table:table-cell office:value-type="float" office:value="-12559">
            <text:p>-12559</text:p>
          </table:table-cell>
          <table:table-cell office:value-type="float" office:value="12410">
            <text:p>12410</text:p>
          </table:table-cell>
          <table:table-cell office:value-type="float" office:value="18267.443359">
            <text:p>18267.443359</text:p>
          </table:table-cell>
          <table:table-cell office:value-type="float" office:value="-4.358047">
            <text:p>-4.358047</text:p>
          </table:table-cell>
          <table:table-cell office:value-type="float" office:value="-3.975964">
            <text:p>-3.975964</text:p>
          </table:table-cell>
          <table:table-cell office:value-type="float" office:value="8.767299">
            <text:p>8.767299</text:p>
          </table:table-cell>
        </table:table-row>
        <table:table-row table:style-name="ro1">
          <table:table-cell office:value-type="float" office:value="65278">
            <text:p>65278</text:p>
          </table:table-cell>
          <table:table-cell office:value-type="float" office:value="-6">
            <text:p>-6</text:p>
          </table:table-cell>
          <table:table-cell office:value-type="float" office:value="465">
            <text:p>465</text:p>
          </table:table-cell>
          <table:table-cell office:value-type="float" office:value="7853.865723">
            <text:p>7853.865723</text:p>
          </table:table-cell>
          <table:table-cell office:value-type="float" office:value="-0.126923">
            <text:p>-0.126923</text:p>
          </table:table-cell>
          <table:table-cell office:value-type="float" office:value="-0.150898">
            <text:p>-0.150898</text:p>
          </table:table-cell>
          <table:table-cell office:value-type="float" office:value="18.888994">
            <text:p>18.888994</text:p>
          </table:table-cell>
          <table:table-cell office:value-type="float" office:value="-0.023972">
            <text:p>-0.023972</text:p>
          </table:table-cell>
          <table:table-cell office:value-type="float" office:value="-0.153229">
            <text:p>-0.153229</text:p>
          </table:table-cell>
          <table:table-cell table:formula="of:=[.I254]-[.$I$2]" office:value-type="float" office:value="-0.134075">
            <text:p>-0.134075</text:p>
          </table:table-cell>
          <table:table-cell table:formula="of:=AVERAGE([.J250:.J254])" office:value-type="float" office:value="0.030167">
            <text:p>0.030167</text:p>
          </table:table-cell>
          <table:table-cell table:formula="of:=AVERAGE([.J246:.J254])" office:value-type="float" office:value="-0.192068">
            <text:p>-0.192068</text:p>
          </table:table-cell>
          <table:table-cell office:value-type="float" office:value="70.130112">
            <text:p>70.130112</text:p>
          </table:table-cell>
          <table:table-cell office:value-type="float" office:value="0">
            <text:p>0</text:p>
          </table:table-cell>
          <table:table-cell office:value-type="float" office:value="0.025314">
            <text:p>0.025314</text:p>
          </table:table-cell>
          <table:table-cell table:formula="of:=[.O254]-0.021583" office:value-type="float" office:value="0.003731">
            <text:p>0.003731</text:p>
          </table:table-cell>
          <table:table-cell office:value-type="float" office:value="18.889004">
            <text:p>18.889004</text:p>
          </table:table-cell>
          <table:table-cell office:value-type="float" office:value="-132">
            <text:p>-132</text:p>
          </table:table-cell>
          <table:table-cell office:value-type="float" office:value="-987">
            <text:p>-987</text:p>
          </table:table-cell>
          <table:table-cell office:value-type="float" office:value="-12871">
            <text:p>-12871</text:p>
          </table:table-cell>
          <table:table-cell office:value-type="float" office:value="12755">
            <text:p>12755</text:p>
          </table:table-cell>
          <table:table-cell office:value-type="float" office:value="18738.320313">
            <text:p>18738.320313</text:p>
          </table:table-cell>
          <table:table-cell office:value-type="float" office:value="-4.48497">
            <text:p>-4.48497</text:p>
          </table:table-cell>
          <table:table-cell office:value-type="float" office:value="-4.126861">
            <text:p>-4.126861</text:p>
          </table:table-cell>
          <table:table-cell office:value-type="float" office:value="7.984637">
            <text:p>7.984637</text:p>
          </table:table-cell>
        </table:table-row>
        <table:table-row table:style-name="ro1">
          <table:table-cell office:value-type="float" office:value="65535">
            <text:p>65535</text:p>
          </table:table-cell>
          <table:table-cell office:value-type="float" office:value="-7">
            <text:p>-7</text:p>
          </table:table-cell>
          <table:table-cell office:value-type="float" office:value="467">
            <text:p>467</text:p>
          </table:table-cell>
          <table:table-cell office:value-type="float" office:value="6777.797852">
            <text:p>6777.797852</text:p>
          </table:table-cell>
          <table:table-cell office:value-type="float" office:value="-0.105">
            <text:p>-0.105</text:p>
          </table:table-cell>
          <table:table-cell office:value-type="float" office:value="-0.113849">
            <text:p>-0.113849</text:p>
          </table:table-cell>
          <table:table-cell office:value-type="float" office:value="8.428019">
            <text:p>8.428019</text:p>
          </table:table-cell>
          <table:table-cell office:value-type="float" office:value="0.847855">
            <text:p>0.847855</text:p>
          </table:table-cell>
          <table:table-cell office:value-type="float" office:value="0.354342">
            <text:p>0.354342</text:p>
          </table:table-cell>
          <table:table-cell table:formula="of:=[.I255]-[.$I$2]" office:value-type="float" office:value="0.373496">
            <text:p>0.373496</text:p>
          </table:table-cell>
          <table:table-cell table:formula="of:=AVERAGE([.J251:.J255])" office:value-type="float" office:value="0.102472">
            <text:p>0.102472</text:p>
          </table:table-cell>
          <table:table-cell table:formula="of:=AVERAGE([.J247:.J255])" office:value-type="float" office:value="-0.157219">
            <text:p>-0.157219</text:p>
          </table:table-cell>
          <table:table-cell office:value-type="float" office:value="321.388458">
            <text:p>321.388458</text:p>
          </table:table-cell>
          <table:table-cell office:value-type="float" office:value="0.029384">
            <text:p>0.029384</text:p>
          </table:table-cell>
          <table:table-cell office:value-type="float" office:value="0.031443">
            <text:p>0.031443</text:p>
          </table:table-cell>
          <table:table-cell table:formula="of:=[.O255]-0.021583" office:value-type="float" office:value="0.00986">
            <text:p>0.00986</text:p>
          </table:table-cell>
          <table:table-cell office:value-type="float" office:value="8.42802">
            <text:p>8.42802</text:p>
          </table:table-cell>
          <table:table-cell office:value-type="float" office:value="-130">
            <text:p>-130</text:p>
          </table:table-cell>
          <table:table-cell office:value-type="float" office:value="-994">
            <text:p>-994</text:p>
          </table:table-cell>
          <table:table-cell office:value-type="float" office:value="-13129">
            <text:p>-13129</text:p>
          </table:table-cell>
          <table:table-cell office:value-type="float" office:value="13145">
            <text:p>13145</text:p>
          </table:table-cell>
          <table:table-cell office:value-type="float" office:value="19206.386719">
            <text:p>19206.386719</text:p>
          </table:table-cell>
          <table:table-cell office:value-type="float" office:value="-4.58997">
            <text:p>-4.58997</text:p>
          </table:table-cell>
          <table:table-cell office:value-type="float" office:value="-4.240711">
            <text:p>-4.240711</text:p>
          </table:table-cell>
          <table:table-cell office:value-type="float" office:value="7.609177">
            <text:p>7.609177</text:p>
          </table:table-cell>
        </table:table-row>
        <table:table-row table:style-name="ro1">
          <table:table-cell office:value-type="float" office:value="65792">
            <text:p>65792</text:p>
          </table:table-cell>
          <table:table-cell office:value-type="float" office:value="-4">
            <text:p>-4</text:p>
          </table:table-cell>
          <table:table-cell office:value-type="float" office:value="470">
            <text:p>470</text:p>
          </table:table-cell>
          <table:table-cell office:value-type="float" office:value="11853.353516">
            <text:p>11853.353516</text:p>
          </table:table-cell>
          <table:table-cell office:value-type="float" office:value="-0.077778">
            <text:p>-0.077778</text:p>
          </table:table-cell>
          <table:table-cell office:value-type="float" office:value="-0.072966">
            <text:p>-0.072966</text:p>
          </table:table-cell>
          <table:table-cell office:value-type="float" office:value="6.186122">
            <text:p>6.186122</text:p>
          </table:table-cell>
          <table:table-cell office:value-type="float" office:value="-0.250656">
            <text:p>-0.250656</text:p>
          </table:table-cell>
          <table:table-cell office:value-type="float" office:value="0.227449">
            <text:p>0.227449</text:p>
          </table:table-cell>
          <table:table-cell table:formula="of:=[.I256]-[.$I$2]" office:value-type="float" office:value="0.246603">
            <text:p>0.246603</text:p>
          </table:table-cell>
          <table:table-cell table:formula="of:=AVERAGE([.J252:.J256])" office:value-type="float" office:value="0.1733404">
            <text:p>0.1733404</text:p>
          </table:table-cell>
          <table:table-cell table:formula="of:=AVERAGE([.J248:.J256])" office:value-type="float" office:value="-0.118645777777778">
            <text:p>-0.1186457778</text:p>
          </table:table-cell>
          <table:table-cell office:value-type="float" office:value="10.390403">
            <text:p>10.390403</text:p>
          </table:table-cell>
          <table:table-cell office:value-type="float" office:value="-0.009798">
            <text:p>-0.009798</text:p>
          </table:table-cell>
          <table:table-cell office:value-type="float" office:value="-0.00413">
            <text:p>-0.00413</text:p>
          </table:table-cell>
          <table:table-cell table:formula="of:=[.O256]-0.021583" office:value-type="float" office:value="-0.025713">
            <text:p>-0.025713</text:p>
          </table:table-cell>
          <table:table-cell office:value-type="float" office:value="6.186115">
            <text:p>6.186115</text:p>
          </table:table-cell>
          <table:table-cell office:value-type="float" office:value="-130">
            <text:p>-130</text:p>
          </table:table-cell>
          <table:table-cell office:value-type="float" office:value="-998">
            <text:p>-998</text:p>
          </table:table-cell>
          <table:table-cell office:value-type="float" office:value="-13343">
            <text:p>-13343</text:p>
          </table:table-cell>
          <table:table-cell office:value-type="float" office:value="13564">
            <text:p>13564</text:p>
          </table:table-cell>
          <table:table-cell office:value-type="float" office:value="19663.041016">
            <text:p>19663.041016</text:p>
          </table:table-cell>
          <table:table-cell office:value-type="float" office:value="-4.667747">
            <text:p>-4.667747</text:p>
          </table:table-cell>
          <table:table-cell office:value-type="float" office:value="-4.313677">
            <text:p>-4.313677</text:p>
          </table:table-cell>
          <table:table-cell office:value-type="float" office:value="7.585462">
            <text:p>7.585462</text:p>
          </table:table-cell>
        </table:table-row>
        <table:table-row table:style-name="ro1">
          <table:table-cell office:value-type="float" office:value="66049">
            <text:p>66049</text:p>
          </table:table-cell>
          <table:table-cell office:value-type="float" office:value="-2">
            <text:p>-2</text:p>
          </table:table-cell>
          <table:table-cell office:value-type="float" office:value="545">
            <text:p>545</text:p>
          </table:table-cell>
          <table:table-cell office:value-type="float" office:value="27354.498047">
            <text:p>27354.498047</text:p>
          </table:table-cell>
          <table:table-cell office:value-type="float" office:value="-0.06">
            <text:p>-0.06</text:p>
          </table:table-cell>
          <table:table-cell office:value-type="float" office:value="-0.062489">
            <text:p>-0.062489</text:p>
          </table:table-cell>
          <table:table-cell office:value-type="float" office:value="4.147968">
            <text:p>4.147968</text:p>
          </table:table-cell>
          <table:table-cell office:value-type="float" office:value="0.751967">
            <text:p>0.751967</text:p>
          </table:table-cell>
          <table:table-cell office:value-type="float" office:value="-0.067038">
            <text:p>-0.067038</text:p>
          </table:table-cell>
          <table:table-cell table:formula="of:=[.I257]-[.$I$2]" office:value-type="float" office:value="-0.047884">
            <text:p>-0.047884</text:p>
          </table:table-cell>
          <table:table-cell table:formula="of:=AVERAGE([.J253:.J257])" office:value-type="float" office:value="0.1829172">
            <text:p>0.1829172</text:p>
          </table:table-cell>
          <table:table-cell table:formula="of:=AVERAGE([.J249:.J257])" office:value-type="float" office:value="0.00399055555555556">
            <text:p>0.0039905556</text:p>
          </table:table-cell>
          <table:table-cell office:value-type="float" office:value="3647.790527">
            <text:p>3647.790527</text:p>
          </table:table-cell>
          <table:table-cell office:value-type="float" office:value="0.029384">
            <text:p>0.029384</text:p>
          </table:table-cell>
          <table:table-cell office:value-type="float" office:value="-0.001599">
            <text:p>-0.001599</text:p>
          </table:table-cell>
          <table:table-cell table:formula="of:=[.O257]-0.021583" office:value-type="float" office:value="-0.023182">
            <text:p>-0.023182</text:p>
          </table:table-cell>
          <table:table-cell office:value-type="float" office:value="4.147965">
            <text:p>4.147965</text:p>
          </table:table-cell>
          <table:table-cell office:value-type="float" office:value="-130">
            <text:p>-130</text:p>
          </table:table-cell>
          <table:table-cell office:value-type="float" office:value="-1000">
            <text:p>-1000</text:p>
          </table:table-cell>
          <table:table-cell office:value-type="float" office:value="-13555">
            <text:p>-13555</text:p>
          </table:table-cell>
          <table:table-cell office:value-type="float" office:value="14066">
            <text:p>14066</text:p>
          </table:table-cell>
          <table:table-cell office:value-type="float" office:value="20179.568359">
            <text:p>20179.568359</text:p>
          </table:table-cell>
          <table:table-cell office:value-type="float" office:value="-4.727747">
            <text:p>-4.727747</text:p>
          </table:table-cell>
          <table:table-cell office:value-type="float" office:value="-4.376166">
            <text:p>-4.376166</text:p>
          </table:table-cell>
          <table:table-cell office:value-type="float" office:value="7.436556">
            <text:p>7.436556</text:p>
          </table:table-cell>
        </table:table-row>
        <table:table-row table:style-name="ro1">
          <table:table-cell office:value-type="float" office:value="66306">
            <text:p>66306</text:p>
          </table:table-cell>
          <table:table-cell office:value-type="float" office:value="3">
            <text:p>3</text:p>
          </table:table-cell>
          <table:table-cell office:value-type="float" office:value="578">
            <text:p>578</text:p>
          </table:table-cell>
          <table:table-cell office:value-type="float" office:value="19166.066406">
            <text:p>19166.066406</text:p>
          </table:table-cell>
          <table:table-cell office:value-type="float" office:value="-0.075">
            <text:p>-0.075</text:p>
          </table:table-cell>
          <table:table-cell office:value-type="float" office:value="-0.090258">
            <text:p>-0.090258</text:p>
          </table:table-cell>
          <table:table-cell office:value-type="float" office:value="20.343681">
            <text:p>20.343681</text:p>
          </table:table-cell>
          <table:table-cell office:value-type="float" office:value="-0.240562">
            <text:p>-0.240562</text:p>
          </table:table-cell>
          <table:table-cell office:value-type="float" office:value="-0.117316">
            <text:p>-0.117316</text:p>
          </table:table-cell>
          <table:table-cell table:formula="of:=[.I258]-[.$I$2]" office:value-type="float" office:value="-0.098162">
            <text:p>-0.098162</text:p>
          </table:table-cell>
          <table:table-cell table:formula="of:=AVERAGE([.J254:.J258])" office:value-type="float" office:value="0.0679956">
            <text:p>0.0679956</text:p>
          </table:table-cell>
          <table:table-cell table:formula="of:=AVERAGE([.J250:.J258])" office:value-type="float" office:value="0.069432">
            <text:p>0.069432</text:p>
          </table:table-cell>
          <table:table-cell office:value-type="float" office:value="557.840088">
            <text:p>557.840088</text:p>
          </table:table-cell>
          <table:table-cell office:value-type="float" office:value="-0.029376">
            <text:p>-0.029376</text:p>
          </table:table-cell>
          <table:table-cell office:value-type="float" office:value="-0.003597">
            <text:p>-0.003597</text:p>
          </table:table-cell>
          <table:table-cell table:formula="of:=[.O258]-0.021583" office:value-type="float" office:value="-0.02518">
            <text:p>-0.02518</text:p>
          </table:table-cell>
          <table:table-cell office:value-type="float" office:value="20.343695">
            <text:p>20.343695</text:p>
          </table:table-cell>
          <table:table-cell office:value-type="float" office:value="-130">
            <text:p>-130</text:p>
          </table:table-cell>
          <table:table-cell office:value-type="float" office:value="-997">
            <text:p>-997</text:p>
          </table:table-cell>
          <table:table-cell office:value-type="float" office:value="-13746">
            <text:p>-13746</text:p>
          </table:table-cell>
          <table:table-cell office:value-type="float" office:value="14612">
            <text:p>14612</text:p>
          </table:table-cell>
          <table:table-cell office:value-type="float" office:value="20713.193359">
            <text:p>20713.193359</text:p>
          </table:table-cell>
          <table:table-cell office:value-type="float" office:value="-4.802747">
            <text:p>-4.802747</text:p>
          </table:table-cell>
          <table:table-cell office:value-type="float" office:value="-4.466424">
            <text:p>-4.466424</text:p>
          </table:table-cell>
          <table:table-cell office:value-type="float" office:value="7.002737">
            <text:p>7.002737</text:p>
          </table:table-cell>
        </table:table-row>
        <table:table-row table:style-name="ro1">
          <table:table-cell office:value-type="float" office:value="66563">
            <text:p>66563</text:p>
          </table:table-cell>
          <table:table-cell office:value-type="float" office:value="2">
            <text:p>2</text:p>
          </table:table-cell>
          <table:table-cell office:value-type="float" office:value="568">
            <text:p>568</text:p>
          </table:table-cell>
          <table:table-cell office:value-type="float" office:value="28308.882813">
            <text:p>28308.882813</text:p>
          </table:table-cell>
          <table:table-cell office:value-type="float" office:value="-0.095">
            <text:p>-0.095</text:p>
          </table:table-cell>
          <table:table-cell office:value-type="float" office:value="-0.120218">
            <text:p>-0.120218</text:p>
          </table:table-cell>
          <table:table-cell office:value-type="float" office:value="26.545424">
            <text:p>26.545424</text:p>
          </table:table-cell>
          <table:table-cell office:value-type="float" office:value="-0.044613">
            <text:p>-0.044613</text:p>
          </table:table-cell>
          <table:table-cell office:value-type="float" office:value="0.114922">
            <text:p>0.114922</text:p>
          </table:table-cell>
          <table:table-cell table:formula="of:=[.I259]-[.$I$2]" office:value-type="float" office:value="0.134076">
            <text:p>0.134076</text:p>
          </table:table-cell>
          <table:table-cell table:formula="of:=AVERAGE([.J255:.J259])" office:value-type="float" office:value="0.1216258">
            <text:p>0.1216258</text:p>
          </table:table-cell>
          <table:table-cell table:formula="of:=AVERAGE([.J251:.J259])" office:value-type="float" office:value="0.0829992222222222">
            <text:p>0.0829992222</text:p>
          </table:table-cell>
          <table:table-cell office:value-type="float" office:value="880.434692">
            <text:p>880.434692</text:p>
          </table:table-cell>
          <table:table-cell office:value-type="float" office:value="-0.081712">
            <text:p>-0.081712</text:p>
          </table:table-cell>
          <table:table-cell office:value-type="float" office:value="-0.146155">
            <text:p>-0.146155</text:p>
          </table:table-cell>
          <table:table-cell table:formula="of:=[.O259]-0.021583" office:value-type="float" office:value="-0.167738">
            <text:p>-0.167738</text:p>
          </table:table-cell>
          <table:table-cell office:value-type="float" office:value="26.545424">
            <text:p>26.545424</text:p>
          </table:table-cell>
          <table:table-cell office:value-type="float" office:value="-130">
            <text:p>-130</text:p>
          </table:table-cell>
          <table:table-cell office:value-type="float" office:value="-995">
            <text:p>-995</text:p>
          </table:table-cell>
          <table:table-cell office:value-type="float" office:value="-13884">
            <text:p>-13884</text:p>
          </table:table-cell>
          <table:table-cell office:value-type="float" office:value="15163">
            <text:p>15163</text:p>
          </table:table-cell>
          <table:table-cell office:value-type="float" office:value="21219.177734">
            <text:p>21219.177734</text:p>
          </table:table-cell>
          <table:table-cell office:value-type="float" office:value="-4.897747">
            <text:p>-4.897747</text:p>
          </table:table-cell>
          <table:table-cell office:value-type="float" office:value="-4.586642">
            <text:p>-4.586642</text:p>
          </table:table-cell>
          <table:table-cell office:value-type="float" office:value="6.352007">
            <text:p>6.352007</text:p>
          </table:table-cell>
        </table:table-row>
        <table:table-row table:style-name="ro1">
          <table:table-cell office:value-type="float" office:value="66820">
            <text:p>66820</text:p>
          </table:table-cell>
          <table:table-cell office:value-type="float" office:value="-2">
            <text:p>-2</text:p>
          </table:table-cell>
          <table:table-cell office:value-type="float" office:value="552">
            <text:p>552</text:p>
          </table:table-cell>
          <table:table-cell office:value-type="float" office:value="27678.673828">
            <text:p>27678.673828</text:p>
          </table:table-cell>
          <table:table-cell office:value-type="float" office:value="-0.105">
            <text:p>-0.105</text:p>
          </table:table-cell>
          <table:table-cell office:value-type="float" office:value="-0.111487">
            <text:p>-0.111487</text:p>
          </table:table-cell>
          <table:table-cell office:value-type="float" office:value="6.177929">
            <text:p>6.177929</text:p>
          </table:table-cell>
          <table:table-cell office:value-type="float" office:value="0.672228">
            <text:p>0.672228</text:p>
          </table:table-cell>
          <table:table-cell office:value-type="float" office:value="-0.198719">
            <text:p>-0.198719</text:p>
          </table:table-cell>
          <table:table-cell table:formula="of:=[.I260]-[.$I$2]" office:value-type="float" office:value="-0.179565">
            <text:p>-0.179565</text:p>
          </table:table-cell>
          <table:table-cell table:formula="of:=AVERAGE([.J256:.J260])" office:value-type="float" office:value="0.0110136">
            <text:p>0.0110136</text:p>
          </table:table-cell>
          <table:table-cell table:formula="of:=AVERAGE([.J252:.J260])" office:value-type="float" office:value="0.0750185555555556">
            <text:p>0.0750185556</text:p>
          </table:table-cell>
          <table:table-cell office:value-type="float" office:value="315.103424">
            <text:p>315.103424</text:p>
          </table:table-cell>
          <table:table-cell office:value-type="float" office:value="-0.441759">
            <text:p>-0.441759</text:p>
          </table:table-cell>
          <table:table-cell office:value-type="float" office:value="-0.151484">
            <text:p>-0.151484</text:p>
          </table:table-cell>
          <table:table-cell table:formula="of:=[.O260]-0.021583" office:value-type="float" office:value="-0.173067">
            <text:p>-0.173067</text:p>
          </table:table-cell>
          <table:table-cell office:value-type="float" office:value="6.17793">
            <text:p>6.17793</text:p>
          </table:table-cell>
          <table:table-cell office:value-type="float" office:value="-130">
            <text:p>-130</text:p>
          </table:table-cell>
          <table:table-cell office:value-type="float" office:value="-997">
            <text:p>-997</text:p>
          </table:table-cell>
          <table:table-cell office:value-type="float" office:value="-13953">
            <text:p>-13953</text:p>
          </table:table-cell>
          <table:table-cell office:value-type="float" office:value="15710">
            <text:p>15710</text:p>
          </table:table-cell>
          <table:table-cell office:value-type="float" office:value="21684.076172">
            <text:p>21684.076172</text:p>
          </table:table-cell>
          <table:table-cell office:value-type="float" office:value="-5.002747">
            <text:p>-5.002747</text:p>
          </table:table-cell>
          <table:table-cell office:value-type="float" office:value="-4.698129">
            <text:p>-4.698129</text:p>
          </table:table-cell>
          <table:table-cell office:value-type="float" office:value="6.089022">
            <text:p>6.089022</text:p>
          </table:table-cell>
        </table:table-row>
        <table:table-row table:style-name="ro1">
          <table:table-cell office:value-type="float" office:value="67077">
            <text:p>67077</text:p>
          </table:table-cell>
          <table:table-cell office:value-type="float" office:value="-4">
            <text:p>-4</text:p>
          </table:table-cell>
          <table:table-cell office:value-type="float" office:value="559">
            <text:p>559</text:p>
          </table:table-cell>
          <table:table-cell office:value-type="float" office:value="14067.239258">
            <text:p>14067.239258</text:p>
          </table:table-cell>
          <table:table-cell office:value-type="float" office:value="-0.09">
            <text:p>-0.09</text:p>
          </table:table-cell>
          <table:table-cell office:value-type="float" office:value="-0.093716">
            <text:p>-0.093716</text:p>
          </table:table-cell>
          <table:table-cell office:value-type="float" office:value="4.128946">
            <text:p>4.128946</text:p>
          </table:table-cell>
          <table:table-cell office:value-type="float" office:value="-0.195141">
            <text:p>-0.195141</text:p>
          </table:table-cell>
          <table:table-cell office:value-type="float" office:value="-0.179565">
            <text:p>-0.179565</text:p>
          </table:table-cell>
          <table:table-cell table:formula="of:=[.I261]-[.$I$2]" office:value-type="float" office:value="-0.160411">
            <text:p>-0.160411</text:p>
          </table:table-cell>
          <table:table-cell table:formula="of:=AVERAGE([.J257:.J261])" office:value-type="float" office:value="-0.0703892">
            <text:p>-0.0703892</text:p>
          </table:table-cell>
          <table:table-cell table:formula="of:=AVERAGE([.J253:.J261])" office:value-type="float" office:value="0.067836">
            <text:p>0.067836</text:p>
          </table:table-cell>
          <table:table-cell office:value-type="float" office:value="455.802856">
            <text:p>455.802856</text:p>
          </table:table-cell>
          <table:table-cell office:value-type="float" office:value="-0.108107">
            <text:p>-0.108107</text:p>
          </table:table-cell>
          <table:table-cell office:value-type="float" office:value="-0.100323">
            <text:p>-0.100323</text:p>
          </table:table-cell>
          <table:table-cell table:formula="of:=[.O261]-0.021583" office:value-type="float" office:value="-0.121906">
            <text:p>-0.121906</text:p>
          </table:table-cell>
          <table:table-cell office:value-type="float" office:value="4.128954">
            <text:p>4.128954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961">
            <text:p>-13961</text:p>
          </table:table-cell>
          <table:table-cell office:value-type="float" office:value="16269">
            <text:p>16269</text:p>
          </table:table-cell>
          <table:table-cell office:value-type="float" office:value="22125.138672">
            <text:p>22125.138672</text:p>
          </table:table-cell>
          <table:table-cell office:value-type="float" office:value="-5.092747">
            <text:p>-5.092747</text:p>
          </table:table-cell>
          <table:table-cell office:value-type="float" office:value="-4.791845">
            <text:p>-4.791845</text:p>
          </table:table-cell>
          <table:table-cell office:value-type="float" office:value="5.908449">
            <text:p>5.908449</text:p>
          </table:table-cell>
        </table:table-row>
        <table:table-row table:style-name="ro1">
          <table:table-cell office:value-type="float" office:value="67334">
            <text:p>67334</text:p>
          </table:table-cell>
          <table:table-cell office:value-type="float" office:value="0">
            <text:p>0</text:p>
          </table:table-cell>
          <table:table-cell office:value-type="float" office:value="575">
            <text:p>57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711">
            <text:p>0.006711</text:p>
          </table:table-cell>
          <table:table-cell office:value-type="float" office:value="100">
            <text:p>100</text:p>
          </table:table-cell>
          <table:table-cell office:value-type="float" office:value="0.540003">
            <text:p>0.540003</text:p>
          </table:table-cell>
          <table:table-cell office:value-type="float" office:value="0.09098">
            <text:p>0.09098</text:p>
          </table:table-cell>
          <table:table-cell table:formula="of:=[.I262]-[.$I$2]" office:value-type="float" office:value="0.110134">
            <text:p>0.110134</text:p>
          </table:table-cell>
          <table:table-cell table:formula="of:=AVERAGE([.J258:.J262])" office:value-type="float" office:value="-0.0387856">
            <text:p>-0.0387856</text:p>
          </table:table-cell>
          <table:table-cell table:formula="of:=AVERAGE([.J254:.J262])" office:value-type="float" office:value="0.0271346666666667">
            <text:p>0.0271346667</text:p>
          </table:table-cell>
          <table:table-cell office:value-type="float" office:value="307.196655">
            <text:p>307.196655</text:p>
          </table:table-cell>
          <table:table-cell office:value-type="float" office:value="-0.324128">
            <text:p>-0.324128</text:p>
          </table:table-cell>
          <table:table-cell office:value-type="float" office:value="-0.112314">
            <text:p>-0.112314</text:p>
          </table:table-cell>
          <table:table-cell table:formula="of:=[.O262]-0.021583" office:value-type="float" office:value="-0.133897">
            <text:p>-0.133897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915">
            <text:p>-13915</text:p>
          </table:table-cell>
          <table:table-cell office:value-type="float" office:value="16842">
            <text:p>16842</text:p>
          </table:table-cell>
          <table:table-cell office:value-type="float" office:value="22547.089844">
            <text:p>22547.089844</text:p>
          </table:table-cell>
          <table:table-cell office:value-type="float" office:value="-5.092747">
            <text:p>-5.092747</text:p>
          </table:table-cell>
          <table:table-cell office:value-type="float" office:value="-4.785134">
            <text:p>-4.785134</text:p>
          </table:table-cell>
          <table:table-cell office:value-type="float" office:value="6.040225">
            <text:p>6.040225</text:p>
          </table:table-cell>
        </table:table-row>
        <table:table-row table:style-name="ro1">
          <table:table-cell office:value-type="float" office:value="67591">
            <text:p>67591</text:p>
          </table:table-cell>
          <table:table-cell office:value-type="float" office:value="0">
            <text:p>0</text:p>
          </table:table-cell>
          <table:table-cell office:value-type="float" office:value="569">
            <text:p>56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44">
            <text:p>0.005444</text:p>
          </table:table-cell>
          <table:table-cell office:value-type="float" office:value="100">
            <text:p>100</text:p>
          </table:table-cell>
          <table:table-cell office:value-type="float" office:value="-0.123961">
            <text:p>-0.123961</text:p>
          </table:table-cell>
          <table:table-cell office:value-type="float" office:value="-0.141258">
            <text:p>-0.141258</text:p>
          </table:table-cell>
          <table:table-cell table:formula="of:=[.I263]-[.$I$2]" office:value-type="float" office:value="-0.122104">
            <text:p>-0.122104</text:p>
          </table:table-cell>
          <table:table-cell table:formula="of:=AVERAGE([.J259:.J263])" office:value-type="float" office:value="-0.043574">
            <text:p>-0.043574</text:p>
          </table:table-cell>
          <table:table-cell table:formula="of:=AVERAGE([.J255:.J263])" office:value-type="float" office:value="0.0284647777777778">
            <text:p>0.028464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53">
            <text:p>0.00453</text:p>
          </table:table-cell>
          <table:table-cell table:formula="of:=[.O263]-0.021583" office:value-type="float" office:value="-0.017053">
            <text:p>-0.017053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874">
            <text:p>-13874</text:p>
          </table:table-cell>
          <table:table-cell office:value-type="float" office:value="17409">
            <text:p>17409</text:p>
          </table:table-cell>
          <table:table-cell office:value-type="float" office:value="22973.857422">
            <text:p>22973.857422</text:p>
          </table:table-cell>
          <table:table-cell office:value-type="float" office:value="-5.092747">
            <text:p>-5.092747</text:p>
          </table:table-cell>
          <table:table-cell office:value-type="float" office:value="-4.77969">
            <text:p>-4.77969</text:p>
          </table:table-cell>
          <table:table-cell office:value-type="float" office:value="6.147123">
            <text:p>6.147123</text:p>
          </table:table-cell>
        </table:table-row>
        <table:table-row table:style-name="ro1">
          <table:table-cell office:value-type="float" office:value="67848">
            <text:p>67848</text:p>
          </table:table-cell>
          <table:table-cell office:value-type="float" office:value="0">
            <text:p>0</text:p>
          </table:table-cell>
          <table:table-cell office:value-type="float" office:value="567">
            <text:p>5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89">
            <text:p>0.005889</text:p>
          </table:table-cell>
          <table:table-cell office:value-type="float" office:value="100">
            <text:p>100</text:p>
          </table:table-cell>
          <table:table-cell office:value-type="float" office:value="0.81379">
            <text:p>0.81379</text:p>
          </table:table-cell>
          <table:table-cell office:value-type="float" office:value="0.363919">
            <text:p>0.363919</text:p>
          </table:table-cell>
          <table:table-cell table:formula="of:=[.I264]-[.$I$2]" office:value-type="float" office:value="0.383073">
            <text:p>0.383073</text:p>
          </table:table-cell>
          <table:table-cell table:formula="of:=AVERAGE([.J260:.J264])" office:value-type="float" office:value="0.00622540000000001">
            <text:p>0.0062254</text:p>
          </table:table-cell>
          <table:table-cell table:formula="of:=AVERAGE([.J256:.J264])" office:value-type="float" office:value="0.0295288888888889">
            <text:p>0.0295288889</text:p>
          </table:table-cell>
          <table:table-cell office:value-type="float" office:value="100">
            <text:p>100</text:p>
          </table:table-cell>
          <table:table-cell office:value-type="float" office:value="-0.029384">
            <text:p>-0.029384</text:p>
          </table:table-cell>
          <table:table-cell office:value-type="float" office:value="0.006129">
            <text:p>0.006129</text:p>
          </table:table-cell>
          <table:table-cell table:formula="of:=[.O264]-0.021583" office:value-type="float" office:value="-0.015454">
            <text:p>-0.015454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836">
            <text:p>-13836</text:p>
          </table:table-cell>
          <table:table-cell office:value-type="float" office:value="17975">
            <text:p>17975</text:p>
          </table:table-cell>
          <table:table-cell office:value-type="float" office:value="23407.597656">
            <text:p>23407.597656</text:p>
          </table:table-cell>
          <table:table-cell office:value-type="float" office:value="-5.092747">
            <text:p>-5.092747</text:p>
          </table:table-cell>
          <table:table-cell office:value-type="float" office:value="-4.7738">
            <text:p>-4.7738</text:p>
          </table:table-cell>
          <table:table-cell office:value-type="float" office:value="6.262766">
            <text:p>6.262766</text:p>
          </table:table-cell>
        </table:table-row>
        <table:table-row table:style-name="ro1">
          <table:table-cell office:value-type="float" office:value="68105">
            <text:p>68105</text:p>
          </table:table-cell>
          <table:table-cell office:value-type="float" office:value="0">
            <text:p>0</text:p>
          </table:table-cell>
          <table:table-cell office:value-type="float" office:value="565">
            <text:p>5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13">
            <text:p>0.005513</text:p>
          </table:table-cell>
          <table:table-cell office:value-type="float" office:value="100">
            <text:p>100</text:p>
          </table:table-cell>
          <table:table-cell office:value-type="float" office:value="-0.250656">
            <text:p>-0.250656</text:p>
          </table:table-cell>
          <table:table-cell office:value-type="float" office:value="0.390255">
            <text:p>0.390255</text:p>
          </table:table-cell>
          <table:table-cell table:formula="of:=[.I265]-[.$I$2]" office:value-type="float" office:value="0.409409">
            <text:p>0.409409</text:p>
          </table:table-cell>
          <table:table-cell table:formula="of:=AVERAGE([.J261:.J265])" office:value-type="float" office:value="0.1240202">
            <text:p>0.1240202</text:p>
          </table:table-cell>
          <table:table-cell table:formula="of:=AVERAGE([.J257:.J265])" office:value-type="float" office:value="0.0476184444444445">
            <text:p>0.0476184444</text:p>
          </table:table-cell>
          <table:table-cell office:value-type="float" office:value="100">
            <text:p>100</text:p>
          </table:table-cell>
          <table:table-cell office:value-type="float" office:value="0.009798">
            <text:p>0.009798</text:p>
          </table:table-cell>
          <table:table-cell office:value-type="float" office:value="0.036505">
            <text:p>0.036505</text:p>
          </table:table-cell>
          <table:table-cell table:formula="of:=[.O265]-0.021583" office:value-type="float" office:value="0.014922">
            <text:p>0.014922</text:p>
          </table:table-cell>
          <table:table-cell office:value-type="float" office:value="100">
            <text:p>100</text:p>
          </table:table-cell>
          <table:table-cell office:value-type="float" office:value="-131">
            <text:p>-131</text:p>
          </table:table-cell>
          <table:table-cell office:value-type="float" office:value="-1001">
            <text:p>-1001</text:p>
          </table:table-cell>
          <table:table-cell office:value-type="float" office:value="-13801">
            <text:p>-13801</text:p>
          </table:table-cell>
          <table:table-cell office:value-type="float" office:value="18539">
            <text:p>18539</text:p>
          </table:table-cell>
          <table:table-cell office:value-type="float" office:value="23847.021484">
            <text:p>23847.021484</text:p>
          </table:table-cell>
          <table:table-cell office:value-type="float" office:value="-5.092747">
            <text:p>-5.092747</text:p>
          </table:table-cell>
          <table:table-cell office:value-type="float" office:value="-4.768288">
            <text:p>-4.768288</text:p>
          </table:table-cell>
          <table:table-cell office:value-type="float" office:value="6.371012">
            <text:p>6.371012</text:p>
          </table:table-cell>
        </table:table-row>
        <table:table-row table:style-name="ro1">
          <table:table-cell office:value-type="float" office:value="68362">
            <text:p>68362</text:p>
          </table:table-cell>
          <table:table-cell office:value-type="float" office:value="3">
            <text:p>3</text:p>
          </table:table-cell>
          <table:table-cell office:value-type="float" office:value="566">
            <text:p>566</text:p>
          </table:table-cell>
          <table:table-cell office:value-type="float" office:value="18765.460938">
            <text:p>18765.460938</text:p>
          </table:table-cell>
          <table:table-cell office:value-type="float" office:value="-0.015">
            <text:p>-0.015</text:p>
          </table:table-cell>
          <table:table-cell office:value-type="float" office:value="-0.020921">
            <text:p>-0.020921</text:p>
          </table:table-cell>
          <table:table-cell office:value-type="float" office:value="39.472687">
            <text:p>39.472687</text:p>
          </table:table-cell>
          <table:table-cell office:value-type="float" office:value="0.706546">
            <text:p>0.706546</text:p>
          </table:table-cell>
          <table:table-cell office:value-type="float" office:value="-0.1652">
            <text:p>-0.1652</text:p>
          </table:table-cell>
          <table:table-cell table:formula="of:=[.I266]-[.$I$2]" office:value-type="float" office:value="-0.146046">
            <text:p>-0.146046</text:p>
          </table:table-cell>
          <table:table-cell table:formula="of:=AVERAGE([.J262:.J266])" office:value-type="float" office:value="0.1268932">
            <text:p>0.1268932</text:p>
          </table:table-cell>
          <table:table-cell table:formula="of:=AVERAGE([.J258:.J266])" office:value-type="float" office:value="0.0367115555555556">
            <text:p>0.0367115556</text:p>
          </table:table-cell>
          <table:table-cell office:value-type="float" office:value="73.644257">
            <text:p>73.644257</text:p>
          </table:table-cell>
          <table:table-cell office:value-type="float" office:value="-0.029393">
            <text:p>-0.029393</text:p>
          </table:table-cell>
          <table:table-cell office:value-type="float" office:value="0.020651">
            <text:p>0.020651</text:p>
          </table:table-cell>
          <table:table-cell table:formula="of:=[.O266]-0.021583" office:value-type="float" office:value="-0.000931999999999999">
            <text:p>-0.000932</text:p>
          </table:table-cell>
          <table:table-cell office:value-type="float" office:value="39.472687">
            <text:p>39.472687</text:p>
          </table:table-cell>
          <table:table-cell office:value-type="float" office:value="-130">
            <text:p>-130</text:p>
          </table:table-cell>
          <table:table-cell office:value-type="float" office:value="-998">
            <text:p>-998</text:p>
          </table:table-cell>
          <table:table-cell office:value-type="float" office:value="-13769">
            <text:p>-13769</text:p>
          </table:table-cell>
          <table:table-cell office:value-type="float" office:value="19104">
            <text:p>19104</text:p>
          </table:table-cell>
          <table:table-cell office:value-type="float" office:value="24292.236328">
            <text:p>24292.236328</text:p>
          </table:table-cell>
          <table:table-cell office:value-type="float" office:value="-5.107747">
            <text:p>-5.107747</text:p>
          </table:table-cell>
          <table:table-cell office:value-type="float" office:value="-4.789208">
            <text:p>-4.789208</text:p>
          </table:table-cell>
          <table:table-cell office:value-type="float" office:value="6.236383">
            <text:p>6.236383</text:p>
          </table:table-cell>
        </table:table-row>
        <table:table-row table:style-name="ro1">
          <table:table-cell office:value-type="float" office:value="68619">
            <text:p>68619</text:p>
          </table:table-cell>
          <table:table-cell office:value-type="float" office:value="10">
            <text:p>10</text:p>
          </table:table-cell>
          <table:table-cell office:value-type="float" office:value="530">
            <text:p>530</text:p>
          </table:table-cell>
          <table:table-cell office:value-type="float" office:value="5203.834961">
            <text:p>5203.834961</text:p>
          </table:table-cell>
          <table:table-cell office:value-type="float" office:value="-0.05">
            <text:p>-0.05</text:p>
          </table:table-cell>
          <table:table-cell office:value-type="float" office:value="-0.032391">
            <text:p>-0.032391</text:p>
          </table:table-cell>
          <table:table-cell office:value-type="float" office:value="35.217113">
            <text:p>35.217113</text:p>
          </table:table-cell>
          <table:table-cell office:value-type="float" office:value="-0.192092">
            <text:p>-0.192092</text:p>
          </table:table-cell>
          <table:table-cell office:value-type="float" office:value="0.64404">
            <text:p>0.64404</text:p>
          </table:table-cell>
          <table:table-cell table:formula="of:=[.I267]-[.$I$2]" office:value-type="float" office:value="0.663194">
            <text:p>0.663194</text:p>
          </table:table-cell>
          <table:table-cell table:formula="of:=AVERAGE([.J263:.J267])" office:value-type="float" office:value="0.2375052">
            <text:p>0.2375052</text:p>
          </table:table-cell>
          <table:table-cell table:formula="of:=AVERAGE([.J259:.J267])" office:value-type="float" office:value="0.121306666666667">
            <text:p>0.1213066667</text:p>
          </table:table-cell>
          <table:table-cell office:value-type="float" office:value="608.289917">
            <text:p>608.289917</text:p>
          </table:table-cell>
          <table:table-cell office:value-type="float" office:value="0">
            <text:p>0</text:p>
          </table:table-cell>
          <table:table-cell office:value-type="float" office:value="0.023182">
            <text:p>0.023182</text:p>
          </table:table-cell>
          <table:table-cell table:formula="of:=[.O267]-0.021583" office:value-type="float" office:value="0.001599">
            <text:p>0.001599</text:p>
          </table:table-cell>
          <table:table-cell office:value-type="float" office:value="35.21711">
            <text:p>35.21711</text:p>
          </table:table-cell>
          <table:table-cell office:value-type="float" office:value="-126">
            <text:p>-126</text:p>
          </table:table-cell>
          <table:table-cell office:value-type="float" office:value="-989">
            <text:p>-989</text:p>
          </table:table-cell>
          <table:table-cell office:value-type="float" office:value="-13728">
            <text:p>-13728</text:p>
          </table:table-cell>
          <table:table-cell office:value-type="float" office:value="19633">
            <text:p>19633</text:p>
          </table:table-cell>
          <table:table-cell office:value-type="float" office:value="24703.871094">
            <text:p>24703.871094</text:p>
          </table:table-cell>
          <table:table-cell office:value-type="float" office:value="-5.157747">
            <text:p>-5.157747</text:p>
          </table:table-cell>
          <table:table-cell office:value-type="float" office:value="-4.8216">
            <text:p>-4.8216</text:p>
          </table:table-cell>
          <table:table-cell office:value-type="float" office:value="6.517328">
            <text:p>6.517328</text:p>
          </table:table-cell>
        </table:table-row>
        <table:table-row table:style-name="ro1">
          <table:table-cell office:value-type="float" office:value="68876">
            <text:p>68876</text:p>
          </table:table-cell>
          <table:table-cell office:value-type="float" office:value="26">
            <text:p>26</text:p>
          </table:table-cell>
          <table:table-cell office:value-type="float" office:value="544">
            <text:p>544</text:p>
          </table:table-cell>
          <table:table-cell office:value-type="float" office:value="1990.417847">
            <text:p>1990.417847</text:p>
          </table:table-cell>
          <table:table-cell office:value-type="float" office:value="-0.035">
            <text:p>-0.035</text:p>
          </table:table-cell>
          <table:table-cell office:value-type="float" office:value="-0.032152">
            <text:p>-0.032152</text:p>
          </table:table-cell>
          <table:table-cell office:value-type="float" office:value="8.137833">
            <text:p>8.137833</text:p>
          </table:table-cell>
          <table:table-cell office:value-type="float" office:value="0.81379">
            <text:p>0.81379</text:p>
          </table:table-cell>
          <table:table-cell office:value-type="float" office:value="-0.203507">
            <text:p>-0.203507</text:p>
          </table:table-cell>
          <table:table-cell table:formula="of:=[.I268]-[.$I$2]" office:value-type="float" office:value="-0.184353">
            <text:p>-0.184353</text:p>
          </table:table-cell>
          <table:table-cell table:formula="of:=AVERAGE([.J264:.J268])" office:value-type="float" office:value="0.2250554">
            <text:p>0.2250554</text:p>
          </table:table-cell>
          <table:table-cell table:formula="of:=AVERAGE([.J260:.J268])" office:value-type="float" office:value="0.0859256666666667">
            <text:p>0.0859256667</text:p>
          </table:table-cell>
          <table:table-cell office:value-type="float" office:value="17.967667">
            <text:p>17.967667</text:p>
          </table:table-cell>
          <table:table-cell office:value-type="float" office:value="-0.029384">
            <text:p>-0.029384</text:p>
          </table:table-cell>
          <table:table-cell office:value-type="float" office:value="0.019585">
            <text:p>0.019585</text:p>
          </table:table-cell>
          <table:table-cell table:formula="of:=[.O268]-0.021583" office:value-type="float" office:value="-0.001998">
            <text:p>-0.001998</text:p>
          </table:table-cell>
          <table:table-cell office:value-type="float" office:value="8.13782">
            <text:p>8.13782</text:p>
          </table:table-cell>
          <table:table-cell office:value-type="float" office:value="-115">
            <text:p>-115</text:p>
          </table:table-cell>
          <table:table-cell office:value-type="float" office:value="-966">
            <text:p>-966</text:p>
          </table:table-cell>
          <table:table-cell office:value-type="float" office:value="-13669">
            <text:p>-13669</text:p>
          </table:table-cell>
          <table:table-cell office:value-type="float" office:value="20173">
            <text:p>20173</text:p>
          </table:table-cell>
          <table:table-cell office:value-type="float" office:value="25111.117188">
            <text:p>25111.117188</text:p>
          </table:table-cell>
          <table:table-cell office:value-type="float" office:value="-5.192747">
            <text:p>-5.192747</text:p>
          </table:table-cell>
          <table:table-cell office:value-type="float" office:value="-4.853752">
            <text:p>-4.853752</text:p>
          </table:table-cell>
          <table:table-cell office:value-type="float" office:value="6.528249">
            <text:p>6.528249</text:p>
          </table:table-cell>
        </table:table-row>
        <table:table-row table:style-name="ro1">
          <table:table-cell office:value-type="float" office:value="69133">
            <text:p>69133</text:p>
          </table:table-cell>
          <table:table-cell office:value-type="float" office:value="31">
            <text:p>31</text:p>
          </table:table-cell>
          <table:table-cell office:value-type="float" office:value="562">
            <text:p>562</text:p>
          </table:table-cell>
          <table:table-cell office:value-type="float" office:value="1711.916748">
            <text:p>1711.916748</text:p>
          </table:table-cell>
          <table:table-cell office:value-type="float" office:value="-0.03">
            <text:p>-0.03</text:p>
          </table:table-cell>
          <table:table-cell office:value-type="float" office:value="-0.030474">
            <text:p>-0.030474</text:p>
          </table:table-cell>
          <table:table-cell office:value-type="float" office:value="1.579939">
            <text:p>1.579939</text:p>
          </table:table-cell>
          <table:table-cell office:value-type="float" office:value="-0.245609">
            <text:p>-0.245609</text:p>
          </table:table-cell>
          <table:table-cell office:value-type="float" office:value="-0.667982">
            <text:p>-0.667982</text:p>
          </table:table-cell>
          <table:table-cell table:formula="of:=[.I269]-[.$I$2]" office:value-type="float" office:value="-0.648828">
            <text:p>-0.648828</text:p>
          </table:table-cell>
          <table:table-cell table:formula="of:=AVERAGE([.J265:.J269])" office:value-type="float" office:value="0.0186752">
            <text:p>0.0186752</text:p>
          </table:table-cell>
          <table:table-cell table:formula="of:=AVERAGE([.J261:.J269])" office:value-type="float" office:value="0.0337853333333333">
            <text:p>0.0337853333</text:p>
          </table:table-cell>
          <table:table-cell office:value-type="float" office:value="263.709625">
            <text:p>263.709625</text:p>
          </table:table-cell>
          <table:table-cell office:value-type="float" office:value="-0.009795">
            <text:p>-0.009795</text:p>
          </table:table-cell>
          <table:table-cell office:value-type="float" office:value="0.018253">
            <text:p>0.018253</text:p>
          </table:table-cell>
          <table:table-cell table:formula="of:=[.O269]-0.021583" office:value-type="float" office:value="-0.00333">
            <text:p>-0.00333</text:p>
          </table:table-cell>
          <table:table-cell office:value-type="float" office:value="1.579939">
            <text:p>1.579939</text:p>
          </table:table-cell>
          <table:table-cell office:value-type="float" office:value="-101">
            <text:p>-101</text:p>
          </table:table-cell>
          <table:table-cell office:value-type="float" office:value="-939">
            <text:p>-939</text:p>
          </table:table-cell>
          <table:table-cell office:value-type="float" office:value="-13590">
            <text:p>-13590</text:p>
          </table:table-cell>
          <table:table-cell office:value-type="float" office:value="20729">
            <text:p>20729</text:p>
          </table:table-cell>
          <table:table-cell office:value-type="float" office:value="25523.623047">
            <text:p>25523.623047</text:p>
          </table:table-cell>
          <table:table-cell office:value-type="float" office:value="-5.222747">
            <text:p>-5.222747</text:p>
          </table:table-cell>
          <table:table-cell office:value-type="float" office:value="-4.884226">
            <text:p>-4.884226</text:p>
          </table:table-cell>
          <table:table-cell office:value-type="float" office:value="6.481674">
            <text:p>6.481674</text:p>
          </table:table-cell>
        </table:table-row>
        <table:table-row table:style-name="ro1">
          <table:table-cell office:value-type="float" office:value="69390">
            <text:p>69390</text:p>
          </table:table-cell>
          <table:table-cell office:value-type="float" office:value="7">
            <text:p>7</text:p>
          </table:table-cell>
          <table:table-cell office:value-type="float" office:value="530">
            <text:p>530</text:p>
          </table:table-cell>
          <table:table-cell office:value-type="float" office:value="7472.38916">
            <text:p>7472.38916</text:p>
          </table:table-cell>
          <table:table-cell office:value-type="float" office:value="-0.002692">
            <text:p>-0.002692</text:p>
          </table:table-cell>
          <table:table-cell office:value-type="float" office:value="0.009005">
            <text:p>0.009005</text:p>
          </table:table-cell>
          <table:table-cell office:value-type="float" office:value="434.480103">
            <text:p>434.480103</text:p>
          </table:table-cell>
          <table:table-cell office:value-type="float" office:value="0.797388">
            <text:p>0.797388</text:p>
          </table:table-cell>
          <table:table-cell office:value-type="float" office:value="0.155623">
            <text:p>0.155623</text:p>
          </table:table-cell>
          <table:table-cell table:formula="of:=[.I270]-[.$I$2]" office:value-type="float" office:value="0.174777">
            <text:p>0.174777</text:p>
          </table:table-cell>
          <table:table-cell table:formula="of:=AVERAGE([.J266:.J270])" office:value-type="float" office:value="-0.0282512">
            <text:p>-0.0282512</text:p>
          </table:table-cell>
          <table:table-cell table:formula="of:=AVERAGE([.J262:.J270])" office:value-type="float" office:value="0.0710284444444445">
            <text:p>0.0710284444</text:p>
          </table:table-cell>
          <table:table-cell office:value-type="float" office:value="31.778854">
            <text:p>31.778854</text:p>
          </table:table-cell>
          <table:table-cell office:value-type="float" office:value="0">
            <text:p>0</text:p>
          </table:table-cell>
          <table:table-cell office:value-type="float" office:value="0.004263">
            <text:p>0.004263</text:p>
          </table:table-cell>
          <table:table-cell table:formula="of:=[.O270]-0.021583" office:value-type="float" office:value="-0.01732">
            <text:p>-0.01732</text:p>
          </table:table-cell>
          <table:table-cell office:value-type="float" office:value="434.480103">
            <text:p>434.480103</text:p>
          </table:table-cell>
          <table:table-cell office:value-type="float" office:value="-98">
            <text:p>-98</text:p>
          </table:table-cell>
          <table:table-cell office:value-type="float" office:value="-933">
            <text:p>-933</text:p>
          </table:table-cell>
          <table:table-cell office:value-type="float" office:value="-13499">
            <text:p>-13499</text:p>
          </table:table-cell>
          <table:table-cell office:value-type="float" office:value="21251">
            <text:p>21251</text:p>
          </table:table-cell>
          <table:table-cell office:value-type="float" office:value="25917.498047">
            <text:p>25917.498047</text:p>
          </table:table-cell>
          <table:table-cell office:value-type="float" office:value="-5.22544">
            <text:p>-5.22544</text:p>
          </table:table-cell>
          <table:table-cell office:value-type="float" office:value="-4.875221">
            <text:p>-4.875221</text:p>
          </table:table-cell>
          <table:table-cell office:value-type="float" office:value="6.702188">
            <text:p>6.702188</text:p>
          </table:table-cell>
        </table:table-row>
        <table:table-row table:style-name="ro1">
          <table:table-cell office:value-type="float" office:value="69647">
            <text:p>69647</text:p>
          </table:table-cell>
          <table:table-cell office:value-type="float" office:value="1">
            <text:p>1</text:p>
          </table:table-cell>
          <table:table-cell office:value-type="float" office:value="536">
            <text:p>536</text:p>
          </table:table-cell>
          <table:table-cell office:value-type="float" office:value="53507.636719">
            <text:p>53507.636719</text:p>
          </table:table-cell>
          <table:table-cell office:value-type="float" office:value="-0.005">
            <text:p>-0.005</text:p>
          </table:table-cell>
          <table:table-cell office:value-type="float" office:value="0.006608">
            <text:p>0.006608</text:p>
          </table:table-cell>
          <table:table-cell office:value-type="float" office:value="232.168076">
            <text:p>232.168076</text:p>
          </table:table-cell>
          <table:table-cell office:value-type="float" office:value="-0.265796">
            <text:p>-0.265796</text:p>
          </table:table-cell>
          <table:table-cell office:value-type="float" office:value="0.732626">
            <text:p>0.732626</text:p>
          </table:table-cell>
          <table:table-cell table:formula="of:=[.I271]-[.$I$2]" office:value-type="float" office:value="0.75178">
            <text:p>0.75178</text:p>
          </table:table-cell>
          <table:table-cell table:formula="of:=AVERAGE([.J267:.J271])" office:value-type="float" office:value="0.151314">
            <text:p>0.151314</text:p>
          </table:table-cell>
          <table:table-cell table:formula="of:=AVERAGE([.J263:.J271])" office:value-type="float" office:value="0.142322444444444">
            <text:p>0.1423224444</text:p>
          </table:table-cell>
          <table:table-cell office:value-type="float" office:value="200.151917">
            <text:p>200.151917</text:p>
          </table:table-cell>
          <table:table-cell office:value-type="float" office:value="-0.009795">
            <text:p>-0.009795</text:p>
          </table:table-cell>
          <table:table-cell office:value-type="float" office:value="0.032775">
            <text:p>0.032775</text:p>
          </table:table-cell>
          <table:table-cell table:formula="of:=[.O271]-0.021583" office:value-type="float" office:value="0.011192">
            <text:p>0.011192</text:p>
          </table:table-cell>
          <table:table-cell office:value-type="float" office:value="232.168076">
            <text:p>232.168076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412">
            <text:p>-13412</text:p>
          </table:table-cell>
          <table:table-cell office:value-type="float" office:value="21780">
            <text:p>21780</text:p>
          </table:table-cell>
          <table:table-cell office:value-type="float" office:value="26326.746094">
            <text:p>26326.746094</text:p>
          </table:table-cell>
          <table:table-cell office:value-type="float" office:value="-5.23044">
            <text:p>-5.23044</text:p>
          </table:table-cell>
          <table:table-cell office:value-type="float" office:value="-4.868612">
            <text:p>-4.868612</text:p>
          </table:table-cell>
          <table:table-cell office:value-type="float" office:value="6.917724">
            <text:p>6.917724</text:p>
          </table:table-cell>
        </table:table-row>
        <table:table-row table:style-name="ro1">
          <table:table-cell office:value-type="float" office:value="69904">
            <text:p>69904</text:p>
          </table:table-cell>
          <table:table-cell office:value-type="float" office:value="0">
            <text:p>0</text:p>
          </table:table-cell>
          <table:table-cell office:value-type="float" office:value="534">
            <text:p>53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862">
            <text:p>0.004862</text:p>
          </table:table-cell>
          <table:table-cell office:value-type="float" office:value="100">
            <text:p>100</text:p>
          </table:table-cell>
          <table:table-cell office:value-type="float" office:value="0.645985">
            <text:p>0.645985</text:p>
          </table:table-cell>
          <table:table-cell office:value-type="float" office:value="0.095768">
            <text:p>0.095768</text:p>
          </table:table-cell>
          <table:table-cell table:formula="of:=[.I272]-[.$I$2]" office:value-type="float" office:value="0.114922">
            <text:p>0.114922</text:p>
          </table:table-cell>
          <table:table-cell table:formula="of:=AVERAGE([.J268:.J272])" office:value-type="float" office:value="0.0416596">
            <text:p>0.0416596</text:p>
          </table:table-cell>
          <table:table-cell table:formula="of:=AVERAGE([.J264:.J272])" office:value-type="float" office:value="0.168658666666667">
            <text:p>0.1686586667</text:p>
          </table:table-cell>
          <table:table-cell office:value-type="float" office:value="121.388458">
            <text:p>121.388458</text:p>
          </table:table-cell>
          <table:table-cell office:value-type="float" office:value="0.029402">
            <text:p>0.029402</text:p>
          </table:table-cell>
          <table:table-cell office:value-type="float" office:value="0.041701">
            <text:p>0.041701</text:p>
          </table:table-cell>
          <table:table-cell table:formula="of:=[.O272]-0.021583" office:value-type="float" office:value="0.020118">
            <text:p>0.02011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329">
            <text:p>-13329</text:p>
          </table:table-cell>
          <table:table-cell office:value-type="float" office:value="22307">
            <text:p>22307</text:p>
          </table:table-cell>
          <table:table-cell office:value-type="float" office:value="26741.550781">
            <text:p>26741.550781</text:p>
          </table:table-cell>
          <table:table-cell office:value-type="float" office:value="-5.23044">
            <text:p>-5.23044</text:p>
          </table:table-cell>
          <table:table-cell office:value-type="float" office:value="-4.86375">
            <text:p>-4.86375</text:p>
          </table:table-cell>
          <table:table-cell office:value-type="float" office:value="7.010685">
            <text:p>7.010685</text:p>
          </table:table-cell>
        </table:table-row>
        <table:table-row table:style-name="ro1">
          <table:table-cell office:value-type="float" office:value="70161">
            <text:p>70161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-0.181683">
            <text:p>-0.181683</text:p>
          </table:table-cell>
          <table:table-cell office:value-type="float" office:value="0.033519">
            <text:p>0.033519</text:p>
          </table:table-cell>
          <table:table-cell table:formula="of:=[.I273]-[.$I$2]" office:value-type="float" office:value="0.052673">
            <text:p>0.052673</text:p>
          </table:table-cell>
          <table:table-cell table:formula="of:=AVERAGE([.J269:.J273])" office:value-type="float" office:value="0.0890648">
            <text:p>0.0890648</text:p>
          </table:table-cell>
          <table:table-cell table:formula="of:=AVERAGE([.J265:.J273])" office:value-type="float" office:value="0.131947555555556">
            <text:p>0.1319475556</text:p>
          </table:table-cell>
          <table:table-cell office:value-type="float" office:value="100">
            <text:p>100</text:p>
          </table:table-cell>
          <table:table-cell office:value-type="float" office:value="0.007344">
            <text:p>0.007344</text:p>
          </table:table-cell>
          <table:table-cell office:value-type="float" office:value="0.045565">
            <text:p>0.045565</text:p>
          </table:table-cell>
          <table:table-cell table:formula="of:=[.O273]-0.021583" office:value-type="float" office:value="0.023982">
            <text:p>0.023982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249">
            <text:p>-13249</text:p>
          </table:table-cell>
          <table:table-cell office:value-type="float" office:value="22831">
            <text:p>22831</text:p>
          </table:table-cell>
          <table:table-cell office:value-type="float" office:value="27159.326172">
            <text:p>27159.326172</text:p>
          </table:table-cell>
          <table:table-cell office:value-type="float" office:value="-5.23044">
            <text:p>-5.23044</text:p>
          </table:table-cell>
          <table:table-cell office:value-type="float" office:value="-4.857758">
            <text:p>-4.857758</text:p>
          </table:table-cell>
          <table:table-cell office:value-type="float" office:value="7.125244">
            <text:p>7.125244</text:p>
          </table:table-cell>
        </table:table-row>
        <table:table-row table:style-name="ro1">
          <table:table-cell office:value-type="float" office:value="70418">
            <text:p>70418</text:p>
          </table:table-cell>
          <table:table-cell office:value-type="float" office:value="0">
            <text:p>0</text:p>
          </table:table-cell>
          <table:table-cell office:value-type="float" office:value="530">
            <text:p>53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32">
            <text:p>0.006232</text:p>
          </table:table-cell>
          <table:table-cell office:value-type="float" office:value="100">
            <text:p>100</text:p>
          </table:table-cell>
          <table:table-cell office:value-type="float" office:value="-0.004731">
            <text:p>-0.004731</text:p>
          </table:table-cell>
          <table:table-cell office:value-type="float" office:value="0.038307">
            <text:p>0.038307</text:p>
          </table:table-cell>
          <table:table-cell table:formula="of:=[.I274]-[.$I$2]" office:value-type="float" office:value="0.057461">
            <text:p>0.057461</text:p>
          </table:table-cell>
          <table:table-cell table:formula="of:=AVERAGE([.J270:.J274])" office:value-type="float" office:value="0.2303226">
            <text:p>0.2303226</text:p>
          </table:table-cell>
          <table:table-cell table:formula="of:=AVERAGE([.J266:.J274])" office:value-type="float" office:value="0.0928422222222222">
            <text:p>0.092842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3917">
            <text:p>0.03917</text:p>
          </table:table-cell>
          <table:table-cell table:formula="of:=[.O274]-0.021583" office:value-type="float" office:value="0.017587">
            <text:p>0.017587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172">
            <text:p>-13172</text:p>
          </table:table-cell>
          <table:table-cell office:value-type="float" office:value="23355">
            <text:p>23355</text:p>
          </table:table-cell>
          <table:table-cell office:value-type="float" office:value="27582.382813">
            <text:p>27582.382813</text:p>
          </table:table-cell>
          <table:table-cell office:value-type="float" office:value="-5.23044">
            <text:p>-5.23044</text:p>
          </table:table-cell>
          <table:table-cell office:value-type="float" office:value="-4.851526">
            <text:p>-4.851526</text:p>
          </table:table-cell>
          <table:table-cell office:value-type="float" office:value="7.24439">
            <text:p>7.24439</text:p>
          </table:table-cell>
        </table:table-row>
        <table:table-row table:style-name="ro1">
          <table:table-cell office:value-type="float" office:value="70675">
            <text:p>70675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-0.011355">
            <text:p>-0.011355</text:p>
          </table:table-cell>
          <table:table-cell office:value-type="float" office:value="0.40462">
            <text:p>0.40462</text:p>
          </table:table-cell>
          <table:table-cell table:formula="of:=[.I275]-[.$I$2]" office:value-type="float" office:value="0.423774">
            <text:p>0.423774</text:p>
          </table:table-cell>
          <table:table-cell table:formula="of:=AVERAGE([.J271:.J275])" office:value-type="float" office:value="0.280122">
            <text:p>0.280122</text:p>
          </table:table-cell>
          <table:table-cell table:formula="of:=AVERAGE([.J267:.J275])" office:value-type="float" office:value="0.156155555555556">
            <text:p>0.1561555556</text:p>
          </table:table-cell>
          <table:table-cell office:value-type="float" office:value="100">
            <text:p>100</text:p>
          </table:table-cell>
          <table:table-cell office:value-type="float" office:value="-0.005879">
            <text:p>-0.005879</text:p>
          </table:table-cell>
          <table:table-cell office:value-type="float" office:value="0.019185">
            <text:p>0.019185</text:p>
          </table:table-cell>
          <table:table-cell table:formula="of:=[.O275]-0.021583" office:value-type="float" office:value="-0.002398">
            <text:p>-0.002398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099">
            <text:p>-13099</text:p>
          </table:table-cell>
          <table:table-cell office:value-type="float" office:value="23878">
            <text:p>23878</text:p>
          </table:table-cell>
          <table:table-cell office:value-type="float" office:value="28010.035156">
            <text:p>28010.035156</text:p>
          </table:table-cell>
          <table:table-cell office:value-type="float" office:value="-5.23044">
            <text:p>-5.23044</text:p>
          </table:table-cell>
          <table:table-cell office:value-type="float" office:value="-4.845534">
            <text:p>-4.845534</text:p>
          </table:table-cell>
          <table:table-cell office:value-type="float" office:value="7.358948">
            <text:p>7.358948</text:p>
          </table:table-cell>
        </table:table-row>
        <table:table-row table:style-name="ro1">
          <table:table-cell office:value-type="float" office:value="70932">
            <text:p>70932</text:p>
          </table:table-cell>
          <table:table-cell office:value-type="float" office:value="0">
            <text:p>0</text:p>
          </table:table-cell>
          <table:table-cell office:value-type="float" office:value="527">
            <text:p>52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.893276">
            <text:p>0.893276</text:p>
          </table:table-cell>
          <table:table-cell office:value-type="float" office:value="-0.253785">
            <text:p>-0.253785</text:p>
          </table:table-cell>
          <table:table-cell table:formula="of:=[.I276]-[.$I$2]" office:value-type="float" office:value="-0.234631">
            <text:p>-0.234631</text:p>
          </table:table-cell>
          <table:table-cell table:formula="of:=AVERAGE([.J272:.J276])" office:value-type="float" office:value="0.0828398">
            <text:p>0.0828398</text:p>
          </table:table-cell>
          <table:table-cell table:formula="of:=AVERAGE([.J268:.J276])" office:value-type="float" office:value="0.0563972222222222">
            <text:p>0.0563972222</text:p>
          </table:table-cell>
          <table:table-cell office:value-type="float" office:value="100">
            <text:p>100</text:p>
          </table:table-cell>
          <table:table-cell office:value-type="float" office:value="0.029384">
            <text:p>0.029384</text:p>
          </table:table-cell>
          <table:table-cell office:value-type="float" office:value="0.023315">
            <text:p>0.023315</text:p>
          </table:table-cell>
          <table:table-cell table:formula="of:=[.O276]-0.021583" office:value-type="float" office:value="0.001732">
            <text:p>0.001732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3029">
            <text:p>-13029</text:p>
          </table:table-cell>
          <table:table-cell office:value-type="float" office:value="24400">
            <text:p>24400</text:p>
          </table:table-cell>
          <table:table-cell office:value-type="float" office:value="28441.535156">
            <text:p>28441.535156</text:p>
          </table:table-cell>
          <table:table-cell office:value-type="float" office:value="-5.23044">
            <text:p>-5.23044</text:p>
          </table:table-cell>
          <table:table-cell office:value-type="float" office:value="-4.839748">
            <text:p>-4.839748</text:p>
          </table:table-cell>
          <table:table-cell office:value-type="float" office:value="7.469578">
            <text:p>7.469578</text:p>
          </table:table-cell>
        </table:table-row>
        <table:table-row table:style-name="ro1">
          <table:table-cell office:value-type="float" office:value="71189">
            <text:p>71189</text:p>
          </table:table-cell>
          <table:table-cell office:value-type="float" office:value="0">
            <text:p>0</text:p>
          </table:table-cell>
          <table:table-cell office:value-type="float" office:value="524">
            <text:p>52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-0.229943">
            <text:p>-0.229943</text:p>
          </table:table-cell>
          <table:table-cell office:value-type="float" office:value="-0.294487">
            <text:p>-0.294487</text:p>
          </table:table-cell>
          <table:table-cell table:formula="of:=[.I277]-[.$I$2]" office:value-type="float" office:value="-0.275333">
            <text:p>-0.275333</text:p>
          </table:table-cell>
          <table:table-cell table:formula="of:=AVERAGE([.J273:.J277])" office:value-type="float" office:value="0.00478880000000001">
            <text:p>0.0047888</text:p>
          </table:table-cell>
          <table:table-cell table:formula="of:=AVERAGE([.J269:.J277])" office:value-type="float" office:value="0.0462883333333333">
            <text:p>0.0462883333</text:p>
          </table:table-cell>
          <table:table-cell office:value-type="float" office:value="100">
            <text:p>100</text:p>
          </table:table-cell>
          <table:table-cell office:value-type="float" office:value="-0.107004">
            <text:p>-0.107004</text:p>
          </table:table-cell>
          <table:table-cell office:value-type="float" office:value="-0.170936">
            <text:p>-0.170936</text:p>
          </table:table-cell>
          <table:table-cell table:formula="of:=[.O277]-0.021583" office:value-type="float" office:value="-0.192519">
            <text:p>-0.192519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962">
            <text:p>-12962</text:p>
          </table:table-cell>
          <table:table-cell office:value-type="float" office:value="24920">
            <text:p>24920</text:p>
          </table:table-cell>
          <table:table-cell office:value-type="float" office:value="28875.740234">
            <text:p>28875.740234</text:p>
          </table:table-cell>
          <table:table-cell office:value-type="float" office:value="-5.23044">
            <text:p>-5.23044</text:p>
          </table:table-cell>
          <table:table-cell office:value-type="float" office:value="-4.833995">
            <text:p>-4.833995</text:p>
          </table:table-cell>
          <table:table-cell office:value-type="float" office:value="7.57956">
            <text:p>7.57956</text:p>
          </table:table-cell>
        </table:table-row>
        <table:table-row table:style-name="ro1">
          <table:table-cell office:value-type="float" office:value="71446">
            <text:p>71446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513">
            <text:p>0.005513</text:p>
          </table:table-cell>
          <table:table-cell office:value-type="float" office:value="100">
            <text:p>100</text:p>
          </table:table-cell>
          <table:table-cell office:value-type="float" office:value="0.066028">
            <text:p>0.066028</text:p>
          </table:table-cell>
          <table:table-cell office:value-type="float" office:value="0.509965">
            <text:p>0.509965</text:p>
          </table:table-cell>
          <table:table-cell table:formula="of:=[.I278]-[.$I$2]" office:value-type="float" office:value="0.529119">
            <text:p>0.529119</text:p>
          </table:table-cell>
          <table:table-cell table:formula="of:=AVERAGE([.J274:.J278])" office:value-type="float" office:value="0.100078">
            <text:p>0.100078</text:p>
          </table:table-cell>
          <table:table-cell table:formula="of:=AVERAGE([.J270:.J278])" office:value-type="float" office:value="0.177171333333333">
            <text:p>0.1771713333</text:p>
          </table:table-cell>
          <table:table-cell office:value-type="float" office:value="100">
            <text:p>100</text:p>
          </table:table-cell>
          <table:table-cell office:value-type="float" office:value="-0.009792">
            <text:p>-0.009792</text:p>
          </table:table-cell>
          <table:table-cell office:value-type="float" office:value="0.031309">
            <text:p>0.031309</text:p>
          </table:table-cell>
          <table:table-cell table:formula="of:=[.O278]-0.021583" office:value-type="float" office:value="0.009726">
            <text:p>0.009726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898">
            <text:p>-12898</text:p>
          </table:table-cell>
          <table:table-cell office:value-type="float" office:value="25441">
            <text:p>25441</text:p>
          </table:table-cell>
          <table:table-cell office:value-type="float" office:value="29315.099609">
            <text:p>29315.099609</text:p>
          </table:table-cell>
          <table:table-cell office:value-type="float" office:value="-5.23044">
            <text:p>-5.23044</text:p>
          </table:table-cell>
          <table:table-cell office:value-type="float" office:value="-4.828483">
            <text:p>-4.828483</text:p>
          </table:table-cell>
          <table:table-cell office:value-type="float" office:value="7.684957">
            <text:p>7.684957</text:p>
          </table:table-cell>
        </table:table-row>
        <table:table-row table:style-name="ro1">
          <table:table-cell office:value-type="float" office:value="71703">
            <text:p>71703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61">
            <text:p>0.006061</text:p>
          </table:table-cell>
          <table:table-cell office:value-type="float" office:value="100">
            <text:p>100</text:p>
          </table:table-cell>
          <table:table-cell office:value-type="float" office:value="0.842809">
            <text:p>0.842809</text:p>
          </table:table-cell>
          <table:table-cell office:value-type="float" office:value="0.488417">
            <text:p>0.488417</text:p>
          </table:table-cell>
          <table:table-cell table:formula="of:=[.I279]-[.$I$2]" office:value-type="float" office:value="0.507571">
            <text:p>0.507571</text:p>
          </table:table-cell>
          <table:table-cell table:formula="of:=AVERAGE([.J275:.J279])" office:value-type="float" office:value="0.1901">
            <text:p>0.1901</text:p>
          </table:table-cell>
          <table:table-cell table:formula="of:=AVERAGE([.J271:.J279])" office:value-type="float" office:value="0.214148444444444">
            <text:p>0.2141484444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11591">
            <text:p>0.011591</text:p>
          </table:table-cell>
          <table:table-cell table:formula="of:=[.O279]-0.021583" office:value-type="float" office:value="-0.009992">
            <text:p>-0.009992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838">
            <text:p>-12838</text:p>
          </table:table-cell>
          <table:table-cell office:value-type="float" office:value="25959">
            <text:p>25959</text:p>
          </table:table-cell>
          <table:table-cell office:value-type="float" office:value="29756.234375">
            <text:p>29756.234375</text:p>
          </table:table-cell>
          <table:table-cell office:value-type="float" office:value="-5.23044">
            <text:p>-5.23044</text:p>
          </table:table-cell>
          <table:table-cell office:value-type="float" office:value="-4.822422">
            <text:p>-4.822422</text:p>
          </table:table-cell>
          <table:table-cell office:value-type="float" office:value="7.800828">
            <text:p>7.800828</text:p>
          </table:table-cell>
        </table:table-row>
        <table:table-row table:style-name="ro1">
          <table:table-cell office:value-type="float" office:value="71960">
            <text:p>71960</text:p>
          </table:table-cell>
          <table:table-cell office:value-type="float" office:value="0">
            <text:p>0</text:p>
          </table:table-cell>
          <table:table-cell office:value-type="float" office:value="523">
            <text:p>52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033">
            <text:p>0.005033</text:p>
          </table:table-cell>
          <table:table-cell office:value-type="float" office:value="100">
            <text:p>100</text:p>
          </table:table-cell>
          <table:table-cell office:value-type="float" office:value="-0.200457">
            <text:p>-0.200457</text:p>
          </table:table-cell>
          <table:table-cell office:value-type="float" office:value="0.02873">
            <text:p>0.02873</text:p>
          </table:table-cell>
          <table:table-cell table:formula="of:=[.I280]-[.$I$2]" office:value-type="float" office:value="0.047884">
            <text:p>0.047884</text:p>
          </table:table-cell>
          <table:table-cell table:formula="of:=AVERAGE([.J276:.J280])" office:value-type="float" office:value="0.114922">
            <text:p>0.114922</text:p>
          </table:table-cell>
          <table:table-cell table:formula="of:=AVERAGE([.J272:.J280])" office:value-type="float" office:value="0.135937777777778">
            <text:p>0.1359377778</text:p>
          </table:table-cell>
          <table:table-cell office:value-type="float" office:value="100">
            <text:p>100</text:p>
          </table:table-cell>
          <table:table-cell office:value-type="float" office:value="0.011673">
            <text:p>0.011673</text:p>
          </table:table-cell>
          <table:table-cell office:value-type="float" office:value="0.050894">
            <text:p>0.050894</text:p>
          </table:table-cell>
          <table:table-cell table:formula="of:=[.O280]-0.021583" office:value-type="float" office:value="0.029311">
            <text:p>0.029311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781">
            <text:p>-12781</text:p>
          </table:table-cell>
          <table:table-cell office:value-type="float" office:value="26479">
            <text:p>26479</text:p>
          </table:table-cell>
          <table:table-cell office:value-type="float" office:value="30203.003906">
            <text:p>30203.003906</text:p>
          </table:table-cell>
          <table:table-cell office:value-type="float" office:value="-5.23044">
            <text:p>-5.23044</text:p>
          </table:table-cell>
          <table:table-cell office:value-type="float" office:value="-4.817389">
            <text:p>-4.817389</text:p>
          </table:table-cell>
          <table:table-cell office:value-type="float" office:value="7.897063">
            <text:p>7.897063</text:p>
          </table:table-cell>
        </table:table-row>
        <table:table-row table:style-name="ro1">
          <table:table-cell office:value-type="float" office:value="72217">
            <text:p>72217</text:p>
          </table:table-cell>
          <table:table-cell office:value-type="float" office:value="0">
            <text:p>0</text:p>
          </table:table-cell>
          <table:table-cell office:value-type="float" office:value="522">
            <text:p>5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0.001703">
            <text:p>0.001703</text:p>
          </table:table-cell>
          <table:table-cell office:value-type="float" office:value="-0.102951">
            <text:p>-0.102951</text:p>
          </table:table-cell>
          <table:table-cell table:formula="of:=[.I281]-[.$I$2]" office:value-type="float" office:value="-0.083797">
            <text:p>-0.083797</text:p>
          </table:table-cell>
          <table:table-cell table:formula="of:=AVERAGE([.J277:.J281])" office:value-type="float" office:value="0.1450888">
            <text:p>0.1450888</text:p>
          </table:table-cell>
          <table:table-cell table:formula="of:=AVERAGE([.J273:.J281])" office:value-type="float" office:value="0.113857888888889">
            <text:p>0.1138578889</text:p>
          </table:table-cell>
          <table:table-cell office:value-type="float" office:value="100">
            <text:p>100</text:p>
          </table:table-cell>
          <table:table-cell office:value-type="float" office:value="-0.022068">
            <text:p>-0.022068</text:p>
          </table:table-cell>
          <table:table-cell office:value-type="float" office:value="-0.054092">
            <text:p>-0.054092</text:p>
          </table:table-cell>
          <table:table-cell table:formula="of:=[.O281]-0.021583" office:value-type="float" office:value="-0.075675">
            <text:p>-0.075675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2">
            <text:p>-932</text:p>
          </table:table-cell>
          <table:table-cell office:value-type="float" office:value="-12726">
            <text:p>-12726</text:p>
          </table:table-cell>
          <table:table-cell office:value-type="float" office:value="26998">
            <text:p>26998</text:p>
          </table:table-cell>
          <table:table-cell office:value-type="float" office:value="30652.101563">
            <text:p>30652.101563</text:p>
          </table:table-cell>
          <table:table-cell office:value-type="float" office:value="-5.23044">
            <text:p>-5.23044</text:p>
          </table:table-cell>
          <table:table-cell office:value-type="float" office:value="-4.811397">
            <text:p>-4.811397</text:p>
          </table:table-cell>
          <table:table-cell office:value-type="float" office:value="8.011622">
            <text:p>8.011622</text:p>
          </table:table-cell>
        </table:table-row>
        <table:table-row table:style-name="ro1">
          <table:table-cell office:value-type="float" office:value="72474">
            <text:p>72474</text:p>
          </table:table-cell>
          <table:table-cell office:value-type="float" office:value="1">
            <text:p>1</text:p>
          </table:table-cell>
          <table:table-cell office:value-type="float" office:value="522">
            <text:p>522</text:p>
          </table:table-cell>
          <table:table-cell office:value-type="float" office:value="52084.421875">
            <text:p>52084.421875</text:p>
          </table:table-cell>
          <table:table-cell office:value-type="float" office:value="-0.005">
            <text:p>-0.005</text:p>
          </table:table-cell>
          <table:table-cell office:value-type="float" office:value="0.005581">
            <text:p>0.005581</text:p>
          </table:table-cell>
          <table:table-cell office:value-type="float" office:value="211.62381">
            <text:p>211.62381</text:p>
          </table:table-cell>
          <table:table-cell office:value-type="float" office:value="0.027337">
            <text:p>0.027337</text:p>
          </table:table-cell>
          <table:table-cell office:value-type="float" office:value="0.158017">
            <text:p>0.158017</text:p>
          </table:table-cell>
          <table:table-cell table:formula="of:=[.I282]-[.$I$2]" office:value-type="float" office:value="0.177171">
            <text:p>0.177171</text:p>
          </table:table-cell>
          <table:table-cell table:formula="of:=AVERAGE([.J278:.J282])" office:value-type="float" office:value="0.2355896">
            <text:p>0.2355896</text:p>
          </table:table-cell>
          <table:table-cell table:formula="of:=AVERAGE([.J274:.J282])" office:value-type="float" office:value="0.127691">
            <text:p>0.127691</text:p>
          </table:table-cell>
          <table:table-cell office:value-type="float" office:value="115.813446">
            <text:p>115.813446</text:p>
          </table:table-cell>
          <table:table-cell office:value-type="float" office:value="-0.097276">
            <text:p>-0.097276</text:p>
          </table:table-cell>
          <table:table-cell office:value-type="float" office:value="-0.069413">
            <text:p>-0.069413</text:p>
          </table:table-cell>
          <table:table-cell table:formula="of:=[.O282]-0.021583" office:value-type="float" office:value="-0.090996">
            <text:p>-0.090996</text:p>
          </table:table-cell>
          <table:table-cell office:value-type="float" office:value="211.62381">
            <text:p>211.62381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674">
            <text:p>-12674</text:p>
          </table:table-cell>
          <table:table-cell office:value-type="float" office:value="27517">
            <text:p>27517</text:p>
          </table:table-cell>
          <table:table-cell office:value-type="float" office:value="31103.769531">
            <text:p>31103.769531</text:p>
          </table:table-cell>
          <table:table-cell office:value-type="float" office:value="-5.23544">
            <text:p>-5.23544</text:p>
          </table:table-cell>
          <table:table-cell office:value-type="float" office:value="-4.805815">
            <text:p>-4.805815</text:p>
          </table:table-cell>
          <table:table-cell office:value-type="float" office:value="8.206083">
            <text:p>8.206083</text:p>
          </table:table-cell>
        </table:table-row>
        <table:table-row table:style-name="ro1">
          <table:table-cell office:value-type="float" office:value="72731">
            <text:p>72731</text:p>
          </table:table-cell>
          <table:table-cell office:value-type="float" office:value="0">
            <text:p>0</text:p>
          </table:table-cell>
          <table:table-cell office:value-type="float" office:value="519">
            <text:p>51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66">
            <text:p>0.006266</text:p>
          </table:table-cell>
          <table:table-cell office:value-type="float" office:value="100">
            <text:p>100</text:p>
          </table:table-cell>
          <table:table-cell office:value-type="float" office:value="-0.022004">
            <text:p>-0.022004</text:p>
          </table:table-cell>
          <table:table-cell office:value-type="float" office:value="-0.026336">
            <text:p>-0.026336</text:p>
          </table:table-cell>
          <table:table-cell table:formula="of:=[.I283]-[.$I$2]" office:value-type="float" office:value="-0.007182">
            <text:p>-0.007182</text:p>
          </table:table-cell>
          <table:table-cell table:formula="of:=AVERAGE([.J279:.J283])" office:value-type="float" office:value="0.1283294">
            <text:p>0.1283294</text:p>
          </table:table-cell>
          <table:table-cell table:formula="of:=AVERAGE([.J275:.J283])" office:value-type="float" office:value="0.120508444444444">
            <text:p>0.1205084444</text:p>
          </table:table-cell>
          <table:table-cell office:value-type="float" office:value="232.082794">
            <text:p>232.082794</text:p>
          </table:table-cell>
          <table:table-cell office:value-type="float" office:value="-0.00588">
            <text:p>-0.00588</text:p>
          </table:table-cell>
          <table:table-cell office:value-type="float" office:value="-0">
            <text:p>0</text:p>
          </table:table-cell>
          <table:table-cell table:formula="of:=[.O283]-0.021583" office:value-type="float" office:value="-0.021583">
            <text:p>-0.021583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626">
            <text:p>-12626</text:p>
          </table:table-cell>
          <table:table-cell office:value-type="float" office:value="28033">
            <text:p>28033</text:p>
          </table:table-cell>
          <table:table-cell office:value-type="float" office:value="31557.314453">
            <text:p>31557.314453</text:p>
          </table:table-cell>
          <table:table-cell office:value-type="float" office:value="-5.23544">
            <text:p>-5.23544</text:p>
          </table:table-cell>
          <table:table-cell office:value-type="float" office:value="-4.799549">
            <text:p>-4.799549</text:p>
          </table:table-cell>
          <table:table-cell office:value-type="float" office:value="8.325769">
            <text:p>8.325769</text:p>
          </table:table-cell>
        </table:table-row>
        <table:table-row table:style-name="ro1">
          <table:table-cell office:value-type="float" office:value="72988">
            <text:p>72988</text:p>
          </table:table-cell>
          <table:table-cell office:value-type="float" office:value="0">
            <text:p>0</text:p>
          </table:table-cell>
          <table:table-cell office:value-type="float" office:value="516">
            <text:p>51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73">
            <text:p>0.005273</text:p>
          </table:table-cell>
          <table:table-cell office:value-type="float" office:value="100">
            <text:p>100</text:p>
          </table:table-cell>
          <table:table-cell office:value-type="float" office:value="0.90236">
            <text:p>0.90236</text:p>
          </table:table-cell>
          <table:table-cell office:value-type="float" office:value="-0.476446">
            <text:p>-0.476446</text:p>
          </table:table-cell>
          <table:table-cell table:formula="of:=[.I284]-[.$I$2]" office:value-type="float" office:value="-0.457292">
            <text:p>-0.457292</text:p>
          </table:table-cell>
          <table:table-cell table:formula="of:=AVERAGE([.J280:.J284])" office:value-type="float" office:value="-0.0646432">
            <text:p>-0.0646432</text:p>
          </table:table-cell>
          <table:table-cell table:formula="of:=AVERAGE([.J276:.J284])" office:value-type="float" office:value="0.0226122222222222">
            <text:p>0.0226122222</text:p>
          </table:table-cell>
          <table:table-cell office:value-type="float" office:value="100">
            <text:p>100</text:p>
          </table:table-cell>
          <table:table-cell office:value-type="float" office:value="-0.029384">
            <text:p>-0.029384</text:p>
          </table:table-cell>
          <table:table-cell office:value-type="float" office:value="-0.001466">
            <text:p>-0.001466</text:p>
          </table:table-cell>
          <table:table-cell table:formula="of:=[.O284]-0.021583" office:value-type="float" office:value="-0.023049">
            <text:p>-0.023049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581">
            <text:p>-12581</text:p>
          </table:table-cell>
          <table:table-cell office:value-type="float" office:value="28547">
            <text:p>28547</text:p>
          </table:table-cell>
          <table:table-cell office:value-type="float" office:value="32012.150391">
            <text:p>32012.150391</text:p>
          </table:table-cell>
          <table:table-cell office:value-type="float" office:value="-5.23544">
            <text:p>-5.23544</text:p>
          </table:table-cell>
          <table:table-cell office:value-type="float" office:value="-4.794276">
            <text:p>-4.794276</text:p>
          </table:table-cell>
          <table:table-cell office:value-type="float" office:value="8.426485">
            <text:p>8.426485</text:p>
          </table:table-cell>
        </table:table-row>
        <table:table-row table:style-name="ro1">
          <table:table-cell office:value-type="float" office:value="73245">
            <text:p>73245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7">
            <text:p>0.00517</text:p>
          </table:table-cell>
          <table:table-cell office:value-type="float" office:value="100">
            <text:p>100</text:p>
          </table:table-cell>
          <table:table-cell office:value-type="float" office:value="-0.236567">
            <text:p>-0.236567</text:p>
          </table:table-cell>
          <table:table-cell office:value-type="float" office:value="0.1652">
            <text:p>0.1652</text:p>
          </table:table-cell>
          <table:table-cell table:formula="of:=[.I285]-[.$I$2]" office:value-type="float" office:value="0.184354">
            <text:p>0.184354</text:p>
          </table:table-cell>
          <table:table-cell table:formula="of:=AVERAGE([.J281:.J285])" office:value-type="float" office:value="-0.0373492">
            <text:p>-0.0373492</text:p>
          </table:table-cell>
          <table:table-cell table:formula="of:=AVERAGE([.J277:.J285])" office:value-type="float" office:value="0.0691661111111111">
            <text:p>0.0691661111</text:p>
          </table:table-cell>
          <table:table-cell office:value-type="float" office:value="100">
            <text:p>100</text:p>
          </table:table-cell>
          <table:table-cell office:value-type="float" office:value="-0.100909">
            <text:p>-0.100909</text:p>
          </table:table-cell>
          <table:table-cell office:value-type="float" office:value="-0.185058">
            <text:p>-0.185058</text:p>
          </table:table-cell>
          <table:table-cell table:formula="of:=[.O285]-0.021583" office:value-type="float" office:value="-0.206641">
            <text:p>-0.206641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539">
            <text:p>-12539</text:p>
          </table:table-cell>
          <table:table-cell office:value-type="float" office:value="29059">
            <text:p>29059</text:p>
          </table:table-cell>
          <table:table-cell office:value-type="float" office:value="32468.117188">
            <text:p>32468.117188</text:p>
          </table:table-cell>
          <table:table-cell office:value-type="float" office:value="-5.23544">
            <text:p>-5.23544</text:p>
          </table:table-cell>
          <table:table-cell office:value-type="float" office:value="-4.789106">
            <text:p>-4.789106</text:p>
          </table:table-cell>
          <table:table-cell office:value-type="float" office:value="8.525241">
            <text:p>8.525241</text:p>
          </table:table-cell>
        </table:table-row>
        <table:table-row table:style-name="ro1">
          <table:table-cell office:value-type="float" office:value="73502">
            <text:p>73502</text:p>
          </table:table-cell>
          <table:table-cell office:value-type="float" office:value="0">
            <text:p>0</text:p>
          </table:table-cell>
          <table:table-cell office:value-type="float" office:value="514">
            <text:p>51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205">
            <text:p>0.005205</text:p>
          </table:table-cell>
          <table:table-cell office:value-type="float" office:value="100">
            <text:p>100</text:p>
          </table:table-cell>
          <table:table-cell office:value-type="float" office:value="0.046262">
            <text:p>0.046262</text:p>
          </table:table-cell>
          <table:table-cell office:value-type="float" office:value="0.591368">
            <text:p>0.591368</text:p>
          </table:table-cell>
          <table:table-cell table:formula="of:=[.I286]-[.$I$2]" office:value-type="float" office:value="0.610522">
            <text:p>0.610522</text:p>
          </table:table-cell>
          <table:table-cell table:formula="of:=AVERAGE([.J282:.J286])" office:value-type="float" office:value="0.1015146">
            <text:p>0.1015146</text:p>
          </table:table-cell>
          <table:table-cell table:formula="of:=AVERAGE([.J278:.J286])" office:value-type="float" office:value="0.167594444444444">
            <text:p>0.1675944444</text:p>
          </table:table-cell>
          <table:table-cell office:value-type="float" office:value="100">
            <text:p>100</text:p>
          </table:table-cell>
          <table:table-cell office:value-type="float" office:value="-0.097276">
            <text:p>-0.097276</text:p>
          </table:table-cell>
          <table:table-cell office:value-type="float" office:value="-0.092596">
            <text:p>-0.092596</text:p>
          </table:table-cell>
          <table:table-cell table:formula="of:=[.O286]-0.021583" office:value-type="float" office:value="-0.114179">
            <text:p>-0.114179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500">
            <text:p>-12500</text:p>
          </table:table-cell>
          <table:table-cell office:value-type="float" office:value="29572">
            <text:p>29572</text:p>
          </table:table-cell>
          <table:table-cell office:value-type="float" office:value="32927.839844">
            <text:p>32927.839844</text:p>
          </table:table-cell>
          <table:table-cell office:value-type="float" office:value="-5.23544">
            <text:p>-5.23544</text:p>
          </table:table-cell>
          <table:table-cell office:value-type="float" office:value="-4.783901">
            <text:p>-4.783901</text:p>
          </table:table-cell>
          <table:table-cell office:value-type="float" office:value="8.624654">
            <text:p>8.624654</text:p>
          </table:table-cell>
        </table:table-row>
        <table:table-row table:style-name="ro1">
          <table:table-cell office:value-type="float" office:value="73759">
            <text:p>73759</text:p>
          </table:table-cell>
          <table:table-cell office:value-type="float" office:value="0">
            <text:p>0</text:p>
          </table:table-cell>
          <table:table-cell office:value-type="float" office:value="512">
            <text:p>51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478">
            <text:p>0.005478</text:p>
          </table:table-cell>
          <table:table-cell office:value-type="float" office:value="100">
            <text:p>100</text:p>
          </table:table-cell>
          <table:table-cell office:value-type="float" office:value="-0.002523">
            <text:p>-0.002523</text:p>
          </table:table-cell>
          <table:table-cell office:value-type="float" office:value="0.866701">
            <text:p>0.866701</text:p>
          </table:table-cell>
          <table:table-cell table:formula="of:=[.I287]-[.$I$2]" office:value-type="float" office:value="0.885855">
            <text:p>0.885855</text:p>
          </table:table-cell>
          <table:table-cell table:formula="of:=AVERAGE([.J283:.J287])" office:value-type="float" office:value="0.2432514">
            <text:p>0.2432514</text:p>
          </table:table-cell>
          <table:table-cell table:formula="of:=AVERAGE([.J279:.J287])" office:value-type="float" office:value="0.207231777777778">
            <text:p>0.2072317778</text:p>
          </table:table-cell>
          <table:table-cell office:value-type="float" office:value="100">
            <text:p>100</text:p>
          </table:table-cell>
          <table:table-cell office:value-type="float" office:value="-0.007344">
            <text:p>-0.007344</text:p>
          </table:table-cell>
          <table:table-cell office:value-type="float" office:value="0.009593">
            <text:p>0.009593</text:p>
          </table:table-cell>
          <table:table-cell table:formula="of:=[.O287]-0.021583" office:value-type="float" office:value="-0.01199">
            <text:p>-0.01199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463">
            <text:p>-12463</text:p>
          </table:table-cell>
          <table:table-cell office:value-type="float" office:value="30083">
            <text:p>30083</text:p>
          </table:table-cell>
          <table:table-cell office:value-type="float" office:value="33388.042969">
            <text:p>33388.042969</text:p>
          </table:table-cell>
          <table:table-cell office:value-type="float" office:value="-5.23544">
            <text:p>-5.23544</text:p>
          </table:table-cell>
          <table:table-cell office:value-type="float" office:value="-4.778423">
            <text:p>-4.778423</text:p>
          </table:table-cell>
          <table:table-cell office:value-type="float" office:value="8.729294">
            <text:p>8.729294</text:p>
          </table:table-cell>
        </table:table-row>
        <table:table-row table:style-name="ro1">
          <table:table-cell office:value-type="float" office:value="74016">
            <text:p>74016</text:p>
          </table:table-cell>
          <table:table-cell office:value-type="float" office:value="0">
            <text:p>0</text:p>
          </table:table-cell>
          <table:table-cell office:value-type="float" office:value="517">
            <text:p>51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266">
            <text:p>0.006266</text:p>
          </table:table-cell>
          <table:table-cell office:value-type="float" office:value="100">
            <text:p>100</text:p>
          </table:table-cell>
          <table:table-cell office:value-type="float" office:value="-0.01514">
            <text:p>-0.01514</text:p>
          </table:table-cell>
          <table:table-cell office:value-type="float" office:value="-0.148441">
            <text:p>-0.148441</text:p>
          </table:table-cell>
          <table:table-cell table:formula="of:=[.I288]-[.$I$2]" office:value-type="float" office:value="-0.129287">
            <text:p>-0.129287</text:p>
          </table:table-cell>
          <table:table-cell table:formula="of:=AVERAGE([.J284:.J288])" office:value-type="float" office:value="0.2188304">
            <text:p>0.2188304</text:p>
          </table:table-cell>
          <table:table-cell table:formula="of:=AVERAGE([.J280:.J288])" office:value-type="float" office:value="0.136469777777778">
            <text:p>0.1364697778</text:p>
          </table:table-cell>
          <table:table-cell office:value-type="float" office:value="100">
            <text:p>100</text:p>
          </table:table-cell>
          <table:table-cell office:value-type="float" office:value="0.005879">
            <text:p>0.005879</text:p>
          </table:table-cell>
          <table:table-cell office:value-type="float" office:value="0.043167">
            <text:p>0.043167</text:p>
          </table:table-cell>
          <table:table-cell table:formula="of:=[.O288]-0.021583" office:value-type="float" office:value="0.021584">
            <text:p>0.021584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429">
            <text:p>-12429</text:p>
          </table:table-cell>
          <table:table-cell office:value-type="float" office:value="30599">
            <text:p>30599</text:p>
          </table:table-cell>
          <table:table-cell office:value-type="float" office:value="33855.492188">
            <text:p>33855.492188</text:p>
          </table:table-cell>
          <table:table-cell office:value-type="float" office:value="-5.23544">
            <text:p>-5.23544</text:p>
          </table:table-cell>
          <table:table-cell office:value-type="float" office:value="-4.772157">
            <text:p>-4.772157</text:p>
          </table:table-cell>
          <table:table-cell office:value-type="float" office:value="8.848981">
            <text:p>8.848981</text:p>
          </table:table-cell>
        </table:table-row>
        <table:table-row table:style-name="ro1">
          <table:table-cell office:value-type="float" office:value="74273">
            <text:p>74273</text:p>
          </table:table-cell>
          <table:table-cell office:value-type="float" office:value="0">
            <text:p>0</text:p>
          </table:table-cell>
          <table:table-cell office:value-type="float" office:value="493">
            <text:p>49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21811">
            <text:p>-0.021811</text:p>
          </table:table-cell>
          <table:table-cell office:value-type="float" office:value="100">
            <text:p>100</text:p>
          </table:table-cell>
          <table:table-cell office:value-type="float" office:value="0.00757">
            <text:p>0.00757</text:p>
          </table:table-cell>
          <table:table-cell office:value-type="float" office:value="0.40462">
            <text:p>0.40462</text:p>
          </table:table-cell>
          <table:table-cell table:formula="of:=[.I289]-[.$I$2]" office:value-type="float" office:value="0.423774">
            <text:p>0.423774</text:p>
          </table:table-cell>
          <table:table-cell table:formula="of:=AVERAGE([.J285:.J289])" office:value-type="float" office:value="0.3950436">
            <text:p>0.3950436</text:p>
          </table:table-cell>
          <table:table-cell table:formula="of:=AVERAGE([.J281:.J289])" office:value-type="float" office:value="0.178235333333333">
            <text:p>0.1782353333</text:p>
          </table:table-cell>
          <table:table-cell office:value-type="float" office:value="100">
            <text:p>100</text:p>
          </table:table-cell>
          <table:table-cell office:value-type="float" office:value="0.02206">
            <text:p>0.02206</text:p>
          </table:table-cell>
          <table:table-cell office:value-type="float" office:value="0.014123">
            <text:p>0.014123</text:p>
          </table:table-cell>
          <table:table-cell table:formula="of:=[.O289]-0.021583" office:value-type="float" office:value="-0.00746">
            <text:p>-0.00746</text:p>
          </table:table-cell>
          <table:table-cell office:value-type="float" office:value="100">
            <text:p>100</text:p>
          </table:table-cell>
          <table:table-cell office:value-type="float" office:value="-98">
            <text:p>-98</text:p>
          </table:table-cell>
          <table:table-cell office:value-type="float" office:value="-931">
            <text:p>-931</text:p>
          </table:table-cell>
          <table:table-cell office:value-type="float" office:value="-12400">
            <text:p>-12400</text:p>
          </table:table-cell>
          <table:table-cell office:value-type="float" office:value="31091">
            <text:p>31091</text:p>
          </table:table-cell>
          <table:table-cell office:value-type="float" office:value="34303.757813">
            <text:p>34303.757813</text:p>
          </table:table-cell>
          <table:table-cell office:value-type="float" office:value="-5.23544">
            <text:p>-5.23544</text:p>
          </table:table-cell>
          <table:table-cell office:value-type="float" office:value="-4.793968">
            <text:p>-4.793968</text:p>
          </table:table-cell>
          <table:table-cell office:value-type="float" office:value="8.432378">
            <text:p>8.432378</text:p>
          </table:table-cell>
        </table:table-row>
        <table:table-row table:style-name="ro1">
          <table:table-cell office:value-type="float" office:value="74530">
            <text:p>74530</text:p>
          </table:table-cell>
          <table:table-cell office:value-type="float" office:value="-10">
            <text:p>-10</text:p>
          </table:table-cell>
          <table:table-cell office:value-type="float" office:value="458">
            <text:p>458</text:p>
          </table:table-cell>
          <table:table-cell office:value-type="float" office:value="4681.159668">
            <text:p>4681.159668</text:p>
          </table:table-cell>
          <table:table-cell office:value-type="float" office:value="-0.05">
            <text:p>-0.05</text:p>
          </table:table-cell>
          <table:table-cell office:value-type="float" office:value="-0.067043">
            <text:p>-0.067043</text:p>
          </table:table-cell>
          <table:table-cell office:value-type="float" office:value="34.085503">
            <text:p>34.085503</text:p>
          </table:table-cell>
          <table:table-cell office:value-type="float" office:value="0.878136">
            <text:p>0.878136</text:p>
          </table:table-cell>
          <table:table-cell office:value-type="float" office:value="0.464475">
            <text:p>0.464475</text:p>
          </table:table-cell>
          <table:table-cell table:formula="of:=[.I290]-[.$I$2]" office:value-type="float" office:value="0.483629">
            <text:p>0.483629</text:p>
          </table:table-cell>
          <table:table-cell table:formula="of:=AVERAGE([.J286:.J290])" office:value-type="float" office:value="0.4548986">
            <text:p>0.4548986</text:p>
          </table:table-cell>
          <table:table-cell table:formula="of:=AVERAGE([.J282:.J290])" office:value-type="float" office:value="0.241282666666667">
            <text:p>0.2412826667</text:p>
          </table:table-cell>
          <table:table-cell office:value-type="float" office:value="249.477554">
            <text:p>249.477554</text:p>
          </table:table-cell>
          <table:table-cell office:value-type="float" office:value="0">
            <text:p>0</text:p>
          </table:table-cell>
          <table:table-cell office:value-type="float" office:value="0.017453">
            <text:p>0.017453</text:p>
          </table:table-cell>
          <table:table-cell table:formula="of:=[.O290]-0.021583" office:value-type="float" office:value="-0.00413">
            <text:p>-0.00413</text:p>
          </table:table-cell>
          <table:table-cell office:value-type="float" office:value="34.085518">
            <text:p>34.085518</text:p>
          </table:table-cell>
          <table:table-cell office:value-type="float" office:value="-103">
            <text:p>-103</text:p>
          </table:table-cell>
          <table:table-cell office:value-type="float" office:value="-940">
            <text:p>-940</text:p>
          </table:table-cell>
          <table:table-cell office:value-type="float" office:value="-12363">
            <text:p>-12363</text:p>
          </table:table-cell>
          <table:table-cell office:value-type="float" office:value="31548">
            <text:p>31548</text:p>
          </table:table-cell>
          <table:table-cell office:value-type="float" office:value="34724.3125">
            <text:p>34724.3125</text:p>
          </table:table-cell>
          <table:table-cell office:value-type="float" office:value="-5.28544">
            <text:p>-5.28544</text:p>
          </table:table-cell>
          <table:table-cell office:value-type="float" office:value="-4.861011">
            <text:p>-4.861011</text:p>
          </table:table-cell>
          <table:table-cell office:value-type="float" office:value="8.030163">
            <text:p>8.030163</text:p>
          </table:table-cell>
        </table:table-row>
        <table:table-row table:style-name="ro1">
          <table:table-cell office:value-type="float" office:value="74787">
            <text:p>74787</text:p>
          </table:table-cell>
          <table:table-cell office:value-type="float" office:value="-4">
            <text:p>-4</text:p>
          </table:table-cell>
          <table:table-cell office:value-type="float" office:value="485">
            <text:p>485</text:p>
          </table:table-cell>
          <table:table-cell office:value-type="float" office:value="12232.87793">
            <text:p>12232.87793</text:p>
          </table:table-cell>
          <table:table-cell office:value-type="float" office:value="-0.02">
            <text:p>-0.02</text:p>
          </table:table-cell>
          <table:table-cell office:value-type="float" office:value="0.003561">
            <text:p>0.003561</text:p>
          </table:table-cell>
          <table:table-cell office:value-type="float" office:value="117.805031">
            <text:p>117.805031</text:p>
          </table:table-cell>
          <table:table-cell office:value-type="float" office:value="-0.240562">
            <text:p>-0.240562</text:p>
          </table:table-cell>
          <table:table-cell office:value-type="float" office:value="0.933739">
            <text:p>0.933739</text:p>
          </table:table-cell>
          <table:table-cell table:formula="of:=[.I291]-[.$I$2]" office:value-type="float" office:value="0.952893">
            <text:p>0.952893</text:p>
          </table:table-cell>
          <table:table-cell table:formula="of:=AVERAGE([.J287:.J291])" office:value-type="float" office:value="0.5233728">
            <text:p>0.5233728</text:p>
          </table:table-cell>
          <table:table-cell table:formula="of:=AVERAGE([.J283:.J291])" office:value-type="float" office:value="0.327474">
            <text:p>0.327474</text:p>
          </table:table-cell>
          <table:table-cell office:value-type="float" office:value="353.319275">
            <text:p>353.319275</text:p>
          </table:table-cell>
          <table:table-cell office:value-type="float" office:value="-0.00979">
            <text:p>-0.00979</text:p>
          </table:table-cell>
          <table:table-cell office:value-type="float" office:value="0.021983">
            <text:p>0.021983</text:p>
          </table:table-cell>
          <table:table-cell table:formula="of:=[.O291]-0.021583" office:value-type="float" office:value="0.000400000000000001">
            <text:p>0.0004</text:p>
          </table:table-cell>
          <table:table-cell office:value-type="float" office:value="117.805016">
            <text:p>117.805016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291">
            <text:p>-12291</text:p>
          </table:table-cell>
          <table:table-cell office:value-type="float" office:value="32028">
            <text:p>32028</text:p>
          </table:table-cell>
          <table:table-cell office:value-type="float" office:value="35150.894531">
            <text:p>35150.894531</text:p>
          </table:table-cell>
          <table:table-cell office:value-type="float" office:value="-5.30544">
            <text:p>-5.30544</text:p>
          </table:table-cell>
          <table:table-cell office:value-type="float" office:value="-4.85745">
            <text:p>-4.85745</text:p>
          </table:table-cell>
          <table:table-cell office:value-type="float" office:value="8.443982">
            <text:p>8.443982</text:p>
          </table:table-cell>
        </table:table-row>
        <table:table-row table:style-name="ro1">
          <table:table-cell office:value-type="float" office:value="75044">
            <text:p>75044</text:p>
          </table:table-cell>
          <table:table-cell office:value-type="float" office:value="0">
            <text:p>0</text:p>
          </table:table-cell>
          <table:table-cell office:value-type="float" office:value="482">
            <text:p>48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0.767107">
            <text:p>0.767107</text:p>
          </table:table-cell>
          <table:table-cell office:value-type="float" office:value="-0.19393">
            <text:p>-0.19393</text:p>
          </table:table-cell>
          <table:table-cell table:formula="of:=[.I292]-[.$I$2]" office:value-type="float" office:value="-0.174776">
            <text:p>-0.174776</text:p>
          </table:table-cell>
          <table:table-cell table:formula="of:=AVERAGE([.J288:.J292])" office:value-type="float" office:value="0.3112466">
            <text:p>0.3112466</text:p>
          </table:table-cell>
          <table:table-cell table:formula="of:=AVERAGE([.J284:.J292])" office:value-type="float" office:value="0.308852444444444">
            <text:p>0.3088524444</text:p>
          </table:table-cell>
          <table:table-cell office:value-type="float" office:value="194.880783">
            <text:p>194.880783</text:p>
          </table:table-cell>
          <table:table-cell office:value-type="float" office:value="-0.058366">
            <text:p>-0.058366</text:p>
          </table:table-cell>
          <table:table-cell office:value-type="float" office:value="0.000666">
            <text:p>0.000666</text:p>
          </table:table-cell>
          <table:table-cell table:formula="of:=[.O292]-0.021583" office:value-type="float" office:value="-0.020917">
            <text:p>-0.020917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221">
            <text:p>-12221</text:p>
          </table:table-cell>
          <table:table-cell office:value-type="float" office:value="32504">
            <text:p>32504</text:p>
          </table:table-cell>
          <table:table-cell office:value-type="float" office:value="35573.855469">
            <text:p>35573.855469</text:p>
          </table:table-cell>
          <table:table-cell office:value-type="float" office:value="-5.30544">
            <text:p>-5.30544</text:p>
          </table:table-cell>
          <table:table-cell office:value-type="float" office:value="-4.851252">
            <text:p>-4.851252</text:p>
          </table:table-cell>
          <table:table-cell office:value-type="float" office:value="8.560796">
            <text:p>8.560796</text:p>
          </table:table-cell>
        </table:table-row>
        <table:table-row table:style-name="ro1">
          <table:table-cell office:value-type="float" office:value="75301">
            <text:p>75301</text:p>
          </table:table-cell>
          <table:table-cell office:value-type="float" office:value="0">
            <text:p>0</text:p>
          </table:table-cell>
          <table:table-cell office:value-type="float" office:value="480">
            <text:p>48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403">
            <text:p>0.006403</text:p>
          </table:table-cell>
          <table:table-cell office:value-type="float" office:value="100">
            <text:p>100</text:p>
          </table:table-cell>
          <table:table-cell office:value-type="float" office:value="-0.260749">
            <text:p>-0.260749</text:p>
          </table:table-cell>
          <table:table-cell office:value-type="float" office:value="0.500388">
            <text:p>0.500388</text:p>
          </table:table-cell>
          <table:table-cell table:formula="of:=[.I293]-[.$I$2]" office:value-type="float" office:value="0.519542">
            <text:p>0.519542</text:p>
          </table:table-cell>
          <table:table-cell table:formula="of:=AVERAGE([.J289:.J293])" office:value-type="float" office:value="0.4410124">
            <text:p>0.4410124</text:p>
          </table:table-cell>
          <table:table-cell table:formula="of:=AVERAGE([.J285:.J293])" office:value-type="float" office:value="0.417389555555556">
            <text:p>0.4173895556</text:p>
          </table:table-cell>
          <table:table-cell office:value-type="float" office:value="100">
            <text:p>100</text:p>
          </table:table-cell>
          <table:table-cell office:value-type="float" office:value="-0.009792">
            <text:p>-0.009792</text:p>
          </table:table-cell>
          <table:table-cell office:value-type="float" office:value="0.023182">
            <text:p>0.023182</text:p>
          </table:table-cell>
          <table:table-cell table:formula="of:=[.O293]-0.021583" office:value-type="float" office:value="0.001599">
            <text:p>0.001599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155">
            <text:p>-12155</text:p>
          </table:table-cell>
          <table:table-cell office:value-type="float" office:value="32979">
            <text:p>32979</text:p>
          </table:table-cell>
          <table:table-cell office:value-type="float" office:value="35998.671875">
            <text:p>35998.671875</text:p>
          </table:table-cell>
          <table:table-cell office:value-type="float" office:value="-5.30544">
            <text:p>-5.30544</text:p>
          </table:table-cell>
          <table:table-cell office:value-type="float" office:value="-4.844849">
            <text:p>-4.844849</text:p>
          </table:table-cell>
          <table:table-cell office:value-type="float" office:value="8.681483">
            <text:p>8.681483</text:p>
          </table:table-cell>
        </table:table-row>
        <table:table-row table:style-name="ro1">
          <table:table-cell office:value-type="float" office:value="75558">
            <text:p>75558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.645985">
            <text:p>0.645985</text:p>
          </table:table-cell>
          <table:table-cell office:value-type="float" office:value="0.086191">
            <text:p>0.086191</text:p>
          </table:table-cell>
          <table:table-cell table:formula="of:=[.I294]-[.$I$2]" office:value-type="float" office:value="0.105345">
            <text:p>0.105345</text:p>
          </table:table-cell>
          <table:table-cell table:formula="of:=AVERAGE([.J290:.J294])" office:value-type="float" office:value="0.3773266">
            <text:p>0.3773266</text:p>
          </table:table-cell>
          <table:table-cell table:formula="of:=AVERAGE([.J286:.J294])" office:value-type="float" office:value="0.408610777777778">
            <text:p>0.408610777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294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092">
            <text:p>-12092</text:p>
          </table:table-cell>
          <table:table-cell office:value-type="float" office:value="33451">
            <text:p>33451</text:p>
          </table:table-cell>
          <table:table-cell office:value-type="float" office:value="36423.007813">
            <text:p>36423.007813</text:p>
          </table:table-cell>
          <table:table-cell office:value-type="float" office:value="-5.30544">
            <text:p>-5.30544</text:p>
          </table:table-cell>
          <table:table-cell office:value-type="float" office:value="-4.839063">
            <text:p>-4.839063</text:p>
          </table:table-cell>
          <table:table-cell office:value-type="float" office:value="8.790548">
            <text:p>8.790548</text:p>
          </table:table-cell>
        </table:table-row>
        <table:table-row table:style-name="ro1">
          <table:table-cell office:value-type="float" office:value="75815">
            <text:p>75815</text:p>
          </table:table-cell>
          <table:table-cell office:value-type="float" office:value="0">
            <text:p>0</text:p>
          </table:table-cell>
          <table:table-cell office:value-type="float" office:value="477">
            <text:p>47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369">
            <text:p>0.006369</text:p>
          </table:table-cell>
          <table:table-cell office:value-type="float" office:value="100">
            <text:p>100</text:p>
          </table:table-cell>
          <table:table-cell office:value-type="float" office:value="-0.201555">
            <text:p>-0.201555</text:p>
          </table:table-cell>
          <table:table-cell office:value-type="float" office:value="0.842759">
            <text:p>0.842759</text:p>
          </table:table-cell>
          <table:table-cell table:formula="of:=[.I295]-[.$I$2]" office:value-type="float" office:value="0.861913">
            <text:p>0.861913</text:p>
          </table:table-cell>
          <table:table-cell table:formula="of:=AVERAGE([.J291:.J295])" office:value-type="float" office:value="0.4529834">
            <text:p>0.4529834</text:p>
          </table:table-cell>
          <table:table-cell table:formula="of:=AVERAGE([.J287:.J295])" office:value-type="float" office:value="0.436543111111111">
            <text:p>0.4365431111</text:p>
          </table:table-cell>
          <table:table-cell office:value-type="float" office:value="100">
            <text:p>100</text:p>
          </table:table-cell>
          <table:table-cell office:value-type="float" office:value="0.043774">
            <text:p>0.043774</text:p>
          </table:table-cell>
          <table:table-cell office:value-type="float" office:value="0.120974">
            <text:p>0.120974</text:p>
          </table:table-cell>
          <table:table-cell table:formula="of:=[.O295]-0.021583" office:value-type="float" office:value="0.099391">
            <text:p>0.099391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2032">
            <text:p>-12032</text:p>
          </table:table-cell>
          <table:table-cell office:value-type="float" office:value="33924">
            <text:p>33924</text:p>
          </table:table-cell>
          <table:table-cell office:value-type="float" office:value="36850.523438">
            <text:p>36850.523438</text:p>
          </table:table-cell>
          <table:table-cell office:value-type="float" office:value="-5.30544">
            <text:p>-5.30544</text:p>
          </table:table-cell>
          <table:table-cell office:value-type="float" office:value="-4.832694">
            <text:p>-4.832694</text:p>
          </table:table-cell>
          <table:table-cell office:value-type="float" office:value="8.910588">
            <text:p>8.910588</text:p>
          </table:table-cell>
        </table:table-row>
        <table:table-row table:style-name="ro1">
          <table:table-cell office:value-type="float" office:value="76072">
            <text:p>76072</text:p>
          </table:table-cell>
          <table:table-cell office:value-type="float" office:value="0">
            <text:p>0</text:p>
          </table:table-cell>
          <table:table-cell office:value-type="float" office:value="472">
            <text:p>47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-0.019872">
            <text:p>-0.019872</text:p>
          </table:table-cell>
          <table:table-cell office:value-type="float" office:value="0.093374">
            <text:p>0.093374</text:p>
          </table:table-cell>
          <table:table-cell table:formula="of:=[.I296]-[.$I$2]" office:value-type="float" office:value="0.112528">
            <text:p>0.112528</text:p>
          </table:table-cell>
          <table:table-cell table:formula="of:=AVERAGE([.J292:.J296])" office:value-type="float" office:value="0.2849104">
            <text:p>0.2849104</text:p>
          </table:table-cell>
          <table:table-cell table:formula="of:=AVERAGE([.J288:.J296])" office:value-type="float" office:value="0.350617888888889">
            <text:p>0.3506178889</text:p>
          </table:table-cell>
          <table:table-cell office:value-type="float" office:value="100">
            <text:p>100</text:p>
          </table:table-cell>
          <table:table-cell office:value-type="float" office:value="0.046206">
            <text:p>0.046206</text:p>
          </table:table-cell>
          <table:table-cell office:value-type="float" office:value="-0.027845">
            <text:p>-0.027845</text:p>
          </table:table-cell>
          <table:table-cell table:formula="of:=[.O296]-0.021583" office:value-type="float" office:value="-0.049428">
            <text:p>-0.049428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975">
            <text:p>-11975</text:p>
          </table:table-cell>
          <table:table-cell office:value-type="float" office:value="34392">
            <text:p>34392</text:p>
          </table:table-cell>
          <table:table-cell office:value-type="float" office:value="37275.449219">
            <text:p>37275.449219</text:p>
          </table:table-cell>
          <table:table-cell office:value-type="float" office:value="-5.30544">
            <text:p>-5.30544</text:p>
          </table:table-cell>
          <table:table-cell office:value-type="float" office:value="-4.827079">
            <text:p>-4.827079</text:p>
          </table:table-cell>
          <table:table-cell office:value-type="float" office:value="9.016427">
            <text:p>9.016427</text:p>
          </table:table-cell>
        </table:table-row>
        <table:table-row table:style-name="ro1">
          <table:table-cell office:value-type="float" office:value="76329">
            <text:p>76329</text:p>
          </table:table-cell>
          <table:table-cell office:value-type="float" office:value="0">
            <text:p>0</text:p>
          </table:table-cell>
          <table:table-cell office:value-type="float" office:value="467">
            <text:p>46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07">
            <text:p>0.005307</text:p>
          </table:table-cell>
          <table:table-cell office:value-type="float" office:value="100">
            <text:p>100</text:p>
          </table:table-cell>
          <table:table-cell office:value-type="float" office:value="0.329301">
            <text:p>0.329301</text:p>
          </table:table-cell>
          <table:table-cell office:value-type="float" office:value="0.715866">
            <text:p>0.715866</text:p>
          </table:table-cell>
          <table:table-cell table:formula="of:=[.I297]-[.$I$2]" office:value-type="float" office:value="0.73502">
            <text:p>0.73502</text:p>
          </table:table-cell>
          <table:table-cell table:formula="of:=AVERAGE([.J293:.J297])" office:value-type="float" office:value="0.4668696">
            <text:p>0.4668696</text:p>
          </table:table-cell>
          <table:table-cell table:formula="of:=AVERAGE([.J289:.J297])" office:value-type="float" office:value="0.446652">
            <text:p>0.446652</text:p>
          </table:table-cell>
          <table:table-cell office:value-type="float" office:value="100">
            <text:p>100</text:p>
          </table:table-cell>
          <table:table-cell office:value-type="float" office:value="-0.386816">
            <text:p>-0.386816</text:p>
          </table:table-cell>
          <table:table-cell office:value-type="float" office:value="-0.236752">
            <text:p>-0.236752</text:p>
          </table:table-cell>
          <table:table-cell table:formula="of:=[.O297]-0.021583" office:value-type="float" office:value="-0.258335">
            <text:p>-0.258335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922">
            <text:p>-11922</text:p>
          </table:table-cell>
          <table:table-cell office:value-type="float" office:value="34856">
            <text:p>34856</text:p>
          </table:table-cell>
          <table:table-cell office:value-type="float" office:value="37698.9375">
            <text:p>37698.9375</text:p>
          </table:table-cell>
          <table:table-cell office:value-type="float" office:value="-5.30544">
            <text:p>-5.30544</text:p>
          </table:table-cell>
          <table:table-cell office:value-type="float" office:value="-4.821772">
            <text:p>-4.821772</text:p>
          </table:table-cell>
          <table:table-cell office:value-type="float" office:value="9.116461">
            <text:p>9.116461</text:p>
          </table:table-cell>
        </table:table-row>
        <table:table-row table:style-name="ro1">
          <table:table-cell office:value-type="float" office:value="76586">
            <text:p>76586</text:p>
          </table:table-cell>
          <table:table-cell office:value-type="float" office:value="0">
            <text:p>0</text:p>
          </table:table-cell>
          <table:table-cell office:value-type="float" office:value="468">
            <text:p>4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98">
            <text:p>0.006198</text:p>
          </table:table-cell>
          <table:table-cell office:value-type="float" office:value="100">
            <text:p>100</text:p>
          </table:table-cell>
          <table:table-cell office:value-type="float" office:value="-0.00757">
            <text:p>-0.00757</text:p>
          </table:table-cell>
          <table:table-cell office:value-type="float" office:value="0.785298">
            <text:p>0.785298</text:p>
          </table:table-cell>
          <table:table-cell table:formula="of:=[.I298]-[.$I$2]" office:value-type="float" office:value="0.804452">
            <text:p>0.804452</text:p>
          </table:table-cell>
          <table:table-cell table:formula="of:=AVERAGE([.J294:.J298])" office:value-type="float" office:value="0.5238516">
            <text:p>0.5238516</text:p>
          </table:table-cell>
          <table:table-cell table:formula="of:=AVERAGE([.J290:.J298])" office:value-type="float" office:value="0.488949555555555">
            <text:p>0.4889495556</text:p>
          </table:table-cell>
          <table:table-cell office:value-type="float" office:value="100">
            <text:p>100</text:p>
          </table:table-cell>
          <table:table-cell office:value-type="float" office:value="0.019455">
            <text:p>0.019455</text:p>
          </table:table-cell>
          <table:table-cell office:value-type="float" office:value="0.059821">
            <text:p>0.059821</text:p>
          </table:table-cell>
          <table:table-cell table:formula="of:=[.O298]-0.021583" office:value-type="float" office:value="0.038238">
            <text:p>0.038238</text:p>
          </table:table-cell>
          <table:table-cell office:value-type="float" office:value="100">
            <text:p>100</text:p>
          </table:table-cell>
          <table:table-cell office:value-type="float" office:value="-105">
            <text:p>-105</text:p>
          </table:table-cell>
          <table:table-cell office:value-type="float" office:value="-943">
            <text:p>-943</text:p>
          </table:table-cell>
          <table:table-cell office:value-type="float" office:value="-11871">
            <text:p>-11871</text:p>
          </table:table-cell>
          <table:table-cell office:value-type="float" office:value="35321">
            <text:p>35321</text:p>
          </table:table-cell>
          <table:table-cell office:value-type="float" office:value="38125.011719">
            <text:p>38125.011719</text:p>
          </table:table-cell>
          <table:table-cell office:value-type="float" office:value="-5.30544">
            <text:p>-5.30544</text:p>
          </table:table-cell>
          <table:table-cell office:value-type="float" office:value="-4.815574">
            <text:p>-4.815574</text:p>
          </table:table-cell>
          <table:table-cell office:value-type="float" office:value="9.233274">
            <text:p>9.233274</text:p>
          </table:table-cell>
        </table:table-row>
        <table:table-row table:style-name="ro1">
          <table:table-cell office:value-type="float" office:value="76843">
            <text:p>76843</text:p>
          </table:table-cell>
          <table:table-cell office:value-type="float" office:value="-7">
            <text:p>-7</text:p>
          </table:table-cell>
          <table:table-cell office:value-type="float" office:value="459">
            <text:p>459</text:p>
          </table:table-cell>
          <table:table-cell office:value-type="float" office:value="6660.328125">
            <text:p>6660.328125</text:p>
          </table:table-cell>
          <table:table-cell office:value-type="float" office:value="-0.025667">
            <text:p>-0.025667</text:p>
          </table:table-cell>
          <table:table-cell office:value-type="float" office:value="0.004143">
            <text:p>0.004143</text:p>
          </table:table-cell>
          <table:table-cell office:value-type="float" office:value="116.141914">
            <text:p>116.141914</text:p>
          </table:table-cell>
          <table:table-cell office:value-type="float" office:value="0.001682">
            <text:p>0.001682</text:p>
          </table:table-cell>
          <table:table-cell office:value-type="float" office:value="-0.067038">
            <text:p>-0.067038</text:p>
          </table:table-cell>
          <table:table-cell table:formula="of:=[.I299]-[.$I$2]" office:value-type="float" office:value="-0.047884">
            <text:p>-0.047884</text:p>
          </table:table-cell>
          <table:table-cell table:formula="of:=AVERAGE([.J295:.J299])" office:value-type="float" office:value="0.4932058">
            <text:p>0.4932058</text:p>
          </table:table-cell>
          <table:table-cell table:formula="of:=AVERAGE([.J291:.J299])" office:value-type="float" office:value="0.429892555555556">
            <text:p>0.4298925556</text:p>
          </table:table-cell>
          <table:table-cell office:value-type="float" office:value="21.989563">
            <text:p>21.989563</text:p>
          </table:table-cell>
          <table:table-cell office:value-type="float" office:value="-0.009795">
            <text:p>-0.009795</text:p>
          </table:table-cell>
          <table:table-cell office:value-type="float" office:value="0.012257">
            <text:p>0.012257</text:p>
          </table:table-cell>
          <table:table-cell table:formula="of:=[.O299]-0.021583" office:value-type="float" office:value="-0.009326">
            <text:p>-0.009326</text:p>
          </table:table-cell>
          <table:table-cell office:value-type="float" office:value="116.141914">
            <text:p>116.141914</text:p>
          </table:table-cell>
          <table:table-cell office:value-type="float" office:value="-109">
            <text:p>-109</text:p>
          </table:table-cell>
          <table:table-cell office:value-type="float" office:value="-949">
            <text:p>-949</text:p>
          </table:table-cell>
          <table:table-cell office:value-type="float" office:value="-11824">
            <text:p>-11824</text:p>
          </table:table-cell>
          <table:table-cell office:value-type="float" office:value="35778">
            <text:p>35778</text:p>
          </table:table-cell>
          <table:table-cell office:value-type="float" office:value="38550.144531">
            <text:p>38550.144531</text:p>
          </table:table-cell>
          <table:table-cell office:value-type="float" office:value="-5.331107">
            <text:p>-5.331107</text:p>
          </table:table-cell>
          <table:table-cell office:value-type="float" office:value="-4.811431">
            <text:p>-4.811431</text:p>
          </table:table-cell>
          <table:table-cell office:value-type="float" office:value="9.74799">
            <text:p>9.74799</text:p>
          </table:table-cell>
        </table:table-row>
        <table:table-row table:style-name="ro1">
          <table:table-cell office:value-type="float" office:value="77100">
            <text:p>77100</text:p>
          </table:table-cell>
          <table:table-cell office:value-type="float" office:value="-5">
            <text:p>-5</text:p>
          </table:table-cell>
          <table:table-cell office:value-type="float" office:value="480">
            <text:p>480</text:p>
          </table:table-cell>
          <table:table-cell office:value-type="float" office:value="9698.771484">
            <text:p>9698.771484</text:p>
          </table:table-cell>
          <table:table-cell office:value-type="float" office:value="0.002273">
            <text:p>0.002273</text:p>
          </table:table-cell>
          <table:table-cell office:value-type="float" office:value="0.000993">
            <text:p>0.000993</text:p>
          </table:table-cell>
          <table:table-cell office:value-type="float" office:value="56.309212">
            <text:p>56.309212</text:p>
          </table:table-cell>
          <table:table-cell office:value-type="float" office:value="0.645985">
            <text:p>0.645985</text:p>
          </table:table-cell>
          <table:table-cell office:value-type="float" office:value="0.205901">
            <text:p>0.205901</text:p>
          </table:table-cell>
          <table:table-cell table:formula="of:=[.I300]-[.$I$2]" office:value-type="float" office:value="0.225055">
            <text:p>0.225055</text:p>
          </table:table-cell>
          <table:table-cell table:formula="of:=AVERAGE([.J296:.J300])" office:value-type="float" office:value="0.3658342">
            <text:p>0.3658342</text:p>
          </table:table-cell>
          <table:table-cell table:formula="of:=AVERAGE([.J292:.J300])" office:value-type="float" office:value="0.349021666666667">
            <text:p>0.3490216667</text:p>
          </table:table-cell>
          <table:table-cell office:value-type="float" office:value="935.781677">
            <text:p>935.781677</text:p>
          </table:table-cell>
          <table:table-cell office:value-type="float" office:value="-0.029402">
            <text:p>-0.029402</text:p>
          </table:table-cell>
          <table:table-cell office:value-type="float" office:value="-0.002665">
            <text:p>-0.002665</text:p>
          </table:table-cell>
          <table:table-cell table:formula="of:=[.O300]-0.021583" office:value-type="float" office:value="-0.024248">
            <text:p>-0.024248</text:p>
          </table:table-cell>
          <table:table-cell office:value-type="float" office:value="56.309212">
            <text:p>56.309212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777">
            <text:p>-11777</text:p>
          </table:table-cell>
          <table:table-cell office:value-type="float" office:value="36256">
            <text:p>36256</text:p>
          </table:table-cell>
          <table:table-cell office:value-type="float" office:value="38994.640625">
            <text:p>38994.640625</text:p>
          </table:table-cell>
          <table:table-cell office:value-type="float" office:value="-5.328834">
            <text:p>-5.328834</text:p>
          </table:table-cell>
          <table:table-cell office:value-type="float" office:value="-4.810438">
            <text:p>-4.810438</text:p>
          </table:table-cell>
          <table:table-cell office:value-type="float" office:value="9.72813">
            <text:p>9.72813</text:p>
          </table:table-cell>
        </table:table-row>
        <table:table-row table:style-name="ro1">
          <table:table-cell office:value-type="float" office:value="77357">
            <text:p>77357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-0.230469">
            <text:p>-0.230469</text:p>
          </table:table-cell>
          <table:table-cell office:value-type="float" office:value="-0.088585">
            <text:p>-0.088585</text:p>
          </table:table-cell>
          <table:table-cell table:formula="of:=[.I301]-[.$I$2]" office:value-type="float" office:value="-0.069431">
            <text:p>-0.069431</text:p>
          </table:table-cell>
          <table:table-cell table:formula="of:=AVERAGE([.J297:.J301])" office:value-type="float" office:value="0.3294424">
            <text:p>0.3294424</text:p>
          </table:table-cell>
          <table:table-cell table:formula="of:=AVERAGE([.J293:.J301])" office:value-type="float" office:value="0.360726666666667">
            <text:p>0.3607266667</text:p>
          </table:table-cell>
          <table:table-cell office:value-type="float" office:value="11.444613">
            <text:p>11.444613</text:p>
          </table:table-cell>
          <table:table-cell office:value-type="float" office:value="0.009804">
            <text:p>0.009804</text:p>
          </table:table-cell>
          <table:table-cell office:value-type="float" office:value="0.025047">
            <text:p>0.025047</text:p>
          </table:table-cell>
          <table:table-cell table:formula="of:=[.O301]-0.021583" office:value-type="float" office:value="0.003464">
            <text:p>0.003464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730">
            <text:p>-11730</text:p>
          </table:table-cell>
          <table:table-cell office:value-type="float" office:value="36738">
            <text:p>36738</text:p>
          </table:table-cell>
          <table:table-cell office:value-type="float" office:value="39440.960938">
            <text:p>39440.960938</text:p>
          </table:table-cell>
          <table:table-cell office:value-type="float" office:value="-5.328834">
            <text:p>-5.328834</text:p>
          </table:table-cell>
          <table:table-cell office:value-type="float" office:value="-4.804789">
            <text:p>-4.804789</text:p>
          </table:table-cell>
          <table:table-cell office:value-type="float" office:value="9.834148">
            <text:p>9.834148</text:p>
          </table:table-cell>
        </table:table-row>
        <table:table-row table:style-name="ro1">
          <table:table-cell office:value-type="float" office:value="77614">
            <text:p>77614</text:p>
          </table:table-cell>
          <table:table-cell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0.873089">
            <text:p>0.873089</text:p>
          </table:table-cell>
          <table:table-cell office:value-type="float" office:value="-1.055843">
            <text:p>-1.055843</text:p>
          </table:table-cell>
          <table:table-cell table:formula="of:=[.I302]-[.$I$2]" office:value-type="float" office:value="-1.036689">
            <text:p>-1.036689</text:p>
          </table:table-cell>
          <table:table-cell table:formula="of:=AVERAGE([.J298:.J302])" office:value-type="float" office:value="-0.0248994000000001">
            <text:p>-0.0248994</text:p>
          </table:table-cell>
          <table:table-cell table:formula="of:=AVERAGE([.J294:.J302])" office:value-type="float" office:value="0.187812111111111">
            <text:p>0.1878121111</text:p>
          </table:table-cell>
          <table:table-cell office:value-type="float" office:value="100">
            <text:p>100</text:p>
          </table:table-cell>
          <table:table-cell office:value-type="float" office:value="0.029369">
            <text:p>0.029369</text:p>
          </table:table-cell>
          <table:table-cell office:value-type="float" office:value="0.021317">
            <text:p>0.021317</text:p>
          </table:table-cell>
          <table:table-cell table:formula="of:=[.O302]-0.021583" office:value-type="float" office:value="-0.000265999999999999">
            <text:p>-0.000266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685">
            <text:p>-11685</text:p>
          </table:table-cell>
          <table:table-cell office:value-type="float" office:value="37221">
            <text:p>37221</text:p>
          </table:table-cell>
          <table:table-cell office:value-type="float" office:value="39889.707031">
            <text:p>39889.707031</text:p>
          </table:table-cell>
          <table:table-cell office:value-type="float" office:value="-5.328834">
            <text:p>-5.328834</text:p>
          </table:table-cell>
          <table:table-cell office:value-type="float" office:value="-4.799002">
            <text:p>-4.799002</text:p>
          </table:table-cell>
          <table:table-cell office:value-type="float" office:value="9.942736">
            <text:p>9.942736</text:p>
          </table:table-cell>
        </table:table-row>
        <table:table-row table:style-name="ro1">
          <table:table-cell office:value-type="float" office:value="77871">
            <text:p>77871</text:p>
          </table:table-cell>
          <table:table-cell office:value-type="float" office:value="0">
            <text:p>0</text:p>
          </table:table-cell>
          <table:table-cell office:value-type="float" office:value="484">
            <text:p>48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574">
            <text:p>0.006574</text:p>
          </table:table-cell>
          <table:table-cell office:value-type="float" office:value="100">
            <text:p>100</text:p>
          </table:table-cell>
          <table:table-cell office:value-type="float" office:value="-0.231835">
            <text:p>-0.231835</text:p>
          </table:table-cell>
          <table:table-cell office:value-type="float" office:value="-0.646434">
            <text:p>-0.646434</text:p>
          </table:table-cell>
          <table:table-cell table:formula="of:=[.I303]-[.$I$2]" office:value-type="float" office:value="-0.62728">
            <text:p>-0.62728</text:p>
          </table:table-cell>
          <table:table-cell table:formula="of:=AVERAGE([.J299:.J303])" office:value-type="float" office:value="-0.3112458">
            <text:p>-0.3112458</text:p>
          </table:table-cell>
          <table:table-cell table:formula="of:=AVERAGE([.J295:.J303])" office:value-type="float" office:value="0.106409333333333">
            <text:p>0.106409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7853">
            <text:p>0.017853</text:p>
          </table:table-cell>
          <table:table-cell table:formula="of:=[.O303]-0.021583" office:value-type="float" office:value="-0.00373">
            <text:p>-0.00373</text:p>
          </table:table-cell>
          <table:table-cell office:value-type="float" office:value="100">
            <text:p>100</text:p>
          </table:table-cell>
          <table:table-cell office:value-type="float" office:value="-112">
            <text:p>-112</text:p>
          </table:table-cell>
          <table:table-cell office:value-type="float" office:value="-953">
            <text:p>-953</text:p>
          </table:table-cell>
          <table:table-cell office:value-type="float" office:value="-11643">
            <text:p>-11643</text:p>
          </table:table-cell>
          <table:table-cell office:value-type="float" office:value="37704">
            <text:p>37704</text:p>
          </table:table-cell>
          <table:table-cell office:value-type="float" office:value="40340.148438">
            <text:p>40340.148438</text:p>
          </table:table-cell>
          <table:table-cell office:value-type="float" office:value="-5.328834">
            <text:p>-5.328834</text:p>
          </table:table-cell>
          <table:table-cell office:value-type="float" office:value="-4.792428">
            <text:p>-4.792428</text:p>
          </table:table-cell>
          <table:table-cell office:value-type="float" office:value="10.066106">
            <text:p>10.066106</text:p>
          </table:table-cell>
        </table:table-row>
        <table:table-row table:style-name="ro1">
          <table:table-cell office:value-type="float" office:value="78128">
            <text:p>78128</text:p>
          </table:table-cell>
          <table:table-cell office:value-type="float" office:value="-14">
            <text:p>-14</text:p>
          </table:table-cell>
          <table:table-cell office:value-type="float" office:value="441">
            <text:p>441</text:p>
          </table:table-cell>
          <table:table-cell office:value-type="float" office:value="3249.138184">
            <text:p>3249.138184</text:p>
          </table:table-cell>
          <table:table-cell office:value-type="float" office:value="-0.002414">
            <text:p>-0.002414</text:p>
          </table:table-cell>
          <table:table-cell office:value-type="float" office:value="0.008012">
            <text:p>0.008012</text:p>
          </table:table-cell>
          <table:table-cell office:value-type="float" office:value="431.936554">
            <text:p>431.936554</text:p>
          </table:table-cell>
          <table:table-cell office:value-type="float" office:value="0.80622">
            <text:p>0.80622</text:p>
          </table:table-cell>
          <table:table-cell office:value-type="float" office:value="0.411803">
            <text:p>0.411803</text:p>
          </table:table-cell>
          <table:table-cell table:formula="of:=[.I304]-[.$I$2]" office:value-type="float" office:value="0.430957">
            <text:p>0.430957</text:p>
          </table:table-cell>
          <table:table-cell table:formula="of:=AVERAGE([.J300:.J304])" office:value-type="float" office:value="-0.2154776">
            <text:p>-0.2154776</text:p>
          </table:table-cell>
          <table:table-cell table:formula="of:=AVERAGE([.J296:.J304])" office:value-type="float" office:value="0.0585253333333333">
            <text:p>0.0585253333</text:p>
          </table:table-cell>
          <table:table-cell office:value-type="float" office:value="210.621597">
            <text:p>210.621597</text:p>
          </table:table-cell>
          <table:table-cell office:value-type="float" office:value="0">
            <text:p>0</text:p>
          </table:table-cell>
          <table:table-cell office:value-type="float" office:value="0.031576">
            <text:p>0.031576</text:p>
          </table:table-cell>
          <table:table-cell table:formula="of:=[.O304]-0.021583" office:value-type="float" office:value="0.009993">
            <text:p>0.009993</text:p>
          </table:table-cell>
          <table:table-cell office:value-type="float" office:value="431.936493">
            <text:p>431.936493</text:p>
          </table:table-cell>
          <table:table-cell office:value-type="float" office:value="-120">
            <text:p>-120</text:p>
          </table:table-cell>
          <table:table-cell office:value-type="float" office:value="-964">
            <text:p>-964</text:p>
          </table:table-cell>
          <table:table-cell office:value-type="float" office:value="-11608">
            <text:p>-11608</text:p>
          </table:table-cell>
          <table:table-cell office:value-type="float" office:value="38143">
            <text:p>38143</text:p>
          </table:table-cell>
          <table:table-cell office:value-type="float" office:value="40759.433594">
            <text:p>40759.433594</text:p>
          </table:table-cell>
          <table:table-cell office:value-type="float" office:value="-5.331248">
            <text:p>-5.331248</text:p>
          </table:table-cell>
          <table:table-cell office:value-type="float" office:value="-4.784416">
            <text:p>-4.784416</text:p>
          </table:table-cell>
          <table:table-cell office:value-type="float" office:value="10.257113">
            <text:p>10.257113</text:p>
          </table:table-cell>
        </table:table-row>
        <table:table-row table:style-name="ro1">
          <table:table-cell office:value-type="float" office:value="78385">
            <text:p>78385</text:p>
          </table:table-cell>
          <table:table-cell office:value-type="float" office:value="-36">
            <text:p>-36</text:p>
          </table:table-cell>
          <table:table-cell office:value-type="float" office:value="429">
            <text:p>429</text:p>
          </table:table-cell>
          <table:table-cell office:value-type="float" office:value="1290.402344">
            <text:p>1290.402344</text:p>
          </table:table-cell>
          <table:table-cell office:value-type="float" office:value="-0.01726">
            <text:p>-0.01726</text:p>
          </table:table-cell>
          <table:table-cell office:value-type="float" office:value="-0.010306">
            <text:p>-0.010306</text:p>
          </table:table-cell>
          <table:table-cell office:value-type="float" office:value="40.288494">
            <text:p>40.288494</text:p>
          </table:table-cell>
          <table:table-cell office:value-type="float" office:value="-0.23888">
            <text:p>-0.23888</text:p>
          </table:table-cell>
          <table:table-cell office:value-type="float" office:value="0.229843">
            <text:p>0.229843</text:p>
          </table:table-cell>
          <table:table-cell table:formula="of:=[.I305]-[.$I$2]" office:value-type="float" office:value="0.248997">
            <text:p>0.248997</text:p>
          </table:table-cell>
          <table:table-cell table:formula="of:=AVERAGE([.J301:.J305])" office:value-type="float" office:value="-0.2106892">
            <text:p>-0.2106892</text:p>
          </table:table-cell>
          <table:table-cell table:formula="of:=AVERAGE([.J297:.J305])" office:value-type="float" office:value="0.0736885555555555">
            <text:p>0.0736885556</text:p>
          </table:table-cell>
          <table:table-cell office:value-type="float" office:value="43.934082">
            <text:p>43.934082</text:p>
          </table:table-cell>
          <table:table-cell office:value-type="float" office:value="0">
            <text:p>0</text:p>
          </table:table-cell>
          <table:table-cell office:value-type="float" office:value="0.021184">
            <text:p>0.021184</text:p>
          </table:table-cell>
          <table:table-cell table:formula="of:=[.O305]-0.021583" office:value-type="float" office:value="-0.000399">
            <text:p>-0.000399</text:p>
          </table:table-cell>
          <table:table-cell office:value-type="float" office:value="40.288494">
            <text:p>40.288494</text:p>
          </table:table-cell>
          <table:table-cell office:value-type="float" office:value="-141">
            <text:p>-141</text:p>
          </table:table-cell>
          <table:table-cell office:value-type="float" office:value="-993">
            <text:p>-993</text:p>
          </table:table-cell>
          <table:table-cell office:value-type="float" office:value="-11577">
            <text:p>-11577</text:p>
          </table:table-cell>
          <table:table-cell office:value-type="float" office:value="38570">
            <text:p>38570</text:p>
          </table:table-cell>
          <table:table-cell office:value-type="float" office:value="41182.679688">
            <text:p>41182.679688</text:p>
          </table:table-cell>
          <table:table-cell office:value-type="float" office:value="-5.348508">
            <text:p>-5.348508</text:p>
          </table:table-cell>
          <table:table-cell office:value-type="float" office:value="-4.794722">
            <text:p>-4.794722</text:p>
          </table:table-cell>
          <table:table-cell office:value-type="float" office:value="10.354024">
            <text:p>10.354024</text:p>
          </table:table-cell>
        </table:table-row>
        <table:table-row table:style-name="ro1">
          <table:table-cell office:value-type="float" office:value="78642">
            <text:p>78642</text:p>
          </table:table-cell>
          <table:table-cell office:value-type="float" office:value="-9">
            <text:p>-9</text:p>
          </table:table-cell>
          <table:table-cell office:value-type="float" office:value="469">
            <text:p>469</text:p>
          </table:table-cell>
          <table:table-cell office:value-type="float" office:value="5314.928223">
            <text:p>5314.928223</text:p>
          </table:table-cell>
          <table:table-cell office:value-type="float" office:value="0">
            <text:p>0</text:p>
          </table:table-cell>
          <table:table-cell office:value-type="float" office:value="0.003869">
            <text:p>0.003869</text:p>
          </table:table-cell>
          <table:table-cell office:value-type="string">
            <text:p>Infinity</text:p>
          </table:table-cell>
          <table:table-cell office:value-type="float" office:value="0.71664">
            <text:p>0.71664</text:p>
          </table:table-cell>
          <table:table-cell office:value-type="float" office:value="-0.42138">
            <text:p>-0.42138</text:p>
          </table:table-cell>
          <table:table-cell table:formula="of:=[.I306]-[.$I$2]" office:value-type="float" office:value="-0.402226">
            <text:p>-0.402226</text:p>
          </table:table-cell>
          <table:table-cell table:formula="of:=AVERAGE([.J302:.J306])" office:value-type="float" office:value="-0.2772482">
            <text:p>-0.2772482</text:p>
          </table:table-cell>
          <table:table-cell table:formula="of:=AVERAGE([.J298:.J306])" office:value-type="float" office:value="-0.0526721111111111">
            <text:p>-0.0526721111</text:p>
          </table:table-cell>
          <table:table-cell office:value-type="float" office:value="51.106441">
            <text:p>51.106441</text:p>
          </table:table-cell>
          <table:table-cell office:value-type="float" office:value="0">
            <text:p>0</text:p>
          </table:table-cell>
          <table:table-cell office:value-type="float" office:value="0.034107">
            <text:p>0.034107</text:p>
          </table:table-cell>
          <table:table-cell table:formula="of:=[.O306]-0.021583" office:value-type="float" office:value="0.012524">
            <text:p>0.012524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538">
            <text:p>-11538</text:p>
          </table:table-cell>
          <table:table-cell office:value-type="float" office:value="39038">
            <text:p>39038</text:p>
          </table:table-cell>
          <table:table-cell office:value-type="float" office:value="41627.144531">
            <text:p>41627.144531</text:p>
          </table:table-cell>
          <table:table-cell office:value-type="float" office:value="-5.348508">
            <text:p>-5.348508</text:p>
          </table:table-cell>
          <table:table-cell office:value-type="float" office:value="-4.790853">
            <text:p>-4.790853</text:p>
          </table:table-cell>
          <table:table-cell office:value-type="float" office:value="10.426363">
            <text:p>10.426363</text:p>
          </table:table-cell>
        </table:table-row>
        <table:table-row table:style-name="ro1">
          <table:table-cell office:value-type="float" office:value="78899">
            <text:p>78899</text:p>
          </table:table-cell>
          <table:table-cell office:value-type="float" office:value="0">
            <text:p>0</text:p>
          </table:table-cell>
          <table:table-cell office:value-type="float" office:value="470">
            <text:p>470</text:p>
          </table:table-cell>
          <table:table-cell office:value-type="float" office:value="100">
            <text:p>100</text:p>
          </table:table-cell>
          <table:table-cell office:value-type="float" office:value="-0">
            <text:p>0</text:p>
          </table:table-cell>
          <table:table-cell office:value-type="float" office:value="0.005068">
            <text:p>0.005068</text:p>
          </table:table-cell>
          <table:table-cell office:value-type="float" office:value="100">
            <text:p>100</text:p>
          </table:table-cell>
          <table:table-cell office:value-type="float" office:value="-0.204394">
            <text:p>-0.204394</text:p>
          </table:table-cell>
          <table:table-cell office:value-type="float" office:value="-0.804452">
            <text:p>-0.804452</text:p>
          </table:table-cell>
          <table:table-cell table:formula="of:=[.I307]-[.$I$2]" office:value-type="float" office:value="-0.785298">
            <text:p>-0.785298</text:p>
          </table:table-cell>
          <table:table-cell table:formula="of:=AVERAGE([.J303:.J307])" office:value-type="float" office:value="-0.22697">
            <text:p>-0.22697</text:p>
          </table:table-cell>
          <table:table-cell table:formula="of:=AVERAGE([.J299:.J307])" office:value-type="float" office:value="-0.229311">
            <text:p>-0.229311</text:p>
          </table:table-cell>
          <table:table-cell office:value-type="float" office:value="98.24295">
            <text:p>98.24295</text:p>
          </table:table-cell>
          <table:table-cell office:value-type="float" office:value="0">
            <text:p>0</text:p>
          </table:table-cell>
          <table:table-cell office:value-type="float" office:value="0.019585">
            <text:p>0.019585</text:p>
          </table:table-cell>
          <table:table-cell table:formula="of:=[.O307]-0.021583" office:value-type="float" office:value="-0.001998">
            <text:p>-0.001998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501">
            <text:p>-11501</text:p>
          </table:table-cell>
          <table:table-cell office:value-type="float" office:value="39506">
            <text:p>39506</text:p>
          </table:table-cell>
          <table:table-cell office:value-type="float" office:value="42067.46875">
            <text:p>42067.46875</text:p>
          </table:table-cell>
          <table:table-cell office:value-type="float" office:value="-5.348508">
            <text:p>-5.348508</text:p>
          </table:table-cell>
          <table:table-cell office:value-type="float" office:value="-4.785786">
            <text:p>-4.785786</text:p>
          </table:table-cell>
          <table:table-cell office:value-type="float" office:value="10.521107">
            <text:p>10.521107</text:p>
          </table:table-cell>
        </table:table-row>
        <table:table-row table:style-name="ro1">
          <table:table-cell office:value-type="float" office:value="79156">
            <text:p>79156</text:p>
          </table:table-cell>
          <table:table-cell office:value-type="float" office:value="0">
            <text:p>0</text:p>
          </table:table-cell>
          <table:table-cell office:value-type="float" office:value="465">
            <text:p>46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0.802435">
            <text:p>0.802435</text:p>
          </table:table-cell>
          <table:table-cell office:value-type="float" office:value="-0.035913">
            <text:p>-0.035913</text:p>
          </table:table-cell>
          <table:table-cell table:formula="of:=[.I308]-[.$I$2]" office:value-type="float" office:value="-0.016759">
            <text:p>-0.016759</text:p>
          </table:table-cell>
          <table:table-cell table:formula="of:=AVERAGE([.J304:.J308])" office:value-type="float" office:value="-0.1048658">
            <text:p>-0.1048658</text:p>
          </table:table-cell>
          <table:table-cell table:formula="of:=AVERAGE([.J300:.J308])" office:value-type="float" office:value="-0.225852666666667">
            <text:p>-0.2258526667</text:p>
          </table:table-cell>
          <table:table-cell office:value-type="float" office:value="100">
            <text:p>100</text:p>
          </table:table-cell>
          <table:table-cell office:value-type="float" office:value="-0.029393">
            <text:p>-0.029393</text:p>
          </table:table-cell>
          <table:table-cell office:value-type="float" office:value="0.014389">
            <text:p>0.014389</text:p>
          </table:table-cell>
          <table:table-cell table:formula="of:=[.O308]-0.021583" office:value-type="float" office:value="-0.007194">
            <text:p>-0.007194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467">
            <text:p>-11467</text:p>
          </table:table-cell>
          <table:table-cell office:value-type="float" office:value="39970">
            <text:p>39970</text:p>
          </table:table-cell>
          <table:table-cell office:value-type="float" office:value="42505.363281">
            <text:p>42505.363281</text:p>
          </table:table-cell>
          <table:table-cell office:value-type="float" office:value="-5.348508">
            <text:p>-5.348508</text:p>
          </table:table-cell>
          <table:table-cell office:value-type="float" office:value="-4.78065">
            <text:p>-4.78065</text:p>
          </table:table-cell>
          <table:table-cell office:value-type="float" office:value="10.617133">
            <text:p>10.617133</text:p>
          </table:table-cell>
        </table:table-row>
        <table:table-row table:style-name="ro1">
          <table:table-cell office:value-type="float" office:value="79413">
            <text:p>79413</text:p>
          </table:table-cell>
          <table:table-cell office:value-type="float" office:value="0">
            <text:p>0</text:p>
          </table:table-cell>
          <table:table-cell office:value-type="float" office:value="464">
            <text:p>46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87">
            <text:p>0.005787</text:p>
          </table:table-cell>
          <table:table-cell office:value-type="float" office:value="100">
            <text:p>100</text:p>
          </table:table-cell>
          <table:table-cell office:value-type="float" office:value="-0.105982">
            <text:p>-0.105982</text:p>
          </table:table-cell>
          <table:table-cell office:value-type="float" office:value="0.031125">
            <text:p>0.031125</text:p>
          </table:table-cell>
          <table:table-cell table:formula="of:=[.I309]-[.$I$2]" office:value-type="float" office:value="0.050279">
            <text:p>0.050279</text:p>
          </table:table-cell>
          <table:table-cell table:formula="of:=AVERAGE([.J305:.J309])" office:value-type="float" office:value="-0.1810014">
            <text:p>-0.1810014</text:p>
          </table:table-cell>
          <table:table-cell table:formula="of:=AVERAGE([.J301:.J309])" office:value-type="float" office:value="-0.245272222222222">
            <text:p>-0.245272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6646">
            <text:p>0.026646</text:p>
          </table:table-cell>
          <table:table-cell table:formula="of:=[.O309]-0.021583" office:value-type="float" office:value="0.005063">
            <text:p>0.005063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435">
            <text:p>-11435</text:p>
          </table:table-cell>
          <table:table-cell office:value-type="float" office:value="40433">
            <text:p>40433</text:p>
          </table:table-cell>
          <table:table-cell office:value-type="float" office:value="42943.394531">
            <text:p>42943.394531</text:p>
          </table:table-cell>
          <table:table-cell office:value-type="float" office:value="-5.348508">
            <text:p>-5.348508</text:p>
          </table:table-cell>
          <table:table-cell office:value-type="float" office:value="-4.774863">
            <text:p>-4.774863</text:p>
          </table:table-cell>
          <table:table-cell office:value-type="float" office:value="10.725321">
            <text:p>10.725321</text:p>
          </table:table-cell>
        </table:table-row>
        <table:table-row table:style-name="ro1">
          <table:table-cell office:value-type="float" office:value="79670">
            <text:p>79670</text:p>
          </table:table-cell>
          <table:table-cell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855">
            <text:p>0.005855</text:p>
          </table:table-cell>
          <table:table-cell office:value-type="float" office:value="100">
            <text:p>100</text:p>
          </table:table-cell>
          <table:table-cell office:value-type="float" office:value="0.112711">
            <text:p>0.112711</text:p>
          </table:table-cell>
          <table:table-cell office:value-type="float" office:value="-0.502782">
            <text:p>-0.502782</text:p>
          </table:table-cell>
          <table:table-cell table:formula="of:=[.I310]-[.$I$2]" office:value-type="float" office:value="-0.483628">
            <text:p>-0.483628</text:p>
          </table:table-cell>
          <table:table-cell table:formula="of:=AVERAGE([.J306:.J310])" office:value-type="float" office:value="-0.3275264">
            <text:p>-0.3275264</text:p>
          </table:table-cell>
          <table:table-cell table:formula="of:=AVERAGE([.J302:.J310])" office:value-type="float" office:value="-0.291294111111111">
            <text:p>-0.2912941111</text:p>
          </table:table-cell>
          <table:table-cell office:value-type="float" office:value="100">
            <text:p>100</text:p>
          </table:table-cell>
          <table:table-cell office:value-type="float" office:value="-0.009801">
            <text:p>-0.009801</text:p>
          </table:table-cell>
          <table:table-cell office:value-type="float" office:value="0.002931">
            <text:p>0.002931</text:p>
          </table:table-cell>
          <table:table-cell table:formula="of:=[.O310]-0.021583" office:value-type="float" office:value="-0.018652">
            <text:p>-0.018652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406">
            <text:p>-11406</text:p>
          </table:table-cell>
          <table:table-cell office:value-type="float" office:value="40895">
            <text:p>40895</text:p>
          </table:table-cell>
          <table:table-cell office:value-type="float" office:value="43381.777344">
            <text:p>43381.777344</text:p>
          </table:table-cell>
          <table:table-cell office:value-type="float" office:value="-5.348508">
            <text:p>-5.348508</text:p>
          </table:table-cell>
          <table:table-cell office:value-type="float" office:value="-4.769008">
            <text:p>-4.769008</text:p>
          </table:table-cell>
          <table:table-cell office:value-type="float" office:value="10.834792">
            <text:p>10.834792</text:p>
          </table:table-cell>
        </table:table-row>
        <table:table-row table:style-name="ro1">
          <table:table-cell office:value-type="float" office:value="79927">
            <text:p>79927</text:p>
          </table:table-cell>
          <table:table-cell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767">
            <text:p>0.00767</text:p>
          </table:table-cell>
          <table:table-cell office:value-type="float" office:value="100">
            <text:p>100</text:p>
          </table:table-cell>
          <table:table-cell office:value-type="float" office:value="-0.022609">
            <text:p>-0.022609</text:p>
          </table:table-cell>
          <table:table-cell office:value-type="float" office:value="0.237026">
            <text:p>0.237026</text:p>
          </table:table-cell>
          <table:table-cell table:formula="of:=[.I311]-[.$I$2]" office:value-type="float" office:value="0.25618">
            <text:p>0.25618</text:p>
          </table:table-cell>
          <table:table-cell table:formula="of:=AVERAGE([.J307:.J311])" office:value-type="float" office:value="-0.1958452">
            <text:p>-0.1958452</text:p>
          </table:table-cell>
          <table:table-cell table:formula="of:=AVERAGE([.J303:.J311])" office:value-type="float" office:value="-0.147642">
            <text:p>-0.147642</text:p>
          </table:table-cell>
          <table:table-cell office:value-type="float" office:value="100">
            <text:p>100</text:p>
          </table:table-cell>
          <table:table-cell office:value-type="float" office:value="0.005837">
            <text:p>0.005837</text:p>
          </table:table-cell>
          <table:table-cell office:value-type="float" office:value="0.04823">
            <text:p>0.04823</text:p>
          </table:table-cell>
          <table:table-cell table:formula="of:=[.O311]-0.021583" office:value-type="float" office:value="0.026647">
            <text:p>0.026647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380">
            <text:p>-11380</text:p>
          </table:table-cell>
          <table:table-cell office:value-type="float" office:value="41357">
            <text:p>41357</text:p>
          </table:table-cell>
          <table:table-cell office:value-type="float" office:value="43821.433594">
            <text:p>43821.433594</text:p>
          </table:table-cell>
          <table:table-cell office:value-type="float" office:value="-5.348508">
            <text:p>-5.348508</text:p>
          </table:table-cell>
          <table:table-cell office:value-type="float" office:value="-4.761338">
            <text:p>-4.761338</text:p>
          </table:table-cell>
          <table:table-cell office:value-type="float" office:value="10.978195">
            <text:p>10.978195</text:p>
          </table:table-cell>
        </table:table-row>
        <table:table-row table:style-name="ro1">
          <table:table-cell office:value-type="float" office:value="80184">
            <text:p>80184</text:p>
          </table:table-cell>
          <table:table-cell office:value-type="float" office:value="0">
            <text:p>0</text:p>
          </table:table-cell>
          <table:table-cell office:value-type="float" office:value="456">
            <text:p>4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8834">
            <text:p>0.008834</text:p>
          </table:table-cell>
          <table:table-cell office:value-type="float" office:value="100">
            <text:p>100</text:p>
          </table:table-cell>
          <table:table-cell office:value-type="float" office:value="-0.002714">
            <text:p>-0.002714</text:p>
          </table:table-cell>
          <table:table-cell office:value-type="float" office:value="0.677559">
            <text:p>0.677559</text:p>
          </table:table-cell>
          <table:table-cell table:formula="of:=[.I312]-[.$I$2]" office:value-type="float" office:value="0.696713">
            <text:p>0.696713</text:p>
          </table:table-cell>
          <table:table-cell table:formula="of:=AVERAGE([.J308:.J312])" office:value-type="float" office:value="0.100557">
            <text:p>0.100557</text:p>
          </table:table-cell>
          <table:table-cell table:formula="of:=AVERAGE([.J304:.J312])" office:value-type="float" office:value="-0.00053166666666664">
            <text:p>-0.0005316667</text:p>
          </table:table-cell>
          <table:table-cell office:value-type="float" office:value="100">
            <text:p>100</text:p>
          </table:table-cell>
          <table:table-cell office:value-type="float" office:value="-0.003433">
            <text:p>-0.003433</text:p>
          </table:table-cell>
          <table:table-cell office:value-type="float" office:value="-0.004796">
            <text:p>-0.004796</text:p>
          </table:table-cell>
          <table:table-cell table:formula="of:=[.O312]-0.021583" office:value-type="float" office:value="-0.026379">
            <text:p>-0.026379</text:p>
          </table:table-cell>
          <table:table-cell office:value-type="float" office:value="100">
            <text:p>100</text:p>
          </table:table-cell>
          <table:table-cell office:value-type="float" office:value="-146">
            <text:p>-146</text:p>
          </table:table-cell>
          <table:table-cell office:value-type="float" office:value="-1000">
            <text:p>-1000</text:p>
          </table:table-cell>
          <table:table-cell office:value-type="float" office:value="-11358">
            <text:p>-11358</text:p>
          </table:table-cell>
          <table:table-cell office:value-type="float" office:value="41813">
            <text:p>41813</text:p>
          </table:table-cell>
          <table:table-cell office:value-type="float" office:value="44256.773438">
            <text:p>44256.773438</text:p>
          </table:table-cell>
          <table:table-cell office:value-type="float" office:value="-5.348508">
            <text:p>-5.348508</text:p>
          </table:table-cell>
          <table:table-cell office:value-type="float" office:value="-4.752504">
            <text:p>-4.752504</text:p>
          </table:table-cell>
          <table:table-cell office:value-type="float" office:value="11.143361">
            <text:p>11.143361</text:p>
          </table:table-cell>
        </table:table-row>
        <table:table-row table:style-name="ro1">
          <table:table-cell office:value-type="float" office:value="80441">
            <text:p>80441</text:p>
          </table:table-cell>
          <table:table-cell office:value-type="float" office:value="5">
            <text:p>5</text:p>
          </table:table-cell>
          <table:table-cell office:value-type="float" office:value="476">
            <text:p>476</text:p>
          </table:table-cell>
          <table:table-cell office:value-type="float" office:value="9422.867188">
            <text:p>9422.867188</text:p>
          </table:table-cell>
          <table:table-cell office:value-type="float" office:value="0.025">
            <text:p>0.025</text:p>
          </table:table-cell>
          <table:table-cell office:value-type="float" office:value="0.063516">
            <text:p>0.063516</text:p>
          </table:table-cell>
          <table:table-cell office:value-type="float" office:value="154.063995">
            <text:p>154.063995</text:p>
          </table:table-cell>
          <table:table-cell office:value-type="float" office:value="0.031029">
            <text:p>0.031029</text:p>
          </table:table-cell>
          <table:table-cell office:value-type="float" office:value="0.725443">
            <text:p>0.725443</text:p>
          </table:table-cell>
          <table:table-cell table:formula="of:=[.I313]-[.$I$2]" office:value-type="float" office:value="0.744597">
            <text:p>0.744597</text:p>
          </table:table-cell>
          <table:table-cell table:formula="of:=AVERAGE([.J309:.J313])" office:value-type="float" office:value="0.2528282">
            <text:p>0.2528282</text:p>
          </table:table-cell>
          <table:table-cell table:formula="of:=AVERAGE([.J305:.J313])" office:value-type="float" office:value="0.0343172222222222">
            <text:p>0.0343172222</text:p>
          </table:table-cell>
          <table:table-cell office:value-type="float" office:value="295.336548">
            <text:p>295.336548</text:p>
          </table:table-cell>
          <table:table-cell office:value-type="float" office:value="-0.005877">
            <text:p>-0.005877</text:p>
          </table:table-cell>
          <table:table-cell office:value-type="float" office:value="0.043567">
            <text:p>0.043567</text:p>
          </table:table-cell>
          <table:table-cell table:formula="of:=[.O313]-0.021583" office:value-type="float" office:value="0.021984">
            <text:p>0.021984</text:p>
          </table:table-cell>
          <table:table-cell office:value-type="float" office:value="154.06398">
            <text:p>154.06398</text:p>
          </table:table-cell>
          <table:table-cell office:value-type="float" office:value="-143">
            <text:p>-143</text:p>
          </table:table-cell>
          <table:table-cell office:value-type="float" office:value="-996">
            <text:p>-996</text:p>
          </table:table-cell>
          <table:table-cell office:value-type="float" office:value="-11339">
            <text:p>-11339</text:p>
          </table:table-cell>
          <table:table-cell office:value-type="float" office:value="42289">
            <text:p>42289</text:p>
          </table:table-cell>
          <table:table-cell office:value-type="float" office:value="44709.523438">
            <text:p>44709.523438</text:p>
          </table:table-cell>
          <table:table-cell office:value-type="float" office:value="-5.323508">
            <text:p>-5.323508</text:p>
          </table:table-cell>
          <table:table-cell office:value-type="float" office:value="-4.688988">
            <text:p>-4.688988</text:p>
          </table:table-cell>
          <table:table-cell office:value-type="float" office:value="11.919201">
            <text:p>11.919201</text:p>
          </table:table-cell>
        </table:table-row>
        <table:table-row table:style-name="ro1">
          <table:table-cell office:value-type="float" office:value="80698">
            <text:p>80698</text:p>
          </table:table-cell>
          <table:table-cell office:value-type="float" office:value="16">
            <text:p>16</text:p>
          </table:table-cell>
          <table:table-cell office:value-type="float" office:value="458">
            <text:p>458</text:p>
          </table:table-cell>
          <table:table-cell office:value-type="float" office:value="2763.225098">
            <text:p>2763.225098</text:p>
          </table:table-cell>
          <table:table-cell office:value-type="float" office:value="0.08">
            <text:p>0.08</text:p>
          </table:table-cell>
          <table:table-cell office:value-type="float" office:value="0.111281">
            <text:p>0.111281</text:p>
          </table:table-cell>
          <table:table-cell office:value-type="float" office:value="39.101738">
            <text:p>39.101738</text:p>
          </table:table-cell>
          <table:table-cell office:value-type="float" office:value="-0.009652">
            <text:p>-0.009652</text:p>
          </table:table-cell>
          <table:table-cell office:value-type="float" office:value="0.407014">
            <text:p>0.407014</text:p>
          </table:table-cell>
          <table:table-cell table:formula="of:=[.I314]-[.$I$2]" office:value-type="float" office:value="0.426168">
            <text:p>0.426168</text:p>
          </table:table-cell>
          <table:table-cell table:formula="of:=AVERAGE([.J310:.J314])" office:value-type="float" office:value="0.328006">
            <text:p>0.328006</text:p>
          </table:table-cell>
          <table:table-cell table:formula="of:=AVERAGE([.J306:.J314])" office:value-type="float" office:value="0.0540028888888889">
            <text:p>0.0540028889</text:p>
          </table:table-cell>
          <table:table-cell office:value-type="float" office:value="263.884949">
            <text:p>263.884949</text:p>
          </table:table-cell>
          <table:table-cell office:value-type="float" office:value="-0.003672">
            <text:p>-0.003672</text:p>
          </table:table-cell>
          <table:table-cell office:value-type="float" office:value="0.025047">
            <text:p>0.025047</text:p>
          </table:table-cell>
          <table:table-cell table:formula="of:=[.O314]-0.021583" office:value-type="float" office:value="0.003464">
            <text:p>0.003464</text:p>
          </table:table-cell>
          <table:table-cell office:value-type="float" office:value="39.101746">
            <text:p>39.101746</text:p>
          </table:table-cell>
          <table:table-cell office:value-type="float" office:value="-134">
            <text:p>-134</text:p>
          </table:table-cell>
          <table:table-cell office:value-type="float" office:value="-983">
            <text:p>-983</text:p>
          </table:table-cell>
          <table:table-cell office:value-type="float" office:value="-11350">
            <text:p>-11350</text:p>
          </table:table-cell>
          <table:table-cell office:value-type="float" office:value="42747">
            <text:p>42747</text:p>
          </table:table-cell>
          <table:table-cell office:value-type="float" office:value="45145.449219">
            <text:p>45145.449219</text:p>
          </table:table-cell>
          <table:table-cell office:value-type="float" office:value="-5.243508">
            <text:p>-5.243508</text:p>
          </table:table-cell>
          <table:table-cell office:value-type="float" office:value="-4.577707">
            <text:p>-4.577707</text:p>
          </table:table-cell>
          <table:table-cell office:value-type="float" office:value="12.697627">
            <text:p>12.697627</text:p>
          </table:table-cell>
        </table:table-row>
        <table:table-row table:style-name="ro1">
          <table:table-cell office:value-type="float" office:value="80955">
            <text:p>80955</text:p>
          </table:table-cell>
          <table:table-cell office:value-type="float" office:value="20">
            <text:p>20</text:p>
          </table:table-cell>
          <table:table-cell office:value-type="float" office:value="450">
            <text:p>450</text:p>
          </table:table-cell>
          <table:table-cell office:value-type="float" office:value="2147.883545">
            <text:p>2147.883545</text:p>
          </table:table-cell>
          <table:table-cell office:value-type="float" office:value="0.09">
            <text:p>0.09</text:p>
          </table:table-cell>
          <table:table-cell office:value-type="float" office:value="0.050881">
            <text:p>0.050881</text:p>
          </table:table-cell>
          <table:table-cell office:value-type="float" office:value="43.465244">
            <text:p>43.465244</text:p>
          </table:table-cell>
          <table:table-cell office:value-type="float" office:value="0.015443">
            <text:p>0.015443</text:p>
          </table:table-cell>
          <table:table-cell office:value-type="float" office:value="0.416591">
            <text:p>0.416591</text:p>
          </table:table-cell>
          <table:table-cell table:formula="of:=[.I315]-[.$I$2]" office:value-type="float" office:value="0.435745">
            <text:p>0.435745</text:p>
          </table:table-cell>
          <table:table-cell table:formula="of:=AVERAGE([.J311:.J315])" office:value-type="float" office:value="0.5118806">
            <text:p>0.5118806</text:p>
          </table:table-cell>
          <table:table-cell table:formula="of:=AVERAGE([.J307:.J315])" office:value-type="float" office:value="0.147110777777778">
            <text:p>0.1471107778</text:p>
          </table:table-cell>
          <table:table-cell office:value-type="float" office:value="313.481781">
            <text:p>313.481781</text:p>
          </table:table-cell>
          <table:table-cell office:value-type="float" office:value="-0.005877">
            <text:p>-0.005877</text:p>
          </table:table-cell>
          <table:table-cell office:value-type="float" office:value="0.010792">
            <text:p>0.010792</text:p>
          </table:table-cell>
          <table:table-cell table:formula="of:=[.O315]-0.021583" office:value-type="float" office:value="-0.010791">
            <text:p>-0.010791</text:p>
          </table:table-cell>
          <table:table-cell office:value-type="float" office:value="43.46524">
            <text:p>43.46524</text:p>
          </table:table-cell>
          <table:table-cell office:value-type="float" office:value="-124">
            <text:p>-124</text:p>
          </table:table-cell>
          <table:table-cell office:value-type="float" office:value="-966">
            <text:p>-966</text:p>
          </table:table-cell>
          <table:table-cell office:value-type="float" office:value="-11410">
            <text:p>-11410</text:p>
          </table:table-cell>
          <table:table-cell office:value-type="float" office:value="43193">
            <text:p>43193</text:p>
          </table:table-cell>
          <table:table-cell office:value-type="float" office:value="45578.40625">
            <text:p>45578.40625</text:p>
          </table:table-cell>
          <table:table-cell office:value-type="float" office:value="-5.153508">
            <text:p>-5.153508</text:p>
          </table:table-cell>
          <table:table-cell office:value-type="float" office:value="-4.526825">
            <text:p>-4.526825</text:p>
          </table:table-cell>
          <table:table-cell office:value-type="float" office:value="12.160306">
            <text:p>12.160306</text:p>
          </table:table-cell>
        </table:table-row>
        <table:table-row table:style-name="ro1">
          <table:table-cell office:value-type="float" office:value="81212">
            <text:p>81212</text:p>
          </table:table-cell>
          <table:table-cell office:value-type="float" office:value="33">
            <text:p>33</text:p>
          </table:table-cell>
          <table:table-cell office:value-type="float" office:value="500">
            <text:p>500</text:p>
          </table:table-cell>
          <table:table-cell office:value-type="float" office:value="1415.217163">
            <text:p>1415.217163</text:p>
          </table:table-cell>
          <table:table-cell office:value-type="float" office:value="-0.002538">
            <text:p>-0.002538</text:p>
          </table:table-cell>
          <table:table-cell office:value-type="float" office:value="-0.020613">
            <text:p>-0.020613</text:p>
          </table:table-cell>
          <table:table-cell office:value-type="float" office:value="712.017029">
            <text:p>712.017029</text:p>
          </table:table-cell>
          <table:table-cell office:value-type="float" office:value="0.040711">
            <text:p>0.040711</text:p>
          </table:table-cell>
          <table:table-cell office:value-type="float" office:value="-0.062249">
            <text:p>-0.062249</text:p>
          </table:table-cell>
          <table:table-cell table:formula="of:=[.I316]-[.$I$2]" office:value-type="float" office:value="-0.043095">
            <text:p>-0.043095</text:p>
          </table:table-cell>
          <table:table-cell table:formula="of:=AVERAGE([.J312:.J316])" office:value-type="float" office:value="0.4520256">
            <text:p>0.4520256</text:p>
          </table:table-cell>
          <table:table-cell table:formula="of:=AVERAGE([.J308:.J316])" office:value-type="float" office:value="0.229577777777778">
            <text:p>0.2295777778</text:p>
          </table:table-cell>
          <table:table-cell office:value-type="float" office:value="288.038086">
            <text:p>288.038086</text:p>
          </table:table-cell>
          <table:table-cell office:value-type="float" office:value="0.019455">
            <text:p>0.019455</text:p>
          </table:table-cell>
          <table:table-cell office:value-type="float" office:value="0.009193">
            <text:p>0.009193</text:p>
          </table:table-cell>
          <table:table-cell table:formula="of:=[.O316]-0.021583" office:value-type="float" office:value="-0.01239">
            <text:p>-0.01239</text:p>
          </table:table-cell>
          <table:table-cell office:value-type="float" office:value="712.017029">
            <text:p>712.017029</text:p>
          </table:table-cell>
          <table:table-cell office:value-type="float" office:value="-110">
            <text:p>-110</text:p>
          </table:table-cell>
          <table:table-cell office:value-type="float" office:value="-936">
            <text:p>-936</text:p>
          </table:table-cell>
          <table:table-cell office:value-type="float" office:value="-11502">
            <text:p>-11502</text:p>
          </table:table-cell>
          <table:table-cell office:value-type="float" office:value="43684">
            <text:p>43684</text:p>
          </table:table-cell>
          <table:table-cell office:value-type="float" office:value="46051.296875">
            <text:p>46051.296875</text:p>
          </table:table-cell>
          <table:table-cell office:value-type="float" office:value="-5.156046">
            <text:p>-5.156046</text:p>
          </table:table-cell>
          <table:table-cell office:value-type="float" office:value="-4.547438">
            <text:p>-4.547438</text:p>
          </table:table-cell>
          <table:table-cell office:value-type="float" office:value="11.803778">
            <text:p>11.803778</text:p>
          </table:table-cell>
        </table:table-row>
        <table:table-row table:style-name="ro1">
          <table:table-cell office:value-type="float" office:value="81469">
            <text:p>81469</text:p>
          </table:table-cell>
          <table:table-cell office:value-type="float" office:value="9">
            <text:p>9</text:p>
          </table:table-cell>
          <table:table-cell office:value-type="float" office:value="503">
            <text:p>503</text:p>
          </table:table-cell>
          <table:table-cell office:value-type="float" office:value="5487.42334">
            <text:p>5487.42334</text:p>
          </table:table-cell>
          <table:table-cell office:value-type="float" office:value="0">
            <text:p>0</text:p>
          </table:table-cell>
          <table:table-cell office:value-type="float" office:value="0.007122">
            <text:p>0.007122</text:p>
          </table:table-cell>
          <table:table-cell office:value-type="string">
            <text:p>Infinity</text:p>
          </table:table-cell>
          <table:table-cell office:value-type="float" office:value="0.640938">
            <text:p>0.640938</text:p>
          </table:table-cell>
          <table:table-cell office:value-type="float" office:value="-0.040701">
            <text:p>-0.040701</text:p>
          </table:table-cell>
          <table:table-cell table:formula="of:=[.I317]-[.$I$2]" office:value-type="float" office:value="-0.021547">
            <text:p>-0.021547</text:p>
          </table:table-cell>
          <table:table-cell table:formula="of:=AVERAGE([.J313:.J317])" office:value-type="float" office:value="0.3083736">
            <text:p>0.3083736</text:p>
          </table:table-cell>
          <table:table-cell table:formula="of:=AVERAGE([.J309:.J317])" office:value-type="float" office:value="0.229045777777778">
            <text:p>0.2290457778</text:p>
          </table:table-cell>
          <table:table-cell office:value-type="float" office:value="111.8601">
            <text:p>111.8601</text:p>
          </table:table-cell>
          <table:table-cell office:value-type="float" office:value="0">
            <text:p>0</text:p>
          </table:table-cell>
          <table:table-cell office:value-type="float" office:value="0.026513">
            <text:p>0.026513</text:p>
          </table:table-cell>
          <table:table-cell table:formula="of:=[.O317]-0.021583" office:value-type="float" office:value="0.00493">
            <text:p>0.00493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585">
            <text:p>-11585</text:p>
          </table:table-cell>
          <table:table-cell office:value-type="float" office:value="44180">
            <text:p>44180</text:p>
          </table:table-cell>
          <table:table-cell office:value-type="float" office:value="46545.667969">
            <text:p>46545.667969</text:p>
          </table:table-cell>
          <table:table-cell office:value-type="float" office:value="-5.156046">
            <text:p>-5.156046</text:p>
          </table:table-cell>
          <table:table-cell office:value-type="float" office:value="-4.540316">
            <text:p>-4.540316</text:p>
          </table:table-cell>
          <table:table-cell office:value-type="float" office:value="11.941908">
            <text:p>11.941908</text:p>
          </table:table-cell>
        </table:table-row>
        <table:table-row table:style-name="ro1">
          <table:table-cell office:value-type="float" office:value="81726">
            <text:p>81726</text:p>
          </table:table-cell>
          <table:table-cell office:value-type="float" office:value="0">
            <text:p>0</text:p>
          </table:table-cell>
          <table:table-cell office:value-type="float" office:value="507">
            <text:p>50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-0.208599">
            <text:p>-0.208599</text:p>
          </table:table-cell>
          <table:table-cell office:value-type="float" office:value="-0.603339">
            <text:p>-0.603339</text:p>
          </table:table-cell>
          <table:table-cell table:formula="of:=[.I318]-[.$I$2]" office:value-type="float" office:value="-0.584185">
            <text:p>-0.584185</text:p>
          </table:table-cell>
          <table:table-cell table:formula="of:=AVERAGE([.J314:.J318])" office:value-type="float" office:value="0.0426172">
            <text:p>0.0426172</text:p>
          </table:table-cell>
          <table:table-cell table:formula="of:=AVERAGE([.J310:.J318])" office:value-type="float" office:value="0.158549777777778">
            <text:p>0.1585497778</text:p>
          </table:table-cell>
          <table:table-cell office:value-type="float" office:value="143.92627">
            <text:p>143.92627</text:p>
          </table:table-cell>
          <table:table-cell office:value-type="float" office:value="0">
            <text:p>0</text:p>
          </table:table-cell>
          <table:table-cell office:value-type="float" office:value="0.02638">
            <text:p>0.02638</text:p>
          </table:table-cell>
          <table:table-cell table:formula="of:=[.O318]-0.021583" office:value-type="float" office:value="0.004797">
            <text:p>0.004797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672">
            <text:p>-11672</text:p>
          </table:table-cell>
          <table:table-cell office:value-type="float" office:value="44679">
            <text:p>44679</text:p>
          </table:table-cell>
          <table:table-cell office:value-type="float" office:value="47050.726563">
            <text:p>47050.726563</text:p>
          </table:table-cell>
          <table:table-cell office:value-type="float" office:value="-5.156046">
            <text:p>-5.156046</text:p>
          </table:table-cell>
          <table:table-cell office:value-type="float" office:value="-4.53429">
            <text:p>-4.53429</text:p>
          </table:table-cell>
          <table:table-cell office:value-type="float" office:value="12.058784">
            <text:p>12.058784</text:p>
          </table:table-cell>
        </table:table-row>
        <table:table-row table:style-name="ro1">
          <table:table-cell office:value-type="float" office:value="81983">
            <text:p>81983</text:p>
          </table:table-cell>
          <table:table-cell office:value-type="float" office:value="0">
            <text:p>0</text:p>
          </table:table-cell>
          <table:table-cell office:value-type="float" office:value="504">
            <text:p>504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0.671219">
            <text:p>0.671219</text:p>
          </table:table-cell>
          <table:table-cell office:value-type="float" office:value="0.40462">
            <text:p>0.40462</text:p>
          </table:table-cell>
          <table:table-cell table:formula="of:=[.I319]-[.$I$2]" office:value-type="float" office:value="0.423774">
            <text:p>0.423774</text:p>
          </table:table-cell>
          <table:table-cell table:formula="of:=AVERAGE([.J315:.J319])" office:value-type="float" office:value="0.0421384">
            <text:p>0.0421384</text:p>
          </table:table-cell>
          <table:table-cell table:formula="of:=AVERAGE([.J311:.J319])" office:value-type="float" office:value="0.259372222222222">
            <text:p>0.259372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00133">
            <text:p>-0.000133</text:p>
          </table:table-cell>
          <table:table-cell table:formula="of:=[.O319]-0.021583" office:value-type="float" office:value="-0.021716">
            <text:p>-0.021716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761">
            <text:p>-11761</text:p>
          </table:table-cell>
          <table:table-cell office:value-type="float" office:value="45175">
            <text:p>45175</text:p>
          </table:table-cell>
          <table:table-cell office:value-type="float" office:value="47553.398438">
            <text:p>47553.398438</text:p>
          </table:table-cell>
          <table:table-cell office:value-type="float" office:value="-5.156046">
            <text:p>-5.156046</text:p>
          </table:table-cell>
          <table:table-cell office:value-type="float" office:value="-4.528606">
            <text:p>-4.528606</text:p>
          </table:table-cell>
          <table:table-cell office:value-type="float" office:value="12.169023">
            <text:p>12.169023</text:p>
          </table:table-cell>
        </table:table-row>
        <table:table-row table:style-name="ro1">
          <table:table-cell office:value-type="float" office:value="82240">
            <text:p>82240</text:p>
          </table:table-cell>
          <table:table-cell office:value-type="float" office:value="0">
            <text:p>0</text:p>
          </table:table-cell>
          <table:table-cell office:value-type="float" office:value="509">
            <text:p>50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5">
            <text:p>0.00565</text:p>
          </table:table-cell>
          <table:table-cell office:value-type="float" office:value="100">
            <text:p>100</text:p>
          </table:table-cell>
          <table:table-cell office:value-type="float" office:value="-0.225422">
            <text:p>-0.225422</text:p>
          </table:table-cell>
          <table:table-cell office:value-type="float" office:value="-0.086191">
            <text:p>-0.086191</text:p>
          </table:table-cell>
          <table:table-cell table:formula="of:=[.I320]-[.$I$2]" office:value-type="float" office:value="-0.067037">
            <text:p>-0.067037</text:p>
          </table:table-cell>
          <table:table-cell table:formula="of:=AVERAGE([.J316:.J320])" office:value-type="float" office:value="-0.058418">
            <text:p>-0.058418</text:p>
          </table:table-cell>
          <table:table-cell table:formula="of:=AVERAGE([.J312:.J320])" office:value-type="float" office:value="0.223459222222222">
            <text:p>0.2234592222</text:p>
          </table:table-cell>
          <table:table-cell office:value-type="float" office:value="100">
            <text:p>100</text:p>
          </table:table-cell>
          <table:table-cell office:value-type="float" office:value="-0.009798">
            <text:p>-0.009798</text:p>
          </table:table-cell>
          <table:table-cell office:value-type="float" office:value="0.003597">
            <text:p>0.003597</text:p>
          </table:table-cell>
          <table:table-cell table:formula="of:=[.O320]-0.021583" office:value-type="float" office:value="-0.017986">
            <text:p>-0.017986</text:p>
          </table:table-cell>
          <table:table-cell office:value-type="float" office:value="100">
            <text:p>100</text:p>
          </table:table-cell>
          <table:table-cell office:value-type="float" office:value="-106">
            <text:p>-106</text:p>
          </table:table-cell>
          <table:table-cell office:value-type="float" office:value="-928">
            <text:p>-928</text:p>
          </table:table-cell>
          <table:table-cell office:value-type="float" office:value="-11854">
            <text:p>-11854</text:p>
          </table:table-cell>
          <table:table-cell office:value-type="float" office:value="45675">
            <text:p>45675</text:p>
          </table:table-cell>
          <table:table-cell office:value-type="float" office:value="48060.949219">
            <text:p>48060.949219</text:p>
          </table:table-cell>
          <table:table-cell office:value-type="float" office:value="-5.156046">
            <text:p>-5.156046</text:p>
          </table:table-cell>
          <table:table-cell office:value-type="float" office:value="-4.522956">
            <text:p>-4.522956</text:p>
          </table:table-cell>
          <table:table-cell office:value-type="float" office:value="12.278594">
            <text:p>12.278594</text:p>
          </table:table-cell>
        </table:table-row>
        <table:table-row table:style-name="ro1">
          <table:table-cell office:value-type="float" office:value="82497">
            <text:p>82497</text:p>
          </table:table-cell>
          <table:table-cell office:value-type="float" office:value="3">
            <text:p>3</text:p>
          </table:table-cell>
          <table:table-cell office:value-type="float" office:value="494">
            <text:p>494</text:p>
          </table:table-cell>
          <table:table-cell office:value-type="float" office:value="16361.814453">
            <text:p>16361.814453</text:p>
          </table:table-cell>
          <table:table-cell office:value-type="float" office:value="0.015">
            <text:p>0.015</text:p>
          </table:table-cell>
          <table:table-cell office:value-type="float" office:value="-0.033008">
            <text:p>-0.033008</text:p>
          </table:table-cell>
          <table:table-cell office:value-type="float" office:value="320.051819">
            <text:p>320.051819</text:p>
          </table:table-cell>
          <table:table-cell office:value-type="float" office:value="0.751967">
            <text:p>0.751967</text:p>
          </table:table-cell>
          <table:table-cell office:value-type="float" office:value="0.778116">
            <text:p>0.778116</text:p>
          </table:table-cell>
          <table:table-cell table:formula="of:=[.I321]-[.$I$2]" office:value-type="float" office:value="0.79727">
            <text:p>0.79727</text:p>
          </table:table-cell>
          <table:table-cell table:formula="of:=AVERAGE([.J317:.J321])" office:value-type="float" office:value="0.109655">
            <text:p>0.109655</text:p>
          </table:table-cell>
          <table:table-cell table:formula="of:=AVERAGE([.J313:.J321])" office:value-type="float" office:value="0.234632222222222">
            <text:p>0.2346322222</text:p>
          </table:table-cell>
          <table:table-cell office:value-type="float" office:value="600.759705">
            <text:p>600.759705</text:p>
          </table:table-cell>
          <table:table-cell office:value-type="float" office:value="0.029384">
            <text:p>0.029384</text:p>
          </table:table-cell>
          <table:table-cell office:value-type="float" office:value="0.038504">
            <text:p>0.038504</text:p>
          </table:table-cell>
          <table:table-cell table:formula="of:=[.O321]-0.021583" office:value-type="float" office:value="0.016921">
            <text:p>0.016921</text:p>
          </table:table-cell>
          <table:table-cell office:value-type="float" office:value="320.051819">
            <text:p>320.051819</text:p>
          </table:table-cell>
          <table:table-cell office:value-type="float" office:value="-105">
            <text:p>-105</text:p>
          </table:table-cell>
          <table:table-cell office:value-type="float" office:value="-925">
            <text:p>-925</text:p>
          </table:table-cell>
          <table:table-cell office:value-type="float" office:value="-11947">
            <text:p>-11947</text:p>
          </table:table-cell>
          <table:table-cell office:value-type="float" office:value="46160">
            <text:p>46160</text:p>
          </table:table-cell>
          <table:table-cell office:value-type="float" office:value="48551.3125">
            <text:p>48551.3125</text:p>
          </table:table-cell>
          <table:table-cell office:value-type="float" office:value="-5.141047">
            <text:p>-5.141047</text:p>
          </table:table-cell>
          <table:table-cell office:value-type="float" office:value="-4.555964">
            <text:p>-4.555964</text:p>
          </table:table-cell>
          <table:table-cell office:value-type="float" office:value="11.380611">
            <text:p>11.380611</text:p>
          </table:table-cell>
        </table:table-row>
        <table:table-row table:style-name="ro1">
          <table:table-cell office:value-type="float" office:value="82754">
            <text:p>82754</text:p>
          </table:table-cell>
          <table:table-cell office:value-type="float" office:value="-13">
            <text:p>-13</text:p>
          </table:table-cell>
          <table:table-cell office:value-type="float" office:value="523">
            <text:p>523</text:p>
          </table:table-cell>
          <table:table-cell office:value-type="float" office:value="4123.917969">
            <text:p>4123.917969</text:p>
          </table:table-cell>
          <table:table-cell office:value-type="float" office:value="-0.065">
            <text:p>-0.065</text:p>
          </table:table-cell>
          <table:table-cell office:value-type="float" office:value="-0.095017">
            <text:p>-0.095017</text:p>
          </table:table-cell>
          <table:table-cell office:value-type="float" office:value="46.180305">
            <text:p>46.180305</text:p>
          </table:table-cell>
          <table:table-cell office:value-type="float" office:value="-0.23888">
            <text:p>-0.23888</text:p>
          </table:table-cell>
          <table:table-cell office:value-type="float" office:value="-0.373495">
            <text:p>-0.373495</text:p>
          </table:table-cell>
          <table:table-cell table:formula="of:=[.I322]-[.$I$2]" office:value-type="float" office:value="-0.354341">
            <text:p>-0.354341</text:p>
          </table:table-cell>
          <table:table-cell table:formula="of:=AVERAGE([.J318:.J322])" office:value-type="float" office:value="0.0430962">
            <text:p>0.0430962</text:p>
          </table:table-cell>
          <table:table-cell table:formula="of:=AVERAGE([.J314:.J322])" office:value-type="float" office:value="0.112528">
            <text:p>0.112528</text:p>
          </table:table-cell>
          <table:table-cell office:value-type="float" office:value="282.84317">
            <text:p>282.84317</text:p>
          </table:table-cell>
          <table:table-cell office:value-type="float" office:value="0">
            <text:p>0</text:p>
          </table:table-cell>
          <table:table-cell office:value-type="float" office:value="0.001865">
            <text:p>0.001865</text:p>
          </table:table-cell>
          <table:table-cell table:formula="of:=[.O322]-0.021583" office:value-type="float" office:value="-0.019718">
            <text:p>-0.019718</text:p>
          </table:table-cell>
          <table:table-cell office:value-type="float" office:value="46.180305">
            <text:p>46.180305</text:p>
          </table:table-cell>
          <table:table-cell office:value-type="float" office:value="-110">
            <text:p>-110</text:p>
          </table:table-cell>
          <table:table-cell office:value-type="float" office:value="-937">
            <text:p>-937</text:p>
          </table:table-cell>
          <table:table-cell office:value-type="float" office:value="-12028">
            <text:p>-12028</text:p>
          </table:table-cell>
          <table:table-cell office:value-type="float" office:value="46677">
            <text:p>46677</text:p>
          </table:table-cell>
          <table:table-cell office:value-type="float" office:value="49082.90625">
            <text:p>49082.90625</text:p>
          </table:table-cell>
          <table:table-cell office:value-type="float" office:value="-5.206047">
            <text:p>-5.206047</text:p>
          </table:table-cell>
          <table:table-cell office:value-type="float" office:value="-4.650981">
            <text:p>-4.650981</text:p>
          </table:table-cell>
          <table:table-cell office:value-type="float" office:value="10.661941">
            <text:p>10.661941</text:p>
          </table:table-cell>
        </table:table-row>
        <table:table-row table:style-name="ro1">
          <table:table-cell office:value-type="float" office:value="83011">
            <text:p>83011</text:p>
          </table:table-cell>
          <table:table-cell office:value-type="float" office:value="-21">
            <text:p>-21</text:p>
          </table:table-cell>
          <table:table-cell office:value-type="float" office:value="564">
            <text:p>564</text:p>
          </table:table-cell>
          <table:table-cell office:value-type="float" office:value="2785.276611">
            <text:p>2785.276611</text:p>
          </table:table-cell>
          <table:table-cell office:value-type="float" office:value="-0.1">
            <text:p>-0.1</text:p>
          </table:table-cell>
          <table:table-cell office:value-type="float" office:value="-0.074199">
            <text:p>-0.074199</text:p>
          </table:table-cell>
          <table:table-cell office:value-type="float" office:value="25.800995">
            <text:p>25.800995</text:p>
          </table:table-cell>
          <table:table-cell office:value-type="float" office:value="0.76206">
            <text:p>0.76206</text:p>
          </table:table-cell>
          <table:table-cell office:value-type="float" office:value="0.296881">
            <text:p>0.296881</text:p>
          </table:table-cell>
          <table:table-cell table:formula="of:=[.I323]-[.$I$2]" office:value-type="float" office:value="0.316035">
            <text:p>0.316035</text:p>
          </table:table-cell>
          <table:table-cell table:formula="of:=AVERAGE([.J319:.J323])" office:value-type="float" office:value="0.2231402">
            <text:p>0.2231402</text:p>
          </table:table-cell>
          <table:table-cell table:formula="of:=AVERAGE([.J315:.J323])" office:value-type="float" office:value="0.100291">
            <text:p>0.100291</text:p>
          </table:table-cell>
          <table:table-cell office:value-type="float" office:value="609.984192">
            <text:p>609.984192</text:p>
          </table:table-cell>
          <table:table-cell office:value-type="float" office:value="0.029376">
            <text:p>0.029376</text:p>
          </table:table-cell>
          <table:table-cell office:value-type="float" office:value="0.001865">
            <text:p>0.001865</text:p>
          </table:table-cell>
          <table:table-cell table:formula="of:=[.O323]-0.021583" office:value-type="float" office:value="-0.019718">
            <text:p>-0.019718</text:p>
          </table:table-cell>
          <table:table-cell office:value-type="float" office:value="25.800995">
            <text:p>25.800995</text:p>
          </table:table-cell>
          <table:table-cell office:value-type="float" office:value="-120">
            <text:p>-120</text:p>
          </table:table-cell>
          <table:table-cell office:value-type="float" office:value="-955">
            <text:p>-955</text:p>
          </table:table-cell>
          <table:table-cell office:value-type="float" office:value="-12063">
            <text:p>-12063</text:p>
          </table:table-cell>
          <table:table-cell office:value-type="float" office:value="47240">
            <text:p>47240</text:p>
          </table:table-cell>
          <table:table-cell office:value-type="float" office:value="49652.726563">
            <text:p>49652.726563</text:p>
          </table:table-cell>
          <table:table-cell office:value-type="float" office:value="-5.306046">
            <text:p>-5.306046</text:p>
          </table:table-cell>
          <table:table-cell office:value-type="float" office:value="-4.72518">
            <text:p>-4.72518</text:p>
          </table:table-cell>
          <table:table-cell office:value-type="float" office:value="10.947253">
            <text:p>10.947253</text:p>
          </table:table-cell>
        </table:table-row>
        <table:table-row table:style-name="ro1">
          <table:table-cell office:value-type="float" office:value="83268">
            <text:p>83268</text:p>
          </table:table-cell>
          <table:table-cell office:value-type="float" office:value="-31">
            <text:p>-31</text:p>
          </table:table-cell>
          <table:table-cell office:value-type="float" office:value="573">
            <text:p>573</text:p>
          </table:table-cell>
          <table:table-cell office:value-type="float" office:value="1948.134399">
            <text:p>1948.134399</text:p>
          </table:table-cell>
          <table:table-cell office:value-type="float" office:value="-0.036905">
            <text:p>-0.036905</text:p>
          </table:table-cell>
          <table:table-cell office:value-type="float" office:value="0.001233">
            <text:p>0.001233</text:p>
          </table:table-cell>
          <table:table-cell office:value-type="float" office:value="103.340088">
            <text:p>103.340088</text:p>
          </table:table-cell>
          <table:table-cell office:value-type="float" office:value="-0.260749">
            <text:p>-0.260749</text:p>
          </table:table-cell>
          <table:table-cell office:value-type="float" office:value="0.361524">
            <text:p>0.361524</text:p>
          </table:table-cell>
          <table:table-cell table:formula="of:=[.I324]-[.$I$2]" office:value-type="float" office:value="0.380678">
            <text:p>0.380678</text:p>
          </table:table-cell>
          <table:table-cell table:formula="of:=AVERAGE([.J320:.J324])" office:value-type="float" office:value="0.214521">
            <text:p>0.214521</text:p>
          </table:table-cell>
          <table:table-cell table:formula="of:=AVERAGE([.J316:.J324])" office:value-type="float" office:value="0.0941724444444444">
            <text:p>0.0941724444</text:p>
          </table:table-cell>
          <table:table-cell office:value-type="float" office:value="190.136734">
            <text:p>190.136734</text:p>
          </table:table-cell>
          <table:table-cell office:value-type="float" office:value="-0.009795">
            <text:p>-0.009795</text:p>
          </table:table-cell>
          <table:table-cell office:value-type="float" office:value="-0.018386">
            <text:p>-0.018386</text:p>
          </table:table-cell>
          <table:table-cell table:formula="of:=[.O324]-0.021583" office:value-type="float" office:value="-0.039969">
            <text:p>-0.039969</text:p>
          </table:table-cell>
          <table:table-cell office:value-type="float" office:value="103.340103">
            <text:p>103.340103</text:p>
          </table:table-cell>
          <table:table-cell office:value-type="float" office:value="-137">
            <text:p>-137</text:p>
          </table:table-cell>
          <table:table-cell office:value-type="float" office:value="-981">
            <text:p>-981</text:p>
          </table:table-cell>
          <table:table-cell office:value-type="float" office:value="-12056">
            <text:p>-12056</text:p>
          </table:table-cell>
          <table:table-cell office:value-type="float" office:value="47813">
            <text:p>47813</text:p>
          </table:table-cell>
          <table:table-cell office:value-type="float" office:value="50228.648438">
            <text:p>50228.648438</text:p>
          </table:table-cell>
          <table:table-cell office:value-type="float" office:value="-5.342951">
            <text:p>-5.342951</text:p>
          </table:table-cell>
          <table:table-cell office:value-type="float" office:value="-4.723948">
            <text:p>-4.723948</text:p>
          </table:table-cell>
          <table:table-cell office:value-type="float" office:value="11.585428">
            <text:p>11.585428</text:p>
          </table:table-cell>
        </table:table-row>
        <table:table-row table:style-name="ro1">
          <table:table-cell office:value-type="float" office:value="83525">
            <text:p>83525</text:p>
          </table:table-cell>
          <table:table-cell office:value-type="float" office:value="-37">
            <text:p>-37</text:p>
          </table:table-cell>
          <table:table-cell office:value-type="float" office:value="572">
            <text:p>572</text:p>
          </table:table-cell>
          <table:table-cell office:value-type="float" office:value="1645.445313">
            <text:p>1645.445313</text:p>
          </table:table-cell>
          <table:table-cell office:value-type="float" office:value="0.02">
            <text:p>0.02</text:p>
          </table:table-cell>
          <table:table-cell office:value-type="float" office:value="0.036089">
            <text:p>0.036089</text:p>
          </table:table-cell>
          <table:table-cell office:value-type="float" office:value="80.447067">
            <text:p>80.447067</text:p>
          </table:table-cell>
          <table:table-cell office:value-type="float" office:value="0.736827">
            <text:p>0.736827</text:p>
          </table:table-cell>
          <table:table-cell office:value-type="float" office:value="-0.260968">
            <text:p>-0.260968</text:p>
          </table:table-cell>
          <table:table-cell table:formula="of:=[.I325]-[.$I$2]" office:value-type="float" office:value="-0.241814">
            <text:p>-0.241814</text:p>
          </table:table-cell>
          <table:table-cell table:formula="of:=AVERAGE([.J321:.J325])" office:value-type="float" office:value="0.1795656">
            <text:p>0.1795656</text:p>
          </table:table-cell>
          <table:table-cell table:formula="of:=AVERAGE([.J317:.J325])" office:value-type="float" office:value="0.0720925555555556">
            <text:p>0.0720925556</text:p>
          </table:table-cell>
          <table:table-cell office:value-type="float" office:value="81.550941">
            <text:p>81.550941</text:p>
          </table:table-cell>
          <table:table-cell office:value-type="float" office:value="-0.029384">
            <text:p>-0.029384</text:p>
          </table:table-cell>
          <table:table-cell office:value-type="float" office:value="-0.007328">
            <text:p>-0.007328</text:p>
          </table:table-cell>
          <table:table-cell table:formula="of:=[.O325]-0.021583" office:value-type="float" office:value="-0.028911">
            <text:p>-0.028911</text:p>
          </table:table-cell>
          <table:table-cell office:value-type="float" office:value="80.447067">
            <text:p>80.447067</text:p>
          </table:table-cell>
          <table:table-cell office:value-type="float" office:value="-159">
            <text:p>-159</text:p>
          </table:table-cell>
          <table:table-cell office:value-type="float" office:value="-1011">
            <text:p>-1011</text:p>
          </table:table-cell>
          <table:table-cell office:value-type="float" office:value="-12049">
            <text:p>-12049</text:p>
          </table:table-cell>
          <table:table-cell office:value-type="float" office:value="48385">
            <text:p>48385</text:p>
          </table:table-cell>
          <table:table-cell office:value-type="float" office:value="50806.859375">
            <text:p>50806.859375</text:p>
          </table:table-cell>
          <table:table-cell office:value-type="float" office:value="-5.322951">
            <text:p>-5.322951</text:p>
          </table:table-cell>
          <table:table-cell office:value-type="float" office:value="-4.687858">
            <text:p>-4.687858</text:p>
          </table:table-cell>
          <table:table-cell office:value-type="float" office:value="11.931224">
            <text:p>11.931224</text:p>
          </table:table-cell>
        </table:table-row>
        <table:table-row table:style-name="ro1">
          <table:table-cell office:value-type="float" office:value="83782">
            <text:p>83782</text:p>
          </table:table-cell>
          <table:table-cell office:value-type="float" office:value="-7">
            <text:p>-7</text:p>
          </table:table-cell>
          <table:table-cell office:value-type="float" office:value="565">
            <text:p>565</text:p>
          </table:table-cell>
          <table:table-cell office:value-type="float" office:value="8164.864258">
            <text:p>8164.864258</text:p>
          </table:table-cell>
          <table:table-cell office:value-type="float" office:value="0.002333">
            <text:p>0.002333</text:p>
          </table:table-cell>
          <table:table-cell office:value-type="float" office:value="0.003219">
            <text:p>0.003219</text:p>
          </table:table-cell>
          <table:table-cell office:value-type="float" office:value="37.940018">
            <text:p>37.940018</text:p>
          </table:table-cell>
          <table:table-cell office:value-type="float" office:value="-0.11944">
            <text:p>-0.11944</text:p>
          </table:table-cell>
          <table:table-cell office:value-type="float" office:value="0.574608">
            <text:p>0.574608</text:p>
          </table:table-cell>
          <table:table-cell table:formula="of:=[.I326]-[.$I$2]" office:value-type="float" office:value="0.593762">
            <text:p>0.593762</text:p>
          </table:table-cell>
          <table:table-cell table:formula="of:=AVERAGE([.J322:.J326])" office:value-type="float" office:value="0.138864">
            <text:p>0.138864</text:p>
          </table:table-cell>
          <table:table-cell table:formula="of:=AVERAGE([.J318:.J326])" office:value-type="float" office:value="0.140460222222222">
            <text:p>0.1404602222</text:p>
          </table:table-cell>
          <table:table-cell office:value-type="float" office:value="124.247314">
            <text:p>124.247314</text:p>
          </table:table-cell>
          <table:table-cell office:value-type="float" office:value="-0.038911">
            <text:p>-0.038911</text:p>
          </table:table-cell>
          <table:table-cell office:value-type="float" office:value="-0.103521">
            <text:p>-0.103521</text:p>
          </table:table-cell>
          <table:table-cell table:formula="of:=[.O326]-0.021583" office:value-type="float" office:value="-0.125104">
            <text:p>-0.125104</text:p>
          </table:table-cell>
          <table:table-cell office:value-type="float" office:value="37.940025">
            <text:p>37.940025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063">
            <text:p>-12063</text:p>
          </table:table-cell>
          <table:table-cell office:value-type="float" office:value="48949">
            <text:p>48949</text:p>
          </table:table-cell>
          <table:table-cell office:value-type="float" office:value="51363.519531">
            <text:p>51363.519531</text:p>
          </table:table-cell>
          <table:table-cell office:value-type="float" office:value="-5.320618">
            <text:p>-5.320618</text:p>
          </table:table-cell>
          <table:table-cell office:value-type="float" office:value="-4.684639">
            <text:p>-4.684639</text:p>
          </table:table-cell>
          <table:table-cell office:value-type="float" office:value="11.953097">
            <text:p>11.953097</text:p>
          </table:table-cell>
        </table:table-row>
        <table:table-row table:style-name="ro1">
          <table:table-cell office:value-type="float" office:value="84039">
            <text:p>84039</text:p>
          </table:table-cell>
          <table:table-cell office:value-type="float" office:value="0">
            <text:p>0</text:p>
          </table:table-cell>
          <table:table-cell office:value-type="float" office:value="568">
            <text:p>56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163">
            <text:p>0.006163</text:p>
          </table:table-cell>
          <table:table-cell office:value-type="float" office:value="100">
            <text:p>100</text:p>
          </table:table-cell>
          <table:table-cell office:value-type="float" office:value="0.105982">
            <text:p>0.105982</text:p>
          </table:table-cell>
          <table:table-cell office:value-type="float" office:value="-0.45011">
            <text:p>-0.45011</text:p>
          </table:table-cell>
          <table:table-cell table:formula="of:=[.I327]-[.$I$2]" office:value-type="float" office:value="-0.430956">
            <text:p>-0.430956</text:p>
          </table:table-cell>
          <table:table-cell table:formula="of:=AVERAGE([.J323:.J327])" office:value-type="float" office:value="0.123541">
            <text:p>0.123541</text:p>
          </table:table-cell>
          <table:table-cell table:formula="of:=AVERAGE([.J319:.J327])" office:value-type="float" office:value="0.157485666666667">
            <text:p>0.1574856667</text:p>
          </table:table-cell>
          <table:table-cell office:value-type="float" office:value="54.81868">
            <text:p>54.81868</text:p>
          </table:table-cell>
          <table:table-cell office:value-type="float" office:value="-0.350195">
            <text:p>-0.350195</text:p>
          </table:table-cell>
          <table:table-cell office:value-type="float" office:value="-0.144689">
            <text:p>-0.144689</text:p>
          </table:table-cell>
          <table:table-cell table:formula="of:=[.O327]-0.021583" office:value-type="float" office:value="-0.166272">
            <text:p>-0.166272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079">
            <text:p>-12079</text:p>
          </table:table-cell>
          <table:table-cell office:value-type="float" office:value="49516">
            <text:p>49516</text:p>
          </table:table-cell>
          <table:table-cell office:value-type="float" office:value="51918.929688">
            <text:p>51918.929688</text:p>
          </table:table-cell>
          <table:table-cell office:value-type="float" office:value="-5.320618">
            <text:p>-5.320618</text:p>
          </table:table-cell>
          <table:table-cell office:value-type="float" office:value="-4.678476">
            <text:p>-4.678476</text:p>
          </table:table-cell>
          <table:table-cell office:value-type="float" office:value="12.068933">
            <text:p>12.068933</text:p>
          </table:table-cell>
        </table:table-row>
        <table:table-row table:style-name="ro1">
          <table:table-cell office:value-type="float" office:value="84296">
            <text:p>84296</text:p>
          </table:table-cell>
          <table:table-cell office:value-type="float" office:value="1">
            <text:p>1</text:p>
          </table:table-cell>
          <table:table-cell office:value-type="float" office:value="559">
            <text:p>559</text:p>
          </table:table-cell>
          <table:table-cell office:value-type="float" office:value="55784.765625">
            <text:p>55784.765625</text:p>
          </table:table-cell>
          <table:table-cell office:value-type="float" office:value="0.005">
            <text:p>0.005</text:p>
          </table:table-cell>
          <table:table-cell office:value-type="float" office:value="0.008423">
            <text:p>0.008423</text:p>
          </table:table-cell>
          <table:table-cell office:value-type="float" office:value="68.462906">
            <text:p>68.462906</text:p>
          </table:table-cell>
          <table:table-cell office:value-type="float" office:value="-0.055514">
            <text:p>-0.055514</text:p>
          </table:table-cell>
          <table:table-cell office:value-type="float" office:value="-0.35913">
            <text:p>-0.35913</text:p>
          </table:table-cell>
          <table:table-cell table:formula="of:=[.I328]-[.$I$2]" office:value-type="float" office:value="-0.339976">
            <text:p>-0.339976</text:p>
          </table:table-cell>
          <table:table-cell table:formula="of:=AVERAGE([.J324:.J328])" office:value-type="float" office:value="-0.0076612">
            <text:p>-0.0076612</text:p>
          </table:table-cell>
          <table:table-cell table:formula="of:=AVERAGE([.J320:.J328])" office:value-type="float" office:value="0.0726245555555555">
            <text:p>0.0726245556</text:p>
          </table:table-cell>
          <table:table-cell office:value-type="float" office:value="985.554138">
            <text:p>985.554138</text:p>
          </table:table-cell>
          <table:table-cell office:value-type="float" office:value="-0.42153">
            <text:p>-0.42153</text:p>
          </table:table-cell>
          <table:table-cell office:value-type="float" office:value="-0.520801">
            <text:p>-0.520801</text:p>
          </table:table-cell>
          <table:table-cell table:formula="of:=[.O328]-0.021583" office:value-type="float" office:value="-0.542384">
            <text:p>-0.542384</text:p>
          </table:table-cell>
          <table:table-cell office:value-type="float" office:value="68.462906">
            <text:p>68.462906</text:p>
          </table:table-cell>
          <table:table-cell office:value-type="float" office:value="-162">
            <text:p>-162</text:p>
          </table:table-cell>
          <table:table-cell office:value-type="float" office:value="-1016">
            <text:p>-1016</text:p>
          </table:table-cell>
          <table:table-cell office:value-type="float" office:value="-12098">
            <text:p>-12098</text:p>
          </table:table-cell>
          <table:table-cell office:value-type="float" office:value="50075">
            <text:p>50075</text:p>
          </table:table-cell>
          <table:table-cell office:value-type="float" office:value="52466.734375">
            <text:p>52466.734375</text:p>
          </table:table-cell>
          <table:table-cell office:value-type="float" office:value="-5.315618">
            <text:p>-5.315618</text:p>
          </table:table-cell>
          <table:table-cell office:value-type="float" office:value="-4.670053">
            <text:p>-4.670053</text:p>
          </table:table-cell>
          <table:table-cell office:value-type="float" office:value="12.144684">
            <text:p>12.144684</text:p>
          </table:table-cell>
        </table:table-row>
        <table:table-row table:style-name="ro1">
          <table:table-cell office:value-type="float" office:value="84553">
            <text:p>84553</text:p>
          </table:table-cell>
          <table:table-cell office:value-type="float" office:value="-1">
            <text:p>-1</text:p>
          </table:table-cell>
          <table:table-cell office:value-type="float" office:value="554">
            <text:p>554</text:p>
          </table:table-cell>
          <table:table-cell office:value-type="float" office:value="55526.179688">
            <text:p>55526.179688</text:p>
          </table:table-cell>
          <table:table-cell office:value-type="float" office:value="0">
            <text:p>0</text:p>
          </table:table-cell>
          <table:table-cell office:value-type="float" office:value="0.005102">
            <text:p>0.005102</text:p>
          </table:table-cell>
          <table:table-cell office:value-type="string">
            <text:p>Infinity</text:p>
          </table:table-cell>
          <table:table-cell office:value-type="float" office:value="-0.075701">
            <text:p>-0.075701</text:p>
          </table:table-cell>
          <table:table-cell office:value-type="float" office:value="0.402226">
            <text:p>0.402226</text:p>
          </table:table-cell>
          <table:table-cell table:formula="of:=[.I329]-[.$I$2]" office:value-type="float" office:value="0.42138">
            <text:p>0.42138</text:p>
          </table:table-cell>
          <table:table-cell table:formula="of:=AVERAGE([.J325:.J329])" office:value-type="float" office:value="0.000479200000000002">
            <text:p>0.0004792</text:p>
          </table:table-cell>
          <table:table-cell table:formula="of:=AVERAGE([.J321:.J329])" office:value-type="float" office:value="0.126893111111111">
            <text:p>0.1268931111</text:p>
          </table:table-cell>
          <table:table-cell office:value-type="float" office:value="129.295181">
            <text:p>129.295181</text:p>
          </table:table-cell>
          <table:table-cell office:value-type="float" office:value="-1.153048">
            <text:p>-1.153048</text:p>
          </table:table-cell>
          <table:table-cell office:value-type="float" office:value="-0.453786">
            <text:p>-0.453786</text:p>
          </table:table-cell>
          <table:table-cell table:formula="of:=[.O329]-0.021583" office:value-type="float" office:value="-0.475369">
            <text:p>-0.47536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21">
            <text:p>-12121</text:p>
          </table:table-cell>
          <table:table-cell office:value-type="float" office:value="50629">
            <text:p>50629</text:p>
          </table:table-cell>
          <table:table-cell office:value-type="float" office:value="53012.289063">
            <text:p>53012.289063</text:p>
          </table:table-cell>
          <table:table-cell office:value-type="float" office:value="-5.315618">
            <text:p>-5.315618</text:p>
          </table:table-cell>
          <table:table-cell office:value-type="float" office:value="-4.664951">
            <text:p>-4.664951</text:p>
          </table:table-cell>
          <table:table-cell office:value-type="float" office:value="12.24066">
            <text:p>12.24066</text:p>
          </table:table-cell>
        </table:table-row>
        <table:table-row table:style-name="ro1">
          <table:table-cell office:value-type="float" office:value="84810">
            <text:p>84810</text:p>
          </table:table-cell>
          <table:table-cell office:value-type="float" office:value="0">
            <text:p>0</text:p>
          </table:table-cell>
          <table:table-cell office:value-type="float" office:value="553">
            <text:p>55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376">
            <text:p>0.005376</text:p>
          </table:table-cell>
          <table:table-cell office:value-type="float" office:value="100">
            <text:p>100</text:p>
          </table:table-cell>
          <table:table-cell office:value-type="float" office:value="0.026495">
            <text:p>0.026495</text:p>
          </table:table-cell>
          <table:table-cell office:value-type="float" office:value="0.241814">
            <text:p>0.241814</text:p>
          </table:table-cell>
          <table:table-cell table:formula="of:=[.I330]-[.$I$2]" office:value-type="float" office:value="0.260968">
            <text:p>0.260968</text:p>
          </table:table-cell>
          <table:table-cell table:formula="of:=AVERAGE([.J326:.J330])" office:value-type="float" office:value="0.1010356">
            <text:p>0.1010356</text:p>
          </table:table-cell>
          <table:table-cell table:formula="of:=AVERAGE([.J322:.J330])" office:value-type="float" office:value="0.067304">
            <text:p>0.067304</text:p>
          </table:table-cell>
          <table:table-cell office:value-type="float" office:value="242.321198">
            <text:p>242.321198</text:p>
          </table:table-cell>
          <table:table-cell office:value-type="float" office:value="0">
            <text:p>0</text:p>
          </table:table-cell>
          <table:table-cell office:value-type="float" office:value="-0.365587">
            <text:p>-0.365587</text:p>
          </table:table-cell>
          <table:table-cell table:formula="of:=[.O330]-0.021583" office:value-type="float" office:value="-0.38717">
            <text:p>-0.3871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47">
            <text:p>-12147</text:p>
          </table:table-cell>
          <table:table-cell office:value-type="float" office:value="51181">
            <text:p>51181</text:p>
          </table:table-cell>
          <table:table-cell office:value-type="float" office:value="53556.023438">
            <text:p>53556.023438</text:p>
          </table:table-cell>
          <table:table-cell office:value-type="float" office:value="-5.315618">
            <text:p>-5.315618</text:p>
          </table:table-cell>
          <table:table-cell office:value-type="float" office:value="-4.659575">
            <text:p>-4.659575</text:p>
          </table:table-cell>
          <table:table-cell office:value-type="float" office:value="12.341793">
            <text:p>12.341793</text:p>
          </table:table-cell>
        </table:table-row>
        <table:table-row table:style-name="ro1">
          <table:table-cell office:value-type="float" office:value="85067">
            <text:p>85067</text:p>
          </table:table-cell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.075701">
            <text:p>0.075701</text:p>
          </table:table-cell>
          <table:table-cell office:value-type="float" office:value="0.840365">
            <text:p>0.840365</text:p>
          </table:table-cell>
          <table:table-cell table:formula="of:=[.I331]-[.$I$2]" office:value-type="float" office:value="0.859519">
            <text:p>0.859519</text:p>
          </table:table-cell>
          <table:table-cell table:formula="of:=AVERAGE([.J327:.J331])" office:value-type="float" office:value="0.154187">
            <text:p>0.154187</text:p>
          </table:table-cell>
          <table:table-cell table:formula="of:=AVERAGE([.J323:.J331])" office:value-type="float" office:value="0.202177333333333">
            <text:p>0.2021773333</text:p>
          </table:table-cell>
          <table:table-cell office:value-type="float" office:value="100">
            <text:p>100</text:p>
          </table:table-cell>
          <table:table-cell office:value-type="float" office:value="-0.983571">
            <text:p>-0.983571</text:p>
          </table:table-cell>
          <table:table-cell office:value-type="float" office:value="-0.363322">
            <text:p>-0.363322</text:p>
          </table:table-cell>
          <table:table-cell table:formula="of:=[.O331]-0.021583" office:value-type="float" office:value="-0.384905">
            <text:p>-0.384905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176">
            <text:p>-12176</text:p>
          </table:table-cell>
          <table:table-cell office:value-type="float" office:value="51731">
            <text:p>51731</text:p>
          </table:table-cell>
          <table:table-cell office:value-type="float" office:value="54098.648438">
            <text:p>54098.648438</text:p>
          </table:table-cell>
          <table:table-cell office:value-type="float" office:value="-5.315618">
            <text:p>-5.315618</text:p>
          </table:table-cell>
          <table:table-cell office:value-type="float" office:value="-4.653549">
            <text:p>-4.653549</text:p>
          </table:table-cell>
          <table:table-cell office:value-type="float" office:value="12.455162">
            <text:p>12.455162</text:p>
          </table:table-cell>
        </table:table-row>
        <table:table-row table:style-name="ro1">
          <table:table-cell office:value-type="float" office:value="85324">
            <text:p>85324</text:p>
          </table:table-cell>
          <table:table-cell office:value-type="float" office:value="0">
            <text:p>0</text:p>
          </table:table-cell>
          <table:table-cell office:value-type="float" office:value="547">
            <text:p>547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92">
            <text:p>0.005992</text:p>
          </table:table-cell>
          <table:table-cell office:value-type="float" office:value="100">
            <text:p>100</text:p>
          </table:table-cell>
          <table:table-cell office:value-type="float" office:value="-0.026916">
            <text:p>-0.026916</text:p>
          </table:table-cell>
          <table:table-cell office:value-type="float" office:value="0.392649">
            <text:p>0.392649</text:p>
          </table:table-cell>
          <table:table-cell table:formula="of:=[.I332]-[.$I$2]" office:value-type="float" office:value="0.411803">
            <text:p>0.411803</text:p>
          </table:table-cell>
          <table:table-cell table:formula="of:=AVERAGE([.J328:.J332])" office:value-type="float" office:value="0.3227388">
            <text:p>0.3227388</text:p>
          </table:table-cell>
          <table:table-cell table:formula="of:=AVERAGE([.J324:.J332])" office:value-type="float" office:value="0.212818222222222">
            <text:p>0.2128182222</text:p>
          </table:table-cell>
          <table:table-cell office:value-type="float" office:value="100">
            <text:p>100</text:p>
          </table:table-cell>
          <table:table-cell office:value-type="float" office:value="-0.274535">
            <text:p>-0.274535</text:p>
          </table:table-cell>
          <table:table-cell office:value-type="float" office:value="-0.481098">
            <text:p>-0.481098</text:p>
          </table:table-cell>
          <table:table-cell table:formula="of:=[.O332]-0.021583" office:value-type="float" office:value="-0.502681">
            <text:p>-0.502681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208">
            <text:p>-12208</text:p>
          </table:table-cell>
          <table:table-cell office:value-type="float" office:value="52277">
            <text:p>52277</text:p>
          </table:table-cell>
          <table:table-cell office:value-type="float" office:value="54638.195313">
            <text:p>54638.195313</text:p>
          </table:table-cell>
          <table:table-cell office:value-type="float" office:value="-5.315618">
            <text:p>-5.315618</text:p>
          </table:table-cell>
          <table:table-cell office:value-type="float" office:value="-4.647557">
            <text:p>-4.647557</text:p>
          </table:table-cell>
          <table:table-cell office:value-type="float" office:value="12.567885">
            <text:p>12.567885</text:p>
          </table:table-cell>
        </table:table-row>
        <table:table-row table:style-name="ro1">
          <table:table-cell office:value-type="float" office:value="85581">
            <text:p>85581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136">
            <text:p>0.005136</text:p>
          </table:table-cell>
          <table:table-cell office:value-type="float" office:value="100">
            <text:p>100</text:p>
          </table:table-cell>
          <table:table-cell office:value-type="float" office:value="-0.100935">
            <text:p>-0.100935</text:p>
          </table:table-cell>
          <table:table-cell office:value-type="float" office:value="0.011971">
            <text:p>0.011971</text:p>
          </table:table-cell>
          <table:table-cell table:formula="of:=[.I333]-[.$I$2]" office:value-type="float" office:value="0.031125">
            <text:p>0.031125</text:p>
          </table:table-cell>
          <table:table-cell table:formula="of:=AVERAGE([.J329:.J333])" office:value-type="float" office:value="0.396959">
            <text:p>0.396959</text:p>
          </table:table-cell>
          <table:table-cell table:formula="of:=AVERAGE([.J325:.J333])" office:value-type="float" office:value="0.173979">
            <text:p>0.173979</text:p>
          </table:table-cell>
          <table:table-cell office:value-type="float" office:value="100">
            <text:p>100</text:p>
          </table:table-cell>
          <table:table-cell office:value-type="float" office:value="-1.070039">
            <text:p>-1.070039</text:p>
          </table:table-cell>
          <table:table-cell office:value-type="float" office:value="-0.377711">
            <text:p>-0.377711</text:p>
          </table:table-cell>
          <table:table-cell table:formula="of:=[.O333]-0.021583" office:value-type="float" office:value="-0.399294">
            <text:p>-0.39929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243">
            <text:p>-12243</text:p>
          </table:table-cell>
          <table:table-cell office:value-type="float" office:value="52817">
            <text:p>52817</text:p>
          </table:table-cell>
          <table:table-cell office:value-type="float" office:value="55172.691406">
            <text:p>55172.691406</text:p>
          </table:table-cell>
          <table:table-cell office:value-type="float" office:value="-5.315618">
            <text:p>-5.315618</text:p>
          </table:table-cell>
          <table:table-cell office:value-type="float" office:value="-4.642421">
            <text:p>-4.642421</text:p>
          </table:table-cell>
          <table:table-cell office:value-type="float" office:value="12.664506">
            <text:p>12.664506</text:p>
          </table:table-cell>
        </table:table-row>
        <table:table-row table:style-name="ro1">
          <table:table-cell office:value-type="float" office:value="85838">
            <text:p>85838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.018774">
            <text:p>0.018774</text:p>
          </table:table-cell>
          <table:table-cell office:value-type="float" office:value="0.318429">
            <text:p>0.318429</text:p>
          </table:table-cell>
          <table:table-cell table:formula="of:=[.I334]-[.$I$2]" office:value-type="float" office:value="0.337583">
            <text:p>0.337583</text:p>
          </table:table-cell>
          <table:table-cell table:formula="of:=AVERAGE([.J330:.J334])" office:value-type="float" office:value="0.3801996">
            <text:p>0.3801996</text:p>
          </table:table-cell>
          <table:table-cell table:formula="of:=AVERAGE([.J326:.J334])" office:value-type="float" office:value="0.238356444444444">
            <text:p>0.2383564444</text:p>
          </table:table-cell>
          <table:table-cell office:value-type="float" office:value="100">
            <text:p>100</text:p>
          </table:table-cell>
          <table:table-cell office:value-type="float" office:value="-0.1885">
            <text:p>-0.1885</text:p>
          </table:table-cell>
          <table:table-cell office:value-type="float" office:value="-0.416614">
            <text:p>-0.416614</text:p>
          </table:table-cell>
          <table:table-cell table:formula="of:=[.O334]-0.021583" office:value-type="float" office:value="-0.438197">
            <text:p>-0.438197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281">
            <text:p>-12281</text:p>
          </table:table-cell>
          <table:table-cell office:value-type="float" office:value="53355">
            <text:p>53355</text:p>
          </table:table-cell>
          <table:table-cell office:value-type="float" office:value="55706.015625">
            <text:p>55706.015625</text:p>
          </table:table-cell>
          <table:table-cell office:value-type="float" office:value="-5.315618">
            <text:p>-5.315618</text:p>
          </table:table-cell>
          <table:table-cell office:value-type="float" office:value="-4.636464">
            <text:p>-4.636464</text:p>
          </table:table-cell>
          <table:table-cell office:value-type="float" office:value="12.776584">
            <text:p>12.776584</text:p>
          </table:table-cell>
        </table:table-row>
        <table:table-row table:style-name="ro1">
          <table:table-cell office:value-type="float" office:value="86095">
            <text:p>86095</text:p>
          </table:table-cell>
          <table:table-cell office:value-type="float" office:value="0">
            <text:p>0</text:p>
          </table:table-cell>
          <table:table-cell office:value-type="float" office:value="541">
            <text:p>54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84">
            <text:p>0.005684</text:p>
          </table:table-cell>
          <table:table-cell office:value-type="float" office:value="100">
            <text:p>100</text:p>
          </table:table-cell>
          <table:table-cell office:value-type="float" office:value="-0.002692">
            <text:p>-0.002692</text:p>
          </table:table-cell>
          <table:table-cell office:value-type="float" office:value="-0.304064">
            <text:p>-0.304064</text:p>
          </table:table-cell>
          <table:table-cell table:formula="of:=[.I335]-[.$I$2]" office:value-type="float" office:value="-0.28491">
            <text:p>-0.28491</text:p>
          </table:table-cell>
          <table:table-cell table:formula="of:=AVERAGE([.J331:.J335])" office:value-type="float" office:value="0.271024">
            <text:p>0.271024</text:p>
          </table:table-cell>
          <table:table-cell table:formula="of:=AVERAGE([.J327:.J335])" office:value-type="float" office:value="0.140726222222222">
            <text:p>0.1407262222</text:p>
          </table:table-cell>
          <table:table-cell office:value-type="float" office:value="100">
            <text:p>100</text:p>
          </table:table-cell>
          <table:table-cell office:value-type="float" office:value="-0.337224">
            <text:p>-0.337224</text:p>
          </table:table-cell>
          <table:table-cell office:value-type="float" office:value="-0.382107">
            <text:p>-0.382107</text:p>
          </table:table-cell>
          <table:table-cell table:formula="of:=[.O335]-0.021583" office:value-type="float" office:value="-0.40369">
            <text:p>-0.4036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322">
            <text:p>-12322</text:p>
          </table:table-cell>
          <table:table-cell office:value-type="float" office:value="53895">
            <text:p>53895</text:p>
          </table:table-cell>
          <table:table-cell office:value-type="float" office:value="56242.058594">
            <text:p>56242.058594</text:p>
          </table:table-cell>
          <table:table-cell office:value-type="float" office:value="-5.315618">
            <text:p>-5.315618</text:p>
          </table:table-cell>
          <table:table-cell office:value-type="float" office:value="-4.63078">
            <text:p>-4.63078</text:p>
          </table:table-cell>
          <table:table-cell office:value-type="float" office:value="12.883512">
            <text:p>12.883512</text:p>
          </table:table-cell>
        </table:table-row>
        <table:table-row table:style-name="ro1">
          <table:table-cell office:value-type="float" office:value="86352">
            <text:p>86352</text:p>
          </table:table-cell>
          <table:table-cell office:value-type="float" office:value="0">
            <text:p>0</text:p>
          </table:table-cell>
          <table:table-cell office:value-type="float" office:value="539">
            <text:p>539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26">
            <text:p>0.006026</text:p>
          </table:table-cell>
          <table:table-cell office:value-type="float" office:value="100">
            <text:p>100</text:p>
          </table:table-cell>
          <table:table-cell office:value-type="float" office:value="0.001682">
            <text:p>0.001682</text:p>
          </table:table-cell>
          <table:table-cell office:value-type="float" office:value="-0.517148">
            <text:p>-0.517148</text:p>
          </table:table-cell>
          <table:table-cell table:formula="of:=[.I336]-[.$I$2]" office:value-type="float" office:value="-0.497994">
            <text:p>-0.497994</text:p>
          </table:table-cell>
          <table:table-cell table:formula="of:=AVERAGE([.J332:.J336])" office:value-type="float" office:value="-0.000478599999999996">
            <text:p>-0.0004786</text:p>
          </table:table-cell>
          <table:table-cell table:formula="of:=AVERAGE([.J328:.J336])" office:value-type="float" office:value="0.133277555555556">
            <text:p>0.1332775556</text:p>
          </table:table-cell>
          <table:table-cell office:value-type="float" office:value="100">
            <text:p>100</text:p>
          </table:table-cell>
          <table:table-cell office:value-type="float" office:value="-0.149157">
            <text:p>-0.149157</text:p>
          </table:table-cell>
          <table:table-cell office:value-type="float" office:value="-0.32162">
            <text:p>-0.32162</text:p>
          </table:table-cell>
          <table:table-cell table:formula="of:=[.O336]-0.021583" office:value-type="float" office:value="-0.343203">
            <text:p>-0.34320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366">
            <text:p>-12366</text:p>
          </table:table-cell>
          <table:table-cell office:value-type="float" office:value="54432">
            <text:p>54432</text:p>
          </table:table-cell>
          <table:table-cell office:value-type="float" office:value="56775.917969">
            <text:p>56775.917969</text:p>
          </table:table-cell>
          <table:table-cell office:value-type="float" office:value="-5.315618">
            <text:p>-5.315618</text:p>
          </table:table-cell>
          <table:table-cell office:value-type="float" office:value="-4.624753">
            <text:p>-4.624753</text:p>
          </table:table-cell>
          <table:table-cell office:value-type="float" office:value="12.996881">
            <text:p>12.996881</text:p>
          </table:table-cell>
        </table:table-row>
        <table:table-row table:style-name="ro1">
          <table:table-cell office:value-type="float" office:value="86609">
            <text:p>86609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4759">
            <text:p>0.004759</text:p>
          </table:table-cell>
          <table:table-cell office:value-type="float" office:value="100">
            <text:p>100</text:p>
          </table:table-cell>
          <table:table-cell office:value-type="float" office:value="0.003365">
            <text:p>0.003365</text:p>
          </table:table-cell>
          <table:table-cell office:value-type="float" office:value="-0.059855">
            <text:p>-0.059855</text:p>
          </table:table-cell>
          <table:table-cell table:formula="of:=[.I337]-[.$I$2]" office:value-type="float" office:value="-0.040701">
            <text:p>-0.040701</text:p>
          </table:table-cell>
          <table:table-cell table:formula="of:=AVERAGE([.J333:.J337])" office:value-type="float" office:value="-0.0909794">
            <text:p>-0.0909794</text:p>
          </table:table-cell>
          <table:table-cell table:formula="of:=AVERAGE([.J329:.J337])" office:value-type="float" office:value="0.166530333333333">
            <text:p>0.166530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319">
            <text:p>0.019319</text:p>
          </table:table-cell>
          <table:table-cell table:formula="of:=[.O337]-0.021583" office:value-type="float" office:value="-0.002264">
            <text:p>-0.00226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413">
            <text:p>-12413</text:p>
          </table:table-cell>
          <table:table-cell office:value-type="float" office:value="54966">
            <text:p>54966</text:p>
          </table:table-cell>
          <table:table-cell office:value-type="float" office:value="57307.582031">
            <text:p>57307.582031</text:p>
          </table:table-cell>
          <table:table-cell office:value-type="float" office:value="-5.315618">
            <text:p>-5.315618</text:p>
          </table:table-cell>
          <table:table-cell office:value-type="float" office:value="-4.619994">
            <text:p>-4.619994</text:p>
          </table:table-cell>
          <table:table-cell office:value-type="float" office:value="13.086416">
            <text:p>13.086416</text:p>
          </table:table-cell>
        </table:table-row>
        <table:table-row table:style-name="ro1">
          <table:table-cell office:value-type="float" office:value="86866">
            <text:p>86866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958">
            <text:p>0.00595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5913">
            <text:p>-0.035913</text:p>
          </table:table-cell>
          <table:table-cell table:formula="of:=[.I338]-[.$I$2]" office:value-type="float" office:value="-0.016759">
            <text:p>-0.016759</text:p>
          </table:table-cell>
          <table:table-cell table:formula="of:=AVERAGE([.J334:.J338])" office:value-type="float" office:value="-0.1005562">
            <text:p>-0.1005562</text:p>
          </table:table-cell>
          <table:table-cell table:formula="of:=AVERAGE([.J330:.J338])" office:value-type="float" office:value="0.117848222222222">
            <text:p>0.117848222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3989">
            <text:p>0.013989</text:p>
          </table:table-cell>
          <table:table-cell table:formula="of:=[.O338]-0.021583" office:value-type="float" office:value="-0.007594">
            <text:p>-0.007594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462">
            <text:p>-12462</text:p>
          </table:table-cell>
          <table:table-cell office:value-type="float" office:value="55500">
            <text:p>55500</text:p>
          </table:table-cell>
          <table:table-cell office:value-type="float" office:value="57839.75">
            <text:p>57839.75</text:p>
          </table:table-cell>
          <table:table-cell office:value-type="float" office:value="-5.315618">
            <text:p>-5.315618</text:p>
          </table:table-cell>
          <table:table-cell office:value-type="float" office:value="-4.614037">
            <text:p>-4.614037</text:p>
          </table:table-cell>
          <table:table-cell office:value-type="float" office:value="13.198493">
            <text:p>13.198493</text:p>
          </table:table-cell>
        </table:table-row>
        <table:table-row table:style-name="ro1">
          <table:table-cell office:value-type="float" office:value="87123">
            <text:p>87123</text:p>
          </table:table-cell>
          <table:table-cell office:value-type="float" office:value="0">
            <text:p>0</text:p>
          </table:table-cell>
          <table:table-cell office:value-type="float" office:value="536">
            <text:p>53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78">
            <text:p>0.00678</text:p>
          </table:table-cell>
          <table:table-cell office:value-type="float" office:value="100">
            <text:p>100</text:p>
          </table:table-cell>
          <table:table-cell office:value-type="float" office:value="0.070655">
            <text:p>0.070655</text:p>
          </table:table-cell>
          <table:table-cell office:value-type="float" office:value="0.380678">
            <text:p>0.380678</text:p>
          </table:table-cell>
          <table:table-cell table:formula="of:=[.I339]-[.$I$2]" office:value-type="float" office:value="0.399832">
            <text:p>0.399832</text:p>
          </table:table-cell>
          <table:table-cell table:formula="of:=AVERAGE([.J335:.J339])" office:value-type="float" office:value="-0.0881064">
            <text:p>-0.0881064</text:p>
          </table:table-cell>
          <table:table-cell table:formula="of:=AVERAGE([.J331:.J339])" office:value-type="float" office:value="0.133277555555556">
            <text:p>0.1332775556</text:p>
          </table:table-cell>
          <table:table-cell office:value-type="float" office:value="0">
            <text:p>0</text:p>
          </table:table-cell>
          <table:table-cell office:value-type="float" office:value="0.232994">
            <text:p>0.232994</text:p>
          </table:table-cell>
          <table:table-cell office:value-type="float" office:value="0.388236">
            <text:p>0.388236</text:p>
          </table:table-cell>
          <table:table-cell table:formula="of:=[.O339]-0.021583" office:value-type="float" office:value="0.366653">
            <text:p>0.36665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515">
            <text:p>-12515</text:p>
          </table:table-cell>
          <table:table-cell office:value-type="float" office:value="56034">
            <text:p>56034</text:p>
          </table:table-cell>
          <table:table-cell office:value-type="float" office:value="58372.839844">
            <text:p>58372.839844</text:p>
          </table:table-cell>
          <table:table-cell office:value-type="float" office:value="-5.315618">
            <text:p>-5.315618</text:p>
          </table:table-cell>
          <table:table-cell office:value-type="float" office:value="-4.607257">
            <text:p>-4.607257</text:p>
          </table:table-cell>
          <table:table-cell office:value-type="float" office:value="13.326035">
            <text:p>13.326035</text:p>
          </table:table-cell>
        </table:table-row>
        <table:table-row table:style-name="ro1">
          <table:table-cell office:value-type="float" office:value="87380">
            <text:p>87380</text:p>
          </table:table-cell>
          <table:table-cell office:value-type="float" office:value="0">
            <text:p>0</text:p>
          </table:table-cell>
          <table:table-cell office:value-type="float" office:value="533">
            <text:p>5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6095">
            <text:p>0.006095</text:p>
          </table:table-cell>
          <table:table-cell office:value-type="float" office:value="100">
            <text:p>100</text:p>
          </table:table-cell>
          <table:table-cell office:value-type="float" office:value="-0.042393">
            <text:p>-0.042393</text:p>
          </table:table-cell>
          <table:table-cell office:value-type="float" office:value="-0.040701">
            <text:p>-0.040701</text:p>
          </table:table-cell>
          <table:table-cell table:formula="of:=[.I340]-[.$I$2]" office:value-type="float" office:value="-0.021547">
            <text:p>-0.021547</text:p>
          </table:table-cell>
          <table:table-cell table:formula="of:=AVERAGE([.J336:.J340])" office:value-type="float" office:value="-0.0354338">
            <text:p>-0.0354338</text:p>
          </table:table-cell>
          <table:table-cell table:formula="of:=AVERAGE([.J332:.J340])" office:value-type="float" office:value="0.0353813333333333">
            <text:p>0.0353813333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6654">
            <text:p>0.016654</text:p>
          </table:table-cell>
          <table:table-cell table:formula="of:=[.O340]-0.021583" office:value-type="float" office:value="-0.004929">
            <text:p>-0.004929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571">
            <text:p>-12571</text:p>
          </table:table-cell>
          <table:table-cell office:value-type="float" office:value="56564">
            <text:p>56564</text:p>
          </table:table-cell>
          <table:table-cell office:value-type="float" office:value="58902.714844">
            <text:p>58902.714844</text:p>
          </table:table-cell>
          <table:table-cell office:value-type="float" office:value="-5.315618">
            <text:p>-5.315618</text:p>
          </table:table-cell>
          <table:table-cell office:value-type="float" office:value="-4.601162">
            <text:p>-4.601162</text:p>
          </table:table-cell>
          <table:table-cell office:value-type="float" office:value="13.440697">
            <text:p>13.440697</text:p>
          </table:table-cell>
        </table:table-row>
        <table:table-row table:style-name="ro1">
          <table:table-cell office:value-type="float" office:value="87637">
            <text:p>87637</text:p>
          </table:table-cell>
          <table:table-cell office:value-type="float" office:value="0">
            <text:p>0</text:p>
          </table:table-cell>
          <table:table-cell office:value-type="float" office:value="528">
            <text:p>528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752">
            <text:p>0.005752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19154">
            <text:p>0.019154</text:p>
          </table:table-cell>
          <table:table-cell table:formula="of:=[.I341]-[.$I$2]" office:value-type="float" office:value="0.038308">
            <text:p>0.038308</text:p>
          </table:table-cell>
          <table:table-cell table:formula="of:=AVERAGE([.J337:.J341])" office:value-type="float" office:value="0.0718266">
            <text:p>0.0718266</text:p>
          </table:table-cell>
          <table:table-cell table:formula="of:=AVERAGE([.J333:.J341])" office:value-type="float" office:value="-0.00611811111111111">
            <text:p>-0.0061181111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2116">
            <text:p>0.022116</text:p>
          </table:table-cell>
          <table:table-cell table:formula="of:=[.O341]-0.021583" office:value-type="float" office:value="0.000533000000000002">
            <text:p>0.000533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630">
            <text:p>-12630</text:p>
          </table:table-cell>
          <table:table-cell office:value-type="float" office:value="57089">
            <text:p>57089</text:p>
          </table:table-cell>
          <table:table-cell office:value-type="float" office:value="59428.386719">
            <text:p>59428.386719</text:p>
          </table:table-cell>
          <table:table-cell office:value-type="float" office:value="-5.315618">
            <text:p>-5.315618</text:p>
          </table:table-cell>
          <table:table-cell office:value-type="float" office:value="-4.595409">
            <text:p>-4.595409</text:p>
          </table:table-cell>
          <table:table-cell office:value-type="float" office:value="13.548917">
            <text:p>13.548917</text:p>
          </table:table-cell>
        </table:table-row>
        <table:table-row table:style-name="ro1">
          <table:table-cell office:value-type="float" office:value="87894">
            <text:p>87894</text:p>
          </table:table-cell>
          <table:table-cell office:value-type="float" office:value="0">
            <text:p>0</text:p>
          </table:table-cell>
          <table:table-cell office:value-type="float" office:value="525">
            <text:p>52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05615">
            <text:p>0.00561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-0.031125">
            <text:p>-0.031125</text:p>
          </table:table-cell>
          <table:table-cell table:formula="of:=[.I342]-[.$I$2]" office:value-type="float" office:value="-0.011971">
            <text:p>-0.011971</text:p>
          </table:table-cell>
          <table:table-cell table:formula="of:=AVERAGE([.J338:.J342])" office:value-type="float" office:value="0.0775726">
            <text:p>0.0775726</text:p>
          </table:table-cell>
          <table:table-cell table:formula="of:=AVERAGE([.J334:.J342])" office:value-type="float" office:value="-0.0109065555555555">
            <text:p>-0.0109065556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027179">
            <text:p>0.027179</text:p>
          </table:table-cell>
          <table:table-cell table:formula="of:=[.O342]-0.021583" office:value-type="float" office:value="0.005596">
            <text:p>0.005596</text:p>
          </table:table-cell>
          <table:table-cell office:value-type="float" office:value="100">
            <text:p>100</text:p>
          </table:table-cell>
          <table:table-cell office:value-type="float" office:value="-163">
            <text:p>-163</text:p>
          </table:table-cell>
          <table:table-cell office:value-type="float" office:value="-1017">
            <text:p>-1017</text:p>
          </table:table-cell>
          <table:table-cell office:value-type="float" office:value="-12691">
            <text:p>-12691</text:p>
          </table:table-cell>
          <table:table-cell office:value-type="float" office:value="57610">
            <text:p>57610</text:p>
          </table:table-cell>
          <table:table-cell office:value-type="float" office:value="59950.613281">
            <text:p>59950.613281</text:p>
          </table:table-cell>
          <table:table-cell office:value-type="float" office:value="-5.315618">
            <text:p>-5.315618</text:p>
          </table:table-cell>
          <table:table-cell office:value-type="float" office:value="-4.589794">
            <text:p>-4.589794</text:p>
          </table:table-cell>
          <table:table-cell office:value-type="float" office:value="13.654552">
            <text:p>13.6545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07T20:01:28</dc:date>
    <dc:creator>Stefan </dc:creator>
    <meta:generator>LibreOffice/3.5$Linux_X86_64 LibreOffice_project/350m1$Build-2</meta:generator>
    <meta:editing-duration>PT4H35M43S</meta:editing-duration>
    <meta:editing-cycles>7</meta:editing-cycles>
    <meta:document-statistic meta:table-count="1" meta:cell-count="8538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84d1" draw:fill-color="#0084d1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aecf00" svg:stroke-opacity="85%" draw:fill-color="#aecf00" draw:opacity="85%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43cm" svg:height="11.179cm" xlink:href=".." xlink:type="simple" chart:class="chart:scatter" chart:style-name="ch1">
        <chart:legend chart:legend-position="end" svg:x="14.375cm" svg:y="5.041cm" style:legend-expansion="high" chart:style-name="ch2"/>
        <chart:plot-area chart:style-name="ch3" table:cell-range-address="Sheet1.A2:Sheet1.A342 Sheet1.N1:Sheet1.O342" chart:data-source-has-labels="row" svg:x="0.89cm" svg:y="1.027cm" svg:width="12.605cm" svg:height="9.509cm">
          <chartooo:coordinate-region svg:x="1.723cm" svg:y="1.226cm" svg:width="11.215cm" svg:height="9.1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N2:Sheet1.N342" chart:label-cell-address="Sheet1.N1:Sheet1.N1" chart:class="chart:scatter">
            <chart:domain table:cell-range-address="Sheet1.A2:Sheet1.A342"/>
            <chart:data-point chart:repeated="341"/>
          </chart:series>
          <chart:series chart:style-name="ch7" chart:values-cell-range-address="Sheet1.O2:Sheet1.O342" chart:label-cell-address="Sheet1.O1:Sheet1.O1" chart:class="chart:scatter">
            <chart:data-point chart:repeated="3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dade angular encoders</text:p>
                <draw:g>
                  <svg:desc>Sheet1.N1:Sheet1.N1</svg:desc>
                </draw:g>
              </table:table-cell>
              <table:table-cell office:value-type="string">
                <text:p>Velocidade angular giroscópio com offset</text:p>
                <draw:g>
                  <svg:desc>Sheet1.O1:Sheet1.O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342</svg:desc>
                </draw:g>
              </table:table-cell>
              <table:table-cell office:value-type="float" office:value="0">
                <text:p>0</text:p>
                <draw:g>
                  <svg:desc>Sheet1.N2:Sheet1.N342</svg:desc>
                </draw:g>
              </table:table-cell>
              <table:table-cell office:value-type="float" office:value="0.026646">
                <text:p>0.026646</text:p>
                <draw:g>
                  <svg:desc>Sheet1.O2:Sheet1.O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18386">
                <text:p>0.018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0.024648">
                <text:p>0.0246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.027179">
                <text:p>0.0271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0.028511">
                <text:p>0.0285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0.020917">
                <text:p>0.0209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0.019052">
                <text:p>0.0190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0.025181">
                <text:p>0.0251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  <table:table-cell office:value-type="float" office:value="0.017587">
                <text:p>0.0175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">
                <text:p>0</text:p>
              </table:table-cell>
              <table:table-cell office:value-type="float" office:value="0.015322">
                <text:p>0.0153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">
                <text:p>0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">
                <text:p>0</text:p>
              </table:table-cell>
              <table:table-cell office:value-type="float" office:value="0.024248">
                <text:p>0.0242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">
                <text:p>0</text:p>
              </table:table-cell>
              <table:table-cell office:value-type="float" office:value="0.031309">
                <text:p>0.03130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">
                <text:p>0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">
                <text:p>0</text:p>
              </table:table-cell>
              <table:table-cell office:value-type="float" office:value="0.02185">
                <text:p>0.02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">
                <text:p>0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">
                <text:p>0</text:p>
              </table:table-cell>
              <table:table-cell office:value-type="float" office:value="0.015721">
                <text:p>0.015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">
                <text:p>0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">
                <text:p>0</text:p>
              </table:table-cell>
              <table:table-cell office:value-type="float" office:value="0.029711">
                <text:p>0.029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">
                <text:p>0</text:p>
              </table:table-cell>
              <table:table-cell office:value-type="float" office:value="0.022916">
                <text:p>0.0229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">
                <text:p>0</text:p>
              </table:table-cell>
              <table:table-cell office:value-type="float" office:value="0.019052">
                <text:p>0.0190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">
                <text:p>0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">
                <text:p>0</text:p>
              </table:table-cell>
              <table:table-cell office:value-type="float" office:value="0.027446">
                <text:p>0.02744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">
                <text:p>0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">
                <text:p>0</text:p>
              </table:table-cell>
              <table:table-cell office:value-type="float" office:value="0.023848">
                <text:p>0.02384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05877">
                <text:p>-0.005877</text:p>
              </table:table-cell>
              <table:table-cell office:value-type="float" office:value="-0.00493">
                <text:p>-0.004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0">
                <text:p>0</text:p>
              </table:table-cell>
              <table:table-cell office:value-type="float" office:value="0.015188">
                <text:p>0.0151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">
                <text:p>0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">
                <text:p>0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">
                <text:p>0</text:p>
              </table:table-cell>
              <table:table-cell office:value-type="float" office:value="0.028245">
                <text:p>0.0282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">
                <text:p>0</text:p>
              </table:table-cell>
              <table:table-cell office:value-type="float" office:value="0.020118">
                <text:p>0.0201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021507">
                <text:p>0.021507</text:p>
              </table:table-cell>
              <table:table-cell office:value-type="float" office:value="0.038237">
                <text:p>0.0382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">
                <text:p>0</text:p>
              </table:table-cell>
              <table:table-cell office:value-type="float" office:value="0.03051">
                <text:p>0.0305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029831">
                <text:p>0.029831</text:p>
              </table:table-cell>
              <table:table-cell office:value-type="float" office:value="0.061553">
                <text:p>0.06155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.088178">
                <text:p>0.088178</text:p>
              </table:table-cell>
              <table:table-cell office:value-type="float" office:value="0.035839">
                <text:p>0.0358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00979">
                <text:p>0.00979</text:p>
              </table:table-cell>
              <table:table-cell office:value-type="float" office:value="0.041435">
                <text:p>0.0414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.029384">
                <text:p>0.029384</text:p>
              </table:table-cell>
              <table:table-cell office:value-type="float" office:value="-0.00373">
                <text:p>-0.003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">
                <text:p>0</text:p>
              </table:table-cell>
              <table:table-cell office:value-type="float" office:value="0.014789">
                <text:p>0.01478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029376">
                <text:p>-0.029376</text:p>
              </table:table-cell>
              <table:table-cell office:value-type="float" office:value="0.010525">
                <text:p>0.0105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060798">
                <text:p>-0.060798</text:p>
              </table:table-cell>
              <table:table-cell office:value-type="float" office:value="0.128435">
                <text:p>0.1284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19455">
                <text:p>0.019455</text:p>
              </table:table-cell>
              <table:table-cell office:value-type="float" office:value="0.180262">
                <text:p>0.1802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075048">
                <text:p>0.075048</text:p>
              </table:table-cell>
              <table:table-cell office:value-type="float" office:value="0.057956">
                <text:p>0.05795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029384">
                <text:p>0.029384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007344">
                <text:p>0.007344</text:p>
              </table:table-cell>
              <table:table-cell office:value-type="float" office:value="0.045832">
                <text:p>0.04583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029384">
                <text:p>0.029384</text:p>
              </table:table-cell>
              <table:table-cell office:value-type="float" office:value="0.011991">
                <text:p>0.01199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05874">
                <text:p>-0.005874</text:p>
              </table:table-cell>
              <table:table-cell office:value-type="float" office:value="-0.01359">
                <text:p>-0.0135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10214">
                <text:p>-0.10214</text:p>
              </table:table-cell>
              <table:table-cell office:value-type="float" office:value="-0.140692">
                <text:p>-0.1406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34697">
                <text:p>-0.1346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175097">
                <text:p>-0.175097</text:p>
              </table:table-cell>
              <table:table-cell office:value-type="float" office:value="-0.021317">
                <text:p>-0.0213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">
                <text:p>0</text:p>
              </table:table-cell>
              <table:table-cell office:value-type="float" office:value="0.027979">
                <text:p>0.02797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029393">
                <text:p>0.029393</text:p>
              </table:table-cell>
              <table:table-cell office:value-type="float" office:value="0.032908">
                <text:p>0.0329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009798">
                <text:p>-0.009798</text:p>
              </table:table-cell>
              <table:table-cell office:value-type="float" office:value="-0.007727">
                <text:p>-0.0077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027237">
                <text:p>0.027237</text:p>
              </table:table-cell>
              <table:table-cell office:value-type="float" office:value="0.074876">
                <text:p>0.0748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041593">
                <text:p>0.041593</text:p>
              </table:table-cell>
              <table:table-cell office:value-type="float" office:value="0.144956">
                <text:p>0.14495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-0.088152">
                <text:p>-0.088152</text:p>
              </table:table-cell>
              <table:table-cell office:value-type="float" office:value="0.118176">
                <text:p>0.11817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064851">
                <text:p>0.064851</text:p>
              </table:table-cell>
              <table:table-cell office:value-type="float" office:value="0.07794">
                <text:p>0.0779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011673">
                <text:p>-0.011673</text:p>
              </table:table-cell>
              <table:table-cell office:value-type="float" office:value="0.001332">
                <text:p>0.001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0.077821">
                <text:p>0.077821</text:p>
              </table:table-cell>
              <table:table-cell office:value-type="float" office:value="0.137095">
                <text:p>0.13709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194553">
                <text:p>0.194553</text:p>
              </table:table-cell>
              <table:table-cell office:value-type="float" office:value="0.084202">
                <text:p>0.0842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007782">
                <text:p>0.007782</text:p>
              </table:table-cell>
              <table:table-cell office:value-type="float" office:value="-0.023182">
                <text:p>-0.0231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134546">
                <text:p>-0.134546</text:p>
              </table:table-cell>
              <table:table-cell office:value-type="float" office:value="-0.145222">
                <text:p>-0.1452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344292">
                <text:p>-0.344292</text:p>
              </table:table-cell>
              <table:table-cell office:value-type="float" office:value="-0.090864">
                <text:p>-0.0908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53825">
                <text:p>-0.0538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206057">
                <text:p>-0.206057</text:p>
              </table:table-cell>
              <table:table-cell office:value-type="float" office:value="-0.077141">
                <text:p>-0.07714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193098">
                <text:p>-0.193098</text:p>
              </table:table-cell>
              <table:table-cell office:value-type="float" office:value="-0.22596">
                <text:p>-0.2259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16537">
                <text:p>-0.16537</text:p>
              </table:table-cell>
              <table:table-cell office:value-type="float" office:value="-0.018786">
                <text:p>-0.01878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027237">
                <text:p>0.027237</text:p>
              </table:table-cell>
              <table:table-cell office:value-type="float" office:value="0.267528">
                <text:p>0.2675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10763">
                <text:p>0.10763</text:p>
              </table:table-cell>
              <table:table-cell office:value-type="float" office:value="0.255671">
                <text:p>0.2556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0.029376">
                <text:p>0.029376</text:p>
              </table:table-cell>
              <table:table-cell office:value-type="float" office:value="0.0429">
                <text:p>0.042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058366">
                <text:p>0.058366</text:p>
              </table:table-cell>
              <table:table-cell office:value-type="float" office:value="0.060087">
                <text:p>0.06008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">
                <text:p>0</text:p>
              </table:table-cell>
              <table:table-cell office:value-type="float" office:value="0.036772">
                <text:p>0.0367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009728">
                <text:p>0.009728</text:p>
              </table:table-cell>
              <table:table-cell office:value-type="float" office:value="0.062219">
                <text:p>0.06221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123217">
                <text:p>0.123217</text:p>
              </table:table-cell>
              <table:table-cell office:value-type="float" office:value="0.154415">
                <text:p>0.1544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402184">
                <text:p>0.402184</text:p>
              </table:table-cell>
              <table:table-cell office:value-type="float" office:value="0.188789">
                <text:p>0.18878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0.114493">
                <text:p>0.114493</text:p>
              </table:table-cell>
              <table:table-cell office:value-type="float" office:value="0.156014">
                <text:p>0.15601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343649">
                <text:p>0.343649</text:p>
              </table:table-cell>
              <table:table-cell office:value-type="float" office:value="0.146155">
                <text:p>0.1461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085959">
                <text:p>0.085959</text:p>
              </table:table-cell>
              <table:table-cell office:value-type="float" office:value="0.145622">
                <text:p>0.1456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344051">
                <text:p>0.344051</text:p>
              </table:table-cell>
              <table:table-cell office:value-type="float" office:value="0.161743">
                <text:p>0.1617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.012593">
                <text:p>0.012593</text:p>
              </table:table-cell>
              <table:table-cell office:value-type="float" office:value="0.033708">
                <text:p>0.03370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061608">
                <text:p>0.061608</text:p>
              </table:table-cell>
              <table:table-cell office:value-type="float" office:value="0.169204">
                <text:p>0.16920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0.045396">
                <text:p>0.045396</text:p>
              </table:table-cell>
              <table:table-cell office:value-type="float" office:value="0.07008">
                <text:p>0.07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284472">
                <text:p>0.284472</text:p>
              </table:table-cell>
              <table:table-cell office:value-type="float" office:value="0.172002">
                <text:p>0.17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0.085912">
                <text:p>0.085912</text:p>
              </table:table-cell>
              <table:table-cell office:value-type="float" office:value="0.164407">
                <text:p>0.1644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311284">
                <text:p>0.311284</text:p>
              </table:table-cell>
              <table:table-cell office:value-type="float" office:value="0.141092">
                <text:p>0.1410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11455">
                <text:p>0.11455</text:p>
              </table:table-cell>
              <table:table-cell office:value-type="float" office:value="0.182926">
                <text:p>0.18292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284472">
                <text:p>0.284472</text:p>
              </table:table-cell>
              <table:table-cell office:value-type="float" office:value="0.119908">
                <text:p>0.11990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14591">
                <text:p>0.014591</text:p>
              </table:table-cell>
              <table:table-cell office:value-type="float" office:value="0.085135">
                <text:p>0.08513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">
                <text:p>0</text:p>
              </table:table-cell>
              <table:table-cell office:value-type="float" office:value="0.00906">
                <text:p>0.009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07342">
                <text:p>-0.007342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058366">
                <text:p>0.058366</text:p>
              </table:table-cell>
              <table:table-cell office:value-type="float" office:value="0.037704">
                <text:p>0.0377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0.005874">
                <text:p>0.005874</text:p>
              </table:table-cell>
              <table:table-cell office:value-type="float" office:value="0.02145">
                <text:p>0.02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077821">
                <text:p>0.077821</text:p>
              </table:table-cell>
              <table:table-cell office:value-type="float" office:value="0.184925">
                <text:p>0.1849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048638">
                <text:p>0.048638</text:p>
              </table:table-cell>
              <table:table-cell office:value-type="float" office:value="0.096859">
                <text:p>0.09685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058366">
                <text:p>0.058366</text:p>
              </table:table-cell>
              <table:table-cell office:value-type="float" office:value="0.058888">
                <text:p>0.05888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.006867">
                <text:p>0.006867</text:p>
              </table:table-cell>
              <table:table-cell office:value-type="float" office:value="0.086467">
                <text:p>0.0864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.252918">
                <text:p>0.252918</text:p>
              </table:table-cell>
              <table:table-cell office:value-type="float" office:value="0.189455">
                <text:p>0.18945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0">
                <text:p>0</text:p>
              </table:table-cell>
              <table:table-cell office:value-type="float" office:value="0.002265">
                <text:p>0.00226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0">
                <text:p>0</text:p>
              </table:table-cell>
              <table:table-cell office:value-type="float" office:value="0.026113">
                <text:p>0.02611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009795">
                <text:p>0.009795</text:p>
              </table:table-cell>
              <table:table-cell office:value-type="float" office:value="0.047963">
                <text:p>0.0479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088152">
                <text:p>0.088152</text:p>
              </table:table-cell>
              <table:table-cell office:value-type="float" office:value="0.044499">
                <text:p>0.04449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34907">
                <text:p>-0.0349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88178">
                <text:p>-0.088178</text:p>
              </table:table-cell>
              <table:table-cell office:value-type="float" office:value="-0.015988">
                <text:p>-0.01598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009795">
                <text:p>-0.009795</text:p>
              </table:table-cell>
              <table:table-cell office:value-type="float" office:value="0.013856">
                <text:p>0.01385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0">
                <text:p>0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029393">
                <text:p>0.029393</text:p>
              </table:table-cell>
              <table:table-cell office:value-type="float" office:value="0.039037">
                <text:p>0.03903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">
                <text:p>0</text:p>
              </table:table-cell>
              <table:table-cell office:value-type="float" office:value="0.016387">
                <text:p>0.01638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029384">
                <text:p>0.029384</text:p>
              </table:table-cell>
              <table:table-cell office:value-type="float" office:value="0.029844">
                <text:p>0.02984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019455">
                <text:p>0.019455</text:p>
              </table:table-cell>
              <table:table-cell office:value-type="float" office:value="0.033308">
                <text:p>0.03330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029376">
                <text:p>-0.029376</text:p>
              </table:table-cell>
              <table:table-cell office:value-type="float" office:value="0.011591">
                <text:p>0.0115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">
                <text:p>0</text:p>
              </table:table-cell>
              <table:table-cell office:value-type="float" office:value="0.012923">
                <text:p>0.0129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088178">
                <text:p>-0.088178</text:p>
              </table:table-cell>
              <table:table-cell office:value-type="float" office:value="-0.044632">
                <text:p>-0.0446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064791">
                <text:p>-0.064791</text:p>
              </table:table-cell>
              <table:table-cell office:value-type="float" office:value="-0.109516">
                <text:p>-0.1095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09787">
                <text:p>-0.009787</text:p>
              </table:table-cell>
              <table:table-cell office:value-type="float" office:value="0.011325">
                <text:p>0.0113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">
                <text:p>0</text:p>
              </table:table-cell>
              <table:table-cell office:value-type="float" office:value="0.025847">
                <text:p>0.0258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09798">
                <text:p>-0.009798</text:p>
              </table:table-cell>
              <table:table-cell office:value-type="float" office:value="0.013323">
                <text:p>0.0133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.058366">
                <text:p>0.058366</text:p>
              </table:table-cell>
              <table:table-cell office:value-type="float" office:value="0.057156">
                <text:p>0.05715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.019455">
                <text:p>0.019455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029393">
                <text:p>-0.029393</text:p>
              </table:table-cell>
              <table:table-cell office:value-type="float" office:value="0.025847">
                <text:p>0.02584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">
                <text:p>0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">
                <text:p>0</text:p>
              </table:table-cell>
              <table:table-cell office:value-type="float" office:value="0.029977">
                <text:p>0.0299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">
                <text:p>0</text:p>
              </table:table-cell>
              <table:table-cell office:value-type="float" office:value="0.027979">
                <text:p>0.02797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">
                <text:p>0</text:p>
              </table:table-cell>
              <table:table-cell office:value-type="float" office:value="0.020518">
                <text:p>0.0205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">
                <text:p>0</text:p>
              </table:table-cell>
              <table:table-cell office:value-type="float" office:value="0.02145">
                <text:p>0.021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">
                <text:p>0</text:p>
              </table:table-cell>
              <table:table-cell office:value-type="float" office:value="0.017054">
                <text:p>0.01705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">
                <text:p>0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">
                <text:p>0</text:p>
              </table:table-cell>
              <table:table-cell office:value-type="float" office:value="0.027312">
                <text:p>0.0273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">
                <text:p>0</text:p>
              </table:table-cell>
              <table:table-cell office:value-type="float" office:value="0.019851">
                <text:p>0.01985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">
                <text:p>0</text:p>
              </table:table-cell>
              <table:table-cell office:value-type="float" office:value="0.01732">
                <text:p>0.0173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">
                <text:p>0</text:p>
              </table:table-cell>
              <table:table-cell office:value-type="float" office:value="0.020251">
                <text:p>0.020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">
                <text:p>0</text:p>
              </table:table-cell>
              <table:table-cell office:value-type="float" office:value="0.030243">
                <text:p>0.0302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">
                <text:p>0</text:p>
              </table:table-cell>
              <table:table-cell office:value-type="float" office:value="0.029044">
                <text:p>0.02904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">
                <text:p>0</text:p>
              </table:table-cell>
              <table:table-cell office:value-type="float" office:value="0.029977">
                <text:p>0.02997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28245">
                <text:p>-0.0282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155642">
                <text:p>-0.155642</text:p>
              </table:table-cell>
              <table:table-cell office:value-type="float" office:value="-0.162409">
                <text:p>-0.16240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291829">
                <text:p>-0.291829</text:p>
              </table:table-cell>
              <table:table-cell office:value-type="float" office:value="-0.115511">
                <text:p>-0.11551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088399">
                <text:p>-0.088399</text:p>
              </table:table-cell>
              <table:table-cell office:value-type="float" office:value="-0.079672">
                <text:p>-0.07967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291829">
                <text:p>-0.291829</text:p>
              </table:table-cell>
              <table:table-cell office:value-type="float" office:value="-0.112847">
                <text:p>-0.11284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127687">
                <text:p>-0.127687</text:p>
              </table:table-cell>
              <table:table-cell office:value-type="float" office:value="-0.128835">
                <text:p>-0.12883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323803">
                <text:p>-0.323803</text:p>
              </table:table-cell>
              <table:table-cell office:value-type="float" office:value="-0.103387">
                <text:p>-0.10338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095669">
                <text:p>-0.095669</text:p>
              </table:table-cell>
              <table:table-cell office:value-type="float" office:value="-0.11711">
                <text:p>-0.1171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40856">
                <text:p>-0.40856</text:p>
              </table:table-cell>
              <table:table-cell office:value-type="float" office:value="-0.103521">
                <text:p>-0.1035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088451">
                <text:p>-0.088451</text:p>
              </table:table-cell>
              <table:table-cell office:value-type="float" office:value="-0.10392">
                <text:p>-0.1039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350195">
                <text:p>-0.350195</text:p>
              </table:table-cell>
              <table:table-cell office:value-type="float" office:value="-0.103654">
                <text:p>-0.10365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130433">
                <text:p>-0.13043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-0.095669">
                <text:p>-0.095669</text:p>
              </table:table-cell>
              <table:table-cell office:value-type="float" office:value="-0.14762">
                <text:p>-0.1476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382858">
                <text:p>-0.382858</text:p>
              </table:table-cell>
              <table:table-cell office:value-type="float" office:value="-0.146421">
                <text:p>-0.14642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40159">
                <text:p>-0.1401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383061">
                <text:p>-0.383061</text:p>
              </table:table-cell>
              <table:table-cell office:value-type="float" office:value="-0.106985">
                <text:p>-0.1069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087549">
                <text:p>-0.087549</text:p>
              </table:table-cell>
              <table:table-cell office:value-type="float" office:value="-0.15215">
                <text:p>-0.1521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40856">
                <text:p>-0.40856</text:p>
              </table:table-cell>
              <table:table-cell office:value-type="float" office:value="-0.116844">
                <text:p>-0.11684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107888">
                <text:p>-0.107888</text:p>
              </table:table-cell>
              <table:table-cell office:value-type="float" office:value="-0.094194">
                <text:p>-0.09419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291829">
                <text:p>-0.291829</text:p>
              </table:table-cell>
              <table:table-cell office:value-type="float" office:value="-0.114712">
                <text:p>-0.11471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136187">
                <text:p>-0.136187</text:p>
              </table:table-cell>
              <table:table-cell office:value-type="float" office:value="-0.131366">
                <text:p>-0.13136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382676">
                <text:p>-0.382676</text:p>
              </table:table-cell>
              <table:table-cell office:value-type="float" office:value="-0.118842">
                <text:p>-0.1188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-0.107986">
                <text:p>-0.107986</text:p>
              </table:table-cell>
              <table:table-cell office:value-type="float" office:value="-0.083403">
                <text:p>-0.0834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07342">
                <text:p>0.007342</text:p>
              </table:table-cell>
              <table:table-cell office:value-type="float" office:value="0.01772">
                <text:p>0.0177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029384">
                <text:p>0.029384</text:p>
              </table:table-cell>
              <table:table-cell office:value-type="float" office:value="0.028911">
                <text:p>0.02891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007346">
                <text:p>-0.007346</text:p>
              </table:table-cell>
              <table:table-cell office:value-type="float" office:value="0.019718">
                <text:p>0.01971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029393">
                <text:p>0.029393</text:p>
              </table:table-cell>
              <table:table-cell office:value-type="float" office:value="0.045165">
                <text:p>0.04516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007344">
                <text:p>0.007344</text:p>
              </table:table-cell>
              <table:table-cell office:value-type="float" office:value="0.012257">
                <text:p>0.0122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-0.029369">
                <text:p>-0.029369</text:p>
              </table:table-cell>
              <table:table-cell office:value-type="float" office:value="0.026779">
                <text:p>0.02677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008338">
                <text:p>-0.008338</text:p>
              </table:table-cell>
              <table:table-cell office:value-type="float" office:value="-0.003597">
                <text:p>-0.0035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-0.029402">
                <text:p>-0.029402</text:p>
              </table:table-cell>
              <table:table-cell office:value-type="float" office:value="0.042234">
                <text:p>0.04223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009792">
                <text:p>0.009792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07346">
                <text:p>-0.007346</text:p>
              </table:table-cell>
              <table:table-cell office:value-type="float" office:value="0.016387">
                <text:p>0.01638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007348">
                <text:p>0.007348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029384">
                <text:p>0.029384</text:p>
              </table:table-cell>
              <table:table-cell office:value-type="float" office:value="0.029444">
                <text:p>0.02944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07346">
                <text:p>-0.007346</text:p>
              </table:table-cell>
              <table:table-cell office:value-type="float" office:value="-0.007194">
                <text:p>-0.00719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029376">
                <text:p>-0.029376</text:p>
              </table:table-cell>
              <table:table-cell office:value-type="float" office:value="0.007328">
                <text:p>0.0073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05879">
                <text:p>0.005879</text:p>
              </table:table-cell>
              <table:table-cell office:value-type="float" office:value="0.013323">
                <text:p>0.0133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009795">
                <text:p>0.009795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">
                <text:p>0</text:p>
              </table:table-cell>
              <table:table-cell office:value-type="float" office:value="0.034907">
                <text:p>0.03490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">
                <text:p>0</text:p>
              </table:table-cell>
              <table:table-cell office:value-type="float" office:value="0.023449">
                <text:p>0.0234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">
                <text:p>0</text:p>
              </table:table-cell>
              <table:table-cell office:value-type="float" office:value="0.024914">
                <text:p>0.0249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0">
                <text:p>0</text:p>
              </table:table-cell>
              <table:table-cell office:value-type="float" office:value="-0.003997">
                <text:p>-0.00399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0">
                <text:p>0</text:p>
              </table:table-cell>
              <table:table-cell office:value-type="float" office:value="-0.003997">
                <text:p>-0.00399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009798">
                <text:p>0.009798</text:p>
              </table:table-cell>
              <table:table-cell office:value-type="float" office:value="0.022783">
                <text:p>0.02278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">
                <text:p>0</text:p>
              </table:table-cell>
              <table:table-cell office:value-type="float" office:value="0.025714">
                <text:p>0.02571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007348">
                <text:p>-0.007348</text:p>
              </table:table-cell>
              <table:table-cell office:value-type="float" office:value="0.003464">
                <text:p>0.00346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">
                <text:p>0</text:p>
              </table:table-cell>
              <table:table-cell office:value-type="float" office:value="0.014655">
                <text:p>0.01465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007348">
                <text:p>-0.007348</text:p>
              </table:table-cell>
              <table:table-cell office:value-type="float" office:value="0.015455">
                <text:p>0.0154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029384">
                <text:p>0.029384</text:p>
              </table:table-cell>
              <table:table-cell office:value-type="float" office:value="0.010126">
                <text:p>0.01012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10792">
                <text:p>-0.01079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-0.068686">
                <text:p>-0.068686</text:p>
              </table:table-cell>
              <table:table-cell office:value-type="float" office:value="-0.106319">
                <text:p>-0.10631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053011">
                <text:p>-0.053011</text:p>
              </table:table-cell>
              <table:table-cell office:value-type="float" office:value="-0.09193">
                <text:p>-0.0919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16329">
                <text:p>-0.016329</text:p>
              </table:table-cell>
              <table:table-cell office:value-type="float" office:value="-0.046098">
                <text:p>-0.04609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291829">
                <text:p>-0.291829</text:p>
              </table:table-cell>
              <table:table-cell office:value-type="float" office:value="-0.160677">
                <text:p>-0.1606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07986">
                <text:p>-0.107986</text:p>
              </table:table-cell>
              <table:table-cell office:value-type="float" office:value="-0.053026">
                <text:p>-0.0530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087549">
                <text:p>-0.087549</text:p>
              </table:table-cell>
              <table:table-cell office:value-type="float" office:value="-0.113247">
                <text:p>-0.11324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70039">
                <text:p>-0.070039</text:p>
              </table:table-cell>
              <table:table-cell office:value-type="float" office:value="-0.125904">
                <text:p>-0.1259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014591">
                <text:p>-0.014591</text:p>
              </table:table-cell>
              <table:table-cell office:value-type="float" office:value="-0.003464">
                <text:p>-0.00346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">
                <text:p>0</text:p>
              </table:table-cell>
              <table:table-cell office:value-type="float" office:value="-0.005329">
                <text:p>-0.0053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009795">
                <text:p>-0.009795</text:p>
              </table:table-cell>
              <table:table-cell office:value-type="float" office:value="-0.009992">
                <text:p>-0.0099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58366">
                <text:p>-0.058366</text:p>
              </table:table-cell>
              <table:table-cell office:value-type="float" office:value="-0.004263">
                <text:p>-0.00426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-0.029402">
                <text:p>-0.029402</text:p>
              </table:table-cell>
              <table:table-cell office:value-type="float" office:value="-0.037571">
                <text:p>-0.03757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175097">
                <text:p>-0.175097</text:p>
              </table:table-cell>
              <table:table-cell office:value-type="float" office:value="-0.059688">
                <text:p>-0.05968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116732">
                <text:p>-0.116732</text:p>
              </table:table-cell>
              <table:table-cell office:value-type="float" office:value="-0.144822">
                <text:p>-0.14482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-0.206057">
                <text:p>-0.206057</text:p>
              </table:table-cell>
              <table:table-cell office:value-type="float" office:value="-0.060354">
                <text:p>-0.0603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">
                <text:p>0</text:p>
              </table:table-cell>
              <table:table-cell office:value-type="float" office:value="0.010525">
                <text:p>0.0105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-0.066264">
                <text:p>-0.066264</text:p>
              </table:table-cell>
              <table:table-cell office:value-type="float" office:value="-0.131899">
                <text:p>-0.13189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012236">
                <text:p>0.012236</text:p>
              </table:table-cell>
              <table:table-cell office:value-type="float" office:value="0.051694">
                <text:p>0.05169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077821">
                <text:p>0.077821</text:p>
              </table:table-cell>
              <table:table-cell office:value-type="float" office:value="0.055025">
                <text:p>0.0550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">
                <text:p>0</text:p>
              </table:table-cell>
              <table:table-cell office:value-type="float" office:value="0.050095">
                <text:p>0.05009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029393">
                <text:p>0.029393</text:p>
              </table:table-cell>
              <table:table-cell office:value-type="float" office:value="0.024515">
                <text:p>0.02451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">
                <text:p>0</text:p>
              </table:table-cell>
              <table:table-cell office:value-type="float" office:value="0.013057">
                <text:p>0.01305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-0.007348">
                <text:p>-0.007348</text:p>
              </table:table-cell>
              <table:table-cell office:value-type="float" office:value="0.015055">
                <text:p>0.01505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029393">
                <text:p>0.029393</text:p>
              </table:table-cell>
              <table:table-cell office:value-type="float" office:value="0.044632">
                <text:p>0.0446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019455">
                <text:p>0.019455</text:p>
              </table:table-cell>
              <table:table-cell office:value-type="float" office:value="0.050761">
                <text:p>0.05076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029384">
                <text:p>0.029384</text:p>
              </table:table-cell>
              <table:table-cell office:value-type="float" office:value="0.036239">
                <text:p>0.03623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-0.022032">
                <text:p>-0.022032</text:p>
              </table:table-cell>
              <table:table-cell office:value-type="float" office:value="-0.002798">
                <text:p>-0.00279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029384">
                <text:p>-0.029384</text:p>
              </table:table-cell>
              <table:table-cell office:value-type="float" office:value="0.014922">
                <text:p>0.0149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009792">
                <text:p>0.009792</text:p>
              </table:table-cell>
              <table:table-cell office:value-type="float" office:value="0.0433">
                <text:p>0.04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">
                <text:p>0</text:p>
              </table:table-cell>
              <table:table-cell office:value-type="float" office:value="0.010126">
                <text:p>0.01012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">
                <text:p>0</text:p>
              </table:table-cell>
              <table:table-cell office:value-type="float" office:value="0.01279">
                <text:p>0.0127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088178">
                <text:p>-0.088178</text:p>
              </table:table-cell>
              <table:table-cell office:value-type="float" office:value="-0.031176">
                <text:p>-0.03117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-0.103761">
                <text:p>-0.103761</text:p>
              </table:table-cell>
              <table:table-cell office:value-type="float" office:value="-0.119642">
                <text:p>-0.11964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291829">
                <text:p>-0.291829</text:p>
              </table:table-cell>
              <table:table-cell office:value-type="float" office:value="-0.083936">
                <text:p>-0.0839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011013">
                <text:p>-0.011013</text:p>
              </table:table-cell>
              <table:table-cell office:value-type="float" office:value="-0.005995">
                <text:p>-0.005995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0.019455">
                <text:p>0.019455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095822">
                <text:p>-0.095822</text:p>
              </table:table-cell>
              <table:table-cell office:value-type="float" office:value="-0.121507">
                <text:p>-0.12150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043034">
                <text:p>-0.04303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">
                <text:p>0</text:p>
              </table:table-cell>
              <table:table-cell office:value-type="float" office:value="0.03424">
                <text:p>0.034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">
                <text:p>0</text:p>
              </table:table-cell>
              <table:table-cell office:value-type="float" office:value="0.02225">
                <text:p>0.02225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09795">
                <text:p>-0.009795</text:p>
              </table:table-cell>
              <table:table-cell office:value-type="float" office:value="0.021717">
                <text:p>0.0217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029384">
                <text:p>0.029384</text:p>
              </table:table-cell>
              <table:table-cell office:value-type="float" office:value="0.015588">
                <text:p>0.01558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0">
                <text:p>0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">
                <text:p>0</text:p>
              </table:table-cell>
              <table:table-cell office:value-type="float" office:value="0.007594">
                <text:p>0.0075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014591">
                <text:p>-0.014591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">
                <text:p>0</text:p>
              </table:table-cell>
              <table:table-cell office:value-type="float" office:value="0.030643">
                <text:p>0.03064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">
                <text:p>0</text:p>
              </table:table-cell>
              <table:table-cell office:value-type="float" office:value="0.029178">
                <text:p>0.02917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.019455">
                <text:p>0.019455</text:p>
              </table:table-cell>
              <table:table-cell office:value-type="float" office:value="0.017986">
                <text:p>0.017986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">
                <text:p>0</text:p>
              </table:table-cell>
              <table:table-cell office:value-type="float" office:value="-0.005729">
                <text:p>-0.00572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0.007346">
                <text:p>0.007346</text:p>
              </table:table-cell>
              <table:table-cell office:value-type="float" office:value="-0.002132">
                <text:p>-0.0021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05862">
                <text:p>0.00586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.029393">
                <text:p>0.029393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058366">
                <text:p>0.058366</text:p>
              </table:table-cell>
              <table:table-cell office:value-type="float" office:value="0.00826">
                <text:p>0.0082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">
                <text:p>0</text:p>
              </table:table-cell>
              <table:table-cell office:value-type="float" office:value="0.029444">
                <text:p>0.02944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">
                <text:p>0</text:p>
              </table:table-cell>
              <table:table-cell office:value-type="float" office:value="0.012524">
                <text:p>0.01252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007344">
                <text:p>-0.007344</text:p>
              </table:table-cell>
              <table:table-cell office:value-type="float" office:value="0.015721">
                <text:p>0.01572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029376">
                <text:p>-0.029376</text:p>
              </table:table-cell>
              <table:table-cell office:value-type="float" office:value="0.006795">
                <text:p>0.00679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0.009792">
                <text:p>0.009792</text:p>
              </table:table-cell>
              <table:table-cell office:value-type="float" office:value="0.021051">
                <text:p>0.02105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029384">
                <text:p>0.029384</text:p>
              </table:table-cell>
              <table:table-cell office:value-type="float" office:value="0.022383">
                <text:p>0.02238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0.009798">
                <text:p>0.009798</text:p>
              </table:table-cell>
              <table:table-cell office:value-type="float" office:value="0.029444">
                <text:p>0.02944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0">
                <text:p>0</text:p>
              </table:table-cell>
              <table:table-cell office:value-type="float" office:value="0.025314">
                <text:p>0.025314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029384">
                <text:p>0.029384</text:p>
              </table:table-cell>
              <table:table-cell office:value-type="float" office:value="0.031443">
                <text:p>0.03144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009798">
                <text:p>-0.009798</text:p>
              </table:table-cell>
              <table:table-cell office:value-type="float" office:value="-0.00413">
                <text:p>-0.0041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029384">
                <text:p>0.029384</text:p>
              </table:table-cell>
              <table:table-cell office:value-type="float" office:value="-0.001599">
                <text:p>-0.00159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029376">
                <text:p>-0.029376</text:p>
              </table:table-cell>
              <table:table-cell office:value-type="float" office:value="-0.003597">
                <text:p>-0.0035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81712">
                <text:p>-0.081712</text:p>
              </table:table-cell>
              <table:table-cell office:value-type="float" office:value="-0.146155">
                <text:p>-0.14615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441759">
                <text:p>-0.441759</text:p>
              </table:table-cell>
              <table:table-cell office:value-type="float" office:value="-0.151484">
                <text:p>-0.15148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108107">
                <text:p>-0.108107</text:p>
              </table:table-cell>
              <table:table-cell office:value-type="float" office:value="-0.100323">
                <text:p>-0.10032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-0.324128">
                <text:p>-0.324128</text:p>
              </table:table-cell>
              <table:table-cell office:value-type="float" office:value="-0.112314">
                <text:p>-0.11231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0">
                <text:p>0</text:p>
              </table:table-cell>
              <table:table-cell office:value-type="float" office:value="0.00453">
                <text:p>0.0045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-0.029384">
                <text:p>-0.029384</text:p>
              </table:table-cell>
              <table:table-cell office:value-type="float" office:value="0.006129">
                <text:p>0.00612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009798">
                <text:p>0.009798</text:p>
              </table:table-cell>
              <table:table-cell office:value-type="float" office:value="0.036505">
                <text:p>0.03650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-0.029393">
                <text:p>-0.029393</text:p>
              </table:table-cell>
              <table:table-cell office:value-type="float" office:value="0.020651">
                <text:p>0.02065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">
                <text:p>0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-0.029384">
                <text:p>-0.029384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-0.009795">
                <text:p>-0.009795</text:p>
              </table:table-cell>
              <table:table-cell office:value-type="float" office:value="0.018253">
                <text:p>0.01825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0">
                <text:p>0</text:p>
              </table:table-cell>
              <table:table-cell office:value-type="float" office:value="0.004263">
                <text:p>0.00426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-0.009795">
                <text:p>-0.009795</text:p>
              </table:table-cell>
              <table:table-cell office:value-type="float" office:value="0.032775">
                <text:p>0.0327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.029402">
                <text:p>0.029402</text:p>
              </table:table-cell>
              <table:table-cell office:value-type="float" office:value="0.041701">
                <text:p>0.04170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.007344">
                <text:p>0.007344</text:p>
              </table:table-cell>
              <table:table-cell office:value-type="float" office:value="0.045565">
                <text:p>0.04556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">
                <text:p>0</text:p>
              </table:table-cell>
              <table:table-cell office:value-type="float" office:value="0.03917">
                <text:p>0.0391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-0.005879">
                <text:p>-0.005879</text:p>
              </table:table-cell>
              <table:table-cell office:value-type="float" office:value="0.019185">
                <text:p>0.01918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029384">
                <text:p>0.029384</text:p>
              </table:table-cell>
              <table:table-cell office:value-type="float" office:value="0.023315">
                <text:p>0.02331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-0.107004">
                <text:p>-0.107004</text:p>
              </table:table-cell>
              <table:table-cell office:value-type="float" office:value="-0.170936">
                <text:p>-0.1709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-0.009792">
                <text:p>-0.009792</text:p>
              </table:table-cell>
              <table:table-cell office:value-type="float" office:value="0.031309">
                <text:p>0.03130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.019455">
                <text:p>0.019455</text:p>
              </table:table-cell>
              <table:table-cell office:value-type="float" office:value="0.011591">
                <text:p>0.01159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011673">
                <text:p>0.011673</text:p>
              </table:table-cell>
              <table:table-cell office:value-type="float" office:value="0.050894">
                <text:p>0.0508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-0.022068">
                <text:p>-0.022068</text:p>
              </table:table-cell>
              <table:table-cell office:value-type="float" office:value="-0.054092">
                <text:p>-0.05409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069413">
                <text:p>-0.06941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0588">
                <text:p>-0.0058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-0.029384">
                <text:p>-0.029384</text:p>
              </table:table-cell>
              <table:table-cell office:value-type="float" office:value="-0.001466">
                <text:p>-0.0014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-0.100909">
                <text:p>-0.100909</text:p>
              </table:table-cell>
              <table:table-cell office:value-type="float" office:value="-0.185058">
                <text:p>-0.1850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-0.097276">
                <text:p>-0.097276</text:p>
              </table:table-cell>
              <table:table-cell office:value-type="float" office:value="-0.092596">
                <text:p>-0.09259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-0.007344">
                <text:p>-0.007344</text:p>
              </table:table-cell>
              <table:table-cell office:value-type="float" office:value="0.009593">
                <text:p>0.00959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.005879">
                <text:p>0.005879</text:p>
              </table:table-cell>
              <table:table-cell office:value-type="float" office:value="0.043167">
                <text:p>0.04316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.02206">
                <text:p>0.02206</text:p>
              </table:table-cell>
              <table:table-cell office:value-type="float" office:value="0.014123">
                <text:p>0.0141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">
                <text:p>0</text:p>
              </table:table-cell>
              <table:table-cell office:value-type="float" office:value="0.017453">
                <text:p>0.01745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-0.00979">
                <text:p>-0.00979</text:p>
              </table:table-cell>
              <table:table-cell office:value-type="float" office:value="0.021983">
                <text:p>0.02198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-0.058366">
                <text:p>-0.058366</text:p>
              </table:table-cell>
              <table:table-cell office:value-type="float" office:value="0.000666">
                <text:p>0.0006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-0.009792">
                <text:p>-0.009792</text:p>
              </table:table-cell>
              <table:table-cell office:value-type="float" office:value="0.023182">
                <text:p>0.02318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.043774">
                <text:p>0.043774</text:p>
              </table:table-cell>
              <table:table-cell office:value-type="float" office:value="0.120974">
                <text:p>0.1209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046206">
                <text:p>0.046206</text:p>
              </table:table-cell>
              <table:table-cell office:value-type="float" office:value="-0.027845">
                <text:p>-0.02784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-0.386816">
                <text:p>-0.386816</text:p>
              </table:table-cell>
              <table:table-cell office:value-type="float" office:value="-0.236752">
                <text:p>-0.23675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019455">
                <text:p>0.019455</text:p>
              </table:table-cell>
              <table:table-cell office:value-type="float" office:value="0.059821">
                <text:p>0.05982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009795">
                <text:p>-0.009795</text:p>
              </table:table-cell>
              <table:table-cell office:value-type="float" office:value="0.012257">
                <text:p>0.01225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-0.029402">
                <text:p>-0.029402</text:p>
              </table:table-cell>
              <table:table-cell office:value-type="float" office:value="-0.002665">
                <text:p>-0.00266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009804">
                <text:p>0.009804</text:p>
              </table:table-cell>
              <table:table-cell office:value-type="float" office:value="0.025047">
                <text:p>0.02504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029369">
                <text:p>0.029369</text:p>
              </table:table-cell>
              <table:table-cell office:value-type="float" office:value="0.021317">
                <text:p>0.0213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">
                <text:p>0</text:p>
              </table:table-cell>
              <table:table-cell office:value-type="float" office:value="0.017853">
                <text:p>0.01785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">
                <text:p>0</text:p>
              </table:table-cell>
              <table:table-cell office:value-type="float" office:value="0.031576">
                <text:p>0.03157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0">
                <text:p>0</text:p>
              </table:table-cell>
              <table:table-cell office:value-type="float" office:value="0.021184">
                <text:p>0.02118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">
                <text:p>0</text:p>
              </table:table-cell>
              <table:table-cell office:value-type="float" office:value="0.034107">
                <text:p>0.03410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0">
                <text:p>0</text:p>
              </table:table-cell>
              <table:table-cell office:value-type="float" office:value="0.019585">
                <text:p>0.01958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-0.029393">
                <text:p>-0.029393</text:p>
              </table:table-cell>
              <table:table-cell office:value-type="float" office:value="0.014389">
                <text:p>0.01438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">
                <text:p>0</text:p>
              </table:table-cell>
              <table:table-cell office:value-type="float" office:value="0.026646">
                <text:p>0.02664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-0.009801">
                <text:p>-0.009801</text:p>
              </table:table-cell>
              <table:table-cell office:value-type="float" office:value="0.002931">
                <text:p>0.00293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.005837">
                <text:p>0.005837</text:p>
              </table:table-cell>
              <table:table-cell office:value-type="float" office:value="0.04823">
                <text:p>0.0482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03433">
                <text:p>-0.003433</text:p>
              </table:table-cell>
              <table:table-cell office:value-type="float" office:value="-0.004796">
                <text:p>-0.00479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-0.005877">
                <text:p>-0.005877</text:p>
              </table:table-cell>
              <table:table-cell office:value-type="float" office:value="0.043567">
                <text:p>0.0435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-0.003672">
                <text:p>-0.003672</text:p>
              </table:table-cell>
              <table:table-cell office:value-type="float" office:value="0.025047">
                <text:p>0.02504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-0.005877">
                <text:p>-0.005877</text:p>
              </table:table-cell>
              <table:table-cell office:value-type="float" office:value="0.010792">
                <text:p>0.0107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019455">
                <text:p>0.019455</text:p>
              </table:table-cell>
              <table:table-cell office:value-type="float" office:value="0.009193">
                <text:p>0.00919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">
                <text:p>0</text:p>
              </table:table-cell>
              <table:table-cell office:value-type="float" office:value="0.026513">
                <text:p>0.02651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">
                <text:p>0</text:p>
              </table:table-cell>
              <table:table-cell office:value-type="float" office:value="0.02638">
                <text:p>0.0263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">
                <text:p>0</text:p>
              </table:table-cell>
              <table:table-cell office:value-type="float" office:value="-0.000133">
                <text:p>-0.00013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-0.009798">
                <text:p>-0.009798</text:p>
              </table:table-cell>
              <table:table-cell office:value-type="float" office:value="0.003597">
                <text:p>0.00359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029384">
                <text:p>0.029384</text:p>
              </table:table-cell>
              <table:table-cell office:value-type="float" office:value="0.038504">
                <text:p>0.03850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0">
                <text:p>0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029376">
                <text:p>0.029376</text:p>
              </table:table-cell>
              <table:table-cell office:value-type="float" office:value="0.001865">
                <text:p>0.00186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009795">
                <text:p>-0.009795</text:p>
              </table:table-cell>
              <table:table-cell office:value-type="float" office:value="-0.018386">
                <text:p>-0.01838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029384">
                <text:p>-0.029384</text:p>
              </table:table-cell>
              <table:table-cell office:value-type="float" office:value="-0.007328">
                <text:p>-0.00732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038911">
                <text:p>-0.038911</text:p>
              </table:table-cell>
              <table:table-cell office:value-type="float" office:value="-0.103521">
                <text:p>-0.10352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-0.350195">
                <text:p>-0.350195</text:p>
              </table:table-cell>
              <table:table-cell office:value-type="float" office:value="-0.144689">
                <text:p>-0.14468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42153">
                <text:p>-0.42153</text:p>
              </table:table-cell>
              <table:table-cell office:value-type="float" office:value="-0.520801">
                <text:p>-0.52080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1.153048">
                <text:p>-1.153048</text:p>
              </table:table-cell>
              <table:table-cell office:value-type="float" office:value="-0.453786">
                <text:p>-0.45378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">
                <text:p>0</text:p>
              </table:table-cell>
              <table:table-cell office:value-type="float" office:value="-0.365587">
                <text:p>-0.36558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-0.983571">
                <text:p>-0.983571</text:p>
              </table:table-cell>
              <table:table-cell office:value-type="float" office:value="-0.363322">
                <text:p>-0.36332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-0.274535">
                <text:p>-0.274535</text:p>
              </table:table-cell>
              <table:table-cell office:value-type="float" office:value="-0.481098">
                <text:p>-0.48109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-1.070039">
                <text:p>-1.070039</text:p>
              </table:table-cell>
              <table:table-cell office:value-type="float" office:value="-0.377711">
                <text:p>-0.37771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-0.1885">
                <text:p>-0.1885</text:p>
              </table:table-cell>
              <table:table-cell office:value-type="float" office:value="-0.416614">
                <text:p>-0.4166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-0.337224">
                <text:p>-0.337224</text:p>
              </table:table-cell>
              <table:table-cell office:value-type="float" office:value="-0.382107">
                <text:p>-0.38210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-0.149157">
                <text:p>-0.149157</text:p>
              </table:table-cell>
              <table:table-cell office:value-type="float" office:value="-0.32162">
                <text:p>-0.3216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">
                <text:p>0</text:p>
              </table:table-cell>
              <table:table-cell office:value-type="float" office:value="0.019319">
                <text:p>0.01931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">
                <text:p>0</text:p>
              </table:table-cell>
              <table:table-cell office:value-type="float" office:value="0.013989">
                <text:p>0.01398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232994">
                <text:p>0.232994</text:p>
              </table:table-cell>
              <table:table-cell office:value-type="float" office:value="0.388236">
                <text:p>0.38823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0">
                <text:p>0</text:p>
              </table:table-cell>
              <table:table-cell office:value-type="float" office:value="0.016654">
                <text:p>0.01665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">
                <text:p>0</text:p>
              </table:table-cell>
              <table:table-cell office:value-type="float" office:value="0.022116">
                <text:p>0.0221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">
                <text:p>0</text:p>
              </table:table-cell>
              <table:table-cell office:value-type="float" office:value="0.027179">
                <text:p>0.0271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 svg:stroke-opacity="85%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aecf00" draw:fill-color="#aecf0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0084d1" svg:stroke-opacity="85%" draw:fill-color="#0084d1" draw:opacity="85%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3.763cm" svg:height="12.768cm" xlink:href=".." xlink:type="simple" chart:class="chart:scatter" chart:column-mapping="0 2 1" chart:style-name="ch1">
        <chart:legend svg:x="16.626cm" svg:y="1.292cm" style:legend-expansion="custom" chartooo:width="6.166cm" chartooo:height="1.242cm" style:legend-expansion-aspect-ratio="4.9645732689211" chart:style-name="ch2"/>
        <chart:plot-area chart:style-name="ch3" table:cell-range-address="Sheet1.A2:Sheet1.A342 Sheet1.P1:Sheet1.P342 Sheet1.N1:Sheet1.N342" chart:data-source-has-labels="row" svg:x="0.958cm" svg:y="1.197cm" svg:width="22.603cm" svg:height="10.573cm">
          <chartooo:coordinate-region svg:x="1.791cm" svg:y="1.396cm" svg:width="21.213cm" svg:height="9.727cm"/>
          <chart:axis chart:dimension="x" chart:name="primary-x" chart:style-name="ch4">
            <chart:title svg:x="10.622cm" svg:y="11.821cm" chart:style-name="ch5">
              <text:p>Tempo (ms)</text:p>
            </chart:title>
          </chart:axis>
          <chart:axis chart:dimension="y" chart:name="primary-y" chart:style-name="ch6">
            <chart:title svg:x="0.001cm" svg:y="9.932cm" chart:style-name="ch7">
              <text:p>Velocidade angular (rad/s)</text:p>
            </chart:title>
            <chart:grid chart:style-name="ch8" chart:class="major"/>
          </chart:axis>
          <chart:series chart:style-name="ch9" chart:values-cell-range-address="Sheet1.P2:Sheet1.P342" chart:label-cell-address="Sheet1.P1:Sheet1.P1" chart:class="chart:scatter">
            <chart:domain table:cell-range-address="Sheet1.A2:Sheet1.A342"/>
            <chart:data-point chart:repeated="341"/>
          </chart:series>
          <chart:series chart:style-name="ch10" chart:values-cell-range-address="Sheet1.N2:Sheet1.N342" chart:label-cell-address="Sheet1.N1:Sheet1.N1" chart:class="chart:scatter">
            <chart:data-point chart:repeated="3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elocidade angular giroscópio</text:p>
                <draw:g>
                  <svg:desc>Sheet1.P1:Sheet1.P1</svg:desc>
                </draw:g>
              </table:table-cell>
              <table:table-cell office:value-type="string">
                <text:p>Velocidade angular encoders</text:p>
                <draw:g>
                  <svg:desc>Sheet1.N1:Sheet1.N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342</svg:desc>
                </draw:g>
              </table:table-cell>
              <table:table-cell office:value-type="float" office:value="0.005063">
                <text:p>0.005063</text:p>
                <draw:g>
                  <svg:desc>Sheet1.P2:Sheet1.P342</svg:desc>
                </draw:g>
              </table:table-cell>
              <table:table-cell office:value-type="float" office:value="0">
                <text:p>0</text:p>
                <draw:g>
                  <svg:desc>Sheet1.N2:Sheet1.N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-0.003197">
                <text:p>-0.003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.003065">
                <text:p>0.003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.005596">
                <text:p>0.0055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.006928">
                <text:p>0.006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-0.000666">
                <text:p>-0.0006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-0.003597">
                <text:p>-0.0035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-0.002531">
                <text:p>-0.00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.003598">
                <text:p>0.0035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.001866">
                <text:p>0.00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-0.003996">
                <text:p>-0.00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001333">
                <text:p>0.00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.00453">
                <text:p>0.00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-0.006261">
                <text:p>-0.0062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001865">
                <text:p>-0.0018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.002665">
                <text:p>0.0026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.009726">
                <text:p>0.0097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.001732">
                <text:p>0.00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00453">
                <text:p>0.00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.000267">
                <text:p>0.0002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-0.004529">
                <text:p>-0.00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005862">
                <text:p>-0.0058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000265999999999999">
                <text:p>-0.000265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.008128">
                <text:p>0.008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.00453">
                <text:p>0.00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001333">
                <text:p>0.0013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-0.002531">
                <text:p>-0.0025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000531999999999998">
                <text:p>-0.000531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05863">
                <text:p>0.0058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.002932">
                <text:p>0.002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.002265">
                <text:p>0.0022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26513">
                <text:p>-0.026513</text:p>
              </table:table-cell>
              <table:table-cell office:value-type="float" office:value="-0.005877">
                <text:p>-0.00587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006395">
                <text:p>-0.006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.000800000000000002">
                <text:p>0.000800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00373">
                <text:p>-0.00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.006662">
                <text:p>0.0066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001465">
                <text:p>-0.0014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016654">
                <text:p>0.016654</text:p>
              </table:table-cell>
              <table:table-cell office:value-type="float" office:value="0.021507">
                <text:p>0.0215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0.008927">
                <text:p>0.008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03997">
                <text:p>0.03997</text:p>
              </table:table-cell>
              <table:table-cell office:value-type="float" office:value="0.029831">
                <text:p>0.02983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.014256">
                <text:p>0.014256</text:p>
              </table:table-cell>
              <table:table-cell office:value-type="float" office:value="0.088178">
                <text:p>0.0881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019852">
                <text:p>0.019852</text:p>
              </table:table-cell>
              <table:table-cell office:value-type="float" office:value="0.00979">
                <text:p>0.009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025313">
                <text:p>-0.025313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-0.006794">
                <text:p>-0.0067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011058">
                <text:p>-0.011058</text:p>
              </table:table-cell>
              <table:table-cell office:value-type="float" office:value="-0.029376">
                <text:p>-0.02937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106852">
                <text:p>0.106852</text:p>
              </table:table-cell>
              <table:table-cell office:value-type="float" office:value="-0.060798">
                <text:p>-0.06079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158679">
                <text:p>0.158679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036373">
                <text:p>0.036373</text:p>
              </table:table-cell>
              <table:table-cell office:value-type="float" office:value="0.075048">
                <text:p>0.0750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-0.001732">
                <text:p>-0.001732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024249">
                <text:p>0.024249</text:p>
              </table:table-cell>
              <table:table-cell office:value-type="float" office:value="0.007344">
                <text:p>0.00734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-0.009592">
                <text:p>-0.009592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035173">
                <text:p>-0.035173</text:p>
              </table:table-cell>
              <table:table-cell office:value-type="float" office:value="-0.005874">
                <text:p>-0.00587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162275">
                <text:p>-0.162275</text:p>
              </table:table-cell>
              <table:table-cell office:value-type="float" office:value="-0.10214">
                <text:p>-0.1021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-0.15628">
                <text:p>-0.15628</text:p>
              </table:table-cell>
              <table:table-cell office:value-type="float" office:value="-0.136187">
                <text:p>-0.1361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-0.0429">
                <text:p>-0.0429</text:p>
              </table:table-cell>
              <table:table-cell office:value-type="float" office:value="-0.175097">
                <text:p>-0.17509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006396">
                <text:p>0.006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011325">
                <text:p>0.011325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02931">
                <text:p>-0.02931</text:p>
              </table:table-cell>
              <table:table-cell office:value-type="float" office:value="-0.009798">
                <text:p>-0.0097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053293">
                <text:p>0.053293</text:p>
              </table:table-cell>
              <table:table-cell office:value-type="float" office:value="0.027237">
                <text:p>0.02723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123373">
                <text:p>0.123373</text:p>
              </table:table-cell>
              <table:table-cell office:value-type="float" office:value="0.041593">
                <text:p>0.0415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096593">
                <text:p>0.096593</text:p>
              </table:table-cell>
              <table:table-cell office:value-type="float" office:value="-0.088152">
                <text:p>-0.0881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056357">
                <text:p>0.056357</text:p>
              </table:table-cell>
              <table:table-cell office:value-type="float" office:value="0.064851">
                <text:p>0.0648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020251">
                <text:p>-0.020251</text:p>
              </table:table-cell>
              <table:table-cell office:value-type="float" office:value="-0.011673">
                <text:p>-0.01167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0.115512">
                <text:p>0.115512</text:p>
              </table:table-cell>
              <table:table-cell office:value-type="float" office:value="0.077821">
                <text:p>0.0778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062619">
                <text:p>0.062619</text:p>
              </table:table-cell>
              <table:table-cell office:value-type="float" office:value="0.194553">
                <text:p>0.1945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000399">
                <text:p>-0.000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-0.044765">
                <text:p>-0.044765</text:p>
              </table:table-cell>
              <table:table-cell office:value-type="float" office:value="0.007782">
                <text:p>0.0077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-0.166805">
                <text:p>-0.166805</text:p>
              </table:table-cell>
              <table:table-cell office:value-type="float" office:value="-0.134546">
                <text:p>-0.1345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-0.112447">
                <text:p>-0.112447</text:p>
              </table:table-cell>
              <table:table-cell office:value-type="float" office:value="-0.344292">
                <text:p>-0.34429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075408">
                <text:p>-0.075408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-0.098724">
                <text:p>-0.098724</text:p>
              </table:table-cell>
              <table:table-cell office:value-type="float" office:value="-0.206057">
                <text:p>-0.20605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247543">
                <text:p>-0.247543</text:p>
              </table:table-cell>
              <table:table-cell office:value-type="float" office:value="-0.193098">
                <text:p>-0.19309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040369">
                <text:p>-0.040369</text:p>
              </table:table-cell>
              <table:table-cell office:value-type="float" office:value="-0.16537">
                <text:p>-0.165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245945">
                <text:p>0.245945</text:p>
              </table:table-cell>
              <table:table-cell office:value-type="float" office:value="0.027237">
                <text:p>0.02723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234088">
                <text:p>0.234088</text:p>
              </table:table-cell>
              <table:table-cell office:value-type="float" office:value="0.10763">
                <text:p>0.107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0.021317">
                <text:p>0.021317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038504">
                <text:p>0.038504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015189">
                <text:p>0.0151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040636">
                <text:p>0.040636</text:p>
              </table:table-cell>
              <table:table-cell office:value-type="float" office:value="0.009728">
                <text:p>0.00972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132832">
                <text:p>0.132832</text:p>
              </table:table-cell>
              <table:table-cell office:value-type="float" office:value="0.123217">
                <text:p>0.12321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167206">
                <text:p>0.167206</text:p>
              </table:table-cell>
              <table:table-cell office:value-type="float" office:value="0.402184">
                <text:p>0.40218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0.134431">
                <text:p>0.134431</text:p>
              </table:table-cell>
              <table:table-cell office:value-type="float" office:value="0.114493">
                <text:p>0.11449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124572">
                <text:p>0.124572</text:p>
              </table:table-cell>
              <table:table-cell office:value-type="float" office:value="0.343649">
                <text:p>0.34364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0.124039">
                <text:p>0.124039</text:p>
              </table:table-cell>
              <table:table-cell office:value-type="float" office:value="0.085959">
                <text:p>0.0859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14016">
                <text:p>0.14016</text:p>
              </table:table-cell>
              <table:table-cell office:value-type="float" office:value="0.344051">
                <text:p>0.34405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.012125">
                <text:p>0.012125</text:p>
              </table:table-cell>
              <table:table-cell office:value-type="float" office:value="0.012593">
                <text:p>0.01259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147621">
                <text:p>0.147621</text:p>
              </table:table-cell>
              <table:table-cell office:value-type="float" office:value="0.061608">
                <text:p>0.06160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0.048497">
                <text:p>0.048497</text:p>
              </table:table-cell>
              <table:table-cell office:value-type="float" office:value="0.045396">
                <text:p>0.0453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150419">
                <text:p>0.150419</text:p>
              </table:table-cell>
              <table:table-cell office:value-type="float" office:value="0.284472">
                <text:p>0.28447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0.142824">
                <text:p>0.142824</text:p>
              </table:table-cell>
              <table:table-cell office:value-type="float" office:value="0.085912">
                <text:p>0.08591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119509">
                <text:p>0.119509</text:p>
              </table:table-cell>
              <table:table-cell office:value-type="float" office:value="0.311284">
                <text:p>0.31128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161343">
                <text:p>0.161343</text:p>
              </table:table-cell>
              <table:table-cell office:value-type="float" office:value="0.11455">
                <text:p>0.114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098325">
                <text:p>0.098325</text:p>
              </table:table-cell>
              <table:table-cell office:value-type="float" office:value="0.284472">
                <text:p>0.28447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063552">
                <text:p>0.063552</text:p>
              </table:table-cell>
              <table:table-cell office:value-type="float" office:value="0.014591">
                <text:p>0.0145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012523">
                <text:p>-0.012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.005063">
                <text:p>0.005063</text:p>
              </table:table-cell>
              <table:table-cell office:value-type="float" office:value="-0.007342">
                <text:p>-0.00734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016121">
                <text:p>0.016121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000132999999999998">
                <text:p>-0.000132999999999998</text:p>
              </table:table-cell>
              <table:table-cell office:value-type="float" office:value="0.005874">
                <text:p>0.0058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163342">
                <text:p>0.163342</text:p>
              </table:table-cell>
              <table:table-cell office:value-type="float" office:value="0.077821">
                <text:p>0.07782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075276">
                <text:p>0.075276</text:p>
              </table:table-cell>
              <table:table-cell office:value-type="float" office:value="0.048638">
                <text:p>0.048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037305">
                <text:p>0.037305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.064884">
                <text:p>0.064884</text:p>
              </table:table-cell>
              <table:table-cell office:value-type="float" office:value="0.006867">
                <text:p>0.0068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.167872">
                <text:p>0.167872</text:p>
              </table:table-cell>
              <table:table-cell office:value-type="float" office:value="0.252918">
                <text:p>0.2529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19318">
                <text:p>-0.0193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0.00453">
                <text:p>0.00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02638">
                <text:p>0.02638</text:p>
              </table:table-cell>
              <table:table-cell office:value-type="float" office:value="0.009795">
                <text:p>0.00979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022916">
                <text:p>0.022916</text:p>
              </table:table-cell>
              <table:table-cell office:value-type="float" office:value="0.088152">
                <text:p>0.0881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05649">
                <text:p>-0.05649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-0.037571">
                <text:p>-0.037571</text:p>
              </table:table-cell>
              <table:table-cell office:value-type="float" office:value="-0.088178">
                <text:p>-0.08817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007727">
                <text:p>-0.007727</text:p>
              </table:table-cell>
              <table:table-cell office:value-type="float" office:value="-0.009795">
                <text:p>-0.00979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00931999999999999">
                <text:p>-0.000931999999999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017454">
                <text:p>0.017454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005196">
                <text:p>-0.0051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008261">
                <text:p>0.008261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011725">
                <text:p>0.011725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-0.009992">
                <text:p>-0.009992</text:p>
              </table:table-cell>
              <table:table-cell office:value-type="float" office:value="-0.029376">
                <text:p>-0.02937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00866">
                <text:p>-0.00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066215">
                <text:p>-0.066215</text:p>
              </table:table-cell>
              <table:table-cell office:value-type="float" office:value="-0.088178">
                <text:p>-0.08817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131099">
                <text:p>-0.131099</text:p>
              </table:table-cell>
              <table:table-cell office:value-type="float" office:value="-0.064791">
                <text:p>-0.06479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10258">
                <text:p>-0.010258</text:p>
              </table:table-cell>
              <table:table-cell office:value-type="float" office:value="-0.009787">
                <text:p>-0.00978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004264">
                <text:p>0.00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00826">
                <text:p>-0.00826</text:p>
              </table:table-cell>
              <table:table-cell office:value-type="float" office:value="-0.009798">
                <text:p>-0.00979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.035573">
                <text:p>0.035573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001065">
                <text:p>-0.001065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004264">
                <text:p>0.004264</text:p>
              </table:table-cell>
              <table:table-cell office:value-type="float" office:value="-0.029393">
                <text:p>-0.02939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008793">
                <text:p>-0.00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08394">
                <text:p>0.00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.006396">
                <text:p>0.006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001065">
                <text:p>-0.001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-0.000132999999999998">
                <text:p>-0.000132999999999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-0.004529">
                <text:p>-0.00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-0.002398">
                <text:p>-0.0023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.005729">
                <text:p>0.0057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-0.002264">
                <text:p>-0.00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-0.001732">
                <text:p>-0.00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-0.004263">
                <text:p>-0.00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-0.001332">
                <text:p>-0.001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00866">
                <text:p>0.00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007461">
                <text:p>0.0074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008394">
                <text:p>0.008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-0.049828">
                <text:p>-0.049828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-0.183992">
                <text:p>-0.183992</text:p>
              </table:table-cell>
              <table:table-cell office:value-type="float" office:value="-0.155642">
                <text:p>-0.15564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137094">
                <text:p>-0.137094</text:p>
              </table:table-cell>
              <table:table-cell office:value-type="float" office:value="-0.291829">
                <text:p>-0.2918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101255">
                <text:p>-0.101255</text:p>
              </table:table-cell>
              <table:table-cell office:value-type="float" office:value="-0.088399">
                <text:p>-0.0883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-0.13443">
                <text:p>-0.13443</text:p>
              </table:table-cell>
              <table:table-cell office:value-type="float" office:value="-0.291829">
                <text:p>-0.29182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150418">
                <text:p>-0.150418</text:p>
              </table:table-cell>
              <table:table-cell office:value-type="float" office:value="-0.127687">
                <text:p>-0.1276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-0.12497">
                <text:p>-0.12497</text:p>
              </table:table-cell>
              <table:table-cell office:value-type="float" office:value="-0.323803">
                <text:p>-0.3238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138693">
                <text:p>-0.138693</text:p>
              </table:table-cell>
              <table:table-cell office:value-type="float" office:value="-0.095669">
                <text:p>-0.09566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-0.125104">
                <text:p>-0.125104</text:p>
              </table:table-cell>
              <table:table-cell office:value-type="float" office:value="-0.40856">
                <text:p>-0.4085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125503">
                <text:p>-0.125503</text:p>
              </table:table-cell>
              <table:table-cell office:value-type="float" office:value="-0.088451">
                <text:p>-0.08845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-0.125237">
                <text:p>-0.125237</text:p>
              </table:table-cell>
              <table:table-cell office:value-type="float" office:value="-0.350195">
                <text:p>-0.3501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152016">
                <text:p>-0.152016</text:p>
              </table:table-cell>
              <table:table-cell office:value-type="float" office:value="-0.097276">
                <text:p>-0.09727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-0.169203">
                <text:p>-0.169203</text:p>
              </table:table-cell>
              <table:table-cell office:value-type="float" office:value="-0.095669">
                <text:p>-0.095669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-0.168004">
                <text:p>-0.168004</text:p>
              </table:table-cell>
              <table:table-cell office:value-type="float" office:value="-0.382858">
                <text:p>-0.38285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161742">
                <text:p>-0.161742</text:p>
              </table:table-cell>
              <table:table-cell office:value-type="float" office:value="-0.136187">
                <text:p>-0.13618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-0.128568">
                <text:p>-0.128568</text:p>
              </table:table-cell>
              <table:table-cell office:value-type="float" office:value="-0.383061">
                <text:p>-0.38306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173733">
                <text:p>-0.173733</text:p>
              </table:table-cell>
              <table:table-cell office:value-type="float" office:value="-0.087549">
                <text:p>-0.0875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-0.138427">
                <text:p>-0.138427</text:p>
              </table:table-cell>
              <table:table-cell office:value-type="float" office:value="-0.40856">
                <text:p>-0.4085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115777">
                <text:p>-0.115777</text:p>
              </table:table-cell>
              <table:table-cell office:value-type="float" office:value="-0.107888">
                <text:p>-0.10788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-0.136295">
                <text:p>-0.136295</text:p>
              </table:table-cell>
              <table:table-cell office:value-type="float" office:value="-0.291829">
                <text:p>-0.2918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152949">
                <text:p>-0.152949</text:p>
              </table:table-cell>
              <table:table-cell office:value-type="float" office:value="-0.136187">
                <text:p>-0.13618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-0.140425">
                <text:p>-0.140425</text:p>
              </table:table-cell>
              <table:table-cell office:value-type="float" office:value="-0.382676">
                <text:p>-0.3826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-0.104986">
                <text:p>-0.104986</text:p>
              </table:table-cell>
              <table:table-cell office:value-type="float" office:value="-0.107986">
                <text:p>-0.10798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-0.003863">
                <text:p>-0.003863</text:p>
              </table:table-cell>
              <table:table-cell office:value-type="float" office:value="0.007342">
                <text:p>0.00734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007328">
                <text:p>0.007328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001865">
                <text:p>-0.001865</text:p>
              </table:table-cell>
              <table:table-cell office:value-type="float" office:value="-0.007346">
                <text:p>-0.00734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023582">
                <text:p>0.023582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-0.009326">
                <text:p>-0.009326</text:p>
              </table:table-cell>
              <table:table-cell office:value-type="float" office:value="0.007344">
                <text:p>0.00734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005196">
                <text:p>0.005196</text:p>
              </table:table-cell>
              <table:table-cell office:value-type="float" office:value="-0.029369">
                <text:p>-0.02936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02518">
                <text:p>-0.02518</text:p>
              </table:table-cell>
              <table:table-cell office:value-type="float" office:value="-0.008338">
                <text:p>-0.00833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020651">
                <text:p>0.020651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002932">
                <text:p>0.002932</text:p>
              </table:table-cell>
              <table:table-cell office:value-type="float" office:value="0.009792">
                <text:p>0.00979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05196">
                <text:p>-0.005196</text:p>
              </table:table-cell>
              <table:table-cell office:value-type="float" office:value="-0.007346">
                <text:p>-0.0073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003731">
                <text:p>0.003731</text:p>
              </table:table-cell>
              <table:table-cell office:value-type="float" office:value="0.007348">
                <text:p>0.0073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007861">
                <text:p>0.007861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028777">
                <text:p>-0.028777</text:p>
              </table:table-cell>
              <table:table-cell office:value-type="float" office:value="-0.007346">
                <text:p>-0.00734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014255">
                <text:p>-0.014255</text:p>
              </table:table-cell>
              <table:table-cell office:value-type="float" office:value="-0.029376">
                <text:p>-0.02937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-0.00826">
                <text:p>-0.00826</text:p>
              </table:table-cell>
              <table:table-cell office:value-type="float" office:value="0.005879">
                <text:p>0.0058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017986">
                <text:p>-0.017986</text:p>
              </table:table-cell>
              <table:table-cell office:value-type="float" office:value="0.009795">
                <text:p>0.00979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013324">
                <text:p>0.0133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0.001866">
                <text:p>0.0018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003331">
                <text:p>0.0033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02558">
                <text:p>-0.0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02558">
                <text:p>-0.025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0012">
                <text:p>0.0012</text:p>
              </table:table-cell>
              <table:table-cell office:value-type="float" office:value="0.009798">
                <text:p>0.00979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004131">
                <text:p>0.00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018119">
                <text:p>-0.018119</text:p>
              </table:table-cell>
              <table:table-cell office:value-type="float" office:value="-0.007348">
                <text:p>-0.00734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006928">
                <text:p>-0.006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006128">
                <text:p>-0.006128</text:p>
              </table:table-cell>
              <table:table-cell office:value-type="float" office:value="-0.007348">
                <text:p>-0.00734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-0.011457">
                <text:p>-0.011457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-0.032375">
                <text:p>-0.032375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-0.127902">
                <text:p>-0.127902</text:p>
              </table:table-cell>
              <table:table-cell office:value-type="float" office:value="-0.068686">
                <text:p>-0.06868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113513">
                <text:p>-0.113513</text:p>
              </table:table-cell>
              <table:table-cell office:value-type="float" office:value="-0.053011">
                <text:p>-0.05301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67681">
                <text:p>-0.067681</text:p>
              </table:table-cell>
              <table:table-cell office:value-type="float" office:value="-0.016329">
                <text:p>-0.01632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18226">
                <text:p>-0.18226</text:p>
              </table:table-cell>
              <table:table-cell office:value-type="float" office:value="-0.291829">
                <text:p>-0.29182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074609">
                <text:p>-0.074609</text:p>
              </table:table-cell>
              <table:table-cell office:value-type="float" office:value="-0.107986">
                <text:p>-0.10798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13483">
                <text:p>-0.13483</text:p>
              </table:table-cell>
              <table:table-cell office:value-type="float" office:value="-0.087549">
                <text:p>-0.08754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147487">
                <text:p>-0.147487</text:p>
              </table:table-cell>
              <table:table-cell office:value-type="float" office:value="-0.070039">
                <text:p>-0.0700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025047">
                <text:p>-0.025047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-0.026912">
                <text:p>-0.0269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031575">
                <text:p>-0.031575</text:p>
              </table:table-cell>
              <table:table-cell office:value-type="float" office:value="-0.009795">
                <text:p>-0.00979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25846">
                <text:p>-0.025846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-0.059154">
                <text:p>-0.059154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-0.081271">
                <text:p>-0.081271</text:p>
              </table:table-cell>
              <table:table-cell office:value-type="float" office:value="-0.175097">
                <text:p>-0.17509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166405">
                <text:p>-0.166405</text:p>
              </table:table-cell>
              <table:table-cell office:value-type="float" office:value="-0.116732">
                <text:p>-0.11673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-0.081937">
                <text:p>-0.081937</text:p>
              </table:table-cell>
              <table:table-cell office:value-type="float" office:value="-0.206057">
                <text:p>-0.20605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011058">
                <text:p>-0.011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-0.153482">
                <text:p>-0.153482</text:p>
              </table:table-cell>
              <table:table-cell office:value-type="float" office:value="-0.066264">
                <text:p>-0.06626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030111">
                <text:p>0.030111</text:p>
              </table:table-cell>
              <table:table-cell office:value-type="float" office:value="0.012236">
                <text:p>0.0122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033442">
                <text:p>0.033442</text:p>
              </table:table-cell>
              <table:table-cell office:value-type="float" office:value="0.077821">
                <text:p>0.07782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028512">
                <text:p>0.0285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002932">
                <text:p>0.002932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-0.008526">
                <text:p>-0.0085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-0.006528">
                <text:p>-0.006528</text:p>
              </table:table-cell>
              <table:table-cell office:value-type="float" office:value="-0.007348">
                <text:p>-0.00734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023049">
                <text:p>0.023049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029178">
                <text:p>0.029178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014656">
                <text:p>0.014656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-0.024381">
                <text:p>-0.024381</text:p>
              </table:table-cell>
              <table:table-cell office:value-type="float" office:value="-0.022032">
                <text:p>-0.022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-0.006661">
                <text:p>-0.006661</text:p>
              </table:table-cell>
              <table:table-cell office:value-type="float" office:value="-0.029384">
                <text:p>-0.0293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021717">
                <text:p>0.021717</text:p>
              </table:table-cell>
              <table:table-cell office:value-type="float" office:value="0.009792">
                <text:p>0.00979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-0.011457">
                <text:p>-0.0114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-0.008793">
                <text:p>-0.0087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052759">
                <text:p>-0.052759</text:p>
              </table:table-cell>
              <table:table-cell office:value-type="float" office:value="-0.088178">
                <text:p>-0.08817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-0.141225">
                <text:p>-0.141225</text:p>
              </table:table-cell>
              <table:table-cell office:value-type="float" office:value="-0.103761">
                <text:p>-0.1037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105519">
                <text:p>-0.105519</text:p>
              </table:table-cell>
              <table:table-cell office:value-type="float" office:value="-0.291829">
                <text:p>-0.2918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027578">
                <text:p>-0.027578</text:p>
              </table:table-cell>
              <table:table-cell office:value-type="float" office:value="-0.011013">
                <text:p>-0.01101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-0.00373">
                <text:p>-0.00373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14309">
                <text:p>-0.14309</text:p>
              </table:table-cell>
              <table:table-cell office:value-type="float" office:value="-0.095822">
                <text:p>-0.09582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064617">
                <text:p>-0.064617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012657">
                <text:p>0.0126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00667000000000001">
                <text:p>0.000667000000000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0.000134000000000002">
                <text:p>0.000134000000000002</text:p>
              </table:table-cell>
              <table:table-cell office:value-type="float" office:value="-0.009795">
                <text:p>-0.00979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05995">
                <text:p>-0.005995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01239">
                <text:p>-0.012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013989">
                <text:p>-0.01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020917">
                <text:p>-0.020917</text:p>
              </table:table-cell>
              <table:table-cell office:value-type="float" office:value="-0.014591">
                <text:p>-0.01459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00533000000000002">
                <text:p>0.00053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0.00906">
                <text:p>0.009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007595">
                <text:p>0.0075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-0.003597">
                <text:p>-0.003597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-0.027312">
                <text:p>-0.0273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023715">
                <text:p>-0.023715</text:p>
              </table:table-cell>
              <table:table-cell office:value-type="float" office:value="0.007346">
                <text:p>0.00734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-0.015721">
                <text:p>-0.015721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0.005063">
                <text:p>0.005063</text:p>
              </table:table-cell>
              <table:table-cell office:value-type="float" office:value="0.029393">
                <text:p>0.02939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-0.013323">
                <text:p>-0.013323</text:p>
              </table:table-cell>
              <table:table-cell office:value-type="float" office:value="0.058366">
                <text:p>0.05836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0.007861">
                <text:p>0.0078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0.009059">
                <text:p>-0.009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005862">
                <text:p>-0.005862</text:p>
              </table:table-cell>
              <table:table-cell office:value-type="float" office:value="-0.007344">
                <text:p>-0.0073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014788">
                <text:p>-0.014788</text:p>
              </table:table-cell>
              <table:table-cell office:value-type="float" office:value="-0.029376">
                <text:p>-0.02937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000531999999999998">
                <text:p>-0.000531999999999998</text:p>
              </table:table-cell>
              <table:table-cell office:value-type="float" office:value="0.009792">
                <text:p>0.00979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000800000000000002">
                <text:p>0.000800000000000002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0.007861">
                <text:p>0.007861</text:p>
              </table:table-cell>
              <table:table-cell office:value-type="float" office:value="0.009798">
                <text:p>0.00979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0.003731">
                <text:p>0.003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00986">
                <text:p>0.00986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025713">
                <text:p>-0.025713</text:p>
              </table:table-cell>
              <table:table-cell office:value-type="float" office:value="-0.009798">
                <text:p>-0.00979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-0.023182">
                <text:p>-0.023182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02518">
                <text:p>-0.02518</text:p>
              </table:table-cell>
              <table:table-cell office:value-type="float" office:value="-0.029376">
                <text:p>-0.02937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167738">
                <text:p>-0.167738</text:p>
              </table:table-cell>
              <table:table-cell office:value-type="float" office:value="-0.081712">
                <text:p>-0.08171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173067">
                <text:p>-0.173067</text:p>
              </table:table-cell>
              <table:table-cell office:value-type="float" office:value="-0.441759">
                <text:p>-0.4417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121906">
                <text:p>-0.121906</text:p>
              </table:table-cell>
              <table:table-cell office:value-type="float" office:value="-0.108107">
                <text:p>-0.10810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-0.133897">
                <text:p>-0.133897</text:p>
              </table:table-cell>
              <table:table-cell office:value-type="float" office:value="-0.324128">
                <text:p>-0.32412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017053">
                <text:p>-0.017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-0.015454">
                <text:p>-0.015454</text:p>
              </table:table-cell>
              <table:table-cell office:value-type="float" office:value="-0.029384">
                <text:p>-0.0293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014922">
                <text:p>0.014922</text:p>
              </table:table-cell>
              <table:table-cell office:value-type="float" office:value="0.009798">
                <text:p>0.00979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-0.000931999999999999">
                <text:p>-0.000931999999999999</text:p>
              </table:table-cell>
              <table:table-cell office:value-type="float" office:value="-0.029393">
                <text:p>-0.02939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001599">
                <text:p>0.0015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-0.001998">
                <text:p>-0.001998</text:p>
              </table:table-cell>
              <table:table-cell office:value-type="float" office:value="-0.029384">
                <text:p>-0.02938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-0.00333">
                <text:p>-0.00333</text:p>
              </table:table-cell>
              <table:table-cell office:value-type="float" office:value="-0.009795">
                <text:p>-0.0097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01732">
                <text:p>-0.017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.011192">
                <text:p>0.011192</text:p>
              </table:table-cell>
              <table:table-cell office:value-type="float" office:value="-0.009795">
                <text:p>-0.00979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.020118">
                <text:p>0.020118</text:p>
              </table:table-cell>
              <table:table-cell office:value-type="float" office:value="0.029402">
                <text:p>0.02940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.023982">
                <text:p>0.023982</text:p>
              </table:table-cell>
              <table:table-cell office:value-type="float" office:value="0.007344">
                <text:p>0.00734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.017587">
                <text:p>0.017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-0.002398">
                <text:p>-0.002398</text:p>
              </table:table-cell>
              <table:table-cell office:value-type="float" office:value="-0.005879">
                <text:p>-0.00587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001732">
                <text:p>0.001732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-0.192519">
                <text:p>-0.192519</text:p>
              </table:table-cell>
              <table:table-cell office:value-type="float" office:value="-0.107004">
                <text:p>-0.10700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.009726">
                <text:p>0.009726</text:p>
              </table:table-cell>
              <table:table-cell office:value-type="float" office:value="-0.009792">
                <text:p>-0.00979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-0.009992">
                <text:p>-0.009992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029311">
                <text:p>0.029311</text:p>
              </table:table-cell>
              <table:table-cell office:value-type="float" office:value="0.011673">
                <text:p>0.0116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-0.075675">
                <text:p>-0.075675</text:p>
              </table:table-cell>
              <table:table-cell office:value-type="float" office:value="-0.022068">
                <text:p>-0.02206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-0.090996">
                <text:p>-0.090996</text:p>
              </table:table-cell>
              <table:table-cell office:value-type="float" office:value="-0.097276">
                <text:p>-0.09727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21583">
                <text:p>-0.021583</text:p>
              </table:table-cell>
              <table:table-cell office:value-type="float" office:value="-0.00588">
                <text:p>-0.0058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-0.023049">
                <text:p>-0.023049</text:p>
              </table:table-cell>
              <table:table-cell office:value-type="float" office:value="-0.029384">
                <text:p>-0.02938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-0.206641">
                <text:p>-0.206641</text:p>
              </table:table-cell>
              <table:table-cell office:value-type="float" office:value="-0.100909">
                <text:p>-0.1009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-0.114179">
                <text:p>-0.114179</text:p>
              </table:table-cell>
              <table:table-cell office:value-type="float" office:value="-0.097276">
                <text:p>-0.09727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-0.01199">
                <text:p>-0.01199</text:p>
              </table:table-cell>
              <table:table-cell office:value-type="float" office:value="-0.007344">
                <text:p>-0.00734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.021584">
                <text:p>0.021584</text:p>
              </table:table-cell>
              <table:table-cell office:value-type="float" office:value="0.005879">
                <text:p>0.00587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-0.00746">
                <text:p>-0.00746</text:p>
              </table:table-cell>
              <table:table-cell office:value-type="float" office:value="0.02206">
                <text:p>0.0220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-0.00413">
                <text:p>-0.00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000400000000000001">
                <text:p>0.000400000000000001</text:p>
              </table:table-cell>
              <table:table-cell office:value-type="float" office:value="-0.00979">
                <text:p>-0.0097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-0.020917">
                <text:p>-0.020917</text:p>
              </table:table-cell>
              <table:table-cell office:value-type="float" office:value="-0.058366">
                <text:p>-0.0583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.001599">
                <text:p>0.001599</text:p>
              </table:table-cell>
              <table:table-cell office:value-type="float" office:value="-0.009792">
                <text:p>-0.0097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000533000000000002">
                <text:p>0.00053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.099391">
                <text:p>0.099391</text:p>
              </table:table-cell>
              <table:table-cell office:value-type="float" office:value="0.043774">
                <text:p>0.04377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-0.049428">
                <text:p>-0.049428</text:p>
              </table:table-cell>
              <table:table-cell office:value-type="float" office:value="0.046206">
                <text:p>0.04620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-0.258335">
                <text:p>-0.258335</text:p>
              </table:table-cell>
              <table:table-cell office:value-type="float" office:value="-0.386816">
                <text:p>-0.38681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038238">
                <text:p>0.038238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009326">
                <text:p>-0.009326</text:p>
              </table:table-cell>
              <table:table-cell office:value-type="float" office:value="-0.009795">
                <text:p>-0.00979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-0.024248">
                <text:p>-0.024248</text:p>
              </table:table-cell>
              <table:table-cell office:value-type="float" office:value="-0.029402">
                <text:p>-0.0294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003464">
                <text:p>0.003464</text:p>
              </table:table-cell>
              <table:table-cell office:value-type="float" office:value="0.009804">
                <text:p>0.00980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-0.000265999999999999">
                <text:p>-0.000265999999999999</text:p>
              </table:table-cell>
              <table:table-cell office:value-type="float" office:value="0.029369">
                <text:p>0.02936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-0.00373">
                <text:p>-0.003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009993">
                <text:p>0.009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000399">
                <text:p>-0.000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012524">
                <text:p>0.0125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.001998">
                <text:p>-0.001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-0.007194">
                <text:p>-0.007194</text:p>
              </table:table-cell>
              <table:table-cell office:value-type="float" office:value="-0.029393">
                <text:p>-0.02939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.005063">
                <text:p>0.005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-0.018652">
                <text:p>-0.018652</text:p>
              </table:table-cell>
              <table:table-cell office:value-type="float" office:value="-0.009801">
                <text:p>-0.00980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.026647">
                <text:p>0.026647</text:p>
              </table:table-cell>
              <table:table-cell office:value-type="float" office:value="0.005837">
                <text:p>0.00583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26379">
                <text:p>-0.026379</text:p>
              </table:table-cell>
              <table:table-cell office:value-type="float" office:value="-0.003433">
                <text:p>-0.0034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21984">
                <text:p>0.021984</text:p>
              </table:table-cell>
              <table:table-cell office:value-type="float" office:value="-0.005877">
                <text:p>-0.0058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003464">
                <text:p>0.003464</text:p>
              </table:table-cell>
              <table:table-cell office:value-type="float" office:value="-0.003672">
                <text:p>-0.00367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-0.010791">
                <text:p>-0.010791</text:p>
              </table:table-cell>
              <table:table-cell office:value-type="float" office:value="-0.005877">
                <text:p>-0.00587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-0.01239">
                <text:p>-0.01239</text:p>
              </table:table-cell>
              <table:table-cell office:value-type="float" office:value="0.019455">
                <text:p>0.01945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00493">
                <text:p>0.004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.004797">
                <text:p>0.0047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-0.021716">
                <text:p>-0.0217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-0.017986">
                <text:p>-0.017986</text:p>
              </table:table-cell>
              <table:table-cell office:value-type="float" office:value="-0.009798">
                <text:p>-0.0097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016921">
                <text:p>0.016921</text:p>
              </table:table-cell>
              <table:table-cell office:value-type="float" office:value="0.029384">
                <text:p>0.02938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019718">
                <text:p>-0.0197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-0.019718">
                <text:p>-0.019718</text:p>
              </table:table-cell>
              <table:table-cell office:value-type="float" office:value="0.029376">
                <text:p>0.02937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039969">
                <text:p>-0.039969</text:p>
              </table:table-cell>
              <table:table-cell office:value-type="float" office:value="-0.009795">
                <text:p>-0.00979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028911">
                <text:p>-0.028911</text:p>
              </table:table-cell>
              <table:table-cell office:value-type="float" office:value="-0.029384">
                <text:p>-0.0293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125104">
                <text:p>-0.125104</text:p>
              </table:table-cell>
              <table:table-cell office:value-type="float" office:value="-0.038911">
                <text:p>-0.03891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-0.166272">
                <text:p>-0.166272</text:p>
              </table:table-cell>
              <table:table-cell office:value-type="float" office:value="-0.350195">
                <text:p>-0.35019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542384">
                <text:p>-0.542384</text:p>
              </table:table-cell>
              <table:table-cell office:value-type="float" office:value="-0.42153">
                <text:p>-0.421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475369">
                <text:p>-0.475369</text:p>
              </table:table-cell>
              <table:table-cell office:value-type="float" office:value="-1.153048">
                <text:p>-1.15304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-0.38717">
                <text:p>-0.387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-0.384905">
                <text:p>-0.384905</text:p>
              </table:table-cell>
              <table:table-cell office:value-type="float" office:value="-0.983571">
                <text:p>-0.98357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-0.502681">
                <text:p>-0.502681</text:p>
              </table:table-cell>
              <table:table-cell office:value-type="float" office:value="-0.274535">
                <text:p>-0.27453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-0.399294">
                <text:p>-0.399294</text:p>
              </table:table-cell>
              <table:table-cell office:value-type="float" office:value="-1.070039">
                <text:p>-1.0700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-0.438197">
                <text:p>-0.438197</text:p>
              </table:table-cell>
              <table:table-cell office:value-type="float" office:value="-0.1885">
                <text:p>-0.18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-0.40369">
                <text:p>-0.40369</text:p>
              </table:table-cell>
              <table:table-cell office:value-type="float" office:value="-0.337224">
                <text:p>-0.3372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-0.343203">
                <text:p>-0.343203</text:p>
              </table:table-cell>
              <table:table-cell office:value-type="float" office:value="-0.149157">
                <text:p>-0.1491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-0.002264">
                <text:p>-0.002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-0.007594">
                <text:p>-0.0075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366653">
                <text:p>0.366653</text:p>
              </table:table-cell>
              <table:table-cell office:value-type="float" office:value="0.232994">
                <text:p>0.23299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004929">
                <text:p>-0.004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.000533000000000002">
                <text:p>0.000533000000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.005596">
                <text:p>0.00559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2.041cm" svg:height="13.375cm" xlink:href=".." xlink:type="simple" chart:class="chart:scatter" chart:style-name="ch1">
        <chart:legend chart:legend-position="end" svg:x="14.585cm" svg:y="6.139cm" style:legend-expansion="high" chart:style-name="ch2"/>
        <chart:plot-area chart:style-name="ch3" table:cell-range-address="Sheet1.A2:Sheet1.A342 Sheet1.H1:Sheet1.I342" chart:data-source-has-labels="row" svg:x="0.89cm" svg:y="1.203cm" svg:width="12.815cm" svg:height="11.485cm">
          <chartooo:coordinate-region svg:x="1.723cm" svg:y="1.402cm" svg:width="11.425cm" svg:height="11.0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342" chart:label-cell-address="Sheet1.H1:Sheet1.H1" chart:class="chart:scatter">
            <chart:domain table:cell-range-address="Sheet1.A2:Sheet1.A342"/>
            <chart:data-point chart:repeated="341"/>
          </chart:series>
          <chart:series chart:style-name="ch7" chart:values-cell-range-address="Sheet1.I2:Sheet1.I342" chart:label-cell-address="Sheet1.I1:Sheet1.I1" chart:class="chart:scatter">
            <chart:data-point chart:repeated="3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_acelerometro_Y(m/s^2) com offset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342</svg:desc>
                </draw:g>
              </table:table-cell>
              <table:table-cell office:value-type="float" office:value="0">
                <text:p>0</text:p>
                <draw:g>
                  <svg:desc>Sheet1.H2:Sheet1.H342</svg:desc>
                </draw:g>
              </table:table-cell>
              <table:table-cell office:value-type="float" office:value="-0.019154">
                <text:p>-0.019154</text:p>
                <draw:g>
                  <svg:desc>Sheet1.I2:Sheet1.I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-0.04549">
                <text:p>-0.0454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  <table:table-cell office:value-type="float" office:value="-0.079009">
                <text:p>-0.07900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">
                <text:p>0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">
                <text:p>0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">
                <text:p>0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">
                <text:p>0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">
                <text:p>0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">
                <text:p>0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">
                <text:p>0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">
                <text:p>0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">
                <text:p>0</text:p>
              </table:table-cell>
              <table:table-cell office:value-type="float" office:value="-0.021548">
                <text:p>-0.02154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">
                <text:p>0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">
                <text:p>0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0.04421">
                <text:p>0.04421</text:p>
              </table:table-cell>
              <table:table-cell office:value-type="float" office:value="-0.160412">
                <text:p>-0.16041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055262">
                <text:p>-0.055262</text:p>
              </table:table-cell>
              <table:table-cell office:value-type="float" office:value="-0.37589">
                <text:p>-0.375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">
                <text:p>0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">
                <text:p>0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061167">
                <text:p>0.061167</text:p>
              </table:table-cell>
              <table:table-cell office:value-type="float" office:value="-0.833182">
                <text:p>-0.83318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076458">
                <text:p>-0.076458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038692">
                <text:p>0.038692</text:p>
              </table:table-cell>
              <table:table-cell office:value-type="float" office:value="0.337582">
                <text:p>0.33758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.943744">
                <text:p>0.943744</text:p>
              </table:table-cell>
              <table:table-cell office:value-type="float" office:value="-0.490811">
                <text:p>-0.4908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220375">
                <text:p>-0.220375</text:p>
              </table:table-cell>
              <table:table-cell office:value-type="float" office:value="0.833182">
                <text:p>0.8331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.706546">
                <text:p>0.706546</text:p>
              </table:table-cell>
              <table:table-cell office:value-type="float" office:value="-0.174777">
                <text:p>-0.1747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-0.25402">
                <text:p>-0.25402</text:p>
              </table:table-cell>
              <table:table-cell office:value-type="float" office:value="0.258574">
                <text:p>0.2585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.807481">
                <text:p>0.807481</text:p>
              </table:table-cell>
              <table:table-cell office:value-type="float" office:value="-0.325611">
                <text:p>-0.3256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132241">
                <text:p>-0.132241</text:p>
              </table:table-cell>
              <table:table-cell office:value-type="float" office:value="0.371101">
                <text:p>0.37110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1.133628">
                <text:p>1.133628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-0.274207">
                <text:p>-0.274207</text:p>
              </table:table-cell>
              <table:table-cell office:value-type="float" office:value="1.086967">
                <text:p>1.0869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701499">
                <text:p>0.701499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204394">
                <text:p>-0.204394</text:p>
              </table:table-cell>
              <table:table-cell office:value-type="float" office:value="0.287304">
                <text:p>0.28730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817575">
                <text:p>0.817575</text:p>
              </table:table-cell>
              <table:table-cell office:value-type="float" office:value="0.241814">
                <text:p>0.2418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173205">
                <text:p>-0.173205</text:p>
              </table:table-cell>
              <table:table-cell office:value-type="float" office:value="-0.830788">
                <text:p>-0.83078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012491">
                <text:p>-0.012491</text:p>
              </table:table-cell>
              <table:table-cell office:value-type="float" office:value="0.371101">
                <text:p>0.37110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0.031122">
                <text:p>0.031122</text:p>
              </table:table-cell>
              <table:table-cell office:value-type="float" office:value="0.289698">
                <text:p>0.28969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701499">
                <text:p>0.701499</text:p>
              </table:table-cell>
              <table:table-cell office:value-type="float" office:value="0.050278">
                <text:p>0.05027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203553">
                <text:p>-0.203553</text:p>
              </table:table-cell>
              <table:table-cell office:value-type="float" office:value="0.593762">
                <text:p>0.59376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686359">
                <text:p>0.686359</text:p>
              </table:table-cell>
              <table:table-cell office:value-type="float" office:value="0.136469">
                <text:p>0.13646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37589">
                <text:p>0.3758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23417">
                <text:p>-0.023417</text:p>
              </table:table-cell>
              <table:table-cell office:value-type="float" office:value="0.114922">
                <text:p>0.1149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019493">
                <text:p>0.019493</text:p>
              </table:table-cell>
              <table:table-cell office:value-type="float" office:value="0.289698">
                <text:p>0.2896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791079">
                <text:p>0.791079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232151">
                <text:p>-0.232151</text:p>
              </table:table-cell>
              <table:table-cell office:value-type="float" office:value="0.320823">
                <text:p>0.3208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040576">
                <text:p>-0.040576</text:p>
              </table:table-cell>
              <table:table-cell office:value-type="float" office:value="0.749385">
                <text:p>0.7493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007949">
                <text:p>-0.007949</text:p>
              </table:table-cell>
              <table:table-cell office:value-type="float" office:value="-0.610521">
                <text:p>-0.61052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658602">
                <text:p>0.658602</text:p>
              </table:table-cell>
              <table:table-cell office:value-type="float" office:value="0.268151">
                <text:p>0.26815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135316">
                <text:p>-0.135316</text:p>
              </table:table-cell>
              <table:table-cell office:value-type="float" office:value="0.885855">
                <text:p>0.8858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-0.016427">
                <text:p>-0.016427</text:p>
              </table:table-cell>
              <table:table-cell office:value-type="float" office:value="0.071826">
                <text:p>0.07182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0.028262">
                <text:p>0.028262</text:p>
              </table:table-cell>
              <table:table-cell office:value-type="float" office:value="0.308852">
                <text:p>0.30885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469348">
                <text:p>0.469348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132898">
                <text:p>-0.132898</text:p>
              </table:table-cell>
              <table:table-cell office:value-type="float" office:value="0.311246">
                <text:p>0.311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595517">
                <text:p>0.595517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20187">
                <text:p>-0.20187</text:p>
              </table:table-cell>
              <table:table-cell office:value-type="float" office:value="0.409408">
                <text:p>0.4094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024603">
                <text:p>-0.024603</text:p>
              </table:table-cell>
              <table:table-cell office:value-type="float" office:value="-0.162806">
                <text:p>-0.1628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017866">
                <text:p>0.017866</text:p>
              </table:table-cell>
              <table:table-cell office:value-type="float" office:value="0.241814">
                <text:p>0.24181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1.038623">
                <text:p>1.038623</text:p>
              </table:table-cell>
              <table:table-cell office:value-type="float" office:value="0.287304">
                <text:p>0.2873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30617">
                <text:p>-0.30617</text:p>
              </table:table-cell>
              <table:table-cell office:value-type="float" office:value="-0.773327">
                <text:p>-0.77332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736827">
                <text:p>0.736827</text:p>
              </table:table-cell>
              <table:table-cell office:value-type="float" office:value="0.586579">
                <text:p>0.58657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259067">
                <text:p>-0.259067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-0.031122">
                <text:p>-0.031122</text:p>
              </table:table-cell>
              <table:table-cell office:value-type="float" office:value="0.253785">
                <text:p>0.2537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020187">
                <text:p>0.020187</text:p>
              </table:table-cell>
              <table:table-cell office:value-type="float" office:value="-0.675165">
                <text:p>-0.6751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691406">
                <text:p>0.691406</text:p>
              </table:table-cell>
              <table:table-cell office:value-type="float" office:value="0.476446">
                <text:p>0.4764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206917">
                <text:p>-0.206917</text:p>
              </table:table-cell>
              <table:table-cell office:value-type="float" office:value="-0.395043">
                <text:p>-0.3950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52991">
                <text:p>0.52991</text:p>
              </table:table-cell>
              <table:table-cell office:value-type="float" office:value="-1.113304">
                <text:p>-1.1133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156134">
                <text:p>-0.156134</text:p>
              </table:table-cell>
              <table:table-cell office:value-type="float" office:value="-0.241814">
                <text:p>-0.24181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533695">
                <text:p>0.533695</text:p>
              </table:table-cell>
              <table:table-cell office:value-type="float" office:value="-0.275333">
                <text:p>-0.27533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081263">
                <text:p>-0.081263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003184">
                <text:p>-0.003184</text:p>
              </table:table-cell>
              <table:table-cell office:value-type="float" office:value="0.141258">
                <text:p>0.1412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0.079907">
                <text:p>0.079907</text:p>
              </table:table-cell>
              <table:table-cell office:value-type="float" office:value="-0.452504">
                <text:p>-0.4525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52991">
                <text:p>0.52991</text:p>
              </table:table-cell>
              <table:table-cell office:value-type="float" office:value="0.316035">
                <text:p>0.3160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176006">
                <text:p>-0.176006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582901">
                <text:p>0.582901</text:p>
              </table:table-cell>
              <table:table-cell office:value-type="float" office:value="1.015141">
                <text:p>1.01514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17159">
                <text:p>-0.17159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635892">
                <text:p>0.635892</text:p>
              </table:table-cell>
              <table:table-cell office:value-type="float" office:value="0.373495">
                <text:p>0.37349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162758">
                <text:p>-0.162758</text:p>
              </table:table-cell>
              <table:table-cell office:value-type="float" office:value="-0.265756">
                <text:p>-0.26575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002839">
                <text:p>0.002839</text:p>
              </table:table-cell>
              <table:table-cell office:value-type="float" office:value="-0.610521">
                <text:p>-0.6105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.00757">
                <text:p>0.00757</text:p>
              </table:table-cell>
              <table:table-cell office:value-type="float" office:value="0.138864">
                <text:p>0.13886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866781">
                <text:p>0.866781</text:p>
              </table:table-cell>
              <table:table-cell office:value-type="float" office:value="0.636858">
                <text:p>0.63685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185317">
                <text:p>-0.185317</text:p>
              </table:table-cell>
              <table:table-cell office:value-type="float" office:value="1.074996">
                <text:p>1.0749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-0.013437">
                <text:p>-0.013437</text:p>
              </table:table-cell>
              <table:table-cell office:value-type="float" office:value="-0.696713">
                <text:p>-0.6967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008516">
                <text:p>0.008516</text:p>
              </table:table-cell>
              <table:table-cell office:value-type="float" office:value="0.474052">
                <text:p>0.47405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810005">
                <text:p>0.810005</text:p>
              </table:table-cell>
              <table:table-cell office:value-type="float" office:value="0.727837">
                <text:p>0.72783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057156">
                <text:p>-0.057156</text:p>
              </table:table-cell>
              <table:table-cell office:value-type="float" office:value="0.275333">
                <text:p>0.275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.683984">
                <text:p>0.683984</text:p>
              </table:table-cell>
              <table:table-cell office:value-type="float" office:value="-0.033519">
                <text:p>-0.0335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54358">
                <text:p>-0.054358</text:p>
              </table:table-cell>
              <table:table-cell office:value-type="float" office:value="-0.057461">
                <text:p>-0.0574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0.939959">
                <text:p>0.939959</text:p>
              </table:table-cell>
              <table:table-cell office:value-type="float" office:value="1.000776">
                <text:p>1.0007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220375">
                <text:p>-0.220375</text:p>
              </table:table-cell>
              <table:table-cell office:value-type="float" office:value="0.679953">
                <text:p>0.67995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736827">
                <text:p>0.736827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206286">
                <text:p>-0.206286</text:p>
              </table:table-cell>
              <table:table-cell office:value-type="float" office:value="0.85473">
                <text:p>0.854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0.779724">
                <text:p>0.779724</text:p>
              </table:table-cell>
              <table:table-cell office:value-type="float" office:value="0.268151">
                <text:p>0.26815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230469">
                <text:p>-0.230469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2208">
                <text:p>-0.02208</text:p>
              </table:table-cell>
              <table:table-cell office:value-type="float" office:value="-0.110133">
                <text:p>-0.1101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779724">
                <text:p>0.779724</text:p>
              </table:table-cell>
              <table:table-cell office:value-type="float" office:value="0.454898">
                <text:p>0.45489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19777">
                <text:p>-0.19777</text:p>
              </table:table-cell>
              <table:table-cell office:value-type="float" office:value="-0.160412">
                <text:p>-0.16041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8365">
                <text:p>0.8365</text:p>
              </table:table-cell>
              <table:table-cell office:value-type="float" office:value="0.488417">
                <text:p>0.48841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248973">
                <text:p>-0.248973</text:p>
              </table:table-cell>
              <table:table-cell office:value-type="float" office:value="-0.550666">
                <text:p>-0.55066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792341">
                <text:p>0.792341</text:p>
              </table:table-cell>
              <table:table-cell office:value-type="float" office:value="0.562637">
                <text:p>0.56263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248973">
                <text:p>-0.248973</text:p>
              </table:table-cell>
              <table:table-cell office:value-type="float" office:value="-0.864307">
                <text:p>-0.8643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656079">
                <text:p>0.656079</text:p>
              </table:table-cell>
              <table:table-cell office:value-type="float" office:value="0.220267">
                <text:p>0.2202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178655">
                <text:p>-0.178655</text:p>
              </table:table-cell>
              <table:table-cell office:value-type="float" office:value="0.665588">
                <text:p>0.66558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0.08243">
                <text:p>0.08243</text:p>
              </table:table-cell>
              <table:table-cell office:value-type="float" office:value="-0.823605">
                <text:p>-0.82360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797388">
                <text:p>0.797388</text:p>
              </table:table-cell>
              <table:table-cell office:value-type="float" office:value="0.292093">
                <text:p>0.2920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285983">
                <text:p>-0.285983</text:p>
              </table:table-cell>
              <table:table-cell office:value-type="float" office:value="0.098162">
                <text:p>0.09816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.721686">
                <text:p>0.721686</text:p>
              </table:table-cell>
              <table:table-cell office:value-type="float" office:value="0.351948">
                <text:p>0.35194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23888">
                <text:p>-0.23888</text:p>
              </table:table-cell>
              <table:table-cell office:value-type="float" office:value="0.102951">
                <text:p>0.10295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701499">
                <text:p>0.701499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165332">
                <text:p>-0.165332</text:p>
              </table:table-cell>
              <table:table-cell office:value-type="float" office:value="-0.497994">
                <text:p>-0.4979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07772">
                <text:p>-0.07772</text:p>
              </table:table-cell>
              <table:table-cell office:value-type="float" office:value="0.117316">
                <text:p>0.11731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">
                <text:p>0</text:p>
              </table:table-cell>
              <table:table-cell office:value-type="float" office:value="0.177171">
                <text:p>0.1771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">
                <text:p>0</text:p>
              </table:table-cell>
              <table:table-cell office:value-type="float" office:value="0.095768">
                <text:p>0.09576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">
                <text:p>0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">
                <text:p>0</text:p>
              </table:table-cell>
              <table:table-cell office:value-type="float" office:value="0.160412">
                <text:p>0.1604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">
                <text:p>0</text:p>
              </table:table-cell>
              <table:table-cell office:value-type="float" office:value="0.160412">
                <text:p>0.16041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">
                <text:p>0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">
                <text:p>0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">
                <text:p>0</text:p>
              </table:table-cell>
              <table:table-cell office:value-type="float" office:value="0.136469">
                <text:p>0.1364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">
                <text:p>0</text:p>
              </table:table-cell>
              <table:table-cell office:value-type="float" office:value="0.076614">
                <text:p>0.07661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">
                <text:p>0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">
                <text:p>0</text:p>
              </table:table-cell>
              <table:table-cell office:value-type="float" office:value="0.126893">
                <text:p>0.12689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">
                <text:p>0</text:p>
              </table:table-cell>
              <table:table-cell office:value-type="float" office:value="0.124498">
                <text:p>0.12449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">
                <text:p>0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0.030281">
                <text:p>0.030281</text:p>
              </table:table-cell>
              <table:table-cell office:value-type="float" office:value="0.174777">
                <text:p>0.17477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139627">
                <text:p>0.139627</text:p>
              </table:table-cell>
              <table:table-cell office:value-type="float" office:value="0.237026">
                <text:p>0.2370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0.898323">
                <text:p>0.898323</text:p>
              </table:table-cell>
              <table:table-cell office:value-type="float" office:value="-0.229843">
                <text:p>-0.2298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361684">
                <text:p>-0.361684</text:p>
              </table:table-cell>
              <table:table-cell office:value-type="float" office:value="0.270545">
                <text:p>0.2705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630845">
                <text:p>0.630845</text:p>
              </table:table-cell>
              <table:table-cell office:value-type="float" office:value="0.203507">
                <text:p>0.2035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210282">
                <text:p>-0.210282</text:p>
              </table:table-cell>
              <table:table-cell office:value-type="float" office:value="0.418985">
                <text:p>0.4189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0.615704">
                <text:p>0.615704</text:p>
              </table:table-cell>
              <table:table-cell office:value-type="float" office:value="0.282516">
                <text:p>0.2825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16465">
                <text:p>-0.16465</text:p>
              </table:table-cell>
              <table:table-cell office:value-type="float" office:value="0.402226">
                <text:p>0.40222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628321">
                <text:p>0.628321</text:p>
              </table:table-cell>
              <table:table-cell office:value-type="float" office:value="0.150835">
                <text:p>0.15083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200188">
                <text:p>-0.200188</text:p>
              </table:table-cell>
              <table:table-cell office:value-type="float" office:value="0.37589">
                <text:p>0.3758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509723">
                <text:p>0.509723</text:p>
              </table:table-cell>
              <table:table-cell office:value-type="float" office:value="0.342371">
                <text:p>0.3423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163179">
                <text:p>-0.163179</text:p>
              </table:table-cell>
              <table:table-cell office:value-type="float" office:value="0.830788">
                <text:p>0.83078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-0.011986">
                <text:p>-0.011986</text:p>
              </table:table-cell>
              <table:table-cell office:value-type="float" office:value="0.378284">
                <text:p>0.3782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613181">
                <text:p>0.613181</text:p>
              </table:table-cell>
              <table:table-cell office:value-type="float" office:value="0.588974">
                <text:p>0.5889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183366">
                <text:p>-0.183366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.504676">
                <text:p>0.504676</text:p>
              </table:table-cell>
              <table:table-cell office:value-type="float" office:value="0.371101">
                <text:p>0.37110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143833">
                <text:p>-0.143833</text:p>
              </table:table-cell>
              <table:table-cell office:value-type="float" office:value="-0.217872">
                <text:p>-0.2178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54505">
                <text:p>0.54505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14972">
                <text:p>-0.14972</text:p>
              </table:table-cell>
              <table:table-cell office:value-type="float" office:value="-0.306458">
                <text:p>-0.3064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540003">
                <text:p>0.540003</text:p>
              </table:table-cell>
              <table:table-cell office:value-type="float" office:value="0.629675">
                <text:p>0.6296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188412">
                <text:p>-0.188412</text:p>
              </table:table-cell>
              <table:table-cell office:value-type="float" office:value="-0.533907">
                <text:p>-0.53390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595517">
                <text:p>0.595517</text:p>
              </table:table-cell>
              <table:table-cell office:value-type="float" office:value="0.572214">
                <text:p>0.57221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-0.200188">
                <text:p>-0.200188</text:p>
              </table:table-cell>
              <table:table-cell office:value-type="float" office:value="0.169988">
                <text:p>0.169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05362">
                <text:p>0.005362</text:p>
              </table:table-cell>
              <table:table-cell office:value-type="float" office:value="-0.593762">
                <text:p>-0.5937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80622">
                <text:p>0.80622</text:p>
              </table:table-cell>
              <table:table-cell office:value-type="float" office:value="0.591368">
                <text:p>0.5913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207233">
                <text:p>-0.207233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783509">
                <text:p>0.783509</text:p>
              </table:table-cell>
              <table:table-cell office:value-type="float" office:value="0.555455">
                <text:p>0.55545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-0.193038">
                <text:p>-0.193038</text:p>
              </table:table-cell>
              <table:table-cell office:value-type="float" office:value="0.462081">
                <text:p>0.4620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908416">
                <text:p>0.908416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148931">
                <text:p>-0.148931</text:p>
              </table:table-cell>
              <table:table-cell office:value-type="float" office:value="0.227449">
                <text:p>0.2274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860833">
                <text:p>0.860833</text:p>
              </table:table-cell>
              <table:table-cell office:value-type="float" office:value="0.538695">
                <text:p>0.5386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244209">
                <text:p>-0.24420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26811">
                <text:p>-0.026811</text:p>
              </table:table-cell>
              <table:table-cell office:value-type="float" office:value="0.201113">
                <text:p>0.20111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-0.002839">
                <text:p>-0.002839</text:p>
              </table:table-cell>
              <table:table-cell office:value-type="float" office:value="-0.186748">
                <text:p>-0.18674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840285">
                <text:p>0.840285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207233">
                <text:p>-0.207233</text:p>
              </table:table-cell>
              <table:table-cell office:value-type="float" office:value="-0.462081">
                <text:p>-0.4620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874351">
                <text:p>0.874351</text:p>
              </table:table-cell>
              <table:table-cell office:value-type="float" office:value="-0.227449">
                <text:p>-0.22744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-0.187739">
                <text:p>-0.187739</text:p>
              </table:table-cell>
              <table:table-cell office:value-type="float" office:value="0.155623">
                <text:p>0.1556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05215">
                <text:p>0.05215</text:p>
              </table:table-cell>
              <table:table-cell office:value-type="float" office:value="-0.720655">
                <text:p>-0.72065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797388">
                <text:p>0.797388</text:p>
              </table:table-cell>
              <table:table-cell office:value-type="float" office:value="0.215478">
                <text:p>0.21547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264114">
                <text:p>-0.264114</text:p>
              </table:table-cell>
              <table:table-cell office:value-type="float" office:value="-0.052672">
                <text:p>-0.05267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701499">
                <text:p>0.701499</text:p>
              </table:table-cell>
              <table:table-cell office:value-type="float" office:value="-0.584185">
                <text:p>-0.58418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243927">
                <text:p>-0.243927</text:p>
              </table:table-cell>
              <table:table-cell office:value-type="float" office:value="0.177171">
                <text:p>0.17717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0.686359">
                <text:p>0.686359</text:p>
              </table:table-cell>
              <table:table-cell office:value-type="float" office:value="-0.428562">
                <text:p>-0.42856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-0.225422">
                <text:p>-0.225422</text:p>
              </table:table-cell>
              <table:table-cell office:value-type="float" office:value="0.105345">
                <text:p>0.1053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721686">
                <text:p>0.721686</text:p>
              </table:table-cell>
              <table:table-cell office:value-type="float" office:value="-0.069432">
                <text:p>-0.0694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202501">
                <text:p>-0.202501</text:p>
              </table:table-cell>
              <table:table-cell office:value-type="float" office:value="-0.134075">
                <text:p>-0.13407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.855425">
                <text:p>0.855425</text:p>
              </table:table-cell>
              <table:table-cell office:value-type="float" office:value="-1.156399">
                <text:p>-1.1563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213856">
                <text:p>-0.213856</text:p>
              </table:table-cell>
              <table:table-cell office:value-type="float" office:value="-0.821211">
                <text:p>-0.8212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840285">
                <text:p>0.840285</text:p>
              </table:table-cell>
              <table:table-cell office:value-type="float" office:value="0.110133">
                <text:p>0.11013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-0.209125">
                <text:p>-0.209125</text:p>
              </table:table-cell>
              <table:table-cell office:value-type="float" office:value="0.191536">
                <text:p>0.1915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07991">
                <text:p>0.007991</text:p>
              </table:table-cell>
              <table:table-cell office:value-type="float" office:value="-0.25618">
                <text:p>-0.256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025234">
                <text:p>-0.025234</text:p>
              </table:table-cell>
              <table:table-cell office:value-type="float" office:value="-0.043096">
                <text:p>-0.0430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05421">
                <text:p>-0.005421</text:p>
              </table:table-cell>
              <table:table-cell office:value-type="float" office:value="-0.591368">
                <text:p>-0.59136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730098">
                <text:p>0.730098</text:p>
              </table:table-cell>
              <table:table-cell office:value-type="float" office:value="0.339977">
                <text:p>0.33997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90095">
                <text:p>-0.190095</text:p>
              </table:table-cell>
              <table:table-cell office:value-type="float" office:value="-0.196325">
                <text:p>-0.1963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019241">
                <text:p>-0.019241</text:p>
              </table:table-cell>
              <table:table-cell office:value-type="float" office:value="-0.09098">
                <text:p>-0.0909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02574">
                <text:p>-0.002574</text:p>
              </table:table-cell>
              <table:table-cell office:value-type="float" office:value="-0.009577">
                <text:p>-0.0095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.017411">
                <text:p>0.017411</text:p>
              </table:table-cell>
              <table:table-cell office:value-type="float" office:value="-0.150835">
                <text:p>-0.1508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908416">
                <text:p>0.908416</text:p>
              </table:table-cell>
              <table:table-cell office:value-type="float" office:value="0.169988">
                <text:p>0.16998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265796">
                <text:p>-0.265796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706546">
                <text:p>0.706546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-0.245609">
                <text:p>-0.245609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464302">
                <text:p>0.464302</text:p>
              </table:table-cell>
              <table:table-cell office:value-type="float" office:value="0.272939">
                <text:p>0.2729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178319">
                <text:p>-0.178319</text:p>
              </table:table-cell>
              <table:table-cell office:value-type="float" office:value="0.093374">
                <text:p>0.09337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.610658">
                <text:p>0.610658</text:p>
              </table:table-cell>
              <table:table-cell office:value-type="float" office:value="-0.155623">
                <text:p>-0.1556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143833">
                <text:p>-0.143833</text:p>
              </table:table-cell>
              <table:table-cell office:value-type="float" office:value="0.37589">
                <text:p>0.3758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-0.023657">
                <text:p>-0.023657</text:p>
              </table:table-cell>
              <table:table-cell office:value-type="float" office:value="0.160412">
                <text:p>0.16041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023657">
                <text:p>0.023657</text:p>
              </table:table-cell>
              <table:table-cell office:value-type="float" office:value="0.869095">
                <text:p>0.8690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878136">
                <text:p>0.878136</text:p>
              </table:table-cell>
              <table:table-cell office:value-type="float" office:value="0.553061">
                <text:p>0.55306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279254">
                <text:p>-0.279254</text:p>
              </table:table-cell>
              <table:table-cell office:value-type="float" office:value="0.517148">
                <text:p>0.51714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71664">
                <text:p>0.71664</text:p>
              </table:table-cell>
              <table:table-cell office:value-type="float" office:value="-0.112527">
                <text:p>-0.1125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-0.115681">
                <text:p>-0.115681</text:p>
              </table:table-cell>
              <table:table-cell office:value-type="float" office:value="0.514753">
                <text:p>0.51475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32646">
                <text:p>0.032646</text:p>
              </table:table-cell>
              <table:table-cell office:value-type="float" office:value="0.227449">
                <text:p>0.22744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794864">
                <text:p>0.794864</text:p>
              </table:table-cell>
              <table:table-cell office:value-type="float" office:value="0.725443">
                <text:p>0.72544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23888">
                <text:p>-0.23888</text:p>
              </table:table-cell>
              <table:table-cell office:value-type="float" office:value="-0.292093">
                <text:p>-0.2920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76206">
                <text:p>0.76206</text:p>
              </table:table-cell>
              <table:table-cell office:value-type="float" office:value="0.878672">
                <text:p>0.8786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-0.204394">
                <text:p>-0.204394</text:p>
              </table:table-cell>
              <table:table-cell office:value-type="float" office:value="0.545878">
                <text:p>0.54587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817575">
                <text:p>0.817575</text:p>
              </table:table-cell>
              <table:table-cell office:value-type="float" office:value="0.169988">
                <text:p>0.16998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-0.240562">
                <text:p>-0.240562</text:p>
              </table:table-cell>
              <table:table-cell office:value-type="float" office:value="0.845153">
                <text:p>0.84515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.691406">
                <text:p>0.691406</text:p>
              </table:table-cell>
              <table:table-cell office:value-type="float" office:value="-0.447716">
                <text:p>-0.44771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136469">
                <text:p>-0.13646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671219">
                <text:p>0.671219</text:p>
              </table:table-cell>
              <table:table-cell office:value-type="float" office:value="-0.354342">
                <text:p>-0.35434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-0.280936">
                <text:p>-0.280936</text:p>
              </table:table-cell>
              <table:table-cell office:value-type="float" office:value="0.026336">
                <text:p>0.0263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.585424">
                <text:p>0.585424</text:p>
              </table:table-cell>
              <table:table-cell office:value-type="float" office:value="0.517148">
                <text:p>0.51714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081616">
                <text:p>-0.081616</text:p>
              </table:table-cell>
              <table:table-cell office:value-type="float" office:value="-0.426168">
                <text:p>-0.42616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1.076852">
                <text:p>1.076852</text:p>
              </table:table-cell>
              <table:table-cell office:value-type="float" office:value="-0.380678">
                <text:p>-0.38067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260223">
                <text:p>-0.260223</text:p>
              </table:table-cell>
              <table:table-cell office:value-type="float" office:value="0.653617">
                <text:p>0.65361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47524">
                <text:p>0.047524</text:p>
              </table:table-cell>
              <table:table-cell office:value-type="float" office:value="-0.318429">
                <text:p>-0.31842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-0.020793">
                <text:p>-0.020793</text:p>
              </table:table-cell>
              <table:table-cell office:value-type="float" office:value="0.205901">
                <text:p>0.205901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896304">
                <text:p>0.896304</text:p>
              </table:table-cell>
              <table:table-cell office:value-type="float" office:value="0.023942">
                <text:p>0.02394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250656">
                <text:p>-0.250656</text:p>
              </table:table-cell>
              <table:table-cell office:value-type="float" office:value="-1.077391">
                <text:p>-1.07739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736827">
                <text:p>0.736827</text:p>
              </table:table-cell>
              <table:table-cell office:value-type="float" office:value="0.519542">
                <text:p>0.51954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259067">
                <text:p>-0.259067</text:p>
              </table:table-cell>
              <table:table-cell office:value-type="float" office:value="-0.560243">
                <text:p>-0.56024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74692">
                <text:p>0.74692</text:p>
              </table:table-cell>
              <table:table-cell office:value-type="float" office:value="0.136469">
                <text:p>0.136469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195877">
                <text:p>-0.195877</text:p>
              </table:table-cell>
              <table:table-cell office:value-type="float" office:value="-0.76375">
                <text:p>-0.76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82893">
                <text:p>0.82893</text:p>
              </table:table-cell>
              <table:table-cell office:value-type="float" office:value="1.046266">
                <text:p>1.0462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248973">
                <text:p>-0.248973</text:p>
              </table:table-cell>
              <table:table-cell office:value-type="float" office:value="-0.122104">
                <text:p>-0.12210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792341">
                <text:p>0.792341</text:p>
              </table:table-cell>
              <table:table-cell office:value-type="float" office:value="-0.407014">
                <text:p>-0.40701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-0.274207">
                <text:p>-0.274207</text:p>
              </table:table-cell>
              <table:table-cell office:value-type="float" office:value="0.220267">
                <text:p>0.2202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686359">
                <text:p>0.686359</text:p>
              </table:table-cell>
              <table:table-cell office:value-type="float" office:value="-0.136469">
                <text:p>-0.13646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188307">
                <text:p>-0.188307</text:p>
              </table:table-cell>
              <table:table-cell office:value-type="float" office:value="-0.782904">
                <text:p>-0.782904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753229">
                <text:p>0.753229</text:p>
              </table:table-cell>
              <table:table-cell office:value-type="float" office:value="0.414197">
                <text:p>0.4141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225422">
                <text:p>-0.225422</text:p>
              </table:table-cell>
              <table:table-cell office:value-type="float" office:value="-0.725443">
                <text:p>-0.72544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721686">
                <text:p>0.721686</text:p>
              </table:table-cell>
              <table:table-cell office:value-type="float" office:value="0.040701">
                <text:p>0.04070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23888">
                <text:p>-0.23888</text:p>
              </table:table-cell>
              <table:table-cell office:value-type="float" office:value="-0.11971">
                <text:p>-0.1197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.76206">
                <text:p>0.76206</text:p>
              </table:table-cell>
              <table:table-cell office:value-type="float" office:value="-1.170765">
                <text:p>-1.170765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208179">
                <text:p>-0.208179</text:p>
              </table:table-cell>
              <table:table-cell office:value-type="float" office:value="-0.706289">
                <text:p>-0.70628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862996">
                <text:p>0.862996</text:p>
              </table:table-cell>
              <table:table-cell office:value-type="float" office:value="-0.007183">
                <text:p>-0.00718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255702">
                <text:p>-0.255702</text:p>
              </table:table-cell>
              <table:table-cell office:value-type="float" office:value="-0.126893">
                <text:p>-0.12689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721686">
                <text:p>0.721686</text:p>
              </table:table-cell>
              <table:table-cell office:value-type="float" office:value="-0.114922">
                <text:p>-0.11492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250656">
                <text:p>-0.250656</text:p>
              </table:table-cell>
              <table:table-cell office:value-type="float" office:value="0.457292">
                <text:p>0.45729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023972">
                <text:p>-0.023972</text:p>
              </table:table-cell>
              <table:table-cell office:value-type="float" office:value="-0.153229">
                <text:p>-0.15322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847855">
                <text:p>0.847855</text:p>
              </table:table-cell>
              <table:table-cell office:value-type="float" office:value="0.354342">
                <text:p>0.35434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250656">
                <text:p>-0.250656</text:p>
              </table:table-cell>
              <table:table-cell office:value-type="float" office:value="0.227449">
                <text:p>0.22744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751967">
                <text:p>0.751967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240562">
                <text:p>-0.240562</text:p>
              </table:table-cell>
              <table:table-cell office:value-type="float" office:value="-0.117316">
                <text:p>-0.11731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44613">
                <text:p>-0.044613</text:p>
              </table:table-cell>
              <table:table-cell office:value-type="float" office:value="0.114922">
                <text:p>0.11492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0.672228">
                <text:p>0.672228</text:p>
              </table:table-cell>
              <table:table-cell office:value-type="float" office:value="-0.198719">
                <text:p>-0.19871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195141">
                <text:p>-0.195141</text:p>
              </table:table-cell>
              <table:table-cell office:value-type="float" office:value="-0.179565">
                <text:p>-0.17956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540003">
                <text:p>0.540003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123961">
                <text:p>-0.123961</text:p>
              </table:table-cell>
              <table:table-cell office:value-type="float" office:value="-0.141258">
                <text:p>-0.14125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.81379">
                <text:p>0.81379</text:p>
              </table:table-cell>
              <table:table-cell office:value-type="float" office:value="0.363919">
                <text:p>0.36391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-0.250656">
                <text:p>-0.250656</text:p>
              </table:table-cell>
              <table:table-cell office:value-type="float" office:value="0.390255">
                <text:p>0.3902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.706546">
                <text:p>0.706546</text:p>
              </table:table-cell>
              <table:table-cell office:value-type="float" office:value="-0.1652">
                <text:p>-0.165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-0.192092">
                <text:p>-0.192092</text:p>
              </table:table-cell>
              <table:table-cell office:value-type="float" office:value="0.64404">
                <text:p>0.6440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81379">
                <text:p>0.81379</text:p>
              </table:table-cell>
              <table:table-cell office:value-type="float" office:value="-0.203507">
                <text:p>-0.20350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-0.245609">
                <text:p>-0.245609</text:p>
              </table:table-cell>
              <table:table-cell office:value-type="float" office:value="-0.667982">
                <text:p>-0.66798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0.797388">
                <text:p>0.797388</text:p>
              </table:table-cell>
              <table:table-cell office:value-type="float" office:value="0.155623">
                <text:p>0.1556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-0.265796">
                <text:p>-0.265796</text:p>
              </table:table-cell>
              <table:table-cell office:value-type="float" office:value="0.732626">
                <text:p>0.73262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.645985">
                <text:p>0.645985</text:p>
              </table:table-cell>
              <table:table-cell office:value-type="float" office:value="0.095768">
                <text:p>0.09576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-0.181683">
                <text:p>-0.181683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-0.004731">
                <text:p>-0.004731</text:p>
              </table:table-cell>
              <table:table-cell office:value-type="float" office:value="0.038307">
                <text:p>0.03830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-0.011355">
                <text:p>-0.011355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893276">
                <text:p>0.893276</text:p>
              </table:table-cell>
              <table:table-cell office:value-type="float" office:value="-0.253785">
                <text:p>-0.253785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-0.229943">
                <text:p>-0.229943</text:p>
              </table:table-cell>
              <table:table-cell office:value-type="float" office:value="-0.294487">
                <text:p>-0.29448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.066028">
                <text:p>0.066028</text:p>
              </table:table-cell>
              <table:table-cell office:value-type="float" office:value="0.509965">
                <text:p>0.50996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.842809">
                <text:p>0.842809</text:p>
              </table:table-cell>
              <table:table-cell office:value-type="float" office:value="0.488417">
                <text:p>0.4884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-0.200457">
                <text:p>-0.200457</text:p>
              </table:table-cell>
              <table:table-cell office:value-type="float" office:value="0.02873">
                <text:p>0.0287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.001703">
                <text:p>0.001703</text:p>
              </table:table-cell>
              <table:table-cell office:value-type="float" office:value="-0.102951">
                <text:p>-0.10295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027337">
                <text:p>0.027337</text:p>
              </table:table-cell>
              <table:table-cell office:value-type="float" office:value="0.158017">
                <text:p>0.15801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22004">
                <text:p>-0.022004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.90236">
                <text:p>0.90236</text:p>
              </table:table-cell>
              <table:table-cell office:value-type="float" office:value="-0.476446">
                <text:p>-0.47644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-0.236567">
                <text:p>-0.236567</text:p>
              </table:table-cell>
              <table:table-cell office:value-type="float" office:value="0.1652">
                <text:p>0.165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046262">
                <text:p>0.046262</text:p>
              </table:table-cell>
              <table:table-cell office:value-type="float" office:value="0.591368">
                <text:p>0.59136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-0.002523">
                <text:p>-0.002523</text:p>
              </table:table-cell>
              <table:table-cell office:value-type="float" office:value="0.866701">
                <text:p>0.86670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-0.01514">
                <text:p>-0.01514</text:p>
              </table:table-cell>
              <table:table-cell office:value-type="float" office:value="-0.148441">
                <text:p>-0.14844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.00757">
                <text:p>0.00757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.878136">
                <text:p>0.878136</text:p>
              </table:table-cell>
              <table:table-cell office:value-type="float" office:value="0.464475">
                <text:p>0.46447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-0.240562">
                <text:p>-0.240562</text:p>
              </table:table-cell>
              <table:table-cell office:value-type="float" office:value="0.933739">
                <text:p>0.93373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767107">
                <text:p>0.767107</text:p>
              </table:table-cell>
              <table:table-cell office:value-type="float" office:value="-0.19393">
                <text:p>-0.1939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-0.260749">
                <text:p>-0.260749</text:p>
              </table:table-cell>
              <table:table-cell office:value-type="float" office:value="0.500388">
                <text:p>0.50038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645985">
                <text:p>0.645985</text:p>
              </table:table-cell>
              <table:table-cell office:value-type="float" office:value="0.086191">
                <text:p>0.08619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-0.201555">
                <text:p>-0.201555</text:p>
              </table:table-cell>
              <table:table-cell office:value-type="float" office:value="0.842759">
                <text:p>0.84275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-0.019872">
                <text:p>-0.019872</text:p>
              </table:table-cell>
              <table:table-cell office:value-type="float" office:value="0.093374">
                <text:p>0.09337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.329301">
                <text:p>0.329301</text:p>
              </table:table-cell>
              <table:table-cell office:value-type="float" office:value="0.715866">
                <text:p>0.7158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-0.00757">
                <text:p>-0.00757</text:p>
              </table:table-cell>
              <table:table-cell office:value-type="float" office:value="0.785298">
                <text:p>0.78529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0.001682">
                <text:p>0.001682</text:p>
              </table:table-cell>
              <table:table-cell office:value-type="float" office:value="-0.067038">
                <text:p>-0.06703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645985">
                <text:p>0.645985</text:p>
              </table:table-cell>
              <table:table-cell office:value-type="float" office:value="0.205901">
                <text:p>0.20590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-0.230469">
                <text:p>-0.230469</text:p>
              </table:table-cell>
              <table:table-cell office:value-type="float" office:value="-0.088585">
                <text:p>-0.0885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873089">
                <text:p>0.873089</text:p>
              </table:table-cell>
              <table:table-cell office:value-type="float" office:value="-1.055843">
                <text:p>-1.05584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-0.231835">
                <text:p>-0.231835</text:p>
              </table:table-cell>
              <table:table-cell office:value-type="float" office:value="-0.646434">
                <text:p>-0.64643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80622">
                <text:p>0.80622</text:p>
              </table:table-cell>
              <table:table-cell office:value-type="float" office:value="0.411803">
                <text:p>0.4118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23888">
                <text:p>-0.23888</text:p>
              </table:table-cell>
              <table:table-cell office:value-type="float" office:value="0.229843">
                <text:p>0.22984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71664">
                <text:p>0.71664</text:p>
              </table:table-cell>
              <table:table-cell office:value-type="float" office:value="-0.42138">
                <text:p>-0.4213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.204394">
                <text:p>-0.204394</text:p>
              </table:table-cell>
              <table:table-cell office:value-type="float" office:value="-0.804452">
                <text:p>-0.80445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.802435">
                <text:p>0.802435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.112711">
                <text:p>0.112711</text:p>
              </table:table-cell>
              <table:table-cell office:value-type="float" office:value="-0.502782">
                <text:p>-0.50278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-0.022609">
                <text:p>-0.022609</text:p>
              </table:table-cell>
              <table:table-cell office:value-type="float" office:value="0.237026">
                <text:p>0.23702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02714">
                <text:p>-0.002714</text:p>
              </table:table-cell>
              <table:table-cell office:value-type="float" office:value="0.677559">
                <text:p>0.67755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31029">
                <text:p>0.031029</text:p>
              </table:table-cell>
              <table:table-cell office:value-type="float" office:value="0.725443">
                <text:p>0.72544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-0.009652">
                <text:p>-0.009652</text:p>
              </table:table-cell>
              <table:table-cell office:value-type="float" office:value="0.407014">
                <text:p>0.4070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015443">
                <text:p>0.015443</text:p>
              </table:table-cell>
              <table:table-cell office:value-type="float" office:value="0.416591">
                <text:p>0.41659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040711">
                <text:p>0.040711</text:p>
              </table:table-cell>
              <table:table-cell office:value-type="float" office:value="-0.062249">
                <text:p>-0.06224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640938">
                <text:p>0.640938</text:p>
              </table:table-cell>
              <table:table-cell office:value-type="float" office:value="-0.040701">
                <text:p>-0.04070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-0.208599">
                <text:p>-0.208599</text:p>
              </table:table-cell>
              <table:table-cell office:value-type="float" office:value="-0.603339">
                <text:p>-0.60333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.671219">
                <text:p>0.671219</text:p>
              </table:table-cell>
              <table:table-cell office:value-type="float" office:value="0.40462">
                <text:p>0.4046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-0.225422">
                <text:p>-0.225422</text:p>
              </table:table-cell>
              <table:table-cell office:value-type="float" office:value="-0.086191">
                <text:p>-0.08619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751967">
                <text:p>0.751967</text:p>
              </table:table-cell>
              <table:table-cell office:value-type="float" office:value="0.778116">
                <text:p>0.77811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23888">
                <text:p>-0.23888</text:p>
              </table:table-cell>
              <table:table-cell office:value-type="float" office:value="-0.373495">
                <text:p>-0.373495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76206">
                <text:p>0.76206</text:p>
              </table:table-cell>
              <table:table-cell office:value-type="float" office:value="0.296881">
                <text:p>0.2968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260749">
                <text:p>-0.260749</text:p>
              </table:table-cell>
              <table:table-cell office:value-type="float" office:value="0.361524">
                <text:p>0.3615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0.736827">
                <text:p>0.736827</text:p>
              </table:table-cell>
              <table:table-cell office:value-type="float" office:value="-0.260968">
                <text:p>-0.26096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11944">
                <text:p>-0.11944</text:p>
              </table:table-cell>
              <table:table-cell office:value-type="float" office:value="0.574608">
                <text:p>0.57460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105982">
                <text:p>0.105982</text:p>
              </table:table-cell>
              <table:table-cell office:value-type="float" office:value="-0.45011">
                <text:p>-0.45011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055514">
                <text:p>-0.055514</text:p>
              </table:table-cell>
              <table:table-cell office:value-type="float" office:value="-0.35913">
                <text:p>-0.3591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75701">
                <text:p>-0.075701</text:p>
              </table:table-cell>
              <table:table-cell office:value-type="float" office:value="0.402226">
                <text:p>0.4022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026495">
                <text:p>0.026495</text:p>
              </table:table-cell>
              <table:table-cell office:value-type="float" office:value="0.241814">
                <text:p>0.2418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.075701">
                <text:p>0.075701</text:p>
              </table:table-cell>
              <table:table-cell office:value-type="float" office:value="0.840365">
                <text:p>0.84036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-0.026916">
                <text:p>-0.026916</text:p>
              </table:table-cell>
              <table:table-cell office:value-type="float" office:value="0.392649">
                <text:p>0.39264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-0.100935">
                <text:p>-0.100935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.018774">
                <text:p>0.018774</text:p>
              </table:table-cell>
              <table:table-cell office:value-type="float" office:value="0.318429">
                <text:p>0.3184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-0.002692">
                <text:p>-0.002692</text:p>
              </table:table-cell>
              <table:table-cell office:value-type="float" office:value="-0.304064">
                <text:p>-0.30406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.001682">
                <text:p>0.001682</text:p>
              </table:table-cell>
              <table:table-cell office:value-type="float" office:value="-0.517148">
                <text:p>-0.51714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.003365">
                <text:p>0.003365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">
                <text:p>0</text:p>
              </table:table-cell>
              <table:table-cell office:value-type="float" office:value="-0.035913">
                <text:p>-0.0359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070655">
                <text:p>0.070655</text:p>
              </table:table-cell>
              <table:table-cell office:value-type="float" office:value="0.380678">
                <text:p>0.3806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042393">
                <text:p>-0.042393</text:p>
              </table:table-cell>
              <table:table-cell office:value-type="float" office:value="-0.040701">
                <text:p>-0.04070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">
                <text:p>0</text:p>
              </table:table-cell>
              <table:table-cell office:value-type="float" office:value="0.019154">
                <text:p>0.01915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">
                <text:p>0</text:p>
              </table:table-cell>
              <table:table-cell office:value-type="float" office:value="-0.031125">
                <text:p>-0.031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3.218cm" svg:height="13.75cm" xlink:href=".." xlink:type="simple" chart:class="chart:scatter" chart:style-name="ch1">
        <chart:legend chart:legend-position="end" svg:x="18.064cm" svg:y="6.327cm" style:legend-expansion="high" chart:style-name="ch2"/>
        <chart:plot-area chart:style-name="ch3" table:cell-range-address="Sheet1.A2:Sheet1.A342 Sheet1.H1:Sheet1.H342 Sheet1.J1:Sheet1.J342" chart:data-source-has-labels="row" svg:x="0.914cm" svg:y="1.235cm" svg:width="16.222cm" svg:height="11.82cm">
          <chartooo:coordinate-region svg:x="1.747cm" svg:y="1.435cm" svg:width="14.832cm" svg:height="11.42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342" chart:label-cell-address="Sheet1.H1:Sheet1.H1" chart:class="chart:scatter">
            <chart:domain table:cell-range-address="Sheet1.A2:Sheet1.A342"/>
            <chart:data-point chart:repeated="341"/>
          </chart:series>
          <chart:series chart:style-name="ch7" chart:values-cell-range-address="Sheet1.J2:Sheet1.J342" chart:label-cell-address="Sheet1.J1:Sheet1.J1" chart:class="chart:scatter">
            <chart:data-point chart:repeated="3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342</svg:desc>
                </draw:g>
              </table:table-cell>
              <table:table-cell office:value-type="float" office:value="0">
                <text:p>0</text:p>
                <draw:g>
                  <svg:desc>Sheet1.H2:Sheet1.H342</svg:desc>
                </draw:g>
              </table:table-cell>
              <table:table-cell office:value-type="float" office:value="0">
                <text:p>0</text:p>
                <draw:g>
                  <svg:desc>Sheet1.J2:Sheet1.J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">
                <text:p>0</text:p>
              </table:table-cell>
              <table:table-cell office:value-type="float" office:value="0.028731">
                <text:p>0.0287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0">
                <text:p>0</text:p>
              </table:table-cell>
              <table:table-cell office:value-type="float" office:value="-0.007182">
                <text:p>-0.0071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">
                <text:p>0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">
                <text:p>0</text:p>
              </table:table-cell>
              <table:table-cell office:value-type="float" office:value="-0.026336">
                <text:p>-0.0263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0">
                <text:p>0</text:p>
              </table:table-cell>
              <table:table-cell office:value-type="float" office:value="-0.019153">
                <text:p>-0.0191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0">
                <text:p>0</text:p>
              </table:table-cell>
              <table:table-cell office:value-type="float" office:value="-0.019153">
                <text:p>-0.0191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0">
                <text:p>0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0">
                <text:p>0</text:p>
              </table:table-cell>
              <table:table-cell office:value-type="float" office:value="-0.059855">
                <text:p>-0.0598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">
                <text:p>0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0">
                <text:p>0</text:p>
              </table:table-cell>
              <table:table-cell office:value-type="float" office:value="-0.05746">
                <text:p>-0.057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0">
                <text:p>0</text:p>
              </table:table-cell>
              <table:table-cell office:value-type="float" office:value="-0.009576">
                <text:p>-0.00957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0">
                <text:p>0</text:p>
              </table:table-cell>
              <table:table-cell office:value-type="float" office:value="-0.031124">
                <text:p>-0.0311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0">
                <text:p>0</text:p>
              </table:table-cell>
              <table:table-cell office:value-type="float" office:value="-0.009576">
                <text:p>-0.0095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0">
                <text:p>0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">
                <text:p>0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0">
                <text:p>0</text:p>
              </table:table-cell>
              <table:table-cell office:value-type="float" office:value="-0.02873">
                <text:p>-0.028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">
                <text:p>0</text:p>
              </table:table-cell>
              <table:table-cell office:value-type="float" office:value="0.004789">
                <text:p>0.004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">
                <text:p>0</text:p>
              </table:table-cell>
              <table:table-cell office:value-type="float" office:value="0.026337">
                <text:p>0.0263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">
                <text:p>0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0">
                <text:p>0</text:p>
              </table:table-cell>
              <table:table-cell office:value-type="float" office:value="-0.033518">
                <text:p>-0.0335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">
                <text:p>0</text:p>
              </table:table-cell>
              <table:table-cell office:value-type="float" office:value="0.014366">
                <text:p>0.0143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">
                <text:p>0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">
                <text:p>0</text:p>
              </table:table-cell>
              <table:table-cell office:value-type="float" office:value="0.002395">
                <text:p>0.00239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">
                <text:p>0</text:p>
              </table:table-cell>
              <table:table-cell office:value-type="float" office:value="-0.002394">
                <text:p>-0.00239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0">
                <text:p>0</text:p>
              </table:table-cell>
              <table:table-cell office:value-type="float" office:value="-0.031124">
                <text:p>-0.0311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0">
                <text:p>0</text:p>
              </table:table-cell>
              <table:table-cell office:value-type="float" office:value="-0.033518">
                <text:p>-0.03351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0.04421">
                <text:p>0.04421</text:p>
              </table:table-cell>
              <table:table-cell office:value-type="float" office:value="-0.141258">
                <text:p>-0.1412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055262">
                <text:p>-0.055262</text:p>
              </table:table-cell>
              <table:table-cell office:value-type="float" office:value="-0.356736">
                <text:p>-0.3567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0">
                <text:p>0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">
                <text:p>0</text:p>
              </table:table-cell>
              <table:table-cell office:value-type="float" office:value="0.028731">
                <text:p>0.02873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0.061167">
                <text:p>0.061167</text:p>
              </table:table-cell>
              <table:table-cell office:value-type="float" office:value="-0.814028">
                <text:p>-0.8140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076458">
                <text:p>-0.076458</text:p>
              </table:table-cell>
              <table:table-cell office:value-type="float" office:value="-0.019153">
                <text:p>-0.019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038692">
                <text:p>0.038692</text:p>
              </table:table-cell>
              <table:table-cell office:value-type="float" office:value="0.356736">
                <text:p>0.3567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0.943744">
                <text:p>0.943744</text:p>
              </table:table-cell>
              <table:table-cell office:value-type="float" office:value="-0.471657">
                <text:p>-0.4716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220375">
                <text:p>-0.220375</text:p>
              </table:table-cell>
              <table:table-cell office:value-type="float" office:value="0.852336">
                <text:p>0.8523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.706546">
                <text:p>0.706546</text:p>
              </table:table-cell>
              <table:table-cell office:value-type="float" office:value="-0.155623">
                <text:p>-0.15562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-0.25402">
                <text:p>-0.25402</text:p>
              </table:table-cell>
              <table:table-cell office:value-type="float" office:value="0.277728">
                <text:p>0.2777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.807481">
                <text:p>0.807481</text:p>
              </table:table-cell>
              <table:table-cell office:value-type="float" office:value="-0.306457">
                <text:p>-0.3064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-0.132241">
                <text:p>-0.132241</text:p>
              </table:table-cell>
              <table:table-cell office:value-type="float" office:value="0.390255">
                <text:p>0.3902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1.133628">
                <text:p>1.133628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-0.274207">
                <text:p>-0.274207</text:p>
              </table:table-cell>
              <table:table-cell office:value-type="float" office:value="1.106121">
                <text:p>1.10612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701499">
                <text:p>0.701499</text:p>
              </table:table-cell>
              <table:table-cell office:value-type="float" office:value="0.148441">
                <text:p>0.14844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-0.204394">
                <text:p>-0.204394</text:p>
              </table:table-cell>
              <table:table-cell office:value-type="float" office:value="0.306458">
                <text:p>0.3064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817575">
                <text:p>0.817575</text:p>
              </table:table-cell>
              <table:table-cell office:value-type="float" office:value="0.260968">
                <text:p>0.2609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173205">
                <text:p>-0.173205</text:p>
              </table:table-cell>
              <table:table-cell office:value-type="float" office:value="-0.811634">
                <text:p>-0.8116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-0.012491">
                <text:p>-0.012491</text:p>
              </table:table-cell>
              <table:table-cell office:value-type="float" office:value="0.390255">
                <text:p>0.390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0.031122">
                <text:p>0.031122</text:p>
              </table:table-cell>
              <table:table-cell office:value-type="float" office:value="0.308852">
                <text:p>0.3088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701499">
                <text:p>0.701499</text:p>
              </table:table-cell>
              <table:table-cell office:value-type="float" office:value="0.069432">
                <text:p>0.0694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-0.203553">
                <text:p>-0.203553</text:p>
              </table:table-cell>
              <table:table-cell office:value-type="float" office:value="0.612916">
                <text:p>0.61291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686359">
                <text:p>0.686359</text:p>
              </table:table-cell>
              <table:table-cell office:value-type="float" office:value="0.155623">
                <text:p>0.1556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-0.235515">
                <text:p>-0.235515</text:p>
              </table:table-cell>
              <table:table-cell office:value-type="float" office:value="0.395044">
                <text:p>0.3950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-0.023417">
                <text:p>-0.023417</text:p>
              </table:table-cell>
              <table:table-cell office:value-type="float" office:value="0.134076">
                <text:p>0.1340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019493">
                <text:p>0.019493</text:p>
              </table:table-cell>
              <table:table-cell office:value-type="float" office:value="0.308852">
                <text:p>0.3088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791079">
                <text:p>0.791079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-0.232151">
                <text:p>-0.232151</text:p>
              </table:table-cell>
              <table:table-cell office:value-type="float" office:value="0.339977">
                <text:p>0.33997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-0.040576">
                <text:p>-0.040576</text:p>
              </table:table-cell>
              <table:table-cell office:value-type="float" office:value="0.768539">
                <text:p>0.7685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007949">
                <text:p>-0.007949</text:p>
              </table:table-cell>
              <table:table-cell office:value-type="float" office:value="-0.591367">
                <text:p>-0.5913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658602">
                <text:p>0.658602</text:p>
              </table:table-cell>
              <table:table-cell office:value-type="float" office:value="0.287305">
                <text:p>0.28730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-0.135316">
                <text:p>-0.135316</text:p>
              </table:table-cell>
              <table:table-cell office:value-type="float" office:value="0.905009">
                <text:p>0.90500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-0.016427">
                <text:p>-0.016427</text:p>
              </table:table-cell>
              <table:table-cell office:value-type="float" office:value="0.09098">
                <text:p>0.0909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0.028262">
                <text:p>0.028262</text:p>
              </table:table-cell>
              <table:table-cell office:value-type="float" office:value="0.328006">
                <text:p>0.3280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469348">
                <text:p>0.469348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-0.132898">
                <text:p>-0.132898</text:p>
              </table:table-cell>
              <table:table-cell office:value-type="float" office:value="0.3304">
                <text:p>0.330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595517">
                <text:p>0.595517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-0.20187">
                <text:p>-0.20187</text:p>
              </table:table-cell>
              <table:table-cell office:value-type="float" office:value="0.428562">
                <text:p>0.42856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024603">
                <text:p>-0.024603</text:p>
              </table:table-cell>
              <table:table-cell office:value-type="float" office:value="-0.143652">
                <text:p>-0.14365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017866">
                <text:p>0.017866</text:p>
              </table:table-cell>
              <table:table-cell office:value-type="float" office:value="0.260968">
                <text:p>0.2609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1.038623">
                <text:p>1.038623</text:p>
              </table:table-cell>
              <table:table-cell office:value-type="float" office:value="0.306458">
                <text:p>0.3064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30617">
                <text:p>-0.30617</text:p>
              </table:table-cell>
              <table:table-cell office:value-type="float" office:value="-0.754173">
                <text:p>-0.7541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736827">
                <text:p>0.736827</text:p>
              </table:table-cell>
              <table:table-cell office:value-type="float" office:value="0.605733">
                <text:p>0.6057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259067">
                <text:p>-0.259067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-0.031122">
                <text:p>-0.031122</text:p>
              </table:table-cell>
              <table:table-cell office:value-type="float" office:value="0.272939">
                <text:p>0.27293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020187">
                <text:p>0.020187</text:p>
              </table:table-cell>
              <table:table-cell office:value-type="float" office:value="-0.656011">
                <text:p>-0.6560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691406">
                <text:p>0.691406</text:p>
              </table:table-cell>
              <table:table-cell office:value-type="float" office:value="0.4956">
                <text:p>0.49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206917">
                <text:p>-0.206917</text:p>
              </table:table-cell>
              <table:table-cell office:value-type="float" office:value="-0.375889">
                <text:p>-0.3758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0.52991">
                <text:p>0.52991</text:p>
              </table:table-cell>
              <table:table-cell office:value-type="float" office:value="-1.09415">
                <text:p>-1.094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156134">
                <text:p>-0.156134</text:p>
              </table:table-cell>
              <table:table-cell office:value-type="float" office:value="-0.22266">
                <text:p>-0.2226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0.533695">
                <text:p>0.533695</text:p>
              </table:table-cell>
              <table:table-cell office:value-type="float" office:value="-0.256179">
                <text:p>-0.256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081263">
                <text:p>-0.081263</text:p>
              </table:table-cell>
              <table:table-cell office:value-type="float" office:value="0.028731">
                <text:p>0.02873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003184">
                <text:p>-0.003184</text:p>
              </table:table-cell>
              <table:table-cell office:value-type="float" office:value="0.160412">
                <text:p>0.1604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0.079907">
                <text:p>0.079907</text:p>
              </table:table-cell>
              <table:table-cell office:value-type="float" office:value="-0.43335">
                <text:p>-0.4333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52991">
                <text:p>0.52991</text:p>
              </table:table-cell>
              <table:table-cell office:value-type="float" office:value="0.335189">
                <text:p>0.3351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176006">
                <text:p>-0.176006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582901">
                <text:p>0.582901</text:p>
              </table:table-cell>
              <table:table-cell office:value-type="float" office:value="1.034295">
                <text:p>1.0342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17159">
                <text:p>-0.17159</text:p>
              </table:table-cell>
              <table:table-cell office:value-type="float" office:value="-0.004788">
                <text:p>-0.0047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635892">
                <text:p>0.635892</text:p>
              </table:table-cell>
              <table:table-cell office:value-type="float" office:value="0.392649">
                <text:p>0.39264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162758">
                <text:p>-0.162758</text:p>
              </table:table-cell>
              <table:table-cell office:value-type="float" office:value="-0.246602">
                <text:p>-0.2466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002839">
                <text:p>0.002839</text:p>
              </table:table-cell>
              <table:table-cell office:value-type="float" office:value="-0.591367">
                <text:p>-0.5913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.00757">
                <text:p>0.00757</text:p>
              </table:table-cell>
              <table:table-cell office:value-type="float" office:value="0.158018">
                <text:p>0.15801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866781">
                <text:p>0.866781</text:p>
              </table:table-cell>
              <table:table-cell office:value-type="float" office:value="0.656012">
                <text:p>0.6560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-0.185317">
                <text:p>-0.185317</text:p>
              </table:table-cell>
              <table:table-cell office:value-type="float" office:value="1.09415">
                <text:p>1.09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-0.013437">
                <text:p>-0.013437</text:p>
              </table:table-cell>
              <table:table-cell office:value-type="float" office:value="-0.677559">
                <text:p>-0.67755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008516">
                <text:p>0.008516</text:p>
              </table:table-cell>
              <table:table-cell office:value-type="float" office:value="0.493206">
                <text:p>0.493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810005">
                <text:p>0.810005</text:p>
              </table:table-cell>
              <table:table-cell office:value-type="float" office:value="0.746991">
                <text:p>0.74699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-0.057156">
                <text:p>-0.057156</text:p>
              </table:table-cell>
              <table:table-cell office:value-type="float" office:value="0.294487">
                <text:p>0.29448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.683984">
                <text:p>0.683984</text:p>
              </table:table-cell>
              <table:table-cell office:value-type="float" office:value="-0.014365">
                <text:p>-0.01436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54358">
                <text:p>-0.054358</text:p>
              </table:table-cell>
              <table:table-cell office:value-type="float" office:value="-0.038307">
                <text:p>-0.03830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0.939959">
                <text:p>0.939959</text:p>
              </table:table-cell>
              <table:table-cell office:value-type="float" office:value="1.01993">
                <text:p>1.0199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-0.220375">
                <text:p>-0.220375</text:p>
              </table:table-cell>
              <table:table-cell office:value-type="float" office:value="0.699107">
                <text:p>0.69910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736827">
                <text:p>0.736827</text:p>
              </table:table-cell>
              <table:table-cell office:value-type="float" office:value="0.110134">
                <text:p>0.11013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-0.206286">
                <text:p>-0.206286</text:p>
              </table:table-cell>
              <table:table-cell office:value-type="float" office:value="0.873884">
                <text:p>0.8738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0.779724">
                <text:p>0.779724</text:p>
              </table:table-cell>
              <table:table-cell office:value-type="float" office:value="0.287305">
                <text:p>0.2873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-0.230469">
                <text:p>-0.230469</text:p>
              </table:table-cell>
              <table:table-cell office:value-type="float" office:value="0.110134">
                <text:p>0.11013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2208">
                <text:p>-0.02208</text:p>
              </table:table-cell>
              <table:table-cell office:value-type="float" office:value="-0.090979">
                <text:p>-0.0909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779724">
                <text:p>0.779724</text:p>
              </table:table-cell>
              <table:table-cell office:value-type="float" office:value="0.474052">
                <text:p>0.47405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19777">
                <text:p>-0.19777</text:p>
              </table:table-cell>
              <table:table-cell office:value-type="float" office:value="-0.141258">
                <text:p>-0.14125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8365">
                <text:p>0.8365</text:p>
              </table:table-cell>
              <table:table-cell office:value-type="float" office:value="0.507571">
                <text:p>0.50757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248973">
                <text:p>-0.248973</text:p>
              </table:table-cell>
              <table:table-cell office:value-type="float" office:value="-0.531512">
                <text:p>-0.5315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792341">
                <text:p>0.792341</text:p>
              </table:table-cell>
              <table:table-cell office:value-type="float" office:value="0.581791">
                <text:p>0.58179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248973">
                <text:p>-0.248973</text:p>
              </table:table-cell>
              <table:table-cell office:value-type="float" office:value="-0.845153">
                <text:p>-0.84515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656079">
                <text:p>0.656079</text:p>
              </table:table-cell>
              <table:table-cell office:value-type="float" office:value="0.239421">
                <text:p>0.23942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-0.178655">
                <text:p>-0.178655</text:p>
              </table:table-cell>
              <table:table-cell office:value-type="float" office:value="0.684742">
                <text:p>0.68474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0.08243">
                <text:p>0.08243</text:p>
              </table:table-cell>
              <table:table-cell office:value-type="float" office:value="-0.804451">
                <text:p>-0.80445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797388">
                <text:p>0.797388</text:p>
              </table:table-cell>
              <table:table-cell office:value-type="float" office:value="0.311247">
                <text:p>0.3112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-0.285983">
                <text:p>-0.285983</text:p>
              </table:table-cell>
              <table:table-cell office:value-type="float" office:value="0.117316">
                <text:p>0.11731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.721686">
                <text:p>0.721686</text:p>
              </table:table-cell>
              <table:table-cell office:value-type="float" office:value="0.371102">
                <text:p>0.371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-0.23888">
                <text:p>-0.23888</text:p>
              </table:table-cell>
              <table:table-cell office:value-type="float" office:value="0.122105">
                <text:p>0.1221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701499">
                <text:p>0.701499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165332">
                <text:p>-0.165332</text:p>
              </table:table-cell>
              <table:table-cell office:value-type="float" office:value="-0.47884">
                <text:p>-0.4788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-0.07772">
                <text:p>-0.07772</text:p>
              </table:table-cell>
              <table:table-cell office:value-type="float" office:value="0.13647">
                <text:p>0.1364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">
                <text:p>0</text:p>
              </table:table-cell>
              <table:table-cell office:value-type="float" office:value="0.196325">
                <text:p>0.1963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">
                <text:p>0</text:p>
              </table:table-cell>
              <table:table-cell office:value-type="float" office:value="0.114922">
                <text:p>0.11492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">
                <text:p>0</text:p>
              </table:table-cell>
              <table:table-cell office:value-type="float" office:value="0.110134">
                <text:p>0.1101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">
                <text:p>0</text:p>
              </table:table-cell>
              <table:table-cell office:value-type="float" office:value="0.179566">
                <text:p>0.17956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">
                <text:p>0</text:p>
              </table:table-cell>
              <table:table-cell office:value-type="float" office:value="0.179566">
                <text:p>0.17956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">
                <text:p>0</text:p>
              </table:table-cell>
              <table:table-cell office:value-type="float" office:value="0.110134">
                <text:p>0.11013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">
                <text:p>0</text:p>
              </table:table-cell>
              <table:table-cell office:value-type="float" office:value="0.098163">
                <text:p>0.09816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">
                <text:p>0</text:p>
              </table:table-cell>
              <table:table-cell office:value-type="float" office:value="0.155623">
                <text:p>0.1556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">
                <text:p>0</text:p>
              </table:table-cell>
              <table:table-cell office:value-type="float" office:value="0.095768">
                <text:p>0.0957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">
                <text:p>0</text:p>
              </table:table-cell>
              <table:table-cell office:value-type="float" office:value="0.148441">
                <text:p>0.14844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">
                <text:p>0</text:p>
              </table:table-cell>
              <table:table-cell office:value-type="float" office:value="0.146047">
                <text:p>0.14604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">
                <text:p>0</text:p>
              </table:table-cell>
              <table:table-cell office:value-type="float" office:value="0.143652">
                <text:p>0.14365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">
                <text:p>0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0.030281">
                <text:p>0.030281</text:p>
              </table:table-cell>
              <table:table-cell office:value-type="float" office:value="0.193931">
                <text:p>0.19393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139627">
                <text:p>0.139627</text:p>
              </table:table-cell>
              <table:table-cell office:value-type="float" office:value="0.25618">
                <text:p>0.2561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0.898323">
                <text:p>0.898323</text:p>
              </table:table-cell>
              <table:table-cell office:value-type="float" office:value="-0.210689">
                <text:p>-0.21068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-0.361684">
                <text:p>-0.361684</text:p>
              </table:table-cell>
              <table:table-cell office:value-type="float" office:value="0.289699">
                <text:p>0.2896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630845">
                <text:p>0.630845</text:p>
              </table:table-cell>
              <table:table-cell office:value-type="float" office:value="0.222661">
                <text:p>0.2226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-0.210282">
                <text:p>-0.210282</text:p>
              </table:table-cell>
              <table:table-cell office:value-type="float" office:value="0.438139">
                <text:p>0.43813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0.615704">
                <text:p>0.615704</text:p>
              </table:table-cell>
              <table:table-cell office:value-type="float" office:value="0.30167">
                <text:p>0.3016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-0.16465">
                <text:p>-0.16465</text:p>
              </table:table-cell>
              <table:table-cell office:value-type="float" office:value="0.42138">
                <text:p>0.421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628321">
                <text:p>0.628321</text:p>
              </table:table-cell>
              <table:table-cell office:value-type="float" office:value="0.169989">
                <text:p>0.16998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-0.200188">
                <text:p>-0.200188</text:p>
              </table:table-cell>
              <table:table-cell office:value-type="float" office:value="0.395044">
                <text:p>0.39504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509723">
                <text:p>0.509723</text:p>
              </table:table-cell>
              <table:table-cell office:value-type="float" office:value="0.361525">
                <text:p>0.3615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-0.163179">
                <text:p>-0.163179</text:p>
              </table:table-cell>
              <table:table-cell office:value-type="float" office:value="0.849942">
                <text:p>0.8499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-0.011986">
                <text:p>-0.011986</text:p>
              </table:table-cell>
              <table:table-cell office:value-type="float" office:value="0.397438">
                <text:p>0.3974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613181">
                <text:p>0.613181</text:p>
              </table:table-cell>
              <table:table-cell office:value-type="float" office:value="0.608128">
                <text:p>0.6081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-0.183366">
                <text:p>-0.183366</text:p>
              </table:table-cell>
              <table:table-cell office:value-type="float" office:value="0.079009">
                <text:p>0.079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.504676">
                <text:p>0.504676</text:p>
              </table:table-cell>
              <table:table-cell office:value-type="float" office:value="0.390255">
                <text:p>0.39025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143833">
                <text:p>-0.143833</text:p>
              </table:table-cell>
              <table:table-cell office:value-type="float" office:value="-0.198718">
                <text:p>-0.1987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54505">
                <text:p>0.54505</text:p>
              </table:table-cell>
              <table:table-cell office:value-type="float" office:value="0.007183">
                <text:p>0.00718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14972">
                <text:p>-0.14972</text:p>
              </table:table-cell>
              <table:table-cell office:value-type="float" office:value="-0.287304">
                <text:p>-0.2873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540003">
                <text:p>0.540003</text:p>
              </table:table-cell>
              <table:table-cell office:value-type="float" office:value="0.648829">
                <text:p>0.6488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188412">
                <text:p>-0.188412</text:p>
              </table:table-cell>
              <table:table-cell office:value-type="float" office:value="-0.514753">
                <text:p>-0.5147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595517">
                <text:p>0.595517</text:p>
              </table:table-cell>
              <table:table-cell office:value-type="float" office:value="0.591368">
                <text:p>0.5913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-0.200188">
                <text:p>-0.200188</text:p>
              </table:table-cell>
              <table:table-cell office:value-type="float" office:value="0.189142">
                <text:p>0.18914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05362">
                <text:p>0.005362</text:p>
              </table:table-cell>
              <table:table-cell office:value-type="float" office:value="-0.574608">
                <text:p>-0.5746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80622">
                <text:p>0.80622</text:p>
              </table:table-cell>
              <table:table-cell office:value-type="float" office:value="0.610522">
                <text:p>0.6105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-0.207233">
                <text:p>-0.207233</text:p>
              </table:table-cell>
              <table:table-cell office:value-type="float" office:value="0.423774">
                <text:p>0.42377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783509">
                <text:p>0.783509</text:p>
              </table:table-cell>
              <table:table-cell office:value-type="float" office:value="0.574609">
                <text:p>0.5746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-0.193038">
                <text:p>-0.193038</text:p>
              </table:table-cell>
              <table:table-cell office:value-type="float" office:value="0.481235">
                <text:p>0.48123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908416">
                <text:p>0.908416</text:p>
              </table:table-cell>
              <table:table-cell office:value-type="float" office:value="-0.031124">
                <text:p>-0.0311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-0.148931">
                <text:p>-0.148931</text:p>
              </table:table-cell>
              <table:table-cell office:value-type="float" office:value="0.246603">
                <text:p>0.2466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860833">
                <text:p>0.860833</text:p>
              </table:table-cell>
              <table:table-cell office:value-type="float" office:value="0.557849">
                <text:p>0.55784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210282">
                <text:p>-0.210282</text:p>
              </table:table-cell>
              <table:table-cell office:value-type="float" office:value="-0.225055">
                <text:p>-0.2250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-0.026811">
                <text:p>-0.026811</text:p>
              </table:table-cell>
              <table:table-cell office:value-type="float" office:value="0.220267">
                <text:p>0.22026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-0.002839">
                <text:p>-0.002839</text:p>
              </table:table-cell>
              <table:table-cell office:value-type="float" office:value="-0.167594">
                <text:p>-0.16759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840285">
                <text:p>0.840285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207233">
                <text:p>-0.207233</text:p>
              </table:table-cell>
              <table:table-cell office:value-type="float" office:value="-0.442927">
                <text:p>-0.4429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874351">
                <text:p>0.874351</text:p>
              </table:table-cell>
              <table:table-cell office:value-type="float" office:value="-0.208295">
                <text:p>-0.20829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-0.187739">
                <text:p>-0.187739</text:p>
              </table:table-cell>
              <table:table-cell office:value-type="float" office:value="0.174777">
                <text:p>0.1747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0.05215">
                <text:p>0.05215</text:p>
              </table:table-cell>
              <table:table-cell office:value-type="float" office:value="-0.701501">
                <text:p>-0.7015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797388">
                <text:p>0.797388</text:p>
              </table:table-cell>
              <table:table-cell office:value-type="float" office:value="0.234632">
                <text:p>0.2346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264114">
                <text:p>-0.264114</text:p>
              </table:table-cell>
              <table:table-cell office:value-type="float" office:value="-0.033518">
                <text:p>-0.03351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0.701499">
                <text:p>0.701499</text:p>
              </table:table-cell>
              <table:table-cell office:value-type="float" office:value="-0.565031">
                <text:p>-0.56503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243927">
                <text:p>-0.243927</text:p>
              </table:table-cell>
              <table:table-cell office:value-type="float" office:value="0.196325">
                <text:p>0.19632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0.686359">
                <text:p>0.686359</text:p>
              </table:table-cell>
              <table:table-cell office:value-type="float" office:value="-0.409408">
                <text:p>-0.4094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-0.225422">
                <text:p>-0.225422</text:p>
              </table:table-cell>
              <table:table-cell office:value-type="float" office:value="0.124499">
                <text:p>0.12449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0.721686">
                <text:p>0.721686</text:p>
              </table:table-cell>
              <table:table-cell office:value-type="float" office:value="-0.050278">
                <text:p>-0.05027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202501">
                <text:p>-0.202501</text:p>
              </table:table-cell>
              <table:table-cell office:value-type="float" office:value="-0.114921">
                <text:p>-0.11492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0.855425">
                <text:p>0.855425</text:p>
              </table:table-cell>
              <table:table-cell office:value-type="float" office:value="-1.137245">
                <text:p>-1.1372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213856">
                <text:p>-0.213856</text:p>
              </table:table-cell>
              <table:table-cell office:value-type="float" office:value="-0.802057">
                <text:p>-0.8020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840285">
                <text:p>0.840285</text:p>
              </table:table-cell>
              <table:table-cell office:value-type="float" office:value="0.129287">
                <text:p>0.1292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-0.209125">
                <text:p>-0.209125</text:p>
              </table:table-cell>
              <table:table-cell office:value-type="float" office:value="0.21069">
                <text:p>0.2106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0.007991">
                <text:p>0.007991</text:p>
              </table:table-cell>
              <table:table-cell office:value-type="float" office:value="-0.237026">
                <text:p>-0.23702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025234">
                <text:p>-0.025234</text:p>
              </table:table-cell>
              <table:table-cell office:value-type="float" office:value="-0.023942">
                <text:p>-0.02394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05421">
                <text:p>-0.005421</text:p>
              </table:table-cell>
              <table:table-cell office:value-type="float" office:value="-0.572214">
                <text:p>-0.5722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730098">
                <text:p>0.730098</text:p>
              </table:table-cell>
              <table:table-cell office:value-type="float" office:value="0.359131">
                <text:p>0.3591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90095">
                <text:p>-0.190095</text:p>
              </table:table-cell>
              <table:table-cell office:value-type="float" office:value="-0.177171">
                <text:p>-0.17717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019241">
                <text:p>-0.019241</text:p>
              </table:table-cell>
              <table:table-cell office:value-type="float" office:value="-0.071826">
                <text:p>-0.0718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02574">
                <text:p>-0.002574</text:p>
              </table:table-cell>
              <table:table-cell office:value-type="float" office:value="0.009577">
                <text:p>0.0095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0.017411">
                <text:p>0.017411</text:p>
              </table:table-cell>
              <table:table-cell office:value-type="float" office:value="-0.131681">
                <text:p>-0.1316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908416">
                <text:p>0.908416</text:p>
              </table:table-cell>
              <table:table-cell office:value-type="float" office:value="0.189142">
                <text:p>0.18914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265796">
                <text:p>-0.265796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706546">
                <text:p>0.706546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-0.245609">
                <text:p>-0.245609</text:p>
              </table:table-cell>
              <table:table-cell office:value-type="float" office:value="-0.076614">
                <text:p>-0.07661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464302">
                <text:p>0.464302</text:p>
              </table:table-cell>
              <table:table-cell office:value-type="float" office:value="0.292093">
                <text:p>0.29209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-0.178319">
                <text:p>-0.178319</text:p>
              </table:table-cell>
              <table:table-cell office:value-type="float" office:value="0.112528">
                <text:p>0.1125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.610658">
                <text:p>0.610658</text:p>
              </table:table-cell>
              <table:table-cell office:value-type="float" office:value="-0.136469">
                <text:p>-0.1364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-0.143833">
                <text:p>-0.143833</text:p>
              </table:table-cell>
              <table:table-cell office:value-type="float" office:value="0.395044">
                <text:p>0.39504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-0.023657">
                <text:p>-0.023657</text:p>
              </table:table-cell>
              <table:table-cell office:value-type="float" office:value="0.179566">
                <text:p>0.17956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023657">
                <text:p>0.023657</text:p>
              </table:table-cell>
              <table:table-cell office:value-type="float" office:value="0.888249">
                <text:p>0.88824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878136">
                <text:p>0.878136</text:p>
              </table:table-cell>
              <table:table-cell office:value-type="float" office:value="0.572215">
                <text:p>0.57221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-0.279254">
                <text:p>-0.279254</text:p>
              </table:table-cell>
              <table:table-cell office:value-type="float" office:value="0.536302">
                <text:p>0.53630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71664">
                <text:p>0.71664</text:p>
              </table:table-cell>
              <table:table-cell office:value-type="float" office:value="-0.093373">
                <text:p>-0.09337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-0.115681">
                <text:p>-0.115681</text:p>
              </table:table-cell>
              <table:table-cell office:value-type="float" office:value="0.533907">
                <text:p>0.53390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032646">
                <text:p>0.032646</text:p>
              </table:table-cell>
              <table:table-cell office:value-type="float" office:value="0.246603">
                <text:p>0.24660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794864">
                <text:p>0.794864</text:p>
              </table:table-cell>
              <table:table-cell office:value-type="float" office:value="0.744597">
                <text:p>0.74459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23888">
                <text:p>-0.23888</text:p>
              </table:table-cell>
              <table:table-cell office:value-type="float" office:value="-0.272939">
                <text:p>-0.27293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76206">
                <text:p>0.76206</text:p>
              </table:table-cell>
              <table:table-cell office:value-type="float" office:value="0.897826">
                <text:p>0.89782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-0.204394">
                <text:p>-0.204394</text:p>
              </table:table-cell>
              <table:table-cell office:value-type="float" office:value="0.565032">
                <text:p>0.56503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817575">
                <text:p>0.817575</text:p>
              </table:table-cell>
              <table:table-cell office:value-type="float" office:value="0.189142">
                <text:p>0.18914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-0.240562">
                <text:p>-0.240562</text:p>
              </table:table-cell>
              <table:table-cell office:value-type="float" office:value="0.864307">
                <text:p>0.86430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.691406">
                <text:p>0.691406</text:p>
              </table:table-cell>
              <table:table-cell office:value-type="float" office:value="-0.428562">
                <text:p>-0.42856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-0.228786">
                <text:p>-0.228786</text:p>
              </table:table-cell>
              <table:table-cell office:value-type="float" office:value="-0.117315">
                <text:p>-0.11731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671219">
                <text:p>0.671219</text:p>
              </table:table-cell>
              <table:table-cell office:value-type="float" office:value="-0.335188">
                <text:p>-0.33518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-0.280936">
                <text:p>-0.280936</text:p>
              </table:table-cell>
              <table:table-cell office:value-type="float" office:value="0.04549">
                <text:p>0.0454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.585424">
                <text:p>0.585424</text:p>
              </table:table-cell>
              <table:table-cell office:value-type="float" office:value="0.536302">
                <text:p>0.53630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081616">
                <text:p>-0.081616</text:p>
              </table:table-cell>
              <table:table-cell office:value-type="float" office:value="-0.407014">
                <text:p>-0.40701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1.076852">
                <text:p>1.076852</text:p>
              </table:table-cell>
              <table:table-cell office:value-type="float" office:value="-0.361524">
                <text:p>-0.36152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-0.260223">
                <text:p>-0.260223</text:p>
              </table:table-cell>
              <table:table-cell office:value-type="float" office:value="0.672771">
                <text:p>0.6727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47524">
                <text:p>0.047524</text:p>
              </table:table-cell>
              <table:table-cell office:value-type="float" office:value="-0.299275">
                <text:p>-0.29927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-0.020793">
                <text:p>-0.020793</text:p>
              </table:table-cell>
              <table:table-cell office:value-type="float" office:value="0.225055">
                <text:p>0.22505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896304">
                <text:p>0.896304</text:p>
              </table:table-cell>
              <table:table-cell office:value-type="float" office:value="0.043096">
                <text:p>0.04309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250656">
                <text:p>-0.250656</text:p>
              </table:table-cell>
              <table:table-cell office:value-type="float" office:value="-1.058237">
                <text:p>-1.0582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736827">
                <text:p>0.736827</text:p>
              </table:table-cell>
              <table:table-cell office:value-type="float" office:value="0.538696">
                <text:p>0.53869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259067">
                <text:p>-0.259067</text:p>
              </table:table-cell>
              <table:table-cell office:value-type="float" office:value="-0.541089">
                <text:p>-0.541089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74692">
                <text:p>0.74692</text:p>
              </table:table-cell>
              <table:table-cell office:value-type="float" office:value="0.155623">
                <text:p>0.15562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195877">
                <text:p>-0.195877</text:p>
              </table:table-cell>
              <table:table-cell office:value-type="float" office:value="-0.744596">
                <text:p>-0.74459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82893">
                <text:p>0.82893</text:p>
              </table:table-cell>
              <table:table-cell office:value-type="float" office:value="1.06542">
                <text:p>1.0654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248973">
                <text:p>-0.248973</text:p>
              </table:table-cell>
              <table:table-cell office:value-type="float" office:value="-0.10295">
                <text:p>-0.1029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0.792341">
                <text:p>0.792341</text:p>
              </table:table-cell>
              <table:table-cell office:value-type="float" office:value="-0.38786">
                <text:p>-0.3878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-0.274207">
                <text:p>-0.274207</text:p>
              </table:table-cell>
              <table:table-cell office:value-type="float" office:value="0.239421">
                <text:p>0.23942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686359">
                <text:p>0.686359</text:p>
              </table:table-cell>
              <table:table-cell office:value-type="float" office:value="-0.117315">
                <text:p>-0.11731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188307">
                <text:p>-0.188307</text:p>
              </table:table-cell>
              <table:table-cell office:value-type="float" office:value="-0.76375">
                <text:p>-0.7637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753229">
                <text:p>0.753229</text:p>
              </table:table-cell>
              <table:table-cell office:value-type="float" office:value="0.433351">
                <text:p>0.43335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225422">
                <text:p>-0.225422</text:p>
              </table:table-cell>
              <table:table-cell office:value-type="float" office:value="-0.706289">
                <text:p>-0.70628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721686">
                <text:p>0.721686</text:p>
              </table:table-cell>
              <table:table-cell office:value-type="float" office:value="0.059855">
                <text:p>0.05985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23888">
                <text:p>-0.23888</text:p>
              </table:table-cell>
              <table:table-cell office:value-type="float" office:value="-0.100556">
                <text:p>-0.10055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0.76206">
                <text:p>0.76206</text:p>
              </table:table-cell>
              <table:table-cell office:value-type="float" office:value="-1.151611">
                <text:p>-1.15161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208179">
                <text:p>-0.208179</text:p>
              </table:table-cell>
              <table:table-cell office:value-type="float" office:value="-0.687135">
                <text:p>-0.687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862996">
                <text:p>0.862996</text:p>
              </table:table-cell>
              <table:table-cell office:value-type="float" office:value="0.011971">
                <text:p>0.01197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255702">
                <text:p>-0.255702</text:p>
              </table:table-cell>
              <table:table-cell office:value-type="float" office:value="-0.107739">
                <text:p>-0.10773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0.721686">
                <text:p>0.721686</text:p>
              </table:table-cell>
              <table:table-cell office:value-type="float" office:value="-0.095768">
                <text:p>-0.0957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250656">
                <text:p>-0.250656</text:p>
              </table:table-cell>
              <table:table-cell office:value-type="float" office:value="0.476446">
                <text:p>0.47644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023972">
                <text:p>-0.023972</text:p>
              </table:table-cell>
              <table:table-cell office:value-type="float" office:value="-0.134075">
                <text:p>-0.13407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847855">
                <text:p>0.847855</text:p>
              </table:table-cell>
              <table:table-cell office:value-type="float" office:value="0.373496">
                <text:p>0.37349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250656">
                <text:p>-0.250656</text:p>
              </table:table-cell>
              <table:table-cell office:value-type="float" office:value="0.246603">
                <text:p>0.24660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751967">
                <text:p>0.751967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240562">
                <text:p>-0.240562</text:p>
              </table:table-cell>
              <table:table-cell office:value-type="float" office:value="-0.098162">
                <text:p>-0.0981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-0.044613">
                <text:p>-0.044613</text:p>
              </table:table-cell>
              <table:table-cell office:value-type="float" office:value="0.134076">
                <text:p>0.13407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0.672228">
                <text:p>0.672228</text:p>
              </table:table-cell>
              <table:table-cell office:value-type="float" office:value="-0.179565">
                <text:p>-0.17956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195141">
                <text:p>-0.195141</text:p>
              </table:table-cell>
              <table:table-cell office:value-type="float" office:value="-0.160411">
                <text:p>-0.16041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540003">
                <text:p>0.540003</text:p>
              </table:table-cell>
              <table:table-cell office:value-type="float" office:value="0.110134">
                <text:p>0.11013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123961">
                <text:p>-0.123961</text:p>
              </table:table-cell>
              <table:table-cell office:value-type="float" office:value="-0.122104">
                <text:p>-0.12210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.81379">
                <text:p>0.81379</text:p>
              </table:table-cell>
              <table:table-cell office:value-type="float" office:value="0.383073">
                <text:p>0.38307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-0.250656">
                <text:p>-0.250656</text:p>
              </table:table-cell>
              <table:table-cell office:value-type="float" office:value="0.409409">
                <text:p>0.409409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.706546">
                <text:p>0.706546</text:p>
              </table:table-cell>
              <table:table-cell office:value-type="float" office:value="-0.146046">
                <text:p>-0.1460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-0.192092">
                <text:p>-0.192092</text:p>
              </table:table-cell>
              <table:table-cell office:value-type="float" office:value="0.663194">
                <text:p>0.66319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81379">
                <text:p>0.81379</text:p>
              </table:table-cell>
              <table:table-cell office:value-type="float" office:value="-0.184353">
                <text:p>-0.18435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-0.245609">
                <text:p>-0.245609</text:p>
              </table:table-cell>
              <table:table-cell office:value-type="float" office:value="-0.648828">
                <text:p>-0.648828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0.797388">
                <text:p>0.797388</text:p>
              </table:table-cell>
              <table:table-cell office:value-type="float" office:value="0.174777">
                <text:p>0.17477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-0.265796">
                <text:p>-0.265796</text:p>
              </table:table-cell>
              <table:table-cell office:value-type="float" office:value="0.75178">
                <text:p>0.7517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.645985">
                <text:p>0.645985</text:p>
              </table:table-cell>
              <table:table-cell office:value-type="float" office:value="0.114922">
                <text:p>0.11492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-0.181683">
                <text:p>-0.181683</text:p>
              </table:table-cell>
              <table:table-cell office:value-type="float" office:value="0.052673">
                <text:p>0.05267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-0.004731">
                <text:p>-0.004731</text:p>
              </table:table-cell>
              <table:table-cell office:value-type="float" office:value="0.057461">
                <text:p>0.05746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-0.011355">
                <text:p>-0.011355</text:p>
              </table:table-cell>
              <table:table-cell office:value-type="float" office:value="0.423774">
                <text:p>0.42377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893276">
                <text:p>0.893276</text:p>
              </table:table-cell>
              <table:table-cell office:value-type="float" office:value="-0.234631">
                <text:p>-0.23463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-0.229943">
                <text:p>-0.229943</text:p>
              </table:table-cell>
              <table:table-cell office:value-type="float" office:value="-0.275333">
                <text:p>-0.27533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.066028">
                <text:p>0.066028</text:p>
              </table:table-cell>
              <table:table-cell office:value-type="float" office:value="0.529119">
                <text:p>0.52911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.842809">
                <text:p>0.842809</text:p>
              </table:table-cell>
              <table:table-cell office:value-type="float" office:value="0.507571">
                <text:p>0.5075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-0.200457">
                <text:p>-0.200457</text:p>
              </table:table-cell>
              <table:table-cell office:value-type="float" office:value="0.047884">
                <text:p>0.04788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.001703">
                <text:p>0.001703</text:p>
              </table:table-cell>
              <table:table-cell office:value-type="float" office:value="-0.083797">
                <text:p>-0.08379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027337">
                <text:p>0.027337</text:p>
              </table:table-cell>
              <table:table-cell office:value-type="float" office:value="0.177171">
                <text:p>0.1771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22004">
                <text:p>-0.022004</text:p>
              </table:table-cell>
              <table:table-cell office:value-type="float" office:value="-0.007182">
                <text:p>-0.00718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.90236">
                <text:p>0.90236</text:p>
              </table:table-cell>
              <table:table-cell office:value-type="float" office:value="-0.457292">
                <text:p>-0.45729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-0.236567">
                <text:p>-0.236567</text:p>
              </table:table-cell>
              <table:table-cell office:value-type="float" office:value="0.184354">
                <text:p>0.18435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046262">
                <text:p>0.046262</text:p>
              </table:table-cell>
              <table:table-cell office:value-type="float" office:value="0.610522">
                <text:p>0.61052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-0.002523">
                <text:p>-0.002523</text:p>
              </table:table-cell>
              <table:table-cell office:value-type="float" office:value="0.885855">
                <text:p>0.8858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-0.01514">
                <text:p>-0.01514</text:p>
              </table:table-cell>
              <table:table-cell office:value-type="float" office:value="-0.129287">
                <text:p>-0.12928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.00757">
                <text:p>0.00757</text:p>
              </table:table-cell>
              <table:table-cell office:value-type="float" office:value="0.423774">
                <text:p>0.42377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.878136">
                <text:p>0.878136</text:p>
              </table:table-cell>
              <table:table-cell office:value-type="float" office:value="0.483629">
                <text:p>0.48362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-0.240562">
                <text:p>-0.240562</text:p>
              </table:table-cell>
              <table:table-cell office:value-type="float" office:value="0.952893">
                <text:p>0.95289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767107">
                <text:p>0.767107</text:p>
              </table:table-cell>
              <table:table-cell office:value-type="float" office:value="-0.174776">
                <text:p>-0.17477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-0.260749">
                <text:p>-0.260749</text:p>
              </table:table-cell>
              <table:table-cell office:value-type="float" office:value="0.519542">
                <text:p>0.51954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645985">
                <text:p>0.645985</text:p>
              </table:table-cell>
              <table:table-cell office:value-type="float" office:value="0.105345">
                <text:p>0.10534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-0.201555">
                <text:p>-0.201555</text:p>
              </table:table-cell>
              <table:table-cell office:value-type="float" office:value="0.861913">
                <text:p>0.86191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-0.019872">
                <text:p>-0.019872</text:p>
              </table:table-cell>
              <table:table-cell office:value-type="float" office:value="0.112528">
                <text:p>0.1125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.329301">
                <text:p>0.329301</text:p>
              </table:table-cell>
              <table:table-cell office:value-type="float" office:value="0.73502">
                <text:p>0.7350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-0.00757">
                <text:p>-0.00757</text:p>
              </table:table-cell>
              <table:table-cell office:value-type="float" office:value="0.804452">
                <text:p>0.80445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0.001682">
                <text:p>0.001682</text:p>
              </table:table-cell>
              <table:table-cell office:value-type="float" office:value="-0.047884">
                <text:p>-0.0478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645985">
                <text:p>0.645985</text:p>
              </table:table-cell>
              <table:table-cell office:value-type="float" office:value="0.225055">
                <text:p>0.22505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-0.230469">
                <text:p>-0.230469</text:p>
              </table:table-cell>
              <table:table-cell office:value-type="float" office:value="-0.069431">
                <text:p>-0.06943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873089">
                <text:p>0.873089</text:p>
              </table:table-cell>
              <table:table-cell office:value-type="float" office:value="-1.036689">
                <text:p>-1.0366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-0.231835">
                <text:p>-0.231835</text:p>
              </table:table-cell>
              <table:table-cell office:value-type="float" office:value="-0.62728">
                <text:p>-0.6272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80622">
                <text:p>0.80622</text:p>
              </table:table-cell>
              <table:table-cell office:value-type="float" office:value="0.430957">
                <text:p>0.430957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23888">
                <text:p>-0.23888</text:p>
              </table:table-cell>
              <table:table-cell office:value-type="float" office:value="0.248997">
                <text:p>0.24899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0.71664">
                <text:p>0.71664</text:p>
              </table:table-cell>
              <table:table-cell office:value-type="float" office:value="-0.402226">
                <text:p>-0.4022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.204394">
                <text:p>-0.204394</text:p>
              </table:table-cell>
              <table:table-cell office:value-type="float" office:value="-0.785298">
                <text:p>-0.78529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0.802435">
                <text:p>0.802435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-0.105982">
                <text:p>-0.105982</text:p>
              </table:table-cell>
              <table:table-cell office:value-type="float" office:value="0.050279">
                <text:p>0.05027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0.112711">
                <text:p>0.112711</text:p>
              </table:table-cell>
              <table:table-cell office:value-type="float" office:value="-0.483628">
                <text:p>-0.483628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-0.022609">
                <text:p>-0.022609</text:p>
              </table:table-cell>
              <table:table-cell office:value-type="float" office:value="0.25618">
                <text:p>0.2561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02714">
                <text:p>-0.002714</text:p>
              </table:table-cell>
              <table:table-cell office:value-type="float" office:value="0.696713">
                <text:p>0.6967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31029">
                <text:p>0.031029</text:p>
              </table:table-cell>
              <table:table-cell office:value-type="float" office:value="0.744597">
                <text:p>0.74459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-0.009652">
                <text:p>-0.009652</text:p>
              </table:table-cell>
              <table:table-cell office:value-type="float" office:value="0.426168">
                <text:p>0.42616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015443">
                <text:p>0.015443</text:p>
              </table:table-cell>
              <table:table-cell office:value-type="float" office:value="0.435745">
                <text:p>0.435745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040711">
                <text:p>0.040711</text:p>
              </table:table-cell>
              <table:table-cell office:value-type="float" office:value="-0.043095">
                <text:p>-0.04309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640938">
                <text:p>0.640938</text:p>
              </table:table-cell>
              <table:table-cell office:value-type="float" office:value="-0.021547">
                <text:p>-0.02154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-0.208599">
                <text:p>-0.208599</text:p>
              </table:table-cell>
              <table:table-cell office:value-type="float" office:value="-0.584185">
                <text:p>-0.58418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.671219">
                <text:p>0.671219</text:p>
              </table:table-cell>
              <table:table-cell office:value-type="float" office:value="0.423774">
                <text:p>0.42377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-0.225422">
                <text:p>-0.225422</text:p>
              </table:table-cell>
              <table:table-cell office:value-type="float" office:value="-0.067037">
                <text:p>-0.06703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751967">
                <text:p>0.751967</text:p>
              </table:table-cell>
              <table:table-cell office:value-type="float" office:value="0.79727">
                <text:p>0.7972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23888">
                <text:p>-0.23888</text:p>
              </table:table-cell>
              <table:table-cell office:value-type="float" office:value="-0.354341">
                <text:p>-0.35434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76206">
                <text:p>0.76206</text:p>
              </table:table-cell>
              <table:table-cell office:value-type="float" office:value="0.316035">
                <text:p>0.31603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-0.260749">
                <text:p>-0.260749</text:p>
              </table:table-cell>
              <table:table-cell office:value-type="float" office:value="0.380678">
                <text:p>0.38067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0.736827">
                <text:p>0.736827</text:p>
              </table:table-cell>
              <table:table-cell office:value-type="float" office:value="-0.241814">
                <text:p>-0.2418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-0.11944">
                <text:p>-0.11944</text:p>
              </table:table-cell>
              <table:table-cell office:value-type="float" office:value="0.593762">
                <text:p>0.5937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105982">
                <text:p>0.105982</text:p>
              </table:table-cell>
              <table:table-cell office:value-type="float" office:value="-0.430956">
                <text:p>-0.43095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055514">
                <text:p>-0.055514</text:p>
              </table:table-cell>
              <table:table-cell office:value-type="float" office:value="-0.339976">
                <text:p>-0.33997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-0.075701">
                <text:p>-0.075701</text:p>
              </table:table-cell>
              <table:table-cell office:value-type="float" office:value="0.42138">
                <text:p>0.421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026495">
                <text:p>0.026495</text:p>
              </table:table-cell>
              <table:table-cell office:value-type="float" office:value="0.260968">
                <text:p>0.26096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.075701">
                <text:p>0.075701</text:p>
              </table:table-cell>
              <table:table-cell office:value-type="float" office:value="0.859519">
                <text:p>0.85951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-0.026916">
                <text:p>-0.026916</text:p>
              </table:table-cell>
              <table:table-cell office:value-type="float" office:value="0.411803">
                <text:p>0.41180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-0.100935">
                <text:p>-0.100935</text:p>
              </table:table-cell>
              <table:table-cell office:value-type="float" office:value="0.031125">
                <text:p>0.03112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.018774">
                <text:p>0.018774</text:p>
              </table:table-cell>
              <table:table-cell office:value-type="float" office:value="0.337583">
                <text:p>0.33758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-0.002692">
                <text:p>-0.002692</text:p>
              </table:table-cell>
              <table:table-cell office:value-type="float" office:value="-0.28491">
                <text:p>-0.2849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.001682">
                <text:p>0.001682</text:p>
              </table:table-cell>
              <table:table-cell office:value-type="float" office:value="-0.497994">
                <text:p>-0.49799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.003365">
                <text:p>0.003365</text:p>
              </table:table-cell>
              <table:table-cell office:value-type="float" office:value="-0.040701">
                <text:p>-0.04070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">
                <text:p>0</text:p>
              </table:table-cell>
              <table:table-cell office:value-type="float" office:value="-0.016759">
                <text:p>-0.016759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070655">
                <text:p>0.070655</text:p>
              </table:table-cell>
              <table:table-cell office:value-type="float" office:value="0.399832">
                <text:p>0.39983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042393">
                <text:p>-0.042393</text:p>
              </table:table-cell>
              <table:table-cell office:value-type="float" office:value="-0.021547">
                <text:p>-0.02154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">
                <text:p>0</text:p>
              </table:table-cell>
              <table:table-cell office:value-type="float" office:value="0.038308">
                <text:p>0.0383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">
                <text:p>0</text:p>
              </table:table-cell>
              <table:table-cell office:value-type="float" office:value="-0.011971">
                <text:p>-0.0119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579d1c" svg:stroke-opacity="85%" draw:fill-color="#579d1c" draw:opacity="85%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ffd320" svg:stroke-opacity="85%" draw:fill-color="#ffd320" draw:opacity="85%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25cm" svg:stroke-color="#004586" svg:stroke-opacity="85%" draw:fill-color="#004586" draw:opacity="85%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2.531cm" svg:height="20.45cm" xlink:href=".." xlink:type="simple" chart:class="chart:scatter" chart:column-mapping="0 3 2 1" chart:style-name="ch1">
        <chart:legend chart:legend-position="end" svg:x="35.34cm" svg:y="9.428cm" style:legend-expansion="high" chart:style-name="ch2"/>
        <chart:plot-area chart:style-name="ch3" table:cell-range-address="Sheet1.A2:Sheet1.A342 Sheet1.L1:Sheet1.L342 Sheet1.J1:Sheet1.J342 Sheet1.H1:Sheet1.H342" chart:data-source-has-labels="row" svg:x="1.3cm" svg:y="1.771cm" svg:width="32.34cm" svg:height="17.85cm">
          <chartooo:coordinate-region svg:x="2.133cm" svg:y="1.97cm" svg:width="31.507cm" svg:height="17.45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:Sheet1.L342" chart:label-cell-address="Sheet1.L1:Sheet1.L1" chart:class="chart:scatter">
            <chart:domain table:cell-range-address="Sheet1.A2:Sheet1.A342"/>
            <chart:data-point chart:repeated="341"/>
          </chart:series>
          <chart:series chart:style-name="ch8" chart:values-cell-range-address="Sheet1.J2:Sheet1.J342" chart:label-cell-address="Sheet1.J1:Sheet1.J1" chart:class="chart:scatter">
            <chart:data-point chart:repeated="341"/>
          </chart:series>
          <chart:series chart:style-name="ch9" chart:values-cell-range-address="Sheet1.H2:Sheet1.H342" chart:label-cell-address="Sheet1.H1:Sheet1.H1" chart:class="chart:scatter">
            <chart:data-point chart:repeated="3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dia10_acel_acelerometro_Y(m/s^2)</text:p>
                <draw:g>
                  <svg:desc>Sheet1.L1:Sheet1.L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342</svg:desc>
                </draw:g>
              </table:table-cell>
              <table:table-cell office:value-type="float" office:value="NaN">
                <text:p>NaN</text:p>
                <draw:g>
                  <svg:desc>Sheet1.L2:Sheet1.L342</svg:desc>
                </draw:g>
              </table:table-cell>
              <table:table-cell office:value-type="float" office:value="0">
                <text:p>0</text:p>
                <draw:g>
                  <svg:desc>Sheet1.J2:Sheet1.J342</svg:desc>
                </draw:g>
              </table:table-cell>
              <table:table-cell office:value-type="float" office:value="0">
                <text:p>0</text:p>
                <draw:g>
                  <svg:desc>Sheet1.H2:Sheet1.H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0.009577">
                <text:p>0.00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NaN">
                <text:p>NaN</text:p>
              </table:table-cell>
              <table:table-cell office:value-type="float" office:value="-0.026336">
                <text:p>-0.026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NaN">
                <text:p>NaN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NaN">
                <text:p>NaN</text:p>
              </table:table-cell>
              <table:table-cell office:value-type="float" office:value="-0.019153">
                <text:p>-0.019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NaN">
                <text:p>NaN</text:p>
              </table:table-cell>
              <table:table-cell office:value-type="float" office:value="-0.019153">
                <text:p>-0.019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-0.00558611111111112">
                <text:p>-0.00558611111111112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-0.00877833333333334">
                <text:p>-0.00877833333333334</text:p>
              </table:table-cell>
              <table:table-cell office:value-type="float" office:value="-0.02873">
                <text:p>-0.0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-0.0186212222222222">
                <text:p>-0.0186212222222222</text:p>
              </table:table-cell>
              <table:table-cell office:value-type="float" office:value="-0.059855">
                <text:p>-0.05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-0.0143648888888889">
                <text:p>-0.0143648888888889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0218134444444444">
                <text:p>-0.0218134444444444</text:p>
              </table:table-cell>
              <table:table-cell office:value-type="float" office:value="-0.05746">
                <text:p>-0.05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-0.0202173333333333">
                <text:p>-0.0202173333333333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0207493333333333">
                <text:p>-0.0207493333333333</text:p>
              </table:table-cell>
              <table:table-cell office:value-type="float" office:value="-0.009576">
                <text:p>-0.00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0220794444444444">
                <text:p>-0.0220794444444444</text:p>
              </table:table-cell>
              <table:table-cell office:value-type="float" office:value="-0.031124">
                <text:p>-0.03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0210153333333333">
                <text:p>-0.0210153333333333</text:p>
              </table:table-cell>
              <table:table-cell office:value-type="float" office:value="-0.009576">
                <text:p>-0.00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0250056666666667">
                <text:p>-0.0250056666666667</text:p>
              </table:table-cell>
              <table:table-cell office:value-type="float" office:value="-0.047884">
                <text:p>-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0210153333333333">
                <text:p>-0.0210153333333333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-0.017557">
                <text:p>-0.017557</text:p>
              </table:table-cell>
              <table:table-cell office:value-type="float" office:value="-0.02873">
                <text:p>-0.0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-0.0204832222222222">
                <text:p>-0.0204832222222222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0111724444444444">
                <text:p>-0.0111724444444444</text:p>
              </table:table-cell>
              <table:table-cell office:value-type="float" office:value="0.026337">
                <text:p>0.02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0103743333333333">
                <text:p>-0.0103743333333333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0130345555555556">
                <text:p>-0.0130345555555556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-0.00984233333333333">
                <text:p>-0.00984233333333333</text:p>
              </table:table-cell>
              <table:table-cell office:value-type="float" office:value="-0.002394">
                <text:p>-0.00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-0.00718211111111111">
                <text:p>-0.00718211111111111</text:p>
              </table:table-cell>
              <table:table-cell office:value-type="float" office:value="0.014366">
                <text:p>0.01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-0.000531555555555557">
                <text:p>-0.000531555555555557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00106355555555556">
                <text:p>-0.00106355555555556</text:p>
              </table:table-cell>
              <table:table-cell office:value-type="float" office:value="0.002395">
                <text:p>0.0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0186266666666667">
                <text:p>0.00186266666666667</text:p>
              </table:table-cell>
              <table:table-cell office:value-type="float" office:value="-0.002394">
                <text:p>-0.00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00212766666666667">
                <text:p>-0.00212766666666667</text:p>
              </table:table-cell>
              <table:table-cell office:value-type="float" office:value="-0.031124">
                <text:p>-0.03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0877822222222222">
                <text:p>-0.00877822222222222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239415555555556">
                <text:p>-0.0239415555555556</text:p>
              </table:table-cell>
              <table:table-cell office:value-type="float" office:value="-0.141258">
                <text:p>-0.141258</text:p>
              </table:table-cell>
              <table:table-cell office:value-type="float" office:value="0.04421">
                <text:p>0.04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0598546666666667">
                <text:p>-0.0598546666666667</text:p>
              </table:table-cell>
              <table:table-cell office:value-type="float" office:value="-0.356736">
                <text:p>-0.356736</text:p>
              </table:table-cell>
              <table:table-cell office:value-type="float" office:value="-0.055262">
                <text:p>-0.055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-0.0614507777777778">
                <text:p>-0.0614507777777778</text:p>
              </table:table-cell>
              <table:table-cell office:value-type="float" office:value="-0.016759">
                <text:p>-0.01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0715596666666667">
                <text:p>-0.0715596666666667</text:p>
              </table:table-cell>
              <table:table-cell office:value-type="float" office:value="-0.076614">
                <text:p>-0.076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-0.0742198888888889">
                <text:p>-0.0742198888888889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0712936666666667">
                <text:p>-0.0712936666666667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161475222222222">
                <text:p>-0.161475222222222</text:p>
              </table:table-cell>
              <table:table-cell office:value-type="float" office:value="-0.814028">
                <text:p>-0.814028</text:p>
              </table:table-cell>
              <table:table-cell office:value-type="float" office:value="0.061167">
                <text:p>0.061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160145111111111">
                <text:p>-0.160145111111111</text:p>
              </table:table-cell>
              <table:table-cell office:value-type="float" office:value="-0.019153">
                <text:p>-0.019153</text:p>
              </table:table-cell>
              <table:table-cell office:value-type="float" office:value="-0.076458">
                <text:p>-0.076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116783555555556">
                <text:p>-0.116783555555556</text:p>
              </table:table-cell>
              <table:table-cell office:value-type="float" office:value="0.356736">
                <text:p>0.356736</text:p>
              </table:table-cell>
              <table:table-cell office:value-type="float" office:value="0.038692">
                <text:p>0.038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153494555555556">
                <text:p>-0.153494555555556</text:p>
              </table:table-cell>
              <table:table-cell office:value-type="float" office:value="-0.471657">
                <text:p>-0.471657</text:p>
              </table:table-cell>
              <table:table-cell office:value-type="float" office:value="0.943744">
                <text:p>0.943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0191532222222222">
                <text:p>-0.0191532222222222</text:p>
              </table:table-cell>
              <table:table-cell office:value-type="float" office:value="0.852336">
                <text:p>0.852336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0345825555555555">
                <text:p>-0.0345825555555555</text:p>
              </table:table-cell>
              <table:table-cell office:value-type="float" office:value="-0.155623">
                <text:p>-0.155623</text:p>
              </table:table-cell>
              <table:table-cell office:value-type="float" office:value="0.706546">
                <text:p>0.706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00478877777777778">
                <text:p>0.00478877777777778</text:p>
              </table:table-cell>
              <table:table-cell office:value-type="float" office:value="0.277728">
                <text:p>0.277728</text:p>
              </table:table-cell>
              <table:table-cell office:value-type="float" office:value="-0.25402">
                <text:p>-0.25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0279318888888889">
                <text:p>-0.0279318888888889</text:p>
              </table:table-cell>
              <table:table-cell office:value-type="float" office:value="-0.306457">
                <text:p>-0.306457</text:p>
              </table:table-cell>
              <table:table-cell office:value-type="float" office:value="0.807481">
                <text:p>0.807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0122374444444444">
                <text:p>0.0122374444444444</text:p>
              </table:table-cell>
              <table:table-cell office:value-type="float" office:value="0.390255">
                <text:p>0.390255</text:p>
              </table:table-cell>
              <table:table-cell office:value-type="float" office:value="-0.132241">
                <text:p>-0.1322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970985555555555">
                <text:p>0.0970985555555555</text:p>
              </table:table-cell>
              <table:table-cell office:value-type="float" office:value="-0.050278">
                <text:p>-0.050278</text:p>
              </table:table-cell>
              <table:table-cell office:value-type="float" office:value="1.133628">
                <text:p>1.133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222129">
                <text:p>0.222129</text:p>
              </table:table-cell>
              <table:table-cell office:value-type="float" office:value="1.106121">
                <text:p>1.106121</text:p>
              </table:table-cell>
              <table:table-cell office:value-type="float" office:value="-0.274207">
                <text:p>-0.274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198985111111111">
                <text:p>0.198985111111111</text:p>
              </table:table-cell>
              <table:table-cell office:value-type="float" office:value="0.148441">
                <text:p>0.148441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285442333333333">
                <text:p>0.285442333333333</text:p>
              </table:table-cell>
              <table:table-cell office:value-type="float" office:value="0.306458">
                <text:p>0.306458</text:p>
              </table:table-cell>
              <table:table-cell office:value-type="float" office:value="-0.204394">
                <text:p>-0.2043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219734777777778">
                <text:p>0.219734777777778</text:p>
              </table:table-cell>
              <table:table-cell office:value-type="float" office:value="0.260968">
                <text:p>0.260968</text:p>
              </table:table-cell>
              <table:table-cell office:value-type="float" office:value="0.817575">
                <text:p>0.817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0.146844666666667">
                <text:p>0.146844666666667</text:p>
              </table:table-cell>
              <table:table-cell office:value-type="float" office:value="-0.811634">
                <text:p>-0.811634</text:p>
              </table:table-cell>
              <table:table-cell office:value-type="float" office:value="-0.173205">
                <text:p>-0.173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159347666666667">
                <text:p>0.159347666666667</text:p>
              </table:table-cell>
              <table:table-cell office:value-type="float" office:value="0.390255">
                <text:p>0.390255</text:p>
              </table:table-cell>
              <table:table-cell office:value-type="float" office:value="-0.012491">
                <text:p>-0.012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0.227715333333333">
                <text:p>0.227715333333333</text:p>
              </table:table-cell>
              <table:table-cell office:value-type="float" office:value="0.308852">
                <text:p>0.308852</text:p>
              </table:table-cell>
              <table:table-cell office:value-type="float" office:value="0.031122">
                <text:p>0.031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192068333333333">
                <text:p>0.192068333333333</text:p>
              </table:table-cell>
              <table:table-cell office:value-type="float" office:value="0.069432">
                <text:p>0.069432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265756555555556">
                <text:p>0.265756555555556</text:p>
              </table:table-cell>
              <table:table-cell office:value-type="float" office:value="0.612916">
                <text:p>0.612916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160145666666667">
                <text:p>0.160145666666667</text:p>
              </table:table-cell>
              <table:table-cell office:value-type="float" office:value="0.155623">
                <text:p>0.155623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187546">
                <text:p>0.187546</text:p>
              </table:table-cell>
              <table:table-cell office:value-type="float" office:value="0.395044">
                <text:p>0.395044</text:p>
              </table:table-cell>
              <table:table-cell office:value-type="float" office:value="-0.235515">
                <text:p>-0.2355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168392444444444">
                <text:p>0.168392444444444</text:p>
              </table:table-cell>
              <table:table-cell office:value-type="float" office:value="0.134076">
                <text:p>0.134076</text:p>
              </table:table-cell>
              <table:table-cell office:value-type="float" office:value="-0.023417">
                <text:p>-0.023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173712888888889">
                <text:p>0.173712888888889</text:p>
              </table:table-cell>
              <table:table-cell office:value-type="float" office:value="0.308852">
                <text:p>0.308852</text:p>
              </table:table-cell>
              <table:table-cell office:value-type="float" office:value="0.019493">
                <text:p>0.0194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264958555555556">
                <text:p>0.264958555555556</text:p>
              </table:table-cell>
              <table:table-cell office:value-type="float" office:value="0.009577">
                <text:p>0.009577</text:p>
              </table:table-cell>
              <table:table-cell office:value-type="float" office:value="0.791079">
                <text:p>0.791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259372111111111">
                <text:p>0.259372111111111</text:p>
              </table:table-cell>
              <table:table-cell office:value-type="float" office:value="0.339977">
                <text:p>0.339977</text:p>
              </table:table-cell>
              <table:table-cell office:value-type="float" office:value="-0.232151">
                <text:p>-0.232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310448444444444">
                <text:p>0.310448444444444</text:p>
              </table:table-cell>
              <table:table-cell office:value-type="float" office:value="0.768539">
                <text:p>0.768539</text:p>
              </table:table-cell>
              <table:table-cell office:value-type="float" office:value="-0.040576">
                <text:p>-0.0405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0.237026333333333">
                <text:p>0.237026333333333</text:p>
              </table:table-cell>
              <table:table-cell office:value-type="float" office:value="-0.591367">
                <text:p>-0.591367</text:p>
              </table:table-cell>
              <table:table-cell office:value-type="float" office:value="-0.007949">
                <text:p>-0.007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200847333333333">
                <text:p>0.200847333333333</text:p>
              </table:table-cell>
              <table:table-cell office:value-type="float" office:value="0.287305">
                <text:p>0.287305</text:p>
              </table:table-cell>
              <table:table-cell office:value-type="float" office:value="0.658602">
                <text:p>0.658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284112444444444">
                <text:p>0.284112444444444</text:p>
              </table:table-cell>
              <table:table-cell office:value-type="float" office:value="0.905009">
                <text:p>0.905009</text:p>
              </table:table-cell>
              <table:table-cell office:value-type="float" office:value="-0.135316">
                <text:p>-0.1353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250327555555556">
                <text:p>0.250327555555556</text:p>
              </table:table-cell>
              <table:table-cell office:value-type="float" office:value="0.09098">
                <text:p>0.09098</text:p>
              </table:table-cell>
              <table:table-cell office:value-type="float" office:value="-0.016427">
                <text:p>-0.016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0.271875333333333">
                <text:p>0.271875333333333</text:p>
              </table:table-cell>
              <table:table-cell office:value-type="float" office:value="0.328006">
                <text:p>0.328006</text:p>
              </table:table-cell>
              <table:table-cell office:value-type="float" office:value="0.028262">
                <text:p>0.028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242612888888889">
                <text:p>0.242612888888889</text:p>
              </table:table-cell>
              <table:table-cell office:value-type="float" office:value="0.04549">
                <text:p>0.04549</text:p>
              </table:table-cell>
              <table:table-cell office:value-type="float" office:value="0.469348">
                <text:p>0.469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.278259888888889">
                <text:p>0.278259888888889</text:p>
              </table:table-cell>
              <table:table-cell office:value-type="float" office:value="0.3304">
                <text:p>0.3304</text:p>
              </table:table-cell>
              <table:table-cell office:value-type="float" office:value="-0.132898">
                <text:p>-0.1328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244741111111111">
                <text:p>0.244741111111111</text:p>
              </table:table-cell>
              <table:table-cell office:value-type="float" office:value="0.038308">
                <text:p>0.038308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0.206965888888889">
                <text:p>0.206965888888889</text:p>
              </table:table-cell>
              <table:table-cell office:value-type="float" office:value="0.428562">
                <text:p>0.428562</text:p>
              </table:table-cell>
              <table:table-cell office:value-type="float" office:value="-0.20187">
                <text:p>-0.20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256712">
                <text:p>0.256712</text:p>
              </table:table-cell>
              <table:table-cell office:value-type="float" office:value="-0.143652">
                <text:p>-0.143652</text:p>
              </table:table-cell>
              <table:table-cell office:value-type="float" office:value="-0.024603">
                <text:p>-0.024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253785666666667">
                <text:p>0.253785666666667</text:p>
              </table:table-cell>
              <table:table-cell office:value-type="float" office:value="0.260968">
                <text:p>0.260968</text:p>
              </table:table-cell>
              <table:table-cell office:value-type="float" office:value="0.017866">
                <text:p>0.017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18728">
                <text:p>0.18728</text:p>
              </table:table-cell>
              <table:table-cell office:value-type="float" office:value="0.306458">
                <text:p>0.306458</text:p>
              </table:table-cell>
              <table:table-cell office:value-type="float" office:value="1.038623">
                <text:p>1.038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0.0933741111111111">
                <text:p>0.0933741111111111</text:p>
              </table:table-cell>
              <table:table-cell office:value-type="float" office:value="-0.754173">
                <text:p>-0.754173</text:p>
              </table:table-cell>
              <table:table-cell office:value-type="float" office:value="-0.30617">
                <text:p>-0.306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124232666666667">
                <text:p>0.124232666666667</text:p>
              </table:table-cell>
              <table:table-cell office:value-type="float" office:value="0.605733">
                <text:p>0.605733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117316111111111">
                <text:p>0.117316111111111</text:p>
              </table:table-cell>
              <table:table-cell office:value-type="float" office:value="-0.016759">
                <text:p>-0.016759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110931555555556">
                <text:p>0.110931555555556</text:p>
              </table:table-cell>
              <table:table-cell office:value-type="float" office:value="0.272939">
                <text:p>0.272939</text:p>
              </table:table-cell>
              <table:table-cell office:value-type="float" office:value="-0.031122">
                <text:p>-0.031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0.033785">
                <text:p>0.033785</text:p>
              </table:table-cell>
              <table:table-cell office:value-type="float" office:value="-0.656011">
                <text:p>-0.656011</text:p>
              </table:table-cell>
              <table:table-cell office:value-type="float" office:value="0.020187">
                <text:p>0.0201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0412336666666667">
                <text:p>0.0412336666666667</text:p>
              </table:table-cell>
              <table:table-cell office:value-type="float" office:value="0.4956">
                <text:p>0.4956</text:p>
              </table:table-cell>
              <table:table-cell office:value-type="float" office:value="0.691406">
                <text:p>0.691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0.0154295555555555">
                <text:p>0.0154295555555555</text:p>
              </table:table-cell>
              <table:table-cell office:value-type="float" office:value="-0.375889">
                <text:p>-0.375889</text:p>
              </table:table-cell>
              <table:table-cell office:value-type="float" office:value="-0.206917">
                <text:p>-0.206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-0.135139111111111">
                <text:p>-0.135139111111111</text:p>
              </table:table-cell>
              <table:table-cell office:value-type="float" office:value="-1.09415">
                <text:p>-1.09415</text:p>
              </table:table-cell>
              <table:table-cell office:value-type="float" office:value="0.52991">
                <text:p>0.52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19393">
                <text:p>-0.19393</text:p>
              </table:table-cell>
              <table:table-cell office:value-type="float" office:value="-0.22266">
                <text:p>-0.22266</text:p>
              </table:table-cell>
              <table:table-cell office:value-type="float" office:value="-0.156134">
                <text:p>-0.156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-0.138597333333333">
                <text:p>-0.138597333333333</text:p>
              </table:table-cell>
              <table:table-cell office:value-type="float" office:value="-0.256179">
                <text:p>-0.256179</text:p>
              </table:table-cell>
              <table:table-cell office:value-type="float" office:value="0.533695">
                <text:p>0.533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202708666666667">
                <text:p>-0.202708666666667</text:p>
              </table:table-cell>
              <table:table-cell office:value-type="float" office:value="0.028731">
                <text:p>0.028731</text:p>
              </table:table-cell>
              <table:table-cell office:value-type="float" office:value="-0.081263">
                <text:p>-0.0812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183023">
                <text:p>-0.183023</text:p>
              </table:table-cell>
              <table:table-cell office:value-type="float" office:value="0.160412">
                <text:p>0.160412</text:p>
              </table:table-cell>
              <table:table-cell office:value-type="float" office:value="-0.003184">
                <text:p>-0.003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261499555555556">
                <text:p>-0.261499555555556</text:p>
              </table:table-cell>
              <table:table-cell office:value-type="float" office:value="-0.43335">
                <text:p>-0.43335</text:p>
              </table:table-cell>
              <table:table-cell office:value-type="float" office:value="0.079907">
                <text:p>0.0799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-0.151366222222222">
                <text:p>-0.151366222222222</text:p>
              </table:table-cell>
              <table:table-cell office:value-type="float" office:value="0.335189">
                <text:p>0.335189</text:p>
              </table:table-cell>
              <table:table-cell office:value-type="float" office:value="0.52991">
                <text:p>0.52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-0.205634777777778">
                <text:p>-0.205634777777778</text:p>
              </table:table-cell>
              <table:table-cell office:value-type="float" office:value="0.007183">
                <text:p>0.007183</text:p>
              </table:table-cell>
              <table:table-cell office:value-type="float" office:value="-0.176006">
                <text:p>-0.176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-0.0489476666666667">
                <text:p>-0.0489476666666667</text:p>
              </table:table-cell>
              <table:table-cell office:value-type="float" office:value="1.034295">
                <text:p>1.034295</text:p>
              </table:table-cell>
              <table:table-cell office:value-type="float" office:value="0.582901">
                <text:p>0.582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0720925555555556">
                <text:p>0.0720925555555556</text:p>
              </table:table-cell>
              <table:table-cell office:value-type="float" office:value="-0.004788">
                <text:p>-0.004788</text:p>
              </table:table-cell>
              <table:table-cell office:value-type="float" office:value="-0.17159">
                <text:p>-0.17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140460222222222">
                <text:p>0.140460222222222</text:p>
              </table:table-cell>
              <table:table-cell office:value-type="float" office:value="0.392649">
                <text:p>0.392649</text:p>
              </table:table-cell>
              <table:table-cell office:value-type="float" office:value="0.635892">
                <text:p>0.635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141524333333333">
                <text:p>0.141524333333333</text:p>
              </table:table-cell>
              <table:table-cell office:value-type="float" office:value="-0.246602">
                <text:p>-0.246602</text:p>
              </table:table-cell>
              <table:table-cell office:value-type="float" office:value="-0.162758">
                <text:p>-0.1627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0726245555555556">
                <text:p>0.0726245555555556</text:p>
              </table:table-cell>
              <table:table-cell office:value-type="float" office:value="-0.591367">
                <text:p>-0.591367</text:p>
              </table:table-cell>
              <table:table-cell office:value-type="float" office:value="0.002839">
                <text:p>0.002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.0723585555555556">
                <text:p>0.0723585555555556</text:p>
              </table:table-cell>
              <table:table-cell office:value-type="float" office:value="0.158018">
                <text:p>0.158018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193398777777778">
                <text:p>0.193398777777778</text:p>
              </table:table-cell>
              <table:table-cell office:value-type="float" office:value="0.656012">
                <text:p>0.656012</text:p>
              </table:table-cell>
              <table:table-cell office:value-type="float" office:value="0.866781">
                <text:p>0.8667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0.277727777777778">
                <text:p>0.277727777777778</text:p>
              </table:table-cell>
              <table:table-cell office:value-type="float" office:value="1.09415">
                <text:p>1.09415</text:p>
              </table:table-cell>
              <table:table-cell office:value-type="float" office:value="-0.185317">
                <text:p>-0.1853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201645333333333">
                <text:p>0.201645333333333</text:p>
              </table:table-cell>
              <table:table-cell office:value-type="float" office:value="-0.677559">
                <text:p>-0.677559</text:p>
              </table:table-cell>
              <table:table-cell office:value-type="float" office:value="-0.013437">
                <text:p>-0.013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141524333333333">
                <text:p>0.141524333333333</text:p>
              </table:table-cell>
              <table:table-cell office:value-type="float" office:value="0.493206">
                <text:p>0.493206</text:p>
              </table:table-cell>
              <table:table-cell office:value-type="float" office:value="0.008516">
                <text:p>0.0085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225055333333333">
                <text:p>0.225055333333333</text:p>
              </table:table-cell>
              <table:table-cell office:value-type="float" office:value="0.746991">
                <text:p>0.746991</text:p>
              </table:table-cell>
              <table:table-cell office:value-type="float" office:value="0.810005">
                <text:p>0.8100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.214148444444444">
                <text:p>0.214148444444444</text:p>
              </table:table-cell>
              <table:table-cell office:value-type="float" office:value="0.294487">
                <text:p>0.294487</text:p>
              </table:table-cell>
              <table:table-cell office:value-type="float" office:value="-0.057156">
                <text:p>-0.057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.239952555555555">
                <text:p>0.239952555555555</text:p>
              </table:table-cell>
              <table:table-cell office:value-type="float" office:value="-0.014365">
                <text:p>-0.014365</text:p>
              </table:table-cell>
              <table:table-cell office:value-type="float" office:value="0.683984">
                <text:p>0.683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0.301403666666667">
                <text:p>0.301403666666667</text:p>
              </table:table-cell>
              <table:table-cell office:value-type="float" office:value="-0.038307">
                <text:p>-0.038307</text:p>
              </table:table-cell>
              <table:table-cell office:value-type="float" office:value="-0.054358">
                <text:p>-0.0543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0.397171666666667">
                <text:p>0.397171666666667</text:p>
              </table:table-cell>
              <table:table-cell office:value-type="float" office:value="1.01993">
                <text:p>1.01993</text:p>
              </table:table-cell>
              <table:table-cell office:value-type="float" office:value="0.939959">
                <text:p>0.939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40196">
                <text:p>0.40196</text:p>
              </table:table-cell>
              <table:table-cell office:value-type="float" office:value="0.699107">
                <text:p>0.699107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292624888888889">
                <text:p>0.292624888888889</text:p>
              </table:table-cell>
              <table:table-cell office:value-type="float" office:value="0.110134">
                <text:p>0.110134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465007444444444">
                <text:p>0.465007444444444</text:p>
              </table:table-cell>
              <table:table-cell office:value-type="float" office:value="0.873884">
                <text:p>0.873884</text:p>
              </table:table-cell>
              <table:table-cell office:value-type="float" office:value="-0.206286">
                <text:p>-0.2062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0.442129555555556">
                <text:p>0.442129555555556</text:p>
              </table:table-cell>
              <table:table-cell office:value-type="float" office:value="0.287305">
                <text:p>0.287305</text:p>
              </table:table-cell>
              <table:table-cell office:value-type="float" office:value="0.779724">
                <text:p>0.7797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371367666666667">
                <text:p>0.371367666666667</text:p>
              </table:table-cell>
              <table:table-cell office:value-type="float" office:value="0.110134">
                <text:p>0.110134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0.328538111111111">
                <text:p>0.328538111111111</text:p>
              </table:table-cell>
              <table:table-cell office:value-type="float" office:value="-0.090979">
                <text:p>-0.090979</text:p>
              </table:table-cell>
              <table:table-cell office:value-type="float" office:value="-0.02208">
                <text:p>-0.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382806666666667">
                <text:p>0.382806666666667</text:p>
              </table:table-cell>
              <table:table-cell office:value-type="float" office:value="0.474052">
                <text:p>0.474052</text:p>
              </table:table-cell>
              <table:table-cell office:value-type="float" office:value="0.779724">
                <text:p>0.779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371367666666667">
                <text:p>0.371367666666667</text:p>
              </table:table-cell>
              <table:table-cell office:value-type="float" office:value="-0.141258">
                <text:p>-0.141258</text:p>
              </table:table-cell>
              <table:table-cell office:value-type="float" office:value="-0.19777">
                <text:p>-0.197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314438888888889">
                <text:p>0.314438888888889</text:p>
              </table:table-cell>
              <table:table-cell office:value-type="float" office:value="0.507571">
                <text:p>0.507571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177703444444444">
                <text:p>0.177703444444444</text:p>
              </table:table-cell>
              <table:table-cell office:value-type="float" office:value="-0.531512">
                <text:p>-0.531512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230109777777778">
                <text:p>0.230109777777778</text:p>
              </table:table-cell>
              <table:table-cell office:value-type="float" office:value="0.581791">
                <text:p>0.581791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0.0391056666666667">
                <text:p>0.0391056666666667</text:p>
              </table:table-cell>
              <table:table-cell office:value-type="float" office:value="-0.845153">
                <text:p>-0.845153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0337852222222222">
                <text:p>0.0337852222222222</text:p>
              </table:table-cell>
              <table:table-cell office:value-type="float" office:value="0.239421">
                <text:p>0.239421</text:p>
              </table:table-cell>
              <table:table-cell office:value-type="float" office:value="0.656079">
                <text:p>0.656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0976305555555556">
                <text:p>0.0976305555555556</text:p>
              </table:table-cell>
              <table:table-cell office:value-type="float" office:value="0.684742">
                <text:p>0.684742</text:p>
              </table:table-cell>
              <table:table-cell office:value-type="float" office:value="-0.178655">
                <text:p>-0.178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0.0183558888888889">
                <text:p>0.0183558888888889</text:p>
              </table:table-cell>
              <table:table-cell office:value-type="float" office:value="-0.804451">
                <text:p>-0.804451</text:p>
              </table:table-cell>
              <table:table-cell office:value-type="float" office:value="0.08243">
                <text:p>0.08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000266444444444452">
                <text:p>0.000266444444444452</text:p>
              </table:table-cell>
              <table:table-cell office:value-type="float" office:value="0.311247">
                <text:p>0.311247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0.0289968888888889">
                <text:p>0.0289968888888889</text:p>
              </table:table-cell>
              <table:table-cell office:value-type="float" office:value="0.117316">
                <text:p>0.117316</text:p>
              </table:table-cell>
              <table:table-cell office:value-type="float" office:value="-0.285983">
                <text:p>-0.2859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.0138336666666667">
                <text:p>0.0138336666666667</text:p>
              </table:table-cell>
              <table:table-cell office:value-type="float" office:value="0.371102">
                <text:p>0.371102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.0864577777777778">
                <text:p>0.0864577777777778</text:p>
              </table:table-cell>
              <table:table-cell office:value-type="float" office:value="0.122105">
                <text:p>0.122105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0164938888888889">
                <text:p>0.0164938888888889</text:p>
              </table:table-cell>
              <table:table-cell office:value-type="float" office:value="-0.047884">
                <text:p>-0.047884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0571953333333333">
                <text:p>0.0571953333333333</text:p>
              </table:table-cell>
              <table:table-cell office:value-type="float" office:value="-0.47884">
                <text:p>-0.47884</text:p>
              </table:table-cell>
              <table:table-cell office:value-type="float" office:value="-0.165332">
                <text:p>-0.165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457563333333333">
                <text:p>0.0457563333333333</text:p>
              </table:table-cell>
              <table:table-cell office:value-type="float" office:value="0.13647">
                <text:p>0.13647</text:p>
              </table:table-cell>
              <table:table-cell office:value-type="float" office:value="-0.07772">
                <text:p>-0.077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00851222222222221">
                <text:p>-0.00851222222222221</text:p>
              </table:table-cell>
              <table:table-cell office:value-type="float" office:value="0.196325">
                <text:p>0.196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.0936403333333333">
                <text:p>0.0936403333333333</text:p>
              </table:table-cell>
              <table:table-cell office:value-type="float" office:value="0.114922">
                <text:p>0.114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0712944444444444">
                <text:p>0.0712944444444444</text:p>
              </table:table-cell>
              <table:table-cell office:value-type="float" office:value="0.110134">
                <text:p>0.11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.0782111111111111">
                <text:p>0.0782111111111111</text:p>
              </table:table-cell>
              <table:table-cell office:value-type="float" office:value="0.179566">
                <text:p>0.17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0569293333333333">
                <text:p>0.0569293333333333</text:p>
              </table:table-cell>
              <table:table-cell office:value-type="float" office:value="0.179566">
                <text:p>0.17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.0555992222222222">
                <text:p>0.0555992222222222</text:p>
              </table:table-cell>
              <table:table-cell office:value-type="float" office:value="0.110134">
                <text:p>0.11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.0718266666666667">
                <text:p>0.0718266666666667</text:p>
              </table:table-cell>
              <table:table-cell office:value-type="float" office:value="0.098163">
                <text:p>0.09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.142322555555556">
                <text:p>0.142322555555556</text:p>
              </table:table-cell>
              <table:table-cell office:value-type="float" office:value="0.155623">
                <text:p>0.155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137800111111111">
                <text:p>0.137800111111111</text:p>
              </table:table-cell>
              <table:table-cell office:value-type="float" office:value="0.095768">
                <text:p>0.095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132479666666667">
                <text:p>0.132479666666667</text:p>
              </table:table-cell>
              <table:table-cell office:value-type="float" office:value="0.148441">
                <text:p>0.148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135938">
                <text:p>0.135938</text:p>
              </table:table-cell>
              <table:table-cell office:value-type="float" office:value="0.146047">
                <text:p>0.146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139662222222222">
                <text:p>0.139662222222222</text:p>
              </table:table-cell>
              <table:table-cell office:value-type="float" office:value="0.143652">
                <text:p>0.143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134075666666667">
                <text:p>0.134075666666667</text:p>
              </table:table-cell>
              <table:table-cell office:value-type="float" office:value="0.129287">
                <text:p>0.129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0.135671777777778">
                <text:p>0.135671777777778</text:p>
              </table:table-cell>
              <table:table-cell office:value-type="float" office:value="0.193931">
                <text:p>0.193931</text:p>
              </table:table-cell>
              <table:table-cell office:value-type="float" office:value="0.030281">
                <text:p>0.030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151899111111111">
                <text:p>0.151899111111111</text:p>
              </table:table-cell>
              <table:table-cell office:value-type="float" office:value="0.25618">
                <text:p>0.25618</text:p>
              </table:table-cell>
              <table:table-cell office:value-type="float" office:value="0.139627">
                <text:p>0.1396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0.117582222222222">
                <text:p>0.117582222222222</text:p>
              </table:table-cell>
              <table:table-cell office:value-type="float" office:value="-0.210689">
                <text:p>-0.210689</text:p>
              </table:table-cell>
              <table:table-cell office:value-type="float" office:value="0.898323">
                <text:p>0.898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0.132479555555556">
                <text:p>0.132479555555556</text:p>
              </table:table-cell>
              <table:table-cell office:value-type="float" office:value="0.289699">
                <text:p>0.289699</text:p>
              </table:table-cell>
              <table:table-cell office:value-type="float" office:value="-0.361684">
                <text:p>-0.361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146578777777778">
                <text:p>0.146578777777778</text:p>
              </table:table-cell>
              <table:table-cell office:value-type="float" office:value="0.222661">
                <text:p>0.222661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178767444444444">
                <text:p>0.178767444444444</text:p>
              </table:table-cell>
              <table:table-cell office:value-type="float" office:value="0.438139">
                <text:p>0.438139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0.196058888888889">
                <text:p>0.196058888888889</text:p>
              </table:table-cell>
              <table:table-cell office:value-type="float" office:value="0.30167">
                <text:p>0.30167</text:p>
              </table:table-cell>
              <table:table-cell office:value-type="float" office:value="0.615704">
                <text:p>0.6157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0.226917555555556">
                <text:p>0.226917555555556</text:p>
              </table:table-cell>
              <table:table-cell office:value-type="float" office:value="0.42138">
                <text:p>0.42138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23144">
                <text:p>0.23144</text:p>
              </table:table-cell>
              <table:table-cell office:value-type="float" office:value="0.169989">
                <text:p>0.169989</text:p>
              </table:table-cell>
              <table:table-cell office:value-type="float" office:value="0.628321">
                <text:p>0.628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253785888888889">
                <text:p>0.253785888888889</text:p>
              </table:table-cell>
              <table:table-cell office:value-type="float" office:value="0.395044">
                <text:p>0.395044</text:p>
              </table:table-cell>
              <table:table-cell office:value-type="float" office:value="-0.200188">
                <text:p>-0.200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265490888888889">
                <text:p>0.265490888888889</text:p>
              </table:table-cell>
              <table:table-cell office:value-type="float" office:value="0.361525">
                <text:p>0.361525</text:p>
              </table:table-cell>
              <table:table-cell office:value-type="float" office:value="0.509723">
                <text:p>0.5097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0.383338777777778">
                <text:p>0.383338777777778</text:p>
              </table:table-cell>
              <table:table-cell office:value-type="float" office:value="0.849942">
                <text:p>0.849942</text:p>
              </table:table-cell>
              <table:table-cell office:value-type="float" office:value="-0.163179">
                <text:p>-0.163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395309777777778">
                <text:p>0.395309777777778</text:p>
              </table:table-cell>
              <table:table-cell office:value-type="float" office:value="0.397438">
                <text:p>0.397438</text:p>
              </table:table-cell>
              <table:table-cell office:value-type="float" office:value="-0.011986">
                <text:p>-0.011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438139444444444">
                <text:p>0.438139444444444</text:p>
              </table:table-cell>
              <table:table-cell office:value-type="float" office:value="0.608128">
                <text:p>0.608128</text:p>
              </table:table-cell>
              <table:table-cell office:value-type="float" office:value="0.613181">
                <text:p>0.6131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398236111111111">
                <text:p>0.398236111111111</text:p>
              </table:table-cell>
              <table:table-cell office:value-type="float" office:value="0.079009">
                <text:p>0.079009</text:p>
              </table:table-cell>
              <table:table-cell office:value-type="float" office:value="-0.183366">
                <text:p>-0.1833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.408078888888889">
                <text:p>0.408078888888889</text:p>
              </table:table-cell>
              <table:table-cell office:value-type="float" office:value="0.390255">
                <text:p>0.390255</text:p>
              </table:table-cell>
              <table:table-cell office:value-type="float" office:value="0.504676">
                <text:p>0.5046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339179111111111">
                <text:p>0.339179111111111</text:p>
              </table:table-cell>
              <table:table-cell office:value-type="float" office:value="-0.198718">
                <text:p>-0.198718</text:p>
              </table:table-cell>
              <table:table-cell office:value-type="float" office:value="-0.143833">
                <text:p>-0.1438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321089555555556">
                <text:p>0.321089555555556</text:p>
              </table:table-cell>
              <table:table-cell office:value-type="float" office:value="0.007183">
                <text:p>0.007183</text:p>
              </table:table-cell>
              <table:table-cell office:value-type="float" office:value="0.54505">
                <text:p>0.54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0.245273111111111">
                <text:p>0.245273111111111</text:p>
              </table:table-cell>
              <table:table-cell office:value-type="float" office:value="-0.287304">
                <text:p>-0.287304</text:p>
              </table:table-cell>
              <table:table-cell office:value-type="float" office:value="-0.14972">
                <text:p>-0.149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277195777777778">
                <text:p>0.277195777777778</text:p>
              </table:table-cell>
              <table:table-cell office:value-type="float" office:value="0.648829">
                <text:p>0.648829</text:p>
              </table:table-cell>
              <table:table-cell office:value-type="float" office:value="0.540003">
                <text:p>0.540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0.125563">
                <text:p>0.125563</text:p>
              </table:table-cell>
              <table:table-cell office:value-type="float" office:value="-0.514753">
                <text:p>-0.514753</text:p>
              </table:table-cell>
              <table:table-cell office:value-type="float" office:value="-0.188412">
                <text:p>-0.188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147110777777778">
                <text:p>0.147110777777778</text:p>
              </table:table-cell>
              <table:table-cell office:value-type="float" office:value="0.591368">
                <text:p>0.591368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100556777777778">
                <text:p>0.100556777777778</text:p>
              </table:table-cell>
              <table:table-cell office:value-type="float" office:value="0.189142">
                <text:p>0.189142</text:p>
              </table:table-cell>
              <table:table-cell office:value-type="float" office:value="-0.200188">
                <text:p>-0.200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279326666666667">
                <text:p>0.0279326666666667</text:p>
              </table:table-cell>
              <table:table-cell office:value-type="float" office:value="-0.574608">
                <text:p>-0.574608</text:p>
              </table:table-cell>
              <table:table-cell office:value-type="float" office:value="0.005362">
                <text:p>0.005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0524067777777778">
                <text:p>0.0524067777777778</text:p>
              </table:table-cell>
              <table:table-cell office:value-type="float" office:value="0.610522">
                <text:p>0.610522</text:p>
              </table:table-cell>
              <table:table-cell office:value-type="float" office:value="0.80622">
                <text:p>0.80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.121572555555556">
                <text:p>0.121572555555556</text:p>
              </table:table-cell>
              <table:table-cell office:value-type="float" office:value="0.423774">
                <text:p>0.423774</text:p>
              </table:table-cell>
              <table:table-cell office:value-type="float" office:value="-0.207233">
                <text:p>-0.207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184619888888889">
                <text:p>0.184619888888889</text:p>
              </table:table-cell>
              <table:table-cell office:value-type="float" office:value="0.574609">
                <text:p>0.574609</text:p>
              </table:table-cell>
              <table:table-cell office:value-type="float" office:value="0.783509">
                <text:p>0.7835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270013111111111">
                <text:p>0.270013111111111</text:p>
              </table:table-cell>
              <table:table-cell office:value-type="float" office:value="0.481235">
                <text:p>0.481235</text:p>
              </table:table-cell>
              <table:table-cell office:value-type="float" office:value="-0.193038">
                <text:p>-0.1930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194462777777778">
                <text:p>0.194462777777778</text:p>
              </table:table-cell>
              <table:table-cell office:value-type="float" office:value="-0.031124">
                <text:p>-0.031124</text:p>
              </table:table-cell>
              <table:table-cell office:value-type="float" office:value="0.908416">
                <text:p>0.9084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.279057888888889">
                <text:p>0.279057888888889</text:p>
              </table:table-cell>
              <table:table-cell office:value-type="float" office:value="0.246603">
                <text:p>0.246603</text:p>
              </table:table-cell>
              <table:table-cell office:value-type="float" office:value="-0.148931">
                <text:p>-0.148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275333555555555">
                <text:p>0.275333555555555</text:p>
              </table:table-cell>
              <table:table-cell office:value-type="float" office:value="0.557849">
                <text:p>0.557849</text:p>
              </table:table-cell>
              <table:table-cell office:value-type="float" office:value="0.860833">
                <text:p>0.8608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229311666666667">
                <text:p>0.229311666666667</text:p>
              </table:table-cell>
              <table:table-cell office:value-type="float" office:value="-0.225055">
                <text:p>-0.225055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317631111111111">
                <text:p>0.317631111111111</text:p>
              </table:table-cell>
              <table:table-cell office:value-type="float" office:value="0.220267">
                <text:p>0.220267</text:p>
              </table:table-cell>
              <table:table-cell office:value-type="float" office:value="-0.026811">
                <text:p>-0.0268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231173777777778">
                <text:p>0.231173777777778</text:p>
              </table:table-cell>
              <table:table-cell office:value-type="float" office:value="-0.167594">
                <text:p>-0.167594</text:p>
              </table:table-cell>
              <table:table-cell office:value-type="float" office:value="-0.002839">
                <text:p>-0.0028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190738333333333">
                <text:p>0.190738333333333</text:p>
              </table:table-cell>
              <table:table-cell office:value-type="float" office:value="0.059855">
                <text:p>0.059855</text:p>
              </table:table-cell>
              <table:table-cell office:value-type="float" office:value="0.840285">
                <text:p>0.840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0.0776787777777778">
                <text:p>0.0776787777777778</text:p>
              </table:table-cell>
              <table:table-cell office:value-type="float" office:value="-0.442927">
                <text:p>-0.442927</text:p>
              </table:table-cell>
              <table:table-cell office:value-type="float" office:value="-0.207233">
                <text:p>-0.207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0.00106433333333333">
                <text:p>0.00106433333333333</text:p>
              </table:table-cell>
              <table:table-cell office:value-type="float" office:value="-0.208295">
                <text:p>-0.208295</text:p>
              </table:table-cell>
              <table:table-cell office:value-type="float" office:value="0.874351">
                <text:p>0.8743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0239422222222222">
                <text:p>0.0239422222222222</text:p>
              </table:table-cell>
              <table:table-cell office:value-type="float" office:value="0.174777">
                <text:p>0.174777</text:p>
              </table:table-cell>
              <table:table-cell office:value-type="float" office:value="-0.187739">
                <text:p>-0.1877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0814026666666667">
                <text:p>-0.0814026666666667</text:p>
              </table:table-cell>
              <table:table-cell office:value-type="float" office:value="-0.701501">
                <text:p>-0.701501</text:p>
              </table:table-cell>
              <table:table-cell office:value-type="float" office:value="0.05215">
                <text:p>0.052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117315666666667">
                <text:p>-0.117315666666667</text:p>
              </table:table-cell>
              <table:table-cell office:value-type="float" office:value="0.234632">
                <text:p>0.234632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0960337777777778">
                <text:p>-0.0960337777777778</text:p>
              </table:table-cell>
              <table:table-cell office:value-type="float" office:value="-0.033518">
                <text:p>-0.033518</text:p>
              </table:table-cell>
              <table:table-cell office:value-type="float" office:value="-0.264114">
                <text:p>-0.264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83289111111111">
                <text:p>-0.183289111111111</text:p>
              </table:table-cell>
              <table:table-cell office:value-type="float" office:value="-0.565031">
                <text:p>-0.565031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142853666666667">
                <text:p>-0.142853666666667</text:p>
              </table:table-cell>
              <table:table-cell office:value-type="float" office:value="0.196325">
                <text:p>0.196325</text:p>
              </table:table-cell>
              <table:table-cell office:value-type="float" office:value="-0.243927">
                <text:p>-0.243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194994">
                <text:p>-0.194994</text:p>
              </table:table-cell>
              <table:table-cell office:value-type="float" office:value="-0.409408">
                <text:p>-0.409408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-0.131946666666667">
                <text:p>-0.131946666666667</text:p>
              </table:table-cell>
              <table:table-cell office:value-type="float" office:value="0.124499">
                <text:p>0.124499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-0.114389222222222">
                <text:p>-0.114389222222222</text:p>
              </table:table-cell>
              <table:table-cell office:value-type="float" office:value="-0.050278">
                <text:p>-0.050278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146577888888889">
                <text:p>-0.146577888888889</text:p>
              </table:table-cell>
              <table:table-cell office:value-type="float" office:value="-0.114921">
                <text:p>-0.114921</text:p>
              </table:table-cell>
              <table:table-cell office:value-type="float" office:value="-0.202501">
                <text:p>-0.202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194993888888889">
                <text:p>-0.194993888888889</text:p>
              </table:table-cell>
              <table:table-cell office:value-type="float" office:value="-1.137245">
                <text:p>-1.137245</text:p>
              </table:table-cell>
              <table:table-cell office:value-type="float" office:value="0.855425">
                <text:p>0.855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310181555555555">
                <text:p>-0.310181555555555</text:p>
              </table:table-cell>
              <table:table-cell office:value-type="float" office:value="-0.802057">
                <text:p>-0.802057</text:p>
              </table:table-cell>
              <table:table-cell office:value-type="float" office:value="-0.213856">
                <text:p>-0.213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-0.292092111111111">
                <text:p>-0.292092111111111</text:p>
              </table:table-cell>
              <table:table-cell office:value-type="float" office:value="0.129287">
                <text:p>0.129287</text:p>
              </table:table-cell>
              <table:table-cell office:value-type="float" office:value="0.840285">
                <text:p>0.8402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-0.205900888888889">
                <text:p>-0.205900888888889</text:p>
              </table:table-cell>
              <table:table-cell office:value-type="float" office:value="0.21069">
                <text:p>0.21069</text:p>
              </table:table-cell>
              <table:table-cell office:value-type="float" office:value="-0.209125">
                <text:p>-0.209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-0.254051">
                <text:p>-0.254051</text:p>
              </table:table-cell>
              <table:table-cell office:value-type="float" office:value="-0.237026">
                <text:p>-0.237026</text:p>
              </table:table-cell>
              <table:table-cell office:value-type="float" office:value="0.007991">
                <text:p>0.007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211221444444444">
                <text:p>-0.211221444444444</text:p>
              </table:table-cell>
              <table:table-cell office:value-type="float" office:value="-0.023942">
                <text:p>-0.023942</text:p>
              </table:table-cell>
              <table:table-cell office:value-type="float" office:value="-0.025234">
                <text:p>-0.0252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288634">
                <text:p>-0.288634</text:p>
              </table:table-cell>
              <table:table-cell office:value-type="float" office:value="-0.572214">
                <text:p>-0.572214</text:p>
              </table:table-cell>
              <table:table-cell office:value-type="float" office:value="-0.005421">
                <text:p>-0.0054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243144111111111">
                <text:p>-0.243144111111111</text:p>
              </table:table-cell>
              <table:table-cell office:value-type="float" office:value="0.359131">
                <text:p>0.359131</text:p>
              </table:table-cell>
              <table:table-cell office:value-type="float" office:value="0.730098">
                <text:p>0.7300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250060777777778">
                <text:p>-0.250060777777778</text:p>
              </table:table-cell>
              <table:table-cell office:value-type="float" office:value="-0.177171">
                <text:p>-0.177171</text:p>
              </table:table-cell>
              <table:table-cell office:value-type="float" office:value="-0.190095">
                <text:p>-0.1900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131680888888889">
                <text:p>-0.131680888888889</text:p>
              </table:table-cell>
              <table:table-cell office:value-type="float" office:value="-0.071826">
                <text:p>-0.071826</text:p>
              </table:table-cell>
              <table:table-cell office:value-type="float" office:value="-0.019241">
                <text:p>-0.0192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414993333333333">
                <text:p>-0.0414993333333333</text:p>
              </table:table-cell>
              <table:table-cell office:value-type="float" office:value="0.009577">
                <text:p>0.009577</text:p>
              </table:table-cell>
              <table:table-cell office:value-type="float" office:value="-0.002574">
                <text:p>-0.0025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0704957777777778">
                <text:p>-0.0704957777777778</text:p>
              </table:table-cell>
              <table:table-cell office:value-type="float" office:value="-0.131681">
                <text:p>-0.131681</text:p>
              </table:table-cell>
              <table:table-cell office:value-type="float" office:value="0.017411">
                <text:p>0.0174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-0.07289">
                <text:p>-0.07289</text:p>
              </table:table-cell>
              <table:table-cell office:value-type="float" office:value="0.189142">
                <text:p>0.189142</text:p>
              </table:table-cell>
              <table:table-cell office:value-type="float" office:value="0.908416">
                <text:p>0.9084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-0.0414993333333333">
                <text:p>-0.0414993333333333</text:p>
              </table:table-cell>
              <table:table-cell office:value-type="float" office:value="0.04549">
                <text:p>0.04549</text:p>
              </table:table-cell>
              <table:table-cell office:value-type="float" office:value="-0.265796">
                <text:p>-0.2657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-0.0321885555555556">
                <text:p>-0.0321885555555556</text:p>
              </table:table-cell>
              <table:table-cell office:value-type="float" office:value="0.059855">
                <text:p>0.059855</text:p>
              </table:table-cell>
              <table:table-cell office:value-type="float" office:value="0.706546">
                <text:p>0.7065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0228781111111111">
                <text:p>0.0228781111111111</text:p>
              </table:table-cell>
              <table:table-cell office:value-type="float" office:value="-0.076614">
                <text:p>-0.076614</text:p>
              </table:table-cell>
              <table:table-cell office:value-type="float" office:value="-0.245609">
                <text:p>-0.245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0154294444444444">
                <text:p>0.0154294444444444</text:p>
              </table:table-cell>
              <table:table-cell office:value-type="float" office:value="0.292093">
                <text:p>0.292093</text:p>
              </table:table-cell>
              <table:table-cell office:value-type="float" office:value="0.464302">
                <text:p>0.4643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0476182222222222">
                <text:p>0.0476182222222222</text:p>
              </table:table-cell>
              <table:table-cell office:value-type="float" office:value="0.112528">
                <text:p>0.112528</text:p>
              </table:table-cell>
              <table:table-cell office:value-type="float" office:value="-0.178319">
                <text:p>-0.1783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.0404356666666667">
                <text:p>0.0404356666666667</text:p>
              </table:table-cell>
              <table:table-cell office:value-type="float" office:value="-0.136469">
                <text:p>-0.136469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.0832653333333334">
                <text:p>0.0832653333333334</text:p>
              </table:table-cell>
              <table:table-cell office:value-type="float" office:value="0.395044">
                <text:p>0.395044</text:p>
              </table:table-cell>
              <table:table-cell office:value-type="float" office:value="-0.143833">
                <text:p>-0.143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117848333333333">
                <text:p>0.117848333333333</text:p>
              </table:table-cell>
              <table:table-cell office:value-type="float" office:value="0.179566">
                <text:p>0.179566</text:p>
              </table:table-cell>
              <table:table-cell office:value-type="float" office:value="-0.023657">
                <text:p>-0.0236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195526888888889">
                <text:p>0.195526888888889</text:p>
              </table:table-cell>
              <table:table-cell office:value-type="float" office:value="0.888249">
                <text:p>0.888249</text:p>
              </table:table-cell>
              <table:table-cell office:value-type="float" office:value="0.023657">
                <text:p>0.0236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254051888888889">
                <text:p>0.254051888888889</text:p>
              </table:table-cell>
              <table:table-cell office:value-type="float" office:value="0.572215">
                <text:p>0.572215</text:p>
              </table:table-cell>
              <table:table-cell office:value-type="float" office:value="0.878136">
                <text:p>0.878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306990444444444">
                <text:p>0.306990444444444</text:p>
              </table:table-cell>
              <table:table-cell office:value-type="float" office:value="0.536302">
                <text:p>0.536302</text:p>
              </table:table-cell>
              <table:table-cell office:value-type="float" office:value="-0.279254">
                <text:p>-0.279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305128333333333">
                <text:p>0.305128333333333</text:p>
              </table:table-cell>
              <table:table-cell office:value-type="float" office:value="-0.093373">
                <text:p>-0.093373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331996555555556">
                <text:p>0.331996555555556</text:p>
              </table:table-cell>
              <table:table-cell office:value-type="float" office:value="0.533907">
                <text:p>0.533907</text:p>
              </table:table-cell>
              <table:table-cell office:value-type="float" office:value="-0.115681">
                <text:p>-0.1156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346893777777778">
                <text:p>0.346893777777778</text:p>
              </table:table-cell>
              <table:table-cell office:value-type="float" office:value="0.246603">
                <text:p>0.246603</text:p>
              </table:table-cell>
              <table:table-cell office:value-type="float" office:value="0.032646">
                <text:p>0.0326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44479">
                <text:p>0.44479</text:p>
              </table:table-cell>
              <table:table-cell office:value-type="float" office:value="0.744597">
                <text:p>0.744597</text:p>
              </table:table-cell>
              <table:table-cell office:value-type="float" office:value="0.794864">
                <text:p>0.794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370569666666667">
                <text:p>0.370569666666667</text:p>
              </table:table-cell>
              <table:table-cell office:value-type="float" office:value="-0.272939">
                <text:p>-0.272939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450376333333333">
                <text:p>0.450376333333333</text:p>
              </table:table-cell>
              <table:table-cell office:value-type="float" office:value="0.897826">
                <text:p>0.897826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414463333333333">
                <text:p>0.414463333333333</text:p>
              </table:table-cell>
              <table:table-cell office:value-type="float" office:value="0.565032">
                <text:p>0.565032</text:p>
              </table:table-cell>
              <table:table-cell office:value-type="float" office:value="-0.204394">
                <text:p>-0.2043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371899666666667">
                <text:p>0.371899666666667</text:p>
              </table:table-cell>
              <table:table-cell office:value-type="float" office:value="0.189142">
                <text:p>0.189142</text:p>
              </table:table-cell>
              <table:table-cell office:value-type="float" office:value="0.817575">
                <text:p>0.8175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408344666666667">
                <text:p>0.408344666666667</text:p>
              </table:table-cell>
              <table:table-cell office:value-type="float" office:value="0.864307">
                <text:p>0.864307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.371101444444444">
                <text:p>0.371101444444444</text:p>
              </table:table-cell>
              <table:table-cell office:value-type="float" office:value="-0.428562">
                <text:p>-0.428562</text:p>
              </table:table-cell>
              <table:table-cell office:value-type="float" office:value="0.691406">
                <text:p>0.6914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298743444444444">
                <text:p>0.298743444444444</text:p>
              </table:table-cell>
              <table:table-cell office:value-type="float" office:value="-0.117315">
                <text:p>-0.117315</text:p>
              </table:table-cell>
              <table:table-cell office:value-type="float" office:value="-0.228786">
                <text:p>-0.2287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2341">
                <text:p>0.2341</text:p>
              </table:table-cell>
              <table:table-cell office:value-type="float" office:value="-0.335188">
                <text:p>-0.335188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156421444444444">
                <text:p>0.156421444444444</text:p>
              </table:table-cell>
              <table:table-cell office:value-type="float" office:value="0.04549">
                <text:p>0.04549</text:p>
              </table:table-cell>
              <table:table-cell office:value-type="float" office:value="-0.280936">
                <text:p>-0.280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.246337111111111">
                <text:p>0.246337111111111</text:p>
              </table:table-cell>
              <table:table-cell office:value-type="float" office:value="0.536302">
                <text:p>0.536302</text:p>
              </table:table-cell>
              <table:table-cell office:value-type="float" office:value="0.585424">
                <text:p>0.585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0.101354888888889">
                <text:p>0.101354888888889</text:p>
              </table:table-cell>
              <table:table-cell office:value-type="float" office:value="-0.407014">
                <text:p>-0.407014</text:p>
              </table:table-cell>
              <table:table-cell office:value-type="float" office:value="-0.081616">
                <text:p>-0.0816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-0.00159577777777778">
                <text:p>-0.00159577777777778</text:p>
              </table:table-cell>
              <table:table-cell office:value-type="float" office:value="-0.361524">
                <text:p>-0.361524</text:p>
              </table:table-cell>
              <table:table-cell office:value-type="float" office:value="1.076852">
                <text:p>1.076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.0521407777777778">
                <text:p>0.0521407777777778</text:p>
              </table:table-cell>
              <table:table-cell office:value-type="float" office:value="0.672771">
                <text:p>0.672771</text:p>
              </table:table-cell>
              <table:table-cell office:value-type="float" office:value="-0.260223">
                <text:p>-0.2602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0771461111111111">
                <text:p>-0.0771461111111111</text:p>
              </table:table-cell>
              <table:table-cell office:value-type="float" office:value="-0.299275">
                <text:p>-0.299275</text:p>
              </table:table-cell>
              <table:table-cell office:value-type="float" office:value="0.047524">
                <text:p>0.0475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-0.004522">
                <text:p>-0.004522</text:p>
              </table:table-cell>
              <table:table-cell office:value-type="float" office:value="0.225055">
                <text:p>0.225055</text:p>
              </table:table-cell>
              <table:table-cell office:value-type="float" office:value="-0.020793">
                <text:p>-0.0207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133014444444445">
                <text:p>0.0133014444444445</text:p>
              </table:table-cell>
              <table:table-cell office:value-type="float" office:value="0.043096">
                <text:p>0.043096</text:p>
              </table:table-cell>
              <table:table-cell office:value-type="float" office:value="0.896304">
                <text:p>0.8963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670373333333333">
                <text:p>-0.0670373333333333</text:p>
              </table:table-cell>
              <table:table-cell office:value-type="float" office:value="-1.058237">
                <text:p>-1.058237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0122366666666667">
                <text:p>-0.0122366666666667</text:p>
              </table:table-cell>
              <table:table-cell office:value-type="float" office:value="0.538696">
                <text:p>0.538696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131946777777778">
                <text:p>-0.131946777777778</text:p>
              </table:table-cell>
              <table:table-cell office:value-type="float" office:value="-0.541089">
                <text:p>-0.541089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0694315555555556">
                <text:p>-0.0694315555555556</text:p>
              </table:table-cell>
              <table:table-cell office:value-type="float" office:value="0.155623">
                <text:p>0.155623</text:p>
              </table:table-cell>
              <table:table-cell office:value-type="float" office:value="0.74692">
                <text:p>0.746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111995111111111">
                <text:p>-0.111995111111111</text:p>
              </table:table-cell>
              <table:table-cell office:value-type="float" office:value="-0.744596">
                <text:p>-0.744596</text:p>
              </table:table-cell>
              <table:table-cell office:value-type="float" office:value="-0.195877">
                <text:p>-0.1958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-0.0683674444444445">
                <text:p>-0.0683674444444445</text:p>
              </table:table-cell>
              <table:table-cell office:value-type="float" office:value="1.06542">
                <text:p>1.06542</text:p>
              </table:table-cell>
              <table:table-cell office:value-type="float" office:value="0.82893">
                <text:p>0.828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0465535555555555">
                <text:p>-0.0465535555555555</text:p>
              </table:table-cell>
              <table:table-cell office:value-type="float" office:value="-0.10295">
                <text:p>-0.10295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-0.114655222222222">
                <text:p>-0.114655222222222</text:p>
              </table:table-cell>
              <table:table-cell office:value-type="float" office:value="-0.38786">
                <text:p>-0.38786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-0.0928413333333334">
                <text:p>-0.0928413333333334</text:p>
              </table:table-cell>
              <table:table-cell office:value-type="float" office:value="0.239421">
                <text:p>0.239421</text:p>
              </table:table-cell>
              <table:table-cell office:value-type="float" office:value="-0.274207">
                <text:p>-0.2742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0117055555555555">
                <text:p>0.0117055555555555</text:p>
              </table:table-cell>
              <table:table-cell office:value-type="float" office:value="-0.117315">
                <text:p>-0.117315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133010666666667">
                <text:p>-0.133010666666667</text:p>
              </table:table-cell>
              <table:table-cell office:value-type="float" office:value="-0.76375">
                <text:p>-0.76375</text:p>
              </table:table-cell>
              <table:table-cell office:value-type="float" office:value="-0.188307">
                <text:p>-0.1883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-0.0247395555555556">
                <text:p>-0.0247395555555556</text:p>
              </table:table-cell>
              <table:table-cell office:value-type="float" office:value="0.433351">
                <text:p>0.433351</text:p>
              </table:table-cell>
              <table:table-cell office:value-type="float" office:value="0.753229">
                <text:p>0.7532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120507555555556">
                <text:p>-0.120507555555556</text:p>
              </table:table-cell>
              <table:table-cell office:value-type="float" office:value="-0.706289">
                <text:p>-0.706289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-0.0311241111111111">
                <text:p>-0.0311241111111111</text:p>
              </table:table-cell>
              <table:table-cell office:value-type="float" office:value="0.059855">
                <text:p>0.059855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160677">
                <text:p>-0.160677</text:p>
              </table:table-cell>
              <table:table-cell office:value-type="float" office:value="-0.100556">
                <text:p>-0.100556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0.277194888888889">
                <text:p>-0.277194888888889</text:p>
              </table:table-cell>
              <table:table-cell office:value-type="float" office:value="-1.151611">
                <text:p>-1.151611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310447666666667">
                <text:p>-0.310447666666667</text:p>
              </table:table-cell>
              <table:table-cell office:value-type="float" office:value="-0.687135">
                <text:p>-0.687135</text:p>
              </table:table-cell>
              <table:table-cell office:value-type="float" office:value="-0.208179">
                <text:p>-0.2081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335719888888889">
                <text:p>-0.335719888888889</text:p>
              </table:table-cell>
              <table:table-cell office:value-type="float" office:value="0.011971">
                <text:p>0.011971</text:p>
              </table:table-cell>
              <table:table-cell office:value-type="float" office:value="0.862996">
                <text:p>0.862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334655888888889">
                <text:p>-0.334655888888889</text:p>
              </table:table-cell>
              <table:table-cell office:value-type="float" office:value="-0.107739">
                <text:p>-0.107739</text:p>
              </table:table-cell>
              <table:table-cell office:value-type="float" office:value="-0.255702">
                <text:p>-0.2557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-0.260435666666667">
                <text:p>-0.260435666666667</text:p>
              </table:table-cell>
              <table:table-cell office:value-type="float" office:value="-0.095768">
                <text:p>-0.095768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255647333333333">
                <text:p>-0.255647333333333</text:p>
              </table:table-cell>
              <table:table-cell office:value-type="float" office:value="0.476446">
                <text:p>0.476446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192068">
                <text:p>-0.192068</text:p>
              </table:table-cell>
              <table:table-cell office:value-type="float" office:value="-0.134075">
                <text:p>-0.134075</text:p>
              </table:table-cell>
              <table:table-cell office:value-type="float" office:value="-0.023972">
                <text:p>-0.023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-0.157219">
                <text:p>-0.157219</text:p>
              </table:table-cell>
              <table:table-cell office:value-type="float" office:value="0.373496">
                <text:p>0.373496</text:p>
              </table:table-cell>
              <table:table-cell office:value-type="float" office:value="0.847855">
                <text:p>0.8478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-0.118645777777778">
                <text:p>-0.118645777777778</text:p>
              </table:table-cell>
              <table:table-cell office:value-type="float" office:value="0.246603">
                <text:p>0.246603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00399055555555556">
                <text:p>0.00399055555555556</text:p>
              </table:table-cell>
              <table:table-cell office:value-type="float" office:value="-0.047884">
                <text:p>-0.047884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0.069432">
                <text:p>0.069432</text:p>
              </table:table-cell>
              <table:table-cell office:value-type="float" office:value="-0.098162">
                <text:p>-0.098162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0.0829992222222222">
                <text:p>0.0829992222222222</text:p>
              </table:table-cell>
              <table:table-cell office:value-type="float" office:value="0.134076">
                <text:p>0.134076</text:p>
              </table:table-cell>
              <table:table-cell office:value-type="float" office:value="-0.044613">
                <text:p>-0.0446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0.0750185555555556">
                <text:p>0.0750185555555556</text:p>
              </table:table-cell>
              <table:table-cell office:value-type="float" office:value="-0.179565">
                <text:p>-0.179565</text:p>
              </table:table-cell>
              <table:table-cell office:value-type="float" office:value="0.672228">
                <text:p>0.672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0.067836">
                <text:p>0.067836</text:p>
              </table:table-cell>
              <table:table-cell office:value-type="float" office:value="-0.160411">
                <text:p>-0.160411</text:p>
              </table:table-cell>
              <table:table-cell office:value-type="float" office:value="-0.195141">
                <text:p>-0.1951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0271346666666667">
                <text:p>0.0271346666666667</text:p>
              </table:table-cell>
              <table:table-cell office:value-type="float" office:value="0.110134">
                <text:p>0.110134</text:p>
              </table:table-cell>
              <table:table-cell office:value-type="float" office:value="0.540003">
                <text:p>0.540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0.0284647777777778">
                <text:p>0.0284647777777778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123961">
                <text:p>-0.1239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.0295288888888889">
                <text:p>0.0295288888888889</text:p>
              </table:table-cell>
              <table:table-cell office:value-type="float" office:value="0.383073">
                <text:p>0.383073</text:p>
              </table:table-cell>
              <table:table-cell office:value-type="float" office:value="0.81379">
                <text:p>0.813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0476184444444444">
                <text:p>0.0476184444444444</text:p>
              </table:table-cell>
              <table:table-cell office:value-type="float" office:value="0.409409">
                <text:p>0.409409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.0367115555555556">
                <text:p>0.0367115555555556</text:p>
              </table:table-cell>
              <table:table-cell office:value-type="float" office:value="-0.146046">
                <text:p>-0.146046</text:p>
              </table:table-cell>
              <table:table-cell office:value-type="float" office:value="0.706546">
                <text:p>0.7065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121306666666667">
                <text:p>0.121306666666667</text:p>
              </table:table-cell>
              <table:table-cell office:value-type="float" office:value="0.663194">
                <text:p>0.663194</text:p>
              </table:table-cell>
              <table:table-cell office:value-type="float" office:value="-0.192092">
                <text:p>-0.1920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0859256666666667">
                <text:p>0.0859256666666667</text:p>
              </table:table-cell>
              <table:table-cell office:value-type="float" office:value="-0.184353">
                <text:p>-0.184353</text:p>
              </table:table-cell>
              <table:table-cell office:value-type="float" office:value="0.81379">
                <text:p>0.813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0337853333333333">
                <text:p>0.0337853333333333</text:p>
              </table:table-cell>
              <table:table-cell office:value-type="float" office:value="-0.648828">
                <text:p>-0.648828</text:p>
              </table:table-cell>
              <table:table-cell office:value-type="float" office:value="-0.245609">
                <text:p>-0.2456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0.0710284444444444">
                <text:p>0.0710284444444444</text:p>
              </table:table-cell>
              <table:table-cell office:value-type="float" office:value="0.174777">
                <text:p>0.174777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.142322444444444">
                <text:p>0.142322444444444</text:p>
              </table:table-cell>
              <table:table-cell office:value-type="float" office:value="0.75178">
                <text:p>0.75178</text:p>
              </table:table-cell>
              <table:table-cell office:value-type="float" office:value="-0.265796">
                <text:p>-0.2657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.168658666666667">
                <text:p>0.168658666666667</text:p>
              </table:table-cell>
              <table:table-cell office:value-type="float" office:value="0.114922">
                <text:p>0.114922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.131947555555556">
                <text:p>0.131947555555556</text:p>
              </table:table-cell>
              <table:table-cell office:value-type="float" office:value="0.052673">
                <text:p>0.052673</text:p>
              </table:table-cell>
              <table:table-cell office:value-type="float" office:value="-0.181683">
                <text:p>-0.1816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.0928422222222222">
                <text:p>0.0928422222222222</text:p>
              </table:table-cell>
              <table:table-cell office:value-type="float" office:value="0.057461">
                <text:p>0.057461</text:p>
              </table:table-cell>
              <table:table-cell office:value-type="float" office:value="-0.004731">
                <text:p>-0.0047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.156155555555556">
                <text:p>0.156155555555556</text:p>
              </table:table-cell>
              <table:table-cell office:value-type="float" office:value="0.423774">
                <text:p>0.423774</text:p>
              </table:table-cell>
              <table:table-cell office:value-type="float" office:value="-0.011355">
                <text:p>-0.0113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0563972222222222">
                <text:p>0.0563972222222222</text:p>
              </table:table-cell>
              <table:table-cell office:value-type="float" office:value="-0.234631">
                <text:p>-0.234631</text:p>
              </table:table-cell>
              <table:table-cell office:value-type="float" office:value="0.893276">
                <text:p>0.8932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.0462883333333333">
                <text:p>0.0462883333333333</text:p>
              </table:table-cell>
              <table:table-cell office:value-type="float" office:value="-0.275333">
                <text:p>-0.275333</text:p>
              </table:table-cell>
              <table:table-cell office:value-type="float" office:value="-0.229943">
                <text:p>-0.2299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.177171333333333">
                <text:p>0.177171333333333</text:p>
              </table:table-cell>
              <table:table-cell office:value-type="float" office:value="0.529119">
                <text:p>0.529119</text:p>
              </table:table-cell>
              <table:table-cell office:value-type="float" office:value="0.066028">
                <text:p>0.0660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.214148444444444">
                <text:p>0.214148444444444</text:p>
              </table:table-cell>
              <table:table-cell office:value-type="float" office:value="0.507571">
                <text:p>0.507571</text:p>
              </table:table-cell>
              <table:table-cell office:value-type="float" office:value="0.842809">
                <text:p>0.8428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135937777777778">
                <text:p>0.135937777777778</text:p>
              </table:table-cell>
              <table:table-cell office:value-type="float" office:value="0.047884">
                <text:p>0.047884</text:p>
              </table:table-cell>
              <table:table-cell office:value-type="float" office:value="-0.200457">
                <text:p>-0.2004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.113857888888889">
                <text:p>0.113857888888889</text:p>
              </table:table-cell>
              <table:table-cell office:value-type="float" office:value="-0.083797">
                <text:p>-0.083797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127691">
                <text:p>0.127691</text:p>
              </table:table-cell>
              <table:table-cell office:value-type="float" office:value="0.177171">
                <text:p>0.177171</text:p>
              </table:table-cell>
              <table:table-cell office:value-type="float" office:value="0.027337">
                <text:p>0.0273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0.120508444444444">
                <text:p>0.120508444444444</text:p>
              </table:table-cell>
              <table:table-cell office:value-type="float" office:value="-0.007182">
                <text:p>-0.007182</text:p>
              </table:table-cell>
              <table:table-cell office:value-type="float" office:value="-0.022004">
                <text:p>-0.0220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0.0226122222222222">
                <text:p>0.0226122222222222</text:p>
              </table:table-cell>
              <table:table-cell office:value-type="float" office:value="-0.457292">
                <text:p>-0.457292</text:p>
              </table:table-cell>
              <table:table-cell office:value-type="float" office:value="0.90236">
                <text:p>0.902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.0691661111111111">
                <text:p>0.0691661111111111</text:p>
              </table:table-cell>
              <table:table-cell office:value-type="float" office:value="0.184354">
                <text:p>0.184354</text:p>
              </table:table-cell>
              <table:table-cell office:value-type="float" office:value="-0.236567">
                <text:p>-0.2365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167594444444444">
                <text:p>0.167594444444444</text:p>
              </table:table-cell>
              <table:table-cell office:value-type="float" office:value="0.610522">
                <text:p>0.610522</text:p>
              </table:table-cell>
              <table:table-cell office:value-type="float" office:value="0.046262">
                <text:p>0.0462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.207231777777778">
                <text:p>0.207231777777778</text:p>
              </table:table-cell>
              <table:table-cell office:value-type="float" office:value="0.885855">
                <text:p>0.885855</text:p>
              </table:table-cell>
              <table:table-cell office:value-type="float" office:value="-0.002523">
                <text:p>-0.0025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.136469777777778">
                <text:p>0.136469777777778</text:p>
              </table:table-cell>
              <table:table-cell office:value-type="float" office:value="-0.129287">
                <text:p>-0.129287</text:p>
              </table:table-cell>
              <table:table-cell office:value-type="float" office:value="-0.01514">
                <text:p>-0.01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.178235333333333">
                <text:p>0.178235333333333</text:p>
              </table:table-cell>
              <table:table-cell office:value-type="float" office:value="0.423774">
                <text:p>0.423774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.241282666666667">
                <text:p>0.241282666666667</text:p>
              </table:table-cell>
              <table:table-cell office:value-type="float" office:value="0.483629">
                <text:p>0.483629</text:p>
              </table:table-cell>
              <table:table-cell office:value-type="float" office:value="0.878136">
                <text:p>0.878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327474">
                <text:p>0.327474</text:p>
              </table:table-cell>
              <table:table-cell office:value-type="float" office:value="0.952893">
                <text:p>0.952893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308852444444444">
                <text:p>0.308852444444444</text:p>
              </table:table-cell>
              <table:table-cell office:value-type="float" office:value="-0.174776">
                <text:p>-0.174776</text:p>
              </table:table-cell>
              <table:table-cell office:value-type="float" office:value="0.767107">
                <text:p>0.7671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.417389555555556">
                <text:p>0.417389555555556</text:p>
              </table:table-cell>
              <table:table-cell office:value-type="float" office:value="0.519542">
                <text:p>0.519542</text:p>
              </table:table-cell>
              <table:table-cell office:value-type="float" office:value="-0.260749">
                <text:p>-0.2607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408610777777778">
                <text:p>0.408610777777778</text:p>
              </table:table-cell>
              <table:table-cell office:value-type="float" office:value="0.105345">
                <text:p>0.105345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.436543111111111">
                <text:p>0.436543111111111</text:p>
              </table:table-cell>
              <table:table-cell office:value-type="float" office:value="0.861913">
                <text:p>0.861913</text:p>
              </table:table-cell>
              <table:table-cell office:value-type="float" office:value="-0.201555">
                <text:p>-0.201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350617888888889">
                <text:p>0.350617888888889</text:p>
              </table:table-cell>
              <table:table-cell office:value-type="float" office:value="0.112528">
                <text:p>0.112528</text:p>
              </table:table-cell>
              <table:table-cell office:value-type="float" office:value="-0.019872">
                <text:p>-0.0198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.446652">
                <text:p>0.446652</text:p>
              </table:table-cell>
              <table:table-cell office:value-type="float" office:value="0.73502">
                <text:p>0.73502</text:p>
              </table:table-cell>
              <table:table-cell office:value-type="float" office:value="0.329301">
                <text:p>0.3293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488949555555555">
                <text:p>0.488949555555555</text:p>
              </table:table-cell>
              <table:table-cell office:value-type="float" office:value="0.804452">
                <text:p>0.804452</text:p>
              </table:table-cell>
              <table:table-cell office:value-type="float" office:value="-0.00757">
                <text:p>-0.007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0.429892555555556">
                <text:p>0.429892555555556</text:p>
              </table:table-cell>
              <table:table-cell office:value-type="float" office:value="-0.047884">
                <text:p>-0.047884</text:p>
              </table:table-cell>
              <table:table-cell office:value-type="float" office:value="0.001682">
                <text:p>0.0016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349021666666667">
                <text:p>0.349021666666667</text:p>
              </table:table-cell>
              <table:table-cell office:value-type="float" office:value="0.225055">
                <text:p>0.225055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360726666666667">
                <text:p>0.360726666666667</text:p>
              </table:table-cell>
              <table:table-cell office:value-type="float" office:value="-0.069431">
                <text:p>-0.069431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0.187812111111111">
                <text:p>0.187812111111111</text:p>
              </table:table-cell>
              <table:table-cell office:value-type="float" office:value="-1.036689">
                <text:p>-1.036689</text:p>
              </table:table-cell>
              <table:table-cell office:value-type="float" office:value="0.873089">
                <text:p>0.8730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0.106409333333333">
                <text:p>0.106409333333333</text:p>
              </table:table-cell>
              <table:table-cell office:value-type="float" office:value="-0.62728">
                <text:p>-0.62728</text:p>
              </table:table-cell>
              <table:table-cell office:value-type="float" office:value="-0.231835">
                <text:p>-0.2318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0585253333333333">
                <text:p>0.0585253333333333</text:p>
              </table:table-cell>
              <table:table-cell office:value-type="float" office:value="0.430957">
                <text:p>0.430957</text:p>
              </table:table-cell>
              <table:table-cell office:value-type="float" office:value="0.80622">
                <text:p>0.806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0.0736885555555555">
                <text:p>0.0736885555555555</text:p>
              </table:table-cell>
              <table:table-cell office:value-type="float" office:value="0.248997">
                <text:p>0.248997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-0.0526721111111111">
                <text:p>-0.0526721111111111</text:p>
              </table:table-cell>
              <table:table-cell office:value-type="float" office:value="-0.402226">
                <text:p>-0.402226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.229311">
                <text:p>-0.229311</text:p>
              </table:table-cell>
              <table:table-cell office:value-type="float" office:value="-0.785298">
                <text:p>-0.785298</text:p>
              </table:table-cell>
              <table:table-cell office:value-type="float" office:value="-0.204394">
                <text:p>-0.2043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-0.225852666666667">
                <text:p>-0.225852666666667</text:p>
              </table:table-cell>
              <table:table-cell office:value-type="float" office:value="-0.016759">
                <text:p>-0.016759</text:p>
              </table:table-cell>
              <table:table-cell office:value-type="float" office:value="0.802435">
                <text:p>0.8024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-0.245272222222222">
                <text:p>-0.245272222222222</text:p>
              </table:table-cell>
              <table:table-cell office:value-type="float" office:value="0.050279">
                <text:p>0.050279</text:p>
              </table:table-cell>
              <table:table-cell office:value-type="float" office:value="-0.105982">
                <text:p>-0.1059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-0.291294111111111">
                <text:p>-0.291294111111111</text:p>
              </table:table-cell>
              <table:table-cell office:value-type="float" office:value="-0.483628">
                <text:p>-0.483628</text:p>
              </table:table-cell>
              <table:table-cell office:value-type="float" office:value="0.112711">
                <text:p>0.1127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-0.147642">
                <text:p>-0.147642</text:p>
              </table:table-cell>
              <table:table-cell office:value-type="float" office:value="0.25618">
                <text:p>0.25618</text:p>
              </table:table-cell>
              <table:table-cell office:value-type="float" office:value="-0.022609">
                <text:p>-0.0226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-0.00053166666666664">
                <text:p>-0.00053166666666664</text:p>
              </table:table-cell>
              <table:table-cell office:value-type="float" office:value="0.696713">
                <text:p>0.696713</text:p>
              </table:table-cell>
              <table:table-cell office:value-type="float" office:value="-0.002714">
                <text:p>-0.0027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0343172222222222">
                <text:p>0.0343172222222222</text:p>
              </table:table-cell>
              <table:table-cell office:value-type="float" office:value="0.744597">
                <text:p>0.744597</text:p>
              </table:table-cell>
              <table:table-cell office:value-type="float" office:value="0.031029">
                <text:p>0.0310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0540028888888889">
                <text:p>0.0540028888888889</text:p>
              </table:table-cell>
              <table:table-cell office:value-type="float" office:value="0.426168">
                <text:p>0.426168</text:p>
              </table:table-cell>
              <table:table-cell office:value-type="float" office:value="-0.009652">
                <text:p>-0.0096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147110777777778">
                <text:p>0.147110777777778</text:p>
              </table:table-cell>
              <table:table-cell office:value-type="float" office:value="0.435745">
                <text:p>0.435745</text:p>
              </table:table-cell>
              <table:table-cell office:value-type="float" office:value="0.015443">
                <text:p>0.0154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229577777777778">
                <text:p>0.229577777777778</text:p>
              </table:table-cell>
              <table:table-cell office:value-type="float" office:value="-0.043095">
                <text:p>-0.043095</text:p>
              </table:table-cell>
              <table:table-cell office:value-type="float" office:value="0.040711">
                <text:p>0.0407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229045777777778">
                <text:p>0.229045777777778</text:p>
              </table:table-cell>
              <table:table-cell office:value-type="float" office:value="-0.021547">
                <text:p>-0.021547</text:p>
              </table:table-cell>
              <table:table-cell office:value-type="float" office:value="0.640938">
                <text:p>0.6409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.158549777777778">
                <text:p>0.158549777777778</text:p>
              </table:table-cell>
              <table:table-cell office:value-type="float" office:value="-0.584185">
                <text:p>-0.584185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.259372222222222">
                <text:p>0.259372222222222</text:p>
              </table:table-cell>
              <table:table-cell office:value-type="float" office:value="0.423774">
                <text:p>0.423774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0.223459222222222">
                <text:p>0.223459222222222</text:p>
              </table:table-cell>
              <table:table-cell office:value-type="float" office:value="-0.067037">
                <text:p>-0.067037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234632222222222">
                <text:p>0.234632222222222</text:p>
              </table:table-cell>
              <table:table-cell office:value-type="float" office:value="0.79727">
                <text:p>0.79727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0.112528">
                <text:p>0.112528</text:p>
              </table:table-cell>
              <table:table-cell office:value-type="float" office:value="-0.354341">
                <text:p>-0.354341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100291">
                <text:p>0.100291</text:p>
              </table:table-cell>
              <table:table-cell office:value-type="float" office:value="0.316035">
                <text:p>0.316035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0.0941724444444444">
                <text:p>0.0941724444444444</text:p>
              </table:table-cell>
              <table:table-cell office:value-type="float" office:value="0.380678">
                <text:p>0.380678</text:p>
              </table:table-cell>
              <table:table-cell office:value-type="float" office:value="-0.260749">
                <text:p>-0.2607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0.0720925555555556">
                <text:p>0.0720925555555556</text:p>
              </table:table-cell>
              <table:table-cell office:value-type="float" office:value="-0.241814">
                <text:p>-0.241814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0.140460222222222">
                <text:p>0.140460222222222</text:p>
              </table:table-cell>
              <table:table-cell office:value-type="float" office:value="0.593762">
                <text:p>0.593762</text:p>
              </table:table-cell>
              <table:table-cell office:value-type="float" office:value="-0.11944">
                <text:p>-0.119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157485666666667">
                <text:p>0.157485666666667</text:p>
              </table:table-cell>
              <table:table-cell office:value-type="float" office:value="-0.430956">
                <text:p>-0.430956</text:p>
              </table:table-cell>
              <table:table-cell office:value-type="float" office:value="0.105982">
                <text:p>0.1059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0.0726245555555556">
                <text:p>0.0726245555555556</text:p>
              </table:table-cell>
              <table:table-cell office:value-type="float" office:value="-0.339976">
                <text:p>-0.339976</text:p>
              </table:table-cell>
              <table:table-cell office:value-type="float" office:value="-0.055514">
                <text:p>-0.0555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0.126893111111111">
                <text:p>0.126893111111111</text:p>
              </table:table-cell>
              <table:table-cell office:value-type="float" office:value="0.42138">
                <text:p>0.42138</text:p>
              </table:table-cell>
              <table:table-cell office:value-type="float" office:value="-0.075701">
                <text:p>-0.0757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067304">
                <text:p>0.067304</text:p>
              </table:table-cell>
              <table:table-cell office:value-type="float" office:value="0.260968">
                <text:p>0.260968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.202177333333333">
                <text:p>0.202177333333333</text:p>
              </table:table-cell>
              <table:table-cell office:value-type="float" office:value="0.859519">
                <text:p>0.859519</text:p>
              </table:table-cell>
              <table:table-cell office:value-type="float" office:value="0.075701">
                <text:p>0.0757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.212818222222222">
                <text:p>0.212818222222222</text:p>
              </table:table-cell>
              <table:table-cell office:value-type="float" office:value="0.411803">
                <text:p>0.411803</text:p>
              </table:table-cell>
              <table:table-cell office:value-type="float" office:value="-0.026916">
                <text:p>-0.0269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.173979">
                <text:p>0.173979</text:p>
              </table:table-cell>
              <table:table-cell office:value-type="float" office:value="0.031125">
                <text:p>0.031125</text:p>
              </table:table-cell>
              <table:table-cell office:value-type="float" office:value="-0.100935">
                <text:p>-0.1009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.238356444444444">
                <text:p>0.238356444444444</text:p>
              </table:table-cell>
              <table:table-cell office:value-type="float" office:value="0.337583">
                <text:p>0.337583</text:p>
              </table:table-cell>
              <table:table-cell office:value-type="float" office:value="0.018774">
                <text:p>0.0187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.140726222222222">
                <text:p>0.140726222222222</text:p>
              </table:table-cell>
              <table:table-cell office:value-type="float" office:value="-0.28491">
                <text:p>-0.28491</text:p>
              </table:table-cell>
              <table:table-cell office:value-type="float" office:value="-0.002692">
                <text:p>-0.0026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0.133277555555556">
                <text:p>0.133277555555556</text:p>
              </table:table-cell>
              <table:table-cell office:value-type="float" office:value="-0.497994">
                <text:p>-0.497994</text:p>
              </table:table-cell>
              <table:table-cell office:value-type="float" office:value="0.001682">
                <text:p>0.0016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0.166530333333333">
                <text:p>0.166530333333333</text:p>
              </table:table-cell>
              <table:table-cell office:value-type="float" office:value="-0.040701">
                <text:p>-0.040701</text:p>
              </table:table-cell>
              <table:table-cell office:value-type="float" office:value="0.003365">
                <text:p>0.0033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0.117848222222222">
                <text:p>0.117848222222222</text:p>
              </table:table-cell>
              <table:table-cell office:value-type="float" office:value="-0.016759">
                <text:p>-0.01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133277555555556">
                <text:p>0.133277555555556</text:p>
              </table:table-cell>
              <table:table-cell office:value-type="float" office:value="0.399832">
                <text:p>0.399832</text:p>
              </table:table-cell>
              <table:table-cell office:value-type="float" office:value="0.070655">
                <text:p>0.0706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0.0353813333333333">
                <text:p>0.0353813333333333</text:p>
              </table:table-cell>
              <table:table-cell office:value-type="float" office:value="-0.021547">
                <text:p>-0.021547</text:p>
              </table:table-cell>
              <table:table-cell office:value-type="float" office:value="-0.042393">
                <text:p>-0.0423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-0.00611811111111111">
                <text:p>-0.00611811111111111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-0.0109065555555555">
                <text:p>-0.0109065555555555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579d1c" svg:stroke-opacity="85%" draw:fill-color="#579d1c" draw:opacity="85%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25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586cm" svg:height="20.348cm" xlink:href=".." xlink:type="simple" chart:class="chart:scatter" chart:column-mapping="0 3 2 1" chart:style-name="ch1">
        <chart:legend svg:x="22.595cm" svg:y="2.373cm" style:legend-expansion="custom" chartooo:width="7.116cm" chartooo:height="1.647cm" style:legend-expansion-aspect-ratio="4.32058287795993" chart:style-name="ch2"/>
        <chart:plot-area chart:style-name="ch3" table:cell-range-address="Sheet1.A2:Sheet1.A342 Sheet1.J1:Sheet1.K342 Sheet1.H1:Sheet1.H342" chart:data-source-has-labels="row" svg:x="1.002cm" svg:y="1.772cm" svg:width="30.151cm" svg:height="17.282cm">
          <chartooo:coordinate-region svg:x="1.835cm" svg:y="1.971cm" svg:width="28.761cm" svg:height="16.436cm"/>
          <chart:axis chart:dimension="x" chart:name="primary-x" chart:style-name="ch4">
            <chart:title svg:x="14.44cm" svg:y="19.401cm" chart:style-name="ch5">
              <text:p>Tempo (ms)</text:p>
            </chart:title>
          </chart:axis>
          <chart:axis chart:dimension="y" chart:name="primary-y" chart:style-name="ch6">
            <chart:title svg:x="0.001cm" svg:y="12.764cm" chart:style-name="ch7">
              <text:p>Aceleração (m/s²)</text:p>
            </chart:title>
            <chart:grid chart:style-name="ch8" chart:class="major"/>
          </chart:axis>
          <chart:series chart:style-name="ch9" chart:values-cell-range-address="Sheet1.K2:Sheet1.K342" chart:label-cell-address="Sheet1.K1:Sheet1.K1" chart:class="chart:scatter">
            <chart:domain table:cell-range-address="Sheet1.A2:Sheet1.A342"/>
            <chart:data-point chart:repeated="341"/>
          </chart:series>
          <chart:series chart:style-name="ch10" chart:values-cell-range-address="Sheet1.J2:Sheet1.J342" chart:label-cell-address="Sheet1.J1:Sheet1.J1" chart:class="chart:scatter">
            <chart:data-point chart:repeated="341"/>
          </chart:series>
          <chart:series chart:style-name="ch11" chart:values-cell-range-address="Sheet1.H2:Sheet1.H342" chart:label-cell-address="Sheet1.H1:Sheet1.H1" chart:class="chart:scatter">
            <chart:data-point chart:repeated="34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édia 5 períodos acelerômetro</text:p>
                <draw:g>
                  <svg:desc>Sheet1.K1:Sheet1.K1</svg:desc>
                </draw:g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342</svg:desc>
                </draw:g>
              </table:table-cell>
              <table:table-cell office:value-type="float" office:value="NaN">
                <text:p>NaN</text:p>
                <draw:g>
                  <svg:desc>Sheet1.K2:Sheet1.K342</svg:desc>
                </draw:g>
              </table:table-cell>
              <table:table-cell office:value-type="float" office:value="0">
                <text:p>0</text:p>
                <draw:g>
                  <svg:desc>Sheet1.J2:Sheet1.J342</svg:desc>
                </draw:g>
              </table:table-cell>
              <table:table-cell office:value-type="float" office:value="0">
                <text:p>0</text:p>
                <draw:g>
                  <svg:desc>Sheet1.H2:Sheet1.H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NaN">
                <text:p>NaN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NaN">
                <text:p>NaN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NaN">
                <text:p>NaN</text:p>
              </table:table-cell>
              <table:table-cell office:value-type="float" office:value="0.009577">
                <text:p>0.00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0.000957999999999998">
                <text:p>0.000957999999999998</text:p>
              </table:table-cell>
              <table:table-cell office:value-type="float" office:value="-0.026336">
                <text:p>-0.026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0.000000399999999997624">
                <text:p>0.000000399999999997624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-0.0095764">
                <text:p>-0.0095764</text:p>
              </table:table-cell>
              <table:table-cell office:value-type="float" office:value="-0.019153">
                <text:p>-0.019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-0.0119706">
                <text:p>-0.0119706</text:p>
              </table:table-cell>
              <table:table-cell office:value-type="float" office:value="-0.019153">
                <text:p>-0.019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-0.0162802">
                <text:p>-0.0162802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-0.016759">
                <text:p>-0.016759</text:p>
              </table:table-cell>
              <table:table-cell office:value-type="float" office:value="-0.02873">
                <text:p>-0.0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-0.0277724">
                <text:p>-0.0277724</text:p>
              </table:table-cell>
              <table:table-cell office:value-type="float" office:value="-0.059855">
                <text:p>-0.05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-0.0177168">
                <text:p>-0.0177168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0253782">
                <text:p>-0.0253782</text:p>
              </table:table-cell>
              <table:table-cell office:value-type="float" office:value="-0.05746">
                <text:p>-0.05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-0.0253782">
                <text:p>-0.0253782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0215474">
                <text:p>-0.0215474</text:p>
              </table:table-cell>
              <table:table-cell office:value-type="float" office:value="-0.009576">
                <text:p>-0.00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0158012">
                <text:p>-0.0158012</text:p>
              </table:table-cell>
              <table:table-cell office:value-type="float" office:value="-0.031124">
                <text:p>-0.03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0239414">
                <text:p>-0.0239414</text:p>
              </table:table-cell>
              <table:table-cell office:value-type="float" office:value="-0.009576">
                <text:p>-0.00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0220262">
                <text:p>-0.0220262</text:p>
              </table:table-cell>
              <table:table-cell office:value-type="float" office:value="-0.047884">
                <text:p>-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-0.0181954">
                <text:p>-0.0181954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-0.0220262">
                <text:p>-0.0220262</text:p>
              </table:table-cell>
              <table:table-cell office:value-type="float" office:value="-0.02873">
                <text:p>-0.0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-0.0148436">
                <text:p>-0.0148436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-0.007661">
                <text:p>-0.007661</text:p>
              </table:table-cell>
              <table:table-cell office:value-type="float" office:value="0.026337">
                <text:p>0.02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0.000958199999999999">
                <text:p>0.000958199999999999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007182">
                <text:p>-0.007182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-0.0019148">
                <text:p>-0.0019148</text:p>
              </table:table-cell>
              <table:table-cell office:value-type="float" office:value="-0.002394">
                <text:p>-0.00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000000599999999998518">
                <text:p>0.000000599999999998518</text:p>
              </table:table-cell>
              <table:table-cell office:value-type="float" office:value="0.014366">
                <text:p>0.01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-0.0028726">
                <text:p>-0.0028726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-0.001436">
                <text:p>-0.001436</text:p>
              </table:table-cell>
              <table:table-cell office:value-type="float" office:value="0.002395">
                <text:p>0.0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0.0047888">
                <text:p>0.0047888</text:p>
              </table:table-cell>
              <table:table-cell office:value-type="float" office:value="-0.002394">
                <text:p>-0.00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000957200000000001">
                <text:p>-0.000957200000000001</text:p>
              </table:table-cell>
              <table:table-cell office:value-type="float" office:value="-0.031124">
                <text:p>-0.03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10534">
                <text:p>-0.010534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0411798">
                <text:p>-0.0411798</text:p>
              </table:table-cell>
              <table:table-cell office:value-type="float" office:value="-0.141258">
                <text:p>-0.141258</text:p>
              </table:table-cell>
              <table:table-cell office:value-type="float" office:value="0.04421">
                <text:p>0.04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113006">
                <text:p>-0.113006</text:p>
              </table:table-cell>
              <table:table-cell office:value-type="float" office:value="-0.356736">
                <text:p>-0.356736</text:p>
              </table:table-cell>
              <table:table-cell office:value-type="float" office:value="-0.055262">
                <text:p>-0.055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-0.115879">
                <text:p>-0.115879</text:p>
              </table:table-cell>
              <table:table-cell office:value-type="float" office:value="-0.016759">
                <text:p>-0.01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124977">
                <text:p>-0.124977</text:p>
              </table:table-cell>
              <table:table-cell office:value-type="float" office:value="-0.076614">
                <text:p>-0.076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-0.1206676">
                <text:p>-0.1206676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-0.0866698">
                <text:p>-0.0866698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1781282">
                <text:p>-0.1781282</text:p>
              </table:table-cell>
              <table:table-cell office:value-type="float" office:value="-0.814028">
                <text:p>-0.814028</text:p>
              </table:table-cell>
              <table:table-cell office:value-type="float" office:value="0.061167">
                <text:p>0.061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178607">
                <text:p>-0.178607</text:p>
              </table:table-cell>
              <table:table-cell office:value-type="float" office:value="-0.019153">
                <text:p>-0.019153</text:p>
              </table:table-cell>
              <table:table-cell office:value-type="float" office:value="-0.076458">
                <text:p>-0.076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-0.091937">
                <text:p>-0.091937</text:p>
              </table:table-cell>
              <table:table-cell office:value-type="float" office:value="0.356736">
                <text:p>0.356736</text:p>
              </table:table-cell>
              <table:table-cell office:value-type="float" office:value="0.038692">
                <text:p>0.038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1838742">
                <text:p>-0.1838742</text:p>
              </table:table-cell>
              <table:table-cell office:value-type="float" office:value="-0.471657">
                <text:p>-0.471657</text:p>
              </table:table-cell>
              <table:table-cell office:value-type="float" office:value="0.943744">
                <text:p>0.943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-0.0191532">
                <text:p>-0.0191532</text:p>
              </table:table-cell>
              <table:table-cell office:value-type="float" office:value="0.852336">
                <text:p>0.852336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0.1125278">
                <text:p>0.1125278</text:p>
              </table:table-cell>
              <table:table-cell office:value-type="float" office:value="-0.155623">
                <text:p>-0.155623</text:p>
              </table:table-cell>
              <table:table-cell office:value-type="float" office:value="0.706546">
                <text:p>0.706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171904">
                <text:p>0.171904</text:p>
              </table:table-cell>
              <table:table-cell office:value-type="float" office:value="0.277728">
                <text:p>0.277728</text:p>
              </table:table-cell>
              <table:table-cell office:value-type="float" office:value="-0.25402">
                <text:p>-0.25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0.0392654">
                <text:p>0.0392654</text:p>
              </table:table-cell>
              <table:table-cell office:value-type="float" office:value="-0.306457">
                <text:p>-0.306457</text:p>
              </table:table-cell>
              <table:table-cell office:value-type="float" office:value="0.807481">
                <text:p>0.807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2116478">
                <text:p>0.2116478</text:p>
              </table:table-cell>
              <table:table-cell office:value-type="float" office:value="0.390255">
                <text:p>0.390255</text:p>
              </table:table-cell>
              <table:table-cell office:value-type="float" office:value="-0.132241">
                <text:p>-0.1322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0.031125">
                <text:p>0.031125</text:p>
              </table:table-cell>
              <table:table-cell office:value-type="float" office:value="-0.050278">
                <text:p>-0.050278</text:p>
              </table:table-cell>
              <table:table-cell office:value-type="float" office:value="1.133628">
                <text:p>1.133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0.2834738">
                <text:p>0.2834738</text:p>
              </table:table-cell>
              <table:table-cell office:value-type="float" office:value="1.106121">
                <text:p>1.106121</text:p>
              </table:table-cell>
              <table:table-cell office:value-type="float" office:value="-0.274207">
                <text:p>-0.274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2576164">
                <text:p>0.2576164</text:p>
              </table:table-cell>
              <table:table-cell office:value-type="float" office:value="0.148441">
                <text:p>0.148441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3801994">
                <text:p>0.3801994</text:p>
              </table:table-cell>
              <table:table-cell office:value-type="float" office:value="0.306458">
                <text:p>0.306458</text:p>
              </table:table-cell>
              <table:table-cell office:value-type="float" office:value="-0.204394">
                <text:p>-0.2043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354342">
                <text:p>0.354342</text:p>
              </table:table-cell>
              <table:table-cell office:value-type="float" office:value="0.260968">
                <text:p>0.260968</text:p>
              </table:table-cell>
              <table:table-cell office:value-type="float" office:value="0.817575">
                <text:p>0.817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0.2020708">
                <text:p>0.2020708</text:p>
              </table:table-cell>
              <table:table-cell office:value-type="float" office:value="-0.811634">
                <text:p>-0.811634</text:p>
              </table:table-cell>
              <table:table-cell office:value-type="float" office:value="-0.173205">
                <text:p>-0.173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0588976">
                <text:p>0.0588976</text:p>
              </table:table-cell>
              <table:table-cell office:value-type="float" office:value="0.390255">
                <text:p>0.390255</text:p>
              </table:table-cell>
              <table:table-cell office:value-type="float" office:value="-0.012491">
                <text:p>-0.012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0.0909798">
                <text:p>0.0909798</text:p>
              </table:table-cell>
              <table:table-cell office:value-type="float" office:value="0.308852">
                <text:p>0.308852</text:p>
              </table:table-cell>
              <table:table-cell office:value-type="float" office:value="0.031122">
                <text:p>0.031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0435746">
                <text:p>0.0435746</text:p>
              </table:table-cell>
              <table:table-cell office:value-type="float" office:value="0.069432">
                <text:p>0.069432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1139642">
                <text:p>0.1139642</text:p>
              </table:table-cell>
              <table:table-cell office:value-type="float" office:value="0.612916">
                <text:p>0.612916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3074156">
                <text:p>0.3074156</text:p>
              </table:table-cell>
              <table:table-cell office:value-type="float" office:value="0.155623">
                <text:p>0.155623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3083734">
                <text:p>0.3083734</text:p>
              </table:table-cell>
              <table:table-cell office:value-type="float" office:value="0.395044">
                <text:p>0.395044</text:p>
              </table:table-cell>
              <table:table-cell office:value-type="float" office:value="-0.235515">
                <text:p>-0.2355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2734182">
                <text:p>0.2734182</text:p>
              </table:table-cell>
              <table:table-cell office:value-type="float" office:value="0.134076">
                <text:p>0.134076</text:p>
              </table:table-cell>
              <table:table-cell office:value-type="float" office:value="-0.023417">
                <text:p>-0.023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3213022">
                <text:p>0.3213022</text:p>
              </table:table-cell>
              <table:table-cell office:value-type="float" office:value="0.308852">
                <text:p>0.308852</text:p>
              </table:table-cell>
              <table:table-cell office:value-type="float" office:value="0.019493">
                <text:p>0.0194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2006344">
                <text:p>0.2006344</text:p>
              </table:table-cell>
              <table:table-cell office:value-type="float" office:value="0.009577">
                <text:p>0.009577</text:p>
              </table:table-cell>
              <table:table-cell office:value-type="float" office:value="0.791079">
                <text:p>0.791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2375052">
                <text:p>0.2375052</text:p>
              </table:table-cell>
              <table:table-cell office:value-type="float" office:value="0.339977">
                <text:p>0.339977</text:p>
              </table:table-cell>
              <table:table-cell office:value-type="float" office:value="-0.232151">
                <text:p>-0.232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3122042">
                <text:p>0.3122042</text:p>
              </table:table-cell>
              <table:table-cell office:value-type="float" office:value="0.768539">
                <text:p>0.768539</text:p>
              </table:table-cell>
              <table:table-cell office:value-type="float" office:value="-0.040576">
                <text:p>-0.0405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0.1671156">
                <text:p>0.1671156</text:p>
              </table:table-cell>
              <table:table-cell office:value-type="float" office:value="-0.591367">
                <text:p>-0.591367</text:p>
              </table:table-cell>
              <table:table-cell office:value-type="float" office:value="-0.007949">
                <text:p>-0.007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1628062">
                <text:p>0.1628062</text:p>
              </table:table-cell>
              <table:table-cell office:value-type="float" office:value="0.287305">
                <text:p>0.287305</text:p>
              </table:table-cell>
              <table:table-cell office:value-type="float" office:value="0.658602">
                <text:p>0.658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3418926">
                <text:p>0.3418926</text:p>
              </table:table-cell>
              <table:table-cell office:value-type="float" office:value="0.905009">
                <text:p>0.905009</text:p>
              </table:table-cell>
              <table:table-cell office:value-type="float" office:value="-0.135316">
                <text:p>-0.1353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2920932">
                <text:p>0.2920932</text:p>
              </table:table-cell>
              <table:table-cell office:value-type="float" office:value="0.09098">
                <text:p>0.09098</text:p>
              </table:table-cell>
              <table:table-cell office:value-type="float" office:value="-0.016427">
                <text:p>-0.016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0.2039866">
                <text:p>0.2039866</text:p>
              </table:table-cell>
              <table:table-cell office:value-type="float" office:value="0.328006">
                <text:p>0.328006</text:p>
              </table:table-cell>
              <table:table-cell office:value-type="float" office:value="0.028262">
                <text:p>0.028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331358">
                <text:p>0.331358</text:p>
              </table:table-cell>
              <table:table-cell office:value-type="float" office:value="0.04549">
                <text:p>0.04549</text:p>
              </table:table-cell>
              <table:table-cell office:value-type="float" office:value="0.469348">
                <text:p>0.469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.339977">
                <text:p>0.339977</text:p>
              </table:table-cell>
              <table:table-cell office:value-type="float" office:value="0.3304">
                <text:p>0.3304</text:p>
              </table:table-cell>
              <table:table-cell office:value-type="float" office:value="-0.132898">
                <text:p>-0.1328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1666368">
                <text:p>0.1666368</text:p>
              </table:table-cell>
              <table:table-cell office:value-type="float" office:value="0.038308">
                <text:p>0.038308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0.2341532">
                <text:p>0.2341532</text:p>
              </table:table-cell>
              <table:table-cell office:value-type="float" office:value="0.428562">
                <text:p>0.428562</text:p>
              </table:table-cell>
              <table:table-cell office:value-type="float" office:value="-0.20187">
                <text:p>-0.20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0.1398216">
                <text:p>0.1398216</text:p>
              </table:table-cell>
              <table:table-cell office:value-type="float" office:value="-0.143652">
                <text:p>-0.143652</text:p>
              </table:table-cell>
              <table:table-cell office:value-type="float" office:value="-0.024603">
                <text:p>-0.024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1829172">
                <text:p>0.1829172</text:p>
              </table:table-cell>
              <table:table-cell office:value-type="float" office:value="0.260968">
                <text:p>0.260968</text:p>
              </table:table-cell>
              <table:table-cell office:value-type="float" office:value="0.017866">
                <text:p>0.017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1781288">
                <text:p>0.1781288</text:p>
              </table:table-cell>
              <table:table-cell office:value-type="float" office:value="0.306458">
                <text:p>0.306458</text:p>
              </table:table-cell>
              <table:table-cell office:value-type="float" office:value="1.038623">
                <text:p>1.038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0.0196326">
                <text:p>0.0196326</text:p>
              </table:table-cell>
              <table:table-cell office:value-type="float" office:value="-0.754173">
                <text:p>-0.754173</text:p>
              </table:table-cell>
              <table:table-cell office:value-type="float" office:value="-0.30617">
                <text:p>-0.306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0550668">
                <text:p>0.0550668</text:p>
              </table:table-cell>
              <table:table-cell office:value-type="float" office:value="0.605733">
                <text:p>0.605733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0.0804454">
                <text:p>0.0804454</text:p>
              </table:table-cell>
              <table:table-cell office:value-type="float" office:value="-0.016759">
                <text:p>-0.016759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0828396">
                <text:p>0.0828396</text:p>
              </table:table-cell>
              <table:table-cell office:value-type="float" office:value="0.272939">
                <text:p>0.272939</text:p>
              </table:table-cell>
              <table:table-cell office:value-type="float" office:value="-0.031122">
                <text:p>-0.031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1096542">
                <text:p>-0.1096542</text:p>
              </table:table-cell>
              <table:table-cell office:value-type="float" office:value="-0.656011">
                <text:p>-0.656011</text:p>
              </table:table-cell>
              <table:table-cell office:value-type="float" office:value="0.020187">
                <text:p>0.0201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1403004">
                <text:p>0.1403004</text:p>
              </table:table-cell>
              <table:table-cell office:value-type="float" office:value="0.4956">
                <text:p>0.4956</text:p>
              </table:table-cell>
              <table:table-cell office:value-type="float" office:value="0.691406">
                <text:p>0.691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056024">
                <text:p>-0.056024</text:p>
              </table:table-cell>
              <table:table-cell office:value-type="float" office:value="-0.375889">
                <text:p>-0.375889</text:p>
              </table:table-cell>
              <table:table-cell office:value-type="float" office:value="-0.206917">
                <text:p>-0.206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-0.2715022">
                <text:p>-0.2715022</text:p>
              </table:table-cell>
              <table:table-cell office:value-type="float" office:value="-1.09415">
                <text:p>-1.09415</text:p>
              </table:table-cell>
              <table:table-cell office:value-type="float" office:value="0.52991">
                <text:p>0.52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370622">
                <text:p>-0.370622</text:p>
              </table:table-cell>
              <table:table-cell office:value-type="float" office:value="-0.22266">
                <text:p>-0.22266</text:p>
              </table:table-cell>
              <table:table-cell office:value-type="float" office:value="-0.156134">
                <text:p>-0.156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-0.2906556">
                <text:p>-0.2906556</text:p>
              </table:table-cell>
              <table:table-cell office:value-type="float" office:value="-0.256179">
                <text:p>-0.256179</text:p>
              </table:table-cell>
              <table:table-cell office:value-type="float" office:value="0.533695">
                <text:p>0.533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-0.3840294">
                <text:p>-0.3840294</text:p>
              </table:table-cell>
              <table:table-cell office:value-type="float" office:value="0.028731">
                <text:p>0.028731</text:p>
              </table:table-cell>
              <table:table-cell office:value-type="float" office:value="-0.081263">
                <text:p>-0.0812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-0.2767692">
                <text:p>-0.2767692</text:p>
              </table:table-cell>
              <table:table-cell office:value-type="float" office:value="0.160412">
                <text:p>0.160412</text:p>
              </table:table-cell>
              <table:table-cell office:value-type="float" office:value="-0.003184">
                <text:p>-0.003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1446092">
                <text:p>-0.1446092</text:p>
              </table:table-cell>
              <table:table-cell office:value-type="float" office:value="-0.43335">
                <text:p>-0.43335</text:p>
              </table:table-cell>
              <table:table-cell office:value-type="float" office:value="0.079907">
                <text:p>0.0799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-0.0330394">
                <text:p>-0.0330394</text:p>
              </table:table-cell>
              <table:table-cell office:value-type="float" office:value="0.335189">
                <text:p>0.335189</text:p>
              </table:table-cell>
              <table:table-cell office:value-type="float" office:value="0.52991">
                <text:p>0.52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0.019633">
                <text:p>0.019633</text:p>
              </table:table-cell>
              <table:table-cell office:value-type="float" office:value="0.007183">
                <text:p>0.007183</text:p>
              </table:table-cell>
              <table:table-cell office:value-type="float" office:value="-0.176006">
                <text:p>-0.176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0.2207458">
                <text:p>0.2207458</text:p>
              </table:table-cell>
              <table:table-cell office:value-type="float" office:value="1.034295">
                <text:p>1.034295</text:p>
              </table:table-cell>
              <table:table-cell office:value-type="float" office:value="0.582901">
                <text:p>0.582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0.1877058">
                <text:p>0.1877058</text:p>
              </table:table-cell>
              <table:table-cell office:value-type="float" office:value="-0.004788">
                <text:p>-0.004788</text:p>
              </table:table-cell>
              <table:table-cell office:value-type="float" office:value="-0.17159">
                <text:p>-0.17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3529056">
                <text:p>0.3529056</text:p>
              </table:table-cell>
              <table:table-cell office:value-type="float" office:value="0.392649">
                <text:p>0.392649</text:p>
              </table:table-cell>
              <table:table-cell office:value-type="float" office:value="0.635892">
                <text:p>0.635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0.2365474">
                <text:p>0.2365474</text:p>
              </table:table-cell>
              <table:table-cell office:value-type="float" office:value="-0.246602">
                <text:p>-0.246602</text:p>
              </table:table-cell>
              <table:table-cell office:value-type="float" office:value="-0.162758">
                <text:p>-0.1627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0.1168374">
                <text:p>0.1168374</text:p>
              </table:table-cell>
              <table:table-cell office:value-type="float" office:value="-0.591367">
                <text:p>-0.591367</text:p>
              </table:table-cell>
              <table:table-cell office:value-type="float" office:value="0.002839">
                <text:p>0.002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-0.058418">
                <text:p>-0.058418</text:p>
              </table:table-cell>
              <table:table-cell office:value-type="float" office:value="0.158018">
                <text:p>0.158018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073742">
                <text:p>0.073742</text:p>
              </table:table-cell>
              <table:table-cell office:value-type="float" office:value="0.656012">
                <text:p>0.656012</text:p>
              </table:table-cell>
              <table:table-cell office:value-type="float" office:value="0.866781">
                <text:p>0.8667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0.2140422">
                <text:p>0.2140422</text:p>
              </table:table-cell>
              <table:table-cell office:value-type="float" office:value="1.09415">
                <text:p>1.09415</text:p>
              </table:table-cell>
              <table:table-cell office:value-type="float" office:value="-0.185317">
                <text:p>-0.1853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0.1278508">
                <text:p>0.1278508</text:p>
              </table:table-cell>
              <table:table-cell office:value-type="float" office:value="-0.677559">
                <text:p>-0.677559</text:p>
              </table:table-cell>
              <table:table-cell office:value-type="float" office:value="-0.013437">
                <text:p>-0.013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3447654">
                <text:p>0.3447654</text:p>
              </table:table-cell>
              <table:table-cell office:value-type="float" office:value="0.493206">
                <text:p>0.493206</text:p>
              </table:table-cell>
              <table:table-cell office:value-type="float" office:value="0.008516">
                <text:p>0.0085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46256">
                <text:p>0.46256</text:p>
              </table:table-cell>
              <table:table-cell office:value-type="float" office:value="0.746991">
                <text:p>0.746991</text:p>
              </table:table-cell>
              <table:table-cell office:value-type="float" office:value="0.810005">
                <text:p>0.8100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.390255">
                <text:p>0.390255</text:p>
              </table:table-cell>
              <table:table-cell office:value-type="float" office:value="0.294487">
                <text:p>0.294487</text:p>
              </table:table-cell>
              <table:table-cell office:value-type="float" office:value="-0.057156">
                <text:p>-0.057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0.168552">
                <text:p>0.168552</text:p>
              </table:table-cell>
              <table:table-cell office:value-type="float" office:value="-0.014365">
                <text:p>-0.014365</text:p>
              </table:table-cell>
              <table:table-cell office:value-type="float" office:value="0.683984">
                <text:p>0.683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0.2964024">
                <text:p>0.2964024</text:p>
              </table:table-cell>
              <table:table-cell office:value-type="float" office:value="-0.038307">
                <text:p>-0.038307</text:p>
              </table:table-cell>
              <table:table-cell office:value-type="float" office:value="-0.054358">
                <text:p>-0.0543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0.4017472">
                <text:p>0.4017472</text:p>
              </table:table-cell>
              <table:table-cell office:value-type="float" office:value="1.01993">
                <text:p>1.01993</text:p>
              </table:table-cell>
              <table:table-cell office:value-type="float" office:value="0.939959">
                <text:p>0.939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3921704">
                <text:p>0.3921704</text:p>
              </table:table-cell>
              <table:table-cell office:value-type="float" office:value="0.699107">
                <text:p>0.699107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3552998">
                <text:p>0.3552998</text:p>
              </table:table-cell>
              <table:table-cell office:value-type="float" office:value="0.110134">
                <text:p>0.110134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5329496">
                <text:p>0.5329496</text:p>
              </table:table-cell>
              <table:table-cell office:value-type="float" office:value="0.873884">
                <text:p>0.873884</text:p>
              </table:table-cell>
              <table:table-cell office:value-type="float" office:value="-0.206286">
                <text:p>-0.2062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0.598072">
                <text:p>0.598072</text:p>
              </table:table-cell>
              <table:table-cell office:value-type="float" office:value="0.287305">
                <text:p>0.287305</text:p>
              </table:table-cell>
              <table:table-cell office:value-type="float" office:value="0.779724">
                <text:p>0.7797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4161128">
                <text:p>0.4161128</text:p>
              </table:table-cell>
              <table:table-cell office:value-type="float" office:value="0.110134">
                <text:p>0.110134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0.2580956">
                <text:p>0.2580956</text:p>
              </table:table-cell>
              <table:table-cell office:value-type="float" office:value="-0.090979">
                <text:p>-0.090979</text:p>
              </table:table-cell>
              <table:table-cell office:value-type="float" office:value="-0.02208">
                <text:p>-0.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3308792">
                <text:p>0.3308792</text:p>
              </table:table-cell>
              <table:table-cell office:value-type="float" office:value="0.474052">
                <text:p>0.474052</text:p>
              </table:table-cell>
              <table:table-cell office:value-type="float" office:value="0.779724">
                <text:p>0.779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0.1278508">
                <text:p>0.1278508</text:p>
              </table:table-cell>
              <table:table-cell office:value-type="float" office:value="-0.141258">
                <text:p>-0.141258</text:p>
              </table:table-cell>
              <table:table-cell office:value-type="float" office:value="-0.19777">
                <text:p>-0.197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171904">
                <text:p>0.171904</text:p>
              </table:table-cell>
              <table:table-cell office:value-type="float" office:value="0.507571">
                <text:p>0.507571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0.0435748">
                <text:p>0.0435748</text:p>
              </table:table-cell>
              <table:table-cell office:value-type="float" office:value="-0.531512">
                <text:p>-0.531512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1781288">
                <text:p>0.1781288</text:p>
              </table:table-cell>
              <table:table-cell office:value-type="float" office:value="0.581791">
                <text:p>0.581791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0857122">
                <text:p>-0.0857122</text:p>
              </table:table-cell>
              <table:table-cell office:value-type="float" office:value="-0.845153">
                <text:p>-0.845153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-0.00957639999999999">
                <text:p>-0.00957639999999999</text:p>
              </table:table-cell>
              <table:table-cell office:value-type="float" office:value="0.239421">
                <text:p>0.239421</text:p>
              </table:table-cell>
              <table:table-cell office:value-type="float" office:value="0.656079">
                <text:p>0.656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0258578">
                <text:p>0.0258578</text:p>
              </table:table-cell>
              <table:table-cell office:value-type="float" office:value="0.684742">
                <text:p>0.684742</text:p>
              </table:table-cell>
              <table:table-cell office:value-type="float" office:value="-0.178655">
                <text:p>-0.178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02873">
                <text:p>-0.02873</text:p>
              </table:table-cell>
              <table:table-cell office:value-type="float" office:value="-0.804451">
                <text:p>-0.804451</text:p>
              </table:table-cell>
              <table:table-cell office:value-type="float" office:value="0.08243">
                <text:p>0.08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-0.0828388">
                <text:p>-0.0828388</text:p>
              </table:table-cell>
              <table:table-cell office:value-type="float" office:value="0.311247">
                <text:p>0.311247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0.109655">
                <text:p>0.109655</text:p>
              </table:table-cell>
              <table:table-cell office:value-type="float" office:value="0.117316">
                <text:p>0.117316</text:p>
              </table:table-cell>
              <table:table-cell office:value-type="float" office:value="-0.285983">
                <text:p>-0.2859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.1359912">
                <text:p>0.1359912</text:p>
              </table:table-cell>
              <table:table-cell office:value-type="float" office:value="0.371102">
                <text:p>0.371102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.0234638">
                <text:p>0.0234638</text:p>
              </table:table-cell>
              <table:table-cell office:value-type="float" office:value="0.122105">
                <text:p>0.122105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0.1747772">
                <text:p>0.1747772</text:p>
              </table:table-cell>
              <table:table-cell office:value-type="float" office:value="-0.047884">
                <text:p>-0.047884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0.0167598">
                <text:p>0.0167598</text:p>
              </table:table-cell>
              <table:table-cell office:value-type="float" office:value="-0.47884">
                <text:p>-0.47884</text:p>
              </table:table-cell>
              <table:table-cell office:value-type="float" office:value="-0.165332">
                <text:p>-0.165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0205906">
                <text:p>0.0205906</text:p>
              </table:table-cell>
              <table:table-cell office:value-type="float" office:value="0.13647">
                <text:p>0.13647</text:p>
              </table:table-cell>
              <table:table-cell office:value-type="float" office:value="-0.07772">
                <text:p>-0.077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-0.0143648">
                <text:p>-0.0143648</text:p>
              </table:table-cell>
              <table:table-cell office:value-type="float" office:value="0.196325">
                <text:p>0.196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-0.0158014">
                <text:p>-0.0158014</text:p>
              </table:table-cell>
              <table:table-cell office:value-type="float" office:value="0.114922">
                <text:p>0.114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0158022">
                <text:p>0.0158022</text:p>
              </table:table-cell>
              <table:table-cell office:value-type="float" office:value="0.110134">
                <text:p>0.11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.1474834">
                <text:p>0.1474834</text:p>
              </table:table-cell>
              <table:table-cell office:value-type="float" office:value="0.179566">
                <text:p>0.17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1561026">
                <text:p>0.1561026</text:p>
              </table:table-cell>
              <table:table-cell office:value-type="float" office:value="0.179566">
                <text:p>0.17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.1388644">
                <text:p>0.1388644</text:p>
              </table:table-cell>
              <table:table-cell office:value-type="float" office:value="0.110134">
                <text:p>0.11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.1355126">
                <text:p>0.1355126</text:p>
              </table:table-cell>
              <table:table-cell office:value-type="float" office:value="0.098163">
                <text:p>0.09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.1446104">
                <text:p>0.1446104</text:p>
              </table:table-cell>
              <table:table-cell office:value-type="float" office:value="0.155623">
                <text:p>0.155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1278508">
                <text:p>0.1278508</text:p>
              </table:table-cell>
              <table:table-cell office:value-type="float" office:value="0.095768">
                <text:p>0.095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1216258">
                <text:p>0.1216258</text:p>
              </table:table-cell>
              <table:table-cell office:value-type="float" office:value="0.148441">
                <text:p>0.148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1288084">
                <text:p>0.1288084</text:p>
              </table:table-cell>
              <table:table-cell office:value-type="float" office:value="0.146047">
                <text:p>0.146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1379062">
                <text:p>0.1379062</text:p>
              </table:table-cell>
              <table:table-cell office:value-type="float" office:value="0.143652">
                <text:p>0.143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132639">
                <text:p>0.132639</text:p>
              </table:table-cell>
              <table:table-cell office:value-type="float" office:value="0.129287">
                <text:p>0.129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0.1522716">
                <text:p>0.1522716</text:p>
              </table:table-cell>
              <table:table-cell office:value-type="float" office:value="0.193931">
                <text:p>0.193931</text:p>
              </table:table-cell>
              <table:table-cell office:value-type="float" office:value="0.030281">
                <text:p>0.030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1738194">
                <text:p>0.1738194</text:p>
              </table:table-cell>
              <table:table-cell office:value-type="float" office:value="0.25618">
                <text:p>0.25618</text:p>
              </table:table-cell>
              <table:table-cell office:value-type="float" office:value="0.139627">
                <text:p>0.1396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0.1024722">
                <text:p>0.1024722</text:p>
              </table:table-cell>
              <table:table-cell office:value-type="float" office:value="-0.210689">
                <text:p>-0.210689</text:p>
              </table:table-cell>
              <table:table-cell office:value-type="float" office:value="0.898323">
                <text:p>0.898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0.1316816">
                <text:p>0.1316816</text:p>
              </table:table-cell>
              <table:table-cell office:value-type="float" office:value="0.289699">
                <text:p>0.289699</text:p>
              </table:table-cell>
              <table:table-cell office:value-type="float" office:value="-0.361684">
                <text:p>-0.361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1503564">
                <text:p>0.1503564</text:p>
              </table:table-cell>
              <table:table-cell office:value-type="float" office:value="0.222661">
                <text:p>0.222661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199198">
                <text:p>0.199198</text:p>
              </table:table-cell>
              <table:table-cell office:value-type="float" office:value="0.438139">
                <text:p>0.438139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0.208296">
                <text:p>0.208296</text:p>
              </table:table-cell>
              <table:table-cell office:value-type="float" office:value="0.30167">
                <text:p>0.30167</text:p>
              </table:table-cell>
              <table:table-cell office:value-type="float" office:value="0.615704">
                <text:p>0.6157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0.3347098">
                <text:p>0.3347098</text:p>
              </table:table-cell>
              <table:table-cell office:value-type="float" office:value="0.42138">
                <text:p>0.42138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3107678">
                <text:p>0.3107678</text:p>
              </table:table-cell>
              <table:table-cell office:value-type="float" office:value="0.169989">
                <text:p>0.169989</text:p>
              </table:table-cell>
              <table:table-cell office:value-type="float" office:value="0.628321">
                <text:p>0.628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3452444">
                <text:p>0.3452444</text:p>
              </table:table-cell>
              <table:table-cell office:value-type="float" office:value="0.395044">
                <text:p>0.395044</text:p>
              </table:table-cell>
              <table:table-cell office:value-type="float" office:value="-0.200188">
                <text:p>-0.200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3299216">
                <text:p>0.3299216</text:p>
              </table:table-cell>
              <table:table-cell office:value-type="float" office:value="0.361525">
                <text:p>0.361525</text:p>
              </table:table-cell>
              <table:table-cell office:value-type="float" office:value="0.509723">
                <text:p>0.5097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0.439576">
                <text:p>0.439576</text:p>
              </table:table-cell>
              <table:table-cell office:value-type="float" office:value="0.849942">
                <text:p>0.849942</text:p>
              </table:table-cell>
              <table:table-cell office:value-type="float" office:value="-0.163179">
                <text:p>-0.163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4347876">
                <text:p>0.4347876</text:p>
              </table:table-cell>
              <table:table-cell office:value-type="float" office:value="0.397438">
                <text:p>0.397438</text:p>
              </table:table-cell>
              <table:table-cell office:value-type="float" office:value="-0.011986">
                <text:p>-0.011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5224154">
                <text:p>0.5224154</text:p>
              </table:table-cell>
              <table:table-cell office:value-type="float" office:value="0.608128">
                <text:p>0.608128</text:p>
              </table:table-cell>
              <table:table-cell office:value-type="float" office:value="0.613181">
                <text:p>0.6131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4592084">
                <text:p>0.4592084</text:p>
              </table:table-cell>
              <table:table-cell office:value-type="float" office:value="0.079009">
                <text:p>0.079009</text:p>
              </table:table-cell>
              <table:table-cell office:value-type="float" office:value="-0.183366">
                <text:p>-0.1833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.4649544">
                <text:p>0.4649544</text:p>
              </table:table-cell>
              <table:table-cell office:value-type="float" office:value="0.390255">
                <text:p>0.390255</text:p>
              </table:table-cell>
              <table:table-cell office:value-type="float" office:value="0.504676">
                <text:p>0.5046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0.2552224">
                <text:p>0.2552224</text:p>
              </table:table-cell>
              <table:table-cell office:value-type="float" office:value="-0.198718">
                <text:p>-0.198718</text:p>
              </table:table-cell>
              <table:table-cell office:value-type="float" office:value="-0.143833">
                <text:p>-0.1438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1771714">
                <text:p>0.1771714</text:p>
              </table:table-cell>
              <table:table-cell office:value-type="float" office:value="0.007183">
                <text:p>0.007183</text:p>
              </table:table-cell>
              <table:table-cell office:value-type="float" office:value="0.54505">
                <text:p>0.54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00191500000000001">
                <text:p>-0.00191500000000001</text:p>
              </table:table-cell>
              <table:table-cell office:value-type="float" office:value="-0.287304">
                <text:p>-0.287304</text:p>
              </table:table-cell>
              <table:table-cell office:value-type="float" office:value="-0.14972">
                <text:p>-0.149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112049">
                <text:p>0.112049</text:p>
              </table:table-cell>
              <table:table-cell office:value-type="float" office:value="0.648829">
                <text:p>0.648829</text:p>
              </table:table-cell>
              <table:table-cell office:value-type="float" office:value="0.540003">
                <text:p>0.540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0689526">
                <text:p>-0.0689526</text:p>
              </table:table-cell>
              <table:table-cell office:value-type="float" office:value="-0.514753">
                <text:p>-0.514753</text:p>
              </table:table-cell>
              <table:table-cell office:value-type="float" office:value="-0.188412">
                <text:p>-0.188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0890646">
                <text:p>0.0890646</text:p>
              </table:table-cell>
              <table:table-cell office:value-type="float" office:value="0.591368">
                <text:p>0.591368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1254564">
                <text:p>0.1254564</text:p>
              </table:table-cell>
              <table:table-cell office:value-type="float" office:value="0.189142">
                <text:p>0.189142</text:p>
              </table:table-cell>
              <table:table-cell office:value-type="float" office:value="-0.200188">
                <text:p>-0.200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0.0679956">
                <text:p>0.0679956</text:p>
              </table:table-cell>
              <table:table-cell office:value-type="float" office:value="-0.574608">
                <text:p>-0.574608</text:p>
              </table:table-cell>
              <table:table-cell office:value-type="float" office:value="0.005362">
                <text:p>0.005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0603342">
                <text:p>0.0603342</text:p>
              </table:table-cell>
              <table:table-cell office:value-type="float" office:value="0.610522">
                <text:p>0.610522</text:p>
              </table:table-cell>
              <table:table-cell office:value-type="float" office:value="0.80622">
                <text:p>0.80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.2480396">
                <text:p>0.2480396</text:p>
              </table:table-cell>
              <table:table-cell office:value-type="float" office:value="0.423774">
                <text:p>0.423774</text:p>
              </table:table-cell>
              <table:table-cell office:value-type="float" office:value="-0.207233">
                <text:p>-0.207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2446878">
                <text:p>0.2446878</text:p>
              </table:table-cell>
              <table:table-cell office:value-type="float" office:value="0.574609">
                <text:p>0.574609</text:p>
              </table:table-cell>
              <table:table-cell office:value-type="float" office:value="0.783509">
                <text:p>0.7835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3031064">
                <text:p>0.3031064</text:p>
              </table:table-cell>
              <table:table-cell office:value-type="float" office:value="0.481235">
                <text:p>0.481235</text:p>
              </table:table-cell>
              <table:table-cell office:value-type="float" office:value="-0.193038">
                <text:p>-0.1930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0.4118032">
                <text:p>0.4118032</text:p>
              </table:table-cell>
              <table:table-cell office:value-type="float" office:value="-0.031124">
                <text:p>-0.031124</text:p>
              </table:table-cell>
              <table:table-cell office:value-type="float" office:value="0.908416">
                <text:p>0.9084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.3390194">
                <text:p>0.3390194</text:p>
              </table:table-cell>
              <table:table-cell office:value-type="float" office:value="0.246603">
                <text:p>0.246603</text:p>
              </table:table-cell>
              <table:table-cell office:value-type="float" office:value="-0.148931">
                <text:p>-0.148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3658344">
                <text:p>0.3658344</text:p>
              </table:table-cell>
              <table:table-cell office:value-type="float" office:value="0.557849">
                <text:p>0.557849</text:p>
              </table:table-cell>
              <table:table-cell office:value-type="float" office:value="0.860833">
                <text:p>0.8608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0.2059016">
                <text:p>0.2059016</text:p>
              </table:table-cell>
              <table:table-cell office:value-type="float" office:value="-0.225055">
                <text:p>-0.225055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153708">
                <text:p>0.153708</text:p>
              </table:table-cell>
              <table:table-cell office:value-type="float" office:value="0.220267">
                <text:p>0.220267</text:p>
              </table:table-cell>
              <table:table-cell office:value-type="float" office:value="-0.026811">
                <text:p>-0.0268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0.126414">
                <text:p>0.126414</text:p>
              </table:table-cell>
              <table:table-cell office:value-type="float" office:value="-0.167594">
                <text:p>-0.167594</text:p>
              </table:table-cell>
              <table:table-cell office:value-type="float" office:value="-0.002839">
                <text:p>-0.0028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0890644">
                <text:p>0.0890644</text:p>
              </table:table-cell>
              <table:table-cell office:value-type="float" office:value="0.059855">
                <text:p>0.059855</text:p>
              </table:table-cell>
              <table:table-cell office:value-type="float" office:value="0.840285">
                <text:p>0.840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1110908">
                <text:p>-0.1110908</text:p>
              </table:table-cell>
              <table:table-cell office:value-type="float" office:value="-0.442927">
                <text:p>-0.442927</text:p>
              </table:table-cell>
              <table:table-cell office:value-type="float" office:value="-0.207233">
                <text:p>-0.207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1077388">
                <text:p>-0.1077388</text:p>
              </table:table-cell>
              <table:table-cell office:value-type="float" office:value="-0.208295">
                <text:p>-0.208295</text:p>
              </table:table-cell>
              <table:table-cell office:value-type="float" office:value="0.874351">
                <text:p>0.8743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-0.1168368">
                <text:p>-0.1168368</text:p>
              </table:table-cell>
              <table:table-cell office:value-type="float" office:value="0.174777">
                <text:p>0.174777</text:p>
              </table:table-cell>
              <table:table-cell office:value-type="float" office:value="-0.187739">
                <text:p>-0.1877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2236182">
                <text:p>-0.2236182</text:p>
              </table:table-cell>
              <table:table-cell office:value-type="float" office:value="-0.701501">
                <text:p>-0.701501</text:p>
              </table:table-cell>
              <table:table-cell office:value-type="float" office:value="0.05215">
                <text:p>0.052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-0.1886628">
                <text:p>-0.1886628</text:p>
              </table:table-cell>
              <table:table-cell office:value-type="float" office:value="0.234632">
                <text:p>0.234632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106781">
                <text:p>-0.106781</text:p>
              </table:table-cell>
              <table:table-cell office:value-type="float" office:value="-0.033518">
                <text:p>-0.033518</text:p>
              </table:table-cell>
              <table:table-cell office:value-type="float" office:value="-0.264114">
                <text:p>-0.264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1781282">
                <text:p>-0.1781282</text:p>
              </table:table-cell>
              <table:table-cell office:value-type="float" office:value="-0.565031">
                <text:p>-0.565031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-0.1738186">
                <text:p>-0.1738186</text:p>
              </table:table-cell>
              <table:table-cell office:value-type="float" office:value="0.196325">
                <text:p>0.196325</text:p>
              </table:table-cell>
              <table:table-cell office:value-type="float" office:value="-0.243927">
                <text:p>-0.243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1154">
                <text:p>-0.1154</text:p>
              </table:table-cell>
              <table:table-cell office:value-type="float" office:value="-0.409408">
                <text:p>-0.409408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-0.1374266">
                <text:p>-0.1374266</text:p>
              </table:table-cell>
              <table:table-cell office:value-type="float" office:value="0.124499">
                <text:p>0.124499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-0.1407786">
                <text:p>-0.1407786</text:p>
              </table:table-cell>
              <table:table-cell office:value-type="float" office:value="-0.050278">
                <text:p>-0.050278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0507566">
                <text:p>-0.0507566</text:p>
              </table:table-cell>
              <table:table-cell office:value-type="float" office:value="-0.114921">
                <text:p>-0.114921</text:p>
              </table:table-cell>
              <table:table-cell office:value-type="float" office:value="-0.202501">
                <text:p>-0.202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0.3174706">
                <text:p>-0.3174706</text:p>
              </table:table-cell>
              <table:table-cell office:value-type="float" office:value="-1.137245">
                <text:p>-1.137245</text:p>
              </table:table-cell>
              <table:table-cell office:value-type="float" office:value="0.855425">
                <text:p>0.855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3960004">
                <text:p>-0.3960004</text:p>
              </table:table-cell>
              <table:table-cell office:value-type="float" office:value="-0.802057">
                <text:p>-0.802057</text:p>
              </table:table-cell>
              <table:table-cell office:value-type="float" office:value="-0.213856">
                <text:p>-0.213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-0.3950428">
                <text:p>-0.3950428</text:p>
              </table:table-cell>
              <table:table-cell office:value-type="float" office:value="0.129287">
                <text:p>0.129287</text:p>
              </table:table-cell>
              <table:table-cell office:value-type="float" office:value="0.840285">
                <text:p>0.8402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-0.3428492">
                <text:p>-0.3428492</text:p>
              </table:table-cell>
              <table:table-cell office:value-type="float" office:value="0.21069">
                <text:p>0.21069</text:p>
              </table:table-cell>
              <table:table-cell office:value-type="float" office:value="-0.209125">
                <text:p>-0.209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-0.3672702">
                <text:p>-0.3672702</text:p>
              </table:table-cell>
              <table:table-cell office:value-type="float" office:value="-0.237026">
                <text:p>-0.237026</text:p>
              </table:table-cell>
              <table:table-cell office:value-type="float" office:value="0.007991">
                <text:p>0.007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1446096">
                <text:p>-0.1446096</text:p>
              </table:table-cell>
              <table:table-cell office:value-type="float" office:value="-0.023942">
                <text:p>-0.023942</text:p>
              </table:table-cell>
              <table:table-cell office:value-type="float" office:value="-0.025234">
                <text:p>-0.0252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098641">
                <text:p>-0.098641</text:p>
              </table:table-cell>
              <table:table-cell office:value-type="float" office:value="-0.572214">
                <text:p>-0.572214</text:p>
              </table:table-cell>
              <table:table-cell office:value-type="float" office:value="-0.005421">
                <text:p>-0.0054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-0.0526722">
                <text:p>-0.0526722</text:p>
              </table:table-cell>
              <table:table-cell office:value-type="float" office:value="0.359131">
                <text:p>0.359131</text:p>
              </table:table-cell>
              <table:table-cell office:value-type="float" office:value="0.730098">
                <text:p>0.7300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302444">
                <text:p>-0.1302444</text:p>
              </table:table-cell>
              <table:table-cell office:value-type="float" office:value="-0.177171">
                <text:p>-0.177171</text:p>
              </table:table-cell>
              <table:table-cell office:value-type="float" office:value="-0.190095">
                <text:p>-0.1900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0972044">
                <text:p>-0.0972044</text:p>
              </table:table-cell>
              <table:table-cell office:value-type="float" office:value="-0.071826">
                <text:p>-0.071826</text:p>
              </table:table-cell>
              <table:table-cell office:value-type="float" office:value="-0.019241">
                <text:p>-0.0192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-0.0905006">
                <text:p>-0.0905006</text:p>
              </table:table-cell>
              <table:table-cell office:value-type="float" office:value="0.009577">
                <text:p>0.009577</text:p>
              </table:table-cell>
              <table:table-cell office:value-type="float" office:value="-0.002574">
                <text:p>-0.0025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00239400000000001">
                <text:p>-0.00239400000000001</text:p>
              </table:table-cell>
              <table:table-cell office:value-type="float" office:value="-0.131681">
                <text:p>-0.131681</text:p>
              </table:table-cell>
              <table:table-cell office:value-type="float" office:value="0.017411">
                <text:p>0.0174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-0.0363918">
                <text:p>-0.0363918</text:p>
              </table:table-cell>
              <table:table-cell office:value-type="float" office:value="0.189142">
                <text:p>0.189142</text:p>
              </table:table-cell>
              <table:table-cell office:value-type="float" office:value="0.908416">
                <text:p>0.9084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081404">
                <text:p>0.0081404</text:p>
              </table:table-cell>
              <table:table-cell office:value-type="float" office:value="0.04549">
                <text:p>0.04549</text:p>
              </table:table-cell>
              <table:table-cell office:value-type="float" office:value="-0.265796">
                <text:p>-0.2657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344766">
                <text:p>0.0344766</text:p>
              </table:table-cell>
              <table:table-cell office:value-type="float" office:value="0.059855">
                <text:p>0.059855</text:p>
              </table:table-cell>
              <table:table-cell office:value-type="float" office:value="0.706546">
                <text:p>0.7065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0.0172384">
                <text:p>0.0172384</text:p>
              </table:table-cell>
              <table:table-cell office:value-type="float" office:value="-0.076614">
                <text:p>-0.076614</text:p>
              </table:table-cell>
              <table:table-cell office:value-type="float" office:value="-0.245609">
                <text:p>-0.245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1019932">
                <text:p>0.1019932</text:p>
              </table:table-cell>
              <table:table-cell office:value-type="float" office:value="0.292093">
                <text:p>0.292093</text:p>
              </table:table-cell>
              <table:table-cell office:value-type="float" office:value="0.464302">
                <text:p>0.4643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0866704">
                <text:p>0.0866704</text:p>
              </table:table-cell>
              <table:table-cell office:value-type="float" office:value="0.112528">
                <text:p>0.112528</text:p>
              </table:table-cell>
              <table:table-cell office:value-type="float" office:value="-0.178319">
                <text:p>-0.1783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0.0502786">
                <text:p>0.0502786</text:p>
              </table:table-cell>
              <table:table-cell office:value-type="float" office:value="-0.136469">
                <text:p>-0.136469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.1173164">
                <text:p>0.1173164</text:p>
              </table:table-cell>
              <table:table-cell office:value-type="float" office:value="0.395044">
                <text:p>0.395044</text:p>
              </table:table-cell>
              <table:table-cell office:value-type="float" office:value="-0.143833">
                <text:p>-0.143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1685524">
                <text:p>0.1685524</text:p>
              </table:table-cell>
              <table:table-cell office:value-type="float" office:value="0.179566">
                <text:p>0.179566</text:p>
              </table:table-cell>
              <table:table-cell office:value-type="float" office:value="-0.023657">
                <text:p>-0.0236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2877836">
                <text:p>0.2877836</text:p>
              </table:table-cell>
              <table:table-cell office:value-type="float" office:value="0.888249">
                <text:p>0.888249</text:p>
              </table:table-cell>
              <table:table-cell office:value-type="float" office:value="0.023657">
                <text:p>0.0236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379721">
                <text:p>0.379721</text:p>
              </table:table-cell>
              <table:table-cell office:value-type="float" office:value="0.572215">
                <text:p>0.572215</text:p>
              </table:table-cell>
              <table:table-cell office:value-type="float" office:value="0.878136">
                <text:p>0.878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5142752">
                <text:p>0.5142752</text:p>
              </table:table-cell>
              <table:table-cell office:value-type="float" office:value="0.536302">
                <text:p>0.536302</text:p>
              </table:table-cell>
              <table:table-cell office:value-type="float" office:value="-0.279254">
                <text:p>-0.279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0.4165918">
                <text:p>0.4165918</text:p>
              </table:table-cell>
              <table:table-cell office:value-type="float" office:value="-0.093373">
                <text:p>-0.093373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48746">
                <text:p>0.48746</text:p>
              </table:table-cell>
              <table:table-cell office:value-type="float" office:value="0.533907">
                <text:p>0.533907</text:p>
              </table:table-cell>
              <table:table-cell office:value-type="float" office:value="-0.115681">
                <text:p>-0.1156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3591308">
                <text:p>0.3591308</text:p>
              </table:table-cell>
              <table:table-cell office:value-type="float" office:value="0.246603">
                <text:p>0.246603</text:p>
              </table:table-cell>
              <table:table-cell office:value-type="float" office:value="0.032646">
                <text:p>0.0326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3936072">
                <text:p>0.3936072</text:p>
              </table:table-cell>
              <table:table-cell office:value-type="float" office:value="0.744597">
                <text:p>0.744597</text:p>
              </table:table-cell>
              <table:table-cell office:value-type="float" office:value="0.794864">
                <text:p>0.794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0.231759">
                <text:p>0.231759</text:p>
              </table:table-cell>
              <table:table-cell office:value-type="float" office:value="-0.272939">
                <text:p>-0.272939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4299988">
                <text:p>0.4299988</text:p>
              </table:table-cell>
              <table:table-cell office:value-type="float" office:value="0.897826">
                <text:p>0.897826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4362238">
                <text:p>0.4362238</text:p>
              </table:table-cell>
              <table:table-cell office:value-type="float" office:value="0.565032">
                <text:p>0.565032</text:p>
              </table:table-cell>
              <table:table-cell office:value-type="float" office:value="-0.204394">
                <text:p>-0.2043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4247316">
                <text:p>0.4247316</text:p>
              </table:table-cell>
              <table:table-cell office:value-type="float" office:value="0.189142">
                <text:p>0.189142</text:p>
              </table:table-cell>
              <table:table-cell office:value-type="float" office:value="0.817575">
                <text:p>0.8175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4486736">
                <text:p>0.4486736</text:p>
              </table:table-cell>
              <table:table-cell office:value-type="float" office:value="0.864307">
                <text:p>0.864307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0.417549">
                <text:p>0.417549</text:p>
              </table:table-cell>
              <table:table-cell office:value-type="float" office:value="-0.428562">
                <text:p>-0.428562</text:p>
              </table:table-cell>
              <table:table-cell office:value-type="float" office:value="0.691406">
                <text:p>0.6914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0.2145208">
                <text:p>0.2145208</text:p>
              </table:table-cell>
              <table:table-cell office:value-type="float" office:value="-0.117315">
                <text:p>-0.117315</text:p>
              </table:table-cell>
              <table:table-cell office:value-type="float" office:value="-0.228786">
                <text:p>-0.2287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0.0344768">
                <text:p>0.0344768</text:p>
              </table:table-cell>
              <table:table-cell office:value-type="float" office:value="-0.335188">
                <text:p>-0.335188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0057464">
                <text:p>0.0057464</text:p>
              </table:table-cell>
              <table:table-cell office:value-type="float" office:value="0.04549">
                <text:p>0.04549</text:p>
              </table:table-cell>
              <table:table-cell office:value-type="float" office:value="-0.280936">
                <text:p>-0.280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-0.0598546">
                <text:p>-0.0598546</text:p>
              </table:table-cell>
              <table:table-cell office:value-type="float" office:value="0.536302">
                <text:p>0.536302</text:p>
              </table:table-cell>
              <table:table-cell office:value-type="float" office:value="0.585424">
                <text:p>0.585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055545">
                <text:p>-0.055545</text:p>
              </table:table-cell>
              <table:table-cell office:value-type="float" office:value="-0.407014">
                <text:p>-0.407014</text:p>
              </table:table-cell>
              <table:table-cell office:value-type="float" office:value="-0.081616">
                <text:p>-0.0816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-0.1043868">
                <text:p>-0.1043868</text:p>
              </table:table-cell>
              <table:table-cell office:value-type="float" office:value="-0.361524">
                <text:p>-0.361524</text:p>
              </table:table-cell>
              <table:table-cell office:value-type="float" office:value="1.076852">
                <text:p>1.076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.097205">
                <text:p>0.097205</text:p>
              </table:table-cell>
              <table:table-cell office:value-type="float" office:value="0.672771">
                <text:p>0.672771</text:p>
              </table:table-cell>
              <table:table-cell office:value-type="float" office:value="-0.260223">
                <text:p>-0.2602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0.028252">
                <text:p>0.028252</text:p>
              </table:table-cell>
              <table:table-cell office:value-type="float" office:value="-0.299275">
                <text:p>-0.299275</text:p>
              </table:table-cell>
              <table:table-cell office:value-type="float" office:value="0.047524">
                <text:p>0.0475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-0.0339974">
                <text:p>-0.0339974</text:p>
              </table:table-cell>
              <table:table-cell office:value-type="float" office:value="0.225055">
                <text:p>0.225055</text:p>
              </table:table-cell>
              <table:table-cell office:value-type="float" office:value="-0.020793">
                <text:p>-0.0207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560246">
                <text:p>0.0560246</text:p>
              </table:table-cell>
              <table:table-cell office:value-type="float" office:value="0.043096">
                <text:p>0.043096</text:p>
              </table:table-cell>
              <table:table-cell office:value-type="float" office:value="0.896304">
                <text:p>0.8963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0.083318">
                <text:p>-0.083318</text:p>
              </table:table-cell>
              <table:table-cell office:value-type="float" office:value="-1.058237">
                <text:p>-1.058237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-0.110133">
                <text:p>-0.110133</text:p>
              </table:table-cell>
              <table:table-cell office:value-type="float" office:value="0.538696">
                <text:p>0.538696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1584958">
                <text:p>-0.1584958</text:p>
              </table:table-cell>
              <table:table-cell office:value-type="float" office:value="-0.541089">
                <text:p>-0.541089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-0.1723822">
                <text:p>-0.1723822</text:p>
              </table:table-cell>
              <table:table-cell office:value-type="float" office:value="0.155623">
                <text:p>0.155623</text:p>
              </table:table-cell>
              <table:table-cell office:value-type="float" office:value="0.74692">
                <text:p>0.746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3299206">
                <text:p>-0.3299206</text:p>
              </table:table-cell>
              <table:table-cell office:value-type="float" office:value="-0.744596">
                <text:p>-0.744596</text:p>
              </table:table-cell>
              <table:table-cell office:value-type="float" office:value="-0.195877">
                <text:p>-0.1958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0.0948108">
                <text:p>0.0948108</text:p>
              </table:table-cell>
              <table:table-cell office:value-type="float" office:value="1.06542">
                <text:p>1.06542</text:p>
              </table:table-cell>
              <table:table-cell office:value-type="float" office:value="0.82893">
                <text:p>0.828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0335184">
                <text:p>-0.0335184</text:p>
              </table:table-cell>
              <table:table-cell office:value-type="float" office:value="-0.10295">
                <text:p>-0.10295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-0.00287260000000004">
                <text:p>-0.00287260000000004</text:p>
              </table:table-cell>
              <table:table-cell office:value-type="float" office:value="-0.38786">
                <text:p>-0.38786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.013887">
                <text:p>0.013887</text:p>
              </table:table-cell>
              <table:table-cell office:value-type="float" office:value="0.239421">
                <text:p>0.239421</text:p>
              </table:table-cell>
              <table:table-cell office:value-type="float" office:value="-0.274207">
                <text:p>-0.2742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0.1393432">
                <text:p>0.1393432</text:p>
              </table:table-cell>
              <table:table-cell office:value-type="float" office:value="-0.117315">
                <text:p>-0.117315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2264908">
                <text:p>-0.2264908</text:p>
              </table:table-cell>
              <table:table-cell office:value-type="float" office:value="-0.76375">
                <text:p>-0.76375</text:p>
              </table:table-cell>
              <table:table-cell office:value-type="float" office:value="-0.188307">
                <text:p>-0.1883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-0.1192306">
                <text:p>-0.1192306</text:p>
              </table:table-cell>
              <table:table-cell office:value-type="float" office:value="0.433351">
                <text:p>0.433351</text:p>
              </table:table-cell>
              <table:table-cell office:value-type="float" office:value="0.753229">
                <text:p>0.7532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1829164">
                <text:p>-0.1829164</text:p>
              </table:table-cell>
              <table:table-cell office:value-type="float" office:value="-0.706289">
                <text:p>-0.706289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-0.2188296">
                <text:p>-0.2188296</text:p>
              </table:table-cell>
              <table:table-cell office:value-type="float" office:value="0.059855">
                <text:p>0.059855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2154778">
                <text:p>-0.2154778</text:p>
              </table:table-cell>
              <table:table-cell office:value-type="float" office:value="-0.100556">
                <text:p>-0.100556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0.29305">
                <text:p>-0.29305</text:p>
              </table:table-cell>
              <table:table-cell office:value-type="float" office:value="-1.151611">
                <text:p>-1.151611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5171472">
                <text:p>-0.5171472</text:p>
              </table:table-cell>
              <table:table-cell office:value-type="float" office:value="-0.687135">
                <text:p>-0.687135</text:p>
              </table:table-cell>
              <table:table-cell office:value-type="float" office:value="-0.208179">
                <text:p>-0.2081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-0.3734952">
                <text:p>-0.3734952</text:p>
              </table:table-cell>
              <table:table-cell office:value-type="float" office:value="0.011971">
                <text:p>0.011971</text:p>
              </table:table-cell>
              <table:table-cell office:value-type="float" office:value="0.862996">
                <text:p>0.862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407014">
                <text:p>-0.407014</text:p>
              </table:table-cell>
              <table:table-cell office:value-type="float" office:value="-0.107739">
                <text:p>-0.107739</text:p>
              </table:table-cell>
              <table:table-cell office:value-type="float" office:value="-0.255702">
                <text:p>-0.2557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-0.4060564">
                <text:p>-0.4060564</text:p>
              </table:table-cell>
              <table:table-cell office:value-type="float" office:value="-0.095768">
                <text:p>-0.095768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-0.080445">
                <text:p>-0.080445</text:p>
              </table:table-cell>
              <table:table-cell office:value-type="float" office:value="0.476446">
                <text:p>0.476446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0.030167">
                <text:p>0.030167</text:p>
              </table:table-cell>
              <table:table-cell office:value-type="float" office:value="-0.134075">
                <text:p>-0.134075</text:p>
              </table:table-cell>
              <table:table-cell office:value-type="float" office:value="-0.023972">
                <text:p>-0.023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102472">
                <text:p>0.102472</text:p>
              </table:table-cell>
              <table:table-cell office:value-type="float" office:value="0.373496">
                <text:p>0.373496</text:p>
              </table:table-cell>
              <table:table-cell office:value-type="float" office:value="0.847855">
                <text:p>0.8478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0.1733404">
                <text:p>0.1733404</text:p>
              </table:table-cell>
              <table:table-cell office:value-type="float" office:value="0.246603">
                <text:p>0.246603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0.1829172">
                <text:p>0.1829172</text:p>
              </table:table-cell>
              <table:table-cell office:value-type="float" office:value="-0.047884">
                <text:p>-0.047884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0.0679956">
                <text:p>0.0679956</text:p>
              </table:table-cell>
              <table:table-cell office:value-type="float" office:value="-0.098162">
                <text:p>-0.098162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0.1216258">
                <text:p>0.1216258</text:p>
              </table:table-cell>
              <table:table-cell office:value-type="float" office:value="0.134076">
                <text:p>0.134076</text:p>
              </table:table-cell>
              <table:table-cell office:value-type="float" office:value="-0.044613">
                <text:p>-0.0446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0.0110136">
                <text:p>0.0110136</text:p>
              </table:table-cell>
              <table:table-cell office:value-type="float" office:value="-0.179565">
                <text:p>-0.179565</text:p>
              </table:table-cell>
              <table:table-cell office:value-type="float" office:value="0.672228">
                <text:p>0.672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0703892">
                <text:p>-0.0703892</text:p>
              </table:table-cell>
              <table:table-cell office:value-type="float" office:value="-0.160411">
                <text:p>-0.160411</text:p>
              </table:table-cell>
              <table:table-cell office:value-type="float" office:value="-0.195141">
                <text:p>-0.1951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-0.0387856">
                <text:p>-0.0387856</text:p>
              </table:table-cell>
              <table:table-cell office:value-type="float" office:value="0.110134">
                <text:p>0.110134</text:p>
              </table:table-cell>
              <table:table-cell office:value-type="float" office:value="0.540003">
                <text:p>0.540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043574">
                <text:p>-0.043574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123961">
                <text:p>-0.1239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.00622540000000001">
                <text:p>0.00622540000000001</text:p>
              </table:table-cell>
              <table:table-cell office:value-type="float" office:value="0.383073">
                <text:p>0.383073</text:p>
              </table:table-cell>
              <table:table-cell office:value-type="float" office:value="0.81379">
                <text:p>0.813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1240202">
                <text:p>0.1240202</text:p>
              </table:table-cell>
              <table:table-cell office:value-type="float" office:value="0.409409">
                <text:p>0.409409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0.1268932">
                <text:p>0.1268932</text:p>
              </table:table-cell>
              <table:table-cell office:value-type="float" office:value="-0.146046">
                <text:p>-0.146046</text:p>
              </table:table-cell>
              <table:table-cell office:value-type="float" office:value="0.706546">
                <text:p>0.7065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2375052">
                <text:p>0.2375052</text:p>
              </table:table-cell>
              <table:table-cell office:value-type="float" office:value="0.663194">
                <text:p>0.663194</text:p>
              </table:table-cell>
              <table:table-cell office:value-type="float" office:value="-0.192092">
                <text:p>-0.1920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0.2250554">
                <text:p>0.2250554</text:p>
              </table:table-cell>
              <table:table-cell office:value-type="float" office:value="-0.184353">
                <text:p>-0.184353</text:p>
              </table:table-cell>
              <table:table-cell office:value-type="float" office:value="0.81379">
                <text:p>0.813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0.0186752">
                <text:p>0.0186752</text:p>
              </table:table-cell>
              <table:table-cell office:value-type="float" office:value="-0.648828">
                <text:p>-0.648828</text:p>
              </table:table-cell>
              <table:table-cell office:value-type="float" office:value="-0.245609">
                <text:p>-0.2456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-0.0282512">
                <text:p>-0.0282512</text:p>
              </table:table-cell>
              <table:table-cell office:value-type="float" office:value="0.174777">
                <text:p>0.174777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.151314">
                <text:p>0.151314</text:p>
              </table:table-cell>
              <table:table-cell office:value-type="float" office:value="0.75178">
                <text:p>0.75178</text:p>
              </table:table-cell>
              <table:table-cell office:value-type="float" office:value="-0.265796">
                <text:p>-0.2657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.0416596">
                <text:p>0.0416596</text:p>
              </table:table-cell>
              <table:table-cell office:value-type="float" office:value="0.114922">
                <text:p>0.114922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.0890648">
                <text:p>0.0890648</text:p>
              </table:table-cell>
              <table:table-cell office:value-type="float" office:value="0.052673">
                <text:p>0.052673</text:p>
              </table:table-cell>
              <table:table-cell office:value-type="float" office:value="-0.181683">
                <text:p>-0.1816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.2303226">
                <text:p>0.2303226</text:p>
              </table:table-cell>
              <table:table-cell office:value-type="float" office:value="0.057461">
                <text:p>0.057461</text:p>
              </table:table-cell>
              <table:table-cell office:value-type="float" office:value="-0.004731">
                <text:p>-0.0047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.280122">
                <text:p>0.280122</text:p>
              </table:table-cell>
              <table:table-cell office:value-type="float" office:value="0.423774">
                <text:p>0.423774</text:p>
              </table:table-cell>
              <table:table-cell office:value-type="float" office:value="-0.011355">
                <text:p>-0.0113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0.0828398">
                <text:p>0.0828398</text:p>
              </table:table-cell>
              <table:table-cell office:value-type="float" office:value="-0.234631">
                <text:p>-0.234631</text:p>
              </table:table-cell>
              <table:table-cell office:value-type="float" office:value="0.893276">
                <text:p>0.8932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0.00478880000000001">
                <text:p>0.00478880000000001</text:p>
              </table:table-cell>
              <table:table-cell office:value-type="float" office:value="-0.275333">
                <text:p>-0.275333</text:p>
              </table:table-cell>
              <table:table-cell office:value-type="float" office:value="-0.229943">
                <text:p>-0.2299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.100078">
                <text:p>0.100078</text:p>
              </table:table-cell>
              <table:table-cell office:value-type="float" office:value="0.529119">
                <text:p>0.529119</text:p>
              </table:table-cell>
              <table:table-cell office:value-type="float" office:value="0.066028">
                <text:p>0.0660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.1901">
                <text:p>0.1901</text:p>
              </table:table-cell>
              <table:table-cell office:value-type="float" office:value="0.507571">
                <text:p>0.507571</text:p>
              </table:table-cell>
              <table:table-cell office:value-type="float" office:value="0.842809">
                <text:p>0.8428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114922">
                <text:p>0.114922</text:p>
              </table:table-cell>
              <table:table-cell office:value-type="float" office:value="0.047884">
                <text:p>0.047884</text:p>
              </table:table-cell>
              <table:table-cell office:value-type="float" office:value="-0.200457">
                <text:p>-0.2004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0.1450888">
                <text:p>0.1450888</text:p>
              </table:table-cell>
              <table:table-cell office:value-type="float" office:value="-0.083797">
                <text:p>-0.083797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2355896">
                <text:p>0.2355896</text:p>
              </table:table-cell>
              <table:table-cell office:value-type="float" office:value="0.177171">
                <text:p>0.177171</text:p>
              </table:table-cell>
              <table:table-cell office:value-type="float" office:value="0.027337">
                <text:p>0.0273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0.1283294">
                <text:p>0.1283294</text:p>
              </table:table-cell>
              <table:table-cell office:value-type="float" office:value="-0.007182">
                <text:p>-0.007182</text:p>
              </table:table-cell>
              <table:table-cell office:value-type="float" office:value="-0.022004">
                <text:p>-0.0220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-0.0646432">
                <text:p>-0.0646432</text:p>
              </table:table-cell>
              <table:table-cell office:value-type="float" office:value="-0.457292">
                <text:p>-0.457292</text:p>
              </table:table-cell>
              <table:table-cell office:value-type="float" office:value="0.90236">
                <text:p>0.902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-0.0373492">
                <text:p>-0.0373492</text:p>
              </table:table-cell>
              <table:table-cell office:value-type="float" office:value="0.184354">
                <text:p>0.184354</text:p>
              </table:table-cell>
              <table:table-cell office:value-type="float" office:value="-0.236567">
                <text:p>-0.2365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1015146">
                <text:p>0.1015146</text:p>
              </table:table-cell>
              <table:table-cell office:value-type="float" office:value="0.610522">
                <text:p>0.610522</text:p>
              </table:table-cell>
              <table:table-cell office:value-type="float" office:value="0.046262">
                <text:p>0.0462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.2432514">
                <text:p>0.2432514</text:p>
              </table:table-cell>
              <table:table-cell office:value-type="float" office:value="0.885855">
                <text:p>0.885855</text:p>
              </table:table-cell>
              <table:table-cell office:value-type="float" office:value="-0.002523">
                <text:p>-0.0025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0.2188304">
                <text:p>0.2188304</text:p>
              </table:table-cell>
              <table:table-cell office:value-type="float" office:value="-0.129287">
                <text:p>-0.129287</text:p>
              </table:table-cell>
              <table:table-cell office:value-type="float" office:value="-0.01514">
                <text:p>-0.01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.3950436">
                <text:p>0.3950436</text:p>
              </table:table-cell>
              <table:table-cell office:value-type="float" office:value="0.423774">
                <text:p>0.423774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.4548986">
                <text:p>0.4548986</text:p>
              </table:table-cell>
              <table:table-cell office:value-type="float" office:value="0.483629">
                <text:p>0.483629</text:p>
              </table:table-cell>
              <table:table-cell office:value-type="float" office:value="0.878136">
                <text:p>0.878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5233728">
                <text:p>0.5233728</text:p>
              </table:table-cell>
              <table:table-cell office:value-type="float" office:value="0.952893">
                <text:p>0.952893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0.3112466">
                <text:p>0.3112466</text:p>
              </table:table-cell>
              <table:table-cell office:value-type="float" office:value="-0.174776">
                <text:p>-0.174776</text:p>
              </table:table-cell>
              <table:table-cell office:value-type="float" office:value="0.767107">
                <text:p>0.7671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.4410124">
                <text:p>0.4410124</text:p>
              </table:table-cell>
              <table:table-cell office:value-type="float" office:value="0.519542">
                <text:p>0.519542</text:p>
              </table:table-cell>
              <table:table-cell office:value-type="float" office:value="-0.260749">
                <text:p>-0.2607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3773266">
                <text:p>0.3773266</text:p>
              </table:table-cell>
              <table:table-cell office:value-type="float" office:value="0.105345">
                <text:p>0.105345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.4529834">
                <text:p>0.4529834</text:p>
              </table:table-cell>
              <table:table-cell office:value-type="float" office:value="0.861913">
                <text:p>0.861913</text:p>
              </table:table-cell>
              <table:table-cell office:value-type="float" office:value="-0.201555">
                <text:p>-0.201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2849104">
                <text:p>0.2849104</text:p>
              </table:table-cell>
              <table:table-cell office:value-type="float" office:value="0.112528">
                <text:p>0.112528</text:p>
              </table:table-cell>
              <table:table-cell office:value-type="float" office:value="-0.019872">
                <text:p>-0.0198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.4668696">
                <text:p>0.4668696</text:p>
              </table:table-cell>
              <table:table-cell office:value-type="float" office:value="0.73502">
                <text:p>0.73502</text:p>
              </table:table-cell>
              <table:table-cell office:value-type="float" office:value="0.329301">
                <text:p>0.3293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5238516">
                <text:p>0.5238516</text:p>
              </table:table-cell>
              <table:table-cell office:value-type="float" office:value="0.804452">
                <text:p>0.804452</text:p>
              </table:table-cell>
              <table:table-cell office:value-type="float" office:value="-0.00757">
                <text:p>-0.007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0.4932058">
                <text:p>0.4932058</text:p>
              </table:table-cell>
              <table:table-cell office:value-type="float" office:value="-0.047884">
                <text:p>-0.047884</text:p>
              </table:table-cell>
              <table:table-cell office:value-type="float" office:value="0.001682">
                <text:p>0.0016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3658342">
                <text:p>0.3658342</text:p>
              </table:table-cell>
              <table:table-cell office:value-type="float" office:value="0.225055">
                <text:p>0.225055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0.3294424">
                <text:p>0.3294424</text:p>
              </table:table-cell>
              <table:table-cell office:value-type="float" office:value="-0.069431">
                <text:p>-0.069431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-0.0248994000000001">
                <text:p>-0.0248994000000001</text:p>
              </table:table-cell>
              <table:table-cell office:value-type="float" office:value="-1.036689">
                <text:p>-1.036689</text:p>
              </table:table-cell>
              <table:table-cell office:value-type="float" office:value="0.873089">
                <text:p>0.8730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-0.3112458">
                <text:p>-0.3112458</text:p>
              </table:table-cell>
              <table:table-cell office:value-type="float" office:value="-0.62728">
                <text:p>-0.62728</text:p>
              </table:table-cell>
              <table:table-cell office:value-type="float" office:value="-0.231835">
                <text:p>-0.2318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-0.2154776">
                <text:p>-0.2154776</text:p>
              </table:table-cell>
              <table:table-cell office:value-type="float" office:value="0.430957">
                <text:p>0.430957</text:p>
              </table:table-cell>
              <table:table-cell office:value-type="float" office:value="0.80622">
                <text:p>0.806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-0.2106892">
                <text:p>-0.2106892</text:p>
              </table:table-cell>
              <table:table-cell office:value-type="float" office:value="0.248997">
                <text:p>0.248997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-0.2772482">
                <text:p>-0.2772482</text:p>
              </table:table-cell>
              <table:table-cell office:value-type="float" office:value="-0.402226">
                <text:p>-0.402226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.22697">
                <text:p>-0.22697</text:p>
              </table:table-cell>
              <table:table-cell office:value-type="float" office:value="-0.785298">
                <text:p>-0.785298</text:p>
              </table:table-cell>
              <table:table-cell office:value-type="float" office:value="-0.204394">
                <text:p>-0.2043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-0.1048658">
                <text:p>-0.1048658</text:p>
              </table:table-cell>
              <table:table-cell office:value-type="float" office:value="-0.016759">
                <text:p>-0.016759</text:p>
              </table:table-cell>
              <table:table-cell office:value-type="float" office:value="0.802435">
                <text:p>0.8024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-0.1810014">
                <text:p>-0.1810014</text:p>
              </table:table-cell>
              <table:table-cell office:value-type="float" office:value="0.050279">
                <text:p>0.050279</text:p>
              </table:table-cell>
              <table:table-cell office:value-type="float" office:value="-0.105982">
                <text:p>-0.1059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-0.3275264">
                <text:p>-0.3275264</text:p>
              </table:table-cell>
              <table:table-cell office:value-type="float" office:value="-0.483628">
                <text:p>-0.483628</text:p>
              </table:table-cell>
              <table:table-cell office:value-type="float" office:value="0.112711">
                <text:p>0.1127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-0.1958452">
                <text:p>-0.1958452</text:p>
              </table:table-cell>
              <table:table-cell office:value-type="float" office:value="0.25618">
                <text:p>0.25618</text:p>
              </table:table-cell>
              <table:table-cell office:value-type="float" office:value="-0.022609">
                <text:p>-0.0226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0.100557">
                <text:p>0.100557</text:p>
              </table:table-cell>
              <table:table-cell office:value-type="float" office:value="0.696713">
                <text:p>0.696713</text:p>
              </table:table-cell>
              <table:table-cell office:value-type="float" office:value="-0.002714">
                <text:p>-0.0027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2528282">
                <text:p>0.2528282</text:p>
              </table:table-cell>
              <table:table-cell office:value-type="float" office:value="0.744597">
                <text:p>0.744597</text:p>
              </table:table-cell>
              <table:table-cell office:value-type="float" office:value="0.031029">
                <text:p>0.0310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328006">
                <text:p>0.328006</text:p>
              </table:table-cell>
              <table:table-cell office:value-type="float" office:value="0.426168">
                <text:p>0.426168</text:p>
              </table:table-cell>
              <table:table-cell office:value-type="float" office:value="-0.009652">
                <text:p>-0.0096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5118806">
                <text:p>0.5118806</text:p>
              </table:table-cell>
              <table:table-cell office:value-type="float" office:value="0.435745">
                <text:p>0.435745</text:p>
              </table:table-cell>
              <table:table-cell office:value-type="float" office:value="0.015443">
                <text:p>0.0154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0.4520256">
                <text:p>0.4520256</text:p>
              </table:table-cell>
              <table:table-cell office:value-type="float" office:value="-0.043095">
                <text:p>-0.043095</text:p>
              </table:table-cell>
              <table:table-cell office:value-type="float" office:value="0.040711">
                <text:p>0.0407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0.3083736">
                <text:p>0.3083736</text:p>
              </table:table-cell>
              <table:table-cell office:value-type="float" office:value="-0.021547">
                <text:p>-0.021547</text:p>
              </table:table-cell>
              <table:table-cell office:value-type="float" office:value="0.640938">
                <text:p>0.6409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0.0426172">
                <text:p>0.0426172</text:p>
              </table:table-cell>
              <table:table-cell office:value-type="float" office:value="-0.584185">
                <text:p>-0.584185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.0421384">
                <text:p>0.0421384</text:p>
              </table:table-cell>
              <table:table-cell office:value-type="float" office:value="0.423774">
                <text:p>0.423774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-0.058418">
                <text:p>-0.058418</text:p>
              </table:table-cell>
              <table:table-cell office:value-type="float" office:value="-0.067037">
                <text:p>-0.067037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109655">
                <text:p>0.109655</text:p>
              </table:table-cell>
              <table:table-cell office:value-type="float" office:value="0.79727">
                <text:p>0.79727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0.0430962">
                <text:p>0.0430962</text:p>
              </table:table-cell>
              <table:table-cell office:value-type="float" office:value="-0.354341">
                <text:p>-0.354341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2231402">
                <text:p>0.2231402</text:p>
              </table:table-cell>
              <table:table-cell office:value-type="float" office:value="0.316035">
                <text:p>0.316035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0.214521">
                <text:p>0.214521</text:p>
              </table:table-cell>
              <table:table-cell office:value-type="float" office:value="0.380678">
                <text:p>0.380678</text:p>
              </table:table-cell>
              <table:table-cell office:value-type="float" office:value="-0.260749">
                <text:p>-0.2607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0.1795656">
                <text:p>0.1795656</text:p>
              </table:table-cell>
              <table:table-cell office:value-type="float" office:value="-0.241814">
                <text:p>-0.241814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0.138864">
                <text:p>0.138864</text:p>
              </table:table-cell>
              <table:table-cell office:value-type="float" office:value="0.593762">
                <text:p>0.593762</text:p>
              </table:table-cell>
              <table:table-cell office:value-type="float" office:value="-0.11944">
                <text:p>-0.119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0.123541">
                <text:p>0.123541</text:p>
              </table:table-cell>
              <table:table-cell office:value-type="float" office:value="-0.430956">
                <text:p>-0.430956</text:p>
              </table:table-cell>
              <table:table-cell office:value-type="float" office:value="0.105982">
                <text:p>0.1059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0076612">
                <text:p>-0.0076612</text:p>
              </table:table-cell>
              <table:table-cell office:value-type="float" office:value="-0.339976">
                <text:p>-0.339976</text:p>
              </table:table-cell>
              <table:table-cell office:value-type="float" office:value="-0.055514">
                <text:p>-0.0555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0.000479200000000002">
                <text:p>0.000479200000000002</text:p>
              </table:table-cell>
              <table:table-cell office:value-type="float" office:value="0.42138">
                <text:p>0.42138</text:p>
              </table:table-cell>
              <table:table-cell office:value-type="float" office:value="-0.075701">
                <text:p>-0.0757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1010356">
                <text:p>0.1010356</text:p>
              </table:table-cell>
              <table:table-cell office:value-type="float" office:value="0.260968">
                <text:p>0.260968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.154187">
                <text:p>0.154187</text:p>
              </table:table-cell>
              <table:table-cell office:value-type="float" office:value="0.859519">
                <text:p>0.859519</text:p>
              </table:table-cell>
              <table:table-cell office:value-type="float" office:value="0.075701">
                <text:p>0.0757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.3227388">
                <text:p>0.3227388</text:p>
              </table:table-cell>
              <table:table-cell office:value-type="float" office:value="0.411803">
                <text:p>0.411803</text:p>
              </table:table-cell>
              <table:table-cell office:value-type="float" office:value="-0.026916">
                <text:p>-0.0269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.396959">
                <text:p>0.396959</text:p>
              </table:table-cell>
              <table:table-cell office:value-type="float" office:value="0.031125">
                <text:p>0.031125</text:p>
              </table:table-cell>
              <table:table-cell office:value-type="float" office:value="-0.100935">
                <text:p>-0.1009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.3801996">
                <text:p>0.3801996</text:p>
              </table:table-cell>
              <table:table-cell office:value-type="float" office:value="0.337583">
                <text:p>0.337583</text:p>
              </table:table-cell>
              <table:table-cell office:value-type="float" office:value="0.018774">
                <text:p>0.0187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0.271024">
                <text:p>0.271024</text:p>
              </table:table-cell>
              <table:table-cell office:value-type="float" office:value="-0.28491">
                <text:p>-0.28491</text:p>
              </table:table-cell>
              <table:table-cell office:value-type="float" office:value="-0.002692">
                <text:p>-0.0026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-0.000478599999999996">
                <text:p>-0.000478599999999996</text:p>
              </table:table-cell>
              <table:table-cell office:value-type="float" office:value="-0.497994">
                <text:p>-0.497994</text:p>
              </table:table-cell>
              <table:table-cell office:value-type="float" office:value="0.001682">
                <text:p>0.0016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-0.0909794">
                <text:p>-0.0909794</text:p>
              </table:table-cell>
              <table:table-cell office:value-type="float" office:value="-0.040701">
                <text:p>-0.040701</text:p>
              </table:table-cell>
              <table:table-cell office:value-type="float" office:value="0.003365">
                <text:p>0.0033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-0.1005562">
                <text:p>-0.1005562</text:p>
              </table:table-cell>
              <table:table-cell office:value-type="float" office:value="-0.016759">
                <text:p>-0.01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-0.0881064">
                <text:p>-0.0881064</text:p>
              </table:table-cell>
              <table:table-cell office:value-type="float" office:value="0.399832">
                <text:p>0.399832</text:p>
              </table:table-cell>
              <table:table-cell office:value-type="float" office:value="0.070655">
                <text:p>0.0706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0354338">
                <text:p>-0.0354338</text:p>
              </table:table-cell>
              <table:table-cell office:value-type="float" office:value="-0.021547">
                <text:p>-0.021547</text:p>
              </table:table-cell>
              <table:table-cell office:value-type="float" office:value="-0.042393">
                <text:p>-0.0423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.0718266">
                <text:p>0.0718266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0.0775726">
                <text:p>0.0775726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chart:axis-label-position="outside-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6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6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25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/>
      <style:graphic-properties svg:stroke-width="0.025cm" svg:stroke-color="#004586" svg:stroke-opacity="70%" draw:fill-color="#004586" draw:opacity="70%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1.586cm" svg:height="20.348cm" xlink:href=".." xlink:type="simple" chart:class="chart:scatter" chart:column-mapping="0 2 1" chart:style-name="ch1">
        <chart:legend svg:x="22.595cm" svg:y="2.373cm" style:legend-expansion="custom" chartooo:width="7.116cm" chartooo:height="1.647cm" style:legend-expansion-aspect-ratio="4.32058287795993" chart:style-name="ch2"/>
        <chart:plot-area chart:style-name="ch3" table:cell-range-address="Sheet1.A2:Sheet1.A342 Sheet1.J1:Sheet1.J342 Sheet1.H1:Sheet1.H342" chart:data-source-has-labels="row" svg:x="1.002cm" svg:y="1.772cm" svg:width="30.151cm" svg:height="17.282cm">
          <chartooo:coordinate-region svg:x="1.835cm" svg:y="1.971cm" svg:width="28.761cm" svg:height="16.436cm"/>
          <chart:axis chart:dimension="x" chart:name="primary-x" chart:style-name="ch4">
            <chart:title svg:x="14.44cm" svg:y="19.401cm" chart:style-name="ch5">
              <text:p>Tempo (ms)</text:p>
            </chart:title>
          </chart:axis>
          <chart:axis chart:dimension="y" chart:name="primary-y" chart:style-name="ch6">
            <chart:title svg:x="0.001cm" svg:y="12.764cm" chart:style-name="ch7">
              <text:p>Aceleração (m/s²)</text:p>
            </chart:title>
            <chart:grid chart:style-name="ch8" chart:class="major"/>
          </chart:axis>
          <chart:series chart:style-name="ch9" chart:values-cell-range-address="Sheet1.J2:Sheet1.J342" chart:label-cell-address="Sheet1.J1:Sheet1.J1" chart:class="chart:scatter">
            <chart:domain table:cell-range-address="Sheet1.A2:Sheet1.A342"/>
            <chart:data-point chart:repeated="341"/>
          </chart:series>
          <chart:series chart:style-name="ch10" chart:values-cell-range-address="Sheet1.H2:Sheet1.H342" chart:label-cell-address="Sheet1.H1:Sheet1.H1" chart:class="chart:scatter">
            <chart:data-point chart:repeated="34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celeração acelerômetro</text:p>
                <draw:g>
                  <svg:desc>Sheet1.J1:Sheet1.J1</svg:desc>
                </draw:g>
              </table:table-cell>
              <table:table-cell office:value-type="string">
                <text:p>Aceleração encoders</text:p>
                <draw:g>
                  <svg:desc>Sheet1.H1:Sheet1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14">
                <text:p>514</text:p>
                <draw:g>
                  <svg:desc>Sheet1.A2:Sheet1.A342</svg:desc>
                </draw:g>
              </table:table-cell>
              <table:table-cell office:value-type="float" office:value="0">
                <text:p>0</text:p>
                <draw:g>
                  <svg:desc>Sheet1.J2:Sheet1.J342</svg:desc>
                </draw:g>
              </table:table-cell>
              <table:table-cell office:value-type="float" office:value="0">
                <text:p>0</text:p>
                <draw:g>
                  <svg:desc>Sheet1.H2:Sheet1.H3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1">
                <text:p>771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28">
                <text:p>1028</text:p>
              </table:table-cell>
              <table:table-cell office:value-type="float" office:value="-0.007182">
                <text:p>-0.0071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85">
                <text:p>1285</text:p>
              </table:table-cell>
              <table:table-cell office:value-type="float" office:value="0.009577">
                <text:p>0.009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42">
                <text:p>1542</text:p>
              </table:table-cell>
              <table:table-cell office:value-type="float" office:value="-0.026336">
                <text:p>-0.0263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99">
                <text:p>1799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56">
                <text:p>2056</text:p>
              </table:table-cell>
              <table:table-cell office:value-type="float" office:value="-0.019153">
                <text:p>-0.019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313">
                <text:p>2313</text:p>
              </table:table-cell>
              <table:table-cell office:value-type="float" office:value="-0.019153">
                <text:p>-0.0191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70">
                <text:p>2570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27">
                <text:p>2827</text:p>
              </table:table-cell>
              <table:table-cell office:value-type="float" office:value="-0.02873">
                <text:p>-0.0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84">
                <text:p>3084</text:p>
              </table:table-cell>
              <table:table-cell office:value-type="float" office:value="-0.059855">
                <text:p>-0.0598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41">
                <text:p>3341</text:p>
              </table:table-cell>
              <table:table-cell office:value-type="float" office:value="0.031125">
                <text:p>0.031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598">
                <text:p>3598</text:p>
              </table:table-cell>
              <table:table-cell office:value-type="float" office:value="-0.05746">
                <text:p>-0.057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855">
                <text:p>3855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12">
                <text:p>4112</text:p>
              </table:table-cell>
              <table:table-cell office:value-type="float" office:value="-0.009576">
                <text:p>-0.00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69">
                <text:p>4369</text:p>
              </table:table-cell>
              <table:table-cell office:value-type="float" office:value="-0.031124">
                <text:p>-0.03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26">
                <text:p>4626</text:p>
              </table:table-cell>
              <table:table-cell office:value-type="float" office:value="-0.009576">
                <text:p>-0.009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883">
                <text:p>4883</text:p>
              </table:table-cell>
              <table:table-cell office:value-type="float" office:value="-0.047884">
                <text:p>-0.0478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40">
                <text:p>5140</text:p>
              </table:table-cell>
              <table:table-cell office:value-type="float" office:value="0.007183">
                <text:p>0.007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97">
                <text:p>5397</text:p>
              </table:table-cell>
              <table:table-cell office:value-type="float" office:value="-0.02873">
                <text:p>-0.028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654">
                <text:p>5654</text:p>
              </table:table-cell>
              <table:table-cell office:value-type="float" office:value="0.004789">
                <text:p>0.0047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911">
                <text:p>5911</text:p>
              </table:table-cell>
              <table:table-cell office:value-type="float" office:value="0.026337">
                <text:p>0.026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168">
                <text:p>6168</text:p>
              </table:table-cell>
              <table:table-cell office:value-type="float" office:value="-0.004788">
                <text:p>-0.0047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425">
                <text:p>6425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682">
                <text:p>6682</text:p>
              </table:table-cell>
              <table:table-cell office:value-type="float" office:value="-0.002394">
                <text:p>-0.00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939">
                <text:p>6939</text:p>
              </table:table-cell>
              <table:table-cell office:value-type="float" office:value="0.014366">
                <text:p>0.0143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7196">
                <text:p>7196</text:p>
              </table:table-cell>
              <table:table-cell office:value-type="float" office:value="0.011971">
                <text:p>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453">
                <text:p>7453</text:p>
              </table:table-cell>
              <table:table-cell office:value-type="float" office:value="0.002395">
                <text:p>0.002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7710">
                <text:p>7710</text:p>
              </table:table-cell>
              <table:table-cell office:value-type="float" office:value="-0.002394">
                <text:p>-0.0023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967">
                <text:p>7967</text:p>
              </table:table-cell>
              <table:table-cell office:value-type="float" office:value="-0.031124">
                <text:p>-0.031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224">
                <text:p>8224</text:p>
              </table:table-cell>
              <table:table-cell office:value-type="float" office:value="-0.033518">
                <text:p>-0.0335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481">
                <text:p>8481</text:p>
              </table:table-cell>
              <table:table-cell office:value-type="float" office:value="-0.141258">
                <text:p>-0.141258</text:p>
              </table:table-cell>
              <table:table-cell office:value-type="float" office:value="0.04421">
                <text:p>0.044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738">
                <text:p>8738</text:p>
              </table:table-cell>
              <table:table-cell office:value-type="float" office:value="-0.356736">
                <text:p>-0.356736</text:p>
              </table:table-cell>
              <table:table-cell office:value-type="float" office:value="-0.055262">
                <text:p>-0.05526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995">
                <text:p>8995</text:p>
              </table:table-cell>
              <table:table-cell office:value-type="float" office:value="-0.016759">
                <text:p>-0.01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252">
                <text:p>9252</text:p>
              </table:table-cell>
              <table:table-cell office:value-type="float" office:value="-0.076614">
                <text:p>-0.0766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509">
                <text:p>9509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766">
                <text:p>9766</text:p>
              </table:table-cell>
              <table:table-cell office:value-type="float" office:value="0.028731">
                <text:p>0.0287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023">
                <text:p>10023</text:p>
              </table:table-cell>
              <table:table-cell office:value-type="float" office:value="-0.814028">
                <text:p>-0.814028</text:p>
              </table:table-cell>
              <table:table-cell office:value-type="float" office:value="0.061167">
                <text:p>0.0611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280">
                <text:p>10280</text:p>
              </table:table-cell>
              <table:table-cell office:value-type="float" office:value="-0.019153">
                <text:p>-0.019153</text:p>
              </table:table-cell>
              <table:table-cell office:value-type="float" office:value="-0.076458">
                <text:p>-0.07645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537">
                <text:p>10537</text:p>
              </table:table-cell>
              <table:table-cell office:value-type="float" office:value="0.356736">
                <text:p>0.356736</text:p>
              </table:table-cell>
              <table:table-cell office:value-type="float" office:value="0.038692">
                <text:p>0.03869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0794">
                <text:p>10794</text:p>
              </table:table-cell>
              <table:table-cell office:value-type="float" office:value="-0.471657">
                <text:p>-0.471657</text:p>
              </table:table-cell>
              <table:table-cell office:value-type="float" office:value="0.943744">
                <text:p>0.943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51">
                <text:p>11051</text:p>
              </table:table-cell>
              <table:table-cell office:value-type="float" office:value="0.852336">
                <text:p>0.852336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308">
                <text:p>11308</text:p>
              </table:table-cell>
              <table:table-cell office:value-type="float" office:value="-0.155623">
                <text:p>-0.155623</text:p>
              </table:table-cell>
              <table:table-cell office:value-type="float" office:value="0.706546">
                <text:p>0.7065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565">
                <text:p>11565</text:p>
              </table:table-cell>
              <table:table-cell office:value-type="float" office:value="0.277728">
                <text:p>0.277728</text:p>
              </table:table-cell>
              <table:table-cell office:value-type="float" office:value="-0.25402">
                <text:p>-0.2540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822">
                <text:p>11822</text:p>
              </table:table-cell>
              <table:table-cell office:value-type="float" office:value="-0.306457">
                <text:p>-0.306457</text:p>
              </table:table-cell>
              <table:table-cell office:value-type="float" office:value="0.807481">
                <text:p>0.80748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079">
                <text:p>12079</text:p>
              </table:table-cell>
              <table:table-cell office:value-type="float" office:value="0.390255">
                <text:p>0.390255</text:p>
              </table:table-cell>
              <table:table-cell office:value-type="float" office:value="-0.132241">
                <text:p>-0.1322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336">
                <text:p>12336</text:p>
              </table:table-cell>
              <table:table-cell office:value-type="float" office:value="-0.050278">
                <text:p>-0.050278</text:p>
              </table:table-cell>
              <table:table-cell office:value-type="float" office:value="1.133628">
                <text:p>1.1336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93">
                <text:p>12593</text:p>
              </table:table-cell>
              <table:table-cell office:value-type="float" office:value="1.106121">
                <text:p>1.106121</text:p>
              </table:table-cell>
              <table:table-cell office:value-type="float" office:value="-0.274207">
                <text:p>-0.2742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850">
                <text:p>12850</text:p>
              </table:table-cell>
              <table:table-cell office:value-type="float" office:value="0.148441">
                <text:p>0.148441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3107">
                <text:p>13107</text:p>
              </table:table-cell>
              <table:table-cell office:value-type="float" office:value="0.306458">
                <text:p>0.306458</text:p>
              </table:table-cell>
              <table:table-cell office:value-type="float" office:value="-0.204394">
                <text:p>-0.20439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3364">
                <text:p>13364</text:p>
              </table:table-cell>
              <table:table-cell office:value-type="float" office:value="0.260968">
                <text:p>0.260968</text:p>
              </table:table-cell>
              <table:table-cell office:value-type="float" office:value="0.817575">
                <text:p>0.81757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3621">
                <text:p>13621</text:p>
              </table:table-cell>
              <table:table-cell office:value-type="float" office:value="-0.811634">
                <text:p>-0.811634</text:p>
              </table:table-cell>
              <table:table-cell office:value-type="float" office:value="-0.173205">
                <text:p>-0.1732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878">
                <text:p>13878</text:p>
              </table:table-cell>
              <table:table-cell office:value-type="float" office:value="0.390255">
                <text:p>0.390255</text:p>
              </table:table-cell>
              <table:table-cell office:value-type="float" office:value="-0.012491">
                <text:p>-0.01249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4135">
                <text:p>14135</text:p>
              </table:table-cell>
              <table:table-cell office:value-type="float" office:value="0.308852">
                <text:p>0.308852</text:p>
              </table:table-cell>
              <table:table-cell office:value-type="float" office:value="0.031122">
                <text:p>0.03112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4392">
                <text:p>14392</text:p>
              </table:table-cell>
              <table:table-cell office:value-type="float" office:value="0.069432">
                <text:p>0.069432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4649">
                <text:p>14649</text:p>
              </table:table-cell>
              <table:table-cell office:value-type="float" office:value="0.612916">
                <text:p>0.612916</text:p>
              </table:table-cell>
              <table:table-cell office:value-type="float" office:value="-0.203553">
                <text:p>-0.2035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4906">
                <text:p>14906</text:p>
              </table:table-cell>
              <table:table-cell office:value-type="float" office:value="0.155623">
                <text:p>0.155623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163">
                <text:p>15163</text:p>
              </table:table-cell>
              <table:table-cell office:value-type="float" office:value="0.395044">
                <text:p>0.395044</text:p>
              </table:table-cell>
              <table:table-cell office:value-type="float" office:value="-0.235515">
                <text:p>-0.2355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420">
                <text:p>15420</text:p>
              </table:table-cell>
              <table:table-cell office:value-type="float" office:value="0.134076">
                <text:p>0.134076</text:p>
              </table:table-cell>
              <table:table-cell office:value-type="float" office:value="-0.023417">
                <text:p>-0.0234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77">
                <text:p>15677</text:p>
              </table:table-cell>
              <table:table-cell office:value-type="float" office:value="0.308852">
                <text:p>0.308852</text:p>
              </table:table-cell>
              <table:table-cell office:value-type="float" office:value="0.019493">
                <text:p>0.0194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934">
                <text:p>15934</text:p>
              </table:table-cell>
              <table:table-cell office:value-type="float" office:value="0.009577">
                <text:p>0.009577</text:p>
              </table:table-cell>
              <table:table-cell office:value-type="float" office:value="0.791079">
                <text:p>0.79107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6191">
                <text:p>16191</text:p>
              </table:table-cell>
              <table:table-cell office:value-type="float" office:value="0.339977">
                <text:p>0.339977</text:p>
              </table:table-cell>
              <table:table-cell office:value-type="float" office:value="-0.232151">
                <text:p>-0.23215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448">
                <text:p>16448</text:p>
              </table:table-cell>
              <table:table-cell office:value-type="float" office:value="0.768539">
                <text:p>0.768539</text:p>
              </table:table-cell>
              <table:table-cell office:value-type="float" office:value="-0.040576">
                <text:p>-0.0405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6705">
                <text:p>16705</text:p>
              </table:table-cell>
              <table:table-cell office:value-type="float" office:value="-0.591367">
                <text:p>-0.591367</text:p>
              </table:table-cell>
              <table:table-cell office:value-type="float" office:value="-0.007949">
                <text:p>-0.0079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6962">
                <text:p>16962</text:p>
              </table:table-cell>
              <table:table-cell office:value-type="float" office:value="0.287305">
                <text:p>0.287305</text:p>
              </table:table-cell>
              <table:table-cell office:value-type="float" office:value="0.658602">
                <text:p>0.65860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7219">
                <text:p>17219</text:p>
              </table:table-cell>
              <table:table-cell office:value-type="float" office:value="0.905009">
                <text:p>0.905009</text:p>
              </table:table-cell>
              <table:table-cell office:value-type="float" office:value="-0.135316">
                <text:p>-0.1353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7476">
                <text:p>17476</text:p>
              </table:table-cell>
              <table:table-cell office:value-type="float" office:value="0.09098">
                <text:p>0.09098</text:p>
              </table:table-cell>
              <table:table-cell office:value-type="float" office:value="-0.016427">
                <text:p>-0.01642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7733">
                <text:p>17733</text:p>
              </table:table-cell>
              <table:table-cell office:value-type="float" office:value="0.328006">
                <text:p>0.328006</text:p>
              </table:table-cell>
              <table:table-cell office:value-type="float" office:value="0.028262">
                <text:p>0.0282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990">
                <text:p>17990</text:p>
              </table:table-cell>
              <table:table-cell office:value-type="float" office:value="0.04549">
                <text:p>0.04549</text:p>
              </table:table-cell>
              <table:table-cell office:value-type="float" office:value="0.469348">
                <text:p>0.46934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8247">
                <text:p>18247</text:p>
              </table:table-cell>
              <table:table-cell office:value-type="float" office:value="0.3304">
                <text:p>0.3304</text:p>
              </table:table-cell>
              <table:table-cell office:value-type="float" office:value="-0.132898">
                <text:p>-0.1328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504">
                <text:p>18504</text:p>
              </table:table-cell>
              <table:table-cell office:value-type="float" office:value="0.038308">
                <text:p>0.038308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8761">
                <text:p>18761</text:p>
              </table:table-cell>
              <table:table-cell office:value-type="float" office:value="0.428562">
                <text:p>0.428562</text:p>
              </table:table-cell>
              <table:table-cell office:value-type="float" office:value="-0.20187">
                <text:p>-0.2018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9018">
                <text:p>19018</text:p>
              </table:table-cell>
              <table:table-cell office:value-type="float" office:value="-0.143652">
                <text:p>-0.143652</text:p>
              </table:table-cell>
              <table:table-cell office:value-type="float" office:value="-0.024603">
                <text:p>-0.02460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9275">
                <text:p>19275</text:p>
              </table:table-cell>
              <table:table-cell office:value-type="float" office:value="0.260968">
                <text:p>0.260968</text:p>
              </table:table-cell>
              <table:table-cell office:value-type="float" office:value="0.017866">
                <text:p>0.0178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532">
                <text:p>19532</text:p>
              </table:table-cell>
              <table:table-cell office:value-type="float" office:value="0.306458">
                <text:p>0.306458</text:p>
              </table:table-cell>
              <table:table-cell office:value-type="float" office:value="1.038623">
                <text:p>1.03862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9789">
                <text:p>19789</text:p>
              </table:table-cell>
              <table:table-cell office:value-type="float" office:value="-0.754173">
                <text:p>-0.754173</text:p>
              </table:table-cell>
              <table:table-cell office:value-type="float" office:value="-0.30617">
                <text:p>-0.3061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046">
                <text:p>20046</text:p>
              </table:table-cell>
              <table:table-cell office:value-type="float" office:value="0.605733">
                <text:p>0.605733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0303">
                <text:p>20303</text:p>
              </table:table-cell>
              <table:table-cell office:value-type="float" office:value="-0.016759">
                <text:p>-0.016759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0560">
                <text:p>20560</text:p>
              </table:table-cell>
              <table:table-cell office:value-type="float" office:value="0.272939">
                <text:p>0.272939</text:p>
              </table:table-cell>
              <table:table-cell office:value-type="float" office:value="-0.031122">
                <text:p>-0.0311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17">
                <text:p>20817</text:p>
              </table:table-cell>
              <table:table-cell office:value-type="float" office:value="-0.656011">
                <text:p>-0.656011</text:p>
              </table:table-cell>
              <table:table-cell office:value-type="float" office:value="0.020187">
                <text:p>0.02018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074">
                <text:p>21074</text:p>
              </table:table-cell>
              <table:table-cell office:value-type="float" office:value="0.4956">
                <text:p>0.4956</text:p>
              </table:table-cell>
              <table:table-cell office:value-type="float" office:value="0.691406">
                <text:p>0.6914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1331">
                <text:p>21331</text:p>
              </table:table-cell>
              <table:table-cell office:value-type="float" office:value="-0.375889">
                <text:p>-0.375889</text:p>
              </table:table-cell>
              <table:table-cell office:value-type="float" office:value="-0.206917">
                <text:p>-0.20691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1588">
                <text:p>21588</text:p>
              </table:table-cell>
              <table:table-cell office:value-type="float" office:value="-1.09415">
                <text:p>-1.09415</text:p>
              </table:table-cell>
              <table:table-cell office:value-type="float" office:value="0.52991">
                <text:p>0.5299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1845">
                <text:p>21845</text:p>
              </table:table-cell>
              <table:table-cell office:value-type="float" office:value="-0.22266">
                <text:p>-0.22266</text:p>
              </table:table-cell>
              <table:table-cell office:value-type="float" office:value="-0.156134">
                <text:p>-0.156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2102">
                <text:p>22102</text:p>
              </table:table-cell>
              <table:table-cell office:value-type="float" office:value="-0.256179">
                <text:p>-0.256179</text:p>
              </table:table-cell>
              <table:table-cell office:value-type="float" office:value="0.533695">
                <text:p>0.53369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2359">
                <text:p>22359</text:p>
              </table:table-cell>
              <table:table-cell office:value-type="float" office:value="0.028731">
                <text:p>0.028731</text:p>
              </table:table-cell>
              <table:table-cell office:value-type="float" office:value="-0.081263">
                <text:p>-0.08126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2616">
                <text:p>22616</text:p>
              </table:table-cell>
              <table:table-cell office:value-type="float" office:value="0.160412">
                <text:p>0.160412</text:p>
              </table:table-cell>
              <table:table-cell office:value-type="float" office:value="-0.003184">
                <text:p>-0.00318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2873">
                <text:p>22873</text:p>
              </table:table-cell>
              <table:table-cell office:value-type="float" office:value="-0.43335">
                <text:p>-0.43335</text:p>
              </table:table-cell>
              <table:table-cell office:value-type="float" office:value="0.079907">
                <text:p>0.0799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3130">
                <text:p>23130</text:p>
              </table:table-cell>
              <table:table-cell office:value-type="float" office:value="0.335189">
                <text:p>0.335189</text:p>
              </table:table-cell>
              <table:table-cell office:value-type="float" office:value="0.52991">
                <text:p>0.529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3387">
                <text:p>23387</text:p>
              </table:table-cell>
              <table:table-cell office:value-type="float" office:value="0.007183">
                <text:p>0.007183</text:p>
              </table:table-cell>
              <table:table-cell office:value-type="float" office:value="-0.176006">
                <text:p>-0.17600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644">
                <text:p>23644</text:p>
              </table:table-cell>
              <table:table-cell office:value-type="float" office:value="1.034295">
                <text:p>1.034295</text:p>
              </table:table-cell>
              <table:table-cell office:value-type="float" office:value="0.582901">
                <text:p>0.5829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3901">
                <text:p>23901</text:p>
              </table:table-cell>
              <table:table-cell office:value-type="float" office:value="-0.004788">
                <text:p>-0.004788</text:p>
              </table:table-cell>
              <table:table-cell office:value-type="float" office:value="-0.17159">
                <text:p>-0.1715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4158">
                <text:p>24158</text:p>
              </table:table-cell>
              <table:table-cell office:value-type="float" office:value="0.392649">
                <text:p>0.392649</text:p>
              </table:table-cell>
              <table:table-cell office:value-type="float" office:value="0.635892">
                <text:p>0.6358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4415">
                <text:p>24415</text:p>
              </table:table-cell>
              <table:table-cell office:value-type="float" office:value="-0.246602">
                <text:p>-0.246602</text:p>
              </table:table-cell>
              <table:table-cell office:value-type="float" office:value="-0.162758">
                <text:p>-0.16275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672">
                <text:p>24672</text:p>
              </table:table-cell>
              <table:table-cell office:value-type="float" office:value="-0.591367">
                <text:p>-0.591367</text:p>
              </table:table-cell>
              <table:table-cell office:value-type="float" office:value="0.002839">
                <text:p>0.00283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4929">
                <text:p>24929</text:p>
              </table:table-cell>
              <table:table-cell office:value-type="float" office:value="0.158018">
                <text:p>0.158018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5186">
                <text:p>25186</text:p>
              </table:table-cell>
              <table:table-cell office:value-type="float" office:value="0.656012">
                <text:p>0.656012</text:p>
              </table:table-cell>
              <table:table-cell office:value-type="float" office:value="0.866781">
                <text:p>0.8667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443">
                <text:p>25443</text:p>
              </table:table-cell>
              <table:table-cell office:value-type="float" office:value="1.09415">
                <text:p>1.09415</text:p>
              </table:table-cell>
              <table:table-cell office:value-type="float" office:value="-0.185317">
                <text:p>-0.18531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5700">
                <text:p>25700</text:p>
              </table:table-cell>
              <table:table-cell office:value-type="float" office:value="-0.677559">
                <text:p>-0.677559</text:p>
              </table:table-cell>
              <table:table-cell office:value-type="float" office:value="-0.013437">
                <text:p>-0.0134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957">
                <text:p>25957</text:p>
              </table:table-cell>
              <table:table-cell office:value-type="float" office:value="0.493206">
                <text:p>0.493206</text:p>
              </table:table-cell>
              <table:table-cell office:value-type="float" office:value="0.008516">
                <text:p>0.00851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214">
                <text:p>26214</text:p>
              </table:table-cell>
              <table:table-cell office:value-type="float" office:value="0.746991">
                <text:p>0.746991</text:p>
              </table:table-cell>
              <table:table-cell office:value-type="float" office:value="0.810005">
                <text:p>0.81000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6471">
                <text:p>26471</text:p>
              </table:table-cell>
              <table:table-cell office:value-type="float" office:value="0.294487">
                <text:p>0.294487</text:p>
              </table:table-cell>
              <table:table-cell office:value-type="float" office:value="-0.057156">
                <text:p>-0.05715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6728">
                <text:p>26728</text:p>
              </table:table-cell>
              <table:table-cell office:value-type="float" office:value="-0.014365">
                <text:p>-0.014365</text:p>
              </table:table-cell>
              <table:table-cell office:value-type="float" office:value="0.683984">
                <text:p>0.68398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6985">
                <text:p>26985</text:p>
              </table:table-cell>
              <table:table-cell office:value-type="float" office:value="-0.038307">
                <text:p>-0.038307</text:p>
              </table:table-cell>
              <table:table-cell office:value-type="float" office:value="-0.054358">
                <text:p>-0.0543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7242">
                <text:p>27242</text:p>
              </table:table-cell>
              <table:table-cell office:value-type="float" office:value="1.01993">
                <text:p>1.01993</text:p>
              </table:table-cell>
              <table:table-cell office:value-type="float" office:value="0.939959">
                <text:p>0.93995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7499">
                <text:p>27499</text:p>
              </table:table-cell>
              <table:table-cell office:value-type="float" office:value="0.699107">
                <text:p>0.699107</text:p>
              </table:table-cell>
              <table:table-cell office:value-type="float" office:value="-0.220375">
                <text:p>-0.2203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7756">
                <text:p>27756</text:p>
              </table:table-cell>
              <table:table-cell office:value-type="float" office:value="0.110134">
                <text:p>0.110134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8013">
                <text:p>28013</text:p>
              </table:table-cell>
              <table:table-cell office:value-type="float" office:value="0.873884">
                <text:p>0.873884</text:p>
              </table:table-cell>
              <table:table-cell office:value-type="float" office:value="-0.206286">
                <text:p>-0.2062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8270">
                <text:p>28270</text:p>
              </table:table-cell>
              <table:table-cell office:value-type="float" office:value="0.287305">
                <text:p>0.287305</text:p>
              </table:table-cell>
              <table:table-cell office:value-type="float" office:value="0.779724">
                <text:p>0.77972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8527">
                <text:p>28527</text:p>
              </table:table-cell>
              <table:table-cell office:value-type="float" office:value="0.110134">
                <text:p>0.110134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8784">
                <text:p>28784</text:p>
              </table:table-cell>
              <table:table-cell office:value-type="float" office:value="-0.090979">
                <text:p>-0.090979</text:p>
              </table:table-cell>
              <table:table-cell office:value-type="float" office:value="-0.02208">
                <text:p>-0.022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9041">
                <text:p>29041</text:p>
              </table:table-cell>
              <table:table-cell office:value-type="float" office:value="0.474052">
                <text:p>0.474052</text:p>
              </table:table-cell>
              <table:table-cell office:value-type="float" office:value="0.779724">
                <text:p>0.77972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9298">
                <text:p>29298</text:p>
              </table:table-cell>
              <table:table-cell office:value-type="float" office:value="-0.141258">
                <text:p>-0.141258</text:p>
              </table:table-cell>
              <table:table-cell office:value-type="float" office:value="-0.19777">
                <text:p>-0.1977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9555">
                <text:p>29555</text:p>
              </table:table-cell>
              <table:table-cell office:value-type="float" office:value="0.507571">
                <text:p>0.507571</text:p>
              </table:table-cell>
              <table:table-cell office:value-type="float" office:value="0.8365">
                <text:p>0.836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9812">
                <text:p>29812</text:p>
              </table:table-cell>
              <table:table-cell office:value-type="float" office:value="-0.531512">
                <text:p>-0.531512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0069">
                <text:p>30069</text:p>
              </table:table-cell>
              <table:table-cell office:value-type="float" office:value="0.581791">
                <text:p>0.581791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0326">
                <text:p>30326</text:p>
              </table:table-cell>
              <table:table-cell office:value-type="float" office:value="-0.845153">
                <text:p>-0.845153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0583">
                <text:p>30583</text:p>
              </table:table-cell>
              <table:table-cell office:value-type="float" office:value="0.239421">
                <text:p>0.239421</text:p>
              </table:table-cell>
              <table:table-cell office:value-type="float" office:value="0.656079">
                <text:p>0.6560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0840">
                <text:p>30840</text:p>
              </table:table-cell>
              <table:table-cell office:value-type="float" office:value="0.684742">
                <text:p>0.684742</text:p>
              </table:table-cell>
              <table:table-cell office:value-type="float" office:value="-0.178655">
                <text:p>-0.1786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1097">
                <text:p>31097</text:p>
              </table:table-cell>
              <table:table-cell office:value-type="float" office:value="-0.804451">
                <text:p>-0.804451</text:p>
              </table:table-cell>
              <table:table-cell office:value-type="float" office:value="0.08243">
                <text:p>0.0824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1354">
                <text:p>31354</text:p>
              </table:table-cell>
              <table:table-cell office:value-type="float" office:value="0.311247">
                <text:p>0.311247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1611">
                <text:p>31611</text:p>
              </table:table-cell>
              <table:table-cell office:value-type="float" office:value="0.117316">
                <text:p>0.117316</text:p>
              </table:table-cell>
              <table:table-cell office:value-type="float" office:value="-0.285983">
                <text:p>-0.28598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1868">
                <text:p>31868</text:p>
              </table:table-cell>
              <table:table-cell office:value-type="float" office:value="0.371102">
                <text:p>0.371102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2125">
                <text:p>32125</text:p>
              </table:table-cell>
              <table:table-cell office:value-type="float" office:value="0.122105">
                <text:p>0.122105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382">
                <text:p>32382</text:p>
              </table:table-cell>
              <table:table-cell office:value-type="float" office:value="-0.047884">
                <text:p>-0.047884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2639">
                <text:p>32639</text:p>
              </table:table-cell>
              <table:table-cell office:value-type="float" office:value="-0.47884">
                <text:p>-0.47884</text:p>
              </table:table-cell>
              <table:table-cell office:value-type="float" office:value="-0.165332">
                <text:p>-0.165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2896">
                <text:p>32896</text:p>
              </table:table-cell>
              <table:table-cell office:value-type="float" office:value="0.13647">
                <text:p>0.13647</text:p>
              </table:table-cell>
              <table:table-cell office:value-type="float" office:value="-0.07772">
                <text:p>-0.077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3153">
                <text:p>33153</text:p>
              </table:table-cell>
              <table:table-cell office:value-type="float" office:value="0.196325">
                <text:p>0.1963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3410">
                <text:p>33410</text:p>
              </table:table-cell>
              <table:table-cell office:value-type="float" office:value="0.114922">
                <text:p>0.114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3667">
                <text:p>33667</text:p>
              </table:table-cell>
              <table:table-cell office:value-type="float" office:value="0.110134">
                <text:p>0.11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924">
                <text:p>33924</text:p>
              </table:table-cell>
              <table:table-cell office:value-type="float" office:value="0.179566">
                <text:p>0.17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4181">
                <text:p>34181</text:p>
              </table:table-cell>
              <table:table-cell office:value-type="float" office:value="0.179566">
                <text:p>0.1795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4438">
                <text:p>34438</text:p>
              </table:table-cell>
              <table:table-cell office:value-type="float" office:value="0.110134">
                <text:p>0.1101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695">
                <text:p>34695</text:p>
              </table:table-cell>
              <table:table-cell office:value-type="float" office:value="0.098163">
                <text:p>0.098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952">
                <text:p>34952</text:p>
              </table:table-cell>
              <table:table-cell office:value-type="float" office:value="0.155623">
                <text:p>0.1556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209">
                <text:p>35209</text:p>
              </table:table-cell>
              <table:table-cell office:value-type="float" office:value="0.095768">
                <text:p>0.0957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466">
                <text:p>35466</text:p>
              </table:table-cell>
              <table:table-cell office:value-type="float" office:value="0.148441">
                <text:p>0.1484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5723">
                <text:p>35723</text:p>
              </table:table-cell>
              <table:table-cell office:value-type="float" office:value="0.146047">
                <text:p>0.146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80">
                <text:p>35980</text:p>
              </table:table-cell>
              <table:table-cell office:value-type="float" office:value="0.143652">
                <text:p>0.1436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6237">
                <text:p>36237</text:p>
              </table:table-cell>
              <table:table-cell office:value-type="float" office:value="0.129287">
                <text:p>0.129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494">
                <text:p>36494</text:p>
              </table:table-cell>
              <table:table-cell office:value-type="float" office:value="0.193931">
                <text:p>0.193931</text:p>
              </table:table-cell>
              <table:table-cell office:value-type="float" office:value="0.030281">
                <text:p>0.03028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6751">
                <text:p>36751</text:p>
              </table:table-cell>
              <table:table-cell office:value-type="float" office:value="0.25618">
                <text:p>0.25618</text:p>
              </table:table-cell>
              <table:table-cell office:value-type="float" office:value="0.139627">
                <text:p>0.1396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008">
                <text:p>37008</text:p>
              </table:table-cell>
              <table:table-cell office:value-type="float" office:value="-0.210689">
                <text:p>-0.210689</text:p>
              </table:table-cell>
              <table:table-cell office:value-type="float" office:value="0.898323">
                <text:p>0.89832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65">
                <text:p>37265</text:p>
              </table:table-cell>
              <table:table-cell office:value-type="float" office:value="0.289699">
                <text:p>0.289699</text:p>
              </table:table-cell>
              <table:table-cell office:value-type="float" office:value="-0.361684">
                <text:p>-0.3616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522">
                <text:p>37522</text:p>
              </table:table-cell>
              <table:table-cell office:value-type="float" office:value="0.222661">
                <text:p>0.222661</text:p>
              </table:table-cell>
              <table:table-cell office:value-type="float" office:value="0.630845">
                <text:p>0.63084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779">
                <text:p>37779</text:p>
              </table:table-cell>
              <table:table-cell office:value-type="float" office:value="0.438139">
                <text:p>0.438139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036">
                <text:p>38036</text:p>
              </table:table-cell>
              <table:table-cell office:value-type="float" office:value="0.30167">
                <text:p>0.30167</text:p>
              </table:table-cell>
              <table:table-cell office:value-type="float" office:value="0.615704">
                <text:p>0.61570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293">
                <text:p>38293</text:p>
              </table:table-cell>
              <table:table-cell office:value-type="float" office:value="0.42138">
                <text:p>0.42138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8550">
                <text:p>38550</text:p>
              </table:table-cell>
              <table:table-cell office:value-type="float" office:value="0.169989">
                <text:p>0.169989</text:p>
              </table:table-cell>
              <table:table-cell office:value-type="float" office:value="0.628321">
                <text:p>0.6283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8807">
                <text:p>38807</text:p>
              </table:table-cell>
              <table:table-cell office:value-type="float" office:value="0.395044">
                <text:p>0.395044</text:p>
              </table:table-cell>
              <table:table-cell office:value-type="float" office:value="-0.200188">
                <text:p>-0.2001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9064">
                <text:p>39064</text:p>
              </table:table-cell>
              <table:table-cell office:value-type="float" office:value="0.361525">
                <text:p>0.361525</text:p>
              </table:table-cell>
              <table:table-cell office:value-type="float" office:value="0.509723">
                <text:p>0.50972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9321">
                <text:p>39321</text:p>
              </table:table-cell>
              <table:table-cell office:value-type="float" office:value="0.849942">
                <text:p>0.849942</text:p>
              </table:table-cell>
              <table:table-cell office:value-type="float" office:value="-0.163179">
                <text:p>-0.16317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9578">
                <text:p>39578</text:p>
              </table:table-cell>
              <table:table-cell office:value-type="float" office:value="0.397438">
                <text:p>0.397438</text:p>
              </table:table-cell>
              <table:table-cell office:value-type="float" office:value="-0.011986">
                <text:p>-0.0119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9835">
                <text:p>39835</text:p>
              </table:table-cell>
              <table:table-cell office:value-type="float" office:value="0.608128">
                <text:p>0.608128</text:p>
              </table:table-cell>
              <table:table-cell office:value-type="float" office:value="0.613181">
                <text:p>0.61318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2">
                <text:p>40092</text:p>
              </table:table-cell>
              <table:table-cell office:value-type="float" office:value="0.079009">
                <text:p>0.079009</text:p>
              </table:table-cell>
              <table:table-cell office:value-type="float" office:value="-0.183366">
                <text:p>-0.18336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40349">
                <text:p>40349</text:p>
              </table:table-cell>
              <table:table-cell office:value-type="float" office:value="0.390255">
                <text:p>0.390255</text:p>
              </table:table-cell>
              <table:table-cell office:value-type="float" office:value="0.504676">
                <text:p>0.50467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06">
                <text:p>40606</text:p>
              </table:table-cell>
              <table:table-cell office:value-type="float" office:value="-0.198718">
                <text:p>-0.198718</text:p>
              </table:table-cell>
              <table:table-cell office:value-type="float" office:value="-0.143833">
                <text:p>-0.14383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0863">
                <text:p>40863</text:p>
              </table:table-cell>
              <table:table-cell office:value-type="float" office:value="0.007183">
                <text:p>0.007183</text:p>
              </table:table-cell>
              <table:table-cell office:value-type="float" office:value="0.54505">
                <text:p>0.545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120">
                <text:p>41120</text:p>
              </table:table-cell>
              <table:table-cell office:value-type="float" office:value="-0.287304">
                <text:p>-0.287304</text:p>
              </table:table-cell>
              <table:table-cell office:value-type="float" office:value="-0.14972">
                <text:p>-0.149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377">
                <text:p>41377</text:p>
              </table:table-cell>
              <table:table-cell office:value-type="float" office:value="0.648829">
                <text:p>0.648829</text:p>
              </table:table-cell>
              <table:table-cell office:value-type="float" office:value="0.540003">
                <text:p>0.54000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1634">
                <text:p>41634</text:p>
              </table:table-cell>
              <table:table-cell office:value-type="float" office:value="-0.514753">
                <text:p>-0.514753</text:p>
              </table:table-cell>
              <table:table-cell office:value-type="float" office:value="-0.188412">
                <text:p>-0.18841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891">
                <text:p>41891</text:p>
              </table:table-cell>
              <table:table-cell office:value-type="float" office:value="0.591368">
                <text:p>0.591368</text:p>
              </table:table-cell>
              <table:table-cell office:value-type="float" office:value="0.595517">
                <text:p>0.59551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2148">
                <text:p>42148</text:p>
              </table:table-cell>
              <table:table-cell office:value-type="float" office:value="0.189142">
                <text:p>0.189142</text:p>
              </table:table-cell>
              <table:table-cell office:value-type="float" office:value="-0.200188">
                <text:p>-0.2001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405">
                <text:p>42405</text:p>
              </table:table-cell>
              <table:table-cell office:value-type="float" office:value="-0.574608">
                <text:p>-0.574608</text:p>
              </table:table-cell>
              <table:table-cell office:value-type="float" office:value="0.005362">
                <text:p>0.0053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662">
                <text:p>42662</text:p>
              </table:table-cell>
              <table:table-cell office:value-type="float" office:value="0.610522">
                <text:p>0.610522</text:p>
              </table:table-cell>
              <table:table-cell office:value-type="float" office:value="0.80622">
                <text:p>0.8062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919">
                <text:p>42919</text:p>
              </table:table-cell>
              <table:table-cell office:value-type="float" office:value="0.423774">
                <text:p>0.423774</text:p>
              </table:table-cell>
              <table:table-cell office:value-type="float" office:value="-0.207233">
                <text:p>-0.20723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3176">
                <text:p>43176</text:p>
              </table:table-cell>
              <table:table-cell office:value-type="float" office:value="0.574609">
                <text:p>0.574609</text:p>
              </table:table-cell>
              <table:table-cell office:value-type="float" office:value="0.783509">
                <text:p>0.78350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3433">
                <text:p>43433</text:p>
              </table:table-cell>
              <table:table-cell office:value-type="float" office:value="0.481235">
                <text:p>0.481235</text:p>
              </table:table-cell>
              <table:table-cell office:value-type="float" office:value="-0.193038">
                <text:p>-0.193038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690">
                <text:p>43690</text:p>
              </table:table-cell>
              <table:table-cell office:value-type="float" office:value="-0.031124">
                <text:p>-0.031124</text:p>
              </table:table-cell>
              <table:table-cell office:value-type="float" office:value="0.908416">
                <text:p>0.90841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3947">
                <text:p>43947</text:p>
              </table:table-cell>
              <table:table-cell office:value-type="float" office:value="0.246603">
                <text:p>0.246603</text:p>
              </table:table-cell>
              <table:table-cell office:value-type="float" office:value="-0.148931">
                <text:p>-0.1489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4204">
                <text:p>44204</text:p>
              </table:table-cell>
              <table:table-cell office:value-type="float" office:value="0.557849">
                <text:p>0.557849</text:p>
              </table:table-cell>
              <table:table-cell office:value-type="float" office:value="0.860833">
                <text:p>0.86083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4461">
                <text:p>44461</text:p>
              </table:table-cell>
              <table:table-cell office:value-type="float" office:value="-0.225055">
                <text:p>-0.225055</text:p>
              </table:table-cell>
              <table:table-cell office:value-type="float" office:value="-0.210282">
                <text:p>-0.21028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4718">
                <text:p>44718</text:p>
              </table:table-cell>
              <table:table-cell office:value-type="float" office:value="0.220267">
                <text:p>0.220267</text:p>
              </table:table-cell>
              <table:table-cell office:value-type="float" office:value="-0.026811">
                <text:p>-0.02681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4975">
                <text:p>44975</text:p>
              </table:table-cell>
              <table:table-cell office:value-type="float" office:value="-0.167594">
                <text:p>-0.167594</text:p>
              </table:table-cell>
              <table:table-cell office:value-type="float" office:value="-0.002839">
                <text:p>-0.00283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5232">
                <text:p>45232</text:p>
              </table:table-cell>
              <table:table-cell office:value-type="float" office:value="0.059855">
                <text:p>0.059855</text:p>
              </table:table-cell>
              <table:table-cell office:value-type="float" office:value="0.840285">
                <text:p>0.84028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5489">
                <text:p>45489</text:p>
              </table:table-cell>
              <table:table-cell office:value-type="float" office:value="-0.442927">
                <text:p>-0.442927</text:p>
              </table:table-cell>
              <table:table-cell office:value-type="float" office:value="-0.207233">
                <text:p>-0.207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5746">
                <text:p>45746</text:p>
              </table:table-cell>
              <table:table-cell office:value-type="float" office:value="-0.208295">
                <text:p>-0.208295</text:p>
              </table:table-cell>
              <table:table-cell office:value-type="float" office:value="0.874351">
                <text:p>0.87435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6003">
                <text:p>46003</text:p>
              </table:table-cell>
              <table:table-cell office:value-type="float" office:value="0.174777">
                <text:p>0.174777</text:p>
              </table:table-cell>
              <table:table-cell office:value-type="float" office:value="-0.187739">
                <text:p>-0.18773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6260">
                <text:p>46260</text:p>
              </table:table-cell>
              <table:table-cell office:value-type="float" office:value="-0.701501">
                <text:p>-0.701501</text:p>
              </table:table-cell>
              <table:table-cell office:value-type="float" office:value="0.05215">
                <text:p>0.0521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6517">
                <text:p>46517</text:p>
              </table:table-cell>
              <table:table-cell office:value-type="float" office:value="0.234632">
                <text:p>0.234632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6774">
                <text:p>46774</text:p>
              </table:table-cell>
              <table:table-cell office:value-type="float" office:value="-0.033518">
                <text:p>-0.033518</text:p>
              </table:table-cell>
              <table:table-cell office:value-type="float" office:value="-0.264114">
                <text:p>-0.2641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7031">
                <text:p>47031</text:p>
              </table:table-cell>
              <table:table-cell office:value-type="float" office:value="-0.565031">
                <text:p>-0.565031</text:p>
              </table:table-cell>
              <table:table-cell office:value-type="float" office:value="0.701499">
                <text:p>0.70149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7288">
                <text:p>47288</text:p>
              </table:table-cell>
              <table:table-cell office:value-type="float" office:value="0.196325">
                <text:p>0.196325</text:p>
              </table:table-cell>
              <table:table-cell office:value-type="float" office:value="-0.243927">
                <text:p>-0.2439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7545">
                <text:p>47545</text:p>
              </table:table-cell>
              <table:table-cell office:value-type="float" office:value="-0.409408">
                <text:p>-0.409408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802">
                <text:p>47802</text:p>
              </table:table-cell>
              <table:table-cell office:value-type="float" office:value="0.124499">
                <text:p>0.124499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8059">
                <text:p>48059</text:p>
              </table:table-cell>
              <table:table-cell office:value-type="float" office:value="-0.050278">
                <text:p>-0.050278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8316">
                <text:p>48316</text:p>
              </table:table-cell>
              <table:table-cell office:value-type="float" office:value="-0.114921">
                <text:p>-0.114921</text:p>
              </table:table-cell>
              <table:table-cell office:value-type="float" office:value="-0.202501">
                <text:p>-0.20250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8573">
                <text:p>48573</text:p>
              </table:table-cell>
              <table:table-cell office:value-type="float" office:value="-1.137245">
                <text:p>-1.137245</text:p>
              </table:table-cell>
              <table:table-cell office:value-type="float" office:value="0.855425">
                <text:p>0.85542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8830">
                <text:p>48830</text:p>
              </table:table-cell>
              <table:table-cell office:value-type="float" office:value="-0.802057">
                <text:p>-0.802057</text:p>
              </table:table-cell>
              <table:table-cell office:value-type="float" office:value="-0.213856">
                <text:p>-0.21385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49087">
                <text:p>49087</text:p>
              </table:table-cell>
              <table:table-cell office:value-type="float" office:value="0.129287">
                <text:p>0.129287</text:p>
              </table:table-cell>
              <table:table-cell office:value-type="float" office:value="0.840285">
                <text:p>0.8402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9344">
                <text:p>49344</text:p>
              </table:table-cell>
              <table:table-cell office:value-type="float" office:value="0.21069">
                <text:p>0.21069</text:p>
              </table:table-cell>
              <table:table-cell office:value-type="float" office:value="-0.209125">
                <text:p>-0.20912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601">
                <text:p>49601</text:p>
              </table:table-cell>
              <table:table-cell office:value-type="float" office:value="-0.237026">
                <text:p>-0.237026</text:p>
              </table:table-cell>
              <table:table-cell office:value-type="float" office:value="0.007991">
                <text:p>0.00799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9858">
                <text:p>49858</text:p>
              </table:table-cell>
              <table:table-cell office:value-type="float" office:value="-0.023942">
                <text:p>-0.023942</text:p>
              </table:table-cell>
              <table:table-cell office:value-type="float" office:value="-0.025234">
                <text:p>-0.02523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0115">
                <text:p>50115</text:p>
              </table:table-cell>
              <table:table-cell office:value-type="float" office:value="-0.572214">
                <text:p>-0.572214</text:p>
              </table:table-cell>
              <table:table-cell office:value-type="float" office:value="-0.005421">
                <text:p>-0.0054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50372">
                <text:p>50372</text:p>
              </table:table-cell>
              <table:table-cell office:value-type="float" office:value="0.359131">
                <text:p>0.359131</text:p>
              </table:table-cell>
              <table:table-cell office:value-type="float" office:value="0.730098">
                <text:p>0.73009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50629">
                <text:p>50629</text:p>
              </table:table-cell>
              <table:table-cell office:value-type="float" office:value="-0.177171">
                <text:p>-0.177171</text:p>
              </table:table-cell>
              <table:table-cell office:value-type="float" office:value="-0.190095">
                <text:p>-0.19009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50886">
                <text:p>50886</text:p>
              </table:table-cell>
              <table:table-cell office:value-type="float" office:value="-0.071826">
                <text:p>-0.071826</text:p>
              </table:table-cell>
              <table:table-cell office:value-type="float" office:value="-0.019241">
                <text:p>-0.01924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51143">
                <text:p>51143</text:p>
              </table:table-cell>
              <table:table-cell office:value-type="float" office:value="0.009577">
                <text:p>0.009577</text:p>
              </table:table-cell>
              <table:table-cell office:value-type="float" office:value="-0.002574">
                <text:p>-0.00257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51400">
                <text:p>51400</text:p>
              </table:table-cell>
              <table:table-cell office:value-type="float" office:value="-0.131681">
                <text:p>-0.131681</text:p>
              </table:table-cell>
              <table:table-cell office:value-type="float" office:value="0.017411">
                <text:p>0.01741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51657">
                <text:p>51657</text:p>
              </table:table-cell>
              <table:table-cell office:value-type="float" office:value="0.189142">
                <text:p>0.189142</text:p>
              </table:table-cell>
              <table:table-cell office:value-type="float" office:value="0.908416">
                <text:p>0.90841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51914">
                <text:p>51914</text:p>
              </table:table-cell>
              <table:table-cell office:value-type="float" office:value="0.04549">
                <text:p>0.04549</text:p>
              </table:table-cell>
              <table:table-cell office:value-type="float" office:value="-0.265796">
                <text:p>-0.26579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2171">
                <text:p>52171</text:p>
              </table:table-cell>
              <table:table-cell office:value-type="float" office:value="0.059855">
                <text:p>0.059855</text:p>
              </table:table-cell>
              <table:table-cell office:value-type="float" office:value="0.706546">
                <text:p>0.70654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52428">
                <text:p>52428</text:p>
              </table:table-cell>
              <table:table-cell office:value-type="float" office:value="-0.076614">
                <text:p>-0.076614</text:p>
              </table:table-cell>
              <table:table-cell office:value-type="float" office:value="-0.245609">
                <text:p>-0.24560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2685">
                <text:p>52685</text:p>
              </table:table-cell>
              <table:table-cell office:value-type="float" office:value="0.292093">
                <text:p>0.292093</text:p>
              </table:table-cell>
              <table:table-cell office:value-type="float" office:value="0.464302">
                <text:p>0.4643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2942">
                <text:p>52942</text:p>
              </table:table-cell>
              <table:table-cell office:value-type="float" office:value="0.112528">
                <text:p>0.112528</text:p>
              </table:table-cell>
              <table:table-cell office:value-type="float" office:value="-0.178319">
                <text:p>-0.178319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53199">
                <text:p>53199</text:p>
              </table:table-cell>
              <table:table-cell office:value-type="float" office:value="-0.136469">
                <text:p>-0.136469</text:p>
              </table:table-cell>
              <table:table-cell office:value-type="float" office:value="0.610658">
                <text:p>0.6106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3456">
                <text:p>53456</text:p>
              </table:table-cell>
              <table:table-cell office:value-type="float" office:value="0.395044">
                <text:p>0.395044</text:p>
              </table:table-cell>
              <table:table-cell office:value-type="float" office:value="-0.143833">
                <text:p>-0.14383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3713">
                <text:p>53713</text:p>
              </table:table-cell>
              <table:table-cell office:value-type="float" office:value="0.179566">
                <text:p>0.179566</text:p>
              </table:table-cell>
              <table:table-cell office:value-type="float" office:value="-0.023657">
                <text:p>-0.02365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3970">
                <text:p>53970</text:p>
              </table:table-cell>
              <table:table-cell office:value-type="float" office:value="0.888249">
                <text:p>0.888249</text:p>
              </table:table-cell>
              <table:table-cell office:value-type="float" office:value="0.023657">
                <text:p>0.02365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4227">
                <text:p>54227</text:p>
              </table:table-cell>
              <table:table-cell office:value-type="float" office:value="0.572215">
                <text:p>0.572215</text:p>
              </table:table-cell>
              <table:table-cell office:value-type="float" office:value="0.878136">
                <text:p>0.8781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4484">
                <text:p>54484</text:p>
              </table:table-cell>
              <table:table-cell office:value-type="float" office:value="0.536302">
                <text:p>0.536302</text:p>
              </table:table-cell>
              <table:table-cell office:value-type="float" office:value="-0.279254">
                <text:p>-0.2792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4741">
                <text:p>54741</text:p>
              </table:table-cell>
              <table:table-cell office:value-type="float" office:value="-0.093373">
                <text:p>-0.093373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54998">
                <text:p>54998</text:p>
              </table:table-cell>
              <table:table-cell office:value-type="float" office:value="0.533907">
                <text:p>0.533907</text:p>
              </table:table-cell>
              <table:table-cell office:value-type="float" office:value="-0.115681">
                <text:p>-0.115681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55255">
                <text:p>55255</text:p>
              </table:table-cell>
              <table:table-cell office:value-type="float" office:value="0.246603">
                <text:p>0.246603</text:p>
              </table:table-cell>
              <table:table-cell office:value-type="float" office:value="0.032646">
                <text:p>0.03264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5512">
                <text:p>55512</text:p>
              </table:table-cell>
              <table:table-cell office:value-type="float" office:value="0.744597">
                <text:p>0.744597</text:p>
              </table:table-cell>
              <table:table-cell office:value-type="float" office:value="0.794864">
                <text:p>0.79486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55769">
                <text:p>55769</text:p>
              </table:table-cell>
              <table:table-cell office:value-type="float" office:value="-0.272939">
                <text:p>-0.272939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6026">
                <text:p>56026</text:p>
              </table:table-cell>
              <table:table-cell office:value-type="float" office:value="0.897826">
                <text:p>0.897826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56283">
                <text:p>56283</text:p>
              </table:table-cell>
              <table:table-cell office:value-type="float" office:value="0.565032">
                <text:p>0.565032</text:p>
              </table:table-cell>
              <table:table-cell office:value-type="float" office:value="-0.204394">
                <text:p>-0.20439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56540">
                <text:p>56540</text:p>
              </table:table-cell>
              <table:table-cell office:value-type="float" office:value="0.189142">
                <text:p>0.189142</text:p>
              </table:table-cell>
              <table:table-cell office:value-type="float" office:value="0.817575">
                <text:p>0.81757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6797">
                <text:p>56797</text:p>
              </table:table-cell>
              <table:table-cell office:value-type="float" office:value="0.864307">
                <text:p>0.864307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57054">
                <text:p>57054</text:p>
              </table:table-cell>
              <table:table-cell office:value-type="float" office:value="-0.428562">
                <text:p>-0.428562</text:p>
              </table:table-cell>
              <table:table-cell office:value-type="float" office:value="0.691406">
                <text:p>0.69140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57311">
                <text:p>57311</text:p>
              </table:table-cell>
              <table:table-cell office:value-type="float" office:value="-0.117315">
                <text:p>-0.117315</text:p>
              </table:table-cell>
              <table:table-cell office:value-type="float" office:value="-0.228786">
                <text:p>-0.22878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7568">
                <text:p>57568</text:p>
              </table:table-cell>
              <table:table-cell office:value-type="float" office:value="-0.335188">
                <text:p>-0.335188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7825">
                <text:p>57825</text:p>
              </table:table-cell>
              <table:table-cell office:value-type="float" office:value="0.04549">
                <text:p>0.04549</text:p>
              </table:table-cell>
              <table:table-cell office:value-type="float" office:value="-0.280936">
                <text:p>-0.280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8082">
                <text:p>58082</text:p>
              </table:table-cell>
              <table:table-cell office:value-type="float" office:value="0.536302">
                <text:p>0.536302</text:p>
              </table:table-cell>
              <table:table-cell office:value-type="float" office:value="0.585424">
                <text:p>0.58542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339">
                <text:p>58339</text:p>
              </table:table-cell>
              <table:table-cell office:value-type="float" office:value="-0.407014">
                <text:p>-0.407014</text:p>
              </table:table-cell>
              <table:table-cell office:value-type="float" office:value="-0.081616">
                <text:p>-0.08161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8596">
                <text:p>58596</text:p>
              </table:table-cell>
              <table:table-cell office:value-type="float" office:value="-0.361524">
                <text:p>-0.361524</text:p>
              </table:table-cell>
              <table:table-cell office:value-type="float" office:value="1.076852">
                <text:p>1.07685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8853">
                <text:p>58853</text:p>
              </table:table-cell>
              <table:table-cell office:value-type="float" office:value="0.672771">
                <text:p>0.672771</text:p>
              </table:table-cell>
              <table:table-cell office:value-type="float" office:value="-0.260223">
                <text:p>-0.26022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59110">
                <text:p>59110</text:p>
              </table:table-cell>
              <table:table-cell office:value-type="float" office:value="-0.299275">
                <text:p>-0.299275</text:p>
              </table:table-cell>
              <table:table-cell office:value-type="float" office:value="0.047524">
                <text:p>0.04752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59367">
                <text:p>59367</text:p>
              </table:table-cell>
              <table:table-cell office:value-type="float" office:value="0.225055">
                <text:p>0.225055</text:p>
              </table:table-cell>
              <table:table-cell office:value-type="float" office:value="-0.020793">
                <text:p>-0.02079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59624">
                <text:p>59624</text:p>
              </table:table-cell>
              <table:table-cell office:value-type="float" office:value="0.043096">
                <text:p>0.043096</text:p>
              </table:table-cell>
              <table:table-cell office:value-type="float" office:value="0.896304">
                <text:p>0.8963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9881">
                <text:p>59881</text:p>
              </table:table-cell>
              <table:table-cell office:value-type="float" office:value="-1.058237">
                <text:p>-1.058237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60138">
                <text:p>60138</text:p>
              </table:table-cell>
              <table:table-cell office:value-type="float" office:value="0.538696">
                <text:p>0.538696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60395">
                <text:p>60395</text:p>
              </table:table-cell>
              <table:table-cell office:value-type="float" office:value="-0.541089">
                <text:p>-0.541089</text:p>
              </table:table-cell>
              <table:table-cell office:value-type="float" office:value="-0.259067">
                <text:p>-0.25906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60652">
                <text:p>60652</text:p>
              </table:table-cell>
              <table:table-cell office:value-type="float" office:value="0.155623">
                <text:p>0.155623</text:p>
              </table:table-cell>
              <table:table-cell office:value-type="float" office:value="0.74692">
                <text:p>0.7469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60909">
                <text:p>60909</text:p>
              </table:table-cell>
              <table:table-cell office:value-type="float" office:value="-0.744596">
                <text:p>-0.744596</text:p>
              </table:table-cell>
              <table:table-cell office:value-type="float" office:value="-0.195877">
                <text:p>-0.19587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61166">
                <text:p>61166</text:p>
              </table:table-cell>
              <table:table-cell office:value-type="float" office:value="1.06542">
                <text:p>1.06542</text:p>
              </table:table-cell>
              <table:table-cell office:value-type="float" office:value="0.82893">
                <text:p>0.8289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61423">
                <text:p>61423</text:p>
              </table:table-cell>
              <table:table-cell office:value-type="float" office:value="-0.10295">
                <text:p>-0.10295</text:p>
              </table:table-cell>
              <table:table-cell office:value-type="float" office:value="-0.248973">
                <text:p>-0.24897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1680">
                <text:p>61680</text:p>
              </table:table-cell>
              <table:table-cell office:value-type="float" office:value="-0.38786">
                <text:p>-0.38786</text:p>
              </table:table-cell>
              <table:table-cell office:value-type="float" office:value="0.792341">
                <text:p>0.79234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1937">
                <text:p>61937</text:p>
              </table:table-cell>
              <table:table-cell office:value-type="float" office:value="0.239421">
                <text:p>0.239421</text:p>
              </table:table-cell>
              <table:table-cell office:value-type="float" office:value="-0.274207">
                <text:p>-0.27420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2194">
                <text:p>62194</text:p>
              </table:table-cell>
              <table:table-cell office:value-type="float" office:value="-0.117315">
                <text:p>-0.117315</text:p>
              </table:table-cell>
              <table:table-cell office:value-type="float" office:value="0.686359">
                <text:p>0.68635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2451">
                <text:p>62451</text:p>
              </table:table-cell>
              <table:table-cell office:value-type="float" office:value="-0.76375">
                <text:p>-0.76375</text:p>
              </table:table-cell>
              <table:table-cell office:value-type="float" office:value="-0.188307">
                <text:p>-0.18830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2708">
                <text:p>62708</text:p>
              </table:table-cell>
              <table:table-cell office:value-type="float" office:value="0.433351">
                <text:p>0.433351</text:p>
              </table:table-cell>
              <table:table-cell office:value-type="float" office:value="0.753229">
                <text:p>0.75322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2965">
                <text:p>62965</text:p>
              </table:table-cell>
              <table:table-cell office:value-type="float" office:value="-0.706289">
                <text:p>-0.706289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63222">
                <text:p>63222</text:p>
              </table:table-cell>
              <table:table-cell office:value-type="float" office:value="0.059855">
                <text:p>0.059855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3479">
                <text:p>63479</text:p>
              </table:table-cell>
              <table:table-cell office:value-type="float" office:value="-0.100556">
                <text:p>-0.100556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3736">
                <text:p>63736</text:p>
              </table:table-cell>
              <table:table-cell office:value-type="float" office:value="-1.151611">
                <text:p>-1.151611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63993">
                <text:p>63993</text:p>
              </table:table-cell>
              <table:table-cell office:value-type="float" office:value="-0.687135">
                <text:p>-0.687135</text:p>
              </table:table-cell>
              <table:table-cell office:value-type="float" office:value="-0.208179">
                <text:p>-0.208179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4250">
                <text:p>64250</text:p>
              </table:table-cell>
              <table:table-cell office:value-type="float" office:value="0.011971">
                <text:p>0.011971</text:p>
              </table:table-cell>
              <table:table-cell office:value-type="float" office:value="0.862996">
                <text:p>0.86299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64507">
                <text:p>64507</text:p>
              </table:table-cell>
              <table:table-cell office:value-type="float" office:value="-0.107739">
                <text:p>-0.107739</text:p>
              </table:table-cell>
              <table:table-cell office:value-type="float" office:value="-0.255702">
                <text:p>-0.25570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64764">
                <text:p>64764</text:p>
              </table:table-cell>
              <table:table-cell office:value-type="float" office:value="-0.095768">
                <text:p>-0.095768</text:p>
              </table:table-cell>
              <table:table-cell office:value-type="float" office:value="0.721686">
                <text:p>0.72168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5021">
                <text:p>65021</text:p>
              </table:table-cell>
              <table:table-cell office:value-type="float" office:value="0.476446">
                <text:p>0.476446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65278">
                <text:p>65278</text:p>
              </table:table-cell>
              <table:table-cell office:value-type="float" office:value="-0.134075">
                <text:p>-0.134075</text:p>
              </table:table-cell>
              <table:table-cell office:value-type="float" office:value="-0.023972">
                <text:p>-0.023972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535">
                <text:p>65535</text:p>
              </table:table-cell>
              <table:table-cell office:value-type="float" office:value="0.373496">
                <text:p>0.373496</text:p>
              </table:table-cell>
              <table:table-cell office:value-type="float" office:value="0.847855">
                <text:p>0.84785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5792">
                <text:p>65792</text:p>
              </table:table-cell>
              <table:table-cell office:value-type="float" office:value="0.246603">
                <text:p>0.246603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6049">
                <text:p>66049</text:p>
              </table:table-cell>
              <table:table-cell office:value-type="float" office:value="-0.047884">
                <text:p>-0.047884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6306">
                <text:p>66306</text:p>
              </table:table-cell>
              <table:table-cell office:value-type="float" office:value="-0.098162">
                <text:p>-0.098162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6563">
                <text:p>66563</text:p>
              </table:table-cell>
              <table:table-cell office:value-type="float" office:value="0.134076">
                <text:p>0.134076</text:p>
              </table:table-cell>
              <table:table-cell office:value-type="float" office:value="-0.044613">
                <text:p>-0.04461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6820">
                <text:p>66820</text:p>
              </table:table-cell>
              <table:table-cell office:value-type="float" office:value="-0.179565">
                <text:p>-0.179565</text:p>
              </table:table-cell>
              <table:table-cell office:value-type="float" office:value="0.672228">
                <text:p>0.67222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67077">
                <text:p>67077</text:p>
              </table:table-cell>
              <table:table-cell office:value-type="float" office:value="-0.160411">
                <text:p>-0.160411</text:p>
              </table:table-cell>
              <table:table-cell office:value-type="float" office:value="-0.195141">
                <text:p>-0.19514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67334">
                <text:p>67334</text:p>
              </table:table-cell>
              <table:table-cell office:value-type="float" office:value="0.110134">
                <text:p>0.110134</text:p>
              </table:table-cell>
              <table:table-cell office:value-type="float" office:value="0.540003">
                <text:p>0.54000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67591">
                <text:p>67591</text:p>
              </table:table-cell>
              <table:table-cell office:value-type="float" office:value="-0.122104">
                <text:p>-0.122104</text:p>
              </table:table-cell>
              <table:table-cell office:value-type="float" office:value="-0.123961">
                <text:p>-0.12396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67848">
                <text:p>67848</text:p>
              </table:table-cell>
              <table:table-cell office:value-type="float" office:value="0.383073">
                <text:p>0.383073</text:p>
              </table:table-cell>
              <table:table-cell office:value-type="float" office:value="0.81379">
                <text:p>0.8137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68105">
                <text:p>68105</text:p>
              </table:table-cell>
              <table:table-cell office:value-type="float" office:value="0.409409">
                <text:p>0.409409</text:p>
              </table:table-cell>
              <table:table-cell office:value-type="float" office:value="-0.250656">
                <text:p>-0.2506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8362">
                <text:p>68362</text:p>
              </table:table-cell>
              <table:table-cell office:value-type="float" office:value="-0.146046">
                <text:p>-0.146046</text:p>
              </table:table-cell>
              <table:table-cell office:value-type="float" office:value="0.706546">
                <text:p>0.70654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68619">
                <text:p>68619</text:p>
              </table:table-cell>
              <table:table-cell office:value-type="float" office:value="0.663194">
                <text:p>0.663194</text:p>
              </table:table-cell>
              <table:table-cell office:value-type="float" office:value="-0.192092">
                <text:p>-0.19209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8876">
                <text:p>68876</text:p>
              </table:table-cell>
              <table:table-cell office:value-type="float" office:value="-0.184353">
                <text:p>-0.184353</text:p>
              </table:table-cell>
              <table:table-cell office:value-type="float" office:value="0.81379">
                <text:p>0.813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69133">
                <text:p>69133</text:p>
              </table:table-cell>
              <table:table-cell office:value-type="float" office:value="-0.648828">
                <text:p>-0.648828</text:p>
              </table:table-cell>
              <table:table-cell office:value-type="float" office:value="-0.245609">
                <text:p>-0.24560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69390">
                <text:p>69390</text:p>
              </table:table-cell>
              <table:table-cell office:value-type="float" office:value="0.174777">
                <text:p>0.174777</text:p>
              </table:table-cell>
              <table:table-cell office:value-type="float" office:value="0.797388">
                <text:p>0.79738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69647">
                <text:p>69647</text:p>
              </table:table-cell>
              <table:table-cell office:value-type="float" office:value="0.75178">
                <text:p>0.75178</text:p>
              </table:table-cell>
              <table:table-cell office:value-type="float" office:value="-0.265796">
                <text:p>-0.26579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9904">
                <text:p>69904</text:p>
              </table:table-cell>
              <table:table-cell office:value-type="float" office:value="0.114922">
                <text:p>0.114922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0161">
                <text:p>70161</text:p>
              </table:table-cell>
              <table:table-cell office:value-type="float" office:value="0.052673">
                <text:p>0.052673</text:p>
              </table:table-cell>
              <table:table-cell office:value-type="float" office:value="-0.181683">
                <text:p>-0.18168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418">
                <text:p>70418</text:p>
              </table:table-cell>
              <table:table-cell office:value-type="float" office:value="0.057461">
                <text:p>0.057461</text:p>
              </table:table-cell>
              <table:table-cell office:value-type="float" office:value="-0.004731">
                <text:p>-0.0047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675">
                <text:p>70675</text:p>
              </table:table-cell>
              <table:table-cell office:value-type="float" office:value="0.423774">
                <text:p>0.423774</text:p>
              </table:table-cell>
              <table:table-cell office:value-type="float" office:value="-0.011355">
                <text:p>-0.011355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70932">
                <text:p>70932</text:p>
              </table:table-cell>
              <table:table-cell office:value-type="float" office:value="-0.234631">
                <text:p>-0.234631</text:p>
              </table:table-cell>
              <table:table-cell office:value-type="float" office:value="0.893276">
                <text:p>0.89327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1189">
                <text:p>71189</text:p>
              </table:table-cell>
              <table:table-cell office:value-type="float" office:value="-0.275333">
                <text:p>-0.275333</text:p>
              </table:table-cell>
              <table:table-cell office:value-type="float" office:value="-0.229943">
                <text:p>-0.22994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71446">
                <text:p>71446</text:p>
              </table:table-cell>
              <table:table-cell office:value-type="float" office:value="0.529119">
                <text:p>0.529119</text:p>
              </table:table-cell>
              <table:table-cell office:value-type="float" office:value="0.066028">
                <text:p>0.0660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1703">
                <text:p>71703</text:p>
              </table:table-cell>
              <table:table-cell office:value-type="float" office:value="0.507571">
                <text:p>0.507571</text:p>
              </table:table-cell>
              <table:table-cell office:value-type="float" office:value="0.842809">
                <text:p>0.842809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1960">
                <text:p>71960</text:p>
              </table:table-cell>
              <table:table-cell office:value-type="float" office:value="0.047884">
                <text:p>0.047884</text:p>
              </table:table-cell>
              <table:table-cell office:value-type="float" office:value="-0.200457">
                <text:p>-0.20045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2217">
                <text:p>72217</text:p>
              </table:table-cell>
              <table:table-cell office:value-type="float" office:value="-0.083797">
                <text:p>-0.083797</text:p>
              </table:table-cell>
              <table:table-cell office:value-type="float" office:value="0.001703">
                <text:p>0.00170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72474">
                <text:p>72474</text:p>
              </table:table-cell>
              <table:table-cell office:value-type="float" office:value="0.177171">
                <text:p>0.177171</text:p>
              </table:table-cell>
              <table:table-cell office:value-type="float" office:value="0.027337">
                <text:p>0.02733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2731">
                <text:p>72731</text:p>
              </table:table-cell>
              <table:table-cell office:value-type="float" office:value="-0.007182">
                <text:p>-0.007182</text:p>
              </table:table-cell>
              <table:table-cell office:value-type="float" office:value="-0.022004">
                <text:p>-0.02200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2988">
                <text:p>72988</text:p>
              </table:table-cell>
              <table:table-cell office:value-type="float" office:value="-0.457292">
                <text:p>-0.457292</text:p>
              </table:table-cell>
              <table:table-cell office:value-type="float" office:value="0.90236">
                <text:p>0.902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73245">
                <text:p>73245</text:p>
              </table:table-cell>
              <table:table-cell office:value-type="float" office:value="0.184354">
                <text:p>0.184354</text:p>
              </table:table-cell>
              <table:table-cell office:value-type="float" office:value="-0.236567">
                <text:p>-0.23656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3502">
                <text:p>73502</text:p>
              </table:table-cell>
              <table:table-cell office:value-type="float" office:value="0.610522">
                <text:p>0.610522</text:p>
              </table:table-cell>
              <table:table-cell office:value-type="float" office:value="0.046262">
                <text:p>0.04626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3759">
                <text:p>73759</text:p>
              </table:table-cell>
              <table:table-cell office:value-type="float" office:value="0.885855">
                <text:p>0.885855</text:p>
              </table:table-cell>
              <table:table-cell office:value-type="float" office:value="-0.002523">
                <text:p>-0.00252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74016">
                <text:p>74016</text:p>
              </table:table-cell>
              <table:table-cell office:value-type="float" office:value="-0.129287">
                <text:p>-0.129287</text:p>
              </table:table-cell>
              <table:table-cell office:value-type="float" office:value="-0.01514">
                <text:p>-0.015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4273">
                <text:p>74273</text:p>
              </table:table-cell>
              <table:table-cell office:value-type="float" office:value="0.423774">
                <text:p>0.423774</text:p>
              </table:table-cell>
              <table:table-cell office:value-type="float" office:value="0.00757">
                <text:p>0.0075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4530">
                <text:p>74530</text:p>
              </table:table-cell>
              <table:table-cell office:value-type="float" office:value="0.483629">
                <text:p>0.483629</text:p>
              </table:table-cell>
              <table:table-cell office:value-type="float" office:value="0.878136">
                <text:p>0.8781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74787">
                <text:p>74787</text:p>
              </table:table-cell>
              <table:table-cell office:value-type="float" office:value="0.952893">
                <text:p>0.952893</text:p>
              </table:table-cell>
              <table:table-cell office:value-type="float" office:value="-0.240562">
                <text:p>-0.24056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75044">
                <text:p>75044</text:p>
              </table:table-cell>
              <table:table-cell office:value-type="float" office:value="-0.174776">
                <text:p>-0.174776</text:p>
              </table:table-cell>
              <table:table-cell office:value-type="float" office:value="0.767107">
                <text:p>0.76710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75301">
                <text:p>75301</text:p>
              </table:table-cell>
              <table:table-cell office:value-type="float" office:value="0.519542">
                <text:p>0.519542</text:p>
              </table:table-cell>
              <table:table-cell office:value-type="float" office:value="-0.260749">
                <text:p>-0.26074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5558">
                <text:p>75558</text:p>
              </table:table-cell>
              <table:table-cell office:value-type="float" office:value="0.105345">
                <text:p>0.105345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5815">
                <text:p>75815</text:p>
              </table:table-cell>
              <table:table-cell office:value-type="float" office:value="0.861913">
                <text:p>0.861913</text:p>
              </table:table-cell>
              <table:table-cell office:value-type="float" office:value="-0.201555">
                <text:p>-0.20155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6072">
                <text:p>76072</text:p>
              </table:table-cell>
              <table:table-cell office:value-type="float" office:value="0.112528">
                <text:p>0.112528</text:p>
              </table:table-cell>
              <table:table-cell office:value-type="float" office:value="-0.019872">
                <text:p>-0.01987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6329">
                <text:p>76329</text:p>
              </table:table-cell>
              <table:table-cell office:value-type="float" office:value="0.73502">
                <text:p>0.73502</text:p>
              </table:table-cell>
              <table:table-cell office:value-type="float" office:value="0.329301">
                <text:p>0.32930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6586">
                <text:p>76586</text:p>
              </table:table-cell>
              <table:table-cell office:value-type="float" office:value="0.804452">
                <text:p>0.804452</text:p>
              </table:table-cell>
              <table:table-cell office:value-type="float" office:value="-0.00757">
                <text:p>-0.0075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6843">
                <text:p>76843</text:p>
              </table:table-cell>
              <table:table-cell office:value-type="float" office:value="-0.047884">
                <text:p>-0.047884</text:p>
              </table:table-cell>
              <table:table-cell office:value-type="float" office:value="0.001682">
                <text:p>0.0016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7100">
                <text:p>77100</text:p>
              </table:table-cell>
              <table:table-cell office:value-type="float" office:value="0.225055">
                <text:p>0.225055</text:p>
              </table:table-cell>
              <table:table-cell office:value-type="float" office:value="0.645985">
                <text:p>0.64598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7357">
                <text:p>77357</text:p>
              </table:table-cell>
              <table:table-cell office:value-type="float" office:value="-0.069431">
                <text:p>-0.069431</text:p>
              </table:table-cell>
              <table:table-cell office:value-type="float" office:value="-0.230469">
                <text:p>-0.23046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7614">
                <text:p>77614</text:p>
              </table:table-cell>
              <table:table-cell office:value-type="float" office:value="-1.036689">
                <text:p>-1.036689</text:p>
              </table:table-cell>
              <table:table-cell office:value-type="float" office:value="0.873089">
                <text:p>0.87308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7871">
                <text:p>77871</text:p>
              </table:table-cell>
              <table:table-cell office:value-type="float" office:value="-0.62728">
                <text:p>-0.62728</text:p>
              </table:table-cell>
              <table:table-cell office:value-type="float" office:value="-0.231835">
                <text:p>-0.23183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8128">
                <text:p>78128</text:p>
              </table:table-cell>
              <table:table-cell office:value-type="float" office:value="0.430957">
                <text:p>0.430957</text:p>
              </table:table-cell>
              <table:table-cell office:value-type="float" office:value="0.80622">
                <text:p>0.80622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85">
                <text:p>78385</text:p>
              </table:table-cell>
              <table:table-cell office:value-type="float" office:value="0.248997">
                <text:p>0.248997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8642">
                <text:p>78642</text:p>
              </table:table-cell>
              <table:table-cell office:value-type="float" office:value="-0.402226">
                <text:p>-0.402226</text:p>
              </table:table-cell>
              <table:table-cell office:value-type="float" office:value="0.71664">
                <text:p>0.71664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8899">
                <text:p>78899</text:p>
              </table:table-cell>
              <table:table-cell office:value-type="float" office:value="-0.785298">
                <text:p>-0.785298</text:p>
              </table:table-cell>
              <table:table-cell office:value-type="float" office:value="-0.204394">
                <text:p>-0.20439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9156">
                <text:p>79156</text:p>
              </table:table-cell>
              <table:table-cell office:value-type="float" office:value="-0.016759">
                <text:p>-0.016759</text:p>
              </table:table-cell>
              <table:table-cell office:value-type="float" office:value="0.802435">
                <text:p>0.80243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9413">
                <text:p>79413</text:p>
              </table:table-cell>
              <table:table-cell office:value-type="float" office:value="0.050279">
                <text:p>0.050279</text:p>
              </table:table-cell>
              <table:table-cell office:value-type="float" office:value="-0.105982">
                <text:p>-0.10598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9670">
                <text:p>79670</text:p>
              </table:table-cell>
              <table:table-cell office:value-type="float" office:value="-0.483628">
                <text:p>-0.483628</text:p>
              </table:table-cell>
              <table:table-cell office:value-type="float" office:value="0.112711">
                <text:p>0.11271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9927">
                <text:p>79927</text:p>
              </table:table-cell>
              <table:table-cell office:value-type="float" office:value="0.25618">
                <text:p>0.25618</text:p>
              </table:table-cell>
              <table:table-cell office:value-type="float" office:value="-0.022609">
                <text:p>-0.022609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80184">
                <text:p>80184</text:p>
              </table:table-cell>
              <table:table-cell office:value-type="float" office:value="0.696713">
                <text:p>0.696713</text:p>
              </table:table-cell>
              <table:table-cell office:value-type="float" office:value="-0.002714">
                <text:p>-0.0027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80441">
                <text:p>80441</text:p>
              </table:table-cell>
              <table:table-cell office:value-type="float" office:value="0.744597">
                <text:p>0.744597</text:p>
              </table:table-cell>
              <table:table-cell office:value-type="float" office:value="0.031029">
                <text:p>0.031029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80698">
                <text:p>80698</text:p>
              </table:table-cell>
              <table:table-cell office:value-type="float" office:value="0.426168">
                <text:p>0.426168</text:p>
              </table:table-cell>
              <table:table-cell office:value-type="float" office:value="-0.009652">
                <text:p>-0.0096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80955">
                <text:p>80955</text:p>
              </table:table-cell>
              <table:table-cell office:value-type="float" office:value="0.435745">
                <text:p>0.435745</text:p>
              </table:table-cell>
              <table:table-cell office:value-type="float" office:value="0.015443">
                <text:p>0.0154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1212">
                <text:p>81212</text:p>
              </table:table-cell>
              <table:table-cell office:value-type="float" office:value="-0.043095">
                <text:p>-0.043095</text:p>
              </table:table-cell>
              <table:table-cell office:value-type="float" office:value="0.040711">
                <text:p>0.04071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81469">
                <text:p>81469</text:p>
              </table:table-cell>
              <table:table-cell office:value-type="float" office:value="-0.021547">
                <text:p>-0.021547</text:p>
              </table:table-cell>
              <table:table-cell office:value-type="float" office:value="0.640938">
                <text:p>0.64093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81726">
                <text:p>81726</text:p>
              </table:table-cell>
              <table:table-cell office:value-type="float" office:value="-0.584185">
                <text:p>-0.584185</text:p>
              </table:table-cell>
              <table:table-cell office:value-type="float" office:value="-0.208599">
                <text:p>-0.20859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1983">
                <text:p>81983</text:p>
              </table:table-cell>
              <table:table-cell office:value-type="float" office:value="0.423774">
                <text:p>0.423774</text:p>
              </table:table-cell>
              <table:table-cell office:value-type="float" office:value="0.671219">
                <text:p>0.67121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82240">
                <text:p>82240</text:p>
              </table:table-cell>
              <table:table-cell office:value-type="float" office:value="-0.067037">
                <text:p>-0.067037</text:p>
              </table:table-cell>
              <table:table-cell office:value-type="float" office:value="-0.225422">
                <text:p>-0.22542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2497">
                <text:p>82497</text:p>
              </table:table-cell>
              <table:table-cell office:value-type="float" office:value="0.79727">
                <text:p>0.79727</text:p>
              </table:table-cell>
              <table:table-cell office:value-type="float" office:value="0.751967">
                <text:p>0.75196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2754">
                <text:p>82754</text:p>
              </table:table-cell>
              <table:table-cell office:value-type="float" office:value="-0.354341">
                <text:p>-0.354341</text:p>
              </table:table-cell>
              <table:table-cell office:value-type="float" office:value="-0.23888">
                <text:p>-0.2388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3011">
                <text:p>83011</text:p>
              </table:table-cell>
              <table:table-cell office:value-type="float" office:value="0.316035">
                <text:p>0.316035</text:p>
              </table:table-cell>
              <table:table-cell office:value-type="float" office:value="0.76206">
                <text:p>0.76206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83268">
                <text:p>83268</text:p>
              </table:table-cell>
              <table:table-cell office:value-type="float" office:value="0.380678">
                <text:p>0.380678</text:p>
              </table:table-cell>
              <table:table-cell office:value-type="float" office:value="-0.260749">
                <text:p>-0.26074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3525">
                <text:p>83525</text:p>
              </table:table-cell>
              <table:table-cell office:value-type="float" office:value="-0.241814">
                <text:p>-0.241814</text:p>
              </table:table-cell>
              <table:table-cell office:value-type="float" office:value="0.736827">
                <text:p>0.73682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83782">
                <text:p>83782</text:p>
              </table:table-cell>
              <table:table-cell office:value-type="float" office:value="0.593762">
                <text:p>0.593762</text:p>
              </table:table-cell>
              <table:table-cell office:value-type="float" office:value="-0.11944">
                <text:p>-0.119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84039">
                <text:p>84039</text:p>
              </table:table-cell>
              <table:table-cell office:value-type="float" office:value="-0.430956">
                <text:p>-0.430956</text:p>
              </table:table-cell>
              <table:table-cell office:value-type="float" office:value="0.105982">
                <text:p>0.10598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84296">
                <text:p>84296</text:p>
              </table:table-cell>
              <table:table-cell office:value-type="float" office:value="-0.339976">
                <text:p>-0.339976</text:p>
              </table:table-cell>
              <table:table-cell office:value-type="float" office:value="-0.055514">
                <text:p>-0.05551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84553">
                <text:p>84553</text:p>
              </table:table-cell>
              <table:table-cell office:value-type="float" office:value="0.42138">
                <text:p>0.42138</text:p>
              </table:table-cell>
              <table:table-cell office:value-type="float" office:value="-0.075701">
                <text:p>-0.07570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84810">
                <text:p>84810</text:p>
              </table:table-cell>
              <table:table-cell office:value-type="float" office:value="0.260968">
                <text:p>0.260968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85067">
                <text:p>85067</text:p>
              </table:table-cell>
              <table:table-cell office:value-type="float" office:value="0.859519">
                <text:p>0.859519</text:p>
              </table:table-cell>
              <table:table-cell office:value-type="float" office:value="0.075701">
                <text:p>0.07570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5324">
                <text:p>85324</text:p>
              </table:table-cell>
              <table:table-cell office:value-type="float" office:value="0.411803">
                <text:p>0.411803</text:p>
              </table:table-cell>
              <table:table-cell office:value-type="float" office:value="-0.026916">
                <text:p>-0.02691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85581">
                <text:p>85581</text:p>
              </table:table-cell>
              <table:table-cell office:value-type="float" office:value="0.031125">
                <text:p>0.031125</text:p>
              </table:table-cell>
              <table:table-cell office:value-type="float" office:value="-0.100935">
                <text:p>-0.10093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85838">
                <text:p>85838</text:p>
              </table:table-cell>
              <table:table-cell office:value-type="float" office:value="0.337583">
                <text:p>0.337583</text:p>
              </table:table-cell>
              <table:table-cell office:value-type="float" office:value="0.018774">
                <text:p>0.01877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6095">
                <text:p>86095</text:p>
              </table:table-cell>
              <table:table-cell office:value-type="float" office:value="-0.28491">
                <text:p>-0.28491</text:p>
              </table:table-cell>
              <table:table-cell office:value-type="float" office:value="-0.002692">
                <text:p>-0.00269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86352">
                <text:p>86352</text:p>
              </table:table-cell>
              <table:table-cell office:value-type="float" office:value="-0.497994">
                <text:p>-0.497994</text:p>
              </table:table-cell>
              <table:table-cell office:value-type="float" office:value="0.001682">
                <text:p>0.00168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86609">
                <text:p>86609</text:p>
              </table:table-cell>
              <table:table-cell office:value-type="float" office:value="-0.040701">
                <text:p>-0.040701</text:p>
              </table:table-cell>
              <table:table-cell office:value-type="float" office:value="0.003365">
                <text:p>0.00336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86866">
                <text:p>86866</text:p>
              </table:table-cell>
              <table:table-cell office:value-type="float" office:value="-0.016759">
                <text:p>-0.0167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87123">
                <text:p>87123</text:p>
              </table:table-cell>
              <table:table-cell office:value-type="float" office:value="0.399832">
                <text:p>0.399832</text:p>
              </table:table-cell>
              <table:table-cell office:value-type="float" office:value="0.070655">
                <text:p>0.07065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87380">
                <text:p>87380</text:p>
              </table:table-cell>
              <table:table-cell office:value-type="float" office:value="-0.021547">
                <text:p>-0.021547</text:p>
              </table:table-cell>
              <table:table-cell office:value-type="float" office:value="-0.042393">
                <text:p>-0.04239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87637">
                <text:p>87637</text:p>
              </table:table-cell>
              <table:table-cell office:value-type="float" office:value="0.038308">
                <text:p>0.0383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87894">
                <text:p>87894</text:p>
              </table:table-cell>
              <table:table-cell office:value-type="float" office:value="-0.011971">
                <text:p>-0.011971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